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52mm"/>
    </style:style>
    <style:style style:name="co3" style:family="table-column">
      <style:table-column-properties fo:break-before="auto" style:column-width="65.35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61.95mm"/>
    </style:style>
    <style:style style:name="co6" style:family="table-column">
      <style:table-column-properties fo:break-before="auto" style:column-width="44.03mm"/>
    </style:style>
    <style:style style:name="co7" style:family="table-column">
      <style:table-column-properties fo:break-before="auto" style:column-width="47.2mm"/>
    </style:style>
    <style:style style:name="co8" style:family="table-column">
      <style:table-column-properties fo:break-before="auto" style:column-width="75.79mm"/>
    </style:style>
    <style:style style:name="co9" style:family="table-column">
      <style:table-column-properties fo:break-before="auto" style:column-width="57.73mm"/>
    </style:style>
    <style:style style:name="co10" style:family="table-column">
      <style:table-column-properties fo:break-before="auto" style:column-width="77.06mm"/>
    </style:style>
    <style:style style:name="co11" style:family="table-column">
      <style:table-column-properties fo:break-before="auto" style:column-width="49.99mm"/>
    </style:style>
    <style:style style:name="co12" style:family="table-column">
      <style:table-column-properties fo:break-before="auto" style:column-width="77.65mm"/>
    </style:style>
    <style:style style:name="co13" style:family="table-column">
      <style:table-column-properties fo:break-before="auto" style:column-width="88.94mm"/>
    </style:style>
    <style:style style:name="co14" style:family="table-column">
      <style:table-column-properties fo:break-before="auto" style:column-width="332.28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42.25mm"/>
    </style:style>
    <style:style style:name="co17" style:family="table-column">
      <style:table-column-properties fo:break-before="auto" style:column-width="29.37mm"/>
    </style:style>
    <style:style style:name="co18" style:family="table-column">
      <style:table-column-properties fo:break-before="auto" style:column-width="37.98mm"/>
    </style:style>
    <style:style style:name="co19" style:family="table-column">
      <style:table-column-properties fo:break-before="auto" style:column-width="52.95mm"/>
    </style:style>
    <style:style style:name="co20" style:family="table-column">
      <style:table-column-properties fo:break-before="auto" style:column-width="12.63mm"/>
    </style:style>
    <style:style style:name="co21" style:family="table-column">
      <style:table-column-properties fo:break-before="auto" style:column-width="8.93mm"/>
    </style:style>
    <style:style style:name="co22" style:family="table-column">
      <style:table-column-properties fo:break-before="auto" style:column-width="16.6mm"/>
    </style:style>
    <style:style style:name="co23" style:family="table-column">
      <style:table-column-properties fo:break-before="auto" style:column-width="50.01mm"/>
    </style:style>
    <style:style style:name="co24" style:family="table-column">
      <style:table-column-properties fo:break-before="auto" style:column-width="37.89mm"/>
    </style:style>
    <style:style style:name="co25" style:family="table-column">
      <style:table-column-properties fo:break-before="auto" style:column-width="27.02mm"/>
    </style:style>
    <style:style style:name="co26" style:family="table-column">
      <style:table-column-properties fo:break-before="auto" style:column-width="43.02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61.65mm"/>
    </style:style>
    <style:style style:name="co29" style:family="table-column">
      <style:table-column-properties fo:break-before="auto" style:column-width="27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Calibri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1pt" style:language-asian="zh" style:country-asian="CN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uz 1 - 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997" table:default-cell-style-name="Default"/>
        <table:table-row table:style-name="ro1"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الْحَمْدُ لِلَّـهِ رَبِّ الْعَالَمِينَ </text:p>
          </table:table-cell>
          <table:table-cell office:value-type="float" office:value="2" calcext:value-type="float">
            <text:p>2</text:p>
          </table:table-cell>
          <table:table-cell table:formula="of:=COM.MICROSOFT.CONCAT(&quot;{&quot;; &quot;&quot;&quot;&quot;; [.A2]; &quot;&quot;&quot;&quot;; &quot;,&quot;; &quot;&quot;&quot;&quot;;  [.B2]; &quot;&quot;&quot;&quot;;  &quot;,&quot; ; &quot;&quot;&quot;&quot;; [.C2]; &quot;&quot;&quot;&quot;;  &quot;,&quot; ; &quot;&quot;&quot;&quot;; [.D2]; &quot;&quot;&quot;&quot;; &quot;}, &quot;)" office:value-type="string" office:string-value="{&quot;1&quot;,&quot;1&quot;,&quot;الْحَمْدُ لِلَّـهِ رَبِّ الْعَالَمِينَ &quot;,&quot;2&quot;}, " calcext:value-type="string">
            <text:p>{"1","1","الْحَمْدُ لِلَّـهِ رَبِّ الْعَالَمِينَ ","2"}, </text:p>
          </table:table-cell>
          <table:table-cell table:formula="of:=COM.MICROSOFT.CONCAT(&quot;{&quot;; [.E2:.E18]; &quot;}, &quot;)" office:value-type="string" office:string-value="{{&quot;1&quot;,&quot;1&quot;,&quot;الْحَمْدُ لِلَّـهِ رَبِّ الْعَالَمِينَ &quot;,&quot;2&quot;}, {&quot;2&quot;,&quot;1&quot;,&quot;الم&quot;,&quot;3&quot;}, {&quot;2&quot;,&quot;8&quot;,&quot;وَمِنَ النَّاسِ مَن يَقُولُ &quot;,&quot;4&quot;}, {&quot;2&quot;,&quot;21&quot;,&quot;يَا أَيُّهَا النَّاسُ اعْبُدُوا &quot;,&quot;6&quot;}, {&quot;2&quot;,&quot;30&quot;,&quot;وَإِذْ قَالَ رَبُّكَ لِلْمَلَائِكَةِ  &quot;,&quot;7&quot;}, {&quot;2&quot;,&quot;40&quot;,&quot;يَا بَنِي إِسْرَائِيلَ اذْكُرُوا  &quot;,&quot;9&quot;}, {&quot;2&quot;,&quot;47&quot;,&quot;يَا بَنِي إِسْرَائِيلَ اذْكُرُوا &quot;,&quot;10&quot;}, {&quot;2&quot;,&quot;60&quot;,&quot;وَإِذِ اسْتَسْقَىٰ مُوسَىٰ &quot;,&quot;12&quot;}, {&quot;2&quot;,&quot;62&quot;,&quot;إِنَّ الَّذِينَ آمَنُوا وَالَّذِينَ  &quot;,&quot;13&quot;}, {&quot;2&quot;,&quot;72&quot;,&quot;وَإِذْ قَتَلْتُمْ نَفْسًا &quot;,&quot;14&quot;}, {&quot;2&quot;,&quot;83&quot;,&quot;وَإِذْ أَخَذْنَا مِيثَاقَ &quot;,&quot;16&quot;}, {&quot;2&quot;,&quot;87&quot;,&quot;وَلَقَدْ آتَيْنَا مُوسَى &quot;,&quot;17&quot;}, {&quot;2&quot;,&quot;97&quot;,&quot;قُلْ مَن كَانَ عَدُوًّا&quot;,&quot;20&quot;}, {&quot;2&quot;,&quot;104&quot;,&quot;يَا أَيُّهَا الَّذِينَ آمَنُوا لَا&quot;,&quot;21&quot;}, {&quot;2&quot;,&quot;113&quot;,&quot;وَقَالَتِ الْيَهُودُ لَيْسَتِ النَّصَارَىٰ&quot;,&quot;23&quot;}, {&quot;2&quot;,&quot;122&quot;,&quot;يَا بَنِي إِسْرَائِيلَ اذْكُرُوا &quot;,&quot;25&quot;}, {&quot;2&quot;,&quot;130&quot;,&quot;وَمَن يَرْغَبُ عَن مِّلَّةِ &quot;,&quot;26&quot;}, }, " calcext:value-type="string">
            <text:p>{{"1","1","الْحَمْدُ لِلَّـهِ رَبِّ الْعَالَمِينَ ","2"}, {"2","1","الم","3"}, {"2","8","وَمِنَ النَّاسِ مَن يَقُولُ ","4"}, {"2","21","يَا أَيُّهَا النَّاسُ اعْبُدُوا ","6"}, {"2","30","وَإِذْ قَالَ رَبُّكَ لِلْمَلَائِكَةِ <text:s/>","7"}, {"2","40","يَا بَنِي إِسْرَائِيلَ اذْكُرُوا <text:s/>","9"}, {"2","47","يَا بَنِي إِسْرَائِيلَ اذْكُرُوا ","10"}, {"2","60","وَإِذِ اسْتَسْقَىٰ مُوسَىٰ ","12"}, {"2","62","إِنَّ الَّذِينَ آمَنُوا وَالَّذِينَ <text:s/>","13"}, {"2","72","وَإِذْ قَتَلْتُمْ نَفْسًا ","14"}, {"2","83","وَإِذْ أَخَذْنَا مِيثَاقَ ","16"}, {"2","87","وَلَقَدْ آتَيْنَا مُوسَى ","17"}, {"2","97","قُلْ مَن كَانَ عَدُوًّا","20"}, {"2","104","يَا أَيُّهَا الَّذِينَ آمَنُوا لَا","21"}, {"2","113","وَقَالَتِ الْيَهُودُ لَيْسَتِ النَّصَارَىٰ","23"}, {"2","122","يَا بَنِي إِسْرَائِيلَ اذْكُرُوا ","25"}, {"2","130","وَمَن يَرْغَبُ عَن مِّلَّةِ ","26"}, },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</text:p>
          </table:table-cell>
          <table:table-cell office:value-type="float" office:value="3" calcext:value-type="float">
            <text:p>3</text:p>
          </table:table-cell>
          <table:table-cell office:value-type="float" office:value="6.31" calcext:value-type="float">
            <text:p>6.31</text:p>
          </table:table-cell>
          <table:table-cell table:formula="of:=COM.MICROSOFT.CONCAT(&quot;{&quot;; &quot;&quot;&quot;&quot;; [.G2]; &quot;&quot;&quot;&quot;;  &quot;,&quot;; &quot;&quot;&quot;&quot;;  [.H2]; &quot;&quot;&quot;&quot;;  &quot;,&quot;; &quot;&quot;&quot;&quot;; [.I2]; &quot;&quot;&quot;&quot;;  &quot;,&quot; ; &quot;&quot;&quot;&quot;; [.J2]; &quot;&quot;&quot;&quot;;   &quot;,&quot; ; &quot;&quot;&quot;&quot;; [.K2]; &quot;&quot;&quot;&quot;; &quot;,&quot;; &quot;}, &quot;)" office:value-type="string" office:string-value="{&quot;2&quot;,&quot;1&quot;,&quot;الم&quot;,&quot;3&quot;,&quot;6.31&quot;,}, " calcext:value-type="string">
            <text:p>{"2","1","الم","3","6.31",}, </text:p>
          </table:table-cell>
          <table:table-cell/>
          <table:table-cell table:formula="of:=COM.MICROSOFT.CONCAT(&quot;{&quot;; [.L2:.L5]; &quot;}, &quot;)" office:value-type="string" office:string-value="{{&quot;2&quot;,&quot;1&quot;,&quot;الم&quot;,&quot;3&quot;,&quot;6.31&quot;,}, {&quot;2&quot;,&quot;47&quot;,&quot;يَا بَنِي إِسْرَائِيلَ اذْكُرُوا &quot;,&quot;10&quot;,&quot;6.38&quot;,}, {&quot;2&quot;,&quot;83&quot;,&quot;وَإِذْ أَخَذْنَا مِيثَاقَ &quot;,&quot;16&quot;,&quot;6.62&quot;,}, {&quot;2&quot;,&quot;113&quot;,&quot;وَقَالَتِ الْيَهُودُ لَيْسَتِ النَّصَارَىٰ&quot;,&quot;23&quot;,&quot;5.69&quot;,}, }, " calcext:value-type="string">
            <text:p>{{"2","1","الم","3","6.31",}, {"2","47","يَا بَنِي إِسْرَائِيلَ اذْكُرُوا ","10","6.38",}, {"2","83","وَإِذْ أَخَذْنَا مِيثَاقَ ","16","6.62",}, {"2","113","وَقَالَتِ الْيَهُودُ لَيْسَتِ النَّصَارَىٰ","23","5.69",}, }, </text:p>
          </table:table-cell>
          <table:table-cell table:number-columns-repeated="99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</text:p>
          </table:table-cell>
          <table:table-cell office:value-type="float" office:value="3" calcext:value-type="float">
            <text:p>3</text:p>
          </table:table-cell>
          <table:table-cell table:formula="of:=COM.MICROSOFT.CONCAT(&quot;{&quot;; &quot;&quot;&quot;&quot;; [.A3]; &quot;&quot;&quot;&quot;; &quot;,&quot;; &quot;&quot;&quot;&quot;;  [.B3]; &quot;&quot;&quot;&quot;;  &quot;,&quot; ; &quot;&quot;&quot;&quot;; [.C3]; &quot;&quot;&quot;&quot;;  &quot;,&quot; ; &quot;&quot;&quot;&quot;; [.D3]; &quot;&quot;&quot;&quot;; &quot;}, &quot;)" office:value-type="string" office:string-value="{&quot;2&quot;,&quot;1&quot;,&quot;الم&quot;,&quot;3&quot;}, " calcext:value-type="string">
            <text:p>{"2","1","الم","3"},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يَا بَنِي إِسْرَائِيلَ اذْكُرُوا </text:p>
          </table:table-cell>
          <table:table-cell office:value-type="float" office:value="10" calcext:value-type="float">
            <text:p>10</text:p>
          </table:table-cell>
          <table:table-cell office:value-type="float" office:value="6.38" calcext:value-type="float">
            <text:p>6.38</text:p>
          </table:table-cell>
          <table:table-cell table:formula="of:=COM.MICROSOFT.CONCAT(&quot;{&quot;; &quot;&quot;&quot;&quot;; [.G3]; &quot;&quot;&quot;&quot;;  &quot;,&quot;; &quot;&quot;&quot;&quot;;  [.H3]; &quot;&quot;&quot;&quot;;  &quot;,&quot;; &quot;&quot;&quot;&quot;; [.I3]; &quot;&quot;&quot;&quot;;  &quot;,&quot; ; &quot;&quot;&quot;&quot;; [.J3]; &quot;&quot;&quot;&quot;;   &quot;,&quot; ; &quot;&quot;&quot;&quot;; [.K3]; &quot;&quot;&quot;&quot;; &quot;,&quot;; &quot;}, &quot;)" office:value-type="string" office:string-value="{&quot;2&quot;,&quot;47&quot;,&quot;يَا بَنِي إِسْرَائِيلَ اذْكُرُوا &quot;,&quot;10&quot;,&quot;6.38&quot;,}, " calcext:value-type="string">
            <text:p>{"2","47","يَا بَنِي إِسْرَائِيلَ اذْكُرُوا ","10","6.38",}, 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وَمِنَ النَّاسِ مَن يَقُولُ </text:p>
          </table:table-cell>
          <table:table-cell office:value-type="float" office:value="4" calcext:value-type="float">
            <text:p>4</text:p>
          </table:table-cell>
          <table:table-cell table:formula="of:=COM.MICROSOFT.CONCAT(&quot;{&quot;; &quot;&quot;&quot;&quot;; [.A4]; &quot;&quot;&quot;&quot;; &quot;,&quot;; &quot;&quot;&quot;&quot;;  [.B4]; &quot;&quot;&quot;&quot;;  &quot;,&quot; ; &quot;&quot;&quot;&quot;; [.C4]; &quot;&quot;&quot;&quot;;  &quot;,&quot; ; &quot;&quot;&quot;&quot;; [.D4]; &quot;&quot;&quot;&quot;; &quot;}, &quot;)" office:value-type="string" office:string-value="{&quot;2&quot;,&quot;8&quot;,&quot;وَمِنَ النَّاسِ مَن يَقُولُ &quot;,&quot;4&quot;}, " calcext:value-type="string">
            <text:p>{"2","8","وَمِنَ النَّاسِ مَن يَقُولُ ","4"},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وَإِذْ أَخَذْنَا مِيثَاقَ </text:p>
          </table:table-cell>
          <table:table-cell office:value-type="float" office:value="16" calcext:value-type="float">
            <text:p>16</text:p>
          </table:table-cell>
          <table:table-cell office:value-type="float" office:value="6.62" calcext:value-type="float">
            <text:p>6.62</text:p>
          </table:table-cell>
          <table:table-cell table:formula="of:=COM.MICROSOFT.CONCAT(&quot;{&quot;; &quot;&quot;&quot;&quot;; [.G4]; &quot;&quot;&quot;&quot;;  &quot;,&quot;; &quot;&quot;&quot;&quot;;  [.H4]; &quot;&quot;&quot;&quot;;  &quot;,&quot;; &quot;&quot;&quot;&quot;; [.I4]; &quot;&quot;&quot;&quot;;  &quot;,&quot; ; &quot;&quot;&quot;&quot;; [.J4]; &quot;&quot;&quot;&quot;;   &quot;,&quot; ; &quot;&quot;&quot;&quot;; [.K4]; &quot;&quot;&quot;&quot;; &quot;,&quot;; &quot;}, &quot;)" office:value-type="string" office:string-value="{&quot;2&quot;,&quot;83&quot;,&quot;وَإِذْ أَخَذْنَا مِيثَاقَ &quot;,&quot;16&quot;,&quot;6.62&quot;,}, " calcext:value-type="string">
            <text:p>{"2","83","وَإِذْ أَخَذْنَا مِيثَاقَ ","16","6.62",}, 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يَا أَيُّهَا النَّاسُ اعْبُدُوا </text:p>
          </table:table-cell>
          <table:table-cell office:value-type="float" office:value="6" calcext:value-type="float">
            <text:p>6</text:p>
          </table:table-cell>
          <table:table-cell table:formula="of:=COM.MICROSOFT.CONCAT(&quot;{&quot;; &quot;&quot;&quot;&quot;; [.A5]; &quot;&quot;&quot;&quot;; &quot;,&quot;; &quot;&quot;&quot;&quot;;  [.B5]; &quot;&quot;&quot;&quot;;  &quot;,&quot; ; &quot;&quot;&quot;&quot;; [.C5]; &quot;&quot;&quot;&quot;;  &quot;,&quot; ; &quot;&quot;&quot;&quot;; [.D5]; &quot;&quot;&quot;&quot;; &quot;}, &quot;)" office:value-type="string" office:string-value="{&quot;2&quot;,&quot;21&quot;,&quot;يَا أَيُّهَا النَّاسُ اعْبُدُوا &quot;,&quot;6&quot;}, " calcext:value-type="string">
            <text:p>{"2","21","يَا أَيُّهَا النَّاسُ اعْبُدُوا ","6"},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وَقَالَتِ الْيَهُودُ لَيْسَتِ النَّصَارَىٰ</text:p>
          </table:table-cell>
          <table:table-cell office:value-type="float" office:value="23" calcext:value-type="float">
            <text:p>23</text:p>
          </table:table-cell>
          <table:table-cell office:value-type="float" office:value="5.69" calcext:value-type="float">
            <text:p>5.69</text:p>
          </table:table-cell>
          <table:table-cell table:formula="of:=COM.MICROSOFT.CONCAT(&quot;{&quot;; &quot;&quot;&quot;&quot;; [.G5]; &quot;&quot;&quot;&quot;;  &quot;,&quot;; &quot;&quot;&quot;&quot;;  [.H5]; &quot;&quot;&quot;&quot;;  &quot;,&quot;; &quot;&quot;&quot;&quot;; [.I5]; &quot;&quot;&quot;&quot;;  &quot;,&quot; ; &quot;&quot;&quot;&quot;; [.J5]; &quot;&quot;&quot;&quot;;   &quot;,&quot; ; &quot;&quot;&quot;&quot;; [.K5]; &quot;&quot;&quot;&quot;; &quot;,&quot;; &quot;}, &quot;)" office:value-type="string" office:string-value="{&quot;2&quot;,&quot;113&quot;,&quot;وَقَالَتِ الْيَهُودُ لَيْسَتِ النَّصَارَىٰ&quot;,&quot;23&quot;,&quot;5.69&quot;,}, " calcext:value-type="string">
            <text:p>{"2","113","وَقَالَتِ الْيَهُودُ لَيْسَتِ النَّصَارَىٰ","23","5.69",}, 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وَإِذْ قَالَ رَبُّكَ لِلْمَلَائِكَةِ <text:s/></text:p>
          </table:table-cell>
          <table:table-cell office:value-type="float" office:value="7" calcext:value-type="float">
            <text:p>7</text:p>
          </table:table-cell>
          <table:table-cell table:formula="of:=COM.MICROSOFT.CONCAT(&quot;{&quot;; &quot;&quot;&quot;&quot;; [.A6]; &quot;&quot;&quot;&quot;; &quot;,&quot;; &quot;&quot;&quot;&quot;;  [.B6]; &quot;&quot;&quot;&quot;;  &quot;,&quot; ; &quot;&quot;&quot;&quot;; [.C6]; &quot;&quot;&quot;&quot;;  &quot;,&quot; ; &quot;&quot;&quot;&quot;; [.D6]; &quot;&quot;&quot;&quot;; &quot;}, &quot;)" office:value-type="string" office:string-value="{&quot;2&quot;,&quot;30&quot;,&quot;وَإِذْ قَالَ رَبُّكَ لِلْمَلَائِكَةِ  &quot;,&quot;7&quot;}, " calcext:value-type="string">
            <text:p>{"2","30","وَإِذْ قَالَ رَبُّكَ لِلْمَلَائِكَةِ <text:s/>","7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يَا بَنِي إِسْرَائِيلَ اذْكُرُوا <text:s/></text:p>
          </table:table-cell>
          <table:table-cell office:value-type="float" office:value="9" calcext:value-type="float">
            <text:p>9</text:p>
          </table:table-cell>
          <table:table-cell table:formula="of:=COM.MICROSOFT.CONCAT(&quot;{&quot;; &quot;&quot;&quot;&quot;; [.A7]; &quot;&quot;&quot;&quot;; &quot;,&quot;; &quot;&quot;&quot;&quot;;  [.B7]; &quot;&quot;&quot;&quot;;  &quot;,&quot; ; &quot;&quot;&quot;&quot;; [.C7]; &quot;&quot;&quot;&quot;;  &quot;,&quot; ; &quot;&quot;&quot;&quot;; [.D7]; &quot;&quot;&quot;&quot;; &quot;}, &quot;)" office:value-type="string" office:string-value="{&quot;2&quot;,&quot;40&quot;,&quot;يَا بَنِي إِسْرَائِيلَ اذْكُرُوا  &quot;,&quot;9&quot;}, " calcext:value-type="string">
            <text:p>{"2","40","يَا بَنِي إِسْرَائِيلَ اذْكُرُوا <text:s/>","9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يَا بَنِي إِسْرَائِيلَ اذْكُرُوا </text:p>
          </table:table-cell>
          <table:table-cell office:value-type="float" office:value="10" calcext:value-type="float">
            <text:p>10</text:p>
          </table:table-cell>
          <table:table-cell table:formula="of:=COM.MICROSOFT.CONCAT(&quot;{&quot;; &quot;&quot;&quot;&quot;; [.A8]; &quot;&quot;&quot;&quot;; &quot;,&quot;; &quot;&quot;&quot;&quot;;  [.B8]; &quot;&quot;&quot;&quot;;  &quot;,&quot; ; &quot;&quot;&quot;&quot;; [.C8]; &quot;&quot;&quot;&quot;;  &quot;,&quot; ; &quot;&quot;&quot;&quot;; [.D8]; &quot;&quot;&quot;&quot;; &quot;}, &quot;)" office:value-type="string" office:string-value="{&quot;2&quot;,&quot;47&quot;,&quot;يَا بَنِي إِسْرَائِيلَ اذْكُرُوا &quot;,&quot;10&quot;}, " calcext:value-type="string">
            <text:p>{"2","47","يَا بَنِي إِسْرَائِيلَ اذْكُرُوا ","10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وَإِذِ اسْتَسْقَىٰ مُوسَىٰ </text:p>
          </table:table-cell>
          <table:table-cell office:value-type="float" office:value="12" calcext:value-type="float">
            <text:p>12</text:p>
          </table:table-cell>
          <table:table-cell table:formula="of:=COM.MICROSOFT.CONCAT(&quot;{&quot;; &quot;&quot;&quot;&quot;; [.A9]; &quot;&quot;&quot;&quot;; &quot;,&quot;; &quot;&quot;&quot;&quot;;  [.B9]; &quot;&quot;&quot;&quot;;  &quot;,&quot; ; &quot;&quot;&quot;&quot;; [.C9]; &quot;&quot;&quot;&quot;;  &quot;,&quot; ; &quot;&quot;&quot;&quot;; [.D9]; &quot;&quot;&quot;&quot;; &quot;}, &quot;)" office:value-type="string" office:string-value="{&quot;2&quot;,&quot;60&quot;,&quot;وَإِذِ اسْتَسْقَىٰ مُوسَىٰ &quot;,&quot;12&quot;}, " calcext:value-type="string">
            <text:p>{"2","60","وَإِذِ اسْتَسْقَىٰ مُوسَىٰ ","12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إِنَّ الَّذِينَ آمَنُوا وَالَّذِينَ <text:s/></text:p>
          </table:table-cell>
          <table:table-cell office:value-type="float" office:value="13" calcext:value-type="float">
            <text:p>13</text:p>
          </table:table-cell>
          <table:table-cell table:formula="of:=COM.MICROSOFT.CONCAT(&quot;{&quot;; &quot;&quot;&quot;&quot;; [.A10]; &quot;&quot;&quot;&quot;; &quot;,&quot;; &quot;&quot;&quot;&quot;;  [.B10]; &quot;&quot;&quot;&quot;;  &quot;,&quot; ; &quot;&quot;&quot;&quot;; [.C10]; &quot;&quot;&quot;&quot;;  &quot;,&quot; ; &quot;&quot;&quot;&quot;; [.D10]; &quot;&quot;&quot;&quot;; &quot;}, &quot;)" office:value-type="string" office:string-value="{&quot;2&quot;,&quot;62&quot;,&quot;إِنَّ الَّذِينَ آمَنُوا وَالَّذِينَ  &quot;,&quot;13&quot;}, " calcext:value-type="string">
            <text:p>{"2","62","إِنَّ الَّذِينَ آمَنُوا وَالَّذِينَ <text:s/>","13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وَإِذْ قَتَلْتُمْ نَفْسًا </text:p>
          </table:table-cell>
          <table:table-cell office:value-type="float" office:value="14" calcext:value-type="float">
            <text:p>14</text:p>
          </table:table-cell>
          <table:table-cell table:formula="of:=COM.MICROSOFT.CONCAT(&quot;{&quot;; &quot;&quot;&quot;&quot;; [.A11]; &quot;&quot;&quot;&quot;; &quot;,&quot;; &quot;&quot;&quot;&quot;;  [.B11]; &quot;&quot;&quot;&quot;;  &quot;,&quot; ; &quot;&quot;&quot;&quot;; [.C11]; &quot;&quot;&quot;&quot;;  &quot;,&quot; ; &quot;&quot;&quot;&quot;; [.D11]; &quot;&quot;&quot;&quot;; &quot;}, &quot;)" office:value-type="string" office:string-value="{&quot;2&quot;,&quot;72&quot;,&quot;وَإِذْ قَتَلْتُمْ نَفْسًا &quot;,&quot;14&quot;}, " calcext:value-type="string">
            <text:p>{"2","72","وَإِذْ قَتَلْتُمْ نَفْسًا ","14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وَإِذْ أَخَذْنَا مِيثَاقَ </text:p>
          </table:table-cell>
          <table:table-cell office:value-type="float" office:value="16" calcext:value-type="float">
            <text:p>16</text:p>
          </table:table-cell>
          <table:table-cell table:formula="of:=COM.MICROSOFT.CONCAT(&quot;{&quot;; &quot;&quot;&quot;&quot;; [.A12]; &quot;&quot;&quot;&quot;; &quot;,&quot;; &quot;&quot;&quot;&quot;;  [.B12]; &quot;&quot;&quot;&quot;;  &quot;,&quot; ; &quot;&quot;&quot;&quot;; [.C12]; &quot;&quot;&quot;&quot;;  &quot;,&quot; ; &quot;&quot;&quot;&quot;; [.D12]; &quot;&quot;&quot;&quot;; &quot;}, &quot;)" office:value-type="string" office:string-value="{&quot;2&quot;,&quot;83&quot;,&quot;وَإِذْ أَخَذْنَا مِيثَاقَ &quot;,&quot;16&quot;}, " calcext:value-type="string">
            <text:p>{"2","83","وَإِذْ أَخَذْنَا مِيثَاقَ ","16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وَلَقَدْ آتَيْنَا مُوسَى </text:p>
          </table:table-cell>
          <table:table-cell office:value-type="float" office:value="17" calcext:value-type="float">
            <text:p>17</text:p>
          </table:table-cell>
          <table:table-cell table:formula="of:=COM.MICROSOFT.CONCAT(&quot;{&quot;; &quot;&quot;&quot;&quot;; [.A13]; &quot;&quot;&quot;&quot;; &quot;,&quot;; &quot;&quot;&quot;&quot;;  [.B13]; &quot;&quot;&quot;&quot;;  &quot;,&quot; ; &quot;&quot;&quot;&quot;; [.C13]; &quot;&quot;&quot;&quot;;  &quot;,&quot; ; &quot;&quot;&quot;&quot;; [.D13]; &quot;&quot;&quot;&quot;; &quot;}, &quot;)" office:value-type="string" office:string-value="{&quot;2&quot;,&quot;87&quot;,&quot;وَلَقَدْ آتَيْنَا مُوسَى &quot;,&quot;17&quot;}, " calcext:value-type="string">
            <text:p>{"2","87","وَلَقَدْ آتَيْنَا مُوسَى ","17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قُلْ مَن كَانَ عَدُوًّا</text:p>
          </table:table-cell>
          <table:table-cell office:value-type="float" office:value="20" calcext:value-type="float">
            <text:p>20</text:p>
          </table:table-cell>
          <table:table-cell table:formula="of:=COM.MICROSOFT.CONCAT(&quot;{&quot;; &quot;&quot;&quot;&quot;; [.A14]; &quot;&quot;&quot;&quot;; &quot;,&quot;; &quot;&quot;&quot;&quot;;  [.B14]; &quot;&quot;&quot;&quot;;  &quot;,&quot; ; &quot;&quot;&quot;&quot;; [.C14]; &quot;&quot;&quot;&quot;;  &quot;,&quot; ; &quot;&quot;&quot;&quot;; [.D14]; &quot;&quot;&quot;&quot;; &quot;}, &quot;)" office:value-type="string" office:string-value="{&quot;2&quot;,&quot;97&quot;,&quot;قُلْ مَن كَانَ عَدُوًّا&quot;,&quot;20&quot;}, " calcext:value-type="string">
            <text:p>{"2","97","قُلْ مَن كَانَ عَدُوًّا","20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يَا أَيُّهَا الَّذِينَ آمَنُوا لَا</text:p>
          </table:table-cell>
          <table:table-cell office:value-type="float" office:value="21" calcext:value-type="float">
            <text:p>21</text:p>
          </table:table-cell>
          <table:table-cell table:formula="of:=COM.MICROSOFT.CONCAT(&quot;{&quot;; &quot;&quot;&quot;&quot;; [.A15]; &quot;&quot;&quot;&quot;; &quot;,&quot;; &quot;&quot;&quot;&quot;;  [.B15]; &quot;&quot;&quot;&quot;;  &quot;,&quot; ; &quot;&quot;&quot;&quot;; [.C15]; &quot;&quot;&quot;&quot;;  &quot;,&quot; ; &quot;&quot;&quot;&quot;; [.D15]; &quot;&quot;&quot;&quot;; &quot;}, &quot;)" office:value-type="string" office:string-value="{&quot;2&quot;,&quot;104&quot;,&quot;يَا أَيُّهَا الَّذِينَ آمَنُوا لَا&quot;,&quot;21&quot;}, " calcext:value-type="string">
            <text:p>{"2","104","يَا أَيُّهَا الَّذِينَ آمَنُوا لَا","21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وَقَالَتِ الْيَهُودُ لَيْسَتِ النَّصَارَىٰ</text:p>
          </table:table-cell>
          <table:table-cell office:value-type="float" office:value="23" calcext:value-type="float">
            <text:p>23</text:p>
          </table:table-cell>
          <table:table-cell table:formula="of:=COM.MICROSOFT.CONCAT(&quot;{&quot;; &quot;&quot;&quot;&quot;; [.A16]; &quot;&quot;&quot;&quot;; &quot;,&quot;; &quot;&quot;&quot;&quot;;  [.B16]; &quot;&quot;&quot;&quot;;  &quot;,&quot; ; &quot;&quot;&quot;&quot;; [.C16]; &quot;&quot;&quot;&quot;;  &quot;,&quot; ; &quot;&quot;&quot;&quot;; [.D16]; &quot;&quot;&quot;&quot;; &quot;}, &quot;)" office:value-type="string" office:string-value="{&quot;2&quot;,&quot;113&quot;,&quot;وَقَالَتِ الْيَهُودُ لَيْسَتِ النَّصَارَىٰ&quot;,&quot;23&quot;}, " calcext:value-type="string">
            <text:p>{"2","113","وَقَالَتِ الْيَهُودُ لَيْسَتِ النَّصَارَىٰ","23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يَا بَنِي إِسْرَائِيلَ اذْكُرُوا </text:p>
          </table:table-cell>
          <table:table-cell office:value-type="float" office:value="25" calcext:value-type="float">
            <text:p>25</text:p>
          </table:table-cell>
          <table:table-cell table:formula="of:=COM.MICROSOFT.CONCAT(&quot;{&quot;; &quot;&quot;&quot;&quot;; [.A17]; &quot;&quot;&quot;&quot;; &quot;,&quot;; &quot;&quot;&quot;&quot;;  [.B17]; &quot;&quot;&quot;&quot;;  &quot;,&quot; ; &quot;&quot;&quot;&quot;; [.C17]; &quot;&quot;&quot;&quot;;  &quot;,&quot; ; &quot;&quot;&quot;&quot;; [.D17]; &quot;&quot;&quot;&quot;; &quot;}, &quot;)" office:value-type="string" office:string-value="{&quot;2&quot;,&quot;122&quot;,&quot;يَا بَنِي إِسْرَائِيلَ اذْكُرُوا &quot;,&quot;25&quot;}, " calcext:value-type="string">
            <text:p>{"2","122","يَا بَنِي إِسْرَائِيلَ اذْكُرُوا ","25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وَمَن يَرْغَبُ عَن مِّلَّةِ </text:p>
          </table:table-cell>
          <table:table-cell office:value-type="float" office:value="26" calcext:value-type="float">
            <text:p>26</text:p>
          </table:table-cell>
          <table:table-cell table:formula="of:=COM.MICROSOFT.CONCAT(&quot;{&quot;; &quot;&quot;&quot;&quot;; [.A18]; &quot;&quot;&quot;&quot;; &quot;,&quot;; &quot;&quot;&quot;&quot;;  [.B18]; &quot;&quot;&quot;&quot;;  &quot;,&quot; ; &quot;&quot;&quot;&quot;; [.C18]; &quot;&quot;&quot;&quot;;  &quot;,&quot; ; &quot;&quot;&quot;&quot;; [.D18]; &quot;&quot;&quot;&quot;; &quot;}, &quot;)" office:value-type="string" office:string-value="{&quot;2&quot;,&quot;130&quot;,&quot;وَمَن يَرْغَبُ عَن مِّلَّةِ &quot;,&quot;26&quot;}, " calcext:value-type="string">
            <text:p>{"2","130","وَمَن يَرْغَبُ عَن مِّلَّةِ ","26"}, </text:p>
          </table:table-cell>
          <table:table-cell table:number-columns-repeated="1003"/>
        </table:table-row>
        <table:table-row table:style-name="ro1" table:number-rows-repeated="5"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سَيَقُولُ السُّفَهَاءُ مِنَ النَّاسِ</text:p>
          </table:table-cell>
          <table:table-cell office:value-type="float" office:value="29" calcext:value-type="float">
            <text:p>29</text:p>
          </table:table-cell>
          <table:table-cell table:formula="of:=COM.MICROSOFT.CONCAT(&quot;{&quot;; &quot;&quot;&quot;&quot;; [.A24]; &quot;&quot;&quot;&quot;; &quot;,&quot;; &quot;&quot;&quot;&quot;;  [.B24]; &quot;&quot;&quot;&quot;;  &quot;,&quot; ; &quot;&quot;&quot;&quot;; [.C24]; &quot;&quot;&quot;&quot;;  &quot;,&quot; ; &quot;&quot;&quot;&quot;; [.D24]; &quot;&quot;&quot;&quot;; &quot;}, &quot;)" office:value-type="string" office:string-value="{&quot;2&quot;,&quot;142&quot;,&quot;سَيَقُولُ السُّفَهَاءُ مِنَ النَّاسِ&quot;,&quot;29&quot;}, " calcext:value-type="string">
            <text:p>{"2","142","سَيَقُولُ السُّفَهَاءُ مِنَ النَّاسِ","29"}, </text:p>
          </table:table-cell>
          <table:table-cell table:formula="of:=COM.MICROSOFT.CONCAT(&quot;{&quot;; [.E24:.E40]; &quot;}, &quot;)" office:value-type="string" office:string-value="{{&quot;2&quot;,&quot;142&quot;,&quot;سَيَقُولُ السُّفَهَاءُ مِنَ النَّاسِ&quot;,&quot;29&quot;}, {&quot;2&quot;,&quot;148&quot;,&quot;وَلِكُلٍّ وِجْهَةٌ هُوَ مُوَلِّيهَا&quot;,&quot;30&quot;}, {&quot;2&quot;,&quot;153&quot;,&quot;يَا أَيُّهَا الَّذِينَ آمَنُوا اسْتَعِينُوا&quot;,&quot;31&quot;}, {&quot;2&quot;,&quot;164&quot;,&quot;إِنَّ فِي خَلْقِ السَّمَاوَاتِ  &quot;,&quot;33&quot;}, {&quot;2&quot;,&quot;168&quot;,&quot;يَا أَيُّهَا النَّاسُ كُلُوا مِمَّا &quot;,&quot;34&quot;}, {&quot;2&quot;,&quot;177&quot;,&quot;لَّيْسَ الْبِرَّ أَن تُوَلُّوا&quot;,&quot;35&quot;}, {&quot;2&quot;,&quot;183&quot;,&quot;يَا أَيُّهَا الَّذِينَ آمَنُوا كُتِبَ&quot;,&quot;37&quot;}, {&quot;2&quot;,&quot;189&quot;,&quot;يَسْأَلُونَكَ عَنِ الْأَهِلَّةِ&quot;,&quot;39&quot;}, {&quot;2&quot;,&quot;197&quot;,&quot;الْحَجُّ أَشْهُرٌ مَّعْلُومَاتٌ&quot;,&quot;41&quot;}, {&quot;2&quot;,&quot;211&quot;,&quot;سَلْ بَنِي إِسْرَائِيلَ كَمْ&quot;,&quot;44&quot;}, {&quot;2&quot;,&quot;217&quot;,&quot;يَسْأَلُونَكَ عَنِ الشَّهْرِ الْحَرَامِ &quot;,&quot;45&quot;}, {&quot;2&quot;,&quot;222&quot;,&quot;وَيَسْأَلُونَكَ عَنِ الْمَحِيضِ&quot;,&quot;47&quot;}, {&quot;2&quot;,&quot;229&quot;,&quot;الطَّلَاقُ مَرَّتَانِ ۖ فَإِمْسَاكٌ&quot;,&quot;49&quot;}, {&quot;2&quot;,&quot;232&quot;,&quot;وَإِذَا طَلَّقْتُمُ النِّسَاءَ&quot;,&quot;50&quot;}, {&quot;2&quot;,&quot;236&quot;,&quot;لَّا جُنَاحَ عَلَيْكُمْ إِن طَلَّقْتُمُ&quot;,&quot;52&quot;}, {&quot;2&quot;,&quot;243&quot;,&quot;أَلَمْ تَرَ إِلَى الَّذِينَ خَرَجُوا&quot;,&quot;53&quot;}, {&quot;2&quot;,&quot;249&quot;,&quot;فَلَمَّا فَصَلَ طَالُوتُ بِالْجُنُودِ&quot;,&quot;55&quot;}, }, " calcext:value-type="string">
            <text:p>{{"2","142","سَيَقُولُ السُّفَهَاءُ مِنَ النَّاسِ","29"}, {"2","148","وَلِكُلٍّ وِجْهَةٌ هُوَ مُوَلِّيهَا","30"}, {"2","153","يَا أَيُّهَا الَّذِينَ آمَنُوا اسْتَعِينُوا","31"}, {"2","164","إِنَّ فِي خَلْقِ السَّمَاوَاتِ <text:s/>","33"}, {"2","168","يَا أَيُّهَا النَّاسُ كُلُوا مِمَّا ","34"}, {"2","177","لَّيْسَ الْبِرَّ أَن تُوَلُّوا","35"}, {"2","183","يَا أَيُّهَا الَّذِينَ آمَنُوا كُتِبَ","37"}, {"2","189","يَسْأَلُونَكَ عَنِ الْأَهِلَّةِ","39"}, {"2","197","الْحَجُّ أَشْهُرٌ مَّعْلُومَاتٌ","41"}, {"2","211","سَلْ بَنِي إِسْرَائِيلَ كَمْ","44"}, {"2","217","يَسْأَلُونَكَ عَنِ الشَّهْرِ الْحَرَامِ ","45"}, {"2","222","وَيَسْأَلُونَكَ عَنِ الْمَحِيضِ","47"}, {"2","229","الطَّلَاقُ مَرَّتَانِ ۖ فَإِمْسَاكٌ","49"}, {"2","232","وَإِذَا طَلَّقْتُمُ النِّسَاءَ","50"}, {"2","236","لَّا جُنَاحَ عَلَيْكُمْ إِن طَلَّقْتُمُ","52"}, {"2","243","أَلَمْ تَرَ إِلَى الَّذِينَ خَرَجُوا","53"}, {"2","249","فَلَمَّا فَصَلَ طَالُوتُ بِالْجُنُودِ","55"}, },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سَيَقُولُ السُّفَهَاءُ مِنَ النَّاسِ</text:p>
          </table:table-cell>
          <table:table-cell office:value-type="float" office:value="29" calcext:value-type="float">
            <text:p>29</text:p>
          </table:table-cell>
          <table:table-cell office:value-type="float" office:value="6.85" calcext:value-type="float">
            <text:p>6.85</text:p>
          </table:table-cell>
          <table:table-cell table:formula="of:=COM.MICROSOFT.CONCAT(&quot;{&quot;; &quot;&quot;&quot;&quot;; [.G24]; &quot;&quot;&quot;&quot;;  &quot;,&quot;; &quot;&quot;&quot;&quot;;  [.H24]; &quot;&quot;&quot;&quot;;  &quot;,&quot;; &quot;&quot;&quot;&quot;; [.I24]; &quot;&quot;&quot;&quot;;  &quot;,&quot; ; &quot;&quot;&quot;&quot;; [.J24]; &quot;&quot;&quot;&quot;;   &quot;,&quot; ; &quot;&quot;&quot;&quot;; [.K24]; &quot;&quot;&quot;&quot;; &quot;,&quot;; &quot;}, &quot;)" office:value-type="string" office:string-value="{&quot;2&quot;,&quot;142&quot;,&quot;سَيَقُولُ السُّفَهَاءُ مِنَ النَّاسِ&quot;,&quot;29&quot;,&quot;6.85&quot;,}, " calcext:value-type="string">
            <text:p>{"2","142","سَيَقُولُ السُّفَهَاءُ مِنَ النَّاسِ","29","6.85",}, </text:p>
          </table:table-cell>
          <table:table-cell/>
          <table:table-cell table:formula="of:=COM.MICROSOFT.CONCAT(&quot;{&quot;; [.L24:.L27]; &quot;}, &quot;)" office:value-type="string" office:string-value="{{&quot;2&quot;,&quot;142&quot;,&quot;سَيَقُولُ السُّفَهَاءُ مِنَ النَّاسِ&quot;,&quot;29&quot;,&quot;6.85&quot;,}, {&quot;2&quot;,&quot;177&quot;,&quot;لَّيْسَ الْبِرَّ أَن تُوَلُّوا&quot;,&quot;35&quot;,&quot;8.23&quot;,}, {&quot;2&quot;,&quot;211&quot;,&quot;سَلْ بَنِي إِسْرَائِيلَ كَمْ&quot;,&quot;44&quot;,&quot;6.54&quot;,}, {&quot;2&quot;,&quot;232&quot;,&quot;وَإِذَا طَلَّقْتُمُ النِّسَاءَ&quot;,&quot;50&quot;,&quot;6.38&quot;,}, }, " calcext:value-type="string">
            <text:p>{{"2","142","سَيَقُولُ السُّفَهَاءُ مِنَ النَّاسِ","29","6.85",}, {"2","177","لَّيْسَ الْبِرَّ أَن تُوَلُّوا","35","8.23",}, {"2","211","سَلْ بَنِي إِسْرَائِيلَ كَمْ","44","6.54",}, {"2","232","وَإِذَا طَلَّقْتُمُ النِّسَاءَ","50","6.38",}, }, </text:p>
          </table:table-cell>
          <table:table-cell table:number-columns-repeated="99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وَلِكُلٍّ وِجْهَةٌ هُوَ مُوَلِّيهَا</text:p>
          </table:table-cell>
          <table:table-cell office:value-type="float" office:value="30" calcext:value-type="float">
            <text:p>30</text:p>
          </table:table-cell>
          <table:table-cell table:formula="of:=COM.MICROSOFT.CONCAT(&quot;{&quot;; &quot;&quot;&quot;&quot;; [.A25]; &quot;&quot;&quot;&quot;; &quot;,&quot;; &quot;&quot;&quot;&quot;;  [.B25]; &quot;&quot;&quot;&quot;;  &quot;,&quot; ; &quot;&quot;&quot;&quot;; [.C25]; &quot;&quot;&quot;&quot;;  &quot;,&quot; ; &quot;&quot;&quot;&quot;; [.D25]; &quot;&quot;&quot;&quot;; &quot;}, &quot;)" office:value-type="string" office:string-value="{&quot;2&quot;,&quot;148&quot;,&quot;وَلِكُلٍّ وِجْهَةٌ هُوَ مُوَلِّيهَا&quot;,&quot;30&quot;}, " calcext:value-type="string">
            <text:p>{"2","148","وَلِكُلٍّ وِجْهَةٌ هُوَ مُوَلِّيهَا","30"},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table:style-name="ce1" office:value-type="string" calcext:value-type="string">
            <text:p>لَّيْسَ الْبِرَّ أَن تُوَلُّوا</text:p>
          </table:table-cell>
          <table:table-cell office:value-type="float" office:value="35" calcext:value-type="float">
            <text:p>35</text:p>
          </table:table-cell>
          <table:table-cell office:value-type="float" office:value="8.23" calcext:value-type="float">
            <text:p>8.23</text:p>
          </table:table-cell>
          <table:table-cell table:formula="of:=COM.MICROSOFT.CONCAT(&quot;{&quot;; &quot;&quot;&quot;&quot;; [.G25]; &quot;&quot;&quot;&quot;;  &quot;,&quot;; &quot;&quot;&quot;&quot;;  [.H25]; &quot;&quot;&quot;&quot;;  &quot;,&quot;; &quot;&quot;&quot;&quot;; [.I25]; &quot;&quot;&quot;&quot;;  &quot;,&quot; ; &quot;&quot;&quot;&quot;; [.J25]; &quot;&quot;&quot;&quot;;   &quot;,&quot; ; &quot;&quot;&quot;&quot;; [.K25]; &quot;&quot;&quot;&quot;; &quot;,&quot;; &quot;}, &quot;)" office:value-type="string" office:string-value="{&quot;2&quot;,&quot;177&quot;,&quot;لَّيْسَ الْبِرَّ أَن تُوَلُّوا&quot;,&quot;35&quot;,&quot;8.23&quot;,}, " calcext:value-type="string">
            <text:p>{"2","177","لَّيْسَ الْبِرَّ أَن تُوَلُّوا","35","8.23",}, 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يَا أَيُّهَا الَّذِينَ آمَنُوا اسْتَعِينُوا</text:p>
          </table:table-cell>
          <table:table-cell office:value-type="float" office:value="31" calcext:value-type="float">
            <text:p>31</text:p>
          </table:table-cell>
          <table:table-cell table:formula="of:=COM.MICROSOFT.CONCAT(&quot;{&quot;; &quot;&quot;&quot;&quot;; [.A26]; &quot;&quot;&quot;&quot;; &quot;,&quot;; &quot;&quot;&quot;&quot;;  [.B26]; &quot;&quot;&quot;&quot;;  &quot;,&quot; ; &quot;&quot;&quot;&quot;; [.C26]; &quot;&quot;&quot;&quot;;  &quot;,&quot; ; &quot;&quot;&quot;&quot;; [.D26]; &quot;&quot;&quot;&quot;; &quot;}, &quot;)" office:value-type="string" office:string-value="{&quot;2&quot;,&quot;153&quot;,&quot;يَا أَيُّهَا الَّذِينَ آمَنُوا اسْتَعِينُوا&quot;,&quot;31&quot;}, " calcext:value-type="string">
            <text:p>{"2","153","يَا أَيُّهَا الَّذِينَ آمَنُوا اسْتَعِينُوا","31"},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سَلْ بَنِي إِسْرَائِيلَ كَمْ</text:p>
          </table:table-cell>
          <table:table-cell office:value-type="float" office:value="44" calcext:value-type="float">
            <text:p>44</text:p>
          </table:table-cell>
          <table:table-cell office:value-type="float" office:value="6.54" calcext:value-type="float">
            <text:p>6.54</text:p>
          </table:table-cell>
          <table:table-cell table:formula="of:=COM.MICROSOFT.CONCAT(&quot;{&quot;; &quot;&quot;&quot;&quot;; [.G26]; &quot;&quot;&quot;&quot;;  &quot;,&quot;; &quot;&quot;&quot;&quot;;  [.H26]; &quot;&quot;&quot;&quot;;  &quot;,&quot;; &quot;&quot;&quot;&quot;; [.I26]; &quot;&quot;&quot;&quot;;  &quot;,&quot; ; &quot;&quot;&quot;&quot;; [.J26]; &quot;&quot;&quot;&quot;;   &quot;,&quot; ; &quot;&quot;&quot;&quot;; [.K26]; &quot;&quot;&quot;&quot;; &quot;,&quot;; &quot;}, &quot;)" office:value-type="string" office:string-value="{&quot;2&quot;,&quot;211&quot;,&quot;سَلْ بَنِي إِسْرَائِيلَ كَمْ&quot;,&quot;44&quot;,&quot;6.54&quot;,}, " calcext:value-type="string">
            <text:p>{"2","211","سَلْ بَنِي إِسْرَائِيلَ كَمْ","44","6.54",}, 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إِنَّ فِي خَلْقِ السَّمَاوَاتِ <text:s/></text:p>
          </table:table-cell>
          <table:table-cell office:value-type="float" office:value="33" calcext:value-type="float">
            <text:p>33</text:p>
          </table:table-cell>
          <table:table-cell table:formula="of:=COM.MICROSOFT.CONCAT(&quot;{&quot;; &quot;&quot;&quot;&quot;; [.A27]; &quot;&quot;&quot;&quot;; &quot;,&quot;; &quot;&quot;&quot;&quot;;  [.B27]; &quot;&quot;&quot;&quot;;  &quot;,&quot; ; &quot;&quot;&quot;&quot;; [.C27]; &quot;&quot;&quot;&quot;;  &quot;,&quot; ; &quot;&quot;&quot;&quot;; [.D27]; &quot;&quot;&quot;&quot;; &quot;}, &quot;)" office:value-type="string" office:string-value="{&quot;2&quot;,&quot;164&quot;,&quot;إِنَّ فِي خَلْقِ السَّمَاوَاتِ  &quot;,&quot;33&quot;}, " calcext:value-type="string">
            <text:p>{"2","164","إِنَّ فِي خَلْقِ السَّمَاوَاتِ <text:s/>","33"},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وَإِذَا طَلَّقْتُمُ النِّسَاءَ</text:p>
          </table:table-cell>
          <table:table-cell office:value-type="float" office:value="50" calcext:value-type="float">
            <text:p>50</text:p>
          </table:table-cell>
          <table:table-cell office:value-type="float" office:value="6.38" calcext:value-type="float">
            <text:p>6.38</text:p>
          </table:table-cell>
          <table:table-cell table:formula="of:=COM.MICROSOFT.CONCAT(&quot;{&quot;; &quot;&quot;&quot;&quot;; [.G27]; &quot;&quot;&quot;&quot;;  &quot;,&quot;; &quot;&quot;&quot;&quot;;  [.H27]; &quot;&quot;&quot;&quot;;  &quot;,&quot;; &quot;&quot;&quot;&quot;; [.I27]; &quot;&quot;&quot;&quot;;  &quot;,&quot; ; &quot;&quot;&quot;&quot;; [.J27]; &quot;&quot;&quot;&quot;;   &quot;,&quot; ; &quot;&quot;&quot;&quot;; [.K27]; &quot;&quot;&quot;&quot;; &quot;,&quot;; &quot;}, &quot;)" office:value-type="string" office:string-value="{&quot;2&quot;,&quot;232&quot;,&quot;وَإِذَا طَلَّقْتُمُ النِّسَاءَ&quot;,&quot;50&quot;,&quot;6.38&quot;,}, " calcext:value-type="string">
            <text:p>{"2","232","وَإِذَا طَلَّقْتُمُ النِّسَاءَ","50","6.38",}, 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يَا أَيُّهَا النَّاسُ كُلُوا مِمَّا </text:p>
          </table:table-cell>
          <table:table-cell office:value-type="float" office:value="34" calcext:value-type="float">
            <text:p>34</text:p>
          </table:table-cell>
          <table:table-cell table:formula="of:=COM.MICROSOFT.CONCAT(&quot;{&quot;; &quot;&quot;&quot;&quot;; [.A28]; &quot;&quot;&quot;&quot;; &quot;,&quot;; &quot;&quot;&quot;&quot;;  [.B28]; &quot;&quot;&quot;&quot;;  &quot;,&quot; ; &quot;&quot;&quot;&quot;; [.C28]; &quot;&quot;&quot;&quot;;  &quot;,&quot; ; &quot;&quot;&quot;&quot;; [.D28]; &quot;&quot;&quot;&quot;; &quot;}, &quot;)" office:value-type="string" office:string-value="{&quot;2&quot;,&quot;168&quot;,&quot;يَا أَيُّهَا النَّاسُ كُلُوا مِمَّا &quot;,&quot;34&quot;}, " calcext:value-type="string">
            <text:p>{"2","168","يَا أَيُّهَا النَّاسُ كُلُوا مِمَّا ","34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table:style-name="ce1" office:value-type="string" calcext:value-type="string">
            <text:p>لَّيْسَ الْبِرَّ أَن تُوَلُّوا</text:p>
          </table:table-cell>
          <table:table-cell office:value-type="float" office:value="35" calcext:value-type="float">
            <text:p>35</text:p>
          </table:table-cell>
          <table:table-cell table:formula="of:=COM.MICROSOFT.CONCAT(&quot;{&quot;; &quot;&quot;&quot;&quot;; [.A29]; &quot;&quot;&quot;&quot;; &quot;,&quot;; &quot;&quot;&quot;&quot;;  [.B29]; &quot;&quot;&quot;&quot;;  &quot;,&quot; ; &quot;&quot;&quot;&quot;; [.C29]; &quot;&quot;&quot;&quot;;  &quot;,&quot; ; &quot;&quot;&quot;&quot;; [.D29]; &quot;&quot;&quot;&quot;; &quot;}, &quot;)" office:value-type="string" office:string-value="{&quot;2&quot;,&quot;177&quot;,&quot;لَّيْسَ الْبِرَّ أَن تُوَلُّوا&quot;,&quot;35&quot;}, " calcext:value-type="string">
            <text:p>{"2","177","لَّيْسَ الْبِرَّ أَن تُوَلُّوا","35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يَا أَيُّهَا الَّذِينَ آمَنُوا كُتِبَ</text:p>
          </table:table-cell>
          <table:table-cell office:value-type="float" office:value="37" calcext:value-type="float">
            <text:p>37</text:p>
          </table:table-cell>
          <table:table-cell table:formula="of:=COM.MICROSOFT.CONCAT(&quot;{&quot;; &quot;&quot;&quot;&quot;; [.A30]; &quot;&quot;&quot;&quot;; &quot;,&quot;; &quot;&quot;&quot;&quot;;  [.B30]; &quot;&quot;&quot;&quot;;  &quot;,&quot; ; &quot;&quot;&quot;&quot;; [.C30]; &quot;&quot;&quot;&quot;;  &quot;,&quot; ; &quot;&quot;&quot;&quot;; [.D30]; &quot;&quot;&quot;&quot;; &quot;}, &quot;)" office:value-type="string" office:string-value="{&quot;2&quot;,&quot;183&quot;,&quot;يَا أَيُّهَا الَّذِينَ آمَنُوا كُتِبَ&quot;,&quot;37&quot;}, " calcext:value-type="string">
            <text:p>{"2","183","يَا أَيُّهَا الَّذِينَ آمَنُوا كُتِبَ","37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يَسْأَلُونَكَ عَنِ الْأَهِلَّةِ</text:p>
          </table:table-cell>
          <table:table-cell office:value-type="float" office:value="39" calcext:value-type="float">
            <text:p>39</text:p>
          </table:table-cell>
          <table:table-cell table:formula="of:=COM.MICROSOFT.CONCAT(&quot;{&quot;; &quot;&quot;&quot;&quot;; [.A31]; &quot;&quot;&quot;&quot;; &quot;,&quot;; &quot;&quot;&quot;&quot;;  [.B31]; &quot;&quot;&quot;&quot;;  &quot;,&quot; ; &quot;&quot;&quot;&quot;; [.C31]; &quot;&quot;&quot;&quot;;  &quot;,&quot; ; &quot;&quot;&quot;&quot;; [.D31]; &quot;&quot;&quot;&quot;; &quot;}, &quot;)" office:value-type="string" office:string-value="{&quot;2&quot;,&quot;189&quot;,&quot;يَسْأَلُونَكَ عَنِ الْأَهِلَّةِ&quot;,&quot;39&quot;}, " calcext:value-type="string">
            <text:p>{"2","189","يَسْأَلُونَكَ عَنِ الْأَهِلَّةِ","39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الْحَجُّ أَشْهُرٌ مَّعْلُومَاتٌ</text:p>
          </table:table-cell>
          <table:table-cell office:value-type="float" office:value="41" calcext:value-type="float">
            <text:p>41</text:p>
          </table:table-cell>
          <table:table-cell table:formula="of:=COM.MICROSOFT.CONCAT(&quot;{&quot;; &quot;&quot;&quot;&quot;; [.A32]; &quot;&quot;&quot;&quot;; &quot;,&quot;; &quot;&quot;&quot;&quot;;  [.B32]; &quot;&quot;&quot;&quot;;  &quot;,&quot; ; &quot;&quot;&quot;&quot;; [.C32]; &quot;&quot;&quot;&quot;;  &quot;,&quot; ; &quot;&quot;&quot;&quot;; [.D32]; &quot;&quot;&quot;&quot;; &quot;}, &quot;)" office:value-type="string" office:string-value="{&quot;2&quot;,&quot;197&quot;,&quot;الْحَجُّ أَشْهُرٌ مَّعْلُومَاتٌ&quot;,&quot;41&quot;}, " calcext:value-type="string">
            <text:p>{"2","197","الْحَجُّ أَشْهُرٌ مَّعْلُومَاتٌ","41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سَلْ بَنِي إِسْرَائِيلَ كَمْ</text:p>
          </table:table-cell>
          <table:table-cell office:value-type="float" office:value="44" calcext:value-type="float">
            <text:p>44</text:p>
          </table:table-cell>
          <table:table-cell table:formula="of:=COM.MICROSOFT.CONCAT(&quot;{&quot;; &quot;&quot;&quot;&quot;; [.A33]; &quot;&quot;&quot;&quot;; &quot;,&quot;; &quot;&quot;&quot;&quot;;  [.B33]; &quot;&quot;&quot;&quot;;  &quot;,&quot; ; &quot;&quot;&quot;&quot;; [.C33]; &quot;&quot;&quot;&quot;;  &quot;,&quot; ; &quot;&quot;&quot;&quot;; [.D33]; &quot;&quot;&quot;&quot;; &quot;}, &quot;)" office:value-type="string" office:string-value="{&quot;2&quot;,&quot;211&quot;,&quot;سَلْ بَنِي إِسْرَائِيلَ كَمْ&quot;,&quot;44&quot;}, " calcext:value-type="string">
            <text:p>{"2","211","سَلْ بَنِي إِسْرَائِيلَ كَمْ","44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يَسْأَلُونَكَ عَنِ الشَّهْرِ الْحَرَامِ </text:p>
          </table:table-cell>
          <table:table-cell office:value-type="float" office:value="45" calcext:value-type="float">
            <text:p>45</text:p>
          </table:table-cell>
          <table:table-cell table:formula="of:=COM.MICROSOFT.CONCAT(&quot;{&quot;; &quot;&quot;&quot;&quot;; [.A34]; &quot;&quot;&quot;&quot;; &quot;,&quot;; &quot;&quot;&quot;&quot;;  [.B34]; &quot;&quot;&quot;&quot;;  &quot;,&quot; ; &quot;&quot;&quot;&quot;; [.C34]; &quot;&quot;&quot;&quot;;  &quot;,&quot; ; &quot;&quot;&quot;&quot;; [.D34]; &quot;&quot;&quot;&quot;; &quot;}, &quot;)" office:value-type="string" office:string-value="{&quot;2&quot;,&quot;217&quot;,&quot;يَسْأَلُونَكَ عَنِ الشَّهْرِ الْحَرَامِ &quot;,&quot;45&quot;}, " calcext:value-type="string">
            <text:p>{"2","217","يَسْأَلُونَكَ عَنِ الشَّهْرِ الْحَرَامِ ","45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table:style-name="ce1" office:value-type="string" calcext:value-type="string">
            <text:p>وَيَسْأَلُونَكَ عَنِ الْمَحِيضِ</text:p>
          </table:table-cell>
          <table:table-cell office:value-type="float" office:value="47" calcext:value-type="float">
            <text:p>47</text:p>
          </table:table-cell>
          <table:table-cell table:formula="of:=COM.MICROSOFT.CONCAT(&quot;{&quot;; &quot;&quot;&quot;&quot;; [.A35]; &quot;&quot;&quot;&quot;; &quot;,&quot;; &quot;&quot;&quot;&quot;;  [.B35]; &quot;&quot;&quot;&quot;;  &quot;,&quot; ; &quot;&quot;&quot;&quot;; [.C35]; &quot;&quot;&quot;&quot;;  &quot;,&quot; ; &quot;&quot;&quot;&quot;; [.D35]; &quot;&quot;&quot;&quot;; &quot;}, &quot;)" office:value-type="string" office:string-value="{&quot;2&quot;,&quot;222&quot;,&quot;وَيَسْأَلُونَكَ عَنِ الْمَحِيضِ&quot;,&quot;47&quot;}, " calcext:value-type="string">
            <text:p>{"2","222","وَيَسْأَلُونَكَ عَنِ الْمَحِيضِ","47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الطَّلَاقُ مَرَّتَانِ ۖ فَإِمْسَاكٌ</text:p>
          </table:table-cell>
          <table:table-cell office:value-type="float" office:value="49" calcext:value-type="float">
            <text:p>49</text:p>
          </table:table-cell>
          <table:table-cell table:formula="of:=COM.MICROSOFT.CONCAT(&quot;{&quot;; &quot;&quot;&quot;&quot;; [.A36]; &quot;&quot;&quot;&quot;; &quot;,&quot;; &quot;&quot;&quot;&quot;;  [.B36]; &quot;&quot;&quot;&quot;;  &quot;,&quot; ; &quot;&quot;&quot;&quot;; [.C36]; &quot;&quot;&quot;&quot;;  &quot;,&quot; ; &quot;&quot;&quot;&quot;; [.D36]; &quot;&quot;&quot;&quot;; &quot;}, &quot;)" office:value-type="string" office:string-value="{&quot;2&quot;,&quot;229&quot;,&quot;الطَّلَاقُ مَرَّتَانِ ۖ فَإِمْسَاكٌ&quot;,&quot;49&quot;}, " calcext:value-type="string">
            <text:p>{"2","229","الطَّلَاقُ مَرَّتَانِ ۖ فَإِمْسَاكٌ","49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وَإِذَا طَلَّقْتُمُ النِّسَاءَ</text:p>
          </table:table-cell>
          <table:table-cell office:value-type="float" office:value="50" calcext:value-type="float">
            <text:p>50</text:p>
          </table:table-cell>
          <table:table-cell table:formula="of:=COM.MICROSOFT.CONCAT(&quot;{&quot;; &quot;&quot;&quot;&quot;; [.A37]; &quot;&quot;&quot;&quot;; &quot;,&quot;; &quot;&quot;&quot;&quot;;  [.B37]; &quot;&quot;&quot;&quot;;  &quot;,&quot; ; &quot;&quot;&quot;&quot;; [.C37]; &quot;&quot;&quot;&quot;;  &quot;,&quot; ; &quot;&quot;&quot;&quot;; [.D37]; &quot;&quot;&quot;&quot;; &quot;}, &quot;)" office:value-type="string" office:string-value="{&quot;2&quot;,&quot;232&quot;,&quot;وَإِذَا طَلَّقْتُمُ النِّسَاءَ&quot;,&quot;50&quot;}, " calcext:value-type="string">
            <text:p>{"2","232","وَإِذَا طَلَّقْتُمُ النِّسَاءَ","50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لَّا جُنَاحَ عَلَيْكُمْ إِن طَلَّقْتُمُ</text:p>
          </table:table-cell>
          <table:table-cell office:value-type="float" office:value="52" calcext:value-type="float">
            <text:p>52</text:p>
          </table:table-cell>
          <table:table-cell table:formula="of:=COM.MICROSOFT.CONCAT(&quot;{&quot;; &quot;&quot;&quot;&quot;; [.A38]; &quot;&quot;&quot;&quot;; &quot;,&quot;; &quot;&quot;&quot;&quot;;  [.B38]; &quot;&quot;&quot;&quot;;  &quot;,&quot; ; &quot;&quot;&quot;&quot;; [.C38]; &quot;&quot;&quot;&quot;;  &quot;,&quot; ; &quot;&quot;&quot;&quot;; [.D38]; &quot;&quot;&quot;&quot;; &quot;}, &quot;)" office:value-type="string" office:string-value="{&quot;2&quot;,&quot;236&quot;,&quot;لَّا جُنَاحَ عَلَيْكُمْ إِن طَلَّقْتُمُ&quot;,&quot;52&quot;}, " calcext:value-type="string">
            <text:p>{"2","236","لَّا جُنَاحَ عَلَيْكُمْ إِن طَلَّقْتُمُ","52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أَلَمْ تَرَ إِلَى الَّذِينَ خَرَجُوا</text:p>
          </table:table-cell>
          <table:table-cell office:value-type="float" office:value="53" calcext:value-type="float">
            <text:p>53</text:p>
          </table:table-cell>
          <table:table-cell table:formula="of:=COM.MICROSOFT.CONCAT(&quot;{&quot;; &quot;&quot;&quot;&quot;; [.A39]; &quot;&quot;&quot;&quot;; &quot;,&quot;; &quot;&quot;&quot;&quot;;  [.B39]; &quot;&quot;&quot;&quot;;  &quot;,&quot; ; &quot;&quot;&quot;&quot;; [.C39]; &quot;&quot;&quot;&quot;;  &quot;,&quot; ; &quot;&quot;&quot;&quot;; [.D39]; &quot;&quot;&quot;&quot;; &quot;}, &quot;)" office:value-type="string" office:string-value="{&quot;2&quot;,&quot;243&quot;,&quot;أَلَمْ تَرَ إِلَى الَّذِينَ خَرَجُوا&quot;,&quot;53&quot;}, " calcext:value-type="string">
            <text:p>{"2","243","أَلَمْ تَرَ إِلَى الَّذِينَ خَرَجُوا","53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فَلَمَّا فَصَلَ طَالُوتُ بِالْجُنُودِ</text:p>
          </table:table-cell>
          <table:table-cell office:value-type="float" office:value="55" calcext:value-type="float">
            <text:p>55</text:p>
          </table:table-cell>
          <table:table-cell table:formula="of:=COM.MICROSOFT.CONCAT(&quot;{&quot;; &quot;&quot;&quot;&quot;; [.A40]; &quot;&quot;&quot;&quot;; &quot;,&quot;; &quot;&quot;&quot;&quot;;  [.B40]; &quot;&quot;&quot;&quot;;  &quot;,&quot; ; &quot;&quot;&quot;&quot;; [.C40]; &quot;&quot;&quot;&quot;;  &quot;,&quot; ; &quot;&quot;&quot;&quot;; [.D40]; &quot;&quot;&quot;&quot;; &quot;}, &quot;)" office:value-type="string" office:string-value="{&quot;2&quot;,&quot;249&quot;,&quot;فَلَمَّا فَصَلَ طَالُوتُ بِالْجُنُودِ&quot;,&quot;55&quot;}, " calcext:value-type="string">
            <text:p>{"2","249","فَلَمَّا فَصَلَ طَالُوتُ بِالْجُنُودِ","55"}, </text:p>
          </table:table-cell>
          <table:table-cell table:number-columns-repeated="1003"/>
        </table:table-row>
        <table:table-row table:style-name="ro1" table:number-rows-repeated="4"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يَا أَيُّهَا الَّذِينَ آمَنُوا أَنفِقُوا </text:p>
          </table:table-cell>
          <table:table-cell office:value-type="float" office:value="57" calcext:value-type="float">
            <text:p>57</text:p>
          </table:table-cell>
          <table:table-cell table:formula="of:=COM.MICROSOFT.CONCAT(&quot;{&quot;; &quot;&quot;&quot;&quot;; [.A45]; &quot;&quot;&quot;&quot;; &quot;,&quot;; &quot;&quot;&quot;&quot;;  [.B45]; &quot;&quot;&quot;&quot;;  &quot;,&quot; ; &quot;&quot;&quot;&quot;; [.C45]; &quot;&quot;&quot;&quot;;  &quot;,&quot; ; &quot;&quot;&quot;&quot;; [.D45]; &quot;&quot;&quot;&quot;; &quot;}, &quot;)" office:value-type="string" office:string-value="{&quot;2&quot;,&quot;254&quot;,&quot;يَا أَيُّهَا الَّذِينَ آمَنُوا أَنفِقُوا &quot;,&quot;57&quot;}, " calcext:value-type="string">
            <text:p>{"2","254","يَا أَيُّهَا الَّذِينَ آمَنُوا أَنفِقُوا ","57"}, </text:p>
          </table:table-cell>
          <table:table-cell table:formula="of:=COM.MICROSOFT.CONCAT(&quot;{&quot;; [.E45:.E60]; &quot;}, &quot;)" office:value-type="string" office:string-value="{{&quot;2&quot;,&quot;254&quot;,&quot;يَا أَيُّهَا الَّذِينَ آمَنُوا أَنفِقُوا &quot;,&quot;57&quot;}, {&quot;2&quot;,&quot;258&quot;,&quot;أَلَمْ تَرَ إِلَى الَّذِي حَاجَّ&quot;,&quot;58&quot;}, {&quot;2&quot;,&quot;261&quot;,&quot;مَّثَلُ الَّذِينَ يُنفِقُونَ&quot;,&quot;60&quot;}, {&quot;2&quot;,&quot;267&quot;,&quot;يَا أَيُّهَا الَّذِينَ آمَنُوا أَنفِقُوا&quot;,&quot;62&quot;}, {&quot;2&quot;,&quot;274&quot;,&quot;الَّذِينَ يُنفِقُونَ أَمْوَالَهُم&quot;,&quot;63&quot;}, {&quot;2&quot;,&quot;282&quot;,&quot;يَا أَيُّهَا الَّذِينَ آمَنُوا إِذَا تَدَايَنتُم&quot;,&quot;65&quot;}, {&quot;2&quot;,&quot;284&quot;,&quot;لِّلَّهِ مَا فِي السَّمَاوَاتِ&quot;,&quot;67&quot;}, {&quot;3&quot;,&quot;1&quot;,&quot;الم&quot;,&quot;68&quot;}, {&quot;3&quot;,&quot;10&quot;,&quot;إِنَّ الَّذِينَ كَفَرُوا لَن تُغْنِيَ&quot;,&quot;69&quot;}, {&quot;3&quot;,&quot;21&quot;,&quot;إِنَّ الَّذِينَ يَكْفُرُونَ بِآيَاتِ&quot;,&quot;71&quot;}, {&quot;3&quot;,&quot;31&quot;,&quot;قُلْ إِن كُنتُمْ تُحِبُّونَ&quot;,&quot;74&quot;}, {&quot;3&quot;,&quot;42&quot;,&quot;وَإِذْ قَالَتِ الْمَلَائِكَةُ &quot;,&quot;76&quot;}, {&quot;3&quot;,&quot;55&quot;,&quot;إِذْ قَالَ اللَّهُ يَا عِيسَىٰ&quot;,&quot;78&quot;}, {&quot;3&quot;,&quot;64&quot;,&quot;قُلْ يَا أَهْلَ الْكِتَابِ تَعَالَوْا&quot;,&quot;79&quot;}, {&quot;3&quot;,&quot;72&quot;,&quot;وَقَالَت طَّائِفَةٌ مِّنْ أَهْلِ الْكِتَابِ&quot;,&quot;81&quot;}, {&quot;3&quot;,&quot;81&quot;,&quot;وَإِذْ أَخَذَ اللَّهُ مِيثَاقَ النَّبِيِّينَ&quot;,&quot;83&quot;}, }, " calcext:value-type="string">
            <text:p>{{"2","254","يَا أَيُّهَا الَّذِينَ آمَنُوا أَنفِقُوا ","57"}, {"2","258","أَلَمْ تَرَ إِلَى الَّذِي حَاجَّ","58"}, {"2","261","مَّثَلُ الَّذِينَ يُنفِقُونَ","60"}, {"2","267","يَا أَيُّهَا الَّذِينَ آمَنُوا أَنفِقُوا","62"}, {"2","274","الَّذِينَ يُنفِقُونَ أَمْوَالَهُم","63"}, {"2","282","يَا أَيُّهَا الَّذِينَ آمَنُوا إِذَا تَدَايَنتُم","65"}, {"2","284","لِّلَّهِ مَا فِي السَّمَاوَاتِ","67"}, {"3","1","الم","68"}, {"3","10","إِنَّ الَّذِينَ كَفَرُوا لَن تُغْنِيَ","69"}, {"3","21","إِنَّ الَّذِينَ يَكْفُرُونَ بِآيَاتِ","71"}, {"3","31","قُلْ إِن كُنتُمْ تُحِبُّونَ","74"}, {"3","42","وَإِذْ قَالَتِ الْمَلَائِكَةُ ","76"}, {"3","55","إِذْ قَالَ اللَّهُ يَا عِيسَىٰ","78"}, {"3","64","قُلْ يَا أَهْلَ الْكِتَابِ تَعَالَوْا","79"}, {"3","72","وَقَالَت طَّائِفَةٌ مِّنْ أَهْلِ الْكِتَابِ","81"}, {"3","81","وَإِذْ أَخَذَ اللَّهُ مِيثَاقَ النَّبِيِّينَ","83"}, },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تِلْكَ الرُّسُلُ فَضَّلْنَا بَعْضَهُمْ</text:p>
          </table:table-cell>
          <table:table-cell office:value-type="float" office:value="57" calcext:value-type="float">
            <text:p>57</text:p>
          </table:table-cell>
          <table:table-cell office:value-type="float" office:value="6.69" calcext:value-type="float">
            <text:p>6.69</text:p>
          </table:table-cell>
          <table:table-cell table:formula="of:=COM.MICROSOFT.CONCAT(&quot;{&quot;; &quot;&quot;&quot;&quot;; [.G45]; &quot;&quot;&quot;&quot;;  &quot;,&quot;; &quot;&quot;&quot;&quot;;  [.H45]; &quot;&quot;&quot;&quot;;  &quot;,&quot;; &quot;&quot;&quot;&quot;; [.I45]; &quot;&quot;&quot;&quot;;  &quot;,&quot; ; &quot;&quot;&quot;&quot;; [.J45]; &quot;&quot;&quot;&quot;;   &quot;,&quot; ; &quot;&quot;&quot;&quot;; [.K45]; &quot;&quot;&quot;&quot;; &quot;,&quot;; &quot;}, &quot;)" office:value-type="string" office:string-value="{&quot;2&quot;,&quot;253&quot;,&quot;تِلْكَ الرُّسُلُ فَضَّلْنَا بَعْضَهُمْ&quot;,&quot;57&quot;,&quot;6.69&quot;,}, " calcext:value-type="string">
            <text:p>{"2","253","تِلْكَ الرُّسُلُ فَضَّلْنَا بَعْضَهُمْ","57","6.69",}, </text:p>
          </table:table-cell>
          <table:table-cell/>
          <table:table-cell table:formula="of:=COM.MICROSOFT.CONCAT(&quot;{&quot;; [.L45:.L48]; &quot;}, &quot;)" office:value-type="string" office:string-value="{{&quot;2&quot;,&quot;253&quot;,&quot;تِلْكَ الرُّسُلُ فَضَّلْنَا بَعْضَهُمْ&quot;,&quot;57&quot;,&quot;6.69&quot;,}, {&quot;2&quot;,&quot;274&quot;,&quot;الَّذِينَ يُنفِقُونَ أَمْوَالَهُم&quot;,&quot;63&quot;,&quot;8.08&quot;,}, {&quot;3&quot;,&quot;21&quot;,&quot;إِنَّ الَّذِينَ يَكْفُرُونَ بِآيَاتِ&quot;,&quot;71&quot;,&quot;6.38&quot;,}, {&quot;3&quot;,&quot;55&quot;,&quot;إِذْ قَالَ اللَّهُ يَا عِيسَىٰ&quot;,&quot;78&quot;,&quot;6.69&quot;,}, }, " calcext:value-type="string">
            <text:p>{{"2","253","تِلْكَ الرُّسُلُ فَضَّلْنَا بَعْضَهُمْ","57","6.69",}, {"2","274","الَّذِينَ يُنفِقُونَ أَمْوَالَهُم","63","8.08",}, {"3","21","إِنَّ الَّذِينَ يَكْفُرُونَ بِآيَاتِ","71","6.38",}, {"3","55","إِذْ قَالَ اللَّهُ يَا عِيسَىٰ","78","6.69",}, }, </text:p>
          </table:table-cell>
          <table:table-cell table:number-columns-repeated="99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أَلَمْ تَرَ إِلَى الَّذِي حَاجَّ</text:p>
          </table:table-cell>
          <table:table-cell office:value-type="float" office:value="58" calcext:value-type="float">
            <text:p>58</text:p>
          </table:table-cell>
          <table:table-cell table:formula="of:=COM.MICROSOFT.CONCAT(&quot;{&quot;; &quot;&quot;&quot;&quot;; [.A46]; &quot;&quot;&quot;&quot;; &quot;,&quot;; &quot;&quot;&quot;&quot;;  [.B46]; &quot;&quot;&quot;&quot;;  &quot;,&quot; ; &quot;&quot;&quot;&quot;; [.C46]; &quot;&quot;&quot;&quot;;  &quot;,&quot; ; &quot;&quot;&quot;&quot;; [.D46]; &quot;&quot;&quot;&quot;; &quot;}, &quot;)" office:value-type="string" office:string-value="{&quot;2&quot;,&quot;258&quot;,&quot;أَلَمْ تَرَ إِلَى الَّذِي حَاجَّ&quot;,&quot;58&quot;}, " calcext:value-type="string">
            <text:p>{"2","258","أَلَمْ تَرَ إِلَى الَّذِي حَاجَّ","58"},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الَّذِينَ يُنفِقُونَ أَمْوَالَهُم</text:p>
          </table:table-cell>
          <table:table-cell office:value-type="float" office:value="63" calcext:value-type="float">
            <text:p>63</text:p>
          </table:table-cell>
          <table:table-cell office:value-type="float" office:value="8.08" calcext:value-type="float">
            <text:p>8.08</text:p>
          </table:table-cell>
          <table:table-cell table:formula="of:=COM.MICROSOFT.CONCAT(&quot;{&quot;; &quot;&quot;&quot;&quot;; [.G46]; &quot;&quot;&quot;&quot;;  &quot;,&quot;; &quot;&quot;&quot;&quot;;  [.H46]; &quot;&quot;&quot;&quot;;  &quot;,&quot;; &quot;&quot;&quot;&quot;; [.I46]; &quot;&quot;&quot;&quot;;  &quot;,&quot; ; &quot;&quot;&quot;&quot;; [.J46]; &quot;&quot;&quot;&quot;;   &quot;,&quot; ; &quot;&quot;&quot;&quot;; [.K46]; &quot;&quot;&quot;&quot;; &quot;,&quot;; &quot;}, &quot;)" office:value-type="string" office:string-value="{&quot;2&quot;,&quot;274&quot;,&quot;الَّذِينَ يُنفِقُونَ أَمْوَالَهُم&quot;,&quot;63&quot;,&quot;8.08&quot;,}, " calcext:value-type="string">
            <text:p>{"2","274","الَّذِينَ يُنفِقُونَ أَمْوَالَهُم","63","8.08",}, 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مَّثَلُ الَّذِينَ يُنفِقُونَ</text:p>
          </table:table-cell>
          <table:table-cell office:value-type="float" office:value="60" calcext:value-type="float">
            <text:p>60</text:p>
          </table:table-cell>
          <table:table-cell table:formula="of:=COM.MICROSOFT.CONCAT(&quot;{&quot;; &quot;&quot;&quot;&quot;; [.A47]; &quot;&quot;&quot;&quot;; &quot;,&quot;; &quot;&quot;&quot;&quot;;  [.B47]; &quot;&quot;&quot;&quot;;  &quot;,&quot; ; &quot;&quot;&quot;&quot;; [.C47]; &quot;&quot;&quot;&quot;;  &quot;,&quot; ; &quot;&quot;&quot;&quot;; [.D47]; &quot;&quot;&quot;&quot;; &quot;}, &quot;)" office:value-type="string" office:string-value="{&quot;2&quot;,&quot;261&quot;,&quot;مَّثَلُ الَّذِينَ يُنفِقُونَ&quot;,&quot;60&quot;}, " calcext:value-type="string">
            <text:p>{"2","261","مَّثَلُ الَّذِينَ يُنفِقُونَ","60"},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إِنَّ الَّذِينَ يَكْفُرُونَ بِآيَاتِ</text:p>
          </table:table-cell>
          <table:table-cell office:value-type="float" office:value="71" calcext:value-type="float">
            <text:p>71</text:p>
          </table:table-cell>
          <table:table-cell office:value-type="float" office:value="6.38" calcext:value-type="float">
            <text:p>6.38</text:p>
          </table:table-cell>
          <table:table-cell table:formula="of:=COM.MICROSOFT.CONCAT(&quot;{&quot;; &quot;&quot;&quot;&quot;; [.G47]; &quot;&quot;&quot;&quot;;  &quot;,&quot;; &quot;&quot;&quot;&quot;;  [.H47]; &quot;&quot;&quot;&quot;;  &quot;,&quot;; &quot;&quot;&quot;&quot;; [.I47]; &quot;&quot;&quot;&quot;;  &quot;,&quot; ; &quot;&quot;&quot;&quot;; [.J47]; &quot;&quot;&quot;&quot;;   &quot;,&quot; ; &quot;&quot;&quot;&quot;; [.K47]; &quot;&quot;&quot;&quot;; &quot;,&quot;; &quot;}, &quot;)" office:value-type="string" office:string-value="{&quot;3&quot;,&quot;21&quot;,&quot;إِنَّ الَّذِينَ يَكْفُرُونَ بِآيَاتِ&quot;,&quot;71&quot;,&quot;6.38&quot;,}, " calcext:value-type="string">
            <text:p>{"3","21","إِنَّ الَّذِينَ يَكْفُرُونَ بِآيَاتِ","71","6.38",}, 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يَا أَيُّهَا الَّذِينَ آمَنُوا أَنفِقُوا</text:p>
          </table:table-cell>
          <table:table-cell office:value-type="float" office:value="62" calcext:value-type="float">
            <text:p>62</text:p>
          </table:table-cell>
          <table:table-cell table:formula="of:=COM.MICROSOFT.CONCAT(&quot;{&quot;; &quot;&quot;&quot;&quot;; [.A48]; &quot;&quot;&quot;&quot;; &quot;,&quot;; &quot;&quot;&quot;&quot;;  [.B48]; &quot;&quot;&quot;&quot;;  &quot;,&quot; ; &quot;&quot;&quot;&quot;; [.C48]; &quot;&quot;&quot;&quot;;  &quot;,&quot; ; &quot;&quot;&quot;&quot;; [.D48]; &quot;&quot;&quot;&quot;; &quot;}, &quot;)" office:value-type="string" office:string-value="{&quot;2&quot;,&quot;267&quot;,&quot;يَا أَيُّهَا الَّذِينَ آمَنُوا أَنفِقُوا&quot;,&quot;62&quot;}, " calcext:value-type="string">
            <text:p>{"2","267","يَا أَيُّهَا الَّذِينَ آمَنُوا أَنفِقُوا","62"},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إِذْ قَالَ اللَّهُ يَا عِيسَىٰ</text:p>
          </table:table-cell>
          <table:table-cell office:value-type="float" office:value="78" calcext:value-type="float">
            <text:p>78</text:p>
          </table:table-cell>
          <table:table-cell office:value-type="float" office:value="6.69" calcext:value-type="float">
            <text:p>6.69</text:p>
          </table:table-cell>
          <table:table-cell table:formula="of:=COM.MICROSOFT.CONCAT(&quot;{&quot;; &quot;&quot;&quot;&quot;; [.G48]; &quot;&quot;&quot;&quot;;  &quot;,&quot;; &quot;&quot;&quot;&quot;;  [.H48]; &quot;&quot;&quot;&quot;;  &quot;,&quot;; &quot;&quot;&quot;&quot;; [.I48]; &quot;&quot;&quot;&quot;;  &quot;,&quot; ; &quot;&quot;&quot;&quot;; [.J48]; &quot;&quot;&quot;&quot;;   &quot;,&quot; ; &quot;&quot;&quot;&quot;; [.K48]; &quot;&quot;&quot;&quot;; &quot;,&quot;; &quot;}, &quot;)" office:value-type="string" office:string-value="{&quot;3&quot;,&quot;55&quot;,&quot;إِذْ قَالَ اللَّهُ يَا عِيسَىٰ&quot;,&quot;78&quot;,&quot;6.69&quot;,}, " calcext:value-type="string">
            <text:p>{"3","55","إِذْ قَالَ اللَّهُ يَا عِيسَىٰ","78","6.69",}, 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الَّذِينَ يُنفِقُونَ أَمْوَالَهُم</text:p>
          </table:table-cell>
          <table:table-cell office:value-type="float" office:value="63" calcext:value-type="float">
            <text:p>63</text:p>
          </table:table-cell>
          <table:table-cell table:formula="of:=COM.MICROSOFT.CONCAT(&quot;{&quot;; &quot;&quot;&quot;&quot;; [.A49]; &quot;&quot;&quot;&quot;; &quot;,&quot;; &quot;&quot;&quot;&quot;;  [.B49]; &quot;&quot;&quot;&quot;;  &quot;,&quot; ; &quot;&quot;&quot;&quot;; [.C49]; &quot;&quot;&quot;&quot;;  &quot;,&quot; ; &quot;&quot;&quot;&quot;; [.D49]; &quot;&quot;&quot;&quot;; &quot;}, &quot;)" office:value-type="string" office:string-value="{&quot;2&quot;,&quot;274&quot;,&quot;الَّذِينَ يُنفِقُونَ أَمْوَالَهُم&quot;,&quot;63&quot;}, " calcext:value-type="string">
            <text:p>{"2","274","الَّذِينَ يُنفِقُونَ أَمْوَالَهُم","63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يَا أَيُّهَا الَّذِينَ آمَنُوا إِذَا تَدَايَنتُم</text:p>
          </table:table-cell>
          <table:table-cell office:value-type="float" office:value="65" calcext:value-type="float">
            <text:p>65</text:p>
          </table:table-cell>
          <table:table-cell table:formula="of:=COM.MICROSOFT.CONCAT(&quot;{&quot;; &quot;&quot;&quot;&quot;; [.A50]; &quot;&quot;&quot;&quot;; &quot;,&quot;; &quot;&quot;&quot;&quot;;  [.B50]; &quot;&quot;&quot;&quot;;  &quot;,&quot; ; &quot;&quot;&quot;&quot;; [.C50]; &quot;&quot;&quot;&quot;;  &quot;,&quot; ; &quot;&quot;&quot;&quot;; [.D50]; &quot;&quot;&quot;&quot;; &quot;}, &quot;)" office:value-type="string" office:string-value="{&quot;2&quot;,&quot;282&quot;,&quot;يَا أَيُّهَا الَّذِينَ آمَنُوا إِذَا تَدَايَنتُم&quot;,&quot;65&quot;}, " calcext:value-type="string">
            <text:p>{"2","282","يَا أَيُّهَا الَّذِينَ آمَنُوا إِذَا تَدَايَنتُم","65"}, 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table:style-name="ce1" office:value-type="string" calcext:value-type="string">
            <text:p>لِّلَّهِ مَا فِي السَّمَاوَاتِ</text:p>
          </table:table-cell>
          <table:table-cell office:value-type="float" office:value="67" calcext:value-type="float">
            <text:p>67</text:p>
          </table:table-cell>
          <table:table-cell table:formula="of:=COM.MICROSOFT.CONCAT(&quot;{&quot;; &quot;&quot;&quot;&quot;; [.A51]; &quot;&quot;&quot;&quot;; &quot;,&quot;; &quot;&quot;&quot;&quot;;  [.B51]; &quot;&quot;&quot;&quot;;  &quot;,&quot; ; &quot;&quot;&quot;&quot;; [.C51]; &quot;&quot;&quot;&quot;;  &quot;,&quot; ; &quot;&quot;&quot;&quot;; [.D51]; &quot;&quot;&quot;&quot;; &quot;}, &quot;)" office:value-type="string" office:string-value="{&quot;2&quot;,&quot;284&quot;,&quot;لِّلَّهِ مَا فِي السَّمَاوَاتِ&quot;,&quot;67&quot;}, " calcext:value-type="string">
            <text:p>{"2","284","لِّلَّهِ مَا فِي السَّمَاوَاتِ","67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</text:p>
          </table:table-cell>
          <table:table-cell office:value-type="float" office:value="68" calcext:value-type="float">
            <text:p>68</text:p>
          </table:table-cell>
          <table:table-cell table:formula="of:=COM.MICROSOFT.CONCAT(&quot;{&quot;; &quot;&quot;&quot;&quot;; [.A52]; &quot;&quot;&quot;&quot;; &quot;,&quot;; &quot;&quot;&quot;&quot;;  [.B52]; &quot;&quot;&quot;&quot;;  &quot;,&quot; ; &quot;&quot;&quot;&quot;; [.C52]; &quot;&quot;&quot;&quot;;  &quot;,&quot; ; &quot;&quot;&quot;&quot;; [.D52]; &quot;&quot;&quot;&quot;; &quot;}, &quot;)" office:value-type="string" office:string-value="{&quot;3&quot;,&quot;1&quot;,&quot;الم&quot;,&quot;68&quot;}, " calcext:value-type="string">
            <text:p>{"3","1","الم","68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إِنَّ الَّذِينَ كَفَرُوا لَن تُغْنِيَ</text:p>
          </table:table-cell>
          <table:table-cell office:value-type="float" office:value="69" calcext:value-type="float">
            <text:p>69</text:p>
          </table:table-cell>
          <table:table-cell table:formula="of:=COM.MICROSOFT.CONCAT(&quot;{&quot;; &quot;&quot;&quot;&quot;; [.A53]; &quot;&quot;&quot;&quot;; &quot;,&quot;; &quot;&quot;&quot;&quot;;  [.B53]; &quot;&quot;&quot;&quot;;  &quot;,&quot; ; &quot;&quot;&quot;&quot;; [.C53]; &quot;&quot;&quot;&quot;;  &quot;,&quot; ; &quot;&quot;&quot;&quot;; [.D53]; &quot;&quot;&quot;&quot;; &quot;}, &quot;)" office:value-type="string" office:string-value="{&quot;3&quot;,&quot;10&quot;,&quot;إِنَّ الَّذِينَ كَفَرُوا لَن تُغْنِيَ&quot;,&quot;69&quot;}, " calcext:value-type="string">
            <text:p>{"3","10","إِنَّ الَّذِينَ كَفَرُوا لَن تُغْنِيَ","69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إِنَّ الَّذِينَ يَكْفُرُونَ بِآيَاتِ</text:p>
          </table:table-cell>
          <table:table-cell office:value-type="float" office:value="71" calcext:value-type="float">
            <text:p>71</text:p>
          </table:table-cell>
          <table:table-cell table:formula="of:=COM.MICROSOFT.CONCAT(&quot;{&quot;; &quot;&quot;&quot;&quot;; [.A54]; &quot;&quot;&quot;&quot;; &quot;,&quot;; &quot;&quot;&quot;&quot;;  [.B54]; &quot;&quot;&quot;&quot;;  &quot;,&quot; ; &quot;&quot;&quot;&quot;; [.C54]; &quot;&quot;&quot;&quot;;  &quot;,&quot; ; &quot;&quot;&quot;&quot;; [.D54]; &quot;&quot;&quot;&quot;; &quot;}, &quot;)" office:value-type="string" office:string-value="{&quot;3&quot;,&quot;21&quot;,&quot;إِنَّ الَّذِينَ يَكْفُرُونَ بِآيَاتِ&quot;,&quot;71&quot;}, " calcext:value-type="string">
            <text:p>{"3","21","إِنَّ الَّذِينَ يَكْفُرُونَ بِآيَاتِ","71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قُلْ إِن كُنتُمْ تُحِبُّونَ</text:p>
          </table:table-cell>
          <table:table-cell office:value-type="float" office:value="74" calcext:value-type="float">
            <text:p>74</text:p>
          </table:table-cell>
          <table:table-cell table:formula="of:=COM.MICROSOFT.CONCAT(&quot;{&quot;; &quot;&quot;&quot;&quot;; [.A55]; &quot;&quot;&quot;&quot;; &quot;,&quot;; &quot;&quot;&quot;&quot;;  [.B55]; &quot;&quot;&quot;&quot;;  &quot;,&quot; ; &quot;&quot;&quot;&quot;; [.C55]; &quot;&quot;&quot;&quot;;  &quot;,&quot; ; &quot;&quot;&quot;&quot;; [.D55]; &quot;&quot;&quot;&quot;; &quot;}, &quot;)" office:value-type="string" office:string-value="{&quot;3&quot;,&quot;31&quot;,&quot;قُلْ إِن كُنتُمْ تُحِبُّونَ&quot;,&quot;74&quot;}, " calcext:value-type="string">
            <text:p>{"3","31","قُلْ إِن كُنتُمْ تُحِبُّونَ","74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وَإِذْ قَالَتِ الْمَلَائِكَةُ </text:p>
          </table:table-cell>
          <table:table-cell office:value-type="float" office:value="76" calcext:value-type="float">
            <text:p>76</text:p>
          </table:table-cell>
          <table:table-cell table:formula="of:=COM.MICROSOFT.CONCAT(&quot;{&quot;; &quot;&quot;&quot;&quot;; [.A56]; &quot;&quot;&quot;&quot;; &quot;,&quot;; &quot;&quot;&quot;&quot;;  [.B56]; &quot;&quot;&quot;&quot;;  &quot;,&quot; ; &quot;&quot;&quot;&quot;; [.C56]; &quot;&quot;&quot;&quot;;  &quot;,&quot; ; &quot;&quot;&quot;&quot;; [.D56]; &quot;&quot;&quot;&quot;; &quot;}, &quot;)" office:value-type="string" office:string-value="{&quot;3&quot;,&quot;42&quot;,&quot;وَإِذْ قَالَتِ الْمَلَائِكَةُ &quot;,&quot;76&quot;}, " calcext:value-type="string">
            <text:p>{"3","42","وَإِذْ قَالَتِ الْمَلَائِكَةُ ","76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إِذْ قَالَ اللَّهُ يَا عِيسَىٰ</text:p>
          </table:table-cell>
          <table:table-cell office:value-type="float" office:value="78" calcext:value-type="float">
            <text:p>78</text:p>
          </table:table-cell>
          <table:table-cell table:formula="of:=COM.MICROSOFT.CONCAT(&quot;{&quot;; &quot;&quot;&quot;&quot;; [.A57]; &quot;&quot;&quot;&quot;; &quot;,&quot;; &quot;&quot;&quot;&quot;;  [.B57]; &quot;&quot;&quot;&quot;;  &quot;,&quot; ; &quot;&quot;&quot;&quot;; [.C57]; &quot;&quot;&quot;&quot;;  &quot;,&quot; ; &quot;&quot;&quot;&quot;; [.D57]; &quot;&quot;&quot;&quot;; &quot;}, &quot;)" office:value-type="string" office:string-value="{&quot;3&quot;,&quot;55&quot;,&quot;إِذْ قَالَ اللَّهُ يَا عِيسَىٰ&quot;,&quot;78&quot;}, " calcext:value-type="string">
            <text:p>{"3","55","إِذْ قَالَ اللَّهُ يَا عِيسَىٰ","78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قُلْ يَا أَهْلَ الْكِتَابِ تَعَالَوْا</text:p>
          </table:table-cell>
          <table:table-cell office:value-type="float" office:value="79" calcext:value-type="float">
            <text:p>79</text:p>
          </table:table-cell>
          <table:table-cell table:formula="of:=COM.MICROSOFT.CONCAT(&quot;{&quot;; &quot;&quot;&quot;&quot;; [.A58]; &quot;&quot;&quot;&quot;; &quot;,&quot;; &quot;&quot;&quot;&quot;;  [.B58]; &quot;&quot;&quot;&quot;;  &quot;,&quot; ; &quot;&quot;&quot;&quot;; [.C58]; &quot;&quot;&quot;&quot;;  &quot;,&quot; ; &quot;&quot;&quot;&quot;; [.D58]; &quot;&quot;&quot;&quot;; &quot;}, &quot;)" office:value-type="string" office:string-value="{&quot;3&quot;,&quot;64&quot;,&quot;قُلْ يَا أَهْلَ الْكِتَابِ تَعَالَوْا&quot;,&quot;79&quot;}, " calcext:value-type="string">
            <text:p>{"3","64","قُلْ يَا أَهْلَ الْكِتَابِ تَعَالَوْا","79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وَقَالَت طَّائِفَةٌ مِّنْ أَهْلِ الْكِتَابِ</text:p>
          </table:table-cell>
          <table:table-cell office:value-type="float" office:value="81" calcext:value-type="float">
            <text:p>81</text:p>
          </table:table-cell>
          <table:table-cell table:formula="of:=COM.MICROSOFT.CONCAT(&quot;{&quot;; &quot;&quot;&quot;&quot;; [.A59]; &quot;&quot;&quot;&quot;; &quot;,&quot;; &quot;&quot;&quot;&quot;;  [.B59]; &quot;&quot;&quot;&quot;;  &quot;,&quot; ; &quot;&quot;&quot;&quot;; [.C59]; &quot;&quot;&quot;&quot;;  &quot;,&quot; ; &quot;&quot;&quot;&quot;; [.D59]; &quot;&quot;&quot;&quot;; &quot;}, &quot;)" office:value-type="string" office:string-value="{&quot;3&quot;,&quot;72&quot;,&quot;وَقَالَت طَّائِفَةٌ مِّنْ أَهْلِ الْكِتَابِ&quot;,&quot;81&quot;}, " calcext:value-type="string">
            <text:p>{"3","72","وَقَالَت طَّائِفَةٌ مِّنْ أَهْلِ الْكِتَابِ","81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وَإِذْ أَخَذَ اللَّهُ مِيثَاقَ النَّبِيِّينَ</text:p>
          </table:table-cell>
          <table:table-cell office:value-type="float" office:value="83" calcext:value-type="float">
            <text:p>83</text:p>
          </table:table-cell>
          <table:table-cell table:formula="of:=COM.MICROSOFT.CONCAT(&quot;{&quot;; &quot;&quot;&quot;&quot;; [.A60]; &quot;&quot;&quot;&quot;; &quot;,&quot;; &quot;&quot;&quot;&quot;;  [.B60]; &quot;&quot;&quot;&quot;;  &quot;,&quot; ; &quot;&quot;&quot;&quot;; [.C60]; &quot;&quot;&quot;&quot;;  &quot;,&quot; ; &quot;&quot;&quot;&quot;; [.D60]; &quot;&quot;&quot;&quot;; &quot;}, &quot;)" office:value-type="string" office:string-value="{&quot;3&quot;,&quot;81&quot;,&quot;وَإِذْ أَخَذَ اللَّهُ مِيثَاقَ النَّبِيِّينَ&quot;,&quot;83&quot;}, " calcext:value-type="string">
            <text:p>{"3","81","وَإِذْ أَخَذَ اللَّهُ مِيثَاقَ النَّبِيِّينَ","83"}, </text:p>
          </table:table-cell>
          <table:table-cell table:number-columns-repeated="1003"/>
        </table:table-row>
        <table:table-row table:style-name="ro1" table:number-rows-repeated="6"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لَن تَنَالُوا الْبِرَّ حَتَّىٰ تُنفِقُوا </text:p>
          </table:table-cell>
          <table:table-cell office:value-type="float" office:value="85" calcext:value-type="float">
            <text:p>85</text:p>
          </table:table-cell>
          <table:table-cell table:formula="of:=COM.MICROSOFT.CONCAT(&quot;{&quot;; &quot;&quot;&quot;&quot;; [.A67]; &quot;&quot;&quot;&quot;; &quot;,&quot;; &quot;&quot;&quot;&quot;;  [.B67]; &quot;&quot;&quot;&quot;;  &quot;,&quot; ; &quot;&quot;&quot;&quot;; [.C67]; &quot;&quot;&quot;&quot;;  &quot;,&quot; ; &quot;&quot;&quot;&quot;; [.D67]; &quot;&quot;&quot;&quot;; &quot;}, &quot;)" office:value-type="string" office:string-value="{&quot;3&quot;,&quot;92&quot;,&quot;لَن تَنَالُوا الْبِرَّ حَتَّىٰ تُنفِقُوا &quot;,&quot;85&quot;}, " calcext:value-type="string">
            <text:p>{"3","92","لَن تَنَالُوا الْبِرَّ حَتَّىٰ تُنفِقُوا ","85"}, </text:p>
          </table:table-cell>
          <table:table-cell table:formula="of:=COM.MICROSOFT.CONCAT(&quot;{&quot;; [.E67:.E81]; &quot;}, &quot;)" office:value-type="string" office:string-value="{{&quot;3&quot;,&quot;92&quot;,&quot;لَن تَنَالُوا الْبِرَّ حَتَّىٰ تُنفِقُوا &quot;,&quot;85&quot;}, {&quot;3&quot;,&quot;102&quot;,&quot;يَا أَيُّهَا الَّذِينَ آمَنُوا اتَّقُوا اللَّهَ &quot;,&quot;86&quot;}, {&quot;3&quot;,&quot;110&quot;,&quot;كُنتُمْ خَيْرَ أُمَّةٍ أُخْرِجَتْ لِلنَّاسِ&quot;,&quot;88&quot;}, {&quot;3&quot;,&quot;121&quot;,&quot;وَإِذْ غَدَوْتَ مِنْ أَهْلِكَ&quot;,&quot;90&quot;}, {&quot;3&quot;,&quot;130&quot;,&quot;يَا أَيُّهَا الَّذِينَ آمَنُوا لَا تَأْكُلُوا&quot;,&quot;91&quot;}, {&quot;3&quot;,&quot;144&quot;,&quot;وَمَا مُحَمَّدٌ إِلَّا رَسُولٌ&quot;,&quot;94&quot;}, {&quot;3&quot;,&quot;149&quot;,&quot;يَا أَيُّهَا الَّذِينَ آمَنُوا إِن تُطِيعُوا&quot;,&quot;95&quot;}, {&quot;3&quot;,&quot;156&quot;,&quot;يَا أَيُّهَا الَّذِينَ آمَنُوا لَا تَكُونُوا&quot;,&quot;97&quot;}, {&quot;3&quot;,&quot;172&quot;,&quot;الَّذِينَ اسْتَجَابُوا لِلَّهِ وَالرَّسُولِ&quot;,&quot;100&quot;}, {&quot;3&quot;,&quot;181&quot;,&quot;لَّقَدْ سَمِعَ اللَّهُ قَوْلَ الَّذِينَ قَالُوا &quot;,&quot;102&quot;}, {&quot;3&quot;,&quot;190&quot;,&quot;إِنَّ فِي خَلْقِ السَّمَاوَاتِ وَالْأَرْضِ&quot;,&quot;104&quot;}, {&quot;4&quot;,&quot;1&quot;,&quot;يَا أَيُّهَا النَّاسُ اتَّقُوا رَبَّكُمُ&quot;,&quot;106&quot;}, {&quot;4&quot;,&quot;11&quot;,&quot;يُوصِيكُمُ اللَّهُ فِي أَوْلَادِكُمْ&quot;,&quot;108&quot;}, {&quot;4&quot;,&quot;15&quot;,&quot;وَاللَّاتِي يَأْتِينَ الْفَاحِشَةَ مِن&quot;,&quot;110&quot;}, {&quot;4&quot;,&quot;23&quot;,&quot;حُرِّمَتْ عَلَيْكُمْ أُمَّهَاتُكُمْ&quot;,&quot;112&quot;}, }, " calcext:value-type="string">
            <text:p>{{"3","92","لَن تَنَالُوا الْبِرَّ حَتَّىٰ تُنفِقُوا ","85"}, {"3","102","يَا أَيُّهَا الَّذِينَ آمَنُوا اتَّقُوا اللَّهَ ","86"}, {"3","110","كُنتُمْ خَيْرَ أُمَّةٍ أُخْرِجَتْ لِلنَّاسِ","88"}, {"3","121","وَإِذْ غَدَوْتَ مِنْ أَهْلِكَ","90"}, {"3","130","يَا أَيُّهَا الَّذِينَ آمَنُوا لَا تَأْكُلُوا","91"}, {"3","144","وَمَا مُحَمَّدٌ إِلَّا رَسُولٌ","94"}, {"3","149","يَا أَيُّهَا الَّذِينَ آمَنُوا إِن تُطِيعُوا","95"}, {"3","156","يَا أَيُّهَا الَّذِينَ آمَنُوا لَا تَكُونُوا","97"}, {"3","172","الَّذِينَ اسْتَجَابُوا لِلَّهِ وَالرَّسُولِ","100"}, {"3","181","لَّقَدْ سَمِعَ اللَّهُ قَوْلَ الَّذِينَ قَالُوا ","102"}, {"3","190","إِنَّ فِي خَلْقِ السَّمَاوَاتِ وَالْأَرْضِ","104"}, {"4","1","يَا أَيُّهَا النَّاسُ اتَّقُوا رَبَّكُمُ","106"}, {"4","11","يُوصِيكُمُ اللَّهُ فِي أَوْلَادِكُمْ","108"}, {"4","15","وَاللَّاتِي يَأْتِينَ الْفَاحِشَةَ مِن","110"}, {"4","23","حُرِّمَتْ عَلَيْكُمْ أُمَّهَاتُكُمْ","112"}, }, 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لَن تَنَالُوا الْبِرَّ حَتَّىٰ تُنفِقُوا </text:p>
          </table:table-cell>
          <table:table-cell office:value-type="float" office:value="85" calcext:value-type="float">
            <text:p>85</text:p>
          </table:table-cell>
          <table:table-cell table:style-name="ce3" table:formula="of:=&quot;7.00&quot;" office:value-type="string" office:string-value="7.00" calcext:value-type="string">
            <text:p>7.00</text:p>
          </table:table-cell>
          <table:table-cell table:formula="of:=COM.MICROSOFT.CONCAT(&quot;{&quot;; &quot;&quot;&quot;&quot;; [.G67]; &quot;&quot;&quot;&quot;;  &quot;,&quot;; &quot;&quot;&quot;&quot;;  [.H67]; &quot;&quot;&quot;&quot;;  &quot;,&quot;; &quot;&quot;&quot;&quot;; [.I67]; &quot;&quot;&quot;&quot;;  &quot;,&quot; ; &quot;&quot;&quot;&quot;; [.J67]; &quot;&quot;&quot;&quot;;   &quot;,&quot; ; &quot;&quot;&quot;&quot;; [.K67]; &quot;&quot;&quot;&quot;; &quot;,&quot;; &quot;}, &quot;)" office:value-type="string" office:string-value="{&quot;3&quot;,&quot;92&quot;,&quot;لَن تَنَالُوا الْبِرَّ حَتَّىٰ تُنفِقُوا &quot;,&quot;85&quot;,&quot;7.00&quot;,}, " calcext:value-type="string">
            <text:p>{"3","92","لَن تَنَالُوا الْبِرَّ حَتَّىٰ تُنفِقُوا ","85","7.00",}, </text:p>
          </table:table-cell>
          <table:table-cell/>
          <table:table-cell table:formula="of:=COM.MICROSOFT.CONCAT(&quot;{&quot;; [.L67:.L70]; &quot;}, &quot;)" office:value-type="string" office:string-value="{{&quot;3&quot;,&quot;92&quot;,&quot;لَن تَنَالُوا الْبِرَّ حَتَّىٰ تُنفِقُوا &quot;,&quot;85&quot;,&quot;7.00&quot;,}, {&quot;3&quot;,&quot;130&quot;,&quot;يَا أَيُّهَا الَّذِينَ آمَنُوا لَا تَأْكُلُوا&quot;,&quot;91&quot;,&quot;8.38&quot;,}, {&quot;3&quot;,&quot;172&quot;,&quot;الَّذِينَ اسْتَجَابُوا لِلَّهِ وَالرَّسُولِ&quot;,&quot;100&quot;,&quot;5.92&quot;,}, {&quot;4&quot;,&quot;1&quot;,&quot;يَا أَيُّهَا النَّاسُ اتَّقُوا رَبَّكُمُ&quot;,&quot;106&quot;,&quot;6.54&quot;,}, }, " calcext:value-type="string">
            <text:p>{{"3","92","لَن تَنَالُوا الْبِرَّ حَتَّىٰ تُنفِقُوا ","85","7.00",}, {"3","130","يَا أَيُّهَا الَّذِينَ آمَنُوا لَا تَأْكُلُوا","91","8.38",}, {"3","172","الَّذِينَ اسْتَجَابُوا لِلَّهِ وَالرَّسُولِ","100","5.92",}, {"4","1","يَا أَيُّهَا النَّاسُ اتَّقُوا رَبَّكُمُ","106","6.54",}, }, </text:p>
          </table:table-cell>
          <table:table-cell table:number-columns-repeated="99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يَا أَيُّهَا الَّذِينَ آمَنُوا اتَّقُوا اللَّهَ </text:p>
          </table:table-cell>
          <table:table-cell office:value-type="float" office:value="86" calcext:value-type="float">
            <text:p>86</text:p>
          </table:table-cell>
          <table:table-cell table:formula="of:=COM.MICROSOFT.CONCAT(&quot;{&quot;; &quot;&quot;&quot;&quot;; [.A68]; &quot;&quot;&quot;&quot;; &quot;,&quot;; &quot;&quot;&quot;&quot;;  [.B68]; &quot;&quot;&quot;&quot;;  &quot;,&quot; ; &quot;&quot;&quot;&quot;; [.C68]; &quot;&quot;&quot;&quot;;  &quot;,&quot; ; &quot;&quot;&quot;&quot;; [.D68]; &quot;&quot;&quot;&quot;; &quot;}, &quot;)" office:value-type="string" office:string-value="{&quot;3&quot;,&quot;102&quot;,&quot;يَا أَيُّهَا الَّذِينَ آمَنُوا اتَّقُوا اللَّهَ &quot;,&quot;86&quot;}, " calcext:value-type="string">
            <text:p>{"3","102","يَا أَيُّهَا الَّذِينَ آمَنُوا اتَّقُوا اللَّهَ ","86"},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يَا أَيُّهَا الَّذِينَ آمَنُوا لَا تَأْكُلُوا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8.38" calcext:value-type="float">
            <text:p>8.38</text:p>
          </table:table-cell>
          <table:table-cell table:formula="of:=COM.MICROSOFT.CONCAT(&quot;{&quot;; &quot;&quot;&quot;&quot;; [.G68]; &quot;&quot;&quot;&quot;;  &quot;,&quot;; &quot;&quot;&quot;&quot;;  [.H68]; &quot;&quot;&quot;&quot;;  &quot;,&quot;; &quot;&quot;&quot;&quot;; [.I68]; &quot;&quot;&quot;&quot;;  &quot;,&quot; ; &quot;&quot;&quot;&quot;; [.J68]; &quot;&quot;&quot;&quot;;   &quot;,&quot; ; &quot;&quot;&quot;&quot;; [.K68]; &quot;&quot;&quot;&quot;; &quot;,&quot;; &quot;}, &quot;)" office:value-type="string" office:string-value="{&quot;3&quot;,&quot;130&quot;,&quot;يَا أَيُّهَا الَّذِينَ آمَنُوا لَا تَأْكُلُوا&quot;,&quot;91&quot;,&quot;8.38&quot;,}, " calcext:value-type="string">
            <text:p>{"3","130","يَا أَيُّهَا الَّذِينَ آمَنُوا لَا تَأْكُلُوا","91","8.38",}, </text:p>
          </table:table-cell>
          <table:table-cell table:number-columns-repeated="99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كُنتُمْ خَيْرَ أُمَّةٍ أُخْرِجَتْ لِلنَّاسِ</text:p>
          </table:table-cell>
          <table:table-cell office:value-type="float" office:value="88" calcext:value-type="float">
            <text:p>88</text:p>
          </table:table-cell>
          <table:table-cell table:formula="of:=COM.MICROSOFT.CONCAT(&quot;{&quot;; &quot;&quot;&quot;&quot;; [.A69]; &quot;&quot;&quot;&quot;; &quot;,&quot;; &quot;&quot;&quot;&quot;;  [.B69]; &quot;&quot;&quot;&quot;;  &quot;,&quot; ; &quot;&quot;&quot;&quot;; [.C69]; &quot;&quot;&quot;&quot;;  &quot;,&quot; ; &quot;&quot;&quot;&quot;; [.D69]; &quot;&quot;&quot;&quot;; &quot;}, &quot;)" office:value-type="string" office:string-value="{&quot;3&quot;,&quot;110&quot;,&quot;كُنتُمْ خَيْرَ أُمَّةٍ أُخْرِجَتْ لِلنَّاسِ&quot;,&quot;88&quot;}, " calcext:value-type="string">
            <text:p>{"3","110","كُنتُمْ خَيْرَ أُمَّةٍ أُخْرِجَتْ لِلنَّاسِ","88"},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الَّذِينَ اسْتَجَابُوا لِلَّهِ وَالرَّسُولِ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5.92" calcext:value-type="float">
            <text:p>5.92</text:p>
          </table:table-cell>
          <table:table-cell table:formula="of:=COM.MICROSOFT.CONCAT(&quot;{&quot;; &quot;&quot;&quot;&quot;; [.G69]; &quot;&quot;&quot;&quot;;  &quot;,&quot;; &quot;&quot;&quot;&quot;;  [.H69]; &quot;&quot;&quot;&quot;;  &quot;,&quot;; &quot;&quot;&quot;&quot;; [.I69]; &quot;&quot;&quot;&quot;;  &quot;,&quot; ; &quot;&quot;&quot;&quot;; [.J69]; &quot;&quot;&quot;&quot;;   &quot;,&quot; ; &quot;&quot;&quot;&quot;; [.K69]; &quot;&quot;&quot;&quot;; &quot;,&quot;; &quot;}, &quot;)" office:value-type="string" office:string-value="{&quot;3&quot;,&quot;172&quot;,&quot;الَّذِينَ اسْتَجَابُوا لِلَّهِ وَالرَّسُولِ&quot;,&quot;100&quot;,&quot;5.92&quot;,}, " calcext:value-type="string">
            <text:p>{"3","172","الَّذِينَ اسْتَجَابُوا لِلَّهِ وَالرَّسُولِ","100","5.92",}, </text:p>
          </table:table-cell>
          <table:table-cell table:number-columns-repeated="99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وَإِذْ غَدَوْتَ مِنْ أَهْلِكَ</text:p>
          </table:table-cell>
          <table:table-cell office:value-type="float" office:value="90" calcext:value-type="float">
            <text:p>90</text:p>
          </table:table-cell>
          <table:table-cell table:formula="of:=COM.MICROSOFT.CONCAT(&quot;{&quot;; &quot;&quot;&quot;&quot;; [.A70]; &quot;&quot;&quot;&quot;; &quot;,&quot;; &quot;&quot;&quot;&quot;;  [.B70]; &quot;&quot;&quot;&quot;;  &quot;,&quot; ; &quot;&quot;&quot;&quot;; [.C70]; &quot;&quot;&quot;&quot;;  &quot;,&quot; ; &quot;&quot;&quot;&quot;; [.D70]; &quot;&quot;&quot;&quot;; &quot;}, &quot;)" office:value-type="string" office:string-value="{&quot;3&quot;,&quot;121&quot;,&quot;وَإِذْ غَدَوْتَ مِنْ أَهْلِكَ&quot;,&quot;90&quot;}, " calcext:value-type="string">
            <text:p>{"3","121","وَإِذْ غَدَوْتَ مِنْ أَهْلِكَ","90"},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نَّاسُ اتَّقُوا رَبَّكُمُ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6.54" calcext:value-type="float">
            <text:p>6.54</text:p>
          </table:table-cell>
          <table:table-cell table:formula="of:=COM.MICROSOFT.CONCAT(&quot;{&quot;; &quot;&quot;&quot;&quot;; [.G70]; &quot;&quot;&quot;&quot;;  &quot;,&quot;; &quot;&quot;&quot;&quot;;  [.H70]; &quot;&quot;&quot;&quot;;  &quot;,&quot;; &quot;&quot;&quot;&quot;; [.I70]; &quot;&quot;&quot;&quot;;  &quot;,&quot; ; &quot;&quot;&quot;&quot;; [.J70]; &quot;&quot;&quot;&quot;;   &quot;,&quot; ; &quot;&quot;&quot;&quot;; [.K70]; &quot;&quot;&quot;&quot;; &quot;,&quot;; &quot;}, &quot;)" office:value-type="string" office:string-value="{&quot;4&quot;,&quot;1&quot;,&quot;يَا أَيُّهَا النَّاسُ اتَّقُوا رَبَّكُمُ&quot;,&quot;106&quot;,&quot;6.54&quot;,}, " calcext:value-type="string">
            <text:p>{"4","1","يَا أَيُّهَا النَّاسُ اتَّقُوا رَبَّكُمُ","106","6.54",}, </text:p>
          </table:table-cell>
          <table:table-cell table:number-columns-repeated="99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يَا أَيُّهَا الَّذِينَ آمَنُوا لَا تَأْكُلُوا</text:p>
          </table:table-cell>
          <table:table-cell office:value-type="float" office:value="91" calcext:value-type="float">
            <text:p>91</text:p>
          </table:table-cell>
          <table:table-cell table:formula="of:=COM.MICROSOFT.CONCAT(&quot;{&quot;; &quot;&quot;&quot;&quot;; [.A71]; &quot;&quot;&quot;&quot;; &quot;,&quot;; &quot;&quot;&quot;&quot;;  [.B71]; &quot;&quot;&quot;&quot;;  &quot;,&quot; ; &quot;&quot;&quot;&quot;; [.C71]; &quot;&quot;&quot;&quot;;  &quot;,&quot; ; &quot;&quot;&quot;&quot;; [.D71]; &quot;&quot;&quot;&quot;; &quot;}, &quot;)" office:value-type="string" office:string-value="{&quot;3&quot;,&quot;130&quot;,&quot;يَا أَيُّهَا الَّذِينَ آمَنُوا لَا تَأْكُلُوا&quot;,&quot;91&quot;}, " calcext:value-type="string">
            <text:p>{"3","130","يَا أَيُّهَا الَّذِينَ آمَنُوا لَا تَأْكُلُوا","91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وَمَا مُحَمَّدٌ إِلَّا رَسُولٌ</text:p>
          </table:table-cell>
          <table:table-cell office:value-type="float" office:value="94" calcext:value-type="float">
            <text:p>94</text:p>
          </table:table-cell>
          <table:table-cell table:formula="of:=COM.MICROSOFT.CONCAT(&quot;{&quot;; &quot;&quot;&quot;&quot;; [.A72]; &quot;&quot;&quot;&quot;; &quot;,&quot;; &quot;&quot;&quot;&quot;;  [.B72]; &quot;&quot;&quot;&quot;;  &quot;,&quot; ; &quot;&quot;&quot;&quot;; [.C72]; &quot;&quot;&quot;&quot;;  &quot;,&quot; ; &quot;&quot;&quot;&quot;; [.D72]; &quot;&quot;&quot;&quot;; &quot;}, &quot;)" office:value-type="string" office:string-value="{&quot;3&quot;,&quot;144&quot;,&quot;وَمَا مُحَمَّدٌ إِلَّا رَسُولٌ&quot;,&quot;94&quot;}, " calcext:value-type="string">
            <text:p>{"3","144","وَمَا مُحَمَّدٌ إِلَّا رَسُولٌ","94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يَا أَيُّهَا الَّذِينَ آمَنُوا إِن تُطِيعُوا</text:p>
          </table:table-cell>
          <table:table-cell office:value-type="float" office:value="95" calcext:value-type="float">
            <text:p>95</text:p>
          </table:table-cell>
          <table:table-cell table:formula="of:=COM.MICROSOFT.CONCAT(&quot;{&quot;; &quot;&quot;&quot;&quot;; [.A73]; &quot;&quot;&quot;&quot;; &quot;,&quot;; &quot;&quot;&quot;&quot;;  [.B73]; &quot;&quot;&quot;&quot;;  &quot;,&quot; ; &quot;&quot;&quot;&quot;; [.C73]; &quot;&quot;&quot;&quot;;  &quot;,&quot; ; &quot;&quot;&quot;&quot;; [.D73]; &quot;&quot;&quot;&quot;; &quot;}, &quot;)" office:value-type="string" office:string-value="{&quot;3&quot;,&quot;149&quot;,&quot;يَا أَيُّهَا الَّذِينَ آمَنُوا إِن تُطِيعُوا&quot;,&quot;95&quot;}, " calcext:value-type="string">
            <text:p>{"3","149","يَا أَيُّهَا الَّذِينَ آمَنُوا إِن تُطِيعُوا","95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يَا أَيُّهَا الَّذِينَ آمَنُوا لَا تَكُونُوا</text:p>
          </table:table-cell>
          <table:table-cell office:value-type="float" office:value="97" calcext:value-type="float">
            <text:p>97</text:p>
          </table:table-cell>
          <table:table-cell table:formula="of:=COM.MICROSOFT.CONCAT(&quot;{&quot;; &quot;&quot;&quot;&quot;; [.A74]; &quot;&quot;&quot;&quot;; &quot;,&quot;; &quot;&quot;&quot;&quot;;  [.B74]; &quot;&quot;&quot;&quot;;  &quot;,&quot; ; &quot;&quot;&quot;&quot;; [.C74]; &quot;&quot;&quot;&quot;;  &quot;,&quot; ; &quot;&quot;&quot;&quot;; [.D74]; &quot;&quot;&quot;&quot;; &quot;}, &quot;)" office:value-type="string" office:string-value="{&quot;3&quot;,&quot;156&quot;,&quot;يَا أَيُّهَا الَّذِينَ آمَنُوا لَا تَكُونُوا&quot;,&quot;97&quot;}, " calcext:value-type="string">
            <text:p>{"3","156","يَا أَيُّهَا الَّذِينَ آمَنُوا لَا تَكُونُوا","97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الَّذِينَ اسْتَجَابُوا لِلَّهِ وَالرَّسُولِ</text:p>
          </table:table-cell>
          <table:table-cell office:value-type="float" office:value="100" calcext:value-type="float">
            <text:p>100</text:p>
          </table:table-cell>
          <table:table-cell table:formula="of:=COM.MICROSOFT.CONCAT(&quot;{&quot;; &quot;&quot;&quot;&quot;; [.A75]; &quot;&quot;&quot;&quot;; &quot;,&quot;; &quot;&quot;&quot;&quot;;  [.B75]; &quot;&quot;&quot;&quot;;  &quot;,&quot; ; &quot;&quot;&quot;&quot;; [.C75]; &quot;&quot;&quot;&quot;;  &quot;,&quot; ; &quot;&quot;&quot;&quot;; [.D75]; &quot;&quot;&quot;&quot;; &quot;}, &quot;)" office:value-type="string" office:string-value="{&quot;3&quot;,&quot;172&quot;,&quot;الَّذِينَ اسْتَجَابُوا لِلَّهِ وَالرَّسُولِ&quot;,&quot;100&quot;}, " calcext:value-type="string">
            <text:p>{"3","172","الَّذِينَ اسْتَجَابُوا لِلَّهِ وَالرَّسُولِ","100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1" office:value-type="string" calcext:value-type="string">
            <text:p>لَّقَدْ سَمِعَ اللَّهُ قَوْلَ الَّذِينَ قَالُوا </text:p>
          </table:table-cell>
          <table:table-cell office:value-type="float" office:value="102" calcext:value-type="float">
            <text:p>102</text:p>
          </table:table-cell>
          <table:table-cell table:formula="of:=COM.MICROSOFT.CONCAT(&quot;{&quot;; &quot;&quot;&quot;&quot;; [.A76]; &quot;&quot;&quot;&quot;; &quot;,&quot;; &quot;&quot;&quot;&quot;;  [.B76]; &quot;&quot;&quot;&quot;;  &quot;,&quot; ; &quot;&quot;&quot;&quot;; [.C76]; &quot;&quot;&quot;&quot;;  &quot;,&quot; ; &quot;&quot;&quot;&quot;; [.D76]; &quot;&quot;&quot;&quot;; &quot;}, &quot;)" office:value-type="string" office:string-value="{&quot;3&quot;,&quot;181&quot;,&quot;لَّقَدْ سَمِعَ اللَّهُ قَوْلَ الَّذِينَ قَالُوا &quot;,&quot;102&quot;}, " calcext:value-type="string">
            <text:p>{"3","181","لَّقَدْ سَمِعَ اللَّهُ قَوْلَ الَّذِينَ قَالُوا ","102"}, 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إِنَّ فِي خَلْقِ السَّمَاوَاتِ وَالْأَرْضِ</text:p>
          </table:table-cell>
          <table:table-cell office:value-type="float" office:value="104" calcext:value-type="float">
            <text:p>104</text:p>
          </table:table-cell>
          <table:table-cell table:formula="of:=COM.MICROSOFT.CONCAT(&quot;{&quot;; &quot;&quot;&quot;&quot;; [.A77]; &quot;&quot;&quot;&quot;; &quot;,&quot;; &quot;&quot;&quot;&quot;;  [.B77]; &quot;&quot;&quot;&quot;;  &quot;,&quot; ; &quot;&quot;&quot;&quot;; [.C77]; &quot;&quot;&quot;&quot;;  &quot;,&quot; ; &quot;&quot;&quot;&quot;; [.D77]; &quot;&quot;&quot;&quot;; &quot;}, &quot;)" office:value-type="string" office:string-value="{&quot;3&quot;,&quot;190&quot;,&quot;إِنَّ فِي خَلْقِ السَّمَاوَاتِ وَالْأَرْضِ&quot;,&quot;104&quot;}, " calcext:value-type="string">
            <text:p>{"3","190","إِنَّ فِي خَلْقِ السَّمَاوَاتِ وَالْأَرْضِ","104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نَّاسُ اتَّقُوا رَبَّكُمُ</text:p>
          </table:table-cell>
          <table:table-cell office:value-type="float" office:value="106" calcext:value-type="float">
            <text:p>106</text:p>
          </table:table-cell>
          <table:table-cell table:formula="of:=COM.MICROSOFT.CONCAT(&quot;{&quot;; &quot;&quot;&quot;&quot;; [.A78]; &quot;&quot;&quot;&quot;; &quot;,&quot;; &quot;&quot;&quot;&quot;;  [.B78]; &quot;&quot;&quot;&quot;;  &quot;,&quot; ; &quot;&quot;&quot;&quot;; [.C78]; &quot;&quot;&quot;&quot;;  &quot;,&quot; ; &quot;&quot;&quot;&quot;; [.D78]; &quot;&quot;&quot;&quot;; &quot;}, &quot;)" office:value-type="string" office:string-value="{&quot;4&quot;,&quot;1&quot;,&quot;يَا أَيُّهَا النَّاسُ اتَّقُوا رَبَّكُمُ&quot;,&quot;106&quot;}, " calcext:value-type="string">
            <text:p>{"4","1","يَا أَيُّهَا النَّاسُ اتَّقُوا رَبَّكُمُ","106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يُوصِيكُمُ اللَّهُ فِي أَوْلَادِكُمْ</text:p>
          </table:table-cell>
          <table:table-cell office:value-type="float" office:value="108" calcext:value-type="float">
            <text:p>108</text:p>
          </table:table-cell>
          <table:table-cell table:formula="of:=COM.MICROSOFT.CONCAT(&quot;{&quot;; &quot;&quot;&quot;&quot;; [.A79]; &quot;&quot;&quot;&quot;; &quot;,&quot;; &quot;&quot;&quot;&quot;;  [.B79]; &quot;&quot;&quot;&quot;;  &quot;,&quot; ; &quot;&quot;&quot;&quot;; [.C79]; &quot;&quot;&quot;&quot;;  &quot;,&quot; ; &quot;&quot;&quot;&quot;; [.D79]; &quot;&quot;&quot;&quot;; &quot;}, &quot;)" office:value-type="string" office:string-value="{&quot;4&quot;,&quot;11&quot;,&quot;يُوصِيكُمُ اللَّهُ فِي أَوْلَادِكُمْ&quot;,&quot;108&quot;}, " calcext:value-type="string">
            <text:p>{"4","11","يُوصِيكُمُ اللَّهُ فِي أَوْلَادِكُمْ","108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وَاللَّاتِي يَأْتِينَ الْفَاحِشَةَ مِن</text:p>
          </table:table-cell>
          <table:table-cell office:value-type="float" office:value="110" calcext:value-type="float">
            <text:p>110</text:p>
          </table:table-cell>
          <table:table-cell table:formula="of:=COM.MICROSOFT.CONCAT(&quot;{&quot;; &quot;&quot;&quot;&quot;; [.A80]; &quot;&quot;&quot;&quot;; &quot;,&quot;; &quot;&quot;&quot;&quot;;  [.B80]; &quot;&quot;&quot;&quot;;  &quot;,&quot; ; &quot;&quot;&quot;&quot;; [.C80]; &quot;&quot;&quot;&quot;;  &quot;,&quot; ; &quot;&quot;&quot;&quot;; [.D80]; &quot;&quot;&quot;&quot;; &quot;}, &quot;)" office:value-type="string" office:string-value="{&quot;4&quot;,&quot;15&quot;,&quot;وَاللَّاتِي يَأْتِينَ الْفَاحِشَةَ مِن&quot;,&quot;110&quot;}, " calcext:value-type="string">
            <text:p>{"4","15","وَاللَّاتِي يَأْتِينَ الْفَاحِشَةَ مِن","110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حُرِّمَتْ عَلَيْكُمْ أُمَّهَاتُكُمْ</text:p>
          </table:table-cell>
          <table:table-cell office:value-type="float" office:value="112" calcext:value-type="float">
            <text:p>112</text:p>
          </table:table-cell>
          <table:table-cell table:formula="of:=COM.MICROSOFT.CONCAT(&quot;{&quot;; &quot;&quot;&quot;&quot;; [.A81]; &quot;&quot;&quot;&quot;; &quot;,&quot;; &quot;&quot;&quot;&quot;;  [.B81]; &quot;&quot;&quot;&quot;;  &quot;,&quot; ; &quot;&quot;&quot;&quot;; [.C81]; &quot;&quot;&quot;&quot;;  &quot;,&quot; ; &quot;&quot;&quot;&quot;; [.D81]; &quot;&quot;&quot;&quot;; &quot;}, &quot;)" office:value-type="string" office:string-value="{&quot;4&quot;,&quot;23&quot;,&quot;حُرِّمَتْ عَلَيْكُمْ أُمَّهَاتُكُمْ&quot;,&quot;112&quot;}, " calcext:value-type="string">
            <text:p>{"4","23","حُرِّمَتْ عَلَيْكُمْ أُمَّهَاتُكُمْ","112"}, </text:p>
          </table:table-cell>
          <table:table-cell table:number-columns-repeated="1003"/>
        </table:table-row>
        <table:table-row table:style-name="ro1" table:number-rows-repeated="6"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يُرِيدُ اللَّهُ لِيُبَيِّنَ لَكُمْ</text:p>
          </table:table-cell>
          <table:table-cell office:value-type="float" office:value="114" calcext:value-type="float">
            <text:p>114</text:p>
          </table:table-cell>
          <table:table-cell table:formula="of:=COM.MICROSOFT.CONCAT(&quot;{&quot;; &quot;&quot;&quot;&quot;; [.A88]; &quot;&quot;&quot;&quot;; &quot;,&quot;; &quot;&quot;&quot;&quot;;  [.B88]; &quot;&quot;&quot;&quot;;  &quot;,&quot; ; &quot;&quot;&quot;&quot;; [.C88]; &quot;&quot;&quot;&quot;;  &quot;,&quot; ; &quot;&quot;&quot;&quot;; [.D88]; &quot;&quot;&quot;&quot;; &quot;}, &quot;)" office:value-type="string" office:string-value="{&quot;4&quot;,&quot;26&quot;,&quot;يُرِيدُ اللَّهُ لِيُبَيِّنَ لَكُمْ&quot;,&quot;114&quot;}, " calcext:value-type="string">
            <text:p>{"4","26","يُرِيدُ اللَّهُ لِيُبَيِّنَ لَكُمْ","114"}, </text:p>
          </table:table-cell>
          <table:table-cell table:formula="of:=COM.MICROSOFT.CONCAT(&quot;{&quot;;[.E88:.E104]; &quot;}, &quot;)" office:value-type="string" office:string-value="{{&quot;4&quot;,&quot;26&quot;,&quot;يُرِيدُ اللَّهُ لِيُبَيِّنَ لَكُمْ&quot;,&quot;114&quot;}, {&quot;4&quot;,&quot;34&quot;,&quot;الرِّجَالُ قَوَّامُونَ عَلَى النِّسَاءِ&quot;,&quot;115&quot;}, {&quot;4&quot;,&quot;43&quot;,&quot;يَا أَيُّهَا الَّذِينَ آمَنُوا لَا تَقْرَبُوا &quot;,&quot;117&quot;}, {&quot;4&quot;,&quot;51&quot;,&quot;أَلَمْ تَرَ إِلَى الَّذِينَ أُوتُوا نَصِيبًا&quot;,&quot;119&quot;}, {&quot;4&quot;,&quot;60&quot;,&quot;أَلَمْ تَرَ إِلَى الَّذِينَ يَزْعُمُونَ أَنَّهُمْ&quot;,&quot;121&quot;}, {&quot;4&quot;,&quot;71&quot;,&quot;يَا أَيُّهَا الَّذِينَ آمَنُوا خُذُوا&quot;,&quot;123&quot;}, {&quot;4&quot;,&quot;77&quot;,&quot;أَلَمْ تَرَ إِلَى الَّذِينَ قِيلَ لَهُمْ &quot;,&quot;124&quot;}, {&quot;4&quot;,&quot;88&quot;,&quot;فَمَا لَكُمْ فِي الْمُنَافِقِينَ&quot;,&quot;127&quot;}, {&quot;4&quot;,&quot;92&quot;,&quot;وَمَا كَانَ لِمُؤْمِنٍ أَن يَقْتُلَ&quot;,&quot;128&quot;}, {&quot;4&quot;,&quot;97&quot;,&quot;إِنَّ الَّذِينَ تَوَفَّاهُمُ الْمَلَائِكَةُ&quot;,&quot;130&quot;}, {&quot;4&quot;,&quot;101&quot;,&quot;وَإِذَا ضَرَبْتُمْ فِي الْأَرْضِ&quot;,&quot;131&quot;}, {&quot;4&quot;,&quot;105&quot;,&quot;إِنَّا أَنزَلْنَا إِلَيْكَ الْكِتَابَ&quot;,&quot;132&quot;}, {&quot;4&quot;,&quot;113&quot;,&quot;وَلَوْلَا فَضْلُ اللَّهِ عَلَيْكَ وَرَحْمَتُهُ&quot;,&quot;133&quot;}, {&quot;4&quot;,&quot;116&quot;,&quot;إِنَّ اللَّهَ لَا يَغْفِرُ أَن يُشْرَكَ&quot;,&quot;134&quot;}, {&quot;4&quot;,&quot;127&quot;,&quot;وَيَسْتَفْتُونَكَ فِي النِّسَاءِ&quot;,&quot;136&quot;}, {&quot;4&quot;,&quot;135&quot;,&quot;يَا أَيُّهَا الَّذِينَ آمَنُوا كُونُوا قَوَّامِينَ&quot;,&quot;138&quot;}, {&quot;4&quot;,&quot;142&quot;,&quot;إِنَّ الْمُنَافِقِينَ يُخَادِعُونَ اللَّهَ &quot;,&quot;139&quot;}, }, " calcext:value-type="string">
            <text:p>{{"4","26","يُرِيدُ اللَّهُ لِيُبَيِّنَ لَكُمْ","114"}, {"4","34","الرِّجَالُ قَوَّامُونَ عَلَى النِّسَاءِ","115"}, {"4","43","يَا أَيُّهَا الَّذِينَ آمَنُوا لَا تَقْرَبُوا ","117"}, {"4","51","أَلَمْ تَرَ إِلَى الَّذِينَ أُوتُوا نَصِيبًا","119"}, {"4","60","أَلَمْ تَرَ إِلَى الَّذِينَ يَزْعُمُونَ أَنَّهُمْ","121"}, {"4","71","يَا أَيُّهَا الَّذِينَ آمَنُوا خُذُوا","123"}, {"4","77","أَلَمْ تَرَ إِلَى الَّذِينَ قِيلَ لَهُمْ ","124"}, {"4","88","فَمَا لَكُمْ فِي الْمُنَافِقِينَ","127"}, {"4","92","وَمَا كَانَ لِمُؤْمِنٍ أَن يَقْتُلَ","128"}, {"4","97","إِنَّ الَّذِينَ تَوَفَّاهُمُ الْمَلَائِكَةُ","130"}, {"4","101","وَإِذَا ضَرَبْتُمْ فِي الْأَرْضِ","131"}, {"4","105","إِنَّا أَنزَلْنَا إِلَيْكَ الْكِتَابَ","132"}, {"4","113","وَلَوْلَا فَضْلُ اللَّهِ عَلَيْكَ وَرَحْمَتُهُ","133"}, {"4","116","إِنَّ اللَّهَ لَا يَغْفِرُ أَن يُشْرَكَ","134"}, {"4","127","وَيَسْتَفْتُونَكَ فِي النِّسَاءِ","136"}, {"4","135","يَا أَيُّهَا الَّذِينَ آمَنُوا كُونُوا قَوَّامِينَ","138"}, {"4","142","إِنَّ الْمُنَافِقِينَ يُخَادِعُونَ اللَّهَ ","139"}, }, 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وَالْمُحْصَنَاتُ مِنَ النِّسَاءِ إِلَّا</text:p>
          </table:table-cell>
          <table:table-cell office:value-type="float" office:value="113" calcext:value-type="float">
            <text:p>113</text:p>
          </table:table-cell>
          <table:table-cell table:style-name="ce3" office:value-type="float" office:value="8.38" calcext:value-type="float">
            <text:p>8.38</text:p>
          </table:table-cell>
          <table:table-cell table:formula="of:=COM.MICROSOFT.CONCAT(&quot;{&quot;; &quot;&quot;&quot;&quot;; [.G88]; &quot;&quot;&quot;&quot;;  &quot;,&quot;; &quot;&quot;&quot;&quot;;  [.H88]; &quot;&quot;&quot;&quot;;  &quot;,&quot;; &quot;&quot;&quot;&quot;; [.I88]; &quot;&quot;&quot;&quot;;  &quot;,&quot; ; &quot;&quot;&quot;&quot;; [.J88]; &quot;&quot;&quot;&quot;;   &quot;,&quot; ; &quot;&quot;&quot;&quot;; [.K88]; &quot;&quot;&quot;&quot;; &quot;,&quot;; &quot;}, &quot;)" office:value-type="string" office:string-value="{&quot;4&quot;,&quot;24&quot;,&quot;وَالْمُحْصَنَاتُ مِنَ النِّسَاءِ إِلَّا&quot;,&quot;113&quot;,&quot;8.38&quot;,}, " calcext:value-type="string">
            <text:p>{"4","24","وَالْمُحْصَنَاتُ مِنَ النِّسَاءِ إِلَّا","113","8.38",}, </text:p>
          </table:table-cell>
          <table:table-cell/>
          <table:table-cell table:formula="of:=COM.MICROSOFT.CONCAT(&quot;{&quot;; [.L88:.L91]; &quot;}, &quot;)" office:value-type="string" office:string-value="{{&quot;4&quot;,&quot;24&quot;,&quot;وَالْمُحْصَنَاتُ مِنَ النِّسَاءِ إِلَّا&quot;,&quot;113&quot;,&quot;8.38&quot;,}, {&quot;4&quot;,&quot;60&quot;,&quot;أَلَمْ تَرَ إِلَى الَّذِينَ يَزْعُمُونَ أَنَّهُمْ&quot;,&quot;121&quot;,&quot;5.77&quot;,}, {&quot;4&quot;,&quot;88&quot;,&quot;فَمَا لَكُمْ فِي الْمُنَافِقِينَ&quot;,&quot;127&quot;,&quot;7.54&quot;,}, {&quot;4&quot;,&quot;116&quot;,&quot;إِنَّ اللَّهَ لَا يَغْفِرُ أَن يُشْرَكَ&quot;,&quot;134&quot;,&quot;6.31&quot;,}, }, " calcext:value-type="string">
            <text:p>{{"4","24","وَالْمُحْصَنَاتُ مِنَ النِّسَاءِ إِلَّا","113","8.38",}, {"4","60","أَلَمْ تَرَ إِلَى الَّذِينَ يَزْعُمُونَ أَنَّهُمْ","121","5.77",}, {"4","88","فَمَا لَكُمْ فِي الْمُنَافِقِينَ","127","7.54",}, {"4","116","إِنَّ اللَّهَ لَا يَغْفِرُ أَن يُشْرَكَ","134","6.31",}, }, </text:p>
          </table:table-cell>
          <table:table-cell table:number-columns-repeated="99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الرِّجَالُ قَوَّامُونَ عَلَى النِّسَاءِ</text:p>
          </table:table-cell>
          <table:table-cell office:value-type="float" office:value="115" calcext:value-type="float">
            <text:p>115</text:p>
          </table:table-cell>
          <table:table-cell table:formula="of:=COM.MICROSOFT.CONCAT(&quot;{&quot;; &quot;&quot;&quot;&quot;; [.A89]; &quot;&quot;&quot;&quot;; &quot;,&quot;; &quot;&quot;&quot;&quot;;  [.B89]; &quot;&quot;&quot;&quot;;  &quot;,&quot; ; &quot;&quot;&quot;&quot;; [.C89]; &quot;&quot;&quot;&quot;;  &quot;,&quot; ; &quot;&quot;&quot;&quot;; [.D89]; &quot;&quot;&quot;&quot;; &quot;}, &quot;)" office:value-type="string" office:string-value="{&quot;4&quot;,&quot;34&quot;,&quot;الرِّجَالُ قَوَّامُونَ عَلَى النِّسَاءِ&quot;,&quot;115&quot;}, " calcext:value-type="string">
            <text:p>{"4","34","الرِّجَالُ قَوَّامُونَ عَلَى النِّسَاءِ","115"},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أَلَمْ تَرَ إِلَى الَّذِينَ يَزْعُمُونَ أَنَّهُمْ</text:p>
          </table:table-cell>
          <table:table-cell office:value-type="float" office:value="121" calcext:value-type="float">
            <text:p>121</text:p>
          </table:table-cell>
          <table:table-cell table:style-name="ce3" office:value-type="float" office:value="5.77" calcext:value-type="float">
            <text:p>5.77</text:p>
          </table:table-cell>
          <table:table-cell table:formula="of:=COM.MICROSOFT.CONCAT(&quot;{&quot;; &quot;&quot;&quot;&quot;; [.G89]; &quot;&quot;&quot;&quot;;  &quot;,&quot;; &quot;&quot;&quot;&quot;;  [.H89]; &quot;&quot;&quot;&quot;;  &quot;,&quot;; &quot;&quot;&quot;&quot;; [.I89]; &quot;&quot;&quot;&quot;;  &quot;,&quot; ; &quot;&quot;&quot;&quot;; [.J89]; &quot;&quot;&quot;&quot;;   &quot;,&quot; ; &quot;&quot;&quot;&quot;; [.K89]; &quot;&quot;&quot;&quot;; &quot;,&quot;; &quot;}, &quot;)" office:value-type="string" office:string-value="{&quot;4&quot;,&quot;60&quot;,&quot;أَلَمْ تَرَ إِلَى الَّذِينَ يَزْعُمُونَ أَنَّهُمْ&quot;,&quot;121&quot;,&quot;5.77&quot;,}, " calcext:value-type="string">
            <text:p>{"4","60","أَلَمْ تَرَ إِلَى الَّذِينَ يَزْعُمُونَ أَنَّهُمْ","121","5.77",}, </text:p>
          </table:table-cell>
          <table:table-cell table:number-columns-repeated="99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يَا أَيُّهَا الَّذِينَ آمَنُوا لَا تَقْرَبُوا </text:p>
          </table:table-cell>
          <table:table-cell office:value-type="float" office:value="117" calcext:value-type="float">
            <text:p>117</text:p>
          </table:table-cell>
          <table:table-cell table:formula="of:=COM.MICROSOFT.CONCAT(&quot;{&quot;; &quot;&quot;&quot;&quot;; [.A90]; &quot;&quot;&quot;&quot;; &quot;,&quot;; &quot;&quot;&quot;&quot;;  [.B90]; &quot;&quot;&quot;&quot;;  &quot;,&quot; ; &quot;&quot;&quot;&quot;; [.C90]; &quot;&quot;&quot;&quot;;  &quot;,&quot; ; &quot;&quot;&quot;&quot;; [.D90]; &quot;&quot;&quot;&quot;; &quot;}, &quot;)" office:value-type="string" office:string-value="{&quot;4&quot;,&quot;43&quot;,&quot;يَا أَيُّهَا الَّذِينَ آمَنُوا لَا تَقْرَبُوا &quot;,&quot;117&quot;}, " calcext:value-type="string">
            <text:p>{"4","43","يَا أَيُّهَا الَّذِينَ آمَنُوا لَا تَقْرَبُوا ","117"},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فَمَا لَكُمْ فِي الْمُنَافِقِينَ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7.54" calcext:value-type="float">
            <text:p>7.54</text:p>
          </table:table-cell>
          <table:table-cell table:formula="of:=COM.MICROSOFT.CONCAT(&quot;{&quot;; &quot;&quot;&quot;&quot;; [.G90]; &quot;&quot;&quot;&quot;;  &quot;,&quot;; &quot;&quot;&quot;&quot;;  [.H90]; &quot;&quot;&quot;&quot;;  &quot;,&quot;; &quot;&quot;&quot;&quot;; [.I90]; &quot;&quot;&quot;&quot;;  &quot;,&quot; ; &quot;&quot;&quot;&quot;; [.J90]; &quot;&quot;&quot;&quot;;   &quot;,&quot; ; &quot;&quot;&quot;&quot;; [.K90]; &quot;&quot;&quot;&quot;; &quot;,&quot;; &quot;}, &quot;)" office:value-type="string" office:string-value="{&quot;4&quot;,&quot;88&quot;,&quot;فَمَا لَكُمْ فِي الْمُنَافِقِينَ&quot;,&quot;127&quot;,&quot;7.54&quot;,}, " calcext:value-type="string">
            <text:p>{"4","88","فَمَا لَكُمْ فِي الْمُنَافِقِينَ","127","7.54",}, </text:p>
          </table:table-cell>
          <table:table-cell table:number-columns-repeated="99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أَلَمْ تَرَ إِلَى الَّذِينَ أُوتُوا نَصِيبًا</text:p>
          </table:table-cell>
          <table:table-cell office:value-type="float" office:value="119" calcext:value-type="float">
            <text:p>119</text:p>
          </table:table-cell>
          <table:table-cell table:formula="of:=COM.MICROSOFT.CONCAT(&quot;{&quot;; &quot;&quot;&quot;&quot;; [.A91]; &quot;&quot;&quot;&quot;; &quot;,&quot;; &quot;&quot;&quot;&quot;;  [.B91]; &quot;&quot;&quot;&quot;;  &quot;,&quot; ; &quot;&quot;&quot;&quot;; [.C91]; &quot;&quot;&quot;&quot;;  &quot;,&quot; ; &quot;&quot;&quot;&quot;; [.D91]; &quot;&quot;&quot;&quot;; &quot;}, &quot;)" office:value-type="string" office:string-value="{&quot;4&quot;,&quot;51&quot;,&quot;أَلَمْ تَرَ إِلَى الَّذِينَ أُوتُوا نَصِيبًا&quot;,&quot;119&quot;}, " calcext:value-type="string">
            <text:p>{"4","51","أَلَمْ تَرَ إِلَى الَّذِينَ أُوتُوا نَصِيبًا","119"},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إِنَّ اللَّهَ لَا يَغْفِرُ أَن يُشْرَكَ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6.31" calcext:value-type="float">
            <text:p>6.31</text:p>
          </table:table-cell>
          <table:table-cell table:formula="of:=COM.MICROSOFT.CONCAT(&quot;{&quot;; &quot;&quot;&quot;&quot;; [.G91]; &quot;&quot;&quot;&quot;;  &quot;,&quot;; &quot;&quot;&quot;&quot;;  [.H91]; &quot;&quot;&quot;&quot;;  &quot;,&quot;; &quot;&quot;&quot;&quot;; [.I91]; &quot;&quot;&quot;&quot;;  &quot;,&quot; ; &quot;&quot;&quot;&quot;; [.J91]; &quot;&quot;&quot;&quot;;   &quot;,&quot; ; &quot;&quot;&quot;&quot;; [.K91]; &quot;&quot;&quot;&quot;; &quot;,&quot;; &quot;}, &quot;)" office:value-type="string" office:string-value="{&quot;4&quot;,&quot;116&quot;,&quot;إِنَّ اللَّهَ لَا يَغْفِرُ أَن يُشْرَكَ&quot;,&quot;134&quot;,&quot;6.31&quot;,}, " calcext:value-type="string">
            <text:p>{"4","116","إِنَّ اللَّهَ لَا يَغْفِرُ أَن يُشْرَكَ","134","6.31",}, </text:p>
          </table:table-cell>
          <table:table-cell table:number-columns-repeated="99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أَلَمْ تَرَ إِلَى الَّذِينَ يَزْعُمُونَ أَنَّهُمْ</text:p>
          </table:table-cell>
          <table:table-cell office:value-type="float" office:value="121" calcext:value-type="float">
            <text:p>121</text:p>
          </table:table-cell>
          <table:table-cell table:formula="of:=COM.MICROSOFT.CONCAT(&quot;{&quot;; &quot;&quot;&quot;&quot;; [.A92]; &quot;&quot;&quot;&quot;; &quot;,&quot;; &quot;&quot;&quot;&quot;;  [.B92]; &quot;&quot;&quot;&quot;;  &quot;,&quot; ; &quot;&quot;&quot;&quot;; [.C92]; &quot;&quot;&quot;&quot;;  &quot;,&quot; ; &quot;&quot;&quot;&quot;; [.D92]; &quot;&quot;&quot;&quot;; &quot;}, &quot;)" office:value-type="string" office:string-value="{&quot;4&quot;,&quot;60&quot;,&quot;أَلَمْ تَرَ إِلَى الَّذِينَ يَزْعُمُونَ أَنَّهُمْ&quot;,&quot;121&quot;}, " calcext:value-type="string">
            <text:p>{"4","60","أَلَمْ تَرَ إِلَى الَّذِينَ يَزْعُمُونَ أَنَّهُمْ","121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يَا أَيُّهَا الَّذِينَ آمَنُوا خُذُوا</text:p>
          </table:table-cell>
          <table:table-cell office:value-type="float" office:value="123" calcext:value-type="float">
            <text:p>123</text:p>
          </table:table-cell>
          <table:table-cell table:formula="of:=COM.MICROSOFT.CONCAT(&quot;{&quot;; &quot;&quot;&quot;&quot;; [.A93]; &quot;&quot;&quot;&quot;; &quot;,&quot;; &quot;&quot;&quot;&quot;;  [.B93]; &quot;&quot;&quot;&quot;;  &quot;,&quot; ; &quot;&quot;&quot;&quot;; [.C93]; &quot;&quot;&quot;&quot;;  &quot;,&quot; ; &quot;&quot;&quot;&quot;; [.D93]; &quot;&quot;&quot;&quot;; &quot;}, &quot;)" office:value-type="string" office:string-value="{&quot;4&quot;,&quot;71&quot;,&quot;يَا أَيُّهَا الَّذِينَ آمَنُوا خُذُوا&quot;,&quot;123&quot;}, " calcext:value-type="string">
            <text:p>{"4","71","يَا أَيُّهَا الَّذِينَ آمَنُوا خُذُوا","123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أَلَمْ تَرَ إِلَى الَّذِينَ قِيلَ لَهُمْ </text:p>
          </table:table-cell>
          <table:table-cell office:value-type="float" office:value="124" calcext:value-type="float">
            <text:p>124</text:p>
          </table:table-cell>
          <table:table-cell table:formula="of:=COM.MICROSOFT.CONCAT(&quot;{&quot;; &quot;&quot;&quot;&quot;; [.A94]; &quot;&quot;&quot;&quot;; &quot;,&quot;; &quot;&quot;&quot;&quot;;  [.B94]; &quot;&quot;&quot;&quot;;  &quot;,&quot; ; &quot;&quot;&quot;&quot;; [.C94]; &quot;&quot;&quot;&quot;;  &quot;,&quot; ; &quot;&quot;&quot;&quot;; [.D94]; &quot;&quot;&quot;&quot;; &quot;}, &quot;)" office:value-type="string" office:string-value="{&quot;4&quot;,&quot;77&quot;,&quot;أَلَمْ تَرَ إِلَى الَّذِينَ قِيلَ لَهُمْ &quot;,&quot;124&quot;}, " calcext:value-type="string">
            <text:p>{"4","77","أَلَمْ تَرَ إِلَى الَّذِينَ قِيلَ لَهُمْ ","124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فَمَا لَكُمْ فِي الْمُنَافِقِينَ</text:p>
          </table:table-cell>
          <table:table-cell office:value-type="float" office:value="127" calcext:value-type="float">
            <text:p>127</text:p>
          </table:table-cell>
          <table:table-cell table:formula="of:=COM.MICROSOFT.CONCAT(&quot;{&quot;; &quot;&quot;&quot;&quot;; [.A95]; &quot;&quot;&quot;&quot;; &quot;,&quot;; &quot;&quot;&quot;&quot;;  [.B95]; &quot;&quot;&quot;&quot;;  &quot;,&quot; ; &quot;&quot;&quot;&quot;; [.C95]; &quot;&quot;&quot;&quot;;  &quot;,&quot; ; &quot;&quot;&quot;&quot;; [.D95]; &quot;&quot;&quot;&quot;; &quot;}, &quot;)" office:value-type="string" office:string-value="{&quot;4&quot;,&quot;88&quot;,&quot;فَمَا لَكُمْ فِي الْمُنَافِقِينَ&quot;,&quot;127&quot;}, " calcext:value-type="string">
            <text:p>{"4","88","فَمَا لَكُمْ فِي الْمُنَافِقِينَ","127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وَمَا كَانَ لِمُؤْمِنٍ أَن يَقْتُلَ</text:p>
          </table:table-cell>
          <table:table-cell office:value-type="float" office:value="128" calcext:value-type="float">
            <text:p>128</text:p>
          </table:table-cell>
          <table:table-cell table:formula="of:=COM.MICROSOFT.CONCAT(&quot;{&quot;; &quot;&quot;&quot;&quot;; [.A96]; &quot;&quot;&quot;&quot;; &quot;,&quot;; &quot;&quot;&quot;&quot;;  [.B96]; &quot;&quot;&quot;&quot;;  &quot;,&quot; ; &quot;&quot;&quot;&quot;; [.C96]; &quot;&quot;&quot;&quot;;  &quot;,&quot; ; &quot;&quot;&quot;&quot;; [.D96]; &quot;&quot;&quot;&quot;; &quot;}, &quot;)" office:value-type="string" office:string-value="{&quot;4&quot;,&quot;92&quot;,&quot;وَمَا كَانَ لِمُؤْمِنٍ أَن يَقْتُلَ&quot;,&quot;128&quot;}, " calcext:value-type="string">
            <text:p>{"4","92","وَمَا كَانَ لِمُؤْمِنٍ أَن يَقْتُلَ","128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إِنَّ الَّذِينَ تَوَفَّاهُمُ الْمَلَائِكَةُ</text:p>
          </table:table-cell>
          <table:table-cell office:value-type="float" office:value="130" calcext:value-type="float">
            <text:p>130</text:p>
          </table:table-cell>
          <table:table-cell table:formula="of:=COM.MICROSOFT.CONCAT(&quot;{&quot;; &quot;&quot;&quot;&quot;; [.A97]; &quot;&quot;&quot;&quot;; &quot;,&quot;; &quot;&quot;&quot;&quot;;  [.B97]; &quot;&quot;&quot;&quot;;  &quot;,&quot; ; &quot;&quot;&quot;&quot;; [.C97]; &quot;&quot;&quot;&quot;;  &quot;,&quot; ; &quot;&quot;&quot;&quot;; [.D97]; &quot;&quot;&quot;&quot;; &quot;}, &quot;)" office:value-type="string" office:string-value="{&quot;4&quot;,&quot;97&quot;,&quot;إِنَّ الَّذِينَ تَوَفَّاهُمُ الْمَلَائِكَةُ&quot;,&quot;130&quot;}, " calcext:value-type="string">
            <text:p>{"4","97","إِنَّ الَّذِينَ تَوَفَّاهُمُ الْمَلَائِكَةُ","130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وَإِذَا ضَرَبْتُمْ فِي الْأَرْضِ</text:p>
          </table:table-cell>
          <table:table-cell office:value-type="float" office:value="131" calcext:value-type="float">
            <text:p>131</text:p>
          </table:table-cell>
          <table:table-cell table:formula="of:=COM.MICROSOFT.CONCAT(&quot;{&quot;; &quot;&quot;&quot;&quot;; [.A98]; &quot;&quot;&quot;&quot;; &quot;,&quot;; &quot;&quot;&quot;&quot;;  [.B98]; &quot;&quot;&quot;&quot;;  &quot;,&quot; ; &quot;&quot;&quot;&quot;; [.C98]; &quot;&quot;&quot;&quot;;  &quot;,&quot; ; &quot;&quot;&quot;&quot;; [.D98]; &quot;&quot;&quot;&quot;; &quot;}, &quot;)" office:value-type="string" office:string-value="{&quot;4&quot;,&quot;101&quot;,&quot;وَإِذَا ضَرَبْتُمْ فِي الْأَرْضِ&quot;,&quot;131&quot;}, " calcext:value-type="string">
            <text:p>{"4","101","وَإِذَا ضَرَبْتُمْ فِي الْأَرْضِ","131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إِنَّا أَنزَلْنَا إِلَيْكَ الْكِتَابَ</text:p>
          </table:table-cell>
          <table:table-cell office:value-type="float" office:value="132" calcext:value-type="float">
            <text:p>132</text:p>
          </table:table-cell>
          <table:table-cell table:formula="of:=COM.MICROSOFT.CONCAT(&quot;{&quot;; &quot;&quot;&quot;&quot;; [.A99]; &quot;&quot;&quot;&quot;; &quot;,&quot;; &quot;&quot;&quot;&quot;;  [.B99]; &quot;&quot;&quot;&quot;;  &quot;,&quot; ; &quot;&quot;&quot;&quot;; [.C99]; &quot;&quot;&quot;&quot;;  &quot;,&quot; ; &quot;&quot;&quot;&quot;; [.D99]; &quot;&quot;&quot;&quot;; &quot;}, &quot;)" office:value-type="string" office:string-value="{&quot;4&quot;,&quot;105&quot;,&quot;إِنَّا أَنزَلْنَا إِلَيْكَ الْكِتَابَ&quot;,&quot;132&quot;}, " calcext:value-type="string">
            <text:p>{"4","105","إِنَّا أَنزَلْنَا إِلَيْكَ الْكِتَابَ","132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وَلَوْلَا فَضْلُ اللَّهِ عَلَيْكَ وَرَحْمَتُهُ</text:p>
          </table:table-cell>
          <table:table-cell office:value-type="float" office:value="133" calcext:value-type="float">
            <text:p>133</text:p>
          </table:table-cell>
          <table:table-cell table:formula="of:=COM.MICROSOFT.CONCAT(&quot;{&quot;; &quot;&quot;&quot;&quot;; [.A100]; &quot;&quot;&quot;&quot;; &quot;,&quot;; &quot;&quot;&quot;&quot;;  [.B100]; &quot;&quot;&quot;&quot;;  &quot;,&quot; ; &quot;&quot;&quot;&quot;; [.C100]; &quot;&quot;&quot;&quot;;  &quot;,&quot; ; &quot;&quot;&quot;&quot;; [.D100]; &quot;&quot;&quot;&quot;; &quot;}, &quot;)" office:value-type="string" office:string-value="{&quot;4&quot;,&quot;113&quot;,&quot;وَلَوْلَا فَضْلُ اللَّهِ عَلَيْكَ وَرَحْمَتُهُ&quot;,&quot;133&quot;}, " calcext:value-type="string">
            <text:p>{"4","113","وَلَوْلَا فَضْلُ اللَّهِ عَلَيْكَ وَرَحْمَتُهُ","133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إِنَّ اللَّهَ لَا يَغْفِرُ أَن يُشْرَكَ</text:p>
          </table:table-cell>
          <table:table-cell office:value-type="float" office:value="134" calcext:value-type="float">
            <text:p>134</text:p>
          </table:table-cell>
          <table:table-cell table:formula="of:=COM.MICROSOFT.CONCAT(&quot;{&quot;; &quot;&quot;&quot;&quot;; [.A101]; &quot;&quot;&quot;&quot;; &quot;,&quot;; &quot;&quot;&quot;&quot;;  [.B101]; &quot;&quot;&quot;&quot;;  &quot;,&quot; ; &quot;&quot;&quot;&quot;; [.C101]; &quot;&quot;&quot;&quot;;  &quot;,&quot; ; &quot;&quot;&quot;&quot;; [.D101]; &quot;&quot;&quot;&quot;; &quot;}, &quot;)" office:value-type="string" office:string-value="{&quot;4&quot;,&quot;116&quot;,&quot;إِنَّ اللَّهَ لَا يَغْفِرُ أَن يُشْرَكَ&quot;,&quot;134&quot;}, " calcext:value-type="string">
            <text:p>{"4","116","إِنَّ اللَّهَ لَا يَغْفِرُ أَن يُشْرَكَ","134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وَيَسْتَفْتُونَكَ فِي النِّسَاءِ</text:p>
          </table:table-cell>
          <table:table-cell office:value-type="float" office:value="136" calcext:value-type="float">
            <text:p>136</text:p>
          </table:table-cell>
          <table:table-cell table:formula="of:=COM.MICROSOFT.CONCAT(&quot;{&quot;; &quot;&quot;&quot;&quot;; [.A102]; &quot;&quot;&quot;&quot;; &quot;,&quot;; &quot;&quot;&quot;&quot;;  [.B102]; &quot;&quot;&quot;&quot;;  &quot;,&quot; ; &quot;&quot;&quot;&quot;; [.C102]; &quot;&quot;&quot;&quot;;  &quot;,&quot; ; &quot;&quot;&quot;&quot;; [.D102]; &quot;&quot;&quot;&quot;; &quot;}, &quot;)" office:value-type="string" office:string-value="{&quot;4&quot;,&quot;127&quot;,&quot;وَيَسْتَفْتُونَكَ فِي النِّسَاءِ&quot;,&quot;136&quot;}, " calcext:value-type="string">
            <text:p>{"4","127","وَيَسْتَفْتُونَكَ فِي النِّسَاءِ","136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يَا أَيُّهَا الَّذِينَ آمَنُوا كُونُوا قَوَّامِينَ</text:p>
          </table:table-cell>
          <table:table-cell office:value-type="float" office:value="138" calcext:value-type="float">
            <text:p>138</text:p>
          </table:table-cell>
          <table:table-cell table:formula="of:=COM.MICROSOFT.CONCAT(&quot;{&quot;; &quot;&quot;&quot;&quot;; [.A103]; &quot;&quot;&quot;&quot;; &quot;,&quot;; &quot;&quot;&quot;&quot;;  [.B103]; &quot;&quot;&quot;&quot;;  &quot;,&quot; ; &quot;&quot;&quot;&quot;; [.C103]; &quot;&quot;&quot;&quot;;  &quot;,&quot; ; &quot;&quot;&quot;&quot;; [.D103]; &quot;&quot;&quot;&quot;; &quot;}, &quot;)" office:value-type="string" office:string-value="{&quot;4&quot;,&quot;135&quot;,&quot;يَا أَيُّهَا الَّذِينَ آمَنُوا كُونُوا قَوَّامِينَ&quot;,&quot;138&quot;}, " calcext:value-type="string">
            <text:p>{"4","135","يَا أَيُّهَا الَّذِينَ آمَنُوا كُونُوا قَوَّامِينَ","138"}, 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إِنَّ الْمُنَافِقِينَ يُخَادِعُونَ اللَّهَ </text:p>
          </table:table-cell>
          <table:table-cell office:value-type="float" office:value="139" calcext:value-type="float">
            <text:p>139</text:p>
          </table:table-cell>
          <table:table-cell table:formula="of:=COM.MICROSOFT.CONCAT(&quot;{&quot;; &quot;&quot;&quot;&quot;; [.A104]; &quot;&quot;&quot;&quot;; &quot;,&quot;; &quot;&quot;&quot;&quot;;  [.B104]; &quot;&quot;&quot;&quot;;  &quot;,&quot; ; &quot;&quot;&quot;&quot;; [.C104]; &quot;&quot;&quot;&quot;;  &quot;,&quot; ; &quot;&quot;&quot;&quot;; [.D104]; &quot;&quot;&quot;&quot;; &quot;}, &quot;)" office:value-type="string" office:string-value="{&quot;4&quot;,&quot;142&quot;,&quot;إِنَّ الْمُنَافِقِينَ يُخَادِعُونَ اللَّهَ &quot;,&quot;139&quot;}, " calcext:value-type="string">
            <text:p>{"4","142","إِنَّ الْمُنَافِقِينَ يُخَادِعُونَ اللَّهَ ","139"}, </text:p>
          </table:table-cell>
          <table:table-cell table:number-columns-repeated="1003"/>
        </table:table-row>
        <table:table-row table:style-name="ro1" table:number-rows-repeated="4"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يَسْأَلُكَ أَهْلُ الْكِتَابِ أَن</text:p>
          </table:table-cell>
          <table:table-cell office:value-type="float" office:value="141" calcext:value-type="float">
            <text:p>141</text:p>
          </table:table-cell>
          <table:table-cell table:formula="of:=COM.MICROSOFT.CONCAT(&quot;{&quot;; &quot;&quot;&quot;&quot;; [.A109]; &quot;&quot;&quot;&quot;; &quot;,&quot;; &quot;&quot;&quot;&quot;;  [.B109]; &quot;&quot;&quot;&quot;;  &quot;,&quot; ; &quot;&quot;&quot;&quot;; [.C109]; &quot;&quot;&quot;&quot;;  &quot;,&quot; ; &quot;&quot;&quot;&quot;; [.D110]; &quot;&quot;&quot;&quot;; &quot;}, &quot;)" office:value-type="string" office:string-value="{&quot;4&quot;,&quot;153&quot;,&quot;يَسْأَلُكَ أَهْلُ الْكِتَابِ أَن&quot;,&quot;143&quot;}, " calcext:value-type="string">
            <text:p>{"4","153","يَسْأَلُكَ أَهْلُ الْكِتَابِ أَن","143"}, </text:p>
          </table:table-cell>
          <table:table-cell table:formula="of:=COM.MICROSOFT.CONCAT(&quot;{&quot;; [.E109:.E122]; &quot;}, &quot;)" office:value-type="string" office:string-value="{{&quot;4&quot;,&quot;153&quot;,&quot;يَسْأَلُكَ أَهْلُ الْكِتَابِ أَن&quot;,&quot;143&quot;}, {&quot;4&quot;,&quot;163&quot;,&quot;إِنَّا أَوْحَيْنَا إِلَيْكَ كَمَا&quot;,&quot;145&quot;}, {&quot;4&quot;,&quot;172&quot;,&quot;لَّن يَسْتَنكِفَ الْمَسِيحُ أَن يَكُونَ&quot;,&quot;145&quot;}, {&quot;5&quot;,&quot;1&quot;,&quot;يَا أَيُّهَا الَّذِينَ آمَنُوا أَوْفُوا بِالْعُقُودِ&quot;,&quot;147&quot;}, {&quot;5&quot;,&quot;6&quot;,&quot;يَا أَيُّهَا الَّذِينَ آمَنُوا إِذَا قُمْتُمْ&quot;,&quot;149&quot;}, {&quot;5&quot;,&quot;12&quot;,&quot;وَلَقَدْ أَخَذَ اللَّهُ مِيثَاقَ&quot;,&quot;151&quot;}, {&quot;5&quot;,&quot;20&quot;,&quot;وَإِذْ قَالَ مُوسَىٰ لِقَوْمِهِ&quot;,&quot;153&quot;}, {&quot;5&quot;,&quot;27&quot;,&quot;وَاتْلُ عَلَيْهِمْ نَبَأَ ابْنَيْ&quot;,&quot;154&quot;}, {&quot;5&quot;,&quot;35&quot;,&quot;يَا أَيُّهَا الَّذِينَ آمَنُوا اتَّقُوا اللَّهَ&quot;,&quot;156&quot;}, {&quot;5&quot;,&quot;44&quot;,&quot;إِنَّا أَنزَلْنَا التَّوْرَاةَ فِيهَا&quot;,&quot;159&quot;}, {&quot;5&quot;,&quot;51&quot;,&quot;يَا أَيُّهَا الَّذِينَ آمَنُوا لَا تَتَّخِذُوا&quot;,&quot;161&quot;}, {&quot;5&quot;,&quot;57&quot;,&quot;يَا أَيُّهَا الَّذِينَ آمَنُوا لَا تَتَّخِذُوا&quot;,&quot;162&quot;}, {&quot;5&quot;,&quot;67&quot;,&quot;يَا أَيُّهَا الرَّسُولُ بَلِّغْ مَا أُنزِلَ&quot;,&quot;165&quot;}, {&quot;5&quot;,&quot;78&quot;,&quot;لُعِنَ الَّذِينَ كَفَرُوا مِن&quot;,&quot;168&quot;}, }, " calcext:value-type="string">
            <text:p>{{"4","153","يَسْأَلُكَ أَهْلُ الْكِتَابِ أَن","143"}, {"4","163","إِنَّا أَوْحَيْنَا إِلَيْكَ كَمَا","145"}, {"4","172","لَّن يَسْتَنكِفَ الْمَسِيحُ أَن يَكُونَ","145"}, {"5","1","يَا أَيُّهَا الَّذِينَ آمَنُوا أَوْفُوا بِالْعُقُودِ","147"}, {"5","6","يَا أَيُّهَا الَّذِينَ آمَنُوا إِذَا قُمْتُمْ","149"}, {"5","12","وَلَقَدْ أَخَذَ اللَّهُ مِيثَاقَ","151"}, {"5","20","وَإِذْ قَالَ مُوسَىٰ لِقَوْمِهِ","153"}, {"5","27","وَاتْلُ عَلَيْهِمْ نَبَأَ ابْنَيْ","154"}, {"5","35","يَا أَيُّهَا الَّذِينَ آمَنُوا اتَّقُوا اللَّهَ","156"}, {"5","44","إِنَّا أَنزَلْنَا التَّوْرَاةَ فِيهَا","159"}, {"5","51","يَا أَيُّهَا الَّذِينَ آمَنُوا لَا تَتَّخِذُوا","161"}, {"5","57","يَا أَيُّهَا الَّذِينَ آمَنُوا لَا تَتَّخِذُوا","162"}, {"5","67","يَا أَيُّهَا الرَّسُولُ بَلِّغْ مَا أُنزِلَ","165"}, {"5","78","لُعِنَ الَّذِينَ كَفَرُوا مِن","168"}, }, 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لَّا يُحِبُّ اللَّهُ الْجَهْرَ بِالسُّوءِ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8.31" calcext:value-type="float">
            <text:p>8.31</text:p>
          </table:table-cell>
          <table:table-cell table:formula="of:=COM.MICROSOFT.CONCAT(&quot;{&quot;; &quot;&quot;&quot;&quot;; [.G109]; &quot;&quot;&quot;&quot;;  &quot;,&quot;; &quot;&quot;&quot;&quot;;  [.H109]; &quot;&quot;&quot;&quot;;  &quot;,&quot;; &quot;&quot;&quot;&quot;; [.I109]; &quot;&quot;&quot;&quot;;  &quot;,&quot; ; &quot;&quot;&quot;&quot;; [.J109]; &quot;&quot;&quot;&quot;;   &quot;,&quot; ; &quot;&quot;&quot;&quot;; [.K109]; &quot;&quot;&quot;&quot;; &quot;,&quot;; &quot;}, &quot;)" office:value-type="string" office:string-value="{&quot;4&quot;,&quot;148&quot;,&quot;لَّا يُحِبُّ اللَّهُ الْجَهْرَ بِالسُّوءِ&quot;,&quot;141&quot;,&quot;8.31&quot;,}, " calcext:value-type="string">
            <text:p>{"4","148","لَّا يُحِبُّ اللَّهُ الْجَهْرَ بِالسُّوءِ","141","8.31",}, </text:p>
          </table:table-cell>
          <table:table-cell/>
          <table:table-cell table:formula="of:=COM.MICROSOFT.CONCAT(&quot;{&quot;; [.L109:.L112]; &quot;}, &quot;)" office:value-type="string" office:string-value="{{&quot;4&quot;,&quot;148&quot;,&quot;لَّا يُحِبُّ اللَّهُ الْجَهْرَ بِالسُّوءِ&quot;,&quot;141&quot;,&quot;8.31&quot;,}, {&quot;5&quot;,&quot;6&quot;,&quot;يَا أَيُّهَا الَّذِينَ آمَنُوا إِذَا قُمْتُمْ&quot;,&quot;149&quot;,&quot;7.38&quot;,}, {&quot;5&quot;,&quot;35&quot;,&quot;يَا أَيُّهَا الَّذِينَ آمَنُوا اتَّقُوا اللَّهَ&quot;,&quot;156&quot;,&quot;6.15&quot;,}, {&quot;5&quot;,&quot;57&quot;,&quot;يَا أَيُّهَا الَّذِينَ آمَنُوا لَا تَتَّخِذُوا&quot;,&quot;162&quot;,&quot;6.00&quot;,}, }, " calcext:value-type="string">
            <text:p>{{"4","148","لَّا يُحِبُّ اللَّهُ الْجَهْرَ بِالسُّوءِ","141","8.31",}, {"5","6","يَا أَيُّهَا الَّذِينَ آمَنُوا إِذَا قُمْتُمْ","149","7.38",}, {"5","35","يَا أَيُّهَا الَّذِينَ آمَنُوا اتَّقُوا اللَّهَ","156","6.15",}, {"5","57","يَا أَيُّهَا الَّذِينَ آمَنُوا لَا تَتَّخِذُوا","162","6.00",}, }, </text:p>
          </table:table-cell>
          <table:table-cell table:number-columns-repeated="99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إِنَّا أَوْحَيْنَا إِلَيْكَ كَمَا</text:p>
          </table:table-cell>
          <table:table-cell office:value-type="float" office:value="143" calcext:value-type="float">
            <text:p>143</text:p>
          </table:table-cell>
          <table:table-cell table:formula="of:=COM.MICROSOFT.CONCAT(&quot;{&quot;; &quot;&quot;&quot;&quot;; [.A110]; &quot;&quot;&quot;&quot;; &quot;,&quot;; &quot;&quot;&quot;&quot;;  [.B110]; &quot;&quot;&quot;&quot;;  &quot;,&quot; ; &quot;&quot;&quot;&quot;; [.C110]; &quot;&quot;&quot;&quot;;  &quot;,&quot; ; &quot;&quot;&quot;&quot;; [.D111]; &quot;&quot;&quot;&quot;; &quot;}, &quot;)" office:value-type="string" office:string-value="{&quot;4&quot;,&quot;163&quot;,&quot;إِنَّا أَوْحَيْنَا إِلَيْكَ كَمَا&quot;,&quot;145&quot;}, " calcext:value-type="string">
            <text:p>{"4","163","إِنَّا أَوْحَيْنَا إِلَيْكَ كَمَا","145"},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يَا أَيُّهَا الَّذِينَ آمَنُوا إِذَا قُمْتُمْ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7.38" calcext:value-type="float">
            <text:p>7.38</text:p>
          </table:table-cell>
          <table:table-cell table:formula="of:=COM.MICROSOFT.CONCAT(&quot;{&quot;; &quot;&quot;&quot;&quot;; [.G110]; &quot;&quot;&quot;&quot;;  &quot;,&quot;; &quot;&quot;&quot;&quot;;  [.H110]; &quot;&quot;&quot;&quot;;  &quot;,&quot;; &quot;&quot;&quot;&quot;; [.I110]; &quot;&quot;&quot;&quot;;  &quot;,&quot; ; &quot;&quot;&quot;&quot;; [.J110]; &quot;&quot;&quot;&quot;;   &quot;,&quot; ; &quot;&quot;&quot;&quot;; [.K110]; &quot;&quot;&quot;&quot;; &quot;,&quot;; &quot;}, &quot;)" office:value-type="string" office:string-value="{&quot;5&quot;,&quot;6&quot;,&quot;يَا أَيُّهَا الَّذِينَ آمَنُوا إِذَا قُمْتُمْ&quot;,&quot;149&quot;,&quot;7.38&quot;,}, " calcext:value-type="string">
            <text:p>{"5","6","يَا أَيُّهَا الَّذِينَ آمَنُوا إِذَا قُمْتُمْ","149","7.38",}, </text:p>
          </table:table-cell>
          <table:table-cell table:number-columns-repeated="99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لَّن يَسْتَنكِفَ الْمَسِيحُ أَن يَكُونَ</text:p>
          </table:table-cell>
          <table:table-cell office:value-type="float" office:value="145" calcext:value-type="float">
            <text:p>145</text:p>
          </table:table-cell>
          <table:table-cell table:formula="of:=COM.MICROSOFT.CONCAT(&quot;{&quot;; &quot;&quot;&quot;&quot;; [.A111]; &quot;&quot;&quot;&quot;; &quot;,&quot;; &quot;&quot;&quot;&quot;;  [.B111]; &quot;&quot;&quot;&quot;;  &quot;,&quot; ; &quot;&quot;&quot;&quot;; [.C111]; &quot;&quot;&quot;&quot;;  &quot;,&quot; ; &quot;&quot;&quot;&quot;; [.D111]; &quot;&quot;&quot;&quot;; &quot;}, &quot;)" office:value-type="string" office:string-value="{&quot;4&quot;,&quot;172&quot;,&quot;لَّن يَسْتَنكِفَ الْمَسِيحُ أَن يَكُونَ&quot;,&quot;145&quot;}, " calcext:value-type="string">
            <text:p>{"4","172","لَّن يَسْتَنكِفَ الْمَسِيحُ أَن يَكُونَ","145"},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يَا أَيُّهَا الَّذِينَ آمَنُوا اتَّقُوا اللَّهَ</text:p>
          </table:table-cell>
          <table:table-cell office:value-type="float" office:value="156" calcext:value-type="float">
            <text:p>156</text:p>
          </table:table-cell>
          <table:table-cell table:style-name="ce3" office:value-type="float" office:value="6.15" calcext:value-type="float">
            <text:p>6.15</text:p>
          </table:table-cell>
          <table:table-cell table:formula="of:=COM.MICROSOFT.CONCAT(&quot;{&quot;; &quot;&quot;&quot;&quot;; [.G111]; &quot;&quot;&quot;&quot;;  &quot;,&quot;; &quot;&quot;&quot;&quot;;  [.H111]; &quot;&quot;&quot;&quot;;  &quot;,&quot;; &quot;&quot;&quot;&quot;; [.I111]; &quot;&quot;&quot;&quot;;  &quot;,&quot; ; &quot;&quot;&quot;&quot;; [.J111]; &quot;&quot;&quot;&quot;;   &quot;,&quot; ; &quot;&quot;&quot;&quot;; [.K111]; &quot;&quot;&quot;&quot;; &quot;,&quot;; &quot;}, &quot;)" office:value-type="string" office:string-value="{&quot;5&quot;,&quot;35&quot;,&quot;يَا أَيُّهَا الَّذِينَ آمَنُوا اتَّقُوا اللَّهَ&quot;,&quot;156&quot;,&quot;6.15&quot;,}, " calcext:value-type="string">
            <text:p>{"5","35","يَا أَيُّهَا الَّذِينَ آمَنُوا اتَّقُوا اللَّهَ","156","6.15",}, </text:p>
          </table:table-cell>
          <table:table-cell table:number-columns-repeated="99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َّذِينَ آمَنُوا أَوْفُوا بِالْعُقُودِ</text:p>
          </table:table-cell>
          <table:table-cell office:value-type="float" office:value="147" calcext:value-type="float">
            <text:p>147</text:p>
          </table:table-cell>
          <table:table-cell table:formula="of:=COM.MICROSOFT.CONCAT(&quot;{&quot;; &quot;&quot;&quot;&quot;; [.A112]; &quot;&quot;&quot;&quot;; &quot;,&quot;; &quot;&quot;&quot;&quot;;  [.B112]; &quot;&quot;&quot;&quot;;  &quot;,&quot; ; &quot;&quot;&quot;&quot;; [.C112]; &quot;&quot;&quot;&quot;;  &quot;,&quot; ; &quot;&quot;&quot;&quot;; [.D112]; &quot;&quot;&quot;&quot;; &quot;}, &quot;)" office:value-type="string" office:string-value="{&quot;5&quot;,&quot;1&quot;,&quot;يَا أَيُّهَا الَّذِينَ آمَنُوا أَوْفُوا بِالْعُقُودِ&quot;,&quot;147&quot;}, " calcext:value-type="string">
            <text:p>{"5","1","يَا أَيُّهَا الَّذِينَ آمَنُوا أَوْفُوا بِالْعُقُودِ","147"},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يَا أَيُّهَا الَّذِينَ آمَنُوا لَا تَتَّخِذُوا</text:p>
          </table:table-cell>
          <table:table-cell office:value-type="float" office:value="162" calcext:value-type="float">
            <text:p>162</text:p>
          </table:table-cell>
          <table:table-cell table:formula="of:=&quot;6.00&quot;" office:value-type="string" office:string-value="6.00" calcext:value-type="string">
            <text:p>6.00</text:p>
          </table:table-cell>
          <table:table-cell table:formula="of:=COM.MICROSOFT.CONCAT(&quot;{&quot;; &quot;&quot;&quot;&quot;; [.G112]; &quot;&quot;&quot;&quot;;  &quot;,&quot;; &quot;&quot;&quot;&quot;;  [.H112]; &quot;&quot;&quot;&quot;;  &quot;,&quot;; &quot;&quot;&quot;&quot;; [.I112]; &quot;&quot;&quot;&quot;;  &quot;,&quot; ; &quot;&quot;&quot;&quot;; [.J112]; &quot;&quot;&quot;&quot;;   &quot;,&quot; ; &quot;&quot;&quot;&quot;; [.K112]; &quot;&quot;&quot;&quot;; &quot;,&quot;; &quot;}, &quot;)" office:value-type="string" office:string-value="{&quot;5&quot;,&quot;57&quot;,&quot;يَا أَيُّهَا الَّذِينَ آمَنُوا لَا تَتَّخِذُوا&quot;,&quot;162&quot;,&quot;6.00&quot;,}, " calcext:value-type="string">
            <text:p>{"5","57","يَا أَيُّهَا الَّذِينَ آمَنُوا لَا تَتَّخِذُوا","162","6.00",}, </text:p>
          </table:table-cell>
          <table:table-cell table:number-columns-repeated="99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يَا أَيُّهَا الَّذِينَ آمَنُوا إِذَا قُمْتُمْ</text:p>
          </table:table-cell>
          <table:table-cell office:value-type="float" office:value="149" calcext:value-type="float">
            <text:p>149</text:p>
          </table:table-cell>
          <table:table-cell table:formula="of:=COM.MICROSOFT.CONCAT(&quot;{&quot;; &quot;&quot;&quot;&quot;; [.A113]; &quot;&quot;&quot;&quot;; &quot;,&quot;; &quot;&quot;&quot;&quot;;  [.B113]; &quot;&quot;&quot;&quot;;  &quot;,&quot; ; &quot;&quot;&quot;&quot;; [.C113]; &quot;&quot;&quot;&quot;;  &quot;,&quot; ; &quot;&quot;&quot;&quot;; [.D113]; &quot;&quot;&quot;&quot;; &quot;}, &quot;)" office:value-type="string" office:string-value="{&quot;5&quot;,&quot;6&quot;,&quot;يَا أَيُّهَا الَّذِينَ آمَنُوا إِذَا قُمْتُمْ&quot;,&quot;149&quot;}, " calcext:value-type="string">
            <text:p>{"5","6","يَا أَيُّهَا الَّذِينَ آمَنُوا إِذَا قُمْتُمْ","149"}, 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وَلَقَدْ أَخَذَ اللَّهُ مِيثَاقَ</text:p>
          </table:table-cell>
          <table:table-cell office:value-type="float" office:value="151" calcext:value-type="float">
            <text:p>151</text:p>
          </table:table-cell>
          <table:table-cell table:formula="of:=COM.MICROSOFT.CONCAT(&quot;{&quot;; &quot;&quot;&quot;&quot;; [.A114]; &quot;&quot;&quot;&quot;; &quot;,&quot;; &quot;&quot;&quot;&quot;;  [.B114]; &quot;&quot;&quot;&quot;;  &quot;,&quot; ; &quot;&quot;&quot;&quot;; [.C114]; &quot;&quot;&quot;&quot;;  &quot;,&quot; ; &quot;&quot;&quot;&quot;; [.D114]; &quot;&quot;&quot;&quot;; &quot;}, &quot;)" office:value-type="string" office:string-value="{&quot;5&quot;,&quot;12&quot;,&quot;وَلَقَدْ أَخَذَ اللَّهُ مِيثَاقَ&quot;,&quot;151&quot;}, " calcext:value-type="string">
            <text:p>{"5","12","وَلَقَدْ أَخَذَ اللَّهُ مِيثَاقَ","151"}, 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وَإِذْ قَالَ مُوسَىٰ لِقَوْمِهِ</text:p>
          </table:table-cell>
          <table:table-cell office:value-type="float" office:value="153" calcext:value-type="float">
            <text:p>153</text:p>
          </table:table-cell>
          <table:table-cell table:formula="of:=COM.MICROSOFT.CONCAT(&quot;{&quot;; &quot;&quot;&quot;&quot;; [.A115]; &quot;&quot;&quot;&quot;; &quot;,&quot;; &quot;&quot;&quot;&quot;;  [.B115]; &quot;&quot;&quot;&quot;;  &quot;,&quot; ; &quot;&quot;&quot;&quot;; [.C115]; &quot;&quot;&quot;&quot;;  &quot;,&quot; ; &quot;&quot;&quot;&quot;; [.D115]; &quot;&quot;&quot;&quot;; &quot;}, &quot;)" office:value-type="string" office:string-value="{&quot;5&quot;,&quot;20&quot;,&quot;وَإِذْ قَالَ مُوسَىٰ لِقَوْمِهِ&quot;,&quot;153&quot;}, " calcext:value-type="string">
            <text:p>{"5","20","وَإِذْ قَالَ مُوسَىٰ لِقَوْمِهِ","153"}, 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وَاتْلُ عَلَيْهِمْ نَبَأَ ابْنَيْ</text:p>
          </table:table-cell>
          <table:table-cell office:value-type="float" office:value="154" calcext:value-type="float">
            <text:p>154</text:p>
          </table:table-cell>
          <table:table-cell table:formula="of:=COM.MICROSOFT.CONCAT(&quot;{&quot;; &quot;&quot;&quot;&quot;; [.A116]; &quot;&quot;&quot;&quot;; &quot;,&quot;; &quot;&quot;&quot;&quot;;  [.B116]; &quot;&quot;&quot;&quot;;  &quot;,&quot; ; &quot;&quot;&quot;&quot;; [.C116]; &quot;&quot;&quot;&quot;;  &quot;,&quot; ; &quot;&quot;&quot;&quot;; [.D116]; &quot;&quot;&quot;&quot;; &quot;}, &quot;)" office:value-type="string" office:string-value="{&quot;5&quot;,&quot;27&quot;,&quot;وَاتْلُ عَلَيْهِمْ نَبَأَ ابْنَيْ&quot;,&quot;154&quot;}, " calcext:value-type="string">
            <text:p>{"5","27","وَاتْلُ عَلَيْهِمْ نَبَأَ ابْنَيْ","154"}, 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يَا أَيُّهَا الَّذِينَ آمَنُوا اتَّقُوا اللَّهَ</text:p>
          </table:table-cell>
          <table:table-cell office:value-type="float" office:value="156" calcext:value-type="float">
            <text:p>156</text:p>
          </table:table-cell>
          <table:table-cell table:formula="of:=COM.MICROSOFT.CONCAT(&quot;{&quot;; &quot;&quot;&quot;&quot;; [.A117]; &quot;&quot;&quot;&quot;; &quot;,&quot;; &quot;&quot;&quot;&quot;;  [.B117]; &quot;&quot;&quot;&quot;;  &quot;,&quot; ; &quot;&quot;&quot;&quot;; [.C117]; &quot;&quot;&quot;&quot;;  &quot;,&quot; ; &quot;&quot;&quot;&quot;; [.D117]; &quot;&quot;&quot;&quot;; &quot;}, &quot;)" office:value-type="string" office:string-value="{&quot;5&quot;,&quot;35&quot;,&quot;يَا أَيُّهَا الَّذِينَ آمَنُوا اتَّقُوا اللَّهَ&quot;,&quot;156&quot;}, " calcext:value-type="string">
            <text:p>{"5","35","يَا أَيُّهَا الَّذِينَ آمَنُوا اتَّقُوا اللَّهَ","156"}, 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إِنَّا أَنزَلْنَا التَّوْرَاةَ فِيهَا</text:p>
          </table:table-cell>
          <table:table-cell office:value-type="float" office:value="159" calcext:value-type="float">
            <text:p>159</text:p>
          </table:table-cell>
          <table:table-cell table:formula="of:=COM.MICROSOFT.CONCAT(&quot;{&quot;; &quot;&quot;&quot;&quot;; [.A118]; &quot;&quot;&quot;&quot;; &quot;,&quot;; &quot;&quot;&quot;&quot;;  [.B118]; &quot;&quot;&quot;&quot;;  &quot;,&quot; ; &quot;&quot;&quot;&quot;; [.C118]; &quot;&quot;&quot;&quot;;  &quot;,&quot; ; &quot;&quot;&quot;&quot;; [.D118]; &quot;&quot;&quot;&quot;; &quot;}, &quot;)" office:value-type="string" office:string-value="{&quot;5&quot;,&quot;44&quot;,&quot;إِنَّا أَنزَلْنَا التَّوْرَاةَ فِيهَا&quot;,&quot;159&quot;}, " calcext:value-type="string">
            <text:p>{"5","44","إِنَّا أَنزَلْنَا التَّوْرَاةَ فِيهَا","159"}, 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يَا أَيُّهَا الَّذِينَ آمَنُوا لَا تَتَّخِذُوا</text:p>
          </table:table-cell>
          <table:table-cell office:value-type="float" office:value="161" calcext:value-type="float">
            <text:p>161</text:p>
          </table:table-cell>
          <table:table-cell table:formula="of:=COM.MICROSOFT.CONCAT(&quot;{&quot;; &quot;&quot;&quot;&quot;; [.A119]; &quot;&quot;&quot;&quot;; &quot;,&quot;; &quot;&quot;&quot;&quot;;  [.B119]; &quot;&quot;&quot;&quot;;  &quot;,&quot; ; &quot;&quot;&quot;&quot;; [.C119]; &quot;&quot;&quot;&quot;;  &quot;,&quot; ; &quot;&quot;&quot;&quot;; [.D119]; &quot;&quot;&quot;&quot;; &quot;}, &quot;)" office:value-type="string" office:string-value="{&quot;5&quot;,&quot;51&quot;,&quot;يَا أَيُّهَا الَّذِينَ آمَنُوا لَا تَتَّخِذُوا&quot;,&quot;161&quot;}, " calcext:value-type="string">
            <text:p>{"5","51","يَا أَيُّهَا الَّذِينَ آمَنُوا لَا تَتَّخِذُوا","161"}, 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يَا أَيُّهَا الَّذِينَ آمَنُوا لَا تَتَّخِذُوا</text:p>
          </table:table-cell>
          <table:table-cell office:value-type="float" office:value="162" calcext:value-type="float">
            <text:p>162</text:p>
          </table:table-cell>
          <table:table-cell table:formula="of:=COM.MICROSOFT.CONCAT(&quot;{&quot;; &quot;&quot;&quot;&quot;; [.A120]; &quot;&quot;&quot;&quot;; &quot;,&quot;; &quot;&quot;&quot;&quot;;  [.B120]; &quot;&quot;&quot;&quot;;  &quot;,&quot; ; &quot;&quot;&quot;&quot;; [.C120]; &quot;&quot;&quot;&quot;;  &quot;,&quot; ; &quot;&quot;&quot;&quot;; [.D120]; &quot;&quot;&quot;&quot;; &quot;}, &quot;)" office:value-type="string" office:string-value="{&quot;5&quot;,&quot;57&quot;,&quot;يَا أَيُّهَا الَّذِينَ آمَنُوا لَا تَتَّخِذُوا&quot;,&quot;162&quot;}, " calcext:value-type="string">
            <text:p>{"5","57","يَا أَيُّهَا الَّذِينَ آمَنُوا لَا تَتَّخِذُوا","162"}, 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يَا أَيُّهَا الرَّسُولُ بَلِّغْ مَا أُنزِلَ</text:p>
          </table:table-cell>
          <table:table-cell office:value-type="float" office:value="165" calcext:value-type="float">
            <text:p>165</text:p>
          </table:table-cell>
          <table:table-cell table:formula="of:=COM.MICROSOFT.CONCAT(&quot;{&quot;; &quot;&quot;&quot;&quot;; [.A121]; &quot;&quot;&quot;&quot;; &quot;,&quot;; &quot;&quot;&quot;&quot;;  [.B121]; &quot;&quot;&quot;&quot;;  &quot;,&quot; ; &quot;&quot;&quot;&quot;; [.C121]; &quot;&quot;&quot;&quot;;  &quot;,&quot; ; &quot;&quot;&quot;&quot;; [.D121]; &quot;&quot;&quot;&quot;; &quot;}, &quot;)" office:value-type="string" office:string-value="{&quot;5&quot;,&quot;67&quot;,&quot;يَا أَيُّهَا الرَّسُولُ بَلِّغْ مَا أُنزِلَ&quot;,&quot;165&quot;}, " calcext:value-type="string">
            <text:p>{"5","67","يَا أَيُّهَا الرَّسُولُ بَلِّغْ مَا أُنزِلَ","165"}, 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لُعِنَ الَّذِينَ كَفَرُوا مِن</text:p>
          </table:table-cell>
          <table:table-cell office:value-type="float" office:value="168" calcext:value-type="float">
            <text:p>168</text:p>
          </table:table-cell>
          <table:table-cell table:formula="of:=COM.MICROSOFT.CONCAT(&quot;{&quot;; &quot;&quot;&quot;&quot;; [.A122]; &quot;&quot;&quot;&quot;; &quot;,&quot;; &quot;&quot;&quot;&quot;;  [.B122]; &quot;&quot;&quot;&quot;;  &quot;,&quot; ; &quot;&quot;&quot;&quot;; [.C122]; &quot;&quot;&quot;&quot;;  &quot;,&quot; ; &quot;&quot;&quot;&quot;; [.D122]; &quot;&quot;&quot;&quot;; &quot;}, &quot;)" office:value-type="string" office:string-value="{&quot;5&quot;,&quot;78&quot;,&quot;لُعِنَ الَّذِينَ كَفَرُوا مِن&quot;,&quot;168&quot;}, " calcext:value-type="string">
            <text:p>{"5","78","لُعِنَ الَّذِينَ كَفَرُوا مِن","168"}, </text:p>
          </table:table-cell>
          <table:table-cell table:number-columns-repeated="1003"/>
        </table:table-row>
        <table:table-row table:style-name="ro1" table:number-rows-repeated="6"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يَا أَيُّهَا الَّذِينَ آمَنُوا لَا تُحَرِّمُوا </text:p>
          </table:table-cell>
          <table:table-cell office:value-type="float" office:value="169" calcext:value-type="float">
            <text:p>169</text:p>
          </table:table-cell>
          <table:table-cell table:formula="of:=COM.MICROSOFT.CONCAT(&quot;{&quot;; &quot;&quot;&quot;&quot;; [.A129]; &quot;&quot;&quot;&quot;; &quot;,&quot;; &quot;&quot;&quot;&quot;;  [.B129]; &quot;&quot;&quot;&quot;;  &quot;,&quot; ; &quot;&quot;&quot;&quot;; [.C129]; &quot;&quot;&quot;&quot;;  &quot;,&quot; ; &quot;&quot;&quot;&quot;; [.D129]; &quot;&quot;&quot;&quot;; &quot;}, &quot;)" office:value-type="string" office:string-value="{&quot;5&quot;,&quot;87&quot;,&quot;يَا أَيُّهَا الَّذِينَ آمَنُوا لَا تُحَرِّمُوا &quot;,&quot;169&quot;}, " calcext:value-type="string">
            <text:p>{"5","87","يَا أَيُّهَا الَّذِينَ آمَنُوا لَا تُحَرِّمُوا ","169"}, </text:p>
          </table:table-cell>
          <table:table-cell table:formula="of:=COM.MICROSOFT.CONCAT(&quot;{&quot;;[.E129:.E146]; &quot;}, &quot;)" office:value-type="string" office:string-value="{{&quot;5&quot;,&quot;87&quot;,&quot;يَا أَيُّهَا الَّذِينَ آمَنُوا لَا تُحَرِّمُوا &quot;,&quot;169&quot;}, {&quot;5&quot;,&quot;94&quot;,&quot;يَا أَيُّهَا الَّذِينَ آمَنُوا لَيَبْلُوَنَّكُمُ&quot;,&quot;171&quot;}, {&quot;5&quot;,&quot;101&quot;,&quot;يَا أَيُّهَا الَّذِينَ آمَنُوا لَا تَسْأَلُوا&quot;,&quot;172&quot;}, {&quot;5&quot;,&quot;109&quot;,&quot;يَوْمَ يَجْمَعُ اللَّهُ الرُّسُلَ&quot;,&quot;174&quot;}, {&quot;5&quot;,&quot;116&quot;,&quot;وَإِذْ قَالَ اللَّهُ يَا عِيسَى ابْنَ مَرْيَمَ&quot;,&quot;176&quot;}, {&quot;6&quot;,&quot;1&quot;,&quot;الْحَمْدُ لِلَّهِ الَّذِي خَلَقَ السَّمَاوَاتِ&quot;,&quot;177&quot;}, {&quot;6&quot;,&quot;11&quot;,&quot;قُلْ سِيرُوا فِي الْأَرْضِ ثُمَّ انظُرُوا&quot;,&quot;179&quot;}, {&quot;6&quot;,&quot;21&quot;,&quot;وَمَنْ أَظْلَمُ مِمَّنِ افْتَرَىٰ&quot;,&quot;180&quot;}, {&quot;6&quot;,&quot;31&quot;,&quot;قَدْ خَسِرَ الَّذِينَ كَذَّبُوا&quot;,&quot;182&quot;}, {&quot;6&quot;,&quot;42&quot;,&quot;وَلَقَدْ أَرْسَلْنَا إِلَىٰ أُمَمٍ&quot;,&quot;184&quot;}, {&quot;6&quot;,&quot;51&quot;,&quot;وَأَنذِرْ بِهِ الَّذِينَ يَخَافُونَ&quot;,&quot;185&quot;}, {&quot;6&quot;,&quot;56&quot;,&quot;قُلْ إِنِّي نُهِيتُ أَنْ أَعْبُدَ&quot;,&quot;186&quot;}, {&quot;6&quot;,&quot;61&quot;,&quot;وَهُوَ الْقَاهِرُ فَوْقَ عِبَادِهِ&quot;,&quot;187&quot;}, {&quot;6&quot;,&quot;71&quot;,&quot;قُلْ أَنَدْعُو مِن دُونِ اللَّهِ&quot;,&quot;189&quot;}, {&quot;6&quot;,&quot;83&quot;,&quot;وَتِلْكَ حُجَّتُنَا آتَيْنَاهَا إِبْرَاهِيمَ&quot;,&quot;191&quot;}, {&quot;6&quot;,&quot;91&quot;,&quot;وَمَا قَدَرُوا اللَّهَ حَقَّ قَدْرِهِ&quot;,&quot;193&quot;}, {&quot;6&quot;,&quot;95&quot;,&quot;إِنَّ اللَّهَ فَالِقُ الْحَبِّ وَالنَّوَىٰ&quot;,&quot;194&quot;}, {&quot;6&quot;,&quot;101&quot;,&quot;بَدِيعُ السَّمَاوَاتِ وَالْأَرْضِ&quot;,&quot;195&quot;}, }, " calcext:value-type="string">
            <text:p>{{"5","87","يَا أَيُّهَا الَّذِينَ آمَنُوا لَا تُحَرِّمُوا ","169"}, {"5","94","يَا أَيُّهَا الَّذِينَ آمَنُوا لَيَبْلُوَنَّكُمُ","171"}, {"5","101","يَا أَيُّهَا الَّذِينَ آمَنُوا لَا تَسْأَلُوا","172"}, {"5","109","يَوْمَ يَجْمَعُ اللَّهُ الرُّسُلَ","174"}, {"5","116","وَإِذْ قَالَ اللَّهُ يَا عِيسَى ابْنَ مَرْيَمَ","176"}, {"6","1","الْحَمْدُ لِلَّهِ الَّذِي خَلَقَ السَّمَاوَاتِ","177"}, {"6","11","قُلْ سِيرُوا فِي الْأَرْضِ ثُمَّ انظُرُوا","179"}, {"6","21","وَمَنْ أَظْلَمُ مِمَّنِ افْتَرَىٰ","180"}, {"6","31","قَدْ خَسِرَ الَّذِينَ كَذَّبُوا","182"}, {"6","42","وَلَقَدْ أَرْسَلْنَا إِلَىٰ أُمَمٍ","184"}, {"6","51","وَأَنذِرْ بِهِ الَّذِينَ يَخَافُونَ","185"}, {"6","56","قُلْ إِنِّي نُهِيتُ أَنْ أَعْبُدَ","186"}, {"6","61","وَهُوَ الْقَاهِرُ فَوْقَ عِبَادِهِ","187"}, {"6","71","قُلْ أَنَدْعُو مِن دُونِ اللَّهِ","189"}, {"6","83","وَتِلْكَ حُجَّتُنَا آتَيْنَاهَا إِبْرَاهِيمَ","191"}, {"6","91","وَمَا قَدَرُوا اللَّهَ حَقَّ قَدْرِهِ","193"}, {"6","95","إِنَّ اللَّهَ فَالِقُ الْحَبِّ وَالنَّوَىٰ","194"}, {"6","101","بَدِيعُ السَّمَاوَاتِ وَالْأَرْضِ","195"}, }, 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وَإِذَا سَمِعُوا مَا أُنزِلَ إِلَى الرَّسُولِ</text:p>
          </table:table-cell>
          <table:table-cell office:value-type="float" office:value="169" calcext:value-type="float">
            <text:p>169</text:p>
          </table:table-cell>
          <table:table-cell table:style-name="ce3" office:value-type="float" office:value="8.62" calcext:value-type="float">
            <text:p>8.62</text:p>
          </table:table-cell>
          <table:table-cell table:formula="of:=COM.MICROSOFT.CONCAT(&quot;{&quot;; &quot;&quot;&quot;&quot;; [.G129]; &quot;&quot;&quot;&quot;;  &quot;,&quot;; &quot;&quot;&quot;&quot;;  [.H129]; &quot;&quot;&quot;&quot;;  &quot;,&quot;; &quot;&quot;&quot;&quot;; [.I129]; &quot;&quot;&quot;&quot;;  &quot;,&quot; ; &quot;&quot;&quot;&quot;; [.J129]; &quot;&quot;&quot;&quot;;   &quot;,&quot; ; &quot;&quot;&quot;&quot;; [.K129]; &quot;&quot;&quot;&quot;; &quot;,&quot;; &quot;}, &quot;)" office:value-type="string" office:string-value="{&quot;5&quot;,&quot;83&quot;,&quot;وَإِذَا سَمِعُوا مَا أُنزِلَ إِلَى الرَّسُولِ&quot;,&quot;169&quot;,&quot;8.62&quot;,}, " calcext:value-type="string">
            <text:p>{"5","83","وَإِذَا سَمِعُوا مَا أُنزِلَ إِلَى الرَّسُولِ","169","8.62",}, </text:p>
          </table:table-cell>
          <table:table-cell/>
          <table:table-cell table:formula="of:=COM.MICROSOFT.CONCAT(&quot;{&quot;; [.L129:.L132]; &quot;}, &quot;)" office:value-type="string" office:string-value="{{&quot;5&quot;,&quot;83&quot;,&quot;وَإِذَا سَمِعُوا مَا أُنزِلَ إِلَى الرَّسُولِ&quot;,&quot;169&quot;,&quot;8.62&quot;,}, {&quot;5&quot;,&quot;116&quot;,&quot;وَإِذْ قَالَ اللَّهُ يَا عِيسَى ابْنَ مَرْيَمَ&quot;,&quot;176&quot;,&quot;6.54&quot;,}, {&quot;6&quot;,&quot;42&quot;,&quot;وَلَقَدْ أَرْسَلْنَا إِلَىٰ أُمَمٍ&quot;,&quot;184&quot;,&quot;7.69&quot;,}, {&quot;6&quot;,&quot;83&quot;,&quot;وَتِلْكَ حُجَّتُنَا آتَيْنَاهَا إِبْرَاهِيمَ&quot;,&quot;191&quot;,&quot;5.00&quot;,}, }, " calcext:value-type="string">
            <text:p>{{"5","83","وَإِذَا سَمِعُوا مَا أُنزِلَ إِلَى الرَّسُولِ","169","8.62",}, {"5","116","وَإِذْ قَالَ اللَّهُ يَا عِيسَى ابْنَ مَرْيَمَ","176","6.54",}, {"6","42","وَلَقَدْ أَرْسَلْنَا إِلَىٰ أُمَمٍ","184","7.69",}, {"6","83","وَتِلْكَ حُجَّتُنَا آتَيْنَاهَا إِبْرَاهِيمَ","191","5.00",}, }, </text:p>
          </table:table-cell>
          <table:table-cell table:number-columns-repeated="99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يَا أَيُّهَا الَّذِينَ آمَنُوا لَيَبْلُوَنَّكُمُ</text:p>
          </table:table-cell>
          <table:table-cell office:value-type="float" office:value="171" calcext:value-type="float">
            <text:p>171</text:p>
          </table:table-cell>
          <table:table-cell table:formula="of:=COM.MICROSOFT.CONCAT(&quot;{&quot;; &quot;&quot;&quot;&quot;; [.A130]; &quot;&quot;&quot;&quot;; &quot;,&quot;; &quot;&quot;&quot;&quot;;  [.B130]; &quot;&quot;&quot;&quot;;  &quot;,&quot; ; &quot;&quot;&quot;&quot;; [.C130]; &quot;&quot;&quot;&quot;;  &quot;,&quot; ; &quot;&quot;&quot;&quot;; [.D130]; &quot;&quot;&quot;&quot;; &quot;}, &quot;)" office:value-type="string" office:string-value="{&quot;5&quot;,&quot;94&quot;,&quot;يَا أَيُّهَا الَّذِينَ آمَنُوا لَيَبْلُوَنَّكُمُ&quot;,&quot;171&quot;}, " calcext:value-type="string">
            <text:p>{"5","94","يَا أَيُّهَا الَّذِينَ آمَنُوا لَيَبْلُوَنَّكُمُ","171"},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وَإِذْ قَالَ اللَّهُ يَا عِيسَى ابْنَ مَرْيَمَ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6.54" calcext:value-type="float">
            <text:p>6.54</text:p>
          </table:table-cell>
          <table:table-cell table:formula="of:=COM.MICROSOFT.CONCAT(&quot;{&quot;; &quot;&quot;&quot;&quot;; [.G130]; &quot;&quot;&quot;&quot;;  &quot;,&quot;; &quot;&quot;&quot;&quot;;  [.H130]; &quot;&quot;&quot;&quot;;  &quot;,&quot;; &quot;&quot;&quot;&quot;; [.I130]; &quot;&quot;&quot;&quot;;  &quot;,&quot; ; &quot;&quot;&quot;&quot;; [.J130]; &quot;&quot;&quot;&quot;;   &quot;,&quot; ; &quot;&quot;&quot;&quot;; [.K130]; &quot;&quot;&quot;&quot;; &quot;,&quot;; &quot;}, &quot;)" office:value-type="string" office:string-value="{&quot;5&quot;,&quot;116&quot;,&quot;وَإِذْ قَالَ اللَّهُ يَا عِيسَى ابْنَ مَرْيَمَ&quot;,&quot;176&quot;,&quot;6.54&quot;,}, " calcext:value-type="string">
            <text:p>{"5","116","وَإِذْ قَالَ اللَّهُ يَا عِيسَى ابْنَ مَرْيَمَ","176","6.54",}, </text:p>
          </table:table-cell>
          <table:table-cell table:number-columns-repeated="99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يَا أَيُّهَا الَّذِينَ آمَنُوا لَا تَسْأَلُوا</text:p>
          </table:table-cell>
          <table:table-cell office:value-type="float" office:value="172" calcext:value-type="float">
            <text:p>172</text:p>
          </table:table-cell>
          <table:table-cell table:formula="of:=COM.MICROSOFT.CONCAT(&quot;{&quot;; &quot;&quot;&quot;&quot;; [.A131]; &quot;&quot;&quot;&quot;; &quot;,&quot;; &quot;&quot;&quot;&quot;;  [.B131]; &quot;&quot;&quot;&quot;;  &quot;,&quot; ; &quot;&quot;&quot;&quot;; [.C131]; &quot;&quot;&quot;&quot;;  &quot;,&quot; ; &quot;&quot;&quot;&quot;; [.D131]; &quot;&quot;&quot;&quot;; &quot;}, &quot;)" office:value-type="string" office:string-value="{&quot;5&quot;,&quot;101&quot;,&quot;يَا أَيُّهَا الَّذِينَ آمَنُوا لَا تَسْأَلُوا&quot;,&quot;172&quot;}, " calcext:value-type="string">
            <text:p>{"5","101","يَا أَيُّهَا الَّذِينَ آمَنُوا لَا تَسْأَلُوا","172"}, 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وَلَقَدْ أَرْسَلْنَا إِلَىٰ أُمَمٍ</text:p>
          </table:table-cell>
          <table:table-cell office:value-type="float" office:value="184" calcext:value-type="float">
            <text:p>184</text:p>
          </table:table-cell>
          <table:table-cell table:style-name="ce3" office:value-type="float" office:value="7.69" calcext:value-type="float">
            <text:p>7.69</text:p>
          </table:table-cell>
          <table:table-cell table:formula="of:=COM.MICROSOFT.CONCAT(&quot;{&quot;; &quot;&quot;&quot;&quot;; [.G131]; &quot;&quot;&quot;&quot;;  &quot;,&quot;; &quot;&quot;&quot;&quot;;  [.H131]; &quot;&quot;&quot;&quot;;  &quot;,&quot;; &quot;&quot;&quot;&quot;; [.I131]; &quot;&quot;&quot;&quot;;  &quot;,&quot; ; &quot;&quot;&quot;&quot;; [.J131]; &quot;&quot;&quot;&quot;;   &quot;,&quot; ; &quot;&quot;&quot;&quot;; [.K131]; &quot;&quot;&quot;&quot;; &quot;,&quot;; &quot;}, &quot;)" office:value-type="string" office:string-value="{&quot;6&quot;,&quot;42&quot;,&quot;وَلَقَدْ أَرْسَلْنَا إِلَىٰ أُمَمٍ&quot;,&quot;184&quot;,&quot;7.69&quot;,}, " calcext:value-type="string">
            <text:p>{"6","42","وَلَقَدْ أَرْسَلْنَا إِلَىٰ أُمَمٍ","184","7.69",}, </text:p>
          </table:table-cell>
          <table:table-cell table:number-columns-repeated="99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يَوْمَ يَجْمَعُ اللَّهُ الرُّسُلَ</text:p>
          </table:table-cell>
          <table:table-cell office:value-type="float" office:value="174" calcext:value-type="float">
            <text:p>174</text:p>
          </table:table-cell>
          <table:table-cell table:formula="of:=COM.MICROSOFT.CONCAT(&quot;{&quot;; &quot;&quot;&quot;&quot;; [.A132]; &quot;&quot;&quot;&quot;; &quot;,&quot;; &quot;&quot;&quot;&quot;;  [.B132]; &quot;&quot;&quot;&quot;;  &quot;,&quot; ; &quot;&quot;&quot;&quot;; [.C132]; &quot;&quot;&quot;&quot;;  &quot;,&quot; ; &quot;&quot;&quot;&quot;; [.D132]; &quot;&quot;&quot;&quot;; &quot;}, &quot;)" office:value-type="string" office:string-value="{&quot;5&quot;,&quot;109&quot;,&quot;يَوْمَ يَجْمَعُ اللَّهُ الرُّسُلَ&quot;,&quot;174&quot;}, " calcext:value-type="string">
            <text:p>{"5","109","يَوْمَ يَجْمَعُ اللَّهُ الرُّسُلَ","174"}, 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وَتِلْكَ حُجَّتُنَا آتَيْنَاهَا إِبْرَاهِيمَ</text:p>
          </table:table-cell>
          <table:table-cell office:value-type="float" office:value="191" calcext:value-type="float">
            <text:p>191</text:p>
          </table:table-cell>
          <table:table-cell table:formula="of:=&quot;5.00&quot;" office:value-type="string" office:string-value="5.00" calcext:value-type="string">
            <text:p>5.00</text:p>
          </table:table-cell>
          <table:table-cell table:formula="of:=COM.MICROSOFT.CONCAT(&quot;{&quot;; &quot;&quot;&quot;&quot;; [.G132]; &quot;&quot;&quot;&quot;;  &quot;,&quot;; &quot;&quot;&quot;&quot;;  [.H132]; &quot;&quot;&quot;&quot;;  &quot;,&quot;; &quot;&quot;&quot;&quot;; [.I132]; &quot;&quot;&quot;&quot;;  &quot;,&quot; ; &quot;&quot;&quot;&quot;; [.J132]; &quot;&quot;&quot;&quot;;   &quot;,&quot; ; &quot;&quot;&quot;&quot;; [.K132]; &quot;&quot;&quot;&quot;; &quot;,&quot;; &quot;}, &quot;)" office:value-type="string" office:string-value="{&quot;6&quot;,&quot;83&quot;,&quot;وَتِلْكَ حُجَّتُنَا آتَيْنَاهَا إِبْرَاهِيمَ&quot;,&quot;191&quot;,&quot;5.00&quot;,}, " calcext:value-type="string">
            <text:p>{"6","83","وَتِلْكَ حُجَّتُنَا آتَيْنَاهَا إِبْرَاهِيمَ","191","5.00",}, </text:p>
          </table:table-cell>
          <table:table-cell table:number-columns-repeated="99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وَإِذْ قَالَ اللَّهُ يَا عِيسَى ابْنَ مَرْيَمَ</text:p>
          </table:table-cell>
          <table:table-cell office:value-type="float" office:value="176" calcext:value-type="float">
            <text:p>176</text:p>
          </table:table-cell>
          <table:table-cell table:formula="of:=COM.MICROSOFT.CONCAT(&quot;{&quot;; &quot;&quot;&quot;&quot;; [.A133]; &quot;&quot;&quot;&quot;; &quot;,&quot;; &quot;&quot;&quot;&quot;;  [.B133]; &quot;&quot;&quot;&quot;;  &quot;,&quot; ; &quot;&quot;&quot;&quot;; [.C133]; &quot;&quot;&quot;&quot;;  &quot;,&quot; ; &quot;&quot;&quot;&quot;; [.D133]; &quot;&quot;&quot;&quot;; &quot;}, &quot;)" office:value-type="string" office:string-value="{&quot;5&quot;,&quot;116&quot;,&quot;وَإِذْ قَالَ اللَّهُ يَا عِيسَى ابْنَ مَرْيَمَ&quot;,&quot;176&quot;}, " calcext:value-type="string">
            <text:p>{"5","116","وَإِذْ قَالَ اللَّهُ يَا عِيسَى ابْنَ مَرْيَمَ","176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ْحَمْدُ لِلَّهِ الَّذِي خَلَقَ السَّمَاوَاتِ</text:p>
          </table:table-cell>
          <table:table-cell office:value-type="float" office:value="177" calcext:value-type="float">
            <text:p>177</text:p>
          </table:table-cell>
          <table:table-cell table:formula="of:=COM.MICROSOFT.CONCAT(&quot;{&quot;; &quot;&quot;&quot;&quot;; [.A134]; &quot;&quot;&quot;&quot;; &quot;,&quot;; &quot;&quot;&quot;&quot;;  [.B134]; &quot;&quot;&quot;&quot;;  &quot;,&quot; ; &quot;&quot;&quot;&quot;; [.C134]; &quot;&quot;&quot;&quot;;  &quot;,&quot; ; &quot;&quot;&quot;&quot;; [.D134]; &quot;&quot;&quot;&quot;; &quot;}, &quot;)" office:value-type="string" office:string-value="{&quot;6&quot;,&quot;1&quot;,&quot;الْحَمْدُ لِلَّهِ الَّذِي خَلَقَ السَّمَاوَاتِ&quot;,&quot;177&quot;}, " calcext:value-type="string">
            <text:p>{"6","1","الْحَمْدُ لِلَّهِ الَّذِي خَلَقَ السَّمَاوَاتِ","177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قُلْ سِيرُوا فِي الْأَرْضِ ثُمَّ انظُرُوا</text:p>
          </table:table-cell>
          <table:table-cell office:value-type="float" office:value="179" calcext:value-type="float">
            <text:p>179</text:p>
          </table:table-cell>
          <table:table-cell table:formula="of:=COM.MICROSOFT.CONCAT(&quot;{&quot;; &quot;&quot;&quot;&quot;; [.A135]; &quot;&quot;&quot;&quot;; &quot;,&quot;; &quot;&quot;&quot;&quot;;  [.B135]; &quot;&quot;&quot;&quot;;  &quot;,&quot; ; &quot;&quot;&quot;&quot;; [.C135]; &quot;&quot;&quot;&quot;;  &quot;,&quot; ; &quot;&quot;&quot;&quot;; [.D135]; &quot;&quot;&quot;&quot;; &quot;}, &quot;)" office:value-type="string" office:string-value="{&quot;6&quot;,&quot;11&quot;,&quot;قُلْ سِيرُوا فِي الْأَرْضِ ثُمَّ انظُرُوا&quot;,&quot;179&quot;}, " calcext:value-type="string">
            <text:p>{"6","11","قُلْ سِيرُوا فِي الْأَرْضِ ثُمَّ انظُرُوا","179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وَمَنْ أَظْلَمُ مِمَّنِ افْتَرَىٰ</text:p>
          </table:table-cell>
          <table:table-cell office:value-type="float" office:value="180" calcext:value-type="float">
            <text:p>180</text:p>
          </table:table-cell>
          <table:table-cell table:formula="of:=COM.MICROSOFT.CONCAT(&quot;{&quot;; &quot;&quot;&quot;&quot;; [.A136]; &quot;&quot;&quot;&quot;; &quot;,&quot;; &quot;&quot;&quot;&quot;;  [.B136]; &quot;&quot;&quot;&quot;;  &quot;,&quot; ; &quot;&quot;&quot;&quot;; [.C136]; &quot;&quot;&quot;&quot;;  &quot;,&quot; ; &quot;&quot;&quot;&quot;; [.D136]; &quot;&quot;&quot;&quot;; &quot;}, &quot;)" office:value-type="string" office:string-value="{&quot;6&quot;,&quot;21&quot;,&quot;وَمَنْ أَظْلَمُ مِمَّنِ افْتَرَىٰ&quot;,&quot;180&quot;}, " calcext:value-type="string">
            <text:p>{"6","21","وَمَنْ أَظْلَمُ مِمَّنِ افْتَرَىٰ","180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قَدْ خَسِرَ الَّذِينَ كَذَّبُوا</text:p>
          </table:table-cell>
          <table:table-cell office:value-type="float" office:value="182" calcext:value-type="float">
            <text:p>182</text:p>
          </table:table-cell>
          <table:table-cell table:formula="of:=COM.MICROSOFT.CONCAT(&quot;{&quot;; &quot;&quot;&quot;&quot;; [.A137]; &quot;&quot;&quot;&quot;; &quot;,&quot;; &quot;&quot;&quot;&quot;;  [.B137]; &quot;&quot;&quot;&quot;;  &quot;,&quot; ; &quot;&quot;&quot;&quot;; [.C137]; &quot;&quot;&quot;&quot;;  &quot;,&quot; ; &quot;&quot;&quot;&quot;; [.D137]; &quot;&quot;&quot;&quot;; &quot;}, &quot;)" office:value-type="string" office:string-value="{&quot;6&quot;,&quot;31&quot;,&quot;قَدْ خَسِرَ الَّذِينَ كَذَّبُوا&quot;,&quot;182&quot;}, " calcext:value-type="string">
            <text:p>{"6","31","قَدْ خَسِرَ الَّذِينَ كَذَّبُوا","182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وَلَقَدْ أَرْسَلْنَا إِلَىٰ أُمَمٍ</text:p>
          </table:table-cell>
          <table:table-cell office:value-type="float" office:value="184" calcext:value-type="float">
            <text:p>184</text:p>
          </table:table-cell>
          <table:table-cell table:formula="of:=COM.MICROSOFT.CONCAT(&quot;{&quot;; &quot;&quot;&quot;&quot;; [.A138]; &quot;&quot;&quot;&quot;; &quot;,&quot;; &quot;&quot;&quot;&quot;;  [.B138]; &quot;&quot;&quot;&quot;;  &quot;,&quot; ; &quot;&quot;&quot;&quot;; [.C138]; &quot;&quot;&quot;&quot;;  &quot;,&quot; ; &quot;&quot;&quot;&quot;; [.D138]; &quot;&quot;&quot;&quot;; &quot;}, &quot;)" office:value-type="string" office:string-value="{&quot;6&quot;,&quot;42&quot;,&quot;وَلَقَدْ أَرْسَلْنَا إِلَىٰ أُمَمٍ&quot;,&quot;184&quot;}, " calcext:value-type="string">
            <text:p>{"6","42","وَلَقَدْ أَرْسَلْنَا إِلَىٰ أُمَمٍ","184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وَأَنذِرْ بِهِ الَّذِينَ يَخَافُونَ</text:p>
          </table:table-cell>
          <table:table-cell office:value-type="float" office:value="185" calcext:value-type="float">
            <text:p>185</text:p>
          </table:table-cell>
          <table:table-cell table:formula="of:=COM.MICROSOFT.CONCAT(&quot;{&quot;; &quot;&quot;&quot;&quot;; [.A139]; &quot;&quot;&quot;&quot;; &quot;,&quot;; &quot;&quot;&quot;&quot;;  [.B139]; &quot;&quot;&quot;&quot;;  &quot;,&quot; ; &quot;&quot;&quot;&quot;; [.C139]; &quot;&quot;&quot;&quot;;  &quot;,&quot; ; &quot;&quot;&quot;&quot;; [.D139]; &quot;&quot;&quot;&quot;; &quot;}, &quot;)" office:value-type="string" office:string-value="{&quot;6&quot;,&quot;51&quot;,&quot;وَأَنذِرْ بِهِ الَّذِينَ يَخَافُونَ&quot;,&quot;185&quot;}, " calcext:value-type="string">
            <text:p>{"6","51","وَأَنذِرْ بِهِ الَّذِينَ يَخَافُونَ","185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قُلْ إِنِّي نُهِيتُ أَنْ أَعْبُدَ</text:p>
          </table:table-cell>
          <table:table-cell office:value-type="float" office:value="186" calcext:value-type="float">
            <text:p>186</text:p>
          </table:table-cell>
          <table:table-cell table:formula="of:=COM.MICROSOFT.CONCAT(&quot;{&quot;; &quot;&quot;&quot;&quot;; [.A140]; &quot;&quot;&quot;&quot;; &quot;,&quot;; &quot;&quot;&quot;&quot;;  [.B140]; &quot;&quot;&quot;&quot;;  &quot;,&quot; ; &quot;&quot;&quot;&quot;; [.C140]; &quot;&quot;&quot;&quot;;  &quot;,&quot; ; &quot;&quot;&quot;&quot;; [.D140]; &quot;&quot;&quot;&quot;; &quot;}, &quot;)" office:value-type="string" office:string-value="{&quot;6&quot;,&quot;56&quot;,&quot;قُلْ إِنِّي نُهِيتُ أَنْ أَعْبُدَ&quot;,&quot;186&quot;}, " calcext:value-type="string">
            <text:p>{"6","56","قُلْ إِنِّي نُهِيتُ أَنْ أَعْبُدَ","186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وَهُوَ الْقَاهِرُ فَوْقَ عِبَادِهِ</text:p>
          </table:table-cell>
          <table:table-cell office:value-type="float" office:value="187" calcext:value-type="float">
            <text:p>187</text:p>
          </table:table-cell>
          <table:table-cell table:formula="of:=COM.MICROSOFT.CONCAT(&quot;{&quot;; &quot;&quot;&quot;&quot;; [.A141]; &quot;&quot;&quot;&quot;; &quot;,&quot;; &quot;&quot;&quot;&quot;;  [.B141]; &quot;&quot;&quot;&quot;;  &quot;,&quot; ; &quot;&quot;&quot;&quot;; [.C141]; &quot;&quot;&quot;&quot;;  &quot;,&quot; ; &quot;&quot;&quot;&quot;; [.D141]; &quot;&quot;&quot;&quot;; &quot;}, &quot;)" office:value-type="string" office:string-value="{&quot;6&quot;,&quot;61&quot;,&quot;وَهُوَ الْقَاهِرُ فَوْقَ عِبَادِهِ&quot;,&quot;187&quot;}, " calcext:value-type="string">
            <text:p>{"6","61","وَهُوَ الْقَاهِرُ فَوْقَ عِبَادِهِ","187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قُلْ أَنَدْعُو مِن دُونِ اللَّهِ</text:p>
          </table:table-cell>
          <table:table-cell office:value-type="float" office:value="189" calcext:value-type="float">
            <text:p>189</text:p>
          </table:table-cell>
          <table:table-cell table:formula="of:=COM.MICROSOFT.CONCAT(&quot;{&quot;; &quot;&quot;&quot;&quot;; [.A142]; &quot;&quot;&quot;&quot;; &quot;,&quot;; &quot;&quot;&quot;&quot;;  [.B142]; &quot;&quot;&quot;&quot;;  &quot;,&quot; ; &quot;&quot;&quot;&quot;; [.C142]; &quot;&quot;&quot;&quot;;  &quot;,&quot; ; &quot;&quot;&quot;&quot;; [.D142]; &quot;&quot;&quot;&quot;; &quot;}, &quot;)" office:value-type="string" office:string-value="{&quot;6&quot;,&quot;71&quot;,&quot;قُلْ أَنَدْعُو مِن دُونِ اللَّهِ&quot;,&quot;189&quot;}, " calcext:value-type="string">
            <text:p>{"6","71","قُلْ أَنَدْعُو مِن دُونِ اللَّهِ","189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وَتِلْكَ حُجَّتُنَا آتَيْنَاهَا إِبْرَاهِيمَ</text:p>
          </table:table-cell>
          <table:table-cell office:value-type="float" office:value="191" calcext:value-type="float">
            <text:p>191</text:p>
          </table:table-cell>
          <table:table-cell table:formula="of:=COM.MICROSOFT.CONCAT(&quot;{&quot;; &quot;&quot;&quot;&quot;; [.A143]; &quot;&quot;&quot;&quot;; &quot;,&quot;; &quot;&quot;&quot;&quot;;  [.B143]; &quot;&quot;&quot;&quot;;  &quot;,&quot; ; &quot;&quot;&quot;&quot;; [.C143]; &quot;&quot;&quot;&quot;;  &quot;,&quot; ; &quot;&quot;&quot;&quot;; [.D143]; &quot;&quot;&quot;&quot;; &quot;}, &quot;)" office:value-type="string" office:string-value="{&quot;6&quot;,&quot;83&quot;,&quot;وَتِلْكَ حُجَّتُنَا آتَيْنَاهَا إِبْرَاهِيمَ&quot;,&quot;191&quot;}, " calcext:value-type="string">
            <text:p>{"6","83","وَتِلْكَ حُجَّتُنَا آتَيْنَاهَا إِبْرَاهِيمَ","191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وَمَا قَدَرُوا اللَّهَ حَقَّ قَدْرِهِ</text:p>
          </table:table-cell>
          <table:table-cell office:value-type="float" office:value="193" calcext:value-type="float">
            <text:p>193</text:p>
          </table:table-cell>
          <table:table-cell table:formula="of:=COM.MICROSOFT.CONCAT(&quot;{&quot;; &quot;&quot;&quot;&quot;; [.A144]; &quot;&quot;&quot;&quot;; &quot;,&quot;; &quot;&quot;&quot;&quot;;  [.B144]; &quot;&quot;&quot;&quot;;  &quot;,&quot; ; &quot;&quot;&quot;&quot;; [.C144]; &quot;&quot;&quot;&quot;;  &quot;,&quot; ; &quot;&quot;&quot;&quot;; [.D144]; &quot;&quot;&quot;&quot;; &quot;}, &quot;)" office:value-type="string" office:string-value="{&quot;6&quot;,&quot;91&quot;,&quot;وَمَا قَدَرُوا اللَّهَ حَقَّ قَدْرِهِ&quot;,&quot;193&quot;}, " calcext:value-type="string">
            <text:p>{"6","91","وَمَا قَدَرُوا اللَّهَ حَقَّ قَدْرِهِ","193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إِنَّ اللَّهَ فَالِقُ الْحَبِّ وَالنَّوَىٰ</text:p>
          </table:table-cell>
          <table:table-cell office:value-type="float" office:value="194" calcext:value-type="float">
            <text:p>194</text:p>
          </table:table-cell>
          <table:table-cell table:formula="of:=COM.MICROSOFT.CONCAT(&quot;{&quot;; &quot;&quot;&quot;&quot;; [.A145]; &quot;&quot;&quot;&quot;; &quot;,&quot;; &quot;&quot;&quot;&quot;;  [.B145]; &quot;&quot;&quot;&quot;;  &quot;,&quot; ; &quot;&quot;&quot;&quot;; [.C145]; &quot;&quot;&quot;&quot;;  &quot;,&quot; ; &quot;&quot;&quot;&quot;; [.D145]; &quot;&quot;&quot;&quot;; &quot;}, &quot;)" office:value-type="string" office:string-value="{&quot;6&quot;,&quot;95&quot;,&quot;إِنَّ اللَّهَ فَالِقُ الْحَبِّ وَالنَّوَىٰ&quot;,&quot;194&quot;}, " calcext:value-type="string">
            <text:p>{"6","95","إِنَّ اللَّهَ فَالِقُ الْحَبِّ وَالنَّوَىٰ","194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بَدِيعُ السَّمَاوَاتِ وَالْأَرْضِ</text:p>
          </table:table-cell>
          <table:table-cell office:value-type="float" office:value="195" calcext:value-type="float">
            <text:p>195</text:p>
          </table:table-cell>
          <table:table-cell table:formula="of:=COM.MICROSOFT.CONCAT(&quot;{&quot;; &quot;&quot;&quot;&quot;; [.A146]; &quot;&quot;&quot;&quot;; &quot;,&quot;; &quot;&quot;&quot;&quot;;  [.B146]; &quot;&quot;&quot;&quot;;  &quot;,&quot; ; &quot;&quot;&quot;&quot;; [.C146]; &quot;&quot;&quot;&quot;;  &quot;,&quot; ; &quot;&quot;&quot;&quot;; [.D146]; &quot;&quot;&quot;&quot;; &quot;}, &quot;)" office:value-type="string" office:string-value="{&quot;6&quot;,&quot;101&quot;,&quot;بَدِيعُ السَّمَاوَاتِ وَالْأَرْضِ&quot;,&quot;195&quot;}, " calcext:value-type="string">
            <text:p>{"6","101","بَدِيعُ السَّمَاوَاتِ وَالْأَرْضِ","195"}, </text:p>
          </table:table-cell>
          <table:table-cell table:number-columns-repeated="1003"/>
        </table:table-row>
        <table:table-row table:style-name="ro1" table:number-rows-repeated="4"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وَلَوْ أَنَّنَا نَزَّلْنَا إِلَيْهِمُ الْمَلَائِكَةَ</text:p>
          </table:table-cell>
          <table:table-cell office:value-type="float" office:value="197" calcext:value-type="float">
            <text:p>197</text:p>
          </table:table-cell>
          <table:table-cell table:formula="of:=COM.MICROSOFT.CONCAT(&quot;{&quot;; &quot;&quot;&quot;&quot;; [.A151]; &quot;&quot;&quot;&quot;; &quot;,&quot;; &quot;&quot;&quot;&quot;;  [.B151]; &quot;&quot;&quot;&quot;;  &quot;,&quot; ; &quot;&quot;&quot;&quot;; [.C151]; &quot;&quot;&quot;&quot;;  &quot;,&quot; ; &quot;&quot;&quot;&quot;; [.D151]; &quot;&quot;&quot;&quot;; &quot;}, &quot;)" office:value-type="string" office:string-value="{&quot;6&quot;,&quot;111&quot;,&quot;وَلَوْ أَنَّنَا نَزَّلْنَا إِلَيْهِمُ الْمَلَائِكَةَ&quot;,&quot;197&quot;}, " calcext:value-type="string">
            <text:p>{"6","111","وَلَوْ أَنَّنَا نَزَّلْنَا إِلَيْهِمُ الْمَلَائِكَةَ","197"}, </text:p>
          </table:table-cell>
          <table:table-cell table:formula="of:=COM.MICROSOFT.CONCAT(&quot;{&quot;; [.E151:.E168]; &quot;}, &quot;)" office:value-type="string" office:string-value="{{&quot;6&quot;,&quot;111&quot;,&quot;وَلَوْ أَنَّنَا نَزَّلْنَا إِلَيْهِمُ الْمَلَائِكَةَ&quot;,&quot;197&quot;}, {&quot;6&quot;,&quot;122&quot;,&quot;أَوَمَن كَانَ مَيْتًا فَأَحْيَيْنَاهُ&quot;,&quot;199&quot;}, {&quot;6&quot;,&quot;130&quot;,&quot;يَا مَعْشَرَ الْجِنِّ وَالْإِنسِ&quot;,&quot;200&quot;}, {&quot;6&quot;,&quot;141&quot;,&quot;وَهُوَ الَّذِي أَنشَأَ جَنَّاتٍ مَّعْرُوشَاتٍ&quot;,&quot;202&quot;}, {&quot;6&quot;,&quot;145&quot;,&quot;قُل لَّا أَجِدُ فِي مَا أُوحِيَ&quot;,&quot;204&quot;}, {&quot;6&quot;,&quot;151&quot;,&quot;قُلْ تَعَالَوْا أَتْلُ مَا حَرَّمَ رَبُّكُمْ&quot;,&quot;205&quot;}, {&quot;6&quot;,&quot;155&quot;,&quot;وَهَـٰذَا كِتَابٌ أَنزَلْنَاهُ مُبَارَكٌ&quot;,&quot;206&quot;}, {&quot;7&quot;,&quot;1&quot;,&quot;المص&quot;,&quot;209&quot;}, {&quot;7&quot;,&quot;11&quot;,&quot;وَلَقَدْ خَلَقْنَاكُمْ ثُمَّ صَوَّرْنَاكُمْ&quot;,&quot;210&quot;}, {&quot;7&quot;,&quot;26&quot;,&quot;يَا بَنِي آدَمَ قَدْ أَنزَلْنَا&quot;,&quot;212&quot;}, {&quot;7&quot;,&quot;32&quot;,&quot;قُلْ مَنْ حَرَّمَ زِينَةَ اللَّهِ&quot;,&quot;213&quot;}, {&quot;7&quot;,&quot;40&quot;,&quot;إِنَّ الَّذِينَ كَذَّبُوا بِآيَاتِنَا&quot;,&quot;215&quot;}, {&quot;7&quot;,&quot;48&quot;,&quot;وَنَادَىٰ أَصْحَابُ الْأَعْرَافِ&quot;,&quot;217&quot;}, {&quot;7&quot;,&quot;54&quot;,&quot;إِنَّ رَبَّكُمُ اللَّهُ الَّذِي خَلَقَ&quot;,&quot;218&quot;}, {&quot;7&quot;,&quot;59&quot;,&quot;لَقَدْ أَرْسَلْنَا نُوحًا إِلَىٰ قَوْمِهِ&quot;,&quot;219&quot;}, {&quot;7&quot;,&quot;65&quot;,&quot;وَإِلَىٰ عَادٍ أَخَاهُمْ هُودًا&quot;,&quot;220&quot;}, {&quot;7&quot;,&quot;73&quot;,&quot;وَإِلَىٰ ثَمُودَ أَخَاهُمْ صَالِحًا&quot;,&quot;222&quot;}, {&quot;7&quot;,&quot;85&quot;,&quot;وَإِلَىٰ مَدْيَنَ أَخَاهُمْ شُعَيْبًا&quot;,&quot;224&quot;}, }, " calcext:value-type="string">
            <text:p>{{"6","111","وَلَوْ أَنَّنَا نَزَّلْنَا إِلَيْهِمُ الْمَلَائِكَةَ","197"}, {"6","122","أَوَمَن كَانَ مَيْتًا فَأَحْيَيْنَاهُ","199"}, {"6","130","يَا مَعْشَرَ الْجِنِّ وَالْإِنسِ","200"}, {"6","141","وَهُوَ الَّذِي أَنشَأَ جَنَّاتٍ مَّعْرُوشَاتٍ","202"}, {"6","145","قُل لَّا أَجِدُ فِي مَا أُوحِيَ","204"}, {"6","151","قُلْ تَعَالَوْا أَتْلُ مَا حَرَّمَ رَبُّكُمْ","205"}, {"6","155","وَهَـٰذَا كِتَابٌ أَنزَلْنَاهُ مُبَارَكٌ","206"}, {"7","1","المص","209"}, {"7","11","وَلَقَدْ خَلَقْنَاكُمْ ثُمَّ صَوَّرْنَاكُمْ","210"}, {"7","26","يَا بَنِي آدَمَ قَدْ أَنزَلْنَا","212"}, {"7","32","قُلْ مَنْ حَرَّمَ زِينَةَ اللَّهِ","213"}, {"7","40","إِنَّ الَّذِينَ كَذَّبُوا بِآيَاتِنَا","215"}, {"7","48","وَنَادَىٰ أَصْحَابُ الْأَعْرَافِ","217"}, {"7","54","إِنَّ رَبَّكُمُ اللَّهُ الَّذِي خَلَقَ","218"}, {"7","59","لَقَدْ أَرْسَلْنَا نُوحًا إِلَىٰ قَوْمِهِ","219"}, {"7","65","وَإِلَىٰ عَادٍ أَخَاهُمْ هُودًا","220"}, {"7","73","وَإِلَىٰ ثَمُودَ أَخَاهُمْ صَالِحًا","222"}, {"7","85","وَإِلَىٰ مَدْيَنَ أَخَاهُمْ شُعَيْبًا","224"}, }, 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وَلَوْ أَنَّنَا نَزَّلْنَا إِلَيْهِمُ الْمَلَائِكَةَ</text:p>
          </table:table-cell>
          <table:table-cell office:value-type="float" office:value="197" calcext:value-type="float">
            <text:p>197</text:p>
          </table:table-cell>
          <table:table-cell table:style-name="ce3" office:value-type="float" office:value="5.92" calcext:value-type="float">
            <text:p>5.92</text:p>
          </table:table-cell>
          <table:table-cell table:formula="of:=COM.MICROSOFT.CONCAT(&quot;{&quot;; &quot;&quot;&quot;&quot;; [.G151]; &quot;&quot;&quot;&quot;;  &quot;,&quot;; &quot;&quot;&quot;&quot;;  [.H151]; &quot;&quot;&quot;&quot;;  &quot;,&quot;; &quot;&quot;&quot;&quot;; [.I151]; &quot;&quot;&quot;&quot;;  &quot;,&quot; ; &quot;&quot;&quot;&quot;; [.J151]; &quot;&quot;&quot;&quot;;   &quot;,&quot; ; &quot;&quot;&quot;&quot;; [.K151]; &quot;&quot;&quot;&quot;; &quot;,&quot;; &quot;}, &quot;)" office:value-type="string" office:string-value="{&quot;6&quot;,&quot;111&quot;,&quot;وَلَوْ أَنَّنَا نَزَّلْنَا إِلَيْهِمُ الْمَلَائِكَةَ&quot;,&quot;197&quot;,&quot;5.92&quot;,}, " calcext:value-type="string">
            <text:p>{"6","111","وَلَوْ أَنَّنَا نَزَّلْنَا إِلَيْهِمُ الْمَلَائِكَةَ","197","5.92",}, </text:p>
          </table:table-cell>
          <table:table-cell/>
          <table:table-cell table:formula="of:=COM.MICROSOFT.CONCAT(&quot;{&quot;; [.L151:.L154]; &quot;}, &quot;)" office:value-type="string" office:string-value="{{&quot;6&quot;,&quot;111&quot;,&quot;وَلَوْ أَنَّنَا نَزَّلْنَا إِلَيْهِمُ الْمَلَائِكَةَ&quot;,&quot;197&quot;,&quot;5.92&quot;,}, {&quot;6&quot;,&quot;141&quot;,&quot;وَهُوَ الَّذِي أَنشَأَ جَنَّاتٍ مَّعْرُوشَاتٍ&quot;,&quot;202&quot;,&quot;6.08&quot;,}, {&quot;7&quot;,&quot;1&quot;,&quot;المص&quot;,&quot;209&quot;,&quot;8.23&quot;,}, {&quot;7&quot;,&quot;48&quot;,&quot;وَنَادَىٰ أَصْحَابُ الْأَعْرَافِ&quot;,&quot;217&quot;,&quot;7.77&quot;,}, }, " calcext:value-type="string">
            <text:p>{{"6","111","وَلَوْ أَنَّنَا نَزَّلْنَا إِلَيْهِمُ الْمَلَائِكَةَ","197","5.92",}, {"6","141","وَهُوَ الَّذِي أَنشَأَ جَنَّاتٍ مَّعْرُوشَاتٍ","202","6.08",}, {"7","1","المص","209","8.23",}, {"7","48","وَنَادَىٰ أَصْحَابُ الْأَعْرَافِ","217","7.77",}, }, </text:p>
          </table:table-cell>
          <table:table-cell table:number-columns-repeated="99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أَوَمَن كَانَ مَيْتًا فَأَحْيَيْنَاهُ</text:p>
          </table:table-cell>
          <table:table-cell office:value-type="float" office:value="199" calcext:value-type="float">
            <text:p>199</text:p>
          </table:table-cell>
          <table:table-cell table:formula="of:=COM.MICROSOFT.CONCAT(&quot;{&quot;; &quot;&quot;&quot;&quot;; [.A152]; &quot;&quot;&quot;&quot;; &quot;,&quot;; &quot;&quot;&quot;&quot;;  [.B152]; &quot;&quot;&quot;&quot;;  &quot;,&quot; ; &quot;&quot;&quot;&quot;; [.C152]; &quot;&quot;&quot;&quot;;  &quot;,&quot; ; &quot;&quot;&quot;&quot;; [.D152]; &quot;&quot;&quot;&quot;; &quot;}, &quot;)" office:value-type="string" office:string-value="{&quot;6&quot;,&quot;122&quot;,&quot;أَوَمَن كَانَ مَيْتًا فَأَحْيَيْنَاهُ&quot;,&quot;199&quot;}, " calcext:value-type="string">
            <text:p>{"6","122","أَوَمَن كَانَ مَيْتًا فَأَحْيَيْنَاهُ","199"}, 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وَهُوَ الَّذِي أَنشَأَ جَنَّاتٍ مَّعْرُوشَاتٍ</text:p>
          </table:table-cell>
          <table:table-cell office:value-type="float" office:value="202" calcext:value-type="float">
            <text:p>202</text:p>
          </table:table-cell>
          <table:table-cell table:style-name="ce3" office:value-type="float" office:value="6.08" calcext:value-type="float">
            <text:p>6.08</text:p>
          </table:table-cell>
          <table:table-cell table:formula="of:=COM.MICROSOFT.CONCAT(&quot;{&quot;; &quot;&quot;&quot;&quot;; [.G152]; &quot;&quot;&quot;&quot;;  &quot;,&quot;; &quot;&quot;&quot;&quot;;  [.H152]; &quot;&quot;&quot;&quot;;  &quot;,&quot;; &quot;&quot;&quot;&quot;; [.I152]; &quot;&quot;&quot;&quot;;  &quot;,&quot; ; &quot;&quot;&quot;&quot;; [.J152]; &quot;&quot;&quot;&quot;;   &quot;,&quot; ; &quot;&quot;&quot;&quot;; [.K152]; &quot;&quot;&quot;&quot;; &quot;,&quot;; &quot;}, &quot;)" office:value-type="string" office:string-value="{&quot;6&quot;,&quot;141&quot;,&quot;وَهُوَ الَّذِي أَنشَأَ جَنَّاتٍ مَّعْرُوشَاتٍ&quot;,&quot;202&quot;,&quot;6.08&quot;,}, " calcext:value-type="string">
            <text:p>{"6","141","وَهُوَ الَّذِي أَنشَأَ جَنَّاتٍ مَّعْرُوشَاتٍ","202","6.08",}, </text:p>
          </table:table-cell>
          <table:table-cell table:number-columns-repeated="99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يَا مَعْشَرَ الْجِنِّ وَالْإِنسِ</text:p>
          </table:table-cell>
          <table:table-cell office:value-type="float" office:value="200" calcext:value-type="float">
            <text:p>200</text:p>
          </table:table-cell>
          <table:table-cell table:formula="of:=COM.MICROSOFT.CONCAT(&quot;{&quot;; &quot;&quot;&quot;&quot;; [.A153]; &quot;&quot;&quot;&quot;; &quot;,&quot;; &quot;&quot;&quot;&quot;;  [.B153]; &quot;&quot;&quot;&quot;;  &quot;,&quot; ; &quot;&quot;&quot;&quot;; [.C153]; &quot;&quot;&quot;&quot;;  &quot;,&quot; ; &quot;&quot;&quot;&quot;; [.D153]; &quot;&quot;&quot;&quot;; &quot;}, &quot;)" office:value-type="string" office:string-value="{&quot;6&quot;,&quot;130&quot;,&quot;يَا مَعْشَرَ الْجِنِّ وَالْإِنسِ&quot;,&quot;200&quot;}, " calcext:value-type="string">
            <text:p>{"6","130","يَا مَعْشَرَ الْجِنِّ وَالْإِنسِ","200"},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ص</text:p>
          </table:table-cell>
          <table:table-cell office:value-type="float" office:value="209" calcext:value-type="float">
            <text:p>209</text:p>
          </table:table-cell>
          <table:table-cell table:style-name="ce3" office:value-type="float" office:value="8.23" calcext:value-type="float">
            <text:p>8.23</text:p>
          </table:table-cell>
          <table:table-cell table:formula="of:=COM.MICROSOFT.CONCAT(&quot;{&quot;; &quot;&quot;&quot;&quot;; [.G153]; &quot;&quot;&quot;&quot;;  &quot;,&quot;; &quot;&quot;&quot;&quot;;  [.H153]; &quot;&quot;&quot;&quot;;  &quot;,&quot;; &quot;&quot;&quot;&quot;; [.I153]; &quot;&quot;&quot;&quot;;  &quot;,&quot; ; &quot;&quot;&quot;&quot;; [.J153]; &quot;&quot;&quot;&quot;;   &quot;,&quot; ; &quot;&quot;&quot;&quot;; [.K153]; &quot;&quot;&quot;&quot;; &quot;,&quot;; &quot;}, &quot;)" office:value-type="string" office:string-value="{&quot;7&quot;,&quot;1&quot;,&quot;المص&quot;,&quot;209&quot;,&quot;8.23&quot;,}, " calcext:value-type="string">
            <text:p>{"7","1","المص","209","8.23",}, </text:p>
          </table:table-cell>
          <table:table-cell table:number-columns-repeated="99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وَهُوَ الَّذِي أَنشَأَ جَنَّاتٍ مَّعْرُوشَاتٍ</text:p>
          </table:table-cell>
          <table:table-cell office:value-type="float" office:value="202" calcext:value-type="float">
            <text:p>202</text:p>
          </table:table-cell>
          <table:table-cell table:formula="of:=COM.MICROSOFT.CONCAT(&quot;{&quot;; &quot;&quot;&quot;&quot;; [.A154]; &quot;&quot;&quot;&quot;; &quot;,&quot;; &quot;&quot;&quot;&quot;;  [.B154]; &quot;&quot;&quot;&quot;;  &quot;,&quot; ; &quot;&quot;&quot;&quot;; [.C154]; &quot;&quot;&quot;&quot;;  &quot;,&quot; ; &quot;&quot;&quot;&quot;; [.D154]; &quot;&quot;&quot;&quot;; &quot;}, &quot;)" office:value-type="string" office:string-value="{&quot;6&quot;,&quot;141&quot;,&quot;وَهُوَ الَّذِي أَنشَأَ جَنَّاتٍ مَّعْرُوشَاتٍ&quot;,&quot;202&quot;}, " calcext:value-type="string">
            <text:p>{"6","141","وَهُوَ الَّذِي أَنشَأَ جَنَّاتٍ مَّعْرُوشَاتٍ","202"},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وَنَادَىٰ أَصْحَابُ الْأَعْرَافِ</text:p>
          </table:table-cell>
          <table:table-cell office:value-type="float" office:value="217" calcext:value-type="float">
            <text:p>217</text:p>
          </table:table-cell>
          <table:table-cell table:style-name="ce3" office:value-type="float" office:value="7.77" calcext:value-type="float">
            <text:p>7.77</text:p>
          </table:table-cell>
          <table:table-cell table:formula="of:=COM.MICROSOFT.CONCAT(&quot;{&quot;; &quot;&quot;&quot;&quot;; [.G154]; &quot;&quot;&quot;&quot;;  &quot;,&quot;; &quot;&quot;&quot;&quot;;  [.H154]; &quot;&quot;&quot;&quot;;  &quot;,&quot;; &quot;&quot;&quot;&quot;; [.I154]; &quot;&quot;&quot;&quot;;  &quot;,&quot; ; &quot;&quot;&quot;&quot;; [.J154]; &quot;&quot;&quot;&quot;;   &quot;,&quot; ; &quot;&quot;&quot;&quot;; [.K154]; &quot;&quot;&quot;&quot;; &quot;,&quot;; &quot;}, &quot;)" office:value-type="string" office:string-value="{&quot;7&quot;,&quot;48&quot;,&quot;وَنَادَىٰ أَصْحَابُ الْأَعْرَافِ&quot;,&quot;217&quot;,&quot;7.77&quot;,}, " calcext:value-type="string">
            <text:p>{"7","48","وَنَادَىٰ أَصْحَابُ الْأَعْرَافِ","217","7.77",}, </text:p>
          </table:table-cell>
          <table:table-cell table:number-columns-repeated="99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قُل لَّا أَجِدُ فِي مَا أُوحِيَ</text:p>
          </table:table-cell>
          <table:table-cell office:value-type="float" office:value="204" calcext:value-type="float">
            <text:p>204</text:p>
          </table:table-cell>
          <table:table-cell table:formula="of:=COM.MICROSOFT.CONCAT(&quot;{&quot;; &quot;&quot;&quot;&quot;; [.A155]; &quot;&quot;&quot;&quot;; &quot;,&quot;; &quot;&quot;&quot;&quot;;  [.B155]; &quot;&quot;&quot;&quot;;  &quot;,&quot; ; &quot;&quot;&quot;&quot;; [.C155]; &quot;&quot;&quot;&quot;;  &quot;,&quot; ; &quot;&quot;&quot;&quot;; [.D155]; &quot;&quot;&quot;&quot;; &quot;}, &quot;)" office:value-type="string" office:string-value="{&quot;6&quot;,&quot;145&quot;,&quot;قُل لَّا أَجِدُ فِي مَا أُوحِيَ&quot;,&quot;204&quot;}, " calcext:value-type="string">
            <text:p>{"6","145","قُل لَّا أَجِدُ فِي مَا أُوحِيَ","204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قُلْ تَعَالَوْا أَتْلُ مَا حَرَّمَ رَبُّكُمْ</text:p>
          </table:table-cell>
          <table:table-cell office:value-type="float" office:value="205" calcext:value-type="float">
            <text:p>205</text:p>
          </table:table-cell>
          <table:table-cell table:formula="of:=COM.MICROSOFT.CONCAT(&quot;{&quot;; &quot;&quot;&quot;&quot;; [.A156]; &quot;&quot;&quot;&quot;; &quot;,&quot;; &quot;&quot;&quot;&quot;;  [.B156]; &quot;&quot;&quot;&quot;;  &quot;,&quot; ; &quot;&quot;&quot;&quot;; [.C156]; &quot;&quot;&quot;&quot;;  &quot;,&quot; ; &quot;&quot;&quot;&quot;; [.D156]; &quot;&quot;&quot;&quot;; &quot;}, &quot;)" office:value-type="string" office:string-value="{&quot;6&quot;,&quot;151&quot;,&quot;قُلْ تَعَالَوْا أَتْلُ مَا حَرَّمَ رَبُّكُمْ&quot;,&quot;205&quot;}, " calcext:value-type="string">
            <text:p>{"6","151","قُلْ تَعَالَوْا أَتْلُ مَا حَرَّمَ رَبُّكُمْ","205"}, 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وَهَـٰذَا كِتَابٌ أَنزَلْنَاهُ مُبَارَكٌ</text:p>
          </table:table-cell>
          <table:table-cell office:value-type="float" office:value="206" calcext:value-type="float">
            <text:p>206</text:p>
          </table:table-cell>
          <table:table-cell table:formula="of:=COM.MICROSOFT.CONCAT(&quot;{&quot;; &quot;&quot;&quot;&quot;; [.A157]; &quot;&quot;&quot;&quot;; &quot;,&quot;; &quot;&quot;&quot;&quot;;  [.B157]; &quot;&quot;&quot;&quot;;  &quot;,&quot; ; &quot;&quot;&quot;&quot;; [.C157]; &quot;&quot;&quot;&quot;;  &quot;,&quot; ; &quot;&quot;&quot;&quot;; [.D157]; &quot;&quot;&quot;&quot;; &quot;}, &quot;)" office:value-type="string" office:string-value="{&quot;6&quot;,&quot;155&quot;,&quot;وَهَـٰذَا كِتَابٌ أَنزَلْنَاهُ مُبَارَكٌ&quot;,&quot;206&quot;}, " calcext:value-type="string">
            <text:p>{"6","155","وَهَـٰذَا كِتَابٌ أَنزَلْنَاهُ مُبَارَكٌ","206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ص</text:p>
          </table:table-cell>
          <table:table-cell office:value-type="float" office:value="209" calcext:value-type="float">
            <text:p>209</text:p>
          </table:table-cell>
          <table:table-cell table:formula="of:=COM.MICROSOFT.CONCAT(&quot;{&quot;; &quot;&quot;&quot;&quot;; [.A158]; &quot;&quot;&quot;&quot;; &quot;,&quot;; &quot;&quot;&quot;&quot;;  [.B158]; &quot;&quot;&quot;&quot;;  &quot;,&quot; ; &quot;&quot;&quot;&quot;; [.C158]; &quot;&quot;&quot;&quot;;  &quot;,&quot; ; &quot;&quot;&quot;&quot;; [.D158]; &quot;&quot;&quot;&quot;; &quot;}, &quot;)" office:value-type="string" office:string-value="{&quot;7&quot;,&quot;1&quot;,&quot;المص&quot;,&quot;209&quot;}, " calcext:value-type="string">
            <text:p>{"7","1","المص","209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وَلَقَدْ خَلَقْنَاكُمْ ثُمَّ صَوَّرْنَاكُمْ</text:p>
          </table:table-cell>
          <table:table-cell office:value-type="float" office:value="210" calcext:value-type="float">
            <text:p>210</text:p>
          </table:table-cell>
          <table:table-cell table:formula="of:=COM.MICROSOFT.CONCAT(&quot;{&quot;; &quot;&quot;&quot;&quot;; [.A159]; &quot;&quot;&quot;&quot;; &quot;,&quot;; &quot;&quot;&quot;&quot;;  [.B159]; &quot;&quot;&quot;&quot;;  &quot;,&quot; ; &quot;&quot;&quot;&quot;; [.C159]; &quot;&quot;&quot;&quot;;  &quot;,&quot; ; &quot;&quot;&quot;&quot;; [.D159]; &quot;&quot;&quot;&quot;; &quot;}, &quot;)" office:value-type="string" office:string-value="{&quot;7&quot;,&quot;11&quot;,&quot;وَلَقَدْ خَلَقْنَاكُمْ ثُمَّ صَوَّرْنَاكُمْ&quot;,&quot;210&quot;}, " calcext:value-type="string">
            <text:p>{"7","11","وَلَقَدْ خَلَقْنَاكُمْ ثُمَّ صَوَّرْنَاكُمْ","210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يَا بَنِي آدَمَ قَدْ أَنزَلْنَا</text:p>
          </table:table-cell>
          <table:table-cell office:value-type="float" office:value="212" calcext:value-type="float">
            <text:p>212</text:p>
          </table:table-cell>
          <table:table-cell table:formula="of:=COM.MICROSOFT.CONCAT(&quot;{&quot;; &quot;&quot;&quot;&quot;; [.A160]; &quot;&quot;&quot;&quot;; &quot;,&quot;; &quot;&quot;&quot;&quot;;  [.B160]; &quot;&quot;&quot;&quot;;  &quot;,&quot; ; &quot;&quot;&quot;&quot;; [.C160]; &quot;&quot;&quot;&quot;;  &quot;,&quot; ; &quot;&quot;&quot;&quot;; [.D160]; &quot;&quot;&quot;&quot;; &quot;}, &quot;)" office:value-type="string" office:string-value="{&quot;7&quot;,&quot;26&quot;,&quot;يَا بَنِي آدَمَ قَدْ أَنزَلْنَا&quot;,&quot;212&quot;}, " calcext:value-type="string">
            <text:p>{"7","26","يَا بَنِي آدَمَ قَدْ أَنزَلْنَا","212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قُلْ مَنْ حَرَّمَ زِينَةَ اللَّهِ</text:p>
          </table:table-cell>
          <table:table-cell office:value-type="float" office:value="213" calcext:value-type="float">
            <text:p>213</text:p>
          </table:table-cell>
          <table:table-cell table:formula="of:=COM.MICROSOFT.CONCAT(&quot;{&quot;; &quot;&quot;&quot;&quot;; [.A161]; &quot;&quot;&quot;&quot;; &quot;,&quot;; &quot;&quot;&quot;&quot;;  [.B161]; &quot;&quot;&quot;&quot;;  &quot;,&quot; ; &quot;&quot;&quot;&quot;; [.C161]; &quot;&quot;&quot;&quot;;  &quot;,&quot; ; &quot;&quot;&quot;&quot;; [.D161]; &quot;&quot;&quot;&quot;; &quot;}, &quot;)" office:value-type="string" office:string-value="{&quot;7&quot;,&quot;32&quot;,&quot;قُلْ مَنْ حَرَّمَ زِينَةَ اللَّهِ&quot;,&quot;213&quot;}, " calcext:value-type="string">
            <text:p>{"7","32","قُلْ مَنْ حَرَّمَ زِينَةَ اللَّهِ","213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إِنَّ الَّذِينَ كَذَّبُوا بِآيَاتِنَا</text:p>
          </table:table-cell>
          <table:table-cell office:value-type="float" office:value="215" calcext:value-type="float">
            <text:p>215</text:p>
          </table:table-cell>
          <table:table-cell table:formula="of:=COM.MICROSOFT.CONCAT(&quot;{&quot;; &quot;&quot;&quot;&quot;; [.A162]; &quot;&quot;&quot;&quot;; &quot;,&quot;; &quot;&quot;&quot;&quot;;  [.B162]; &quot;&quot;&quot;&quot;;  &quot;,&quot; ; &quot;&quot;&quot;&quot;; [.C162]; &quot;&quot;&quot;&quot;;  &quot;,&quot; ; &quot;&quot;&quot;&quot;; [.D162]; &quot;&quot;&quot;&quot;; &quot;}, &quot;)" office:value-type="string" office:string-value="{&quot;7&quot;,&quot;40&quot;,&quot;إِنَّ الَّذِينَ كَذَّبُوا بِآيَاتِنَا&quot;,&quot;215&quot;}, " calcext:value-type="string">
            <text:p>{"7","40","إِنَّ الَّذِينَ كَذَّبُوا بِآيَاتِنَا","215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وَنَادَىٰ أَصْحَابُ الْأَعْرَافِ</text:p>
          </table:table-cell>
          <table:table-cell office:value-type="float" office:value="217" calcext:value-type="float">
            <text:p>217</text:p>
          </table:table-cell>
          <table:table-cell table:formula="of:=COM.MICROSOFT.CONCAT(&quot;{&quot;; &quot;&quot;&quot;&quot;; [.A163]; &quot;&quot;&quot;&quot;; &quot;,&quot;; &quot;&quot;&quot;&quot;;  [.B163]; &quot;&quot;&quot;&quot;;  &quot;,&quot; ; &quot;&quot;&quot;&quot;; [.C163]; &quot;&quot;&quot;&quot;;  &quot;,&quot; ; &quot;&quot;&quot;&quot;; [.D163]; &quot;&quot;&quot;&quot;; &quot;}, &quot;)" office:value-type="string" office:string-value="{&quot;7&quot;,&quot;48&quot;,&quot;وَنَادَىٰ أَصْحَابُ الْأَعْرَافِ&quot;,&quot;217&quot;}, " calcext:value-type="string">
            <text:p>{"7","48","وَنَادَىٰ أَصْحَابُ الْأَعْرَافِ","217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إِنَّ رَبَّكُمُ اللَّهُ الَّذِي خَلَقَ</text:p>
          </table:table-cell>
          <table:table-cell office:value-type="float" office:value="218" calcext:value-type="float">
            <text:p>218</text:p>
          </table:table-cell>
          <table:table-cell table:formula="of:=COM.MICROSOFT.CONCAT(&quot;{&quot;; &quot;&quot;&quot;&quot;; [.A164]; &quot;&quot;&quot;&quot;; &quot;,&quot;; &quot;&quot;&quot;&quot;;  [.B164]; &quot;&quot;&quot;&quot;;  &quot;,&quot; ; &quot;&quot;&quot;&quot;; [.C164]; &quot;&quot;&quot;&quot;;  &quot;,&quot; ; &quot;&quot;&quot;&quot;; [.D164]; &quot;&quot;&quot;&quot;; &quot;}, &quot;)" office:value-type="string" office:string-value="{&quot;7&quot;,&quot;54&quot;,&quot;إِنَّ رَبَّكُمُ اللَّهُ الَّذِي خَلَقَ&quot;,&quot;218&quot;}, " calcext:value-type="string">
            <text:p>{"7","54","إِنَّ رَبَّكُمُ اللَّهُ الَّذِي خَلَقَ","218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لَقَدْ أَرْسَلْنَا نُوحًا إِلَىٰ قَوْمِهِ</text:p>
          </table:table-cell>
          <table:table-cell office:value-type="float" office:value="219" calcext:value-type="float">
            <text:p>219</text:p>
          </table:table-cell>
          <table:table-cell table:formula="of:=COM.MICROSOFT.CONCAT(&quot;{&quot;; &quot;&quot;&quot;&quot;; [.A165]; &quot;&quot;&quot;&quot;; &quot;,&quot;; &quot;&quot;&quot;&quot;;  [.B165]; &quot;&quot;&quot;&quot;;  &quot;,&quot; ; &quot;&quot;&quot;&quot;; [.C165]; &quot;&quot;&quot;&quot;;  &quot;,&quot; ; &quot;&quot;&quot;&quot;; [.D165]; &quot;&quot;&quot;&quot;; &quot;}, &quot;)" office:value-type="string" office:string-value="{&quot;7&quot;,&quot;59&quot;,&quot;لَقَدْ أَرْسَلْنَا نُوحًا إِلَىٰ قَوْمِهِ&quot;,&quot;219&quot;}, " calcext:value-type="string">
            <text:p>{"7","59","لَقَدْ أَرْسَلْنَا نُوحًا إِلَىٰ قَوْمِهِ","219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وَإِلَىٰ عَادٍ أَخَاهُمْ هُودًا</text:p>
          </table:table-cell>
          <table:table-cell office:value-type="float" office:value="220" calcext:value-type="float">
            <text:p>220</text:p>
          </table:table-cell>
          <table:table-cell table:formula="of:=COM.MICROSOFT.CONCAT(&quot;{&quot;; &quot;&quot;&quot;&quot;; [.A166]; &quot;&quot;&quot;&quot;; &quot;,&quot;; &quot;&quot;&quot;&quot;;  [.B166]; &quot;&quot;&quot;&quot;;  &quot;,&quot; ; &quot;&quot;&quot;&quot;; [.C166]; &quot;&quot;&quot;&quot;;  &quot;,&quot; ; &quot;&quot;&quot;&quot;; [.D166]; &quot;&quot;&quot;&quot;; &quot;}, &quot;)" office:value-type="string" office:string-value="{&quot;7&quot;,&quot;65&quot;,&quot;وَإِلَىٰ عَادٍ أَخَاهُمْ هُودًا&quot;,&quot;220&quot;}, " calcext:value-type="string">
            <text:p>{"7","65","وَإِلَىٰ عَادٍ أَخَاهُمْ هُودًا","220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وَإِلَىٰ ثَمُودَ أَخَاهُمْ صَالِحًا</text:p>
          </table:table-cell>
          <table:table-cell office:value-type="float" office:value="222" calcext:value-type="float">
            <text:p>222</text:p>
          </table:table-cell>
          <table:table-cell table:formula="of:=COM.MICROSOFT.CONCAT(&quot;{&quot;; &quot;&quot;&quot;&quot;; [.A167]; &quot;&quot;&quot;&quot;; &quot;,&quot;; &quot;&quot;&quot;&quot;;  [.B167]; &quot;&quot;&quot;&quot;;  &quot;,&quot; ; &quot;&quot;&quot;&quot;; [.C167]; &quot;&quot;&quot;&quot;;  &quot;,&quot; ; &quot;&quot;&quot;&quot;; [.D167]; &quot;&quot;&quot;&quot;; &quot;}, &quot;)" office:value-type="string" office:string-value="{&quot;7&quot;,&quot;73&quot;,&quot;وَإِلَىٰ ثَمُودَ أَخَاهُمْ صَالِحًا&quot;,&quot;222&quot;}, " calcext:value-type="string">
            <text:p>{"7","73","وَإِلَىٰ ثَمُودَ أَخَاهُمْ صَالِحًا","222"}, 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وَإِلَىٰ مَدْيَنَ أَخَاهُمْ شُعَيْبًا</text:p>
          </table:table-cell>
          <table:table-cell office:value-type="float" office:value="224" calcext:value-type="float">
            <text:p>224</text:p>
          </table:table-cell>
          <table:table-cell table:formula="of:=COM.MICROSOFT.CONCAT(&quot;{&quot;; &quot;&quot;&quot;&quot;; [.A168]; &quot;&quot;&quot;&quot;; &quot;,&quot;; &quot;&quot;&quot;&quot;;  [.B168]; &quot;&quot;&quot;&quot;;  &quot;,&quot; ; &quot;&quot;&quot;&quot;; [.C168]; &quot;&quot;&quot;&quot;;  &quot;,&quot; ; &quot;&quot;&quot;&quot;; [.D168]; &quot;&quot;&quot;&quot;; &quot;}, &quot;)" office:value-type="string" office:string-value="{&quot;7&quot;,&quot;85&quot;,&quot;وَإِلَىٰ مَدْيَنَ أَخَاهُمْ شُعَيْبًا&quot;,&quot;224&quot;}, " calcext:value-type="string">
            <text:p>{"7","85","وَإِلَىٰ مَدْيَنَ أَخَاهُمْ شُعَيْبًا","224"}, </text:p>
          </table:table-cell>
          <table:table-cell table:number-columns-repeated="1003"/>
        </table:table-row>
        <table:table-row table:style-name="ro1" table:number-rows-repeated="3"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وَمَا أَرْسَلْنَا فِي قَرْيَةٍ مِّن نَّبِيٍّ</text:p>
          </table:table-cell>
          <table:table-cell office:value-type="float" office:value="226" calcext:value-type="float">
            <text:p>226</text:p>
          </table:table-cell>
          <table:table-cell table:formula="of:=COM.MICROSOFT.CONCAT(&quot;{&quot;; &quot;&quot;&quot;&quot;; [.A172]; &quot;&quot;&quot;&quot;; &quot;,&quot;; &quot;&quot;&quot;&quot;;  [.B172]; &quot;&quot;&quot;&quot;;  &quot;,&quot; ; &quot;&quot;&quot;&quot;; [.C172]; &quot;&quot;&quot;&quot;;  &quot;,&quot; ; &quot;&quot;&quot;&quot;; [.D172]; &quot;&quot;&quot;&quot;; &quot;}, &quot;)" office:value-type="string" office:string-value="{&quot;7&quot;,&quot;94&quot;,&quot;وَمَا أَرْسَلْنَا فِي قَرْيَةٍ مِّن نَّبِيٍّ&quot;,&quot;226&quot;}, " calcext:value-type="string">
            <text:p>{"7","94","وَمَا أَرْسَلْنَا فِي قَرْيَةٍ مِّن نَّبِيٍّ","226"}, </text:p>
          </table:table-cell>
          <table:table-cell table:formula="of:=COM.MICROSOFT.CONCAT(&quot;{&quot;; [.E172:.E189]; &quot;}, &quot;)" office:value-type="string" office:string-value="{{&quot;7&quot;,&quot;94&quot;,&quot;وَمَا أَرْسَلْنَا فِي قَرْيَةٍ مِّن نَّبِيٍّ&quot;,&quot;226&quot;}, {&quot;7&quot;,&quot;100&quot;,&quot;أَوَلَمْ يَهْدِ لِلَّذِينَ يَرِثُونَ&quot;,&quot;226&quot;}, {&quot;7&quot;,&quot;109&quot;,&quot;قَالَ الْمَلَأُ مِن قَوْمِ فِرْعَوْنَ&quot;,&quot;228&quot;}, {&quot;7&quot;,&quot;127&quot;,&quot;وَقَالَ الْمَلَأُ مِن قَوْمِ فِرْعَوْنَ&quot;,&quot;229&quot;}, {&quot;7&quot;,&quot;130&quot;,&quot;وَلَقَدْ أَخَذْنَا آلَ فِرْعَوْنَ&quot;,&quot;230&quot;}, {&quot;7&quot;,&quot;142&quot;,&quot;وَوَاعَدْنَا مُوسَىٰ ثَلَاثِينَ لَيْلَةً&quot;,&quot;232&quot;}, {&quot;7&quot;,&quot;148&quot;,&quot;وَاتَّخَذَ قَوْمُ مُوسَىٰ مِن بَعْدِهِ &quot;,&quot;234&quot;}, {&quot;7&quot;,&quot;152&quot;,&quot;إِنَّ الَّذِينَ اتَّخَذُوا الْعِجْلَ&quot;,&quot;235&quot;}, {&quot;7&quot;,&quot;158&quot;,&quot;قُلْ يَا أَيُّهَا النَّاسُ إِنِّي رَسُولُ&quot;,&quot;236&quot;}, {&quot;7&quot;,&quot;163&quot;,&quot;وَاسْأَلْهُمْ عَنِ الْقَرْيَةِ الَّتِي&quot;,&quot;238&quot;}, {&quot;7&quot;,&quot;172&quot;,&quot;وَإِذْ أَخَذَ رَبُّكَ مِن بَنِي آدَمَ&quot;,&quot;240&quot;}, {&quot;7&quot;,&quot;182&quot;,&quot;وَالَّذِينَ كَذَّبُوا بِآيَاتِنَا  &quot;,&quot;242&quot;}, {&quot;7&quot;,&quot;189&quot;,&quot;هُوَ الَّذِي خَلَقَكُم مِّن نَّفْسٍ&quot;,&quot;243&quot;}, {&quot;8&quot;,&quot;1&quot;,&quot;يَسْأَلُونَكَ عَنِ الْأَنفَالِ&quot;,&quot;246&quot;}, {&quot;8&quot;,&quot;11&quot;,&quot;إِذْ يُغَشِّيكُمُ النُّعَاسَ أَمَنَةً&quot;,&quot;247&quot;}, {&quot;8&quot;,&quot;20&quot;,&quot;يَا أَيُّهَا الَّذِينَ آمَنُوا أَطِيعُوا&quot;,&quot;249&quot;}, {&quot;8&quot;,&quot;29&quot;,&quot;يَا أَيُّهَا الَّذِينَ آمَنُوا إِن تَتَّقُوا&quot;,&quot;250&quot;}, {&quot;8&quot;,&quot;38&quot;,&quot;قُل لِّلَّذِينَ كَفَرُوا إِن يَنتَهُوا &quot;,&quot;252&quot;}, }, " calcext:value-type="string">
            <text:p>{{"7","94","وَمَا أَرْسَلْنَا فِي قَرْيَةٍ مِّن نَّبِيٍّ","226"}, {"7","100","أَوَلَمْ يَهْدِ لِلَّذِينَ يَرِثُونَ","226"}, {"7","109","قَالَ الْمَلَأُ مِن قَوْمِ فِرْعَوْنَ","228"}, {"7","127","وَقَالَ الْمَلَأُ مِن قَوْمِ فِرْعَوْنَ","229"}, {"7","130","وَلَقَدْ أَخَذْنَا آلَ فِرْعَوْنَ","230"}, {"7","142","وَوَاعَدْنَا مُوسَىٰ ثَلَاثِينَ لَيْلَةً","232"}, {"7","148","وَاتَّخَذَ قَوْمُ مُوسَىٰ مِن بَعْدِهِ ","234"}, {"7","152","إِنَّ الَّذِينَ اتَّخَذُوا الْعِجْلَ","235"}, {"7","158","قُلْ يَا أَيُّهَا النَّاسُ إِنِّي رَسُولُ","236"}, {"7","163","وَاسْأَلْهُمْ عَنِ الْقَرْيَةِ الَّتِي","238"}, {"7","172","وَإِذْ أَخَذَ رَبُّكَ مِن بَنِي آدَمَ","240"}, {"7","182","وَالَّذِينَ كَذَّبُوا بِآيَاتِنَا <text:s/>","242"}, {"7","189","هُوَ الَّذِي خَلَقَكُم مِّن نَّفْسٍ","243"}, {"8","1","يَسْأَلُونَكَ عَنِ الْأَنفَالِ","246"}, {"8","11","إِذْ يُغَشِّيكُمُ النُّعَاسَ أَمَنَةً","247"}, {"8","20","يَا أَيُّهَا الَّذِينَ آمَنُوا أَطِيعُوا","249"}, {"8","29","يَا أَيُّهَا الَّذِينَ آمَنُوا إِن تَتَّقُوا","250"}, {"8","38","قُل لِّلَّذِينَ كَفَرُوا إِن يَنتَهُوا ","252"}, },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قَالَ الْمَلَأُ الَّذِينَ اسْتَكْبَرُوا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7.46" calcext:value-type="float">
            <text:p>7.46</text:p>
          </table:table-cell>
          <table:table-cell table:formula="of:=COM.MICROSOFT.CONCAT(&quot;{&quot;; &quot;&quot;&quot;&quot;; [.G172]; &quot;&quot;&quot;&quot;;  &quot;,&quot;; &quot;&quot;&quot;&quot;;  [.H172]; &quot;&quot;&quot;&quot;;  &quot;,&quot;; &quot;&quot;&quot;&quot;; [.I172]; &quot;&quot;&quot;&quot;;  &quot;,&quot; ; &quot;&quot;&quot;&quot;; [.J172]; &quot;&quot;&quot;&quot;;   &quot;,&quot; ; &quot;&quot;&quot;&quot;; [.K172]; &quot;&quot;&quot;&quot;; &quot;,&quot;; &quot;}, &quot;)" office:value-type="string" office:string-value="{&quot;7&quot;,&quot;88&quot;,&quot;قَالَ الْمَلَأُ الَّذِينَ اسْتَكْبَرُوا&quot;,&quot;225&quot;,&quot;7.46&quot;,}, " calcext:value-type="string">
            <text:p>{"7","88","قَالَ الْمَلَأُ الَّذِينَ اسْتَكْبَرُوا","225","7.46",}, </text:p>
          </table:table-cell>
          <table:table-cell/>
          <table:table-cell table:formula="of:=COM.MICROSOFT.CONCAT(&quot;{&quot;; [.L172:.L175]; &quot;}, &quot;)" office:value-type="string" office:string-value="{{&quot;7&quot;,&quot;88&quot;,&quot;قَالَ الْمَلَأُ الَّذِينَ اسْتَكْبَرُوا&quot;,&quot;225&quot;,&quot;7.46&quot;,}, {&quot;7&quot;,&quot;142&quot;,&quot;وَوَاعَدْنَا مُوسَىٰ ثَلَاثِينَ لَيْلَةً&quot;,&quot;232&quot;,&quot;7.77&quot;,}, {&quot;7&quot;,&quot;172&quot;,&quot;وَإِذْ أَخَذَ رَبُّكَ مِن بَنِي آدَمَ&quot;,&quot;240&quot;,&quot;5.77&quot;,}, {&quot;8&quot;,&quot;1&quot;,&quot;يَسْأَلُونَكَ عَنِ الْأَنفَالِ&quot;,&quot;246&quot;,&quot;6.85&quot;,}, }, " calcext:value-type="string">
            <text:p>{{"7","88","قَالَ الْمَلَأُ الَّذِينَ اسْتَكْبَرُوا","225","7.46",}, {"7","142","وَوَاعَدْنَا مُوسَىٰ ثَلَاثِينَ لَيْلَةً","232","7.77",}, {"7","172","وَإِذْ أَخَذَ رَبُّكَ مِن بَنِي آدَمَ","240","5.77",}, {"8","1","يَسْأَلُونَكَ عَنِ الْأَنفَالِ","246","6.85",}, }, </text:p>
          </table:table-cell>
          <table:table-cell table:number-columns-repeated="990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أَوَلَمْ يَهْدِ لِلَّذِينَ يَرِثُونَ</text:p>
          </table:table-cell>
          <table:table-cell office:value-type="float" office:value="226" calcext:value-type="float">
            <text:p>226</text:p>
          </table:table-cell>
          <table:table-cell table:formula="of:=COM.MICROSOFT.CONCAT(&quot;{&quot;; &quot;&quot;&quot;&quot;; [.A173]; &quot;&quot;&quot;&quot;; &quot;,&quot;; &quot;&quot;&quot;&quot;;  [.B173]; &quot;&quot;&quot;&quot;;  &quot;,&quot; ; &quot;&quot;&quot;&quot;; [.C173]; &quot;&quot;&quot;&quot;;  &quot;,&quot; ; &quot;&quot;&quot;&quot;; [.D173]; &quot;&quot;&quot;&quot;; &quot;}, &quot;)" office:value-type="string" office:string-value="{&quot;7&quot;,&quot;100&quot;,&quot;أَوَلَمْ يَهْدِ لِلَّذِينَ يَرِثُونَ&quot;,&quot;226&quot;}, " calcext:value-type="string">
            <text:p>{"7","100","أَوَلَمْ يَهْدِ لِلَّذِينَ يَرِثُونَ","226"},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وَوَاعَدْنَا مُوسَىٰ ثَلَاثِينَ لَيْلَةً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7.77" calcext:value-type="float">
            <text:p>7.77</text:p>
          </table:table-cell>
          <table:table-cell table:formula="of:=COM.MICROSOFT.CONCAT(&quot;{&quot;; &quot;&quot;&quot;&quot;; [.G173]; &quot;&quot;&quot;&quot;;  &quot;,&quot;; &quot;&quot;&quot;&quot;;  [.H173]; &quot;&quot;&quot;&quot;;  &quot;,&quot;; &quot;&quot;&quot;&quot;; [.I173]; &quot;&quot;&quot;&quot;;  &quot;,&quot; ; &quot;&quot;&quot;&quot;; [.J173]; &quot;&quot;&quot;&quot;;   &quot;,&quot; ; &quot;&quot;&quot;&quot;; [.K173]; &quot;&quot;&quot;&quot;; &quot;,&quot;; &quot;}, &quot;)" office:value-type="string" office:string-value="{&quot;7&quot;,&quot;142&quot;,&quot;وَوَاعَدْنَا مُوسَىٰ ثَلَاثِينَ لَيْلَةً&quot;,&quot;232&quot;,&quot;7.77&quot;,}, " calcext:value-type="string">
            <text:p>{"7","142","وَوَاعَدْنَا مُوسَىٰ ثَلَاثِينَ لَيْلَةً","232","7.77",}, </text:p>
          </table:table-cell>
          <table:table-cell table:number-columns-repeated="992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قَالَ الْمَلَأُ مِن قَوْمِ فِرْعَوْنَ</text:p>
          </table:table-cell>
          <table:table-cell office:value-type="float" office:value="228" calcext:value-type="float">
            <text:p>228</text:p>
          </table:table-cell>
          <table:table-cell table:formula="of:=COM.MICROSOFT.CONCAT(&quot;{&quot;; &quot;&quot;&quot;&quot;; [.A174]; &quot;&quot;&quot;&quot;; &quot;,&quot;; &quot;&quot;&quot;&quot;;  [.B174]; &quot;&quot;&quot;&quot;;  &quot;,&quot; ; &quot;&quot;&quot;&quot;; [.C174]; &quot;&quot;&quot;&quot;;  &quot;,&quot; ; &quot;&quot;&quot;&quot;; [.D174]; &quot;&quot;&quot;&quot;; &quot;}, &quot;)" office:value-type="string" office:string-value="{&quot;7&quot;,&quot;109&quot;,&quot;قَالَ الْمَلَأُ مِن قَوْمِ فِرْعَوْنَ&quot;,&quot;228&quot;}, " calcext:value-type="string">
            <text:p>{"7","109","قَالَ الْمَلَأُ مِن قَوْمِ فِرْعَوْنَ","228"},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وَإِذْ أَخَذَ رَبُّكَ مِن بَنِي آدَمَ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5.77" calcext:value-type="float">
            <text:p>5.77</text:p>
          </table:table-cell>
          <table:table-cell table:formula="of:=COM.MICROSOFT.CONCAT(&quot;{&quot;; &quot;&quot;&quot;&quot;; [.G174]; &quot;&quot;&quot;&quot;;  &quot;,&quot;; &quot;&quot;&quot;&quot;;  [.H174]; &quot;&quot;&quot;&quot;;  &quot;,&quot;; &quot;&quot;&quot;&quot;; [.I174]; &quot;&quot;&quot;&quot;;  &quot;,&quot; ; &quot;&quot;&quot;&quot;; [.J174]; &quot;&quot;&quot;&quot;;   &quot;,&quot; ; &quot;&quot;&quot;&quot;; [.K174]; &quot;&quot;&quot;&quot;; &quot;,&quot;; &quot;}, &quot;)" office:value-type="string" office:string-value="{&quot;7&quot;,&quot;172&quot;,&quot;وَإِذْ أَخَذَ رَبُّكَ مِن بَنِي آدَمَ&quot;,&quot;240&quot;,&quot;5.77&quot;,}, " calcext:value-type="string">
            <text:p>{"7","172","وَإِذْ أَخَذَ رَبُّكَ مِن بَنِي آدَمَ","240","5.77",}, </text:p>
          </table:table-cell>
          <table:table-cell table:number-columns-repeated="992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وَقَالَ الْمَلَأُ مِن قَوْمِ فِرْعَوْنَ</text:p>
          </table:table-cell>
          <table:table-cell office:value-type="float" office:value="229" calcext:value-type="float">
            <text:p>229</text:p>
          </table:table-cell>
          <table:table-cell table:formula="of:=COM.MICROSOFT.CONCAT(&quot;{&quot;; &quot;&quot;&quot;&quot;; [.A175]; &quot;&quot;&quot;&quot;; &quot;,&quot;; &quot;&quot;&quot;&quot;;  [.B175]; &quot;&quot;&quot;&quot;;  &quot;,&quot; ; &quot;&quot;&quot;&quot;; [.C175]; &quot;&quot;&quot;&quot;;  &quot;,&quot; ; &quot;&quot;&quot;&quot;; [.D175]; &quot;&quot;&quot;&quot;; &quot;}, &quot;)" office:value-type="string" office:string-value="{&quot;7&quot;,&quot;127&quot;,&quot;وَقَالَ الْمَلَأُ مِن قَوْمِ فِرْعَوْنَ&quot;,&quot;229&quot;}, " calcext:value-type="string">
            <text:p>{"7","127","وَقَالَ الْمَلَأُ مِن قَوْمِ فِرْعَوْنَ","229"},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سْأَلُونَكَ عَنِ الْأَنفَالِ</text:p>
          </table:table-cell>
          <table:table-cell office:value-type="float" office:value="246" calcext:value-type="float">
            <text:p>246</text:p>
          </table:table-cell>
          <table:table-cell table:style-name="ce3" office:value-type="float" office:value="6.85" calcext:value-type="float">
            <text:p>6.85</text:p>
          </table:table-cell>
          <table:table-cell table:formula="of:=COM.MICROSOFT.CONCAT(&quot;{&quot;; &quot;&quot;&quot;&quot;; [.G175]; &quot;&quot;&quot;&quot;;  &quot;,&quot;; &quot;&quot;&quot;&quot;;  [.H175]; &quot;&quot;&quot;&quot;;  &quot;,&quot;; &quot;&quot;&quot;&quot;; [.I175]; &quot;&quot;&quot;&quot;;  &quot;,&quot; ; &quot;&quot;&quot;&quot;; [.J175]; &quot;&quot;&quot;&quot;;   &quot;,&quot; ; &quot;&quot;&quot;&quot;; [.K175]; &quot;&quot;&quot;&quot;; &quot;,&quot;; &quot;}, &quot;)" office:value-type="string" office:string-value="{&quot;8&quot;,&quot;1&quot;,&quot;يَسْأَلُونَكَ عَنِ الْأَنفَالِ&quot;,&quot;246&quot;,&quot;6.85&quot;,}, " calcext:value-type="string">
            <text:p>{"8","1","يَسْأَلُونَكَ عَنِ الْأَنفَالِ","246","6.85",}, </text:p>
          </table:table-cell>
          <table:table-cell table:number-columns-repeated="992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وَلَقَدْ أَخَذْنَا آلَ فِرْعَوْنَ</text:p>
          </table:table-cell>
          <table:table-cell office:value-type="float" office:value="230" calcext:value-type="float">
            <text:p>230</text:p>
          </table:table-cell>
          <table:table-cell table:formula="of:=COM.MICROSOFT.CONCAT(&quot;{&quot;; &quot;&quot;&quot;&quot;; [.A176]; &quot;&quot;&quot;&quot;; &quot;,&quot;; &quot;&quot;&quot;&quot;;  [.B176]; &quot;&quot;&quot;&quot;;  &quot;,&quot; ; &quot;&quot;&quot;&quot;; [.C176]; &quot;&quot;&quot;&quot;;  &quot;,&quot; ; &quot;&quot;&quot;&quot;; [.D176]; &quot;&quot;&quot;&quot;; &quot;}, &quot;)" office:value-type="string" office:string-value="{&quot;7&quot;,&quot;130&quot;,&quot;وَلَقَدْ أَخَذْنَا آلَ فِرْعَوْنَ&quot;,&quot;230&quot;}, " calcext:value-type="string">
            <text:p>{"7","130","وَلَقَدْ أَخَذْنَا آلَ فِرْعَوْنَ","230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وَوَاعَدْنَا مُوسَىٰ ثَلَاثِينَ لَيْلَةً</text:p>
          </table:table-cell>
          <table:table-cell office:value-type="float" office:value="232" calcext:value-type="float">
            <text:p>232</text:p>
          </table:table-cell>
          <table:table-cell table:formula="of:=COM.MICROSOFT.CONCAT(&quot;{&quot;; &quot;&quot;&quot;&quot;; [.A177]; &quot;&quot;&quot;&quot;; &quot;,&quot;; &quot;&quot;&quot;&quot;;  [.B177]; &quot;&quot;&quot;&quot;;  &quot;,&quot; ; &quot;&quot;&quot;&quot;; [.C177]; &quot;&quot;&quot;&quot;;  &quot;,&quot; ; &quot;&quot;&quot;&quot;; [.D177]; &quot;&quot;&quot;&quot;; &quot;}, &quot;)" office:value-type="string" office:string-value="{&quot;7&quot;,&quot;142&quot;,&quot;وَوَاعَدْنَا مُوسَىٰ ثَلَاثِينَ لَيْلَةً&quot;,&quot;232&quot;}, " calcext:value-type="string">
            <text:p>{"7","142","وَوَاعَدْنَا مُوسَىٰ ثَلَاثِينَ لَيْلَةً","232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وَاتَّخَذَ قَوْمُ مُوسَىٰ مِن بَعْدِهِ </text:p>
          </table:table-cell>
          <table:table-cell office:value-type="float" office:value="234" calcext:value-type="float">
            <text:p>234</text:p>
          </table:table-cell>
          <table:table-cell table:formula="of:=COM.MICROSOFT.CONCAT(&quot;{&quot;; &quot;&quot;&quot;&quot;; [.A178]; &quot;&quot;&quot;&quot;; &quot;,&quot;; &quot;&quot;&quot;&quot;;  [.B178]; &quot;&quot;&quot;&quot;;  &quot;,&quot; ; &quot;&quot;&quot;&quot;; [.C178]; &quot;&quot;&quot;&quot;;  &quot;,&quot; ; &quot;&quot;&quot;&quot;; [.D178]; &quot;&quot;&quot;&quot;; &quot;}, &quot;)" office:value-type="string" office:string-value="{&quot;7&quot;,&quot;148&quot;,&quot;وَاتَّخَذَ قَوْمُ مُوسَىٰ مِن بَعْدِهِ &quot;,&quot;234&quot;}, " calcext:value-type="string">
            <text:p>{"7","148","وَاتَّخَذَ قَوْمُ مُوسَىٰ مِن بَعْدِهِ ","234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إِنَّ الَّذِينَ اتَّخَذُوا الْعِجْلَ</text:p>
          </table:table-cell>
          <table:table-cell office:value-type="float" office:value="235" calcext:value-type="float">
            <text:p>235</text:p>
          </table:table-cell>
          <table:table-cell table:formula="of:=COM.MICROSOFT.CONCAT(&quot;{&quot;; &quot;&quot;&quot;&quot;; [.A179]; &quot;&quot;&quot;&quot;; &quot;,&quot;; &quot;&quot;&quot;&quot;;  [.B179]; &quot;&quot;&quot;&quot;;  &quot;,&quot; ; &quot;&quot;&quot;&quot;; [.C179]; &quot;&quot;&quot;&quot;;  &quot;,&quot; ; &quot;&quot;&quot;&quot;; [.D179]; &quot;&quot;&quot;&quot;; &quot;}, &quot;)" office:value-type="string" office:string-value="{&quot;7&quot;,&quot;152&quot;,&quot;إِنَّ الَّذِينَ اتَّخَذُوا الْعِجْلَ&quot;,&quot;235&quot;}, " calcext:value-type="string">
            <text:p>{"7","152","إِنَّ الَّذِينَ اتَّخَذُوا الْعِجْلَ","235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قُلْ يَا أَيُّهَا النَّاسُ إِنِّي رَسُولُ</text:p>
          </table:table-cell>
          <table:table-cell office:value-type="float" office:value="236" calcext:value-type="float">
            <text:p>236</text:p>
          </table:table-cell>
          <table:table-cell table:formula="of:=COM.MICROSOFT.CONCAT(&quot;{&quot;; &quot;&quot;&quot;&quot;; [.A180]; &quot;&quot;&quot;&quot;; &quot;,&quot;; &quot;&quot;&quot;&quot;;  [.B180]; &quot;&quot;&quot;&quot;;  &quot;,&quot; ; &quot;&quot;&quot;&quot;; [.C180]; &quot;&quot;&quot;&quot;;  &quot;,&quot; ; &quot;&quot;&quot;&quot;; [.D180]; &quot;&quot;&quot;&quot;; &quot;}, &quot;)" office:value-type="string" office:string-value="{&quot;7&quot;,&quot;158&quot;,&quot;قُلْ يَا أَيُّهَا النَّاسُ إِنِّي رَسُولُ&quot;,&quot;236&quot;}, " calcext:value-type="string">
            <text:p>{"7","158","قُلْ يَا أَيُّهَا النَّاسُ إِنِّي رَسُولُ","236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وَاسْأَلْهُمْ عَنِ الْقَرْيَةِ الَّتِي</text:p>
          </table:table-cell>
          <table:table-cell office:value-type="float" office:value="238" calcext:value-type="float">
            <text:p>238</text:p>
          </table:table-cell>
          <table:table-cell table:formula="of:=COM.MICROSOFT.CONCAT(&quot;{&quot;; &quot;&quot;&quot;&quot;; [.A181]; &quot;&quot;&quot;&quot;; &quot;,&quot;; &quot;&quot;&quot;&quot;;  [.B181]; &quot;&quot;&quot;&quot;;  &quot;,&quot; ; &quot;&quot;&quot;&quot;; [.C181]; &quot;&quot;&quot;&quot;;  &quot;,&quot; ; &quot;&quot;&quot;&quot;; [.D181]; &quot;&quot;&quot;&quot;; &quot;}, &quot;)" office:value-type="string" office:string-value="{&quot;7&quot;,&quot;163&quot;,&quot;وَاسْأَلْهُمْ عَنِ الْقَرْيَةِ الَّتِي&quot;,&quot;238&quot;}, " calcext:value-type="string">
            <text:p>{"7","163","وَاسْأَلْهُمْ عَنِ الْقَرْيَةِ الَّتِي","238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وَإِذْ أَخَذَ رَبُّكَ مِن بَنِي آدَمَ</text:p>
          </table:table-cell>
          <table:table-cell office:value-type="float" office:value="240" calcext:value-type="float">
            <text:p>240</text:p>
          </table:table-cell>
          <table:table-cell table:formula="of:=COM.MICROSOFT.CONCAT(&quot;{&quot;; &quot;&quot;&quot;&quot;; [.A182]; &quot;&quot;&quot;&quot;; &quot;,&quot;; &quot;&quot;&quot;&quot;;  [.B182]; &quot;&quot;&quot;&quot;;  &quot;,&quot; ; &quot;&quot;&quot;&quot;; [.C182]; &quot;&quot;&quot;&quot;;  &quot;,&quot; ; &quot;&quot;&quot;&quot;; [.D182]; &quot;&quot;&quot;&quot;; &quot;}, &quot;)" office:value-type="string" office:string-value="{&quot;7&quot;,&quot;172&quot;,&quot;وَإِذْ أَخَذَ رَبُّكَ مِن بَنِي آدَمَ&quot;,&quot;240&quot;}, " calcext:value-type="string">
            <text:p>{"7","172","وَإِذْ أَخَذَ رَبُّكَ مِن بَنِي آدَمَ","240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table:style-name="ce1" office:value-type="string" calcext:value-type="string">
            <text:p>وَالَّذِينَ كَذَّبُوا بِآيَاتِنَا <text:s/></text:p>
          </table:table-cell>
          <table:table-cell office:value-type="float" office:value="242" calcext:value-type="float">
            <text:p>242</text:p>
          </table:table-cell>
          <table:table-cell table:formula="of:=COM.MICROSOFT.CONCAT(&quot;{&quot;; &quot;&quot;&quot;&quot;; [.A183]; &quot;&quot;&quot;&quot;; &quot;,&quot;; &quot;&quot;&quot;&quot;;  [.B183]; &quot;&quot;&quot;&quot;;  &quot;,&quot; ; &quot;&quot;&quot;&quot;; [.C183]; &quot;&quot;&quot;&quot;;  &quot;,&quot; ; &quot;&quot;&quot;&quot;; [.D183]; &quot;&quot;&quot;&quot;; &quot;}, &quot;)" office:value-type="string" office:string-value="{&quot;7&quot;,&quot;182&quot;,&quot;وَالَّذِينَ كَذَّبُوا بِآيَاتِنَا  &quot;,&quot;242&quot;}, " calcext:value-type="string">
            <text:p>{"7","182","وَالَّذِينَ كَذَّبُوا بِآيَاتِنَا <text:s/>","242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هُوَ الَّذِي خَلَقَكُم مِّن نَّفْسٍ</text:p>
          </table:table-cell>
          <table:table-cell office:value-type="float" office:value="243" calcext:value-type="float">
            <text:p>243</text:p>
          </table:table-cell>
          <table:table-cell table:formula="of:=COM.MICROSOFT.CONCAT(&quot;{&quot;; &quot;&quot;&quot;&quot;; [.A184]; &quot;&quot;&quot;&quot;; &quot;,&quot;; &quot;&quot;&quot;&quot;;  [.B184]; &quot;&quot;&quot;&quot;;  &quot;,&quot; ; &quot;&quot;&quot;&quot;; [.C184]; &quot;&quot;&quot;&quot;;  &quot;,&quot; ; &quot;&quot;&quot;&quot;; [.D184]; &quot;&quot;&quot;&quot;; &quot;}, &quot;)" office:value-type="string" office:string-value="{&quot;7&quot;,&quot;189&quot;,&quot;هُوَ الَّذِي خَلَقَكُم مِّن نَّفْسٍ&quot;,&quot;243&quot;}, " calcext:value-type="string">
            <text:p>{"7","189","هُوَ الَّذِي خَلَقَكُم مِّن نَّفْسٍ","243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سْأَلُونَكَ عَنِ الْأَنفَالِ</text:p>
          </table:table-cell>
          <table:table-cell office:value-type="float" office:value="246" calcext:value-type="float">
            <text:p>246</text:p>
          </table:table-cell>
          <table:table-cell table:formula="of:=COM.MICROSOFT.CONCAT(&quot;{&quot;; &quot;&quot;&quot;&quot;; [.A185]; &quot;&quot;&quot;&quot;; &quot;,&quot;; &quot;&quot;&quot;&quot;;  [.B185]; &quot;&quot;&quot;&quot;;  &quot;,&quot; ; &quot;&quot;&quot;&quot;; [.C185]; &quot;&quot;&quot;&quot;;  &quot;,&quot; ; &quot;&quot;&quot;&quot;; [.D185]; &quot;&quot;&quot;&quot;; &quot;}, &quot;)" office:value-type="string" office:string-value="{&quot;8&quot;,&quot;1&quot;,&quot;يَسْأَلُونَكَ عَنِ الْأَنفَالِ&quot;,&quot;246&quot;}, " calcext:value-type="string">
            <text:p>{"8","1","يَسْأَلُونَكَ عَنِ الْأَنفَالِ","246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إِذْ يُغَشِّيكُمُ النُّعَاسَ أَمَنَةً</text:p>
          </table:table-cell>
          <table:table-cell office:value-type="float" office:value="247" calcext:value-type="float">
            <text:p>247</text:p>
          </table:table-cell>
          <table:table-cell table:formula="of:=COM.MICROSOFT.CONCAT(&quot;{&quot;; &quot;&quot;&quot;&quot;; [.A186]; &quot;&quot;&quot;&quot;; &quot;,&quot;; &quot;&quot;&quot;&quot;;  [.B186]; &quot;&quot;&quot;&quot;;  &quot;,&quot; ; &quot;&quot;&quot;&quot;; [.C186]; &quot;&quot;&quot;&quot;;  &quot;,&quot; ; &quot;&quot;&quot;&quot;; [.D186]; &quot;&quot;&quot;&quot;; &quot;}, &quot;)" office:value-type="string" office:string-value="{&quot;8&quot;,&quot;11&quot;,&quot;إِذْ يُغَشِّيكُمُ النُّعَاسَ أَمَنَةً&quot;,&quot;247&quot;}, " calcext:value-type="string">
            <text:p>{"8","11","إِذْ يُغَشِّيكُمُ النُّعَاسَ أَمَنَةً","247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يَا أَيُّهَا الَّذِينَ آمَنُوا أَطِيعُوا</text:p>
          </table:table-cell>
          <table:table-cell office:value-type="float" office:value="249" calcext:value-type="float">
            <text:p>249</text:p>
          </table:table-cell>
          <table:table-cell table:formula="of:=COM.MICROSOFT.CONCAT(&quot;{&quot;; &quot;&quot;&quot;&quot;; [.A187]; &quot;&quot;&quot;&quot;; &quot;,&quot;; &quot;&quot;&quot;&quot;;  [.B187]; &quot;&quot;&quot;&quot;;  &quot;,&quot; ; &quot;&quot;&quot;&quot;; [.C187]; &quot;&quot;&quot;&quot;;  &quot;,&quot; ; &quot;&quot;&quot;&quot;; [.D187]; &quot;&quot;&quot;&quot;; &quot;}, &quot;)" office:value-type="string" office:string-value="{&quot;8&quot;,&quot;20&quot;,&quot;يَا أَيُّهَا الَّذِينَ آمَنُوا أَطِيعُوا&quot;,&quot;249&quot;}, " calcext:value-type="string">
            <text:p>{"8","20","يَا أَيُّهَا الَّذِينَ آمَنُوا أَطِيعُوا","249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يَا أَيُّهَا الَّذِينَ آمَنُوا إِن تَتَّقُوا</text:p>
          </table:table-cell>
          <table:table-cell office:value-type="float" office:value="250" calcext:value-type="float">
            <text:p>250</text:p>
          </table:table-cell>
          <table:table-cell table:formula="of:=COM.MICROSOFT.CONCAT(&quot;{&quot;; &quot;&quot;&quot;&quot;; [.A188]; &quot;&quot;&quot;&quot;; &quot;,&quot;; &quot;&quot;&quot;&quot;;  [.B188]; &quot;&quot;&quot;&quot;;  &quot;,&quot; ; &quot;&quot;&quot;&quot;; [.C188]; &quot;&quot;&quot;&quot;;  &quot;,&quot; ; &quot;&quot;&quot;&quot;; [.D188]; &quot;&quot;&quot;&quot;; &quot;}, &quot;)" office:value-type="string" office:string-value="{&quot;8&quot;,&quot;29&quot;,&quot;يَا أَيُّهَا الَّذِينَ آمَنُوا إِن تَتَّقُوا&quot;,&quot;250&quot;}, " calcext:value-type="string">
            <text:p>{"8","29","يَا أَيُّهَا الَّذِينَ آمَنُوا إِن تَتَّقُوا","250"}, </text:p>
          </table:table-cell>
          <table:table-cell table:number-columns-repeated="999"/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قُل لِّلَّذِينَ كَفَرُوا إِن يَنتَهُوا </text:p>
          </table:table-cell>
          <table:table-cell office:value-type="float" office:value="252" calcext:value-type="float">
            <text:p>252</text:p>
          </table:table-cell>
          <table:table-cell table:formula="of:=COM.MICROSOFT.CONCAT(&quot;{&quot;; &quot;&quot;&quot;&quot;; [.A189]; &quot;&quot;&quot;&quot;; &quot;,&quot;; &quot;&quot;&quot;&quot;;  [.B189]; &quot;&quot;&quot;&quot;;  &quot;,&quot; ; &quot;&quot;&quot;&quot;; [.C189]; &quot;&quot;&quot;&quot;;  &quot;,&quot; ; &quot;&quot;&quot;&quot;; [.D189]; &quot;&quot;&quot;&quot;; &quot;}, &quot;)" office:value-type="string" office:string-value="{&quot;8&quot;,&quot;38&quot;,&quot;قُل لِّلَّذِينَ كَفَرُوا إِن يَنتَهُوا &quot;,&quot;252&quot;}, " calcext:value-type="string">
            <text:p>{"8","38","قُل لِّلَّذِينَ كَفَرُوا إِن يَنتَهُوا ","252"}, </text:p>
          </table:table-cell>
          <table:table-cell table:number-columns-repeated="1003"/>
        </table:table-row>
        <table:table-row table:style-name="ro1" table:number-rows-repeated="2"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يَا أَيُّهَا الَّذِينَ آمَنُوا إِذَا لَقِيتُمْ </text:p>
          </table:table-cell>
          <table:table-cell office:value-type="float" office:value="254" calcext:value-type="float">
            <text:p>254</text:p>
          </table:table-cell>
          <table:table-cell table:formula="of:=COM.MICROSOFT.CONCAT(&quot;{&quot;; &quot;&quot;&quot;&quot;; [.A192]; &quot;&quot;&quot;&quot;; &quot;,&quot;; &quot;&quot;&quot;&quot;;  [.B192]; &quot;&quot;&quot;&quot;;  &quot;,&quot; ; &quot;&quot;&quot;&quot;; [.C192]; &quot;&quot;&quot;&quot;;  &quot;,&quot; ; &quot;&quot;&quot;&quot;; [.D192]; &quot;&quot;&quot;&quot;; &quot;}, &quot;)" office:value-type="string" office:string-value="{&quot;8&quot;,&quot;45&quot;,&quot;يَا أَيُّهَا الَّذِينَ آمَنُوا إِذَا لَقِيتُمْ &quot;,&quot;254&quot;}, " calcext:value-type="string">
            <text:p>{"8","45","يَا أَيُّهَا الَّذِينَ آمَنُوا إِذَا لَقِيتُمْ ","254"}, </text:p>
          </table:table-cell>
          <table:table-cell table:formula="of:=COM.MICROSOFT.CONCAT(&quot;{&quot;; [.E192:.E208]; &quot;}, &quot;)" office:value-type="string" office:string-value="{{&quot;8&quot;,&quot;45&quot;,&quot;يَا أَيُّهَا الَّذِينَ آمَنُوا إِذَا لَقِيتُمْ &quot;,&quot;254&quot;}, {&quot;8&quot;,&quot;49&quot;,&quot;إِذْ يَقُولُ الْمُنَافِقُونَ وَالَّذِينَ فِي &quot;,&quot;255&quot;}, {&quot;8&quot;,&quot;59&quot;,&quot;وَلَا يَحْسَبَنَّ الَّذِينَ كَفَرُوا&quot;,&quot;256&quot;}, {&quot;8&quot;,&quot;65&quot;,&quot;يَا أَيُّهَا النَّبِيُّ حَرِّضِ الْمُؤْمِنِينَ&quot;,&quot;257&quot;}, {&quot;8&quot;,&quot;70&quot;,&quot;يَا أَيُّهَا النَّبِيُّ قُل لِّمَن فِي&quot;,&quot;258&quot;}, {&quot;9&quot;,&quot;1&quot;,&quot;بَرَاءَةٌ مِّنَ اللَّهِ وَرَسُولِهِ&quot;,&quot;260&quot;}, {&quot;9&quot;,&quot;7&quot;,&quot;كَيْفَ يَكُونُ لِلْمُشْرِكِينَ عَهْدٌ&quot;,&quot;261&quot;}, {&quot;9&quot;,&quot;17&quot;,&quot;مَا كَانَ لِلْمُشْرِكِينَ أَن يَعْمُرُوا &quot;,&quot;263&quot;}, {&quot;9&quot;,&quot;25&quot;,&quot;لَقَدْ نَصَرَكُمُ اللَّهُ فِي مَوَاطِنَ &quot;,&quot;265&quot;}, {&quot;9&quot;,&quot;30&quot;,&quot;وَقَالَتِ الْيَهُودُ عُزَيْرٌ ابْنُ&quot;,&quot;266&quot;}, {&quot;9&quot;,&quot;38&quot;,&quot;يَا أَيُّهَا الَّذِينَ آمَنُوا مَا لَكُمْ&quot;,&quot;268&quot;}, {&quot;9&quot;,&quot;43&quot;,&quot;عَفَا اللَّهُ عَنكَ لِمَ أَذِنتَ&quot;,&quot;270&quot;}, {&quot;9&quot;,&quot;60&quot;,&quot;إِنَّمَا الصَّدَقَاتُ لِلْفُقَرَاءِ&quot;,&quot;273&quot;}, {&quot;9&quot;,&quot;67&quot;,&quot;الْمُنَافِقُونَ وَالْمُنَافِقَاتُ بَعْضُهُم&quot;,&quot;274&quot;}, {&quot;9&quot;,&quot;73&quot;,&quot;يَا أَيُّهَا النَّبِيُّ جَاهِدِ الْكُفَّارَ&quot;,&quot;276&quot;}, {&quot;9&quot;,&quot;81&quot;,&quot;فَرِحَ الْمُخَلَّفُونَ بِمَقْعَدِهِمْ&quot;,&quot;278&quot;}, {&quot;9&quot;,&quot;90&quot;,&quot;وَجَاءَ الْمُعَذِّرُونَ مِنَ الْأَعْرَابِ&quot;,&quot;280&quot;}, }, " calcext:value-type="string">
            <text:p>{{"8","45","يَا أَيُّهَا الَّذِينَ آمَنُوا إِذَا لَقِيتُمْ ","254"}, {"8","49","إِذْ يَقُولُ الْمُنَافِقُونَ وَالَّذِينَ فِي ","255"}, {"8","59","وَلَا يَحْسَبَنَّ الَّذِينَ كَفَرُوا","256"}, {"8","65","يَا أَيُّهَا النَّبِيُّ حَرِّضِ الْمُؤْمِنِينَ","257"}, {"8","70","يَا أَيُّهَا النَّبِيُّ قُل لِّمَن فِي","258"}, {"9","1","بَرَاءَةٌ مِّنَ اللَّهِ وَرَسُولِهِ","260"}, {"9","7","كَيْفَ يَكُونُ لِلْمُشْرِكِينَ عَهْدٌ","261"}, {"9","17","مَا كَانَ لِلْمُشْرِكِينَ أَن يَعْمُرُوا ","263"}, {"9","25","لَقَدْ نَصَرَكُمُ اللَّهُ فِي مَوَاطِنَ ","265"}, {"9","30","وَقَالَتِ الْيَهُودُ عُزَيْرٌ ابْنُ","266"}, {"9","38","يَا أَيُّهَا الَّذِينَ آمَنُوا مَا لَكُمْ","268"}, {"9","43","عَفَا اللَّهُ عَنكَ لِمَ أَذِنتَ","270"}, {"9","60","إِنَّمَا الصَّدَقَاتُ لِلْفُقَرَاءِ","273"}, {"9","67","الْمُنَافِقُونَ وَالْمُنَافِقَاتُ بَعْضُهُم","274"}, {"9","73","يَا أَيُّهَا النَّبِيُّ جَاهِدِ الْكُفَّارَ","276"}, {"9","81","فَرِحَ الْمُخَلَّفُونَ بِمَقْعَدِهِمْ","278"}, {"9","90","وَجَاءَ الْمُعَذِّرُونَ مِنَ الْأَعْرَابِ","280"}, }, 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وَاعْلَمُوا أَنَّمَا غَنِمْتُم مِّن شَيْءٍ</text:p>
          </table:table-cell>
          <table:table-cell office:value-type="float" office:value="253" calcext:value-type="float">
            <text:p>253</text:p>
          </table:table-cell>
          <table:table-cell table:style-name="ce3" office:value-type="float" office:value="7.23" calcext:value-type="float">
            <text:p>7.23</text:p>
          </table:table-cell>
          <table:table-cell table:formula="of:=COM.MICROSOFT.CONCAT(&quot;{&quot;; &quot;&quot;&quot;&quot;; [.G192]; &quot;&quot;&quot;&quot;;  &quot;,&quot;; &quot;&quot;&quot;&quot;;  [.H192]; &quot;&quot;&quot;&quot;;  &quot;,&quot;; &quot;&quot;&quot;&quot;; [.I192]; &quot;&quot;&quot;&quot;;  &quot;,&quot; ; &quot;&quot;&quot;&quot;; [.J192]; &quot;&quot;&quot;&quot;;   &quot;,&quot; ; &quot;&quot;&quot;&quot;; [.K192]; &quot;&quot;&quot;&quot;; &quot;,&quot;; &quot;}, &quot;)" office:value-type="string" office:string-value="{&quot;8&quot;,&quot;41&quot;,&quot;وَاعْلَمُوا أَنَّمَا غَنِمْتُم مِّن شَيْءٍ&quot;,&quot;253&quot;,&quot;7.23&quot;,}, " calcext:value-type="string">
            <text:p>{"8","41","وَاعْلَمُوا أَنَّمَا غَنِمْتُم مِّن شَيْءٍ","253","7.23",}, </text:p>
          </table:table-cell>
          <table:table-cell/>
          <table:table-cell table:formula="of:=COM.MICROSOFT.CONCAT(&quot;{&quot;; [.L192:.L195]; &quot;}, &quot;)" office:value-type="string" office:string-value="{{&quot;8&quot;,&quot;41&quot;,&quot;وَاعْلَمُوا أَنَّمَا غَنِمْتُم مِّن شَيْءٍ&quot;,&quot;253&quot;,&quot;7.23&quot;,}, {&quot;9&quot;,&quot;1&quot;,&quot;بَرَاءَةٌ مِّنَ اللَّهِ وَرَسُولِهِ&quot;,&quot;260&quot;,&quot;8.46&quot;,}, {&quot;9&quot;,&quot;38&quot;,&quot;يَا أَيُّهَا الَّذِينَ آمَنُوا مَا لَكُمْ&quot;,&quot;268&quot;,&quot;5.85&quot;,}, {&quot;9&quot;,&quot;67&quot;,&quot;الْمُنَافِقُونَ وَالْمُنَافِقَاتُ بَعْضُهُم&quot;,&quot;274&quot;,&quot;6.38&quot;,}, }, " calcext:value-type="string">
            <text:p>{{"8","41","وَاعْلَمُوا أَنَّمَا غَنِمْتُم مِّن شَيْءٍ","253","7.23",}, {"9","1","بَرَاءَةٌ مِّنَ اللَّهِ وَرَسُولِهِ","260","8.46",}, {"9","38","يَا أَيُّهَا الَّذِينَ آمَنُوا مَا لَكُمْ","268","5.85",}, {"9","67","الْمُنَافِقُونَ وَالْمُنَافِقَاتُ بَعْضُهُم","274","6.38",}, }, </text:p>
          </table:table-cell>
          <table:table-cell table:number-columns-repeated="99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إِذْ يَقُولُ الْمُنَافِقُونَ وَالَّذِينَ فِي </text:p>
          </table:table-cell>
          <table:table-cell office:value-type="float" office:value="255" calcext:value-type="float">
            <text:p>255</text:p>
          </table:table-cell>
          <table:table-cell table:formula="of:=COM.MICROSOFT.CONCAT(&quot;{&quot;; &quot;&quot;&quot;&quot;; [.A193]; &quot;&quot;&quot;&quot;; &quot;,&quot;; &quot;&quot;&quot;&quot;;  [.B193]; &quot;&quot;&quot;&quot;;  &quot;,&quot; ; &quot;&quot;&quot;&quot;; [.C193]; &quot;&quot;&quot;&quot;;  &quot;,&quot; ; &quot;&quot;&quot;&quot;; [.D193]; &quot;&quot;&quot;&quot;; &quot;}, &quot;)" office:value-type="string" office:string-value="{&quot;8&quot;,&quot;49&quot;,&quot;إِذْ يَقُولُ الْمُنَافِقُونَ وَالَّذِينَ فِي &quot;,&quot;255&quot;}, " calcext:value-type="string">
            <text:p>{"8","49","إِذْ يَقُولُ الْمُنَافِقُونَ وَالَّذِينَ فِي ","255"},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بَرَاءَةٌ مِّنَ اللَّهِ وَرَسُولِهِ</text:p>
          </table:table-cell>
          <table:table-cell office:value-type="float" office:value="260" calcext:value-type="float">
            <text:p>260</text:p>
          </table:table-cell>
          <table:table-cell table:style-name="ce3" office:value-type="float" office:value="8.46" calcext:value-type="float">
            <text:p>8.46</text:p>
          </table:table-cell>
          <table:table-cell table:formula="of:=COM.MICROSOFT.CONCAT(&quot;{&quot;; &quot;&quot;&quot;&quot;; [.G193]; &quot;&quot;&quot;&quot;;  &quot;,&quot;; &quot;&quot;&quot;&quot;;  [.H193]; &quot;&quot;&quot;&quot;;  &quot;,&quot;; &quot;&quot;&quot;&quot;; [.I193]; &quot;&quot;&quot;&quot;;  &quot;,&quot; ; &quot;&quot;&quot;&quot;; [.J193]; &quot;&quot;&quot;&quot;;   &quot;,&quot; ; &quot;&quot;&quot;&quot;; [.K193]; &quot;&quot;&quot;&quot;; &quot;,&quot;; &quot;}, &quot;)" office:value-type="string" office:string-value="{&quot;9&quot;,&quot;1&quot;,&quot;بَرَاءَةٌ مِّنَ اللَّهِ وَرَسُولِهِ&quot;,&quot;260&quot;,&quot;8.46&quot;,}, " calcext:value-type="string">
            <text:p>{"9","1","بَرَاءَةٌ مِّنَ اللَّهِ وَرَسُولِهِ","260","8.46",}, </text:p>
          </table:table-cell>
          <table:table-cell table:number-columns-repeated="99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وَلَا يَحْسَبَنَّ الَّذِينَ كَفَرُوا</text:p>
          </table:table-cell>
          <table:table-cell office:value-type="float" office:value="256" calcext:value-type="float">
            <text:p>256</text:p>
          </table:table-cell>
          <table:table-cell table:formula="of:=COM.MICROSOFT.CONCAT(&quot;{&quot;; &quot;&quot;&quot;&quot;; [.A194]; &quot;&quot;&quot;&quot;; &quot;,&quot;; &quot;&quot;&quot;&quot;;  [.B194]; &quot;&quot;&quot;&quot;;  &quot;,&quot; ; &quot;&quot;&quot;&quot;; [.C194]; &quot;&quot;&quot;&quot;;  &quot;,&quot; ; &quot;&quot;&quot;&quot;; [.D194]; &quot;&quot;&quot;&quot;; &quot;}, &quot;)" office:value-type="string" office:string-value="{&quot;8&quot;,&quot;59&quot;,&quot;وَلَا يَحْسَبَنَّ الَّذِينَ كَفَرُوا&quot;,&quot;256&quot;}, " calcext:value-type="string">
            <text:p>{"8","59","وَلَا يَحْسَبَنَّ الَّذِينَ كَفَرُوا","256"},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يَا أَيُّهَا الَّذِينَ آمَنُوا مَا لَكُمْ</text:p>
          </table:table-cell>
          <table:table-cell office:value-type="float" office:value="268" calcext:value-type="float">
            <text:p>268</text:p>
          </table:table-cell>
          <table:table-cell table:style-name="ce3" office:value-type="float" office:value="5.85" calcext:value-type="float">
            <text:p>5.85</text:p>
          </table:table-cell>
          <table:table-cell table:formula="of:=COM.MICROSOFT.CONCAT(&quot;{&quot;; &quot;&quot;&quot;&quot;; [.G194]; &quot;&quot;&quot;&quot;;  &quot;,&quot;; &quot;&quot;&quot;&quot;;  [.H194]; &quot;&quot;&quot;&quot;;  &quot;,&quot;; &quot;&quot;&quot;&quot;; [.I194]; &quot;&quot;&quot;&quot;;  &quot;,&quot; ; &quot;&quot;&quot;&quot;; [.J194]; &quot;&quot;&quot;&quot;;   &quot;,&quot; ; &quot;&quot;&quot;&quot;; [.K194]; &quot;&quot;&quot;&quot;; &quot;,&quot;; &quot;}, &quot;)" office:value-type="string" office:string-value="{&quot;9&quot;,&quot;38&quot;,&quot;يَا أَيُّهَا الَّذِينَ آمَنُوا مَا لَكُمْ&quot;,&quot;268&quot;,&quot;5.85&quot;,}, " calcext:value-type="string">
            <text:p>{"9","38","يَا أَيُّهَا الَّذِينَ آمَنُوا مَا لَكُمْ","268","5.85",}, </text:p>
          </table:table-cell>
          <table:table-cell table:number-columns-repeated="99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يَا أَيُّهَا النَّبِيُّ حَرِّضِ الْمُؤْمِنِينَ</text:p>
          </table:table-cell>
          <table:table-cell office:value-type="float" office:value="257" calcext:value-type="float">
            <text:p>257</text:p>
          </table:table-cell>
          <table:table-cell table:formula="of:=COM.MICROSOFT.CONCAT(&quot;{&quot;; &quot;&quot;&quot;&quot;; [.A195]; &quot;&quot;&quot;&quot;; &quot;,&quot;; &quot;&quot;&quot;&quot;;  [.B195]; &quot;&quot;&quot;&quot;;  &quot;,&quot; ; &quot;&quot;&quot;&quot;; [.C195]; &quot;&quot;&quot;&quot;;  &quot;,&quot; ; &quot;&quot;&quot;&quot;; [.D195]; &quot;&quot;&quot;&quot;; &quot;}, &quot;)" office:value-type="string" office:string-value="{&quot;8&quot;,&quot;65&quot;,&quot;يَا أَيُّهَا النَّبِيُّ حَرِّضِ الْمُؤْمِنِينَ&quot;,&quot;257&quot;}, " calcext:value-type="string">
            <text:p>{"8","65","يَا أَيُّهَا النَّبِيُّ حَرِّضِ الْمُؤْمِنِينَ","257"},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الْمُنَافِقُونَ وَالْمُنَافِقَاتُ بَعْضُهُم</text:p>
          </table:table-cell>
          <table:table-cell office:value-type="float" office:value="274" calcext:value-type="float">
            <text:p>274</text:p>
          </table:table-cell>
          <table:table-cell table:style-name="ce3" office:value-type="float" office:value="6.38" calcext:value-type="float">
            <text:p>6.38</text:p>
          </table:table-cell>
          <table:table-cell table:formula="of:=COM.MICROSOFT.CONCAT(&quot;{&quot;; &quot;&quot;&quot;&quot;; [.G195]; &quot;&quot;&quot;&quot;;  &quot;,&quot;; &quot;&quot;&quot;&quot;;  [.H195]; &quot;&quot;&quot;&quot;;  &quot;,&quot;; &quot;&quot;&quot;&quot;; [.I195]; &quot;&quot;&quot;&quot;;  &quot;,&quot; ; &quot;&quot;&quot;&quot;; [.J195]; &quot;&quot;&quot;&quot;;   &quot;,&quot; ; &quot;&quot;&quot;&quot;; [.K195]; &quot;&quot;&quot;&quot;; &quot;,&quot;; &quot;}, &quot;)" office:value-type="string" office:string-value="{&quot;9&quot;,&quot;67&quot;,&quot;الْمُنَافِقُونَ وَالْمُنَافِقَاتُ بَعْضُهُم&quot;,&quot;274&quot;,&quot;6.38&quot;,}, " calcext:value-type="string">
            <text:p>{"9","67","الْمُنَافِقُونَ وَالْمُنَافِقَاتُ بَعْضُهُم","274","6.38",}, </text:p>
          </table:table-cell>
          <table:table-cell table:number-columns-repeated="99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يَا أَيُّهَا النَّبِيُّ قُل لِّمَن فِي</text:p>
          </table:table-cell>
          <table:table-cell office:value-type="float" office:value="258" calcext:value-type="float">
            <text:p>258</text:p>
          </table:table-cell>
          <table:table-cell table:formula="of:=COM.MICROSOFT.CONCAT(&quot;{&quot;; &quot;&quot;&quot;&quot;; [.A196]; &quot;&quot;&quot;&quot;; &quot;,&quot;; &quot;&quot;&quot;&quot;;  [.B196]; &quot;&quot;&quot;&quot;;  &quot;,&quot; ; &quot;&quot;&quot;&quot;; [.C196]; &quot;&quot;&quot;&quot;;  &quot;,&quot; ; &quot;&quot;&quot;&quot;; [.D196]; &quot;&quot;&quot;&quot;; &quot;}, &quot;)" office:value-type="string" office:string-value="{&quot;8&quot;,&quot;70&quot;,&quot;يَا أَيُّهَا النَّبِيُّ قُل لِّمَن فِي&quot;,&quot;258&quot;}, " calcext:value-type="string">
            <text:p>{"8","70","يَا أَيُّهَا النَّبِيُّ قُل لِّمَن فِي","258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بَرَاءَةٌ مِّنَ اللَّهِ وَرَسُولِهِ</text:p>
          </table:table-cell>
          <table:table-cell office:value-type="float" office:value="260" calcext:value-type="float">
            <text:p>260</text:p>
          </table:table-cell>
          <table:table-cell table:formula="of:=COM.MICROSOFT.CONCAT(&quot;{&quot;; &quot;&quot;&quot;&quot;; [.A197]; &quot;&quot;&quot;&quot;; &quot;,&quot;; &quot;&quot;&quot;&quot;;  [.B197]; &quot;&quot;&quot;&quot;;  &quot;,&quot; ; &quot;&quot;&quot;&quot;; [.C197]; &quot;&quot;&quot;&quot;;  &quot;,&quot; ; &quot;&quot;&quot;&quot;; [.D197]; &quot;&quot;&quot;&quot;; &quot;}, &quot;)" office:value-type="string" office:string-value="{&quot;9&quot;,&quot;1&quot;,&quot;بَرَاءَةٌ مِّنَ اللَّهِ وَرَسُولِهِ&quot;,&quot;260&quot;}, " calcext:value-type="string">
            <text:p>{"9","1","بَرَاءَةٌ مِّنَ اللَّهِ وَرَسُولِهِ","260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كَيْفَ يَكُونُ لِلْمُشْرِكِينَ عَهْدٌ</text:p>
          </table:table-cell>
          <table:table-cell office:value-type="float" office:value="261" calcext:value-type="float">
            <text:p>261</text:p>
          </table:table-cell>
          <table:table-cell table:formula="of:=COM.MICROSOFT.CONCAT(&quot;{&quot;; &quot;&quot;&quot;&quot;; [.A198]; &quot;&quot;&quot;&quot;; &quot;,&quot;; &quot;&quot;&quot;&quot;;  [.B198]; &quot;&quot;&quot;&quot;;  &quot;,&quot; ; &quot;&quot;&quot;&quot;; [.C198]; &quot;&quot;&quot;&quot;;  &quot;,&quot; ; &quot;&quot;&quot;&quot;; [.D198]; &quot;&quot;&quot;&quot;; &quot;}, &quot;)" office:value-type="string" office:string-value="{&quot;9&quot;,&quot;7&quot;,&quot;كَيْفَ يَكُونُ لِلْمُشْرِكِينَ عَهْدٌ&quot;,&quot;261&quot;}, " calcext:value-type="string">
            <text:p>{"9","7","كَيْفَ يَكُونُ لِلْمُشْرِكِينَ عَهْدٌ","261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مَا كَانَ لِلْمُشْرِكِينَ أَن يَعْمُرُوا </text:p>
          </table:table-cell>
          <table:table-cell office:value-type="float" office:value="263" calcext:value-type="float">
            <text:p>263</text:p>
          </table:table-cell>
          <table:table-cell table:formula="of:=COM.MICROSOFT.CONCAT(&quot;{&quot;; &quot;&quot;&quot;&quot;; [.A199]; &quot;&quot;&quot;&quot;; &quot;,&quot;; &quot;&quot;&quot;&quot;;  [.B199]; &quot;&quot;&quot;&quot;;  &quot;,&quot; ; &quot;&quot;&quot;&quot;; [.C199]; &quot;&quot;&quot;&quot;;  &quot;,&quot; ; &quot;&quot;&quot;&quot;; [.D199]; &quot;&quot;&quot;&quot;; &quot;}, &quot;)" office:value-type="string" office:string-value="{&quot;9&quot;,&quot;17&quot;,&quot;مَا كَانَ لِلْمُشْرِكِينَ أَن يَعْمُرُوا &quot;,&quot;263&quot;}, " calcext:value-type="string">
            <text:p>{"9","17","مَا كَانَ لِلْمُشْرِكِينَ أَن يَعْمُرُوا ","263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لَقَدْ نَصَرَكُمُ اللَّهُ فِي مَوَاطِنَ </text:p>
          </table:table-cell>
          <table:table-cell office:value-type="float" office:value="265" calcext:value-type="float">
            <text:p>265</text:p>
          </table:table-cell>
          <table:table-cell table:formula="of:=COM.MICROSOFT.CONCAT(&quot;{&quot;; &quot;&quot;&quot;&quot;; [.A200]; &quot;&quot;&quot;&quot;; &quot;,&quot;; &quot;&quot;&quot;&quot;;  [.B200]; &quot;&quot;&quot;&quot;;  &quot;,&quot; ; &quot;&quot;&quot;&quot;; [.C200]; &quot;&quot;&quot;&quot;;  &quot;,&quot; ; &quot;&quot;&quot;&quot;; [.D200]; &quot;&quot;&quot;&quot;; &quot;}, &quot;)" office:value-type="string" office:string-value="{&quot;9&quot;,&quot;25&quot;,&quot;لَقَدْ نَصَرَكُمُ اللَّهُ فِي مَوَاطِنَ &quot;,&quot;265&quot;}, " calcext:value-type="string">
            <text:p>{"9","25","لَقَدْ نَصَرَكُمُ اللَّهُ فِي مَوَاطِنَ ","265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وَقَالَتِ الْيَهُودُ عُزَيْرٌ ابْنُ</text:p>
          </table:table-cell>
          <table:table-cell office:value-type="float" office:value="266" calcext:value-type="float">
            <text:p>266</text:p>
          </table:table-cell>
          <table:table-cell table:formula="of:=COM.MICROSOFT.CONCAT(&quot;{&quot;; &quot;&quot;&quot;&quot;; [.A201]; &quot;&quot;&quot;&quot;; &quot;,&quot;; &quot;&quot;&quot;&quot;;  [.B201]; &quot;&quot;&quot;&quot;;  &quot;,&quot; ; &quot;&quot;&quot;&quot;; [.C201]; &quot;&quot;&quot;&quot;;  &quot;,&quot; ; &quot;&quot;&quot;&quot;; [.D201]; &quot;&quot;&quot;&quot;; &quot;}, &quot;)" office:value-type="string" office:string-value="{&quot;9&quot;,&quot;30&quot;,&quot;وَقَالَتِ الْيَهُودُ عُزَيْرٌ ابْنُ&quot;,&quot;266&quot;}, " calcext:value-type="string">
            <text:p>{"9","30","وَقَالَتِ الْيَهُودُ عُزَيْرٌ ابْنُ","266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يَا أَيُّهَا الَّذِينَ آمَنُوا مَا لَكُمْ</text:p>
          </table:table-cell>
          <table:table-cell office:value-type="float" office:value="268" calcext:value-type="float">
            <text:p>268</text:p>
          </table:table-cell>
          <table:table-cell table:formula="of:=COM.MICROSOFT.CONCAT(&quot;{&quot;; &quot;&quot;&quot;&quot;; [.A202]; &quot;&quot;&quot;&quot;; &quot;,&quot;; &quot;&quot;&quot;&quot;;  [.B202]; &quot;&quot;&quot;&quot;;  &quot;,&quot; ; &quot;&quot;&quot;&quot;; [.C202]; &quot;&quot;&quot;&quot;;  &quot;,&quot; ; &quot;&quot;&quot;&quot;; [.D202]; &quot;&quot;&quot;&quot;; &quot;}, &quot;)" office:value-type="string" office:string-value="{&quot;9&quot;,&quot;38&quot;,&quot;يَا أَيُّهَا الَّذِينَ آمَنُوا مَا لَكُمْ&quot;,&quot;268&quot;}, " calcext:value-type="string">
            <text:p>{"9","38","يَا أَيُّهَا الَّذِينَ آمَنُوا مَا لَكُمْ","268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عَفَا اللَّهُ عَنكَ لِمَ أَذِنتَ</text:p>
          </table:table-cell>
          <table:table-cell office:value-type="float" office:value="270" calcext:value-type="float">
            <text:p>270</text:p>
          </table:table-cell>
          <table:table-cell table:formula="of:=COM.MICROSOFT.CONCAT(&quot;{&quot;; &quot;&quot;&quot;&quot;; [.A203]; &quot;&quot;&quot;&quot;; &quot;,&quot;; &quot;&quot;&quot;&quot;;  [.B203]; &quot;&quot;&quot;&quot;;  &quot;,&quot; ; &quot;&quot;&quot;&quot;; [.C203]; &quot;&quot;&quot;&quot;;  &quot;,&quot; ; &quot;&quot;&quot;&quot;; [.D203]; &quot;&quot;&quot;&quot;; &quot;}, &quot;)" office:value-type="string" office:string-value="{&quot;9&quot;,&quot;43&quot;,&quot;عَفَا اللَّهُ عَنكَ لِمَ أَذِنتَ&quot;,&quot;270&quot;}, " calcext:value-type="string">
            <text:p>{"9","43","عَفَا اللَّهُ عَنكَ لِمَ أَذِنتَ","270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إِنَّمَا الصَّدَقَاتُ لِلْفُقَرَاءِ</text:p>
          </table:table-cell>
          <table:table-cell office:value-type="float" office:value="273" calcext:value-type="float">
            <text:p>273</text:p>
          </table:table-cell>
          <table:table-cell table:formula="of:=COM.MICROSOFT.CONCAT(&quot;{&quot;; &quot;&quot;&quot;&quot;; [.A204]; &quot;&quot;&quot;&quot;; &quot;,&quot;; &quot;&quot;&quot;&quot;;  [.B204]; &quot;&quot;&quot;&quot;;  &quot;,&quot; ; &quot;&quot;&quot;&quot;; [.C204]; &quot;&quot;&quot;&quot;;  &quot;,&quot; ; &quot;&quot;&quot;&quot;; [.D204]; &quot;&quot;&quot;&quot;; &quot;}, &quot;)" office:value-type="string" office:string-value="{&quot;9&quot;,&quot;60&quot;,&quot;إِنَّمَا الصَّدَقَاتُ لِلْفُقَرَاءِ&quot;,&quot;273&quot;}, " calcext:value-type="string">
            <text:p>{"9","60","إِنَّمَا الصَّدَقَاتُ لِلْفُقَرَاءِ","273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الْمُنَافِقُونَ وَالْمُنَافِقَاتُ بَعْضُهُم</text:p>
          </table:table-cell>
          <table:table-cell office:value-type="float" office:value="274" calcext:value-type="float">
            <text:p>274</text:p>
          </table:table-cell>
          <table:table-cell table:formula="of:=COM.MICROSOFT.CONCAT(&quot;{&quot;; &quot;&quot;&quot;&quot;; [.A205]; &quot;&quot;&quot;&quot;; &quot;,&quot;; &quot;&quot;&quot;&quot;;  [.B205]; &quot;&quot;&quot;&quot;;  &quot;,&quot; ; &quot;&quot;&quot;&quot;; [.C205]; &quot;&quot;&quot;&quot;;  &quot;,&quot; ; &quot;&quot;&quot;&quot;; [.D205]; &quot;&quot;&quot;&quot;; &quot;}, &quot;)" office:value-type="string" office:string-value="{&quot;9&quot;,&quot;67&quot;,&quot;الْمُنَافِقُونَ وَالْمُنَافِقَاتُ بَعْضُهُم&quot;,&quot;274&quot;}, " calcext:value-type="string">
            <text:p>{"9","67","الْمُنَافِقُونَ وَالْمُنَافِقَاتُ بَعْضُهُم","274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يَا أَيُّهَا النَّبِيُّ جَاهِدِ الْكُفَّارَ</text:p>
          </table:table-cell>
          <table:table-cell office:value-type="float" office:value="276" calcext:value-type="float">
            <text:p>276</text:p>
          </table:table-cell>
          <table:table-cell table:formula="of:=COM.MICROSOFT.CONCAT(&quot;{&quot;; &quot;&quot;&quot;&quot;; [.A206]; &quot;&quot;&quot;&quot;; &quot;,&quot;; &quot;&quot;&quot;&quot;;  [.B206]; &quot;&quot;&quot;&quot;;  &quot;,&quot; ; &quot;&quot;&quot;&quot;; [.C206]; &quot;&quot;&quot;&quot;;  &quot;,&quot; ; &quot;&quot;&quot;&quot;; [.D206]; &quot;&quot;&quot;&quot;; &quot;}, &quot;)" office:value-type="string" office:string-value="{&quot;9&quot;,&quot;73&quot;,&quot;يَا أَيُّهَا النَّبِيُّ جَاهِدِ الْكُفَّارَ&quot;,&quot;276&quot;}, " calcext:value-type="string">
            <text:p>{"9","73","يَا أَيُّهَا النَّبِيُّ جَاهِدِ الْكُفَّارَ","276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فَرِحَ الْمُخَلَّفُونَ بِمَقْعَدِهِمْ</text:p>
          </table:table-cell>
          <table:table-cell office:value-type="float" office:value="278" calcext:value-type="float">
            <text:p>278</text:p>
          </table:table-cell>
          <table:table-cell table:formula="of:=COM.MICROSOFT.CONCAT(&quot;{&quot;; &quot;&quot;&quot;&quot;; [.A207]; &quot;&quot;&quot;&quot;; &quot;,&quot;; &quot;&quot;&quot;&quot;;  [.B207]; &quot;&quot;&quot;&quot;;  &quot;,&quot; ; &quot;&quot;&quot;&quot;; [.C207]; &quot;&quot;&quot;&quot;;  &quot;,&quot; ; &quot;&quot;&quot;&quot;; [.D207]; &quot;&quot;&quot;&quot;; &quot;}, &quot;)" office:value-type="string" office:string-value="{&quot;9&quot;,&quot;81&quot;,&quot;فَرِحَ الْمُخَلَّفُونَ بِمَقْعَدِهِمْ&quot;,&quot;278&quot;}, " calcext:value-type="string">
            <text:p>{"9","81","فَرِحَ الْمُخَلَّفُونَ بِمَقْعَدِهِمْ","278"}, 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وَجَاءَ الْمُعَذِّرُونَ مِنَ الْأَعْرَابِ</text:p>
          </table:table-cell>
          <table:table-cell office:value-type="float" office:value="280" calcext:value-type="float">
            <text:p>280</text:p>
          </table:table-cell>
          <table:table-cell table:formula="of:=COM.MICROSOFT.CONCAT(&quot;{&quot;; &quot;&quot;&quot;&quot;; [.A208]; &quot;&quot;&quot;&quot;; &quot;,&quot;; &quot;&quot;&quot;&quot;;  [.B208]; &quot;&quot;&quot;&quot;;  &quot;,&quot; ; &quot;&quot;&quot;&quot;; [.C208]; &quot;&quot;&quot;&quot;;  &quot;,&quot; ; &quot;&quot;&quot;&quot;; [.D208]; &quot;&quot;&quot;&quot;; &quot;}, &quot;)" office:value-type="string" office:string-value="{&quot;9&quot;,&quot;90&quot;,&quot;وَجَاءَ الْمُعَذِّرُونَ مِنَ الْأَعْرَابِ&quot;,&quot;280&quot;}, " calcext:value-type="string">
            <text:p>{"9","90","وَجَاءَ الْمُعَذِّرُونَ مِنَ الْأَعْرَابِ","280"}, </text:p>
          </table:table-cell>
          <table:table-cell table:number-columns-repeated="1003"/>
        </table:table-row>
        <table:table-row table:style-name="ro1" table:number-rows-repeated="1048367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Juz 11 - 20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2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وَالسَّابِقُونَ الْأَوَّلُونَ مِنَ </text:p>
          </table:table-cell>
          <table:table-cell office:value-type="float" office:value="282" calcext:value-type="float">
            <text:p>282</text:p>
          </table:table-cell>
          <table:table-cell table:formula="of:=COM.MICROSOFT.CONCAT(&quot;{&quot;; &quot;&quot;&quot;&quot;; [.A2]; &quot;&quot;&quot;&quot;; &quot;,&quot;; &quot;&quot;&quot;&quot;;  [.B2]; &quot;&quot;&quot;&quot;;  &quot;,&quot; ; &quot;&quot;&quot;&quot;; [.C2]; &quot;&quot;&quot;&quot;;  &quot;,&quot; ; &quot;&quot;&quot;&quot;; [.D2]; &quot;&quot;&quot;&quot;; &quot;}, &quot;)" office:value-type="string" office:string-value="{&quot;9&quot;,&quot;100&quot;,&quot;وَالسَّابِقُونَ الْأَوَّلُونَ مِنَ &quot;,&quot;282&quot;}, " calcext:value-type="string">
            <text:p>{"9","100","وَالسَّابِقُونَ الْأَوَّلُونَ مِنَ ","282"}, </text:p>
          </table:table-cell>
          <table:table-cell/>
          <table:table-cell table:formula="of:=COM.MICROSOFT.CONCAT(&quot;{&quot;; [.E2:.E17]; &quot;}, &quot;)" office:value-type="string" office:string-value="{{&quot;9&quot;,&quot;100&quot;,&quot;وَالسَّابِقُونَ الْأَوَّلُونَ مِنَ &quot;,&quot;282&quot;}, {&quot;9&quot;,&quot;111&quot;,&quot;إِنَّ اللَّهَ اشْتَرَىٰ مِنَ الْمُؤْمِنِينَ &quot;,&quot;284&quot;}, {&quot;9&quot;,&quot;119&quot;,&quot;يَا أَيُّهَا الَّذِينَ آمَنُوا اتَّقُوا اللَّهَ&quot;,&quot;286&quot;}, {&quot;9&quot;,&quot;123&quot;,&quot;يَا أَيُّهَا الَّذِينَ آمَنُوا قَاتِلُوا  &quot;,&quot;287&quot;}, {&quot;10&quot;,&quot;1&quot;,&quot;الر ۚ تِلْكَ آيَاتُ الْكِتَابِ الْحَكِيمِ&quot;,&quot;288&quot;}, {&quot;10&quot;,&quot;11&quot;,&quot;وَلَوْ يُعَجِّلُ اللَّهُ لِلنَّاسِ الشَّرَّ&quot;,&quot;290&quot;}, {&quot;10&quot;,&quot;21&quot;,&quot;وَإِذَا أَذَقْنَا النَّاسَ رَحْمَةً مِّن بَعْدِ&quot;,&quot;292&quot;}, {&quot;10&quot;,&quot;31&quot;,&quot;قُلْ مَن يَرْزُقُكُم مِّنَ السَّمَاءِ&quot;,&quot;295&quot;}, {&quot;10&quot;,&quot;41&quot;,&quot;وَإِن كَذَّبُوكَ فَقُل لِّي عَمَلِي&quot;,&quot;296&quot;}, {&quot;10&quot;,&quot;54&quot;,&quot;وَلَوْ أَنَّ لِكُلِّ نَفْسٍ ظَلَمَتْ&quot;,&quot;298&quot;}, {&quot;10&quot;,&quot;61&quot;,&quot;وَمَا تَكُونُ فِي شَأْنٍ وَمَا تَتْلُو&quot;,&quot;299&quot;}, {&quot;10&quot;,&quot;71&quot;,&quot;وَاتْلُ عَلَيْهِمْ نَبَأَ نُوحٍ&quot;,&quot;301&quot;}, {&quot;10&quot;,&quot;83&quot;,&quot;فَمَا آمَنَ لِمُوسَىٰ إِلَّا ذُرِّيَّةٌ &quot;,&quot;303&quot;}, {&quot;10&quot;,&quot;93&quot;,&quot;وَلَقَدْ بَوَّأْنَا بَنِي إِسْرَائِيلَ&quot;,&quot;305&quot;}, {&quot;10&quot;,&quot;104&quot;,&quot;قُلْ يَا أَيُّهَا النَّاسُ إِن كُنتُمْ&quot;,&quot;306&quot;}, {&quot;11&quot;,&quot;1&quot;,&quot;الر ۚ كِتَابٌ أُحْكِمَتْ آيَاتُهُ&quot;,&quot;308&quot;}, }, " calcext:value-type="string">
            <text:p>{{"9","100","وَالسَّابِقُونَ الْأَوَّلُونَ مِنَ ","282"}, {"9","111","إِنَّ اللَّهَ اشْتَرَىٰ مِنَ الْمُؤْمِنِينَ ","284"}, {"9","119","يَا أَيُّهَا الَّذِينَ آمَنُوا اتَّقُوا اللَّهَ","286"}, {"9","123","يَا أَيُّهَا الَّذِينَ آمَنُوا قَاتِلُوا <text:s/>","287"}, {"10","1","الر ۚ تِلْكَ آيَاتُ الْكِتَابِ الْحَكِيمِ","288"}, {"10","11","وَلَوْ يُعَجِّلُ اللَّهُ لِلنَّاسِ الشَّرَّ","290"}, {"10","21","وَإِذَا أَذَقْنَا النَّاسَ رَحْمَةً مِّن بَعْدِ","292"}, {"10","31","قُلْ مَن يَرْزُقُكُم مِّنَ السَّمَاءِ","295"}, {"10","41","وَإِن كَذَّبُوكَ فَقُل لِّي عَمَلِي","296"}, {"10","54","وَلَوْ أَنَّ لِكُلِّ نَفْسٍ ظَلَمَتْ","298"}, {"10","61","وَمَا تَكُونُ فِي شَأْنٍ وَمَا تَتْلُو","299"}, {"10","71","وَاتْلُ عَلَيْهِمْ نَبَأَ نُوحٍ","301"}, {"10","83","فَمَا آمَنَ لِمُوسَىٰ إِلَّا ذُرِّيَّةٌ ","303"}, {"10","93","وَلَقَدْ بَوَّأْنَا بَنِي إِسْرَائِيلَ","305"}, {"10","104","قُلْ يَا أَيُّهَا النَّاسُ إِن كُنتُمْ","306"}, {"11","1","الر ۚ كِتَابٌ أُحْكِمَتْ آيَاتُهُ","308"}, }, 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يَعْتَذِرُونَ إِلَيْكُمْ إِذَا رَجَعْتُمْ إِلَيْهِمْ</text:p>
          </table:table-cell>
          <table:table-cell office:value-type="float" office:value="281" calcext:value-type="float">
            <text:p>281</text:p>
          </table:table-cell>
          <table:table-cell office:value-type="float" office:value="7.69" calcext:value-type="float">
            <text:p>7.69</text:p>
          </table:table-cell>
          <table:table-cell table:formula="of:=COM.MICROSOFT.CONCAT(&quot;{&quot;; &quot;&quot;&quot;&quot;; [.H2]; &quot;&quot;&quot;&quot;;  &quot;,&quot;; &quot;&quot;&quot;&quot;;  [.I2]; &quot;&quot;&quot;&quot;;  &quot;,&quot;; &quot;&quot;&quot;&quot;; [.J2]; &quot;&quot;&quot;&quot;;  &quot;,&quot; ; &quot;&quot;&quot;&quot;; [.K2]; &quot;&quot;&quot;&quot;;   &quot;,&quot; ; &quot;&quot;&quot;&quot;; [.L2]; &quot;&quot;&quot;&quot;; &quot;,&quot;; &quot;}, &quot;)" office:value-type="string" office:string-value="{&quot;9&quot;,&quot;94&quot;,&quot;يَعْتَذِرُونَ إِلَيْكُمْ إِذَا رَجَعْتُمْ إِلَيْهِمْ&quot;,&quot;281&quot;,&quot;7.69&quot;,}, " calcext:value-type="string">
            <text:p>{"9","94","يَعْتَذِرُونَ إِلَيْكُمْ إِذَا رَجَعْتُمْ إِلَيْهِمْ","281","7.69",}, </text:p>
          </table:table-cell>
          <table:table-cell/>
          <table:table-cell table:formula="of:=COM.MICROSOFT.CONCAT(&quot;{&quot;; [.M2:.M5]; &quot;}, &quot;)" office:value-type="string" office:string-value="{{&quot;9&quot;,&quot;94&quot;,&quot;يَعْتَذِرُونَ إِلَيْكُمْ إِذَا رَجَعْتُمْ إِلَيْهِمْ&quot;,&quot;281&quot;,&quot;7.69&quot;,}, {&quot;10&quot;,&quot;1&quot;,&quot;الر ۚ تِلْكَ آيَاتُ الْكِتَابِ الْحَكِيمِ&quot;,&quot;288&quot;,&quot;6.23&quot;,}, {&quot;10&quot;,&quot;31&quot;,&quot;قُلْ مَن يَرْزُقُكُم مِّنَ السَّمَاءِ&quot;,&quot;295&quot;,&quot;6.31&quot;,}, {&quot;10&quot;,&quot;71&quot;,&quot;وَاتْلُ عَلَيْهِمْ نَبَأَ نُوحٍ&quot;,&quot;301&quot;,&quot;7.38&quot;,}, }, " calcext:value-type="string">
            <text:p>{{"9","94","يَعْتَذِرُونَ إِلَيْكُمْ إِذَا رَجَعْتُمْ إِلَيْهِمْ","281","7.69",}, {"10","1","الر ۚ تِلْكَ آيَاتُ الْكِتَابِ الْحَكِيمِ","288","6.23",}, {"10","31","قُلْ مَن يَرْزُقُكُم مِّنَ السَّمَاءِ","295","6.31",}, {"10","71","وَاتْلُ عَلَيْهِمْ نَبَأَ نُوحٍ","301","7.38",}, },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إِنَّ اللَّهَ اشْتَرَىٰ مِنَ الْمُؤْمِنِينَ </text:p>
          </table:table-cell>
          <table:table-cell office:value-type="float" office:value="284" calcext:value-type="float">
            <text:p>284</text:p>
          </table:table-cell>
          <table:table-cell table:formula="of:=COM.MICROSOFT.CONCAT(&quot;{&quot;; &quot;&quot;&quot;&quot;; [.A3]; &quot;&quot;&quot;&quot;; &quot;,&quot;; &quot;&quot;&quot;&quot;;  [.B3]; &quot;&quot;&quot;&quot;;  &quot;,&quot; ; &quot;&quot;&quot;&quot;; [.C3]; &quot;&quot;&quot;&quot;;  &quot;,&quot; ; &quot;&quot;&quot;&quot;; [.D3]; &quot;&quot;&quot;&quot;; &quot;}, &quot;)" office:value-type="string" office:string-value="{&quot;9&quot;,&quot;111&quot;,&quot;إِنَّ اللَّهَ اشْتَرَىٰ مِنَ الْمُؤْمِنِينَ &quot;,&quot;284&quot;}, " calcext:value-type="string">
            <text:p>{"9","111","إِنَّ اللَّهَ اشْتَرَىٰ مِنَ الْمُؤْمِنِينَ ","284"},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ر ۚ تِلْكَ آيَاتُ الْكِتَابِ الْحَكِيمِ</text:p>
          </table:table-cell>
          <table:table-cell office:value-type="float" office:value="288" calcext:value-type="float">
            <text:p>288</text:p>
          </table:table-cell>
          <table:table-cell office:value-type="float" office:value="6.23" calcext:value-type="float">
            <text:p>6.23</text:p>
          </table:table-cell>
          <table:table-cell table:formula="of:=COM.MICROSOFT.CONCAT(&quot;{&quot;; &quot;&quot;&quot;&quot;; [.H3]; &quot;&quot;&quot;&quot;;  &quot;,&quot;; &quot;&quot;&quot;&quot;;  [.I3]; &quot;&quot;&quot;&quot;;  &quot;,&quot;; &quot;&quot;&quot;&quot;; [.J3]; &quot;&quot;&quot;&quot;;  &quot;,&quot; ; &quot;&quot;&quot;&quot;; [.K3]; &quot;&quot;&quot;&quot;;   &quot;,&quot; ; &quot;&quot;&quot;&quot;; [.L3]; &quot;&quot;&quot;&quot;; &quot;,&quot;; &quot;}, &quot;)" office:value-type="string" office:string-value="{&quot;10&quot;,&quot;1&quot;,&quot;الر ۚ تِلْكَ آيَاتُ الْكِتَابِ الْحَكِيمِ&quot;,&quot;288&quot;,&quot;6.23&quot;,}, " calcext:value-type="string">
            <text:p>{"10","1","الر ۚ تِلْكَ آيَاتُ الْكِتَابِ الْحَكِيمِ","288","6.23",}, 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يَا أَيُّهَا الَّذِينَ آمَنُوا اتَّقُوا اللَّهَ</text:p>
          </table:table-cell>
          <table:table-cell office:value-type="float" office:value="286" calcext:value-type="float">
            <text:p>286</text:p>
          </table:table-cell>
          <table:table-cell table:formula="of:=COM.MICROSOFT.CONCAT(&quot;{&quot;; &quot;&quot;&quot;&quot;; [.A4]; &quot;&quot;&quot;&quot;; &quot;,&quot;; &quot;&quot;&quot;&quot;;  [.B4]; &quot;&quot;&quot;&quot;;  &quot;,&quot; ; &quot;&quot;&quot;&quot;; [.C4]; &quot;&quot;&quot;&quot;;  &quot;,&quot; ; &quot;&quot;&quot;&quot;; [.D4]; &quot;&quot;&quot;&quot;; &quot;}, &quot;)" office:value-type="string" office:string-value="{&quot;9&quot;,&quot;119&quot;,&quot;يَا أَيُّهَا الَّذِينَ آمَنُوا اتَّقُوا اللَّهَ&quot;,&quot;286&quot;}, " calcext:value-type="string">
            <text:p>{"9","119","يَا أَيُّهَا الَّذِينَ آمَنُوا اتَّقُوا اللَّهَ","286"},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قُلْ مَن يَرْزُقُكُم مِّنَ السَّمَاءِ</text:p>
          </table:table-cell>
          <table:table-cell office:value-type="float" office:value="295" calcext:value-type="float">
            <text:p>295</text:p>
          </table:table-cell>
          <table:table-cell office:value-type="float" office:value="6.31" calcext:value-type="float">
            <text:p>6.31</text:p>
          </table:table-cell>
          <table:table-cell table:formula="of:=COM.MICROSOFT.CONCAT(&quot;{&quot;; &quot;&quot;&quot;&quot;; [.H4]; &quot;&quot;&quot;&quot;;  &quot;,&quot;; &quot;&quot;&quot;&quot;;  [.I4]; &quot;&quot;&quot;&quot;;  &quot;,&quot;; &quot;&quot;&quot;&quot;; [.J4]; &quot;&quot;&quot;&quot;;  &quot;,&quot; ; &quot;&quot;&quot;&quot;; [.K4]; &quot;&quot;&quot;&quot;;   &quot;,&quot; ; &quot;&quot;&quot;&quot;; [.L4]; &quot;&quot;&quot;&quot;; &quot;,&quot;; &quot;}, &quot;)" office:value-type="string" office:string-value="{&quot;10&quot;,&quot;31&quot;,&quot;قُلْ مَن يَرْزُقُكُم مِّنَ السَّمَاءِ&quot;,&quot;295&quot;,&quot;6.31&quot;,}, " calcext:value-type="string">
            <text:p>{"10","31","قُلْ مَن يَرْزُقُكُم مِّنَ السَّمَاءِ","295","6.31",}, 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يَا أَيُّهَا الَّذِينَ آمَنُوا قَاتِلُوا <text:s/></text:p>
          </table:table-cell>
          <table:table-cell office:value-type="float" office:value="287" calcext:value-type="float">
            <text:p>287</text:p>
          </table:table-cell>
          <table:table-cell table:formula="of:=COM.MICROSOFT.CONCAT(&quot;{&quot;; &quot;&quot;&quot;&quot;; [.A5]; &quot;&quot;&quot;&quot;; &quot;,&quot;; &quot;&quot;&quot;&quot;;  [.B5]; &quot;&quot;&quot;&quot;;  &quot;,&quot; ; &quot;&quot;&quot;&quot;; [.C5]; &quot;&quot;&quot;&quot;;  &quot;,&quot; ; &quot;&quot;&quot;&quot;; [.D5]; &quot;&quot;&quot;&quot;; &quot;}, &quot;)" office:value-type="string" office:string-value="{&quot;9&quot;,&quot;123&quot;,&quot;يَا أَيُّهَا الَّذِينَ آمَنُوا قَاتِلُوا  &quot;,&quot;287&quot;}, " calcext:value-type="string">
            <text:p>{"9","123","يَا أَيُّهَا الَّذِينَ آمَنُوا قَاتِلُوا <text:s/>","287"},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وَاتْلُ عَلَيْهِمْ نَبَأَ نُوحٍ</text:p>
          </table:table-cell>
          <table:table-cell office:value-type="float" office:value="301" calcext:value-type="float">
            <text:p>301</text:p>
          </table:table-cell>
          <table:table-cell office:value-type="float" office:value="7.38" calcext:value-type="float">
            <text:p>7.38</text:p>
          </table:table-cell>
          <table:table-cell table:formula="of:=COM.MICROSOFT.CONCAT(&quot;{&quot;; &quot;&quot;&quot;&quot;; [.H5]; &quot;&quot;&quot;&quot;;  &quot;,&quot;; &quot;&quot;&quot;&quot;;  [.I5]; &quot;&quot;&quot;&quot;;  &quot;,&quot;; &quot;&quot;&quot;&quot;; [.J5]; &quot;&quot;&quot;&quot;;  &quot;,&quot; ; &quot;&quot;&quot;&quot;; [.K5]; &quot;&quot;&quot;&quot;;   &quot;,&quot; ; &quot;&quot;&quot;&quot;; [.L5]; &quot;&quot;&quot;&quot;; &quot;,&quot;; &quot;}, &quot;)" office:value-type="string" office:string-value="{&quot;10&quot;,&quot;71&quot;,&quot;وَاتْلُ عَلَيْهِمْ نَبَأَ نُوحٍ&quot;,&quot;301&quot;,&quot;7.38&quot;,}, " calcext:value-type="string">
            <text:p>{"10","71","وَاتْلُ عَلَيْهِمْ نَبَأَ نُوحٍ","301","7.38",}, 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ر ۚ تِلْكَ آيَاتُ الْكِتَابِ الْحَكِيمِ</text:p>
          </table:table-cell>
          <table:table-cell office:value-type="float" office:value="288" calcext:value-type="float">
            <text:p>288</text:p>
          </table:table-cell>
          <table:table-cell table:formula="of:=COM.MICROSOFT.CONCAT(&quot;{&quot;; &quot;&quot;&quot;&quot;; [.A6]; &quot;&quot;&quot;&quot;; &quot;,&quot;; &quot;&quot;&quot;&quot;;  [.B6]; &quot;&quot;&quot;&quot;;  &quot;,&quot; ; &quot;&quot;&quot;&quot;; [.C6]; &quot;&quot;&quot;&quot;;  &quot;,&quot; ; &quot;&quot;&quot;&quot;; [.D6]; &quot;&quot;&quot;&quot;; &quot;}, &quot;)" office:value-type="string" office:string-value="{&quot;10&quot;,&quot;1&quot;,&quot;الر ۚ تِلْكَ آيَاتُ الْكِتَابِ الْحَكِيمِ&quot;,&quot;288&quot;}, " calcext:value-type="string">
            <text:p>{"10","1","الر ۚ تِلْكَ آيَاتُ الْكِتَابِ الْحَكِيمِ","288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وَلَوْ يُعَجِّلُ اللَّهُ لِلنَّاسِ الشَّرَّ</text:p>
          </table:table-cell>
          <table:table-cell office:value-type="float" office:value="290" calcext:value-type="float">
            <text:p>290</text:p>
          </table:table-cell>
          <table:table-cell table:formula="of:=COM.MICROSOFT.CONCAT(&quot;{&quot;; &quot;&quot;&quot;&quot;; [.A7]; &quot;&quot;&quot;&quot;; &quot;,&quot;; &quot;&quot;&quot;&quot;;  [.B7]; &quot;&quot;&quot;&quot;;  &quot;,&quot; ; &quot;&quot;&quot;&quot;; [.C7]; &quot;&quot;&quot;&quot;;  &quot;,&quot; ; &quot;&quot;&quot;&quot;; [.D7]; &quot;&quot;&quot;&quot;; &quot;}, &quot;)" office:value-type="string" office:string-value="{&quot;10&quot;,&quot;11&quot;,&quot;وَلَوْ يُعَجِّلُ اللَّهُ لِلنَّاسِ الشَّرَّ&quot;,&quot;290&quot;}, " calcext:value-type="string">
            <text:p>{"10","11","وَلَوْ يُعَجِّلُ اللَّهُ لِلنَّاسِ الشَّرَّ","290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وَإِذَا أَذَقْنَا النَّاسَ رَحْمَةً مِّن بَعْدِ</text:p>
          </table:table-cell>
          <table:table-cell office:value-type="float" office:value="292" calcext:value-type="float">
            <text:p>292</text:p>
          </table:table-cell>
          <table:table-cell table:formula="of:=COM.MICROSOFT.CONCAT(&quot;{&quot;; &quot;&quot;&quot;&quot;; [.A8]; &quot;&quot;&quot;&quot;; &quot;,&quot;; &quot;&quot;&quot;&quot;;  [.B8]; &quot;&quot;&quot;&quot;;  &quot;,&quot; ; &quot;&quot;&quot;&quot;; [.C8]; &quot;&quot;&quot;&quot;;  &quot;,&quot; ; &quot;&quot;&quot;&quot;; [.D8]; &quot;&quot;&quot;&quot;; &quot;}, &quot;)" office:value-type="string" office:string-value="{&quot;10&quot;,&quot;21&quot;,&quot;وَإِذَا أَذَقْنَا النَّاسَ رَحْمَةً مِّن بَعْدِ&quot;,&quot;292&quot;}, " calcext:value-type="string">
            <text:p>{"10","21","وَإِذَا أَذَقْنَا النَّاسَ رَحْمَةً مِّن بَعْدِ","292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قُلْ مَن يَرْزُقُكُم مِّنَ السَّمَاءِ</text:p>
          </table:table-cell>
          <table:table-cell office:value-type="float" office:value="295" calcext:value-type="float">
            <text:p>295</text:p>
          </table:table-cell>
          <table:table-cell table:formula="of:=COM.MICROSOFT.CONCAT(&quot;{&quot;; &quot;&quot;&quot;&quot;; [.A9]; &quot;&quot;&quot;&quot;; &quot;,&quot;; &quot;&quot;&quot;&quot;;  [.B9]; &quot;&quot;&quot;&quot;;  &quot;,&quot; ; &quot;&quot;&quot;&quot;; [.C9]; &quot;&quot;&quot;&quot;;  &quot;,&quot; ; &quot;&quot;&quot;&quot;; [.D9]; &quot;&quot;&quot;&quot;; &quot;}, &quot;)" office:value-type="string" office:string-value="{&quot;10&quot;,&quot;31&quot;,&quot;قُلْ مَن يَرْزُقُكُم مِّنَ السَّمَاءِ&quot;,&quot;295&quot;}, " calcext:value-type="string">
            <text:p>{"10","31","قُلْ مَن يَرْزُقُكُم مِّنَ السَّمَاءِ","295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وَإِن كَذَّبُوكَ فَقُل لِّي عَمَلِي</text:p>
          </table:table-cell>
          <table:table-cell office:value-type="float" office:value="296" calcext:value-type="float">
            <text:p>296</text:p>
          </table:table-cell>
          <table:table-cell table:formula="of:=COM.MICROSOFT.CONCAT(&quot;{&quot;; &quot;&quot;&quot;&quot;; [.A10]; &quot;&quot;&quot;&quot;; &quot;,&quot;; &quot;&quot;&quot;&quot;;  [.B10]; &quot;&quot;&quot;&quot;;  &quot;,&quot; ; &quot;&quot;&quot;&quot;; [.C10]; &quot;&quot;&quot;&quot;;  &quot;,&quot; ; &quot;&quot;&quot;&quot;; [.D10]; &quot;&quot;&quot;&quot;; &quot;}, &quot;)" office:value-type="string" office:string-value="{&quot;10&quot;,&quot;41&quot;,&quot;وَإِن كَذَّبُوكَ فَقُل لِّي عَمَلِي&quot;,&quot;296&quot;}, " calcext:value-type="string">
            <text:p>{"10","41","وَإِن كَذَّبُوكَ فَقُل لِّي عَمَلِي","296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وَلَوْ أَنَّ لِكُلِّ نَفْسٍ ظَلَمَتْ</text:p>
          </table:table-cell>
          <table:table-cell office:value-type="float" office:value="298" calcext:value-type="float">
            <text:p>298</text:p>
          </table:table-cell>
          <table:table-cell table:formula="of:=COM.MICROSOFT.CONCAT(&quot;{&quot;; &quot;&quot;&quot;&quot;; [.A11]; &quot;&quot;&quot;&quot;; &quot;,&quot;; &quot;&quot;&quot;&quot;;  [.B11]; &quot;&quot;&quot;&quot;;  &quot;,&quot; ; &quot;&quot;&quot;&quot;; [.C11]; &quot;&quot;&quot;&quot;;  &quot;,&quot; ; &quot;&quot;&quot;&quot;; [.D11]; &quot;&quot;&quot;&quot;; &quot;}, &quot;)" office:value-type="string" office:string-value="{&quot;10&quot;,&quot;54&quot;,&quot;وَلَوْ أَنَّ لِكُلِّ نَفْسٍ ظَلَمَتْ&quot;,&quot;298&quot;}, " calcext:value-type="string">
            <text:p>{"10","54","وَلَوْ أَنَّ لِكُلِّ نَفْسٍ ظَلَمَتْ","298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وَمَا تَكُونُ فِي شَأْنٍ وَمَا تَتْلُو</text:p>
          </table:table-cell>
          <table:table-cell office:value-type="float" office:value="299" calcext:value-type="float">
            <text:p>299</text:p>
          </table:table-cell>
          <table:table-cell table:formula="of:=COM.MICROSOFT.CONCAT(&quot;{&quot;; &quot;&quot;&quot;&quot;; [.A12]; &quot;&quot;&quot;&quot;; &quot;,&quot;; &quot;&quot;&quot;&quot;;  [.B12]; &quot;&quot;&quot;&quot;;  &quot;,&quot; ; &quot;&quot;&quot;&quot;; [.C12]; &quot;&quot;&quot;&quot;;  &quot;,&quot; ; &quot;&quot;&quot;&quot;; [.D12]; &quot;&quot;&quot;&quot;; &quot;}, &quot;)" office:value-type="string" office:string-value="{&quot;10&quot;,&quot;61&quot;,&quot;وَمَا تَكُونُ فِي شَأْنٍ وَمَا تَتْلُو&quot;,&quot;299&quot;}, " calcext:value-type="string">
            <text:p>{"10","61","وَمَا تَكُونُ فِي شَأْنٍ وَمَا تَتْلُو","299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وَاتْلُ عَلَيْهِمْ نَبَأَ نُوحٍ</text:p>
          </table:table-cell>
          <table:table-cell office:value-type="float" office:value="301" calcext:value-type="float">
            <text:p>301</text:p>
          </table:table-cell>
          <table:table-cell table:formula="of:=COM.MICROSOFT.CONCAT(&quot;{&quot;; &quot;&quot;&quot;&quot;; [.A13]; &quot;&quot;&quot;&quot;; &quot;,&quot;; &quot;&quot;&quot;&quot;;  [.B13]; &quot;&quot;&quot;&quot;;  &quot;,&quot; ; &quot;&quot;&quot;&quot;; [.C13]; &quot;&quot;&quot;&quot;;  &quot;,&quot; ; &quot;&quot;&quot;&quot;; [.D13]; &quot;&quot;&quot;&quot;; &quot;}, &quot;)" office:value-type="string" office:string-value="{&quot;10&quot;,&quot;71&quot;,&quot;وَاتْلُ عَلَيْهِمْ نَبَأَ نُوحٍ&quot;,&quot;301&quot;}, " calcext:value-type="string">
            <text:p>{"10","71","وَاتْلُ عَلَيْهِمْ نَبَأَ نُوحٍ","301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فَمَا آمَنَ لِمُوسَىٰ إِلَّا ذُرِّيَّةٌ </text:p>
          </table:table-cell>
          <table:table-cell office:value-type="float" office:value="303" calcext:value-type="float">
            <text:p>303</text:p>
          </table:table-cell>
          <table:table-cell table:formula="of:=COM.MICROSOFT.CONCAT(&quot;{&quot;; &quot;&quot;&quot;&quot;; [.A14]; &quot;&quot;&quot;&quot;; &quot;,&quot;; &quot;&quot;&quot;&quot;;  [.B14]; &quot;&quot;&quot;&quot;;  &quot;,&quot; ; &quot;&quot;&quot;&quot;; [.C14]; &quot;&quot;&quot;&quot;;  &quot;,&quot; ; &quot;&quot;&quot;&quot;; [.D14]; &quot;&quot;&quot;&quot;; &quot;}, &quot;)" office:value-type="string" office:string-value="{&quot;10&quot;,&quot;83&quot;,&quot;فَمَا آمَنَ لِمُوسَىٰ إِلَّا ذُرِّيَّةٌ &quot;,&quot;303&quot;}, " calcext:value-type="string">
            <text:p>{"10","83","فَمَا آمَنَ لِمُوسَىٰ إِلَّا ذُرِّيَّةٌ ","303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وَلَقَدْ بَوَّأْنَا بَنِي إِسْرَائِيلَ</text:p>
          </table:table-cell>
          <table:table-cell office:value-type="float" office:value="305" calcext:value-type="float">
            <text:p>305</text:p>
          </table:table-cell>
          <table:table-cell table:formula="of:=COM.MICROSOFT.CONCAT(&quot;{&quot;; &quot;&quot;&quot;&quot;; [.A15]; &quot;&quot;&quot;&quot;; &quot;,&quot;; &quot;&quot;&quot;&quot;;  [.B15]; &quot;&quot;&quot;&quot;;  &quot;,&quot; ; &quot;&quot;&quot;&quot;; [.C15]; &quot;&quot;&quot;&quot;;  &quot;,&quot; ; &quot;&quot;&quot;&quot;; [.D15]; &quot;&quot;&quot;&quot;; &quot;}, &quot;)" office:value-type="string" office:string-value="{&quot;10&quot;,&quot;93&quot;,&quot;وَلَقَدْ بَوَّأْنَا بَنِي إِسْرَائِيلَ&quot;,&quot;305&quot;}, " calcext:value-type="string">
            <text:p>{"10","93","وَلَقَدْ بَوَّأْنَا بَنِي إِسْرَائِيلَ","305"}, 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قُلْ يَا أَيُّهَا النَّاسُ إِن كُنتُمْ</text:p>
          </table:table-cell>
          <table:table-cell office:value-type="float" office:value="306" calcext:value-type="float">
            <text:p>306</text:p>
          </table:table-cell>
          <table:table-cell table:formula="of:=COM.MICROSOFT.CONCAT(&quot;{&quot;; &quot;&quot;&quot;&quot;; [.A16]; &quot;&quot;&quot;&quot;; &quot;,&quot;; &quot;&quot;&quot;&quot;;  [.B16]; &quot;&quot;&quot;&quot;;  &quot;,&quot; ; &quot;&quot;&quot;&quot;; [.C16]; &quot;&quot;&quot;&quot;;  &quot;,&quot; ; &quot;&quot;&quot;&quot;; [.D16]; &quot;&quot;&quot;&quot;; &quot;}, &quot;)" office:value-type="string" office:string-value="{&quot;10&quot;,&quot;104&quot;,&quot;قُلْ يَا أَيُّهَا النَّاسُ إِن كُنتُمْ&quot;,&quot;306&quot;}, " calcext:value-type="string">
            <text:p>{"10","104","قُلْ يَا أَيُّهَا النَّاسُ إِن كُنتُمْ","306"}, 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ر ۚ كِتَابٌ أُحْكِمَتْ آيَاتُهُ</text:p>
          </table:table-cell>
          <table:table-cell office:value-type="float" office:value="308" calcext:value-type="float">
            <text:p>308</text:p>
          </table:table-cell>
          <table:table-cell table:formula="of:=COM.MICROSOFT.CONCAT(&quot;{&quot;; &quot;&quot;&quot;&quot;; [.A17]; &quot;&quot;&quot;&quot;; &quot;,&quot;; &quot;&quot;&quot;&quot;;  [.B17]; &quot;&quot;&quot;&quot;;  &quot;,&quot; ; &quot;&quot;&quot;&quot;; [.C17]; &quot;&quot;&quot;&quot;;  &quot;,&quot; ; &quot;&quot;&quot;&quot;; [.D17]; &quot;&quot;&quot;&quot;; &quot;}, &quot;)" office:value-type="string" office:string-value="{&quot;11&quot;,&quot;1&quot;,&quot;الر ۚ كِتَابٌ أُحْكِمَتْ آيَاتُهُ&quot;,&quot;308&quot;}, " calcext:value-type="string">
            <text:p>{"11","1","الر ۚ كِتَابٌ أُحْكِمَتْ آيَاتُهُ","308"}, </text:p>
          </table:table-cell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وَلَئِنْ أَذَقْنَا الْإِنسَانَ مِنَّا رَحْمَةً</text:p>
          </table:table-cell>
          <table:table-cell office:value-type="float" office:value="309" calcext:value-type="float">
            <text:p>309</text:p>
          </table:table-cell>
          <table:table-cell table:formula="of:=COM.MICROSOFT.CONCAT(&quot;{&quot;; &quot;&quot;&quot;&quot;; [.A22]; &quot;&quot;&quot;&quot;; &quot;,&quot;; &quot;&quot;&quot;&quot;;  [.B22]; &quot;&quot;&quot;&quot;;  &quot;,&quot; ; &quot;&quot;&quot;&quot;; [.C22]; &quot;&quot;&quot;&quot;;  &quot;,&quot; ; &quot;&quot;&quot;&quot;; [.D22]; &quot;&quot;&quot;&quot;; &quot;}, &quot;)" office:value-type="string" office:string-value="{&quot;11&quot;,&quot;9&quot;,&quot;وَلَئِنْ أَذَقْنَا الْإِنسَانَ مِنَّا رَحْمَةً&quot;,&quot;309&quot;}, " calcext:value-type="string">
            <text:p>{"11","9","وَلَئِنْ أَذَقْنَا الْإِنسَانَ مِنَّا رَحْمَةً","309"}, </text:p>
          </table:table-cell>
          <table:table-cell/>
          <table:table-cell table:formula="of:=COM.MICROSOFT.CONCAT(&quot;{&quot;; [.E22:.E37]; &quot;}, &quot;)" office:value-type="string" office:string-value="{{&quot;11&quot;,&quot;9&quot;,&quot;وَلَئِنْ أَذَقْنَا الْإِنسَانَ مِنَّا رَحْمَةً&quot;,&quot;309&quot;}, {&quot;11&quot;,&quot;25&quot;,&quot;وَلَقَدْ أَرْسَلْنَا نُوحًا إِلَىٰ قَوْمِهِ&quot;,&quot;312&quot;}, {&quot;11&quot;,&quot;36&quot;,&quot;وَأُوحِيَ إِلَىٰ نُوحٍ أَنَّهُ لَن يُؤْمِنَ&quot;,&quot;314&quot;}, {&quot;11&quot;,&quot;50&quot;,&quot;وَإِلَىٰ عَادٍ أَخَاهُمْ هُودًا&quot;,&quot;316&quot;}, {&quot;11&quot;,&quot;61&quot;,&quot;وَإِلَىٰ ثَمُودَ أَخَاهُمْ صَالِحًا&quot;,&quot;318&quot;}, {&quot;11&quot;,&quot;69&quot;,&quot;وَلَقَدْ جَاءَتْ رُسُلُنَا إِبْرَاهِيمَ&quot;,&quot;320&quot;}, {&quot;11&quot;,&quot;84&quot;,&quot;وَإِلَىٰ مَدْيَنَ أَخَاهُمْ شُعَيْبًا&quot;,&quot;322&quot;}, {&quot;11&quot;,&quot;96&quot;,&quot;وَلَقَدْ أَرْسَلْنَا مُوسَىٰ بِآيَاتِنَا&quot;,&quot;324&quot;}, {&quot;11&quot;,&quot;110&quot;,&quot;وَلَقَدْ آتَيْنَا مُوسَى الْكِتَابَ&quot;,&quot;326&quot;}, {&quot;12&quot;,&quot;1&quot;,&quot;الر ۚ تِلْكَ آيَاتُ الْكِتَابِ الْمُبِينِ&quot;,&quot;328&quot;}, {&quot;12&quot;,&quot;7&quot;,&quot;لَّقَدْ كَانَ فِي يُوسُفَ وَإِخْوَتِهِ&quot;,&quot;329&quot;}, {&quot;12&quot;,&quot;21&quot;,&quot;وَقَالَ الَّذِي اشْتَرَاهُ مِن مِّصْرَ &quot;,&quot;331&quot;}, {&quot;12&quot;,&quot;30&quot;,&quot;وَقَالَ نِسْوَةٌ فِي الْمَدِينَةِ امْرَأَتُ&quot;,&quot;332&quot;}, {&quot;12&quot;,&quot;36&quot;,&quot;وَدَخَلَ مَعَهُ السِّجْنَ فَتَيَانِ&quot;,&quot;333&quot;}, {&quot;12&quot;,&quot;43&quot;,&quot;وَقَالَ الْمَلِكُ إِنِّي أَرَىٰ سَبْعَ&quot;,&quot;335&quot;}, {&quot;12&quot;,&quot;50&quot;,&quot;وَقَالَ الْمَلِكُ ائْتُونِي بِهِ&quot;,&quot;336&quot;}, }, " calcext:value-type="string">
            <text:p>{{"11","9","وَلَئِنْ أَذَقْنَا الْإِنسَانَ مِنَّا رَحْمَةً","309"}, {"11","25","وَلَقَدْ أَرْسَلْنَا نُوحًا إِلَىٰ قَوْمِهِ","312"}, {"11","36","وَأُوحِيَ إِلَىٰ نُوحٍ أَنَّهُ لَن يُؤْمِنَ","314"}, {"11","50","وَإِلَىٰ عَادٍ أَخَاهُمْ هُودًا","316"}, {"11","61","وَإِلَىٰ ثَمُودَ أَخَاهُمْ صَالِحًا","318"}, {"11","69","وَلَقَدْ جَاءَتْ رُسُلُنَا إِبْرَاهِيمَ","320"}, {"11","84","وَإِلَىٰ مَدْيَنَ أَخَاهُمْ شُعَيْبًا","322"}, {"11","96","وَلَقَدْ أَرْسَلْنَا مُوسَىٰ بِآيَاتِنَا","324"}, {"11","110","وَلَقَدْ آتَيْنَا مُوسَى الْكِتَابَ","326"}, {"12","1","الر ۚ تِلْكَ آيَاتُ الْكِتَابِ الْمُبِينِ","328"}, {"12","7","لَّقَدْ كَانَ فِي يُوسُفَ وَإِخْوَتِهِ","329"}, {"12","21","وَقَالَ الَّذِي اشْتَرَاهُ مِن مِّصْرَ ","331"}, {"12","30","وَقَالَ نِسْوَةٌ فِي الْمَدِينَةِ امْرَأَتُ","332"}, {"12","36","وَدَخَلَ مَعَهُ السِّجْنَ فَتَيَانِ","333"}, {"12","43","وَقَالَ الْمَلِكُ إِنِّي أَرَىٰ سَبْعَ","335"}, {"12","50","وَقَالَ الْمَلِكُ ائْتُونِي بِهِ","336"}, },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وَمَا مِن دَابَّةٍ فِي الْأَرْضِ</text:p>
          </table:table-cell>
          <table:table-cell office:value-type="float" office:value="309" calcext:value-type="float">
            <text:p>309</text:p>
          </table:table-cell>
          <table:table-cell office:value-type="float" office:value="7.85" calcext:value-type="float">
            <text:p>7.85</text:p>
          </table:table-cell>
          <table:table-cell table:formula="of:=COM.MICROSOFT.CONCAT(&quot;{&quot;; &quot;&quot;&quot;&quot;; [.H22]; &quot;&quot;&quot;&quot;;  &quot;,&quot;; &quot;&quot;&quot;&quot;;  [.I22]; &quot;&quot;&quot;&quot;;  &quot;,&quot;; &quot;&quot;&quot;&quot;; [.J22]; &quot;&quot;&quot;&quot;;  &quot;,&quot; ; &quot;&quot;&quot;&quot;; [.K22]; &quot;&quot;&quot;&quot;;   &quot;,&quot; ; &quot;&quot;&quot;&quot;; [.L22]; &quot;&quot;&quot;&quot;; &quot;,&quot;; &quot;}, &quot;)" office:value-type="string" office:string-value="{&quot;11&quot;,&quot;6&quot;,&quot;وَمَا مِن دَابَّةٍ فِي الْأَرْضِ&quot;,&quot;309&quot;,&quot;7.85&quot;,}, " calcext:value-type="string">
            <text:p>{"11","6","وَمَا مِن دَابَّةٍ فِي الْأَرْضِ","309","7.85",}, </text:p>
          </table:table-cell>
          <table:table-cell/>
          <table:table-cell table:formula="of:=COM.MICROSOFT.CONCAT(&quot;{&quot;; [.M22:.M25]; &quot;}, &quot;)" office:value-type="string" office:string-value="{{&quot;11&quot;,&quot;6&quot;,&quot;وَمَا مِن دَابَّةٍ فِي الْأَرْضِ&quot;,&quot;309&quot;,&quot;7.85&quot;,}, {&quot;11&quot;,&quot;50&quot;,&quot;وَإِلَىٰ عَادٍ أَخَاهُمْ هُودًا&quot;,&quot;316&quot;,&quot;5.38&quot;,}, {&quot;11&quot;,&quot;84&quot;,&quot;وَإِلَىٰ مَدْيَنَ أَخَاهُمْ شُعَيْبًا&quot;,&quot;322&quot;,&quot;8.77&quot;,}, {&quot;12&quot;,&quot;21&quot;,&quot;وَقَالَ الَّذِي اشْتَرَاهُ مِن مِّصْرَ &quot;,&quot;331&quot;,&quot;5.85&quot;,}, }, " calcext:value-type="string">
            <text:p>{{"11","6","وَمَا مِن دَابَّةٍ فِي الْأَرْضِ","309","7.85",}, {"11","50","وَإِلَىٰ عَادٍ أَخَاهُمْ هُودًا","316","5.38",}, {"11","84","وَإِلَىٰ مَدْيَنَ أَخَاهُمْ شُعَيْبًا","322","8.77",}, {"12","21","وَقَالَ الَّذِي اشْتَرَاهُ مِن مِّصْرَ ","331","5.85",}, },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وَلَقَدْ أَرْسَلْنَا نُوحًا إِلَىٰ قَوْمِهِ</text:p>
          </table:table-cell>
          <table:table-cell office:value-type="float" office:value="312" calcext:value-type="float">
            <text:p>312</text:p>
          </table:table-cell>
          <table:table-cell table:formula="of:=COM.MICROSOFT.CONCAT(&quot;{&quot;; &quot;&quot;&quot;&quot;; [.A23]; &quot;&quot;&quot;&quot;; &quot;,&quot;; &quot;&quot;&quot;&quot;;  [.B23]; &quot;&quot;&quot;&quot;;  &quot;,&quot; ; &quot;&quot;&quot;&quot;; [.C23]; &quot;&quot;&quot;&quot;;  &quot;,&quot; ; &quot;&quot;&quot;&quot;; [.D23]; &quot;&quot;&quot;&quot;; &quot;}, &quot;)" office:value-type="string" office:string-value="{&quot;11&quot;,&quot;25&quot;,&quot;وَلَقَدْ أَرْسَلْنَا نُوحًا إِلَىٰ قَوْمِهِ&quot;,&quot;312&quot;}, " calcext:value-type="string">
            <text:p>{"11","25","وَلَقَدْ أَرْسَلْنَا نُوحًا إِلَىٰ قَوْمِهِ","312"}, 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وَإِلَىٰ عَادٍ أَخَاهُمْ هُودًا</text:p>
          </table:table-cell>
          <table:table-cell office:value-type="float" office:value="316" calcext:value-type="float">
            <text:p>316</text:p>
          </table:table-cell>
          <table:table-cell office:value-type="float" office:value="5.38" calcext:value-type="float">
            <text:p>5.38</text:p>
          </table:table-cell>
          <table:table-cell table:formula="of:=COM.MICROSOFT.CONCAT(&quot;{&quot;; &quot;&quot;&quot;&quot;; [.H23]; &quot;&quot;&quot;&quot;;  &quot;,&quot;; &quot;&quot;&quot;&quot;;  [.I23]; &quot;&quot;&quot;&quot;;  &quot;,&quot;; &quot;&quot;&quot;&quot;; [.J23]; &quot;&quot;&quot;&quot;;  &quot;,&quot; ; &quot;&quot;&quot;&quot;; [.K23]; &quot;&quot;&quot;&quot;;   &quot;,&quot; ; &quot;&quot;&quot;&quot;; [.L23]; &quot;&quot;&quot;&quot;; &quot;,&quot;; &quot;}, &quot;)" office:value-type="string" office:string-value="{&quot;11&quot;,&quot;50&quot;,&quot;وَإِلَىٰ عَادٍ أَخَاهُمْ هُودًا&quot;,&quot;316&quot;,&quot;5.38&quot;,}, " calcext:value-type="string">
            <text:p>{"11","50","وَإِلَىٰ عَادٍ أَخَاهُمْ هُودًا","316","5.38",}, 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وَأُوحِيَ إِلَىٰ نُوحٍ أَنَّهُ لَن يُؤْمِنَ</text:p>
          </table:table-cell>
          <table:table-cell office:value-type="float" office:value="314" calcext:value-type="float">
            <text:p>314</text:p>
          </table:table-cell>
          <table:table-cell table:formula="of:=COM.MICROSOFT.CONCAT(&quot;{&quot;; &quot;&quot;&quot;&quot;; [.A24]; &quot;&quot;&quot;&quot;; &quot;,&quot;; &quot;&quot;&quot;&quot;;  [.B24]; &quot;&quot;&quot;&quot;;  &quot;,&quot; ; &quot;&quot;&quot;&quot;; [.C24]; &quot;&quot;&quot;&quot;;  &quot;,&quot; ; &quot;&quot;&quot;&quot;; [.D24]; &quot;&quot;&quot;&quot;; &quot;}, &quot;)" office:value-type="string" office:string-value="{&quot;11&quot;,&quot;36&quot;,&quot;وَأُوحِيَ إِلَىٰ نُوحٍ أَنَّهُ لَن يُؤْمِنَ&quot;,&quot;314&quot;}, " calcext:value-type="string">
            <text:p>{"11","36","وَأُوحِيَ إِلَىٰ نُوحٍ أَنَّهُ لَن يُؤْمِنَ","314"}, 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وَإِلَىٰ مَدْيَنَ أَخَاهُمْ شُعَيْبًا</text:p>
          </table:table-cell>
          <table:table-cell office:value-type="float" office:value="322" calcext:value-type="float">
            <text:p>322</text:p>
          </table:table-cell>
          <table:table-cell office:value-type="float" office:value="8.77" calcext:value-type="float">
            <text:p>8.77</text:p>
          </table:table-cell>
          <table:table-cell table:formula="of:=COM.MICROSOFT.CONCAT(&quot;{&quot;; &quot;&quot;&quot;&quot;; [.H24]; &quot;&quot;&quot;&quot;;  &quot;,&quot;; &quot;&quot;&quot;&quot;;  [.I24]; &quot;&quot;&quot;&quot;;  &quot;,&quot;; &quot;&quot;&quot;&quot;; [.J24]; &quot;&quot;&quot;&quot;;  &quot;,&quot; ; &quot;&quot;&quot;&quot;; [.K24]; &quot;&quot;&quot;&quot;;   &quot;,&quot; ; &quot;&quot;&quot;&quot;; [.L24]; &quot;&quot;&quot;&quot;; &quot;,&quot;; &quot;}, &quot;)" office:value-type="string" office:string-value="{&quot;11&quot;,&quot;84&quot;,&quot;وَإِلَىٰ مَدْيَنَ أَخَاهُمْ شُعَيْبًا&quot;,&quot;322&quot;,&quot;8.77&quot;,}, " calcext:value-type="string">
            <text:p>{"11","84","وَإِلَىٰ مَدْيَنَ أَخَاهُمْ شُعَيْبًا","322","8.77",}, 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وَإِلَىٰ عَادٍ أَخَاهُمْ هُودًا</text:p>
          </table:table-cell>
          <table:table-cell office:value-type="float" office:value="316" calcext:value-type="float">
            <text:p>316</text:p>
          </table:table-cell>
          <table:table-cell table:formula="of:=COM.MICROSOFT.CONCAT(&quot;{&quot;; &quot;&quot;&quot;&quot;; [.A25]; &quot;&quot;&quot;&quot;; &quot;,&quot;; &quot;&quot;&quot;&quot;;  [.B25]; &quot;&quot;&quot;&quot;;  &quot;,&quot; ; &quot;&quot;&quot;&quot;; [.C25]; &quot;&quot;&quot;&quot;;  &quot;,&quot; ; &quot;&quot;&quot;&quot;; [.D25]; &quot;&quot;&quot;&quot;; &quot;}, &quot;)" office:value-type="string" office:string-value="{&quot;11&quot;,&quot;50&quot;,&quot;وَإِلَىٰ عَادٍ أَخَاهُمْ هُودًا&quot;,&quot;316&quot;}, " calcext:value-type="string">
            <text:p>{"11","50","وَإِلَىٰ عَادٍ أَخَاهُمْ هُودًا","316"}, 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وَقَالَ الَّذِي اشْتَرَاهُ مِن مِّصْرَ </text:p>
          </table:table-cell>
          <table:table-cell office:value-type="float" office:value="331" calcext:value-type="float">
            <text:p>331</text:p>
          </table:table-cell>
          <table:table-cell office:value-type="float" office:value="5.85" calcext:value-type="float">
            <text:p>5.85</text:p>
          </table:table-cell>
          <table:table-cell table:formula="of:=COM.MICROSOFT.CONCAT(&quot;{&quot;; &quot;&quot;&quot;&quot;; [.H25]; &quot;&quot;&quot;&quot;;  &quot;,&quot;; &quot;&quot;&quot;&quot;;  [.I25]; &quot;&quot;&quot;&quot;;  &quot;,&quot;; &quot;&quot;&quot;&quot;; [.J25]; &quot;&quot;&quot;&quot;;  &quot;,&quot; ; &quot;&quot;&quot;&quot;; [.K25]; &quot;&quot;&quot;&quot;;   &quot;,&quot; ; &quot;&quot;&quot;&quot;; [.L25]; &quot;&quot;&quot;&quot;; &quot;,&quot;; &quot;}, &quot;)" office:value-type="string" office:string-value="{&quot;12&quot;,&quot;21&quot;,&quot;وَقَالَ الَّذِي اشْتَرَاهُ مِن مِّصْرَ &quot;,&quot;331&quot;,&quot;5.85&quot;,}, " calcext:value-type="string">
            <text:p>{"12","21","وَقَالَ الَّذِي اشْتَرَاهُ مِن مِّصْرَ ","331","5.85",}, 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وَإِلَىٰ ثَمُودَ أَخَاهُمْ صَالِحًا</text:p>
          </table:table-cell>
          <table:table-cell office:value-type="float" office:value="318" calcext:value-type="float">
            <text:p>318</text:p>
          </table:table-cell>
          <table:table-cell table:formula="of:=COM.MICROSOFT.CONCAT(&quot;{&quot;; &quot;&quot;&quot;&quot;; [.A26]; &quot;&quot;&quot;&quot;; &quot;,&quot;; &quot;&quot;&quot;&quot;;  [.B26]; &quot;&quot;&quot;&quot;;  &quot;,&quot; ; &quot;&quot;&quot;&quot;; [.C26]; &quot;&quot;&quot;&quot;;  &quot;,&quot; ; &quot;&quot;&quot;&quot;; [.D26]; &quot;&quot;&quot;&quot;; &quot;}, &quot;)" office:value-type="string" office:string-value="{&quot;11&quot;,&quot;61&quot;,&quot;وَإِلَىٰ ثَمُودَ أَخَاهُمْ صَالِحًا&quot;,&quot;318&quot;}, " calcext:value-type="string">
            <text:p>{"11","61","وَإِلَىٰ ثَمُودَ أَخَاهُمْ صَالِحًا","318"}, 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وَلَقَدْ جَاءَتْ رُسُلُنَا إِبْرَاهِيمَ</text:p>
          </table:table-cell>
          <table:table-cell office:value-type="float" office:value="320" calcext:value-type="float">
            <text:p>320</text:p>
          </table:table-cell>
          <table:table-cell table:formula="of:=COM.MICROSOFT.CONCAT(&quot;{&quot;; &quot;&quot;&quot;&quot;; [.A27]; &quot;&quot;&quot;&quot;; &quot;,&quot;; &quot;&quot;&quot;&quot;;  [.B27]; &quot;&quot;&quot;&quot;;  &quot;,&quot; ; &quot;&quot;&quot;&quot;; [.C27]; &quot;&quot;&quot;&quot;;  &quot;,&quot; ; &quot;&quot;&quot;&quot;; [.D27]; &quot;&quot;&quot;&quot;; &quot;}, &quot;)" office:value-type="string" office:string-value="{&quot;11&quot;,&quot;69&quot;,&quot;وَلَقَدْ جَاءَتْ رُسُلُنَا إِبْرَاهِيمَ&quot;,&quot;320&quot;}, " calcext:value-type="string">
            <text:p>{"11","69","وَلَقَدْ جَاءَتْ رُسُلُنَا إِبْرَاهِيمَ","320"}, 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وَإِلَىٰ مَدْيَنَ أَخَاهُمْ شُعَيْبًا</text:p>
          </table:table-cell>
          <table:table-cell office:value-type="float" office:value="322" calcext:value-type="float">
            <text:p>322</text:p>
          </table:table-cell>
          <table:table-cell table:formula="of:=COM.MICROSOFT.CONCAT(&quot;{&quot;; &quot;&quot;&quot;&quot;; [.A28]; &quot;&quot;&quot;&quot;; &quot;,&quot;; &quot;&quot;&quot;&quot;;  [.B28]; &quot;&quot;&quot;&quot;;  &quot;,&quot; ; &quot;&quot;&quot;&quot;; [.C28]; &quot;&quot;&quot;&quot;;  &quot;,&quot; ; &quot;&quot;&quot;&quot;; [.D28]; &quot;&quot;&quot;&quot;; &quot;}, &quot;)" office:value-type="string" office:string-value="{&quot;11&quot;,&quot;84&quot;,&quot;وَإِلَىٰ مَدْيَنَ أَخَاهُمْ شُعَيْبًا&quot;,&quot;322&quot;}, " calcext:value-type="string">
            <text:p>{"11","84","وَإِلَىٰ مَدْيَنَ أَخَاهُمْ شُعَيْبًا","322"}, 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وَلَقَدْ أَرْسَلْنَا مُوسَىٰ بِآيَاتِنَا</text:p>
          </table:table-cell>
          <table:table-cell office:value-type="float" office:value="324" calcext:value-type="float">
            <text:p>324</text:p>
          </table:table-cell>
          <table:table-cell table:formula="of:=COM.MICROSOFT.CONCAT(&quot;{&quot;; &quot;&quot;&quot;&quot;; [.A29]; &quot;&quot;&quot;&quot;; &quot;,&quot;; &quot;&quot;&quot;&quot;;  [.B29]; &quot;&quot;&quot;&quot;;  &quot;,&quot; ; &quot;&quot;&quot;&quot;; [.C29]; &quot;&quot;&quot;&quot;;  &quot;,&quot; ; &quot;&quot;&quot;&quot;; [.D29]; &quot;&quot;&quot;&quot;; &quot;}, &quot;)" office:value-type="string" office:string-value="{&quot;11&quot;,&quot;96&quot;,&quot;وَلَقَدْ أَرْسَلْنَا مُوسَىٰ بِآيَاتِنَا&quot;,&quot;324&quot;}, " calcext:value-type="string">
            <text:p>{"11","96","وَلَقَدْ أَرْسَلْنَا مُوسَىٰ بِآيَاتِنَا","324"}, 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وَلَقَدْ آتَيْنَا مُوسَى الْكِتَابَ</text:p>
          </table:table-cell>
          <table:table-cell office:value-type="float" office:value="326" calcext:value-type="float">
            <text:p>326</text:p>
          </table:table-cell>
          <table:table-cell table:formula="of:=COM.MICROSOFT.CONCAT(&quot;{&quot;; &quot;&quot;&quot;&quot;; [.A30]; &quot;&quot;&quot;&quot;; &quot;,&quot;; &quot;&quot;&quot;&quot;;  [.B30]; &quot;&quot;&quot;&quot;;  &quot;,&quot; ; &quot;&quot;&quot;&quot;; [.C30]; &quot;&quot;&quot;&quot;;  &quot;,&quot; ; &quot;&quot;&quot;&quot;; [.D30]; &quot;&quot;&quot;&quot;; &quot;}, &quot;)" office:value-type="string" office:string-value="{&quot;11&quot;,&quot;110&quot;,&quot;وَلَقَدْ آتَيْنَا مُوسَى الْكِتَابَ&quot;,&quot;326&quot;}, " calcext:value-type="string">
            <text:p>{"11","110","وَلَقَدْ آتَيْنَا مُوسَى الْكِتَابَ","326"}, 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ر ۚ تِلْكَ آيَاتُ الْكِتَابِ الْمُبِينِ</text:p>
          </table:table-cell>
          <table:table-cell office:value-type="float" office:value="328" calcext:value-type="float">
            <text:p>328</text:p>
          </table:table-cell>
          <table:table-cell table:formula="of:=COM.MICROSOFT.CONCAT(&quot;{&quot;; &quot;&quot;&quot;&quot;; [.A31]; &quot;&quot;&quot;&quot;; &quot;,&quot;; &quot;&quot;&quot;&quot;;  [.B31]; &quot;&quot;&quot;&quot;;  &quot;,&quot; ; &quot;&quot;&quot;&quot;; [.C31]; &quot;&quot;&quot;&quot;;  &quot;,&quot; ; &quot;&quot;&quot;&quot;; [.D31]; &quot;&quot;&quot;&quot;; &quot;}, &quot;)" office:value-type="string" office:string-value="{&quot;12&quot;,&quot;1&quot;,&quot;الر ۚ تِلْكَ آيَاتُ الْكِتَابِ الْمُبِينِ&quot;,&quot;328&quot;}, " calcext:value-type="string">
            <text:p>{"12","1","الر ۚ تِلْكَ آيَاتُ الْكِتَابِ الْمُبِينِ","328"}, 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لَّقَدْ كَانَ فِي يُوسُفَ وَإِخْوَتِهِ</text:p>
          </table:table-cell>
          <table:table-cell office:value-type="float" office:value="329" calcext:value-type="float">
            <text:p>329</text:p>
          </table:table-cell>
          <table:table-cell table:formula="of:=COM.MICROSOFT.CONCAT(&quot;{&quot;; &quot;&quot;&quot;&quot;; [.A32]; &quot;&quot;&quot;&quot;; &quot;,&quot;; &quot;&quot;&quot;&quot;;  [.B32]; &quot;&quot;&quot;&quot;;  &quot;,&quot; ; &quot;&quot;&quot;&quot;; [.C32]; &quot;&quot;&quot;&quot;;  &quot;,&quot; ; &quot;&quot;&quot;&quot;; [.D32]; &quot;&quot;&quot;&quot;; &quot;}, &quot;)" office:value-type="string" office:string-value="{&quot;12&quot;,&quot;7&quot;,&quot;لَّقَدْ كَانَ فِي يُوسُفَ وَإِخْوَتِهِ&quot;,&quot;329&quot;}, " calcext:value-type="string">
            <text:p>{"12","7","لَّقَدْ كَانَ فِي يُوسُفَ وَإِخْوَتِهِ","329"}, 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وَقَالَ الَّذِي اشْتَرَاهُ مِن مِّصْرَ </text:p>
          </table:table-cell>
          <table:table-cell office:value-type="float" office:value="331" calcext:value-type="float">
            <text:p>331</text:p>
          </table:table-cell>
          <table:table-cell table:formula="of:=COM.MICROSOFT.CONCAT(&quot;{&quot;; &quot;&quot;&quot;&quot;; [.A33]; &quot;&quot;&quot;&quot;; &quot;,&quot;; &quot;&quot;&quot;&quot;;  [.B33]; &quot;&quot;&quot;&quot;;  &quot;,&quot; ; &quot;&quot;&quot;&quot;; [.C33]; &quot;&quot;&quot;&quot;;  &quot;,&quot; ; &quot;&quot;&quot;&quot;; [.D33]; &quot;&quot;&quot;&quot;; &quot;}, &quot;)" office:value-type="string" office:string-value="{&quot;12&quot;,&quot;21&quot;,&quot;وَقَالَ الَّذِي اشْتَرَاهُ مِن مِّصْرَ &quot;,&quot;331&quot;}, " calcext:value-type="string">
            <text:p>{"12","21","وَقَالَ الَّذِي اشْتَرَاهُ مِن مِّصْرَ ","331"}, 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وَقَالَ نِسْوَةٌ فِي الْمَدِينَةِ امْرَأَتُ</text:p>
          </table:table-cell>
          <table:table-cell office:value-type="float" office:value="332" calcext:value-type="float">
            <text:p>332</text:p>
          </table:table-cell>
          <table:table-cell table:formula="of:=COM.MICROSOFT.CONCAT(&quot;{&quot;; &quot;&quot;&quot;&quot;; [.A34]; &quot;&quot;&quot;&quot;; &quot;,&quot;; &quot;&quot;&quot;&quot;;  [.B34]; &quot;&quot;&quot;&quot;;  &quot;,&quot; ; &quot;&quot;&quot;&quot;; [.C34]; &quot;&quot;&quot;&quot;;  &quot;,&quot; ; &quot;&quot;&quot;&quot;; [.D34]; &quot;&quot;&quot;&quot;; &quot;}, &quot;)" office:value-type="string" office:string-value="{&quot;12&quot;,&quot;30&quot;,&quot;وَقَالَ نِسْوَةٌ فِي الْمَدِينَةِ امْرَأَتُ&quot;,&quot;332&quot;}, " calcext:value-type="string">
            <text:p>{"12","30","وَقَالَ نِسْوَةٌ فِي الْمَدِينَةِ امْرَأَتُ","332"}, 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وَدَخَلَ مَعَهُ السِّجْنَ فَتَيَانِ</text:p>
          </table:table-cell>
          <table:table-cell office:value-type="float" office:value="333" calcext:value-type="float">
            <text:p>333</text:p>
          </table:table-cell>
          <table:table-cell table:formula="of:=COM.MICROSOFT.CONCAT(&quot;{&quot;; &quot;&quot;&quot;&quot;; [.A35]; &quot;&quot;&quot;&quot;; &quot;,&quot;; &quot;&quot;&quot;&quot;;  [.B35]; &quot;&quot;&quot;&quot;;  &quot;,&quot; ; &quot;&quot;&quot;&quot;; [.C35]; &quot;&quot;&quot;&quot;;  &quot;,&quot; ; &quot;&quot;&quot;&quot;; [.D35]; &quot;&quot;&quot;&quot;; &quot;}, &quot;)" office:value-type="string" office:string-value="{&quot;12&quot;,&quot;36&quot;,&quot;وَدَخَلَ مَعَهُ السِّجْنَ فَتَيَانِ&quot;,&quot;333&quot;}, " calcext:value-type="string">
            <text:p>{"12","36","وَدَخَلَ مَعَهُ السِّجْنَ فَتَيَانِ","333"}, 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وَقَالَ الْمَلِكُ إِنِّي أَرَىٰ سَبْعَ</text:p>
          </table:table-cell>
          <table:table-cell office:value-type="float" office:value="335" calcext:value-type="float">
            <text:p>335</text:p>
          </table:table-cell>
          <table:table-cell table:formula="of:=COM.MICROSOFT.CONCAT(&quot;{&quot;; &quot;&quot;&quot;&quot;; [.A36]; &quot;&quot;&quot;&quot;; &quot;,&quot;; &quot;&quot;&quot;&quot;;  [.B36]; &quot;&quot;&quot;&quot;;  &quot;,&quot; ; &quot;&quot;&quot;&quot;; [.C36]; &quot;&quot;&quot;&quot;;  &quot;,&quot; ; &quot;&quot;&quot;&quot;; [.D36]; &quot;&quot;&quot;&quot;; &quot;}, &quot;)" office:value-type="string" office:string-value="{&quot;12&quot;,&quot;43&quot;,&quot;وَقَالَ الْمَلِكُ إِنِّي أَرَىٰ سَبْعَ&quot;,&quot;335&quot;}, " calcext:value-type="string">
            <text:p>{"12","43","وَقَالَ الْمَلِكُ إِنِّي أَرَىٰ سَبْعَ","335"}, 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وَقَالَ الْمَلِكُ ائْتُونِي بِهِ</text:p>
          </table:table-cell>
          <table:table-cell office:value-type="float" office:value="336" calcext:value-type="float">
            <text:p>336</text:p>
          </table:table-cell>
          <table:table-cell table:formula="of:=COM.MICROSOFT.CONCAT(&quot;{&quot;; &quot;&quot;&quot;&quot;; [.A37]; &quot;&quot;&quot;&quot;; &quot;,&quot;; &quot;&quot;&quot;&quot;;  [.B37]; &quot;&quot;&quot;&quot;;  &quot;,&quot; ; &quot;&quot;&quot;&quot;; [.C37]; &quot;&quot;&quot;&quot;;  &quot;,&quot; ; &quot;&quot;&quot;&quot;; [.D37]; &quot;&quot;&quot;&quot;; &quot;}, &quot;)" office:value-type="string" office:string-value="{&quot;12&quot;,&quot;50&quot;,&quot;وَقَالَ الْمَلِكُ ائْتُونِي بِهِ&quot;,&quot;336&quot;}, " calcext:value-type="string">
            <text:p>{"12","50","وَقَالَ الْمَلِكُ ائْتُونِي بِهِ","336"}, 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وَجَاءَ إِخْوَةُ يُوسُفَ فَدَخَلُوا</text:p>
          </table:table-cell>
          <table:table-cell office:value-type="float" office:value="337" calcext:value-type="float">
            <text:p>337</text:p>
          </table:table-cell>
          <table:table-cell table:formula="of:=COM.MICROSOFT.CONCAT(&quot;{&quot;; &quot;&quot;&quot;&quot;; [.A41]; &quot;&quot;&quot;&quot;; &quot;,&quot;; &quot;&quot;&quot;&quot;;  [.B41]; &quot;&quot;&quot;&quot;;  &quot;,&quot; ; &quot;&quot;&quot;&quot;; [.C41]; &quot;&quot;&quot;&quot;;  &quot;,&quot; ; &quot;&quot;&quot;&quot;; [.D41]; &quot;&quot;&quot;&quot;; &quot;}, &quot;)" office:value-type="string" office:string-value="{&quot;12&quot;,&quot;58&quot;,&quot;وَجَاءَ إِخْوَةُ يُوسُفَ فَدَخَلُوا&quot;,&quot;337&quot;}, " calcext:value-type="string">
            <text:p>{"12","58","وَجَاءَ إِخْوَةُ يُوسُفَ فَدَخَلُوا","337"}, </text:p>
          </table:table-cell>
          <table:table-cell/>
          <table:table-cell table:formula="of:=COM.MICROSOFT.CONCAT(&quot;{&quot;; [.E41:.E59]; &quot;}, &quot;)" office:value-type="string" office:string-value="{{&quot;12&quot;,&quot;58&quot;,&quot;وَجَاءَ إِخْوَةُ يُوسُفَ فَدَخَلُوا&quot;,&quot;337&quot;}, {&quot;12&quot;,&quot;69&quot;,&quot;وَلَمَّا دَخَلُوا عَلَىٰ يُوسُفَ آوَىٰ&quot;,&quot;339&quot;}, {&quot;12&quot;,&quot;80&quot;,&quot;فَلَمَّا اسْتَيْأَسُوا مِنْهُ خَلَصُوا نَجِيًّا&quot;,&quot;341&quot;}, {&quot;12&quot;,&quot;94&quot;,&quot;وَلَمَّا فَصَلَتِ الْعِيرُ قَالَ أَبُوهُمْ&quot;,&quot;343&quot;}, {&quot;12&quot;,&quot;105&quot;,&quot;وَكَأَيِّن مِّنْ آيَةٍ فِي السَّمَاوَاتِ&quot;,&quot;345&quot;}, {&quot;13&quot;,&quot;1&quot;,&quot;المر ۚ تِلْكَ آيَاتُ الْكِتَابِ&quot;,&quot;346&quot;}, {&quot;13&quot;,&quot;8&quot;,&quot;للَّهُ يَعْلَمُ مَا تَحْمِلُ كُلُّ أُنثَىٰ&quot;,&quot;348&quot;}, {&quot;13&quot;,&quot;19&quot;,&quot;أَفَمَن يَعْلَمُ أَنَّمَا أُنزِلَ إِلَيْكَ&quot;,&quot;351&quot;}, {&quot;13&quot;,&quot;27&quot;,&quot;وَيَقُولُ الَّذِينَ كَفَرُوا لَوْلَا أُنزِلَ عَلَيْهِ&quot;,&quot;352&quot;}, {&quot;13&quot;,&quot;32&quot;,&quot;وَلَقَدِ اسْتُهْزِئَ بِرُسُلٍ مِّن قَبْلِكَ&quot;,&quot;353&quot;}, {&quot;13&quot;,&quot;38&quot;,&quot;وَلَقَدْ أَرْسَلْنَا رُسُلًا مِّن قَبْلِكَ&quot;,&quot;354&quot;}, {&quot;14&quot;,&quot;1&quot;,&quot;الر ۚ كِتَابٌ أَنزَلْنَاهُ إِلَيْكَ&quot;,&quot;355&quot;}, {&quot;14&quot;,&quot;7&quot;,&quot;وَإِذْ تَأَذَّنَ رَبُّكُمْ لَئِن&quot;,&quot;357&quot;}, {&quot;14&quot;,&quot;13&quot;,&quot;وَقَالَ الَّذِينَ كَفَرُوا لِرُسُلِهِمْ &quot;,&quot;358&quot;}, {&quot;14&quot;,&quot;22&quot;,&quot;وَقَالَ الشَّيْطَانُ لَمَّا قُضِيَ الْأَمْرُ&quot;,&quot;359&quot;}, {&quot;14&quot;,&quot;28&quot;,&quot;أَلَمْ تَرَ إِلَى الَّذِينَ بَدَّلُوا&quot;,&quot;361&quot;}, {&quot;14&quot;,&quot;35&quot;,&quot;وَإِذْ قَالَ إِبْرَاهِيمُ رَبِّ اجْعَلْ&quot;,&quot;362&quot;}, {&quot;14&quot;,&quot;42&quot;,&quot;وَلَا تَحْسَبَنَّ اللَّهَ غَافِلًا&quot;,&quot;363&quot;}, {&quot;15&quot;,&quot;1&quot;,&quot;الر ۚ تِلْكَ آيَاتُ الْكِتَابِ وَقُرْآنٍ مُّبِينٍ &quot;,&quot;364&quot;}, }, " calcext:value-type="string">
            <text:p>{{"12","58","وَجَاءَ إِخْوَةُ يُوسُفَ فَدَخَلُوا","337"}, {"12","69","وَلَمَّا دَخَلُوا عَلَىٰ يُوسُفَ آوَىٰ","339"}, {"12","80","فَلَمَّا اسْتَيْأَسُوا مِنْهُ خَلَصُوا نَجِيًّا","341"}, {"12","94","وَلَمَّا فَصَلَتِ الْعِيرُ قَالَ أَبُوهُمْ","343"}, {"12","105","وَكَأَيِّن مِّنْ آيَةٍ فِي السَّمَاوَاتِ","345"}, {"13","1","المر ۚ تِلْكَ آيَاتُ الْكِتَابِ","346"}, {"13","8","للَّهُ يَعْلَمُ مَا تَحْمِلُ كُلُّ أُنثَىٰ","348"}, {"13","19","أَفَمَن يَعْلَمُ أَنَّمَا أُنزِلَ إِلَيْكَ","351"}, {"13","27","وَيَقُولُ الَّذِينَ كَفَرُوا لَوْلَا أُنزِلَ عَلَيْهِ","352"}, {"13","32","وَلَقَدِ اسْتُهْزِئَ بِرُسُلٍ مِّن قَبْلِكَ","353"}, {"13","38","وَلَقَدْ أَرْسَلْنَا رُسُلًا مِّن قَبْلِكَ","354"}, {"14","1","الر ۚ كِتَابٌ أَنزَلْنَاهُ إِلَيْكَ","355"}, {"14","7","وَإِذْ تَأَذَّنَ رَبُّكُمْ لَئِن","357"}, {"14","13","وَقَالَ الَّذِينَ كَفَرُوا لِرُسُلِهِمْ ","358"}, {"14","22","وَقَالَ الشَّيْطَانُ لَمَّا قُضِيَ الْأَمْرُ","359"}, {"14","28","أَلَمْ تَرَ إِلَى الَّذِينَ بَدَّلُوا","361"}, {"14","35","وَإِذْ قَالَ إِبْرَاهِيمُ رَبِّ اجْعَلْ","362"}, {"14","42","وَلَا تَحْسَبَنَّ اللَّهَ غَافِلًا","363"}, {"15","1","الر ۚ تِلْكَ آيَاتُ الْكِتَابِ وَقُرْآنٍ مُّبِينٍ ","364"}, }, 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وَمَا أُبَرِّئُ نَفْسِي</text:p>
          </table:table-cell>
          <table:table-cell office:value-type="float" office:value="337" calcext:value-type="float">
            <text:p>337</text:p>
          </table:table-cell>
          <table:table-cell office:value-type="float" office:value="8.38" calcext:value-type="float">
            <text:p>8.38</text:p>
          </table:table-cell>
          <table:table-cell table:formula="of:=COM.MICROSOFT.CONCAT(&quot;{&quot;; &quot;&quot;&quot;&quot;; [.H41]; &quot;&quot;&quot;&quot;;  &quot;,&quot;; &quot;&quot;&quot;&quot;;  [.I41]; &quot;&quot;&quot;&quot;;  &quot;,&quot;; &quot;&quot;&quot;&quot;; [.J41]; &quot;&quot;&quot;&quot;;  &quot;,&quot; ; &quot;&quot;&quot;&quot;; [.K41]; &quot;&quot;&quot;&quot;;   &quot;,&quot; ; &quot;&quot;&quot;&quot;; [.L41]; &quot;&quot;&quot;&quot;; &quot;,&quot;; &quot;}, &quot;)" office:value-type="string" office:string-value="{&quot;12&quot;,&quot;53&quot;,&quot;وَمَا أُبَرِّئُ نَفْسِي&quot;,&quot;337&quot;,&quot;8.38&quot;,}, " calcext:value-type="string">
            <text:p>{"12","53","وَمَا أُبَرِّئُ نَفْسِي","337","8.38",}, </text:p>
          </table:table-cell>
          <table:table-cell/>
          <table:table-cell table:formula="of:=COM.MICROSOFT.CONCAT(&quot;{&quot;; [.M41:.M44]; &quot;}, &quot;)" office:value-type="string" office:string-value="{{&quot;12&quot;,&quot;53&quot;,&quot;وَمَا أُبَرِّئُ نَفْسِي&quot;,&quot;337&quot;,&quot;8.38&quot;,}, {&quot;12&quot;,&quot;105&quot;,&quot;وَكَأَيِّن مِّنْ آيَةٍ فِي السَّمَاوَاتِ&quot;,&quot;345&quot;,&quot;5.54&quot;,}, {&quot;13&quot;,&quot;19&quot;,&quot;أَفَمَن يَعْلَمُ أَنَّمَا أُنزِلَ إِلَيْكَ&quot;,&quot;351&quot;,&quot;7.31&quot;,}, {&quot;14&quot;,&quot;13&quot;,&quot;وَقَالَ الَّذِينَ كَفَرُوا لِرُسُلِهِمْ &quot;,&quot;358&quot;,&quot;6.31&quot;,}, }, " calcext:value-type="string">
            <text:p>{{"12","53","وَمَا أُبَرِّئُ نَفْسِي","337","8.38",}, {"12","105","وَكَأَيِّن مِّنْ آيَةٍ فِي السَّمَاوَاتِ","345","5.54",}, {"13","19","أَفَمَن يَعْلَمُ أَنَّمَا أُنزِلَ إِلَيْكَ","351","7.31",}, {"14","13","وَقَالَ الَّذِينَ كَفَرُوا لِرُسُلِهِمْ ","358","6.31",}, },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وَلَمَّا دَخَلُوا عَلَىٰ يُوسُفَ آوَىٰ</text:p>
          </table:table-cell>
          <table:table-cell office:value-type="float" office:value="339" calcext:value-type="float">
            <text:p>339</text:p>
          </table:table-cell>
          <table:table-cell table:formula="of:=COM.MICROSOFT.CONCAT(&quot;{&quot;; &quot;&quot;&quot;&quot;; [.A42]; &quot;&quot;&quot;&quot;; &quot;,&quot;; &quot;&quot;&quot;&quot;;  [.B42]; &quot;&quot;&quot;&quot;;  &quot;,&quot; ; &quot;&quot;&quot;&quot;; [.C42]; &quot;&quot;&quot;&quot;;  &quot;,&quot; ; &quot;&quot;&quot;&quot;; [.D42]; &quot;&quot;&quot;&quot;; &quot;}, &quot;)" office:value-type="string" office:string-value="{&quot;12&quot;,&quot;69&quot;,&quot;وَلَمَّا دَخَلُوا عَلَىٰ يُوسُفَ آوَىٰ&quot;,&quot;339&quot;}, " calcext:value-type="string">
            <text:p>{"12","69","وَلَمَّا دَخَلُوا عَلَىٰ يُوسُفَ آوَىٰ","339"}, 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وَكَأَيِّن مِّنْ آيَةٍ فِي السَّمَاوَاتِ</text:p>
          </table:table-cell>
          <table:table-cell office:value-type="float" office:value="345" calcext:value-type="float">
            <text:p>345</text:p>
          </table:table-cell>
          <table:table-cell office:value-type="float" office:value="5.54" calcext:value-type="float">
            <text:p>5.54</text:p>
          </table:table-cell>
          <table:table-cell table:formula="of:=COM.MICROSOFT.CONCAT(&quot;{&quot;; &quot;&quot;&quot;&quot;; [.H42]; &quot;&quot;&quot;&quot;;  &quot;,&quot;; &quot;&quot;&quot;&quot;;  [.I42]; &quot;&quot;&quot;&quot;;  &quot;,&quot;; &quot;&quot;&quot;&quot;; [.J42]; &quot;&quot;&quot;&quot;;  &quot;,&quot; ; &quot;&quot;&quot;&quot;; [.K42]; &quot;&quot;&quot;&quot;;   &quot;,&quot; ; &quot;&quot;&quot;&quot;; [.L42]; &quot;&quot;&quot;&quot;; &quot;,&quot;; &quot;}, &quot;)" office:value-type="string" office:string-value="{&quot;12&quot;,&quot;105&quot;,&quot;وَكَأَيِّن مِّنْ آيَةٍ فِي السَّمَاوَاتِ&quot;,&quot;345&quot;,&quot;5.54&quot;,}, " calcext:value-type="string">
            <text:p>{"12","105","وَكَأَيِّن مِّنْ آيَةٍ فِي السَّمَاوَاتِ","345","5.54",}, 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فَلَمَّا اسْتَيْأَسُوا مِنْهُ خَلَصُوا نَجِيًّا</text:p>
          </table:table-cell>
          <table:table-cell office:value-type="float" office:value="341" calcext:value-type="float">
            <text:p>341</text:p>
          </table:table-cell>
          <table:table-cell table:formula="of:=COM.MICROSOFT.CONCAT(&quot;{&quot;; &quot;&quot;&quot;&quot;; [.A43]; &quot;&quot;&quot;&quot;; &quot;,&quot;; &quot;&quot;&quot;&quot;;  [.B43]; &quot;&quot;&quot;&quot;;  &quot;,&quot; ; &quot;&quot;&quot;&quot;; [.C43]; &quot;&quot;&quot;&quot;;  &quot;,&quot; ; &quot;&quot;&quot;&quot;; [.D43]; &quot;&quot;&quot;&quot;; &quot;}, &quot;)" office:value-type="string" office:string-value="{&quot;12&quot;,&quot;80&quot;,&quot;فَلَمَّا اسْتَيْأَسُوا مِنْهُ خَلَصُوا نَجِيًّا&quot;,&quot;341&quot;}, " calcext:value-type="string">
            <text:p>{"12","80","فَلَمَّا اسْتَيْأَسُوا مِنْهُ خَلَصُوا نَجِيًّا","341"},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أَفَمَن يَعْلَمُ أَنَّمَا أُنزِلَ إِلَيْكَ</text:p>
          </table:table-cell>
          <table:table-cell office:value-type="float" office:value="351" calcext:value-type="float">
            <text:p>351</text:p>
          </table:table-cell>
          <table:table-cell office:value-type="float" office:value="7.31" calcext:value-type="float">
            <text:p>7.31</text:p>
          </table:table-cell>
          <table:table-cell table:formula="of:=COM.MICROSOFT.CONCAT(&quot;{&quot;; &quot;&quot;&quot;&quot;; [.H43]; &quot;&quot;&quot;&quot;;  &quot;,&quot;; &quot;&quot;&quot;&quot;;  [.I43]; &quot;&quot;&quot;&quot;;  &quot;,&quot;; &quot;&quot;&quot;&quot;; [.J43]; &quot;&quot;&quot;&quot;;  &quot;,&quot; ; &quot;&quot;&quot;&quot;; [.K43]; &quot;&quot;&quot;&quot;;   &quot;,&quot; ; &quot;&quot;&quot;&quot;; [.L43]; &quot;&quot;&quot;&quot;; &quot;,&quot;; &quot;}, &quot;)" office:value-type="string" office:string-value="{&quot;13&quot;,&quot;19&quot;,&quot;أَفَمَن يَعْلَمُ أَنَّمَا أُنزِلَ إِلَيْكَ&quot;,&quot;351&quot;,&quot;7.31&quot;,}, " calcext:value-type="string">
            <text:p>{"13","19","أَفَمَن يَعْلَمُ أَنَّمَا أُنزِلَ إِلَيْكَ","351","7.31",}, 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وَلَمَّا فَصَلَتِ الْعِيرُ قَالَ أَبُوهُمْ</text:p>
          </table:table-cell>
          <table:table-cell office:value-type="float" office:value="343" calcext:value-type="float">
            <text:p>343</text:p>
          </table:table-cell>
          <table:table-cell table:formula="of:=COM.MICROSOFT.CONCAT(&quot;{&quot;; &quot;&quot;&quot;&quot;; [.A44]; &quot;&quot;&quot;&quot;; &quot;,&quot;; &quot;&quot;&quot;&quot;;  [.B44]; &quot;&quot;&quot;&quot;;  &quot;,&quot; ; &quot;&quot;&quot;&quot;; [.C44]; &quot;&quot;&quot;&quot;;  &quot;,&quot; ; &quot;&quot;&quot;&quot;; [.D44]; &quot;&quot;&quot;&quot;; &quot;}, &quot;)" office:value-type="string" office:string-value="{&quot;12&quot;,&quot;94&quot;,&quot;وَلَمَّا فَصَلَتِ الْعِيرُ قَالَ أَبُوهُمْ&quot;,&quot;343&quot;}, " calcext:value-type="string">
            <text:p>{"12","94","وَلَمَّا فَصَلَتِ الْعِيرُ قَالَ أَبُوهُمْ","343"}, 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وَقَالَ الَّذِينَ كَفَرُوا لِرُسُلِهِمْ </text:p>
          </table:table-cell>
          <table:table-cell office:value-type="float" office:value="358" calcext:value-type="float">
            <text:p>358</text:p>
          </table:table-cell>
          <table:table-cell office:value-type="float" office:value="6.31" calcext:value-type="float">
            <text:p>6.31</text:p>
          </table:table-cell>
          <table:table-cell table:formula="of:=COM.MICROSOFT.CONCAT(&quot;{&quot;; &quot;&quot;&quot;&quot;; [.H44]; &quot;&quot;&quot;&quot;;  &quot;,&quot;; &quot;&quot;&quot;&quot;;  [.I44]; &quot;&quot;&quot;&quot;;  &quot;,&quot;; &quot;&quot;&quot;&quot;; [.J44]; &quot;&quot;&quot;&quot;;  &quot;,&quot; ; &quot;&quot;&quot;&quot;; [.K44]; &quot;&quot;&quot;&quot;;   &quot;,&quot; ; &quot;&quot;&quot;&quot;; [.L44]; &quot;&quot;&quot;&quot;; &quot;,&quot;; &quot;}, &quot;)" office:value-type="string" office:string-value="{&quot;14&quot;,&quot;13&quot;,&quot;وَقَالَ الَّذِينَ كَفَرُوا لِرُسُلِهِمْ &quot;,&quot;358&quot;,&quot;6.31&quot;,}, " calcext:value-type="string">
            <text:p>{"14","13","وَقَالَ الَّذِينَ كَفَرُوا لِرُسُلِهِمْ ","358","6.31",}, 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وَكَأَيِّن مِّنْ آيَةٍ فِي السَّمَاوَاتِ</text:p>
          </table:table-cell>
          <table:table-cell office:value-type="float" office:value="345" calcext:value-type="float">
            <text:p>345</text:p>
          </table:table-cell>
          <table:table-cell table:formula="of:=COM.MICROSOFT.CONCAT(&quot;{&quot;; &quot;&quot;&quot;&quot;; [.A45]; &quot;&quot;&quot;&quot;; &quot;,&quot;; &quot;&quot;&quot;&quot;;  [.B45]; &quot;&quot;&quot;&quot;;  &quot;,&quot; ; &quot;&quot;&quot;&quot;; [.C45]; &quot;&quot;&quot;&quot;;  &quot;,&quot; ; &quot;&quot;&quot;&quot;; [.D45]; &quot;&quot;&quot;&quot;; &quot;}, &quot;)" office:value-type="string" office:string-value="{&quot;12&quot;,&quot;105&quot;,&quot;وَكَأَيِّن مِّنْ آيَةٍ فِي السَّمَاوَاتِ&quot;,&quot;345&quot;}, " calcext:value-type="string">
            <text:p>{"12","105","وَكَأَيِّن مِّنْ آيَةٍ فِي السَّمَاوَاتِ","345"}, 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ر ۚ تِلْكَ آيَاتُ الْكِتَابِ</text:p>
          </table:table-cell>
          <table:table-cell office:value-type="float" office:value="346" calcext:value-type="float">
            <text:p>346</text:p>
          </table:table-cell>
          <table:table-cell table:formula="of:=COM.MICROSOFT.CONCAT(&quot;{&quot;; &quot;&quot;&quot;&quot;; [.A46]; &quot;&quot;&quot;&quot;; &quot;,&quot;; &quot;&quot;&quot;&quot;;  [.B46]; &quot;&quot;&quot;&quot;;  &quot;,&quot; ; &quot;&quot;&quot;&quot;; [.C46]; &quot;&quot;&quot;&quot;;  &quot;,&quot; ; &quot;&quot;&quot;&quot;; [.D46]; &quot;&quot;&quot;&quot;; &quot;}, &quot;)" office:value-type="string" office:string-value="{&quot;13&quot;,&quot;1&quot;,&quot;المر ۚ تِلْكَ آيَاتُ الْكِتَابِ&quot;,&quot;346&quot;}, " calcext:value-type="string">
            <text:p>{"13","1","المر ۚ تِلْكَ آيَاتُ الْكِتَابِ","346"}, 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للَّهُ يَعْلَمُ مَا تَحْمِلُ كُلُّ أُنثَىٰ</text:p>
          </table:table-cell>
          <table:table-cell office:value-type="float" office:value="348" calcext:value-type="float">
            <text:p>348</text:p>
          </table:table-cell>
          <table:table-cell table:formula="of:=COM.MICROSOFT.CONCAT(&quot;{&quot;; &quot;&quot;&quot;&quot;; [.A47]; &quot;&quot;&quot;&quot;; &quot;,&quot;; &quot;&quot;&quot;&quot;;  [.B47]; &quot;&quot;&quot;&quot;;  &quot;,&quot; ; &quot;&quot;&quot;&quot;; [.C47]; &quot;&quot;&quot;&quot;;  &quot;,&quot; ; &quot;&quot;&quot;&quot;; [.D47]; &quot;&quot;&quot;&quot;; &quot;}, &quot;)" office:value-type="string" office:string-value="{&quot;13&quot;,&quot;8&quot;,&quot;للَّهُ يَعْلَمُ مَا تَحْمِلُ كُلُّ أُنثَىٰ&quot;,&quot;348&quot;}, " calcext:value-type="string">
            <text:p>{"13","8","للَّهُ يَعْلَمُ مَا تَحْمِلُ كُلُّ أُنثَىٰ","348"}, 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أَفَمَن يَعْلَمُ أَنَّمَا أُنزِلَ إِلَيْكَ</text:p>
          </table:table-cell>
          <table:table-cell office:value-type="float" office:value="351" calcext:value-type="float">
            <text:p>351</text:p>
          </table:table-cell>
          <table:table-cell table:formula="of:=COM.MICROSOFT.CONCAT(&quot;{&quot;; &quot;&quot;&quot;&quot;; [.A48]; &quot;&quot;&quot;&quot;; &quot;,&quot;; &quot;&quot;&quot;&quot;;  [.B48]; &quot;&quot;&quot;&quot;;  &quot;,&quot; ; &quot;&quot;&quot;&quot;; [.C48]; &quot;&quot;&quot;&quot;;  &quot;,&quot; ; &quot;&quot;&quot;&quot;; [.D48]; &quot;&quot;&quot;&quot;; &quot;}, &quot;)" office:value-type="string" office:string-value="{&quot;13&quot;,&quot;19&quot;,&quot;أَفَمَن يَعْلَمُ أَنَّمَا أُنزِلَ إِلَيْكَ&quot;,&quot;351&quot;}, " calcext:value-type="string">
            <text:p>{"13","19","أَفَمَن يَعْلَمُ أَنَّمَا أُنزِلَ إِلَيْكَ","351"}, 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وَيَقُولُ الَّذِينَ كَفَرُوا لَوْلَا أُنزِلَ عَلَيْهِ</text:p>
          </table:table-cell>
          <table:table-cell office:value-type="float" office:value="352" calcext:value-type="float">
            <text:p>352</text:p>
          </table:table-cell>
          <table:table-cell table:formula="of:=COM.MICROSOFT.CONCAT(&quot;{&quot;; &quot;&quot;&quot;&quot;; [.A49]; &quot;&quot;&quot;&quot;; &quot;,&quot;; &quot;&quot;&quot;&quot;;  [.B49]; &quot;&quot;&quot;&quot;;  &quot;,&quot; ; &quot;&quot;&quot;&quot;; [.C49]; &quot;&quot;&quot;&quot;;  &quot;,&quot; ; &quot;&quot;&quot;&quot;; [.D49]; &quot;&quot;&quot;&quot;; &quot;}, &quot;)" office:value-type="string" office:string-value="{&quot;13&quot;,&quot;27&quot;,&quot;وَيَقُولُ الَّذِينَ كَفَرُوا لَوْلَا أُنزِلَ عَلَيْهِ&quot;,&quot;352&quot;}, " calcext:value-type="string">
            <text:p>{"13","27","وَيَقُولُ الَّذِينَ كَفَرُوا لَوْلَا أُنزِلَ عَلَيْهِ","352"}, 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وَلَقَدِ اسْتُهْزِئَ بِرُسُلٍ مِّن قَبْلِكَ</text:p>
          </table:table-cell>
          <table:table-cell office:value-type="float" office:value="353" calcext:value-type="float">
            <text:p>353</text:p>
          </table:table-cell>
          <table:table-cell table:formula="of:=COM.MICROSOFT.CONCAT(&quot;{&quot;; &quot;&quot;&quot;&quot;; [.A50]; &quot;&quot;&quot;&quot;; &quot;,&quot;; &quot;&quot;&quot;&quot;;  [.B50]; &quot;&quot;&quot;&quot;;  &quot;,&quot; ; &quot;&quot;&quot;&quot;; [.C50]; &quot;&quot;&quot;&quot;;  &quot;,&quot; ; &quot;&quot;&quot;&quot;; [.D50]; &quot;&quot;&quot;&quot;; &quot;}, &quot;)" office:value-type="string" office:string-value="{&quot;13&quot;,&quot;32&quot;,&quot;وَلَقَدِ اسْتُهْزِئَ بِرُسُلٍ مِّن قَبْلِكَ&quot;,&quot;353&quot;}, " calcext:value-type="string">
            <text:p>{"13","32","وَلَقَدِ اسْتُهْزِئَ بِرُسُلٍ مِّن قَبْلِكَ","353"}, 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وَلَقَدْ أَرْسَلْنَا رُسُلًا مِّن قَبْلِكَ</text:p>
          </table:table-cell>
          <table:table-cell office:value-type="float" office:value="354" calcext:value-type="float">
            <text:p>354</text:p>
          </table:table-cell>
          <table:table-cell table:formula="of:=COM.MICROSOFT.CONCAT(&quot;{&quot;; &quot;&quot;&quot;&quot;; [.A51]; &quot;&quot;&quot;&quot;; &quot;,&quot;; &quot;&quot;&quot;&quot;;  [.B51]; &quot;&quot;&quot;&quot;;  &quot;,&quot; ; &quot;&quot;&quot;&quot;; [.C51]; &quot;&quot;&quot;&quot;;  &quot;,&quot; ; &quot;&quot;&quot;&quot;; [.D51]; &quot;&quot;&quot;&quot;; &quot;}, &quot;)" office:value-type="string" office:string-value="{&quot;13&quot;,&quot;38&quot;,&quot;وَلَقَدْ أَرْسَلْنَا رُسُلًا مِّن قَبْلِكَ&quot;,&quot;354&quot;}, " calcext:value-type="string">
            <text:p>{"13","38","وَلَقَدْ أَرْسَلْنَا رُسُلًا مِّن قَبْلِكَ","354"}, 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ر ۚ كِتَابٌ أَنزَلْنَاهُ إِلَيْكَ</text:p>
          </table:table-cell>
          <table:table-cell office:value-type="float" office:value="355" calcext:value-type="float">
            <text:p>355</text:p>
          </table:table-cell>
          <table:table-cell table:formula="of:=COM.MICROSOFT.CONCAT(&quot;{&quot;; &quot;&quot;&quot;&quot;; [.A52]; &quot;&quot;&quot;&quot;; &quot;,&quot;; &quot;&quot;&quot;&quot;;  [.B52]; &quot;&quot;&quot;&quot;;  &quot;,&quot; ; &quot;&quot;&quot;&quot;; [.C52]; &quot;&quot;&quot;&quot;;  &quot;,&quot; ; &quot;&quot;&quot;&quot;; [.D52]; &quot;&quot;&quot;&quot;; &quot;}, &quot;)" office:value-type="string" office:string-value="{&quot;14&quot;,&quot;1&quot;,&quot;الر ۚ كِتَابٌ أَنزَلْنَاهُ إِلَيْكَ&quot;,&quot;355&quot;}, " calcext:value-type="string">
            <text:p>{"14","1","الر ۚ كِتَابٌ أَنزَلْنَاهُ إِلَيْكَ","355"}, 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وَإِذْ تَأَذَّنَ رَبُّكُمْ لَئِن</text:p>
          </table:table-cell>
          <table:table-cell office:value-type="float" office:value="357" calcext:value-type="float">
            <text:p>357</text:p>
          </table:table-cell>
          <table:table-cell table:formula="of:=COM.MICROSOFT.CONCAT(&quot;{&quot;; &quot;&quot;&quot;&quot;; [.A53]; &quot;&quot;&quot;&quot;; &quot;,&quot;; &quot;&quot;&quot;&quot;;  [.B53]; &quot;&quot;&quot;&quot;;  &quot;,&quot; ; &quot;&quot;&quot;&quot;; [.C53]; &quot;&quot;&quot;&quot;;  &quot;,&quot; ; &quot;&quot;&quot;&quot;; [.D53]; &quot;&quot;&quot;&quot;; &quot;}, &quot;)" office:value-type="string" office:string-value="{&quot;14&quot;,&quot;7&quot;,&quot;وَإِذْ تَأَذَّنَ رَبُّكُمْ لَئِن&quot;,&quot;357&quot;}, " calcext:value-type="string">
            <text:p>{"14","7","وَإِذْ تَأَذَّنَ رَبُّكُمْ لَئِن","357"}, 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وَقَالَ الَّذِينَ كَفَرُوا لِرُسُلِهِمْ </text:p>
          </table:table-cell>
          <table:table-cell office:value-type="float" office:value="358" calcext:value-type="float">
            <text:p>358</text:p>
          </table:table-cell>
          <table:table-cell table:formula="of:=COM.MICROSOFT.CONCAT(&quot;{&quot;; &quot;&quot;&quot;&quot;; [.A54]; &quot;&quot;&quot;&quot;; &quot;,&quot;; &quot;&quot;&quot;&quot;;  [.B54]; &quot;&quot;&quot;&quot;;  &quot;,&quot; ; &quot;&quot;&quot;&quot;; [.C54]; &quot;&quot;&quot;&quot;;  &quot;,&quot; ; &quot;&quot;&quot;&quot;; [.D54]; &quot;&quot;&quot;&quot;; &quot;}, &quot;)" office:value-type="string" office:string-value="{&quot;14&quot;,&quot;13&quot;,&quot;وَقَالَ الَّذِينَ كَفَرُوا لِرُسُلِهِمْ &quot;,&quot;358&quot;}, " calcext:value-type="string">
            <text:p>{"14","13","وَقَالَ الَّذِينَ كَفَرُوا لِرُسُلِهِمْ ","358"}, 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وَقَالَ الشَّيْطَانُ لَمَّا قُضِيَ الْأَمْرُ</text:p>
          </table:table-cell>
          <table:table-cell office:value-type="float" office:value="359" calcext:value-type="float">
            <text:p>359</text:p>
          </table:table-cell>
          <table:table-cell table:formula="of:=COM.MICROSOFT.CONCAT(&quot;{&quot;; &quot;&quot;&quot;&quot;; [.A55]; &quot;&quot;&quot;&quot;; &quot;,&quot;; &quot;&quot;&quot;&quot;;  [.B55]; &quot;&quot;&quot;&quot;;  &quot;,&quot; ; &quot;&quot;&quot;&quot;; [.C55]; &quot;&quot;&quot;&quot;;  &quot;,&quot; ; &quot;&quot;&quot;&quot;; [.D55]; &quot;&quot;&quot;&quot;; &quot;}, &quot;)" office:value-type="string" office:string-value="{&quot;14&quot;,&quot;22&quot;,&quot;وَقَالَ الشَّيْطَانُ لَمَّا قُضِيَ الْأَمْرُ&quot;,&quot;359&quot;}, " calcext:value-type="string">
            <text:p>{"14","22","وَقَالَ الشَّيْطَانُ لَمَّا قُضِيَ الْأَمْرُ","359"}, 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أَلَمْ تَرَ إِلَى الَّذِينَ بَدَّلُوا</text:p>
          </table:table-cell>
          <table:table-cell office:value-type="float" office:value="361" calcext:value-type="float">
            <text:p>361</text:p>
          </table:table-cell>
          <table:table-cell table:formula="of:=COM.MICROSOFT.CONCAT(&quot;{&quot;; &quot;&quot;&quot;&quot;; [.A56]; &quot;&quot;&quot;&quot;; &quot;,&quot;; &quot;&quot;&quot;&quot;;  [.B56]; &quot;&quot;&quot;&quot;;  &quot;,&quot; ; &quot;&quot;&quot;&quot;; [.C56]; &quot;&quot;&quot;&quot;;  &quot;,&quot; ; &quot;&quot;&quot;&quot;; [.D56]; &quot;&quot;&quot;&quot;; &quot;}, &quot;)" office:value-type="string" office:string-value="{&quot;14&quot;,&quot;28&quot;,&quot;أَلَمْ تَرَ إِلَى الَّذِينَ بَدَّلُوا&quot;,&quot;361&quot;}, " calcext:value-type="string">
            <text:p>{"14","28","أَلَمْ تَرَ إِلَى الَّذِينَ بَدَّلُوا","361"}, 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وَإِذْ قَالَ إِبْرَاهِيمُ رَبِّ اجْعَلْ</text:p>
          </table:table-cell>
          <table:table-cell office:value-type="float" office:value="362" calcext:value-type="float">
            <text:p>362</text:p>
          </table:table-cell>
          <table:table-cell table:formula="of:=COM.MICROSOFT.CONCAT(&quot;{&quot;; &quot;&quot;&quot;&quot;; [.A57]; &quot;&quot;&quot;&quot;; &quot;,&quot;; &quot;&quot;&quot;&quot;;  [.B57]; &quot;&quot;&quot;&quot;;  &quot;,&quot; ; &quot;&quot;&quot;&quot;; [.C57]; &quot;&quot;&quot;&quot;;  &quot;,&quot; ; &quot;&quot;&quot;&quot;; [.D57]; &quot;&quot;&quot;&quot;; &quot;}, &quot;)" office:value-type="string" office:string-value="{&quot;14&quot;,&quot;35&quot;,&quot;وَإِذْ قَالَ إِبْرَاهِيمُ رَبِّ اجْعَلْ&quot;,&quot;362&quot;}, " calcext:value-type="string">
            <text:p>{"14","35","وَإِذْ قَالَ إِبْرَاهِيمُ رَبِّ اجْعَلْ","362"}, 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وَلَا تَحْسَبَنَّ اللَّهَ غَافِلًا</text:p>
          </table:table-cell>
          <table:table-cell office:value-type="float" office:value="363" calcext:value-type="float">
            <text:p>363</text:p>
          </table:table-cell>
          <table:table-cell table:formula="of:=COM.MICROSOFT.CONCAT(&quot;{&quot;; &quot;&quot;&quot;&quot;; [.A58]; &quot;&quot;&quot;&quot;; &quot;,&quot;; &quot;&quot;&quot;&quot;;  [.B58]; &quot;&quot;&quot;&quot;;  &quot;,&quot; ; &quot;&quot;&quot;&quot;; [.C58]; &quot;&quot;&quot;&quot;;  &quot;,&quot; ; &quot;&quot;&quot;&quot;; [.D58]; &quot;&quot;&quot;&quot;; &quot;}, &quot;)" office:value-type="string" office:string-value="{&quot;14&quot;,&quot;42&quot;,&quot;وَلَا تَحْسَبَنَّ اللَّهَ غَافِلًا&quot;,&quot;363&quot;}, " calcext:value-type="string">
            <text:p>{"14","42","وَلَا تَحْسَبَنَّ اللَّهَ غَافِلًا","363"}, 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ر ۚ تِلْكَ آيَاتُ الْكِتَابِ وَقُرْآنٍ مُّبِينٍ </text:p>
          </table:table-cell>
          <table:table-cell office:value-type="float" office:value="364" calcext:value-type="float">
            <text:p>364</text:p>
          </table:table-cell>
          <table:table-cell table:formula="of:=COM.MICROSOFT.CONCAT(&quot;{&quot;; &quot;&quot;&quot;&quot;; [.A59]; &quot;&quot;&quot;&quot;; &quot;,&quot;; &quot;&quot;&quot;&quot;;  [.B59]; &quot;&quot;&quot;&quot;;  &quot;,&quot; ; &quot;&quot;&quot;&quot;; [.C59]; &quot;&quot;&quot;&quot;;  &quot;,&quot; ; &quot;&quot;&quot;&quot;; [.D59]; &quot;&quot;&quot;&quot;; &quot;}, &quot;)" office:value-type="string" office:string-value="{&quot;15&quot;,&quot;1&quot;,&quot;الر ۚ تِلْكَ آيَاتُ الْكِتَابِ وَقُرْآنٍ مُّبِينٍ &quot;,&quot;364&quot;}, " calcext:value-type="string">
            <text:p>{"15","1","الر ۚ تِلْكَ آيَاتُ الْكِتَابِ وَقُرْآنٍ مُّبِينٍ ","364"}, 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وَلَقَدْ جَعَلْنَا فِي السَّمَاءِ بُرُوجًا</text:p>
          </table:table-cell>
          <table:table-cell office:value-type="float" office:value="366" calcext:value-type="float">
            <text:p>366</text:p>
          </table:table-cell>
          <table:table-cell table:formula="of:=COM.MICROSOFT.CONCAT(&quot;{&quot;; &quot;&quot;&quot;&quot;; [.A63]; &quot;&quot;&quot;&quot;; &quot;,&quot;; &quot;&quot;&quot;&quot;;  [.B63]; &quot;&quot;&quot;&quot;;  &quot;,&quot; ; &quot;&quot;&quot;&quot;; [.C63]; &quot;&quot;&quot;&quot;;  &quot;,&quot; ; &quot;&quot;&quot;&quot;; [.D63]; &quot;&quot;&quot;&quot;; &quot;}, &quot;)" office:value-type="string" office:string-value="{&quot;15&quot;,&quot;16&quot;,&quot;وَلَقَدْ جَعَلْنَا فِي السَّمَاءِ بُرُوجًا&quot;,&quot;366&quot;}, " calcext:value-type="string">
            <text:p>{"15","16","وَلَقَدْ جَعَلْنَا فِي السَّمَاءِ بُرُوجًا","366"}, </text:p>
          </table:table-cell>
          <table:table-cell/>
          <table:table-cell table:formula="of:=COM.MICROSOFT.CONCAT(&quot;{&quot;; [.E63:.E83]; &quot;}, &quot;)" office:value-type="string" office:string-value="{{&quot;15&quot;,&quot;16&quot;,&quot;وَلَقَدْ جَعَلْنَا فِي السَّمَاءِ بُرُوجًا&quot;,&quot;366&quot;}, {&quot;15&quot;,&quot;26&quot;,&quot;وَلَقَدْ خَلَقْنَا الْإِنسَانَ مِن&quot;,&quot;367&quot;}, {&quot;15&quot;,&quot;45&quot;,&quot;إِنَّ الْمُتَّقِينَ فِي جَنَّاتٍ وَعُيُونٍ&quot;,&quot;368&quot;}, {&quot;15&quot;,&quot;61&quot;,&quot;فَلَمَّا جَاءَ آلَ لُوطٍ الْمُرْسَلُونَ&quot;,&quot;369&quot;}, {&quot;15&quot;,&quot;80&quot;,&quot;وَلَقَدْ كَذَّبَ أَصْحَابُ الْحِجْرِ  &quot;,&quot;370&quot;}, {&quot;16&quot;,&quot;1&quot;,&quot;أَتَىٰ أَمْرُ اللَّهِ فَلَا تَسْتَعْجِلُوهُ&quot;,&quot;372&quot;}, {&quot;16&quot;,&quot;10&quot;,&quot;هُوَ الَّذِي أَنزَلَ مِنَ السَّمَاءِ مَاءً&quot;,&quot;373&quot;}, {&quot;16&quot;,&quot;22&quot;,&quot;إِلَـٰهُكُمْ إِلَـٰهٌ وَاحِدٌ&quot;,&quot;375&quot;}, {&quot;16&quot;,&quot;26&quot;,&quot;قَدْ مَكَرَ الَّذِينَ مِن قَبْلِهِمْ  &quot;,&quot;375&quot;}, {&quot;16&quot;,&quot;35&quot;,&quot;وَقَالَ الَّذِينَ أَشْرَكُوا لَوْ شَاءَ&quot;,&quot;377&quot;}, {&quot;16&quot;,&quot;41&quot;,&quot;وَالَّذِينَ هَاجَرُوا فِي اللَّهِ&quot;,&quot;378&quot;}, {&quot;16&quot;,&quot;51&quot;,&quot;وَقَالَ اللَّهُ لَا تَتَّخِذُوا إِلَـٰهَيْنِ&quot;,&quot;379&quot;}, {&quot;16&quot;,&quot;61&quot;,&quot;وَلَوْ يُؤَاخِذُ اللَّهُ النَّاسَ&quot;,&quot;380&quot;}, {&quot;16&quot;,&quot;66&quot;,&quot;وَإِنَّ لَكُمْ فِي الْأَنْعَامِ لَعِبْرَةً&quot;,&quot;381&quot;}, {&quot;16&quot;,&quot;71&quot;,&quot;وَاللَّهُ فَضَّلَ بَعْضَكُمْ عَلَىٰ&quot;,&quot;382&quot;}, {&quot;16&quot;,&quot;77&quot;,&quot;وَلِلَّهِ غَيْبُ السَّمَاوَاتِ&quot;,&quot;384&quot;}, {&quot;16&quot;,&quot;84&quot;,&quot;وَيَوْمَ نَبْعَثُ مِن كُلِّ أُمَّةٍ&quot;,&quot;385&quot;}, {&quot;16&quot;,&quot;90&quot;,&quot;إِنَّ اللَّهَ يَأْمُرُ بِالْعَدْلِ&quot;,&quot;386&quot;}, {&quot;16&quot;,&quot;101&quot;,&quot;وَإِذَا بَدَّلْنَا آيَةً مَّكَانَ آيَةٍ&quot;,&quot;388&quot;}, {&quot;16&quot;,&quot;111&quot;,&quot;يَوْمَ تَأْتِي كُلُّ نَفْسٍ تُجَادِلُ&quot;,&quot;390&quot;}, {&quot;16&quot;,&quot;120&quot;,&quot;إِنَّ إِبْرَاهِيمَ كَانَ أُمَّةً قَانِتًا&quot;,&quot;391&quot;}, }, " calcext:value-type="string">
            <text:p>{{"15","16","وَلَقَدْ جَعَلْنَا فِي السَّمَاءِ بُرُوجًا","366"}, {"15","26","وَلَقَدْ خَلَقْنَا الْإِنسَانَ مِن","367"}, {"15","45","إِنَّ الْمُتَّقِينَ فِي جَنَّاتٍ وَعُيُونٍ","368"}, {"15","61","فَلَمَّا جَاءَ آلَ لُوطٍ الْمُرْسَلُونَ","369"}, {"15","80","وَلَقَدْ كَذَّبَ أَصْحَابُ الْحِجْرِ <text:s/>","370"}, {"16","1","أَتَىٰ أَمْرُ اللَّهِ فَلَا تَسْتَعْجِلُوهُ","372"}, {"16","10","هُوَ الَّذِي أَنزَلَ مِنَ السَّمَاءِ مَاءً","373"}, {"16","22","إِلَـٰهُكُمْ إِلَـٰهٌ وَاحِدٌ","375"}, {"16","26","قَدْ مَكَرَ الَّذِينَ مِن قَبْلِهِمْ <text:s/>","375"}, {"16","35","وَقَالَ الَّذِينَ أَشْرَكُوا لَوْ شَاءَ","377"}, {"16","41","وَالَّذِينَ هَاجَرُوا فِي اللَّهِ","378"}, {"16","51","وَقَالَ اللَّهُ لَا تَتَّخِذُوا إِلَـٰهَيْنِ","379"}, {"16","61","وَلَوْ يُؤَاخِذُ اللَّهُ النَّاسَ","380"}, {"16","66","وَإِنَّ لَكُمْ فِي الْأَنْعَامِ لَعِبْرَةً","381"}, {"16","71","وَاللَّهُ فَضَّلَ بَعْضَكُمْ عَلَىٰ","382"}, {"16","77","وَلِلَّهِ غَيْبُ السَّمَاوَاتِ","384"}, {"16","84","وَيَوْمَ نَبْعَثُ مِن كُلِّ أُمَّةٍ","385"}, {"16","90","إِنَّ اللَّهَ يَأْمُرُ بِالْعَدْلِ","386"}, {"16","101","وَإِذَا بَدَّلْنَا آيَةً مَّكَانَ آيَةٍ","388"}, {"16","111","يَوْمَ تَأْتِي كُلُّ نَفْسٍ تُجَادِلُ","390"}, {"16","120","إِنَّ إِبْرَاهِيمَ كَانَ أُمَّةً قَانِتًا","391"}, },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رُّبَمَا يَوَدُّ الَّذِينَ كَفَرُوا</text:p>
          </table:table-cell>
          <table:table-cell office:value-type="float" office:value="365" calcext:value-type="float">
            <text:p>365</text:p>
          </table:table-cell>
          <table:table-cell office:value-type="float" office:value="7.31" calcext:value-type="float">
            <text:p>7.31</text:p>
          </table:table-cell>
          <table:table-cell table:formula="of:=COM.MICROSOFT.CONCAT(&quot;{&quot;; &quot;&quot;&quot;&quot;; [.H63]; &quot;&quot;&quot;&quot;;  &quot;,&quot;; &quot;&quot;&quot;&quot;;  [.I63]; &quot;&quot;&quot;&quot;;  &quot;,&quot;; &quot;&quot;&quot;&quot;; [.J63]; &quot;&quot;&quot;&quot;;  &quot;,&quot; ; &quot;&quot;&quot;&quot;; [.K63]; &quot;&quot;&quot;&quot;;   &quot;,&quot; ; &quot;&quot;&quot;&quot;; [.L63]; &quot;&quot;&quot;&quot;; &quot;,&quot;; &quot;}, &quot;)" office:value-type="string" office:string-value="{&quot;15&quot;,&quot;2&quot;,&quot;رُّبَمَا يَوَدُّ الَّذِينَ كَفَرُوا&quot;,&quot;365&quot;,&quot;7.31&quot;,}, " calcext:value-type="string">
            <text:p>{"15","2","رُّبَمَا يَوَدُّ الَّذِينَ كَفَرُوا","365","7.31",}, </text:p>
          </table:table-cell>
          <table:table-cell/>
          <table:table-cell table:formula="of:=COM.MICROSOFT.CONCAT(&quot;{&quot;; [.M63:.M66]; &quot;}, &quot;)" office:value-type="string" office:string-value="{{&quot;15&quot;,&quot;2&quot;,&quot;رُّبَمَا يَوَدُّ الَّذِينَ كَفَرُوا&quot;,&quot;365&quot;,&quot;7.31&quot;,}, {&quot;16&quot;,&quot;1&quot;,&quot;أَتَىٰ أَمْرُ اللَّهِ فَلَا تَسْتَعْجِلُوهُ&quot;,&quot;372&quot;,&quot;7.15&quot;,}, {&quot;16&quot;,&quot;51&quot;,&quot;وَقَالَ اللَّهُ لَا تَتَّخِذُوا إِلَـٰهَيْنِ&quot;,&quot;379&quot;,&quot;6.85&quot;,}, {&quot;16&quot;,&quot;90&quot;,&quot;إِنَّ اللَّهَ يَأْمُرُ بِالْعَدْلِ&quot;,&quot;386&quot;,&quot;6.54&quot;,}, }, " calcext:value-type="string">
            <text:p>{{"15","2","رُّبَمَا يَوَدُّ الَّذِينَ كَفَرُوا","365","7.31",}, {"16","1","أَتَىٰ أَمْرُ اللَّهِ فَلَا تَسْتَعْجِلُوهُ","372","7.15",}, {"16","51","وَقَالَ اللَّهُ لَا تَتَّخِذُوا إِلَـٰهَيْنِ","379","6.85",}, {"16","90","إِنَّ اللَّهَ يَأْمُرُ بِالْعَدْلِ","386","6.54",}, },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وَلَقَدْ خَلَقْنَا الْإِنسَانَ مِن</text:p>
          </table:table-cell>
          <table:table-cell office:value-type="float" office:value="367" calcext:value-type="float">
            <text:p>367</text:p>
          </table:table-cell>
          <table:table-cell table:formula="of:=COM.MICROSOFT.CONCAT(&quot;{&quot;; &quot;&quot;&quot;&quot;; [.A64]; &quot;&quot;&quot;&quot;; &quot;,&quot;; &quot;&quot;&quot;&quot;;  [.B64]; &quot;&quot;&quot;&quot;;  &quot;,&quot; ; &quot;&quot;&quot;&quot;; [.C64]; &quot;&quot;&quot;&quot;;  &quot;,&quot; ; &quot;&quot;&quot;&quot;; [.D64]; &quot;&quot;&quot;&quot;; &quot;}, &quot;)" office:value-type="string" office:string-value="{&quot;15&quot;,&quot;26&quot;,&quot;وَلَقَدْ خَلَقْنَا الْإِنسَانَ مِن&quot;,&quot;367&quot;}, " calcext:value-type="string">
            <text:p>{"15","26","وَلَقَدْ خَلَقْنَا الْإِنسَانَ مِن","367"},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أَتَىٰ أَمْرُ اللَّهِ فَلَا تَسْتَعْجِلُوهُ</text:p>
          </table:table-cell>
          <table:table-cell office:value-type="float" office:value="372" calcext:value-type="float">
            <text:p>372</text:p>
          </table:table-cell>
          <table:table-cell office:value-type="float" office:value="7.15" calcext:value-type="float">
            <text:p>7.15</text:p>
          </table:table-cell>
          <table:table-cell table:formula="of:=COM.MICROSOFT.CONCAT(&quot;{&quot;; &quot;&quot;&quot;&quot;; [.H64]; &quot;&quot;&quot;&quot;;  &quot;,&quot;; &quot;&quot;&quot;&quot;;  [.I64]; &quot;&quot;&quot;&quot;;  &quot;,&quot;; &quot;&quot;&quot;&quot;; [.J64]; &quot;&quot;&quot;&quot;;  &quot;,&quot; ; &quot;&quot;&quot;&quot;; [.K64]; &quot;&quot;&quot;&quot;;   &quot;,&quot; ; &quot;&quot;&quot;&quot;; [.L64]; &quot;&quot;&quot;&quot;; &quot;,&quot;; &quot;}, &quot;)" office:value-type="string" office:string-value="{&quot;16&quot;,&quot;1&quot;,&quot;أَتَىٰ أَمْرُ اللَّهِ فَلَا تَسْتَعْجِلُوهُ&quot;,&quot;372&quot;,&quot;7.15&quot;,}, " calcext:value-type="string">
            <text:p>{"16","1","أَتَىٰ أَمْرُ اللَّهِ فَلَا تَسْتَعْجِلُوهُ","372","7.15",}, 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إِنَّ الْمُتَّقِينَ فِي جَنَّاتٍ وَعُيُونٍ</text:p>
          </table:table-cell>
          <table:table-cell office:value-type="float" office:value="368" calcext:value-type="float">
            <text:p>368</text:p>
          </table:table-cell>
          <table:table-cell table:formula="of:=COM.MICROSOFT.CONCAT(&quot;{&quot;; &quot;&quot;&quot;&quot;; [.A65]; &quot;&quot;&quot;&quot;; &quot;,&quot;; &quot;&quot;&quot;&quot;;  [.B65]; &quot;&quot;&quot;&quot;;  &quot;,&quot; ; &quot;&quot;&quot;&quot;; [.C65]; &quot;&quot;&quot;&quot;;  &quot;,&quot; ; &quot;&quot;&quot;&quot;; [.D65]; &quot;&quot;&quot;&quot;; &quot;}, &quot;)" office:value-type="string" office:string-value="{&quot;15&quot;,&quot;45&quot;,&quot;إِنَّ الْمُتَّقِينَ فِي جَنَّاتٍ وَعُيُونٍ&quot;,&quot;368&quot;}, " calcext:value-type="string">
            <text:p>{"15","45","إِنَّ الْمُتَّقِينَ فِي جَنَّاتٍ وَعُيُونٍ","368"},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وَقَالَ اللَّهُ لَا تَتَّخِذُوا إِلَـٰهَيْنِ</text:p>
          </table:table-cell>
          <table:table-cell office:value-type="float" office:value="379" calcext:value-type="float">
            <text:p>379</text:p>
          </table:table-cell>
          <table:table-cell office:value-type="float" office:value="6.85" calcext:value-type="float">
            <text:p>6.85</text:p>
          </table:table-cell>
          <table:table-cell table:formula="of:=COM.MICROSOFT.CONCAT(&quot;{&quot;; &quot;&quot;&quot;&quot;; [.H65]; &quot;&quot;&quot;&quot;;  &quot;,&quot;; &quot;&quot;&quot;&quot;;  [.I65]; &quot;&quot;&quot;&quot;;  &quot;,&quot;; &quot;&quot;&quot;&quot;; [.J65]; &quot;&quot;&quot;&quot;;  &quot;,&quot; ; &quot;&quot;&quot;&quot;; [.K65]; &quot;&quot;&quot;&quot;;   &quot;,&quot; ; &quot;&quot;&quot;&quot;; [.L65]; &quot;&quot;&quot;&quot;; &quot;,&quot;; &quot;}, &quot;)" office:value-type="string" office:string-value="{&quot;16&quot;,&quot;51&quot;,&quot;وَقَالَ اللَّهُ لَا تَتَّخِذُوا إِلَـٰهَيْنِ&quot;,&quot;379&quot;,&quot;6.85&quot;,}, " calcext:value-type="string">
            <text:p>{"16","51","وَقَالَ اللَّهُ لَا تَتَّخِذُوا إِلَـٰهَيْنِ","379","6.85",}, 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فَلَمَّا جَاءَ آلَ لُوطٍ الْمُرْسَلُونَ</text:p>
          </table:table-cell>
          <table:table-cell office:value-type="float" office:value="369" calcext:value-type="float">
            <text:p>369</text:p>
          </table:table-cell>
          <table:table-cell table:formula="of:=COM.MICROSOFT.CONCAT(&quot;{&quot;; &quot;&quot;&quot;&quot;; [.A66]; &quot;&quot;&quot;&quot;; &quot;,&quot;; &quot;&quot;&quot;&quot;;  [.B66]; &quot;&quot;&quot;&quot;;  &quot;,&quot; ; &quot;&quot;&quot;&quot;; [.C66]; &quot;&quot;&quot;&quot;;  &quot;,&quot; ; &quot;&quot;&quot;&quot;; [.D66]; &quot;&quot;&quot;&quot;; &quot;}, &quot;)" office:value-type="string" office:string-value="{&quot;15&quot;,&quot;61&quot;,&quot;فَلَمَّا جَاءَ آلَ لُوطٍ الْمُرْسَلُونَ&quot;,&quot;369&quot;}, " calcext:value-type="string">
            <text:p>{"15","61","فَلَمَّا جَاءَ آلَ لُوطٍ الْمُرْسَلُونَ","369"},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إِنَّ اللَّهَ يَأْمُرُ بِالْعَدْلِ</text:p>
          </table:table-cell>
          <table:table-cell office:value-type="float" office:value="386" calcext:value-type="float">
            <text:p>386</text:p>
          </table:table-cell>
          <table:table-cell office:value-type="float" office:value="6.54" calcext:value-type="float">
            <text:p>6.54</text:p>
          </table:table-cell>
          <table:table-cell table:formula="of:=COM.MICROSOFT.CONCAT(&quot;{&quot;; &quot;&quot;&quot;&quot;; [.H66]; &quot;&quot;&quot;&quot;;  &quot;,&quot;; &quot;&quot;&quot;&quot;;  [.I66]; &quot;&quot;&quot;&quot;;  &quot;,&quot;; &quot;&quot;&quot;&quot;; [.J66]; &quot;&quot;&quot;&quot;;  &quot;,&quot; ; &quot;&quot;&quot;&quot;; [.K66]; &quot;&quot;&quot;&quot;;   &quot;,&quot; ; &quot;&quot;&quot;&quot;; [.L66]; &quot;&quot;&quot;&quot;; &quot;,&quot;; &quot;}, &quot;)" office:value-type="string" office:string-value="{&quot;16&quot;,&quot;90&quot;,&quot;إِنَّ اللَّهَ يَأْمُرُ بِالْعَدْلِ&quot;,&quot;386&quot;,&quot;6.54&quot;,}, " calcext:value-type="string">
            <text:p>{"16","90","إِنَّ اللَّهَ يَأْمُرُ بِالْعَدْلِ","386","6.54",}, 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وَلَقَدْ كَذَّبَ أَصْحَابُ الْحِجْرِ <text:s/></text:p>
          </table:table-cell>
          <table:table-cell office:value-type="float" office:value="370" calcext:value-type="float">
            <text:p>370</text:p>
          </table:table-cell>
          <table:table-cell table:formula="of:=COM.MICROSOFT.CONCAT(&quot;{&quot;; &quot;&quot;&quot;&quot;; [.A67]; &quot;&quot;&quot;&quot;; &quot;,&quot;; &quot;&quot;&quot;&quot;;  [.B67]; &quot;&quot;&quot;&quot;;  &quot;,&quot; ; &quot;&quot;&quot;&quot;; [.C67]; &quot;&quot;&quot;&quot;;  &quot;,&quot; ; &quot;&quot;&quot;&quot;; [.D67]; &quot;&quot;&quot;&quot;; &quot;}, &quot;)" office:value-type="string" office:string-value="{&quot;15&quot;,&quot;80&quot;,&quot;وَلَقَدْ كَذَّبَ أَصْحَابُ الْحِجْرِ  &quot;,&quot;370&quot;}, " calcext:value-type="string">
            <text:p>{"15","80","وَلَقَدْ كَذَّبَ أَصْحَابُ الْحِجْرِ <text:s/>","370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أَتَىٰ أَمْرُ اللَّهِ فَلَا تَسْتَعْجِلُوهُ</text:p>
          </table:table-cell>
          <table:table-cell office:value-type="float" office:value="372" calcext:value-type="float">
            <text:p>372</text:p>
          </table:table-cell>
          <table:table-cell table:formula="of:=COM.MICROSOFT.CONCAT(&quot;{&quot;; &quot;&quot;&quot;&quot;; [.A68]; &quot;&quot;&quot;&quot;; &quot;,&quot;; &quot;&quot;&quot;&quot;;  [.B68]; &quot;&quot;&quot;&quot;;  &quot;,&quot; ; &quot;&quot;&quot;&quot;; [.C68]; &quot;&quot;&quot;&quot;;  &quot;,&quot; ; &quot;&quot;&quot;&quot;; [.D68]; &quot;&quot;&quot;&quot;; &quot;}, &quot;)" office:value-type="string" office:string-value="{&quot;16&quot;,&quot;1&quot;,&quot;أَتَىٰ أَمْرُ اللَّهِ فَلَا تَسْتَعْجِلُوهُ&quot;,&quot;372&quot;}, " calcext:value-type="string">
            <text:p>{"16","1","أَتَىٰ أَمْرُ اللَّهِ فَلَا تَسْتَعْجِلُوهُ","372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هُوَ الَّذِي أَنزَلَ مِنَ السَّمَاءِ مَاءً</text:p>
          </table:table-cell>
          <table:table-cell office:value-type="float" office:value="373" calcext:value-type="float">
            <text:p>373</text:p>
          </table:table-cell>
          <table:table-cell table:formula="of:=COM.MICROSOFT.CONCAT(&quot;{&quot;; &quot;&quot;&quot;&quot;; [.A69]; &quot;&quot;&quot;&quot;; &quot;,&quot;; &quot;&quot;&quot;&quot;;  [.B69]; &quot;&quot;&quot;&quot;;  &quot;,&quot; ; &quot;&quot;&quot;&quot;; [.C69]; &quot;&quot;&quot;&quot;;  &quot;,&quot; ; &quot;&quot;&quot;&quot;; [.D69]; &quot;&quot;&quot;&quot;; &quot;}, &quot;)" office:value-type="string" office:string-value="{&quot;16&quot;,&quot;10&quot;,&quot;هُوَ الَّذِي أَنزَلَ مِنَ السَّمَاءِ مَاءً&quot;,&quot;373&quot;}, " calcext:value-type="string">
            <text:p>{"16","10","هُوَ الَّذِي أَنزَلَ مِنَ السَّمَاءِ مَاءً","373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إِلَـٰهُكُمْ إِلَـٰهٌ وَاحِدٌ</text:p>
          </table:table-cell>
          <table:table-cell office:value-type="float" office:value="375" calcext:value-type="float">
            <text:p>375</text:p>
          </table:table-cell>
          <table:table-cell table:formula="of:=COM.MICROSOFT.CONCAT(&quot;{&quot;; &quot;&quot;&quot;&quot;; [.A70]; &quot;&quot;&quot;&quot;; &quot;,&quot;; &quot;&quot;&quot;&quot;;  [.B70]; &quot;&quot;&quot;&quot;;  &quot;,&quot; ; &quot;&quot;&quot;&quot;; [.C70]; &quot;&quot;&quot;&quot;;  &quot;,&quot; ; &quot;&quot;&quot;&quot;; [.D70]; &quot;&quot;&quot;&quot;; &quot;}, &quot;)" office:value-type="string" office:string-value="{&quot;16&quot;,&quot;22&quot;,&quot;إِلَـٰهُكُمْ إِلَـٰهٌ وَاحِدٌ&quot;,&quot;375&quot;}, " calcext:value-type="string">
            <text:p>{"16","22","إِلَـٰهُكُمْ إِلَـٰهٌ وَاحِدٌ","375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قَدْ مَكَرَ الَّذِينَ مِن قَبْلِهِمْ <text:s/></text:p>
          </table:table-cell>
          <table:table-cell office:value-type="float" office:value="375" calcext:value-type="float">
            <text:p>375</text:p>
          </table:table-cell>
          <table:table-cell table:formula="of:=COM.MICROSOFT.CONCAT(&quot;{&quot;; &quot;&quot;&quot;&quot;; [.A71]; &quot;&quot;&quot;&quot;; &quot;,&quot;; &quot;&quot;&quot;&quot;;  [.B71]; &quot;&quot;&quot;&quot;;  &quot;,&quot; ; &quot;&quot;&quot;&quot;; [.C71]; &quot;&quot;&quot;&quot;;  &quot;,&quot; ; &quot;&quot;&quot;&quot;; [.D71]; &quot;&quot;&quot;&quot;; &quot;}, &quot;)" office:value-type="string" office:string-value="{&quot;16&quot;,&quot;26&quot;,&quot;قَدْ مَكَرَ الَّذِينَ مِن قَبْلِهِمْ  &quot;,&quot;375&quot;}, " calcext:value-type="string">
            <text:p>{"16","26","قَدْ مَكَرَ الَّذِينَ مِن قَبْلِهِمْ <text:s/>","375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وَقَالَ الَّذِينَ أَشْرَكُوا لَوْ شَاءَ</text:p>
          </table:table-cell>
          <table:table-cell office:value-type="float" office:value="377" calcext:value-type="float">
            <text:p>377</text:p>
          </table:table-cell>
          <table:table-cell table:formula="of:=COM.MICROSOFT.CONCAT(&quot;{&quot;; &quot;&quot;&quot;&quot;; [.A72]; &quot;&quot;&quot;&quot;; &quot;,&quot;; &quot;&quot;&quot;&quot;;  [.B72]; &quot;&quot;&quot;&quot;;  &quot;,&quot; ; &quot;&quot;&quot;&quot;; [.C72]; &quot;&quot;&quot;&quot;;  &quot;,&quot; ; &quot;&quot;&quot;&quot;; [.D72]; &quot;&quot;&quot;&quot;; &quot;}, &quot;)" office:value-type="string" office:string-value="{&quot;16&quot;,&quot;35&quot;,&quot;وَقَالَ الَّذِينَ أَشْرَكُوا لَوْ شَاءَ&quot;,&quot;377&quot;}, " calcext:value-type="string">
            <text:p>{"16","35","وَقَالَ الَّذِينَ أَشْرَكُوا لَوْ شَاءَ","377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وَالَّذِينَ هَاجَرُوا فِي اللَّهِ</text:p>
          </table:table-cell>
          <table:table-cell office:value-type="float" office:value="378" calcext:value-type="float">
            <text:p>378</text:p>
          </table:table-cell>
          <table:table-cell table:formula="of:=COM.MICROSOFT.CONCAT(&quot;{&quot;; &quot;&quot;&quot;&quot;; [.A73]; &quot;&quot;&quot;&quot;; &quot;,&quot;; &quot;&quot;&quot;&quot;;  [.B73]; &quot;&quot;&quot;&quot;;  &quot;,&quot; ; &quot;&quot;&quot;&quot;; [.C73]; &quot;&quot;&quot;&quot;;  &quot;,&quot; ; &quot;&quot;&quot;&quot;; [.D73]; &quot;&quot;&quot;&quot;; &quot;}, &quot;)" office:value-type="string" office:string-value="{&quot;16&quot;,&quot;41&quot;,&quot;وَالَّذِينَ هَاجَرُوا فِي اللَّهِ&quot;,&quot;378&quot;}, " calcext:value-type="string">
            <text:p>{"16","41","وَالَّذِينَ هَاجَرُوا فِي اللَّهِ","378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وَقَالَ اللَّهُ لَا تَتَّخِذُوا إِلَـٰهَيْنِ</text:p>
          </table:table-cell>
          <table:table-cell office:value-type="float" office:value="379" calcext:value-type="float">
            <text:p>379</text:p>
          </table:table-cell>
          <table:table-cell table:formula="of:=COM.MICROSOFT.CONCAT(&quot;{&quot;; &quot;&quot;&quot;&quot;; [.A74]; &quot;&quot;&quot;&quot;; &quot;,&quot;; &quot;&quot;&quot;&quot;;  [.B74]; &quot;&quot;&quot;&quot;;  &quot;,&quot; ; &quot;&quot;&quot;&quot;; [.C74]; &quot;&quot;&quot;&quot;;  &quot;,&quot; ; &quot;&quot;&quot;&quot;; [.D74]; &quot;&quot;&quot;&quot;; &quot;}, &quot;)" office:value-type="string" office:string-value="{&quot;16&quot;,&quot;51&quot;,&quot;وَقَالَ اللَّهُ لَا تَتَّخِذُوا إِلَـٰهَيْنِ&quot;,&quot;379&quot;}, " calcext:value-type="string">
            <text:p>{"16","51","وَقَالَ اللَّهُ لَا تَتَّخِذُوا إِلَـٰهَيْنِ","379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وَلَوْ يُؤَاخِذُ اللَّهُ النَّاسَ</text:p>
          </table:table-cell>
          <table:table-cell office:value-type="float" office:value="380" calcext:value-type="float">
            <text:p>380</text:p>
          </table:table-cell>
          <table:table-cell table:formula="of:=COM.MICROSOFT.CONCAT(&quot;{&quot;; &quot;&quot;&quot;&quot;; [.A75]; &quot;&quot;&quot;&quot;; &quot;,&quot;; &quot;&quot;&quot;&quot;;  [.B75]; &quot;&quot;&quot;&quot;;  &quot;,&quot; ; &quot;&quot;&quot;&quot;; [.C75]; &quot;&quot;&quot;&quot;;  &quot;,&quot; ; &quot;&quot;&quot;&quot;; [.D75]; &quot;&quot;&quot;&quot;; &quot;}, &quot;)" office:value-type="string" office:string-value="{&quot;16&quot;,&quot;61&quot;,&quot;وَلَوْ يُؤَاخِذُ اللَّهُ النَّاسَ&quot;,&quot;380&quot;}, " calcext:value-type="string">
            <text:p>{"16","61","وَلَوْ يُؤَاخِذُ اللَّهُ النَّاسَ","380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وَإِنَّ لَكُمْ فِي الْأَنْعَامِ لَعِبْرَةً</text:p>
          </table:table-cell>
          <table:table-cell office:value-type="float" office:value="381" calcext:value-type="float">
            <text:p>381</text:p>
          </table:table-cell>
          <table:table-cell table:formula="of:=COM.MICROSOFT.CONCAT(&quot;{&quot;; &quot;&quot;&quot;&quot;; [.A76]; &quot;&quot;&quot;&quot;; &quot;,&quot;; &quot;&quot;&quot;&quot;;  [.B76]; &quot;&quot;&quot;&quot;;  &quot;,&quot; ; &quot;&quot;&quot;&quot;; [.C76]; &quot;&quot;&quot;&quot;;  &quot;,&quot; ; &quot;&quot;&quot;&quot;; [.D76]; &quot;&quot;&quot;&quot;; &quot;}, &quot;)" office:value-type="string" office:string-value="{&quot;16&quot;,&quot;66&quot;,&quot;وَإِنَّ لَكُمْ فِي الْأَنْعَامِ لَعِبْرَةً&quot;,&quot;381&quot;}, " calcext:value-type="string">
            <text:p>{"16","66","وَإِنَّ لَكُمْ فِي الْأَنْعَامِ لَعِبْرَةً","381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وَاللَّهُ فَضَّلَ بَعْضَكُمْ عَلَىٰ</text:p>
          </table:table-cell>
          <table:table-cell office:value-type="float" office:value="382" calcext:value-type="float">
            <text:p>382</text:p>
          </table:table-cell>
          <table:table-cell table:formula="of:=COM.MICROSOFT.CONCAT(&quot;{&quot;; &quot;&quot;&quot;&quot;; [.A77]; &quot;&quot;&quot;&quot;; &quot;,&quot;; &quot;&quot;&quot;&quot;;  [.B77]; &quot;&quot;&quot;&quot;;  &quot;,&quot; ; &quot;&quot;&quot;&quot;; [.C77]; &quot;&quot;&quot;&quot;;  &quot;,&quot; ; &quot;&quot;&quot;&quot;; [.D77]; &quot;&quot;&quot;&quot;; &quot;}, &quot;)" office:value-type="string" office:string-value="{&quot;16&quot;,&quot;71&quot;,&quot;وَاللَّهُ فَضَّلَ بَعْضَكُمْ عَلَىٰ&quot;,&quot;382&quot;}, " calcext:value-type="string">
            <text:p>{"16","71","وَاللَّهُ فَضَّلَ بَعْضَكُمْ عَلَىٰ","382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وَلِلَّهِ غَيْبُ السَّمَاوَاتِ</text:p>
          </table:table-cell>
          <table:table-cell office:value-type="float" office:value="384" calcext:value-type="float">
            <text:p>384</text:p>
          </table:table-cell>
          <table:table-cell table:formula="of:=COM.MICROSOFT.CONCAT(&quot;{&quot;; &quot;&quot;&quot;&quot;; [.A78]; &quot;&quot;&quot;&quot;; &quot;,&quot;; &quot;&quot;&quot;&quot;;  [.B78]; &quot;&quot;&quot;&quot;;  &quot;,&quot; ; &quot;&quot;&quot;&quot;; [.C78]; &quot;&quot;&quot;&quot;;  &quot;,&quot; ; &quot;&quot;&quot;&quot;; [.D78]; &quot;&quot;&quot;&quot;; &quot;}, &quot;)" office:value-type="string" office:string-value="{&quot;16&quot;,&quot;77&quot;,&quot;وَلِلَّهِ غَيْبُ السَّمَاوَاتِ&quot;,&quot;384&quot;}, " calcext:value-type="string">
            <text:p>{"16","77","وَلِلَّهِ غَيْبُ السَّمَاوَاتِ","384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وَيَوْمَ نَبْعَثُ مِن كُلِّ أُمَّةٍ</text:p>
          </table:table-cell>
          <table:table-cell office:value-type="float" office:value="385" calcext:value-type="float">
            <text:p>385</text:p>
          </table:table-cell>
          <table:table-cell table:formula="of:=COM.MICROSOFT.CONCAT(&quot;{&quot;; &quot;&quot;&quot;&quot;; [.A79]; &quot;&quot;&quot;&quot;; &quot;,&quot;; &quot;&quot;&quot;&quot;;  [.B79]; &quot;&quot;&quot;&quot;;  &quot;,&quot; ; &quot;&quot;&quot;&quot;; [.C79]; &quot;&quot;&quot;&quot;;  &quot;,&quot; ; &quot;&quot;&quot;&quot;; [.D79]; &quot;&quot;&quot;&quot;; &quot;}, &quot;)" office:value-type="string" office:string-value="{&quot;16&quot;,&quot;84&quot;,&quot;وَيَوْمَ نَبْعَثُ مِن كُلِّ أُمَّةٍ&quot;,&quot;385&quot;}, " calcext:value-type="string">
            <text:p>{"16","84","وَيَوْمَ نَبْعَثُ مِن كُلِّ أُمَّةٍ","385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إِنَّ اللَّهَ يَأْمُرُ بِالْعَدْلِ</text:p>
          </table:table-cell>
          <table:table-cell office:value-type="float" office:value="386" calcext:value-type="float">
            <text:p>386</text:p>
          </table:table-cell>
          <table:table-cell table:formula="of:=COM.MICROSOFT.CONCAT(&quot;{&quot;; &quot;&quot;&quot;&quot;; [.A80]; &quot;&quot;&quot;&quot;; &quot;,&quot;; &quot;&quot;&quot;&quot;;  [.B80]; &quot;&quot;&quot;&quot;;  &quot;,&quot; ; &quot;&quot;&quot;&quot;; [.C80]; &quot;&quot;&quot;&quot;;  &quot;,&quot; ; &quot;&quot;&quot;&quot;; [.D80]; &quot;&quot;&quot;&quot;; &quot;}, &quot;)" office:value-type="string" office:string-value="{&quot;16&quot;,&quot;90&quot;,&quot;إِنَّ اللَّهَ يَأْمُرُ بِالْعَدْلِ&quot;,&quot;386&quot;}, " calcext:value-type="string">
            <text:p>{"16","90","إِنَّ اللَّهَ يَأْمُرُ بِالْعَدْلِ","386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وَإِذَا بَدَّلْنَا آيَةً مَّكَانَ آيَةٍ</text:p>
          </table:table-cell>
          <table:table-cell office:value-type="float" office:value="388" calcext:value-type="float">
            <text:p>388</text:p>
          </table:table-cell>
          <table:table-cell table:formula="of:=COM.MICROSOFT.CONCAT(&quot;{&quot;; &quot;&quot;&quot;&quot;; [.A81]; &quot;&quot;&quot;&quot;; &quot;,&quot;; &quot;&quot;&quot;&quot;;  [.B81]; &quot;&quot;&quot;&quot;;  &quot;,&quot; ; &quot;&quot;&quot;&quot;; [.C81]; &quot;&quot;&quot;&quot;;  &quot;,&quot; ; &quot;&quot;&quot;&quot;; [.D81]; &quot;&quot;&quot;&quot;; &quot;}, &quot;)" office:value-type="string" office:string-value="{&quot;16&quot;,&quot;101&quot;,&quot;وَإِذَا بَدَّلْنَا آيَةً مَّكَانَ آيَةٍ&quot;,&quot;388&quot;}, " calcext:value-type="string">
            <text:p>{"16","101","وَإِذَا بَدَّلْنَا آيَةً مَّكَانَ آيَةٍ","388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يَوْمَ تَأْتِي كُلُّ نَفْسٍ تُجَادِلُ</text:p>
          </table:table-cell>
          <table:table-cell office:value-type="float" office:value="390" calcext:value-type="float">
            <text:p>390</text:p>
          </table:table-cell>
          <table:table-cell table:formula="of:=COM.MICROSOFT.CONCAT(&quot;{&quot;; &quot;&quot;&quot;&quot;; [.A82]; &quot;&quot;&quot;&quot;; &quot;,&quot;; &quot;&quot;&quot;&quot;;  [.B82]; &quot;&quot;&quot;&quot;;  &quot;,&quot; ; &quot;&quot;&quot;&quot;; [.C82]; &quot;&quot;&quot;&quot;;  &quot;,&quot; ; &quot;&quot;&quot;&quot;; [.D82]; &quot;&quot;&quot;&quot;; &quot;}, &quot;)" office:value-type="string" office:string-value="{&quot;16&quot;,&quot;111&quot;,&quot;يَوْمَ تَأْتِي كُلُّ نَفْسٍ تُجَادِلُ&quot;,&quot;390&quot;}, " calcext:value-type="string">
            <text:p>{"16","111","يَوْمَ تَأْتِي كُلُّ نَفْسٍ تُجَادِلُ","390"}, 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إِنَّ إِبْرَاهِيمَ كَانَ أُمَّةً قَانِتًا</text:p>
          </table:table-cell>
          <table:table-cell office:value-type="float" office:value="391" calcext:value-type="float">
            <text:p>391</text:p>
          </table:table-cell>
          <table:table-cell table:formula="of:=COM.MICROSOFT.CONCAT(&quot;{&quot;; &quot;&quot;&quot;&quot;; [.A83]; &quot;&quot;&quot;&quot;; &quot;,&quot;; &quot;&quot;&quot;&quot;;  [.B83]; &quot;&quot;&quot;&quot;;  &quot;,&quot; ; &quot;&quot;&quot;&quot;; [.C83]; &quot;&quot;&quot;&quot;;  &quot;,&quot; ; &quot;&quot;&quot;&quot;; [.D83]; &quot;&quot;&quot;&quot;; &quot;}, &quot;)" office:value-type="string" office:string-value="{&quot;16&quot;,&quot;120&quot;,&quot;إِنَّ إِبْرَاهِيمَ كَانَ أُمَّةً قَانِتًا&quot;,&quot;391&quot;}, " calcext:value-type="string">
            <text:p>{"16","120","إِنَّ إِبْرَاهِيمَ كَانَ أُمَّةً قَانِتًا","391"}, 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سُبْحَانَ الَّذِي أَسْرَىٰ بِعَبْدِهِ</text:p>
          </table:table-cell>
          <table:table-cell office:value-type="float" office:value="393" calcext:value-type="float">
            <text:p>393</text:p>
          </table:table-cell>
          <table:table-cell table:formula="of:=COM.MICROSOFT.CONCAT(&quot;{&quot;; &quot;&quot;&quot;&quot;; [.A87]; &quot;&quot;&quot;&quot;; &quot;,&quot;; &quot;&quot;&quot;&quot;;  [.B87]; &quot;&quot;&quot;&quot;;  &quot;,&quot; ; &quot;&quot;&quot;&quot;; [.C87]; &quot;&quot;&quot;&quot;;  &quot;,&quot; ; &quot;&quot;&quot;&quot;; [.D87]; &quot;&quot;&quot;&quot;; &quot;}, &quot;)" office:value-type="string" office:string-value="{&quot;17&quot;,&quot;1&quot;,&quot;سُبْحَانَ الَّذِي أَسْرَىٰ بِعَبْدِهِ&quot;,&quot;393&quot;}, " calcext:value-type="string">
            <text:p>{"17","1","سُبْحَانَ الَّذِي أَسْرَىٰ بِعَبْدِهِ","393"}, </text:p>
          </table:table-cell>
          <table:table-cell/>
          <table:table-cell table:formula="of:=COM.MICROSOFT.CONCAT(&quot;{&quot;; [.E87:.E108]; &quot;}, &quot;)" office:value-type="string" office:string-value="{{&quot;17&quot;,&quot;1&quot;,&quot;سُبْحَانَ الَّذِي أَسْرَىٰ بِعَبْدِهِ&quot;,&quot;393&quot;}, {&quot;17&quot;,&quot;11&quot;,&quot;وَيَدْعُ الْإِنسَانُ بِالشَّرِّ دُعَاءَهُ&quot;,&quot;394&quot;}, {&quot;17&quot;,&quot;23&quot;,&quot;وَقَضَىٰ رَبُّكَ أَلَّا تَعْبُدُوا &quot;,&quot;396&quot;}, {&quot;17&quot;,&quot;31&quot;,&quot;وَلَا تَقْتُلُوا أَوْلَادَكُمْ خَشْيَةَ &quot;,&quot;397&quot;}, {&quot;17&quot;,&quot;41&quot;,&quot;وَلَقَدْ صَرَّفْنَا فِي هَـٰذَا الْقُرْآنِ&quot;,&quot;398&quot;}, {&quot;17&quot;,&quot;53&quot;,&quot;وَقُل لِّعِبَادِي يَقُولُوا الَّتِي&quot;,&quot;400&quot;}, {&quot;17&quot;,&quot;61&quot;,&quot;وَإِذْ قُلْنَا لِلْمَلَائِكَةِ اسْجُدُوا&quot;,&quot;401&quot;}, {&quot;17&quot;,&quot;71&quot;,&quot;يَوْمَ نَدْعُو كُلَّ أُنَاسٍ&quot;,&quot;403&quot;}, {&quot;17&quot;,&quot;78&quot;,&quot;أَقِمِ الصَّلَاةَ لِدُلُوكِ الشَّمْسِ&quot;,&quot;404&quot;}, {&quot;17&quot;,&quot;85&quot;,&quot;وَيَسْأَلُونَكَ عَنِ الرُّوحِ&quot;,&quot;404&quot;}, {&quot;17&quot;,&quot;94&quot;,&quot;وَمَا مَنَعَ النَّاسَ أَن يُؤْمِنُوا &quot;,&quot;406&quot;}, {&quot;17&quot;,&quot;101&quot;,&quot;وَلَقَدْ آتَيْنَا مُوسَىٰ تِسْعَ&quot;,&quot;407&quot;}, {&quot;18&quot;,&quot;1&quot;,&quot;الْحَمْدُ لِلَّهِ الَّذِي أَنزَلَ عَلَىٰ &quot;,&quot;408&quot;}, {&quot;18&quot;,&quot;13&quot;,&quot;نَّحْنُ نَقُصُّ عَلَيْكَ نَبَأَهُم بِالْحَقِّ&quot;,&quot;410&quot;}, {&quot;18&quot;,&quot;18&quot;,&quot;وَتَحْسَبُهُمْ أَيْقَاظًا وَهُمْ رُقُودٌ&quot;,&quot;411&quot;}, {&quot;18&quot;,&quot;23&quot;,&quot;وَلَا تَقُولَنَّ لِشَيْءٍ إِنِّي&quot;,&quot;412&quot;}, {&quot;18&quot;,&quot;32&quot;,&quot;وَاضْرِبْ لَهُم مَّثَلًا رَّجُلَيْنِ&quot;,&quot;414&quot;}, {&quot;18&quot;,&quot;45&quot;,&quot;وَاضْرِبْ لَهُم مَّثَلَ الْحَيَاةِ الدُّنْيَا&quot;,&quot;416&quot;}, {&quot;18&quot;,&quot;50&quot;,&quot;وَإِذْ قُلْنَا لِلْمَلَائِكَةِ اسْجُدُوا&quot;,&quot;417&quot;}, {&quot;18&quot;,&quot;54&quot;,&quot;وَلَقَدْ صَرَّفْنَا فِي هَـٰذَا الْقُرْآنِ&quot;,&quot;417&quot;}, {&quot;18&quot;,&quot;60&quot;,&quot;وَإِذْ قَالَ مُوسَىٰ لِفَتَاهُ&quot;,&quot;419&quot;}, {&quot;18&quot;,&quot;71&quot;,&quot;فَانطَلَقَا حَتَّىٰ إِذَا رَكِبَا&quot;,&quot;420&quot;}, }, " calcext:value-type="string">
            <text:p>{{"17","1","سُبْحَانَ الَّذِي أَسْرَىٰ بِعَبْدِهِ","393"}, {"17","11","وَيَدْعُ الْإِنسَانُ بِالشَّرِّ دُعَاءَهُ","394"}, {"17","23","وَقَضَىٰ رَبُّكَ أَلَّا تَعْبُدُوا ","396"}, {"17","31","وَلَا تَقْتُلُوا أَوْلَادَكُمْ خَشْيَةَ ","397"}, {"17","41","وَلَقَدْ صَرَّفْنَا فِي هَـٰذَا الْقُرْآنِ","398"}, {"17","53","وَقُل لِّعِبَادِي يَقُولُوا الَّتِي","400"}, {"17","61","وَإِذْ قُلْنَا لِلْمَلَائِكَةِ اسْجُدُوا","401"}, {"17","71","يَوْمَ نَدْعُو كُلَّ أُنَاسٍ","403"}, {"17","78","أَقِمِ الصَّلَاةَ لِدُلُوكِ الشَّمْسِ","404"}, {"17","85","وَيَسْأَلُونَكَ عَنِ الرُّوحِ","404"}, {"17","94","وَمَا مَنَعَ النَّاسَ أَن يُؤْمِنُوا ","406"}, {"17","101","وَلَقَدْ آتَيْنَا مُوسَىٰ تِسْعَ","407"}, {"18","1","الْحَمْدُ لِلَّهِ الَّذِي أَنزَلَ عَلَىٰ ","408"}, {"18","13","نَّحْنُ نَقُصُّ عَلَيْكَ نَبَأَهُم بِالْحَقِّ","410"}, {"18","18","وَتَحْسَبُهُمْ أَيْقَاظًا وَهُمْ رُقُودٌ","411"}, {"18","23","وَلَا تَقُولَنَّ لِشَيْءٍ إِنِّي","412"}, {"18","32","وَاضْرِبْ لَهُم مَّثَلًا رَّجُلَيْنِ","414"}, {"18","45","وَاضْرِبْ لَهُم مَّثَلَ الْحَيَاةِ الدُّنْيَا","416"}, {"18","50","وَإِذْ قُلْنَا لِلْمَلَائِكَةِ اسْجُدُوا","417"}, {"18","54","وَلَقَدْ صَرَّفْنَا فِي هَـٰذَا الْقُرْآنِ","417"}, {"18","60","وَإِذْ قَالَ مُوسَىٰ لِفَتَاهُ","419"}, {"18","71","فَانطَلَقَا حَتَّىٰ إِذَا رَكِبَا","420"}, }, 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سُبْحَانَ الَّذِي أَسْرَىٰ بِعَبْدِهِ</text:p>
          </table:table-cell>
          <table:table-cell office:value-type="float" office:value="393" calcext:value-type="float">
            <text:p>393</text:p>
          </table:table-cell>
          <table:table-cell office:value-type="float" office:value="7.08" calcext:value-type="float">
            <text:p>7.08</text:p>
          </table:table-cell>
          <table:table-cell table:formula="of:=COM.MICROSOFT.CONCAT(&quot;{&quot;; &quot;&quot;&quot;&quot;; [.H87]; &quot;&quot;&quot;&quot;;  &quot;,&quot;; &quot;&quot;&quot;&quot;;  [.I87]; &quot;&quot;&quot;&quot;;  &quot;,&quot;; &quot;&quot;&quot;&quot;; [.J87]; &quot;&quot;&quot;&quot;;  &quot;,&quot; ; &quot;&quot;&quot;&quot;; [.K87]; &quot;&quot;&quot;&quot;;   &quot;,&quot; ; &quot;&quot;&quot;&quot;; [.L87]; &quot;&quot;&quot;&quot;; &quot;,&quot;; &quot;}, &quot;)" office:value-type="string" office:string-value="{&quot;17&quot;,&quot;1&quot;,&quot;سُبْحَانَ الَّذِي أَسْرَىٰ بِعَبْدِهِ&quot;,&quot;393&quot;,&quot;7.08&quot;,}, " calcext:value-type="string">
            <text:p>{"17","1","سُبْحَانَ الَّذِي أَسْرَىٰ بِعَبْدِهِ","393","7.08",}, </text:p>
          </table:table-cell>
          <table:table-cell/>
          <table:table-cell table:formula="of:=COM.MICROSOFT.CONCAT(&quot;{&quot;; [.M87:.M90]; &quot;}, &quot;)" office:value-type="string" office:string-value="{{&quot;17&quot;,&quot;1&quot;,&quot;سُبْحَانَ الَّذِي أَسْرَىٰ بِعَبْدِهِ&quot;,&quot;393&quot;,&quot;7.08&quot;,}, {&quot;17&quot;,&quot;53&quot;,&quot;وَقُل لِّعِبَادِي يَقُولُوا الَّتِي&quot;,&quot;400&quot;,&quot;7.00&quot;,}, {&quot;17&quot;,&quot;101&quot;,&quot;وَلَقَدْ آتَيْنَا مُوسَىٰ تِسْعَ&quot;,&quot;407&quot;,&quot;7.00&quot;,}, {&quot;18&quot;,&quot;32&quot;,&quot;وَاضْرِبْ لَهُم مَّثَلًا رَّجُلَيْنِ&quot;,&quot;414&quot;,&quot;6.62&quot;,}, }, " calcext:value-type="string">
            <text:p>{{"17","1","سُبْحَانَ الَّذِي أَسْرَىٰ بِعَبْدِهِ","393","7.08",}, {"17","53","وَقُل لِّعِبَادِي يَقُولُوا الَّتِي","400","7.00",}, {"17","101","وَلَقَدْ آتَيْنَا مُوسَىٰ تِسْعَ","407","7.00",}, {"18","32","وَاضْرِبْ لَهُم مَّثَلًا رَّجُلَيْنِ","414","6.62",}, },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وَيَدْعُ الْإِنسَانُ بِالشَّرِّ دُعَاءَهُ</text:p>
          </table:table-cell>
          <table:table-cell office:value-type="float" office:value="394" calcext:value-type="float">
            <text:p>394</text:p>
          </table:table-cell>
          <table:table-cell table:formula="of:=COM.MICROSOFT.CONCAT(&quot;{&quot;; &quot;&quot;&quot;&quot;; [.A88]; &quot;&quot;&quot;&quot;; &quot;,&quot;; &quot;&quot;&quot;&quot;;  [.B88]; &quot;&quot;&quot;&quot;;  &quot;,&quot; ; &quot;&quot;&quot;&quot;; [.C88]; &quot;&quot;&quot;&quot;;  &quot;,&quot; ; &quot;&quot;&quot;&quot;; [.D88]; &quot;&quot;&quot;&quot;; &quot;}, &quot;)" office:value-type="string" office:string-value="{&quot;17&quot;,&quot;11&quot;,&quot;وَيَدْعُ الْإِنسَانُ بِالشَّرِّ دُعَاءَهُ&quot;,&quot;394&quot;}, " calcext:value-type="string">
            <text:p>{"17","11","وَيَدْعُ الْإِنسَانُ بِالشَّرِّ دُعَاءَهُ","394"}, 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وَقُل لِّعِبَادِي يَقُولُوا الَّتِي</text:p>
          </table:table-cell>
          <table:table-cell office:value-type="float" office:value="400" calcext:value-type="float">
            <text:p>400</text:p>
          </table:table-cell>
          <table:table-cell table:formula="of:=&quot;7.00&quot;" office:value-type="string" office:string-value="7.00" calcext:value-type="string">
            <text:p>7.00</text:p>
          </table:table-cell>
          <table:table-cell table:formula="of:=COM.MICROSOFT.CONCAT(&quot;{&quot;; &quot;&quot;&quot;&quot;; [.H88]; &quot;&quot;&quot;&quot;;  &quot;,&quot;; &quot;&quot;&quot;&quot;;  [.I88]; &quot;&quot;&quot;&quot;;  &quot;,&quot;; &quot;&quot;&quot;&quot;; [.J88]; &quot;&quot;&quot;&quot;;  &quot;,&quot; ; &quot;&quot;&quot;&quot;; [.K88]; &quot;&quot;&quot;&quot;;   &quot;,&quot; ; &quot;&quot;&quot;&quot;; [.L88]; &quot;&quot;&quot;&quot;; &quot;,&quot;; &quot;}, &quot;)" office:value-type="string" office:string-value="{&quot;17&quot;,&quot;53&quot;,&quot;وَقُل لِّعِبَادِي يَقُولُوا الَّتِي&quot;,&quot;400&quot;,&quot;7.00&quot;,}, " calcext:value-type="string">
            <text:p>{"17","53","وَقُل لِّعِبَادِي يَقُولُوا الَّتِي","400","7.00",}, 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وَقَضَىٰ رَبُّكَ أَلَّا تَعْبُدُوا </text:p>
          </table:table-cell>
          <table:table-cell office:value-type="float" office:value="396" calcext:value-type="float">
            <text:p>396</text:p>
          </table:table-cell>
          <table:table-cell table:formula="of:=COM.MICROSOFT.CONCAT(&quot;{&quot;; &quot;&quot;&quot;&quot;; [.A89]; &quot;&quot;&quot;&quot;; &quot;,&quot;; &quot;&quot;&quot;&quot;;  [.B89]; &quot;&quot;&quot;&quot;;  &quot;,&quot; ; &quot;&quot;&quot;&quot;; [.C89]; &quot;&quot;&quot;&quot;;  &quot;,&quot; ; &quot;&quot;&quot;&quot;; [.D89]; &quot;&quot;&quot;&quot;; &quot;}, &quot;)" office:value-type="string" office:string-value="{&quot;17&quot;,&quot;23&quot;,&quot;وَقَضَىٰ رَبُّكَ أَلَّا تَعْبُدُوا &quot;,&quot;396&quot;}, " calcext:value-type="string">
            <text:p>{"17","23","وَقَضَىٰ رَبُّكَ أَلَّا تَعْبُدُوا ","396"}, 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وَلَقَدْ آتَيْنَا مُوسَىٰ تِسْعَ</text:p>
          </table:table-cell>
          <table:table-cell office:value-type="float" office:value="407" calcext:value-type="float">
            <text:p>407</text:p>
          </table:table-cell>
          <table:table-cell table:formula="of:=&quot;7.00&quot;" office:value-type="string" office:string-value="7.00" calcext:value-type="string">
            <text:p>7.00</text:p>
          </table:table-cell>
          <table:table-cell table:formula="of:=COM.MICROSOFT.CONCAT(&quot;{&quot;; &quot;&quot;&quot;&quot;; [.H89]; &quot;&quot;&quot;&quot;;  &quot;,&quot;; &quot;&quot;&quot;&quot;;  [.I89]; &quot;&quot;&quot;&quot;;  &quot;,&quot;; &quot;&quot;&quot;&quot;; [.J89]; &quot;&quot;&quot;&quot;;  &quot;,&quot; ; &quot;&quot;&quot;&quot;; [.K89]; &quot;&quot;&quot;&quot;;   &quot;,&quot; ; &quot;&quot;&quot;&quot;; [.L89]; &quot;&quot;&quot;&quot;; &quot;,&quot;; &quot;}, &quot;)" office:value-type="string" office:string-value="{&quot;17&quot;,&quot;101&quot;,&quot;وَلَقَدْ آتَيْنَا مُوسَىٰ تِسْعَ&quot;,&quot;407&quot;,&quot;7.00&quot;,}, " calcext:value-type="string">
            <text:p>{"17","101","وَلَقَدْ آتَيْنَا مُوسَىٰ تِسْعَ","407","7.00",}, 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وَلَا تَقْتُلُوا أَوْلَادَكُمْ خَشْيَةَ </text:p>
          </table:table-cell>
          <table:table-cell office:value-type="float" office:value="397" calcext:value-type="float">
            <text:p>397</text:p>
          </table:table-cell>
          <table:table-cell table:formula="of:=COM.MICROSOFT.CONCAT(&quot;{&quot;; &quot;&quot;&quot;&quot;; [.A90]; &quot;&quot;&quot;&quot;; &quot;,&quot;; &quot;&quot;&quot;&quot;;  [.B90]; &quot;&quot;&quot;&quot;;  &quot;,&quot; ; &quot;&quot;&quot;&quot;; [.C90]; &quot;&quot;&quot;&quot;;  &quot;,&quot; ; &quot;&quot;&quot;&quot;; [.D90]; &quot;&quot;&quot;&quot;; &quot;}, &quot;)" office:value-type="string" office:string-value="{&quot;17&quot;,&quot;31&quot;,&quot;وَلَا تَقْتُلُوا أَوْلَادَكُمْ خَشْيَةَ &quot;,&quot;397&quot;}, " calcext:value-type="string">
            <text:p>{"17","31","وَلَا تَقْتُلُوا أَوْلَادَكُمْ خَشْيَةَ ","397"}, 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وَاضْرِبْ لَهُم مَّثَلًا رَّجُلَيْنِ</text:p>
          </table:table-cell>
          <table:table-cell office:value-type="float" office:value="414" calcext:value-type="float">
            <text:p>414</text:p>
          </table:table-cell>
          <table:table-cell office:value-type="float" office:value="6.62" calcext:value-type="float">
            <text:p>6.62</text:p>
          </table:table-cell>
          <table:table-cell table:formula="of:=COM.MICROSOFT.CONCAT(&quot;{&quot;; &quot;&quot;&quot;&quot;; [.H90]; &quot;&quot;&quot;&quot;;  &quot;,&quot;; &quot;&quot;&quot;&quot;;  [.I90]; &quot;&quot;&quot;&quot;;  &quot;,&quot;; &quot;&quot;&quot;&quot;; [.J90]; &quot;&quot;&quot;&quot;;  &quot;,&quot; ; &quot;&quot;&quot;&quot;; [.K90]; &quot;&quot;&quot;&quot;;   &quot;,&quot; ; &quot;&quot;&quot;&quot;; [.L90]; &quot;&quot;&quot;&quot;; &quot;,&quot;; &quot;}, &quot;)" office:value-type="string" office:string-value="{&quot;18&quot;,&quot;32&quot;,&quot;وَاضْرِبْ لَهُم مَّثَلًا رَّجُلَيْنِ&quot;,&quot;414&quot;,&quot;6.62&quot;,}, " calcext:value-type="string">
            <text:p>{"18","32","وَاضْرِبْ لَهُم مَّثَلًا رَّجُلَيْنِ","414","6.62",}, 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وَلَقَدْ صَرَّفْنَا فِي هَـٰذَا الْقُرْآنِ</text:p>
          </table:table-cell>
          <table:table-cell office:value-type="float" office:value="398" calcext:value-type="float">
            <text:p>398</text:p>
          </table:table-cell>
          <table:table-cell table:formula="of:=COM.MICROSOFT.CONCAT(&quot;{&quot;; &quot;&quot;&quot;&quot;; [.A91]; &quot;&quot;&quot;&quot;; &quot;,&quot;; &quot;&quot;&quot;&quot;;  [.B91]; &quot;&quot;&quot;&quot;;  &quot;,&quot; ; &quot;&quot;&quot;&quot;; [.C91]; &quot;&quot;&quot;&quot;;  &quot;,&quot; ; &quot;&quot;&quot;&quot;; [.D91]; &quot;&quot;&quot;&quot;; &quot;}, &quot;)" office:value-type="string" office:string-value="{&quot;17&quot;,&quot;41&quot;,&quot;وَلَقَدْ صَرَّفْنَا فِي هَـٰذَا الْقُرْآنِ&quot;,&quot;398&quot;}, " calcext:value-type="string">
            <text:p>{"17","41","وَلَقَدْ صَرَّفْنَا فِي هَـٰذَا الْقُرْآنِ","398"}, 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وَقُل لِّعِبَادِي يَقُولُوا الَّتِي</text:p>
          </table:table-cell>
          <table:table-cell office:value-type="float" office:value="400" calcext:value-type="float">
            <text:p>400</text:p>
          </table:table-cell>
          <table:table-cell table:formula="of:=COM.MICROSOFT.CONCAT(&quot;{&quot;; &quot;&quot;&quot;&quot;; [.A92]; &quot;&quot;&quot;&quot;; &quot;,&quot;; &quot;&quot;&quot;&quot;;  [.B92]; &quot;&quot;&quot;&quot;;  &quot;,&quot; ; &quot;&quot;&quot;&quot;; [.C92]; &quot;&quot;&quot;&quot;;  &quot;,&quot; ; &quot;&quot;&quot;&quot;; [.D92]; &quot;&quot;&quot;&quot;; &quot;}, &quot;)" office:value-type="string" office:string-value="{&quot;17&quot;,&quot;53&quot;,&quot;وَقُل لِّعِبَادِي يَقُولُوا الَّتِي&quot;,&quot;400&quot;}, " calcext:value-type="string">
            <text:p>{"17","53","وَقُل لِّعِبَادِي يَقُولُوا الَّتِي","400"}, 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وَإِذْ قُلْنَا لِلْمَلَائِكَةِ اسْجُدُوا</text:p>
          </table:table-cell>
          <table:table-cell office:value-type="float" office:value="401" calcext:value-type="float">
            <text:p>401</text:p>
          </table:table-cell>
          <table:table-cell table:formula="of:=COM.MICROSOFT.CONCAT(&quot;{&quot;; &quot;&quot;&quot;&quot;; [.A93]; &quot;&quot;&quot;&quot;; &quot;,&quot;; &quot;&quot;&quot;&quot;;  [.B93]; &quot;&quot;&quot;&quot;;  &quot;,&quot; ; &quot;&quot;&quot;&quot;; [.C93]; &quot;&quot;&quot;&quot;;  &quot;,&quot; ; &quot;&quot;&quot;&quot;; [.D93]; &quot;&quot;&quot;&quot;; &quot;}, &quot;)" office:value-type="string" office:string-value="{&quot;17&quot;,&quot;61&quot;,&quot;وَإِذْ قُلْنَا لِلْمَلَائِكَةِ اسْجُدُوا&quot;,&quot;401&quot;}, " calcext:value-type="string">
            <text:p>{"17","61","وَإِذْ قُلْنَا لِلْمَلَائِكَةِ اسْجُدُوا","401"}, 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يَوْمَ نَدْعُو كُلَّ أُنَاسٍ</text:p>
          </table:table-cell>
          <table:table-cell office:value-type="float" office:value="403" calcext:value-type="float">
            <text:p>403</text:p>
          </table:table-cell>
          <table:table-cell table:formula="of:=COM.MICROSOFT.CONCAT(&quot;{&quot;; &quot;&quot;&quot;&quot;; [.A94]; &quot;&quot;&quot;&quot;; &quot;,&quot;; &quot;&quot;&quot;&quot;;  [.B94]; &quot;&quot;&quot;&quot;;  &quot;,&quot; ; &quot;&quot;&quot;&quot;; [.C94]; &quot;&quot;&quot;&quot;;  &quot;,&quot; ; &quot;&quot;&quot;&quot;; [.D94]; &quot;&quot;&quot;&quot;; &quot;}, &quot;)" office:value-type="string" office:string-value="{&quot;17&quot;,&quot;71&quot;,&quot;يَوْمَ نَدْعُو كُلَّ أُنَاسٍ&quot;,&quot;403&quot;}, " calcext:value-type="string">
            <text:p>{"17","71","يَوْمَ نَدْعُو كُلَّ أُنَاسٍ","403"}, 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أَقِمِ الصَّلَاةَ لِدُلُوكِ الشَّمْسِ</text:p>
          </table:table-cell>
          <table:table-cell office:value-type="float" office:value="404" calcext:value-type="float">
            <text:p>404</text:p>
          </table:table-cell>
          <table:table-cell table:formula="of:=COM.MICROSOFT.CONCAT(&quot;{&quot;; &quot;&quot;&quot;&quot;; [.A95]; &quot;&quot;&quot;&quot;; &quot;,&quot;; &quot;&quot;&quot;&quot;;  [.B95]; &quot;&quot;&quot;&quot;;  &quot;,&quot; ; &quot;&quot;&quot;&quot;; [.C95]; &quot;&quot;&quot;&quot;;  &quot;,&quot; ; &quot;&quot;&quot;&quot;; [.D95]; &quot;&quot;&quot;&quot;; &quot;}, &quot;)" office:value-type="string" office:string-value="{&quot;17&quot;,&quot;78&quot;,&quot;أَقِمِ الصَّلَاةَ لِدُلُوكِ الشَّمْسِ&quot;,&quot;404&quot;}, " calcext:value-type="string">
            <text:p>{"17","78","أَقِمِ الصَّلَاةَ لِدُلُوكِ الشَّمْسِ","404"}, 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وَيَسْأَلُونَكَ عَنِ الرُّوحِ</text:p>
          </table:table-cell>
          <table:table-cell office:value-type="float" office:value="404" calcext:value-type="float">
            <text:p>404</text:p>
          </table:table-cell>
          <table:table-cell table:formula="of:=COM.MICROSOFT.CONCAT(&quot;{&quot;; &quot;&quot;&quot;&quot;; [.A96]; &quot;&quot;&quot;&quot;; &quot;,&quot;; &quot;&quot;&quot;&quot;;  [.B96]; &quot;&quot;&quot;&quot;;  &quot;,&quot; ; &quot;&quot;&quot;&quot;; [.C96]; &quot;&quot;&quot;&quot;;  &quot;,&quot; ; &quot;&quot;&quot;&quot;; [.D96]; &quot;&quot;&quot;&quot;; &quot;}, &quot;)" office:value-type="string" office:string-value="{&quot;17&quot;,&quot;85&quot;,&quot;وَيَسْأَلُونَكَ عَنِ الرُّوحِ&quot;,&quot;404&quot;}, " calcext:value-type="string">
            <text:p>{"17","85","وَيَسْأَلُونَكَ عَنِ الرُّوحِ","404"}, 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وَمَا مَنَعَ النَّاسَ أَن يُؤْمِنُوا </text:p>
          </table:table-cell>
          <table:table-cell office:value-type="float" office:value="406" calcext:value-type="float">
            <text:p>406</text:p>
          </table:table-cell>
          <table:table-cell table:formula="of:=COM.MICROSOFT.CONCAT(&quot;{&quot;; &quot;&quot;&quot;&quot;; [.A97]; &quot;&quot;&quot;&quot;; &quot;,&quot;; &quot;&quot;&quot;&quot;;  [.B97]; &quot;&quot;&quot;&quot;;  &quot;,&quot; ; &quot;&quot;&quot;&quot;; [.C97]; &quot;&quot;&quot;&quot;;  &quot;,&quot; ; &quot;&quot;&quot;&quot;; [.D97]; &quot;&quot;&quot;&quot;; &quot;}, &quot;)" office:value-type="string" office:string-value="{&quot;17&quot;,&quot;94&quot;,&quot;وَمَا مَنَعَ النَّاسَ أَن يُؤْمِنُوا &quot;,&quot;406&quot;}, " calcext:value-type="string">
            <text:p>{"17","94","وَمَا مَنَعَ النَّاسَ أَن يُؤْمِنُوا ","406"}, 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وَلَقَدْ آتَيْنَا مُوسَىٰ تِسْعَ</text:p>
          </table:table-cell>
          <table:table-cell office:value-type="float" office:value="407" calcext:value-type="float">
            <text:p>407</text:p>
          </table:table-cell>
          <table:table-cell table:formula="of:=COM.MICROSOFT.CONCAT(&quot;{&quot;; &quot;&quot;&quot;&quot;; [.A98]; &quot;&quot;&quot;&quot;; &quot;,&quot;; &quot;&quot;&quot;&quot;;  [.B98]; &quot;&quot;&quot;&quot;;  &quot;,&quot; ; &quot;&quot;&quot;&quot;; [.C98]; &quot;&quot;&quot;&quot;;  &quot;,&quot; ; &quot;&quot;&quot;&quot;; [.D98]; &quot;&quot;&quot;&quot;; &quot;}, &quot;)" office:value-type="string" office:string-value="{&quot;17&quot;,&quot;101&quot;,&quot;وَلَقَدْ آتَيْنَا مُوسَىٰ تِسْعَ&quot;,&quot;407&quot;}, " calcext:value-type="string">
            <text:p>{"17","101","وَلَقَدْ آتَيْنَا مُوسَىٰ تِسْعَ","407"},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ْحَمْدُ لِلَّهِ الَّذِي أَنزَلَ عَلَىٰ </text:p>
          </table:table-cell>
          <table:table-cell office:value-type="float" office:value="408" calcext:value-type="float">
            <text:p>408</text:p>
          </table:table-cell>
          <table:table-cell table:formula="of:=COM.MICROSOFT.CONCAT(&quot;{&quot;; &quot;&quot;&quot;&quot;; [.A99]; &quot;&quot;&quot;&quot;; &quot;,&quot;; &quot;&quot;&quot;&quot;;  [.B99]; &quot;&quot;&quot;&quot;;  &quot;,&quot; ; &quot;&quot;&quot;&quot;; [.C99]; &quot;&quot;&quot;&quot;;  &quot;,&quot; ; &quot;&quot;&quot;&quot;; [.D99]; &quot;&quot;&quot;&quot;; &quot;}, &quot;)" office:value-type="string" office:string-value="{&quot;18&quot;,&quot;1&quot;,&quot;الْحَمْدُ لِلَّهِ الَّذِي أَنزَلَ عَلَىٰ &quot;,&quot;408&quot;}, " calcext:value-type="string">
            <text:p>{"18","1","الْحَمْدُ لِلَّهِ الَّذِي أَنزَلَ عَلَىٰ ","408"},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نَّحْنُ نَقُصُّ عَلَيْكَ نَبَأَهُم بِالْحَقِّ</text:p>
          </table:table-cell>
          <table:table-cell office:value-type="float" office:value="410" calcext:value-type="float">
            <text:p>410</text:p>
          </table:table-cell>
          <table:table-cell table:formula="of:=COM.MICROSOFT.CONCAT(&quot;{&quot;; &quot;&quot;&quot;&quot;; [.A100]; &quot;&quot;&quot;&quot;; &quot;,&quot;; &quot;&quot;&quot;&quot;;  [.B100]; &quot;&quot;&quot;&quot;;  &quot;,&quot; ; &quot;&quot;&quot;&quot;; [.C100]; &quot;&quot;&quot;&quot;;  &quot;,&quot; ; &quot;&quot;&quot;&quot;; [.D100]; &quot;&quot;&quot;&quot;; &quot;}, &quot;)" office:value-type="string" office:string-value="{&quot;18&quot;,&quot;13&quot;,&quot;نَّحْنُ نَقُصُّ عَلَيْكَ نَبَأَهُم بِالْحَقِّ&quot;,&quot;410&quot;}, " calcext:value-type="string">
            <text:p>{"18","13","نَّحْنُ نَقُصُّ عَلَيْكَ نَبَأَهُم بِالْحَقِّ","410"}, 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ce1" office:value-type="string" calcext:value-type="string">
            <text:p>وَتَحْسَبُهُمْ أَيْقَاظًا وَهُمْ رُقُودٌ</text:p>
          </table:table-cell>
          <table:table-cell office:value-type="float" office:value="411" calcext:value-type="float">
            <text:p>411</text:p>
          </table:table-cell>
          <table:table-cell table:formula="of:=COM.MICROSOFT.CONCAT(&quot;{&quot;; &quot;&quot;&quot;&quot;; [.A101]; &quot;&quot;&quot;&quot;; &quot;,&quot;; &quot;&quot;&quot;&quot;;  [.B101]; &quot;&quot;&quot;&quot;;  &quot;,&quot; ; &quot;&quot;&quot;&quot;; [.C101]; &quot;&quot;&quot;&quot;;  &quot;,&quot; ; &quot;&quot;&quot;&quot;; [.D101]; &quot;&quot;&quot;&quot;; &quot;}, &quot;)" office:value-type="string" office:string-value="{&quot;18&quot;,&quot;18&quot;,&quot;وَتَحْسَبُهُمْ أَيْقَاظًا وَهُمْ رُقُودٌ&quot;,&quot;411&quot;}, " calcext:value-type="string">
            <text:p>{"18","18","وَتَحْسَبُهُمْ أَيْقَاظًا وَهُمْ رُقُودٌ","411"},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وَلَا تَقُولَنَّ لِشَيْءٍ إِنِّي</text:p>
          </table:table-cell>
          <table:table-cell office:value-type="float" office:value="412" calcext:value-type="float">
            <text:p>412</text:p>
          </table:table-cell>
          <table:table-cell table:formula="of:=COM.MICROSOFT.CONCAT(&quot;{&quot;; &quot;&quot;&quot;&quot;; [.A102]; &quot;&quot;&quot;&quot;; &quot;,&quot;; &quot;&quot;&quot;&quot;;  [.B102]; &quot;&quot;&quot;&quot;;  &quot;,&quot; ; &quot;&quot;&quot;&quot;; [.C102]; &quot;&quot;&quot;&quot;;  &quot;,&quot; ; &quot;&quot;&quot;&quot;; [.D102]; &quot;&quot;&quot;&quot;; &quot;}, &quot;)" office:value-type="string" office:string-value="{&quot;18&quot;,&quot;23&quot;,&quot;وَلَا تَقُولَنَّ لِشَيْءٍ إِنِّي&quot;,&quot;412&quot;}, " calcext:value-type="string">
            <text:p>{"18","23","وَلَا تَقُولَنَّ لِشَيْءٍ إِنِّي","412"},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وَاضْرِبْ لَهُم مَّثَلًا رَّجُلَيْنِ</text:p>
          </table:table-cell>
          <table:table-cell office:value-type="float" office:value="414" calcext:value-type="float">
            <text:p>414</text:p>
          </table:table-cell>
          <table:table-cell table:formula="of:=COM.MICROSOFT.CONCAT(&quot;{&quot;; &quot;&quot;&quot;&quot;; [.A103]; &quot;&quot;&quot;&quot;; &quot;,&quot;; &quot;&quot;&quot;&quot;;  [.B103]; &quot;&quot;&quot;&quot;;  &quot;,&quot; ; &quot;&quot;&quot;&quot;; [.C103]; &quot;&quot;&quot;&quot;;  &quot;,&quot; ; &quot;&quot;&quot;&quot;; [.D103]; &quot;&quot;&quot;&quot;; &quot;}, &quot;)" office:value-type="string" office:string-value="{&quot;18&quot;,&quot;32&quot;,&quot;وَاضْرِبْ لَهُم مَّثَلًا رَّجُلَيْنِ&quot;,&quot;414&quot;}, " calcext:value-type="string">
            <text:p>{"18","32","وَاضْرِبْ لَهُم مَّثَلًا رَّجُلَيْنِ","414"},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وَاضْرِبْ لَهُم مَّثَلَ الْحَيَاةِ الدُّنْيَا</text:p>
          </table:table-cell>
          <table:table-cell office:value-type="float" office:value="416" calcext:value-type="float">
            <text:p>416</text:p>
          </table:table-cell>
          <table:table-cell table:formula="of:=COM.MICROSOFT.CONCAT(&quot;{&quot;; &quot;&quot;&quot;&quot;; [.A104]; &quot;&quot;&quot;&quot;; &quot;,&quot;; &quot;&quot;&quot;&quot;;  [.B104]; &quot;&quot;&quot;&quot;;  &quot;,&quot; ; &quot;&quot;&quot;&quot;; [.C104]; &quot;&quot;&quot;&quot;;  &quot;,&quot; ; &quot;&quot;&quot;&quot;; [.D104]; &quot;&quot;&quot;&quot;; &quot;}, &quot;)" office:value-type="string" office:string-value="{&quot;18&quot;,&quot;45&quot;,&quot;وَاضْرِبْ لَهُم مَّثَلَ الْحَيَاةِ الدُّنْيَا&quot;,&quot;416&quot;}, " calcext:value-type="string">
            <text:p>{"18","45","وَاضْرِبْ لَهُم مَّثَلَ الْحَيَاةِ الدُّنْيَا","416"},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وَإِذْ قُلْنَا لِلْمَلَائِكَةِ اسْجُدُوا</text:p>
          </table:table-cell>
          <table:table-cell office:value-type="float" office:value="417" calcext:value-type="float">
            <text:p>417</text:p>
          </table:table-cell>
          <table:table-cell table:formula="of:=COM.MICROSOFT.CONCAT(&quot;{&quot;; &quot;&quot;&quot;&quot;; [.A105]; &quot;&quot;&quot;&quot;; &quot;,&quot;; &quot;&quot;&quot;&quot;;  [.B105]; &quot;&quot;&quot;&quot;;  &quot;,&quot; ; &quot;&quot;&quot;&quot;; [.C105]; &quot;&quot;&quot;&quot;;  &quot;,&quot; ; &quot;&quot;&quot;&quot;; [.D105]; &quot;&quot;&quot;&quot;; &quot;}, &quot;)" office:value-type="string" office:string-value="{&quot;18&quot;,&quot;50&quot;,&quot;وَإِذْ قُلْنَا لِلْمَلَائِكَةِ اسْجُدُوا&quot;,&quot;417&quot;}, " calcext:value-type="string">
            <text:p>{"18","50","وَإِذْ قُلْنَا لِلْمَلَائِكَةِ اسْجُدُوا","417"},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وَلَقَدْ صَرَّفْنَا فِي هَـٰذَا الْقُرْآنِ</text:p>
          </table:table-cell>
          <table:table-cell office:value-type="float" office:value="417" calcext:value-type="float">
            <text:p>417</text:p>
          </table:table-cell>
          <table:table-cell table:formula="of:=COM.MICROSOFT.CONCAT(&quot;{&quot;; &quot;&quot;&quot;&quot;; [.A106]; &quot;&quot;&quot;&quot;; &quot;,&quot;; &quot;&quot;&quot;&quot;;  [.B106]; &quot;&quot;&quot;&quot;;  &quot;,&quot; ; &quot;&quot;&quot;&quot;; [.C106]; &quot;&quot;&quot;&quot;;  &quot;,&quot; ; &quot;&quot;&quot;&quot;; [.D106]; &quot;&quot;&quot;&quot;; &quot;}, &quot;)" office:value-type="string" office:string-value="{&quot;18&quot;,&quot;54&quot;,&quot;وَلَقَدْ صَرَّفْنَا فِي هَـٰذَا الْقُرْآنِ&quot;,&quot;417&quot;}, " calcext:value-type="string">
            <text:p>{"18","54","وَلَقَدْ صَرَّفْنَا فِي هَـٰذَا الْقُرْآنِ","417"},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وَإِذْ قَالَ مُوسَىٰ لِفَتَاهُ</text:p>
          </table:table-cell>
          <table:table-cell office:value-type="float" office:value="419" calcext:value-type="float">
            <text:p>419</text:p>
          </table:table-cell>
          <table:table-cell table:formula="of:=COM.MICROSOFT.CONCAT(&quot;{&quot;; &quot;&quot;&quot;&quot;; [.A107]; &quot;&quot;&quot;&quot;; &quot;,&quot;; &quot;&quot;&quot;&quot;;  [.B107]; &quot;&quot;&quot;&quot;;  &quot;,&quot; ; &quot;&quot;&quot;&quot;; [.C107]; &quot;&quot;&quot;&quot;;  &quot;,&quot; ; &quot;&quot;&quot;&quot;; [.D107]; &quot;&quot;&quot;&quot;; &quot;}, &quot;)" office:value-type="string" office:string-value="{&quot;18&quot;,&quot;60&quot;,&quot;وَإِذْ قَالَ مُوسَىٰ لِفَتَاهُ&quot;,&quot;419&quot;}, " calcext:value-type="string">
            <text:p>{"18","60","وَإِذْ قَالَ مُوسَىٰ لِفَتَاهُ","419"},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فَانطَلَقَا حَتَّىٰ إِذَا رَكِبَا</text:p>
          </table:table-cell>
          <table:table-cell office:value-type="float" office:value="420" calcext:value-type="float">
            <text:p>420</text:p>
          </table:table-cell>
          <table:table-cell table:formula="of:=COM.MICROSOFT.CONCAT(&quot;{&quot;; &quot;&quot;&quot;&quot;; [.A108]; &quot;&quot;&quot;&quot;; &quot;,&quot;; &quot;&quot;&quot;&quot;;  [.B108]; &quot;&quot;&quot;&quot;;  &quot;,&quot; ; &quot;&quot;&quot;&quot;; [.C108]; &quot;&quot;&quot;&quot;;  &quot;,&quot; ; &quot;&quot;&quot;&quot;; [.D108]; &quot;&quot;&quot;&quot;; &quot;}, &quot;)" office:value-type="string" office:string-value="{&quot;18&quot;,&quot;71&quot;,&quot;فَانطَلَقَا حَتَّىٰ إِذَا رَكِبَا&quot;,&quot;420&quot;}, " calcext:value-type="string">
            <text:p>{"18","71","فَانطَلَقَا حَتَّىٰ إِذَا رَكِبَا","420"}, </text:p>
          </table:table-cell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وَيَسْأَلُونَكَ عَن ذِي الْقَرْنَيْنِ</text:p>
          </table:table-cell>
          <table:table-cell office:value-type="float" office:value="422" calcext:value-type="float">
            <text:p>422</text:p>
          </table:table-cell>
          <table:table-cell table:formula="of:=COM.MICROSOFT.CONCAT(&quot;{&quot;; &quot;&quot;&quot;&quot;; [.A113]; &quot;&quot;&quot;&quot;; &quot;,&quot;; &quot;&quot;&quot;&quot;;  [.B113]; &quot;&quot;&quot;&quot;;  &quot;,&quot; ; &quot;&quot;&quot;&quot;; [.C113]; &quot;&quot;&quot;&quot;;  &quot;,&quot; ; &quot;&quot;&quot;&quot;; [.D113]; &quot;&quot;&quot;&quot;; &quot;}, &quot;)" office:value-type="string" office:string-value="{&quot;18&quot;,&quot;83&quot;,&quot;وَيَسْأَلُونَكَ عَن ذِي الْقَرْنَيْنِ&quot;,&quot;422&quot;}, " calcext:value-type="string">
            <text:p>{"18","83","وَيَسْأَلُونَكَ عَن ذِي الْقَرْنَيْنِ","422"}, </text:p>
          </table:table-cell>
          <table:table-cell/>
          <table:table-cell table:formula="of:=COM.MICROSOFT.CONCAT(&quot;{&quot;; [.E113:.E128]; &quot;}, &quot;)" office:value-type="string" office:string-value="{{&quot;18&quot;,&quot;83&quot;,&quot;وَيَسْأَلُونَكَ عَن ذِي الْقَرْنَيْنِ&quot;,&quot;422&quot;}, {&quot;18&quot;,&quot;102&quot;,&quot;أَفَحَسِبَ الَّذِينَ كَفَرُوا&quot;,&quot;424&quot;}, {&quot;19&quot;,&quot;1&quot;,&quot;كهيعص&quot;,&quot;425&quot;}, {&quot;19&quot;,&quot;16&quot;,&quot;وَاذْكُرْ فِي الْكِتَابِ مَرْيَمَ&quot;,&quot;426&quot;}, {&quot;19&quot;,&quot;41&quot;,&quot;وَاذْكُرْ فِي الْكِتَابِ إِبْرَاهِيمَ&quot;,&quot;429&quot;}, {&quot;19&quot;,&quot;51&quot;,&quot;وَاذْكُرْ فِي الْكِتَابِ مُوسَىٰ&quot;,&quot;430&quot;}, {&quot;19&quot;,&quot;66&quot;,&quot;وَيَقُولُ الْإِنسَانُ أَإِذَا مَا مِتُّ&quot;,&quot;432&quot;}, {&quot;19&quot;,&quot;83&quot;,&quot;أَلَمْ تَرَ أَنَّا أَرْسَلْنَا الشَّيَاطِينَ &quot;,&quot;433&quot;}, {&quot;20&quot;,&quot;1&quot;,&quot;طه&quot;,&quot;435&quot;}, {&quot;20&quot;,&quot;25&quot;,&quot;قَالَ رَبِّ اشْرَحْ لِي صَدْرِي&quot;,&quot;436&quot;}, {&quot;20&quot;,&quot;55&quot;,&quot;مِنْهَا خَلَقْنَاكُمْ وَفِيهَا&quot;,&quot;439&quot;}, {&quot;20&quot;,&quot;77&quot;,&quot;وَلَقَدْ أَوْحَيْنَا إِلَىٰ مُوسَىٰ&quot;,&quot;441&quot;}, {&quot;20&quot;,&quot;90&quot;,&quot;وَلَقَدْ قَالَ لَهُمْ هَارُونُ&quot;,&quot;443&quot;}, {&quot;20&quot;,&quot;105&quot;,&quot;وَيَسْأَلُونَكَ عَنِ الْجِبَالِ&quot;,&quot;445&quot;}, {&quot;20&quot;,&quot;116&quot;,&quot;وَإِذْ قُلْنَا لِلْمَلَائِكَةِ اسْجُدُوا&quot;,&quot;446&quot;}, {&quot;20&quot;,&quot;129&quot;,&quot;وَلَوْلَا كَلِمَةٌ سَبَقَتْ مِن&quot;,&quot;447&quot;}, }, " calcext:value-type="string">
            <text:p>{{"18","83","وَيَسْأَلُونَكَ عَن ذِي الْقَرْنَيْنِ","422"}, {"18","102","أَفَحَسِبَ الَّذِينَ كَفَرُوا","424"}, {"19","1","كهيعص","425"}, {"19","16","وَاذْكُرْ فِي الْكِتَابِ مَرْيَمَ","426"}, {"19","41","وَاذْكُرْ فِي الْكِتَابِ إِبْرَاهِيمَ","429"}, {"19","51","وَاذْكُرْ فِي الْكِتَابِ مُوسَىٰ","430"}, {"19","66","وَيَقُولُ الْإِنسَانُ أَإِذَا مَا مِتُّ","432"}, {"19","83","أَلَمْ تَرَ أَنَّا أَرْسَلْنَا الشَّيَاطِينَ ","433"}, {"20","1","طه","435"}, {"20","25","قَالَ رَبِّ اشْرَحْ لِي صَدْرِي","436"}, {"20","55","مِنْهَا خَلَقْنَاكُمْ وَفِيهَا","439"}, {"20","77","وَلَقَدْ أَوْحَيْنَا إِلَىٰ مُوسَىٰ","441"}, {"20","90","وَلَقَدْ قَالَ لَهُمْ هَارُونُ","443"}, {"20","105","وَيَسْأَلُونَكَ عَنِ الْجِبَالِ","445"}, {"20","116","وَإِذْ قُلْنَا لِلْمَلَائِكَةِ اسْجُدُوا","446"}, {"20","129","وَلَوْلَا كَلِمَةٌ سَبَقَتْ مِن","447"}, }, 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قَالَ أَلَمْ أَقُل لَّكَ إِنَّكَ لَن</text:p>
          </table:table-cell>
          <table:table-cell office:value-type="float" office:value="421" calcext:value-type="float">
            <text:p>421</text:p>
          </table:table-cell>
          <table:table-cell office:value-type="float" office:value="8.31" calcext:value-type="float">
            <text:p>8.31</text:p>
          </table:table-cell>
          <table:table-cell table:formula="of:=COM.MICROSOFT.CONCAT(&quot;{&quot;; &quot;&quot;&quot;&quot;; [.H113]; &quot;&quot;&quot;&quot;;  &quot;,&quot;; &quot;&quot;&quot;&quot;;  [.I113]; &quot;&quot;&quot;&quot;;  &quot;,&quot;; &quot;&quot;&quot;&quot;; [.J113]; &quot;&quot;&quot;&quot;;  &quot;,&quot; ; &quot;&quot;&quot;&quot;; [.K113]; &quot;&quot;&quot;&quot;;   &quot;,&quot; ; &quot;&quot;&quot;&quot;; [.L113]; &quot;&quot;&quot;&quot;; &quot;,&quot;; &quot;}, &quot;)" office:value-type="string" office:string-value="{&quot;18&quot;,&quot;75&quot;,&quot;قَالَ أَلَمْ أَقُل لَّكَ إِنَّكَ لَن&quot;,&quot;421&quot;,&quot;8.31&quot;,}, " calcext:value-type="string">
            <text:p>{"18","75","قَالَ أَلَمْ أَقُل لَّكَ إِنَّكَ لَن","421","8.31",}, </text:p>
          </table:table-cell>
          <table:table-cell/>
          <table:table-cell table:formula="of:=COM.MICROSOFT.CONCAT(&quot;{&quot;; [.M113:.M116]; &quot;}, &quot;)" office:value-type="string" office:string-value="{{&quot;18&quot;,&quot;75&quot;,&quot;قَالَ أَلَمْ أَقُل لَّكَ إِنَّكَ لَن&quot;,&quot;421&quot;,&quot;8.31&quot;,}, {&quot;19&quot;,&quot;41&quot;,&quot;وَاذْكُرْ فِي الْكِتَابِ إِبْرَاهِيمَ&quot;,&quot;429&quot;,&quot;5.92&quot;,}, {&quot;20&quot;,&quot;1&quot;,&quot;طه&quot;,&quot;435&quot;,&quot;6.46&quot;,}, {&quot;20&quot;,&quot;77&quot;,&quot;وَلَقَدْ أَوْحَيْنَا إِلَىٰ مُوسَىٰ&quot;,&quot;441&quot;,&quot;7.31&quot;,}, }, " calcext:value-type="string">
            <text:p>{{"18","75","قَالَ أَلَمْ أَقُل لَّكَ إِنَّكَ لَن","421","8.31",}, {"19","41","وَاذْكُرْ فِي الْكِتَابِ إِبْرَاهِيمَ","429","5.92",}, {"20","1","طه","435","6.46",}, {"20","77","وَلَقَدْ أَوْحَيْنَا إِلَىٰ مُوسَىٰ","441","7.31",}, },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أَفَحَسِبَ الَّذِينَ كَفَرُوا</text:p>
          </table:table-cell>
          <table:table-cell table:style-name="ce2" office:value-type="float" office:value="424" calcext:value-type="float">
            <text:p>424</text:p>
          </table:table-cell>
          <table:table-cell table:formula="of:=COM.MICROSOFT.CONCAT(&quot;{&quot;; &quot;&quot;&quot;&quot;; [.A114]; &quot;&quot;&quot;&quot;; &quot;,&quot;; &quot;&quot;&quot;&quot;;  [.B114]; &quot;&quot;&quot;&quot;;  &quot;,&quot; ; &quot;&quot;&quot;&quot;; [.C114]; &quot;&quot;&quot;&quot;;  &quot;,&quot; ; &quot;&quot;&quot;&quot;; [.D114]; &quot;&quot;&quot;&quot;; &quot;}, &quot;)" office:value-type="string" office:string-value="{&quot;18&quot;,&quot;102&quot;,&quot;أَفَحَسِبَ الَّذِينَ كَفَرُوا&quot;,&quot;424&quot;}, " calcext:value-type="string">
            <text:p>{"18","102","أَفَحَسِبَ الَّذِينَ كَفَرُوا","424"}, 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وَاذْكُرْ فِي الْكِتَابِ إِبْرَاهِيمَ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5.92" calcext:value-type="float">
            <text:p>5.92</text:p>
          </table:table-cell>
          <table:table-cell table:formula="of:=COM.MICROSOFT.CONCAT(&quot;{&quot;; &quot;&quot;&quot;&quot;; [.H114]; &quot;&quot;&quot;&quot;;  &quot;,&quot;; &quot;&quot;&quot;&quot;;  [.I114]; &quot;&quot;&quot;&quot;;  &quot;,&quot;; &quot;&quot;&quot;&quot;; [.J114]; &quot;&quot;&quot;&quot;;  &quot;,&quot; ; &quot;&quot;&quot;&quot;; [.K114]; &quot;&quot;&quot;&quot;;   &quot;,&quot; ; &quot;&quot;&quot;&quot;; [.L114]; &quot;&quot;&quot;&quot;; &quot;,&quot;; &quot;}, &quot;)" office:value-type="string" office:string-value="{&quot;19&quot;,&quot;41&quot;,&quot;وَاذْكُرْ فِي الْكِتَابِ إِبْرَاهِيمَ&quot;,&quot;429&quot;,&quot;5.92&quot;,}, " calcext:value-type="string">
            <text:p>{"19","41","وَاذْكُرْ فِي الْكِتَابِ إِبْرَاهِيمَ","429","5.92",}, 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كهيعص</text:p>
          </table:table-cell>
          <table:table-cell table:style-name="ce2" office:value-type="float" office:value="425" calcext:value-type="float">
            <text:p>425</text:p>
          </table:table-cell>
          <table:table-cell table:formula="of:=COM.MICROSOFT.CONCAT(&quot;{&quot;; &quot;&quot;&quot;&quot;; [.A115]; &quot;&quot;&quot;&quot;; &quot;,&quot;; &quot;&quot;&quot;&quot;;  [.B115]; &quot;&quot;&quot;&quot;;  &quot;,&quot; ; &quot;&quot;&quot;&quot;; [.C115]; &quot;&quot;&quot;&quot;;  &quot;,&quot; ; &quot;&quot;&quot;&quot;; [.D115]; &quot;&quot;&quot;&quot;; &quot;}, &quot;)" office:value-type="string" office:string-value="{&quot;19&quot;,&quot;1&quot;,&quot;كهيعص&quot;,&quot;425&quot;}, " calcext:value-type="string">
            <text:p>{"19","1","كهيعص","425"},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طه</text:p>
          </table:table-cell>
          <table:table-cell table:style-name="ce2" office:value-type="float" office:value="435" calcext:value-type="float">
            <text:p>435</text:p>
          </table:table-cell>
          <table:table-cell office:value-type="float" office:value="6.46" calcext:value-type="float">
            <text:p>6.46</text:p>
          </table:table-cell>
          <table:table-cell table:formula="of:=COM.MICROSOFT.CONCAT(&quot;{&quot;; &quot;&quot;&quot;&quot;; [.H115]; &quot;&quot;&quot;&quot;;  &quot;,&quot;; &quot;&quot;&quot;&quot;;  [.I115]; &quot;&quot;&quot;&quot;;  &quot;,&quot;; &quot;&quot;&quot;&quot;; [.J115]; &quot;&quot;&quot;&quot;;  &quot;,&quot; ; &quot;&quot;&quot;&quot;; [.K115]; &quot;&quot;&quot;&quot;;   &quot;,&quot; ; &quot;&quot;&quot;&quot;; [.L115]; &quot;&quot;&quot;&quot;; &quot;,&quot;; &quot;}, &quot;)" office:value-type="string" office:string-value="{&quot;20&quot;,&quot;1&quot;,&quot;طه&quot;,&quot;435&quot;,&quot;6.46&quot;,}, " calcext:value-type="string">
            <text:p>{"20","1","طه","435","6.46",}, 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وَاذْكُرْ فِي الْكِتَابِ مَرْيَمَ</text:p>
          </table:table-cell>
          <table:table-cell table:style-name="ce2" office:value-type="float" office:value="426" calcext:value-type="float">
            <text:p>426</text:p>
          </table:table-cell>
          <table:table-cell table:formula="of:=COM.MICROSOFT.CONCAT(&quot;{&quot;; &quot;&quot;&quot;&quot;; [.A116]; &quot;&quot;&quot;&quot;; &quot;,&quot;; &quot;&quot;&quot;&quot;;  [.B116]; &quot;&quot;&quot;&quot;;  &quot;,&quot; ; &quot;&quot;&quot;&quot;; [.C116]; &quot;&quot;&quot;&quot;;  &quot;,&quot; ; &quot;&quot;&quot;&quot;; [.D116]; &quot;&quot;&quot;&quot;; &quot;}, &quot;)" office:value-type="string" office:string-value="{&quot;19&quot;,&quot;16&quot;,&quot;وَاذْكُرْ فِي الْكِتَابِ مَرْيَمَ&quot;,&quot;426&quot;}, " calcext:value-type="string">
            <text:p>{"19","16","وَاذْكُرْ فِي الْكِتَابِ مَرْيَمَ","426"}, 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وَلَقَدْ أَوْحَيْنَا إِلَىٰ مُوسَىٰ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7.31" calcext:value-type="float">
            <text:p>7.31</text:p>
          </table:table-cell>
          <table:table-cell table:formula="of:=COM.MICROSOFT.CONCAT(&quot;{&quot;; &quot;&quot;&quot;&quot;; [.H116]; &quot;&quot;&quot;&quot;;  &quot;,&quot;; &quot;&quot;&quot;&quot;;  [.I116]; &quot;&quot;&quot;&quot;;  &quot;,&quot;; &quot;&quot;&quot;&quot;; [.J116]; &quot;&quot;&quot;&quot;;  &quot;,&quot; ; &quot;&quot;&quot;&quot;; [.K116]; &quot;&quot;&quot;&quot;;   &quot;,&quot; ; &quot;&quot;&quot;&quot;; [.L116]; &quot;&quot;&quot;&quot;; &quot;,&quot;; &quot;}, &quot;)" office:value-type="string" office:string-value="{&quot;20&quot;,&quot;77&quot;,&quot;وَلَقَدْ أَوْحَيْنَا إِلَىٰ مُوسَىٰ&quot;,&quot;441&quot;,&quot;7.31&quot;,}, " calcext:value-type="string">
            <text:p>{"20","77","وَلَقَدْ أَوْحَيْنَا إِلَىٰ مُوسَىٰ","441","7.31",}, 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وَاذْكُرْ فِي الْكِتَابِ إِبْرَاهِيمَ</text:p>
          </table:table-cell>
          <table:table-cell table:style-name="ce2" office:value-type="float" office:value="429" calcext:value-type="float">
            <text:p>429</text:p>
          </table:table-cell>
          <table:table-cell table:formula="of:=COM.MICROSOFT.CONCAT(&quot;{&quot;; &quot;&quot;&quot;&quot;; [.A117]; &quot;&quot;&quot;&quot;; &quot;,&quot;; &quot;&quot;&quot;&quot;;  [.B117]; &quot;&quot;&quot;&quot;;  &quot;,&quot; ; &quot;&quot;&quot;&quot;; [.C117]; &quot;&quot;&quot;&quot;;  &quot;,&quot; ; &quot;&quot;&quot;&quot;; [.D117]; &quot;&quot;&quot;&quot;; &quot;}, &quot;)" office:value-type="string" office:string-value="{&quot;19&quot;,&quot;41&quot;,&quot;وَاذْكُرْ فِي الْكِتَابِ إِبْرَاهِيمَ&quot;,&quot;429&quot;}, " calcext:value-type="string">
            <text:p>{"19","41","وَاذْكُرْ فِي الْكِتَابِ إِبْرَاهِيمَ","429"}, 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وَاذْكُرْ فِي الْكِتَابِ مُوسَىٰ</text:p>
          </table:table-cell>
          <table:table-cell table:style-name="ce2" office:value-type="float" office:value="430" calcext:value-type="float">
            <text:p>430</text:p>
          </table:table-cell>
          <table:table-cell table:formula="of:=COM.MICROSOFT.CONCAT(&quot;{&quot;; &quot;&quot;&quot;&quot;; [.A118]; &quot;&quot;&quot;&quot;; &quot;,&quot;; &quot;&quot;&quot;&quot;;  [.B118]; &quot;&quot;&quot;&quot;;  &quot;,&quot; ; &quot;&quot;&quot;&quot;; [.C118]; &quot;&quot;&quot;&quot;;  &quot;,&quot; ; &quot;&quot;&quot;&quot;; [.D118]; &quot;&quot;&quot;&quot;; &quot;}, &quot;)" office:value-type="string" office:string-value="{&quot;19&quot;,&quot;51&quot;,&quot;وَاذْكُرْ فِي الْكِتَابِ مُوسَىٰ&quot;,&quot;430&quot;}, " calcext:value-type="string">
            <text:p>{"19","51","وَاذْكُرْ فِي الْكِتَابِ مُوسَىٰ","430"}, 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وَيَقُولُ الْإِنسَانُ أَإِذَا مَا مِتُّ</text:p>
          </table:table-cell>
          <table:table-cell table:style-name="ce2" office:value-type="float" office:value="432" calcext:value-type="float">
            <text:p>432</text:p>
          </table:table-cell>
          <table:table-cell table:formula="of:=COM.MICROSOFT.CONCAT(&quot;{&quot;; &quot;&quot;&quot;&quot;; [.A119]; &quot;&quot;&quot;&quot;; &quot;,&quot;; &quot;&quot;&quot;&quot;;  [.B119]; &quot;&quot;&quot;&quot;;  &quot;,&quot; ; &quot;&quot;&quot;&quot;; [.C119]; &quot;&quot;&quot;&quot;;  &quot;,&quot; ; &quot;&quot;&quot;&quot;; [.D119]; &quot;&quot;&quot;&quot;; &quot;}, &quot;)" office:value-type="string" office:string-value="{&quot;19&quot;,&quot;66&quot;,&quot;وَيَقُولُ الْإِنسَانُ أَإِذَا مَا مِتُّ&quot;,&quot;432&quot;}, " calcext:value-type="string">
            <text:p>{"19","66","وَيَقُولُ الْإِنسَانُ أَإِذَا مَا مِتُّ","432"}, 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أَلَمْ تَرَ أَنَّا أَرْسَلْنَا الشَّيَاطِينَ </text:p>
          </table:table-cell>
          <table:table-cell table:style-name="ce2" office:value-type="float" office:value="433" calcext:value-type="float">
            <text:p>433</text:p>
          </table:table-cell>
          <table:table-cell table:formula="of:=COM.MICROSOFT.CONCAT(&quot;{&quot;; &quot;&quot;&quot;&quot;; [.A120]; &quot;&quot;&quot;&quot;; &quot;,&quot;; &quot;&quot;&quot;&quot;;  [.B120]; &quot;&quot;&quot;&quot;;  &quot;,&quot; ; &quot;&quot;&quot;&quot;; [.C120]; &quot;&quot;&quot;&quot;;  &quot;,&quot; ; &quot;&quot;&quot;&quot;; [.D120]; &quot;&quot;&quot;&quot;; &quot;}, &quot;)" office:value-type="string" office:string-value="{&quot;19&quot;,&quot;83&quot;,&quot;أَلَمْ تَرَ أَنَّا أَرْسَلْنَا الشَّيَاطِينَ &quot;,&quot;433&quot;}, " calcext:value-type="string">
            <text:p>{"19","83","أَلَمْ تَرَ أَنَّا أَرْسَلْنَا الشَّيَاطِينَ ","433"}, 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طه</text:p>
          </table:table-cell>
          <table:table-cell table:style-name="ce2" office:value-type="float" office:value="435" calcext:value-type="float">
            <text:p>435</text:p>
          </table:table-cell>
          <table:table-cell table:formula="of:=COM.MICROSOFT.CONCAT(&quot;{&quot;; &quot;&quot;&quot;&quot;; [.A121]; &quot;&quot;&quot;&quot;; &quot;,&quot;; &quot;&quot;&quot;&quot;;  [.B121]; &quot;&quot;&quot;&quot;;  &quot;,&quot; ; &quot;&quot;&quot;&quot;; [.C121]; &quot;&quot;&quot;&quot;;  &quot;,&quot; ; &quot;&quot;&quot;&quot;; [.D121]; &quot;&quot;&quot;&quot;; &quot;}, &quot;)" office:value-type="string" office:string-value="{&quot;20&quot;,&quot;1&quot;,&quot;طه&quot;,&quot;435&quot;}, " calcext:value-type="string">
            <text:p>{"20","1","طه","435"}, 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قَالَ رَبِّ اشْرَحْ لِي صَدْرِي</text:p>
          </table:table-cell>
          <table:table-cell table:style-name="ce2" office:value-type="float" office:value="436" calcext:value-type="float">
            <text:p>436</text:p>
          </table:table-cell>
          <table:table-cell table:formula="of:=COM.MICROSOFT.CONCAT(&quot;{&quot;; &quot;&quot;&quot;&quot;; [.A122]; &quot;&quot;&quot;&quot;; &quot;,&quot;; &quot;&quot;&quot;&quot;;  [.B122]; &quot;&quot;&quot;&quot;;  &quot;,&quot; ; &quot;&quot;&quot;&quot;; [.C122]; &quot;&quot;&quot;&quot;;  &quot;,&quot; ; &quot;&quot;&quot;&quot;; [.D122]; &quot;&quot;&quot;&quot;; &quot;}, &quot;)" office:value-type="string" office:string-value="{&quot;20&quot;,&quot;25&quot;,&quot;قَالَ رَبِّ اشْرَحْ لِي صَدْرِي&quot;,&quot;436&quot;}, " calcext:value-type="string">
            <text:p>{"20","25","قَالَ رَبِّ اشْرَحْ لِي صَدْرِي","436"}, 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مِنْهَا خَلَقْنَاكُمْ وَفِيهَا</text:p>
          </table:table-cell>
          <table:table-cell table:style-name="ce2" office:value-type="float" office:value="439" calcext:value-type="float">
            <text:p>439</text:p>
          </table:table-cell>
          <table:table-cell table:formula="of:=COM.MICROSOFT.CONCAT(&quot;{&quot;; &quot;&quot;&quot;&quot;; [.A123]; &quot;&quot;&quot;&quot;; &quot;,&quot;; &quot;&quot;&quot;&quot;;  [.B123]; &quot;&quot;&quot;&quot;;  &quot;,&quot; ; &quot;&quot;&quot;&quot;; [.C123]; &quot;&quot;&quot;&quot;;  &quot;,&quot; ; &quot;&quot;&quot;&quot;; [.D123]; &quot;&quot;&quot;&quot;; &quot;}, &quot;)" office:value-type="string" office:string-value="{&quot;20&quot;,&quot;55&quot;,&quot;مِنْهَا خَلَقْنَاكُمْ وَفِيهَا&quot;,&quot;439&quot;}, " calcext:value-type="string">
            <text:p>{"20","55","مِنْهَا خَلَقْنَاكُمْ وَفِيهَا","439"}, 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وَلَقَدْ أَوْحَيْنَا إِلَىٰ مُوسَىٰ</text:p>
          </table:table-cell>
          <table:table-cell table:style-name="ce2" office:value-type="float" office:value="441" calcext:value-type="float">
            <text:p>441</text:p>
          </table:table-cell>
          <table:table-cell table:formula="of:=COM.MICROSOFT.CONCAT(&quot;{&quot;; &quot;&quot;&quot;&quot;; [.A124]; &quot;&quot;&quot;&quot;; &quot;,&quot;; &quot;&quot;&quot;&quot;;  [.B124]; &quot;&quot;&quot;&quot;;  &quot;,&quot; ; &quot;&quot;&quot;&quot;; [.C124]; &quot;&quot;&quot;&quot;;  &quot;,&quot; ; &quot;&quot;&quot;&quot;; [.D124]; &quot;&quot;&quot;&quot;; &quot;}, &quot;)" office:value-type="string" office:string-value="{&quot;20&quot;,&quot;77&quot;,&quot;وَلَقَدْ أَوْحَيْنَا إِلَىٰ مُوسَىٰ&quot;,&quot;441&quot;}, " calcext:value-type="string">
            <text:p>{"20","77","وَلَقَدْ أَوْحَيْنَا إِلَىٰ مُوسَىٰ","441"}, 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وَلَقَدْ قَالَ لَهُمْ هَارُونُ</text:p>
          </table:table-cell>
          <table:table-cell table:style-name="ce2" office:value-type="float" office:value="443" calcext:value-type="float">
            <text:p>443</text:p>
          </table:table-cell>
          <table:table-cell table:formula="of:=COM.MICROSOFT.CONCAT(&quot;{&quot;; &quot;&quot;&quot;&quot;; [.A125]; &quot;&quot;&quot;&quot;; &quot;,&quot;; &quot;&quot;&quot;&quot;;  [.B125]; &quot;&quot;&quot;&quot;;  &quot;,&quot; ; &quot;&quot;&quot;&quot;; [.C125]; &quot;&quot;&quot;&quot;;  &quot;,&quot; ; &quot;&quot;&quot;&quot;; [.D125]; &quot;&quot;&quot;&quot;; &quot;}, &quot;)" office:value-type="string" office:string-value="{&quot;20&quot;,&quot;90&quot;,&quot;وَلَقَدْ قَالَ لَهُمْ هَارُونُ&quot;,&quot;443&quot;}, " calcext:value-type="string">
            <text:p>{"20","90","وَلَقَدْ قَالَ لَهُمْ هَارُونُ","443"}, 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وَيَسْأَلُونَكَ عَنِ الْجِبَالِ</text:p>
          </table:table-cell>
          <table:table-cell table:style-name="ce2" office:value-type="float" office:value="445" calcext:value-type="float">
            <text:p>445</text:p>
          </table:table-cell>
          <table:table-cell table:formula="of:=COM.MICROSOFT.CONCAT(&quot;{&quot;; &quot;&quot;&quot;&quot;; [.A126]; &quot;&quot;&quot;&quot;; &quot;,&quot;; &quot;&quot;&quot;&quot;;  [.B126]; &quot;&quot;&quot;&quot;;  &quot;,&quot; ; &quot;&quot;&quot;&quot;; [.C126]; &quot;&quot;&quot;&quot;;  &quot;,&quot; ; &quot;&quot;&quot;&quot;; [.D126]; &quot;&quot;&quot;&quot;; &quot;}, &quot;)" office:value-type="string" office:string-value="{&quot;20&quot;,&quot;105&quot;,&quot;وَيَسْأَلُونَكَ عَنِ الْجِبَالِ&quot;,&quot;445&quot;}, " calcext:value-type="string">
            <text:p>{"20","105","وَيَسْأَلُونَكَ عَنِ الْجِبَالِ","445"}, 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وَإِذْ قُلْنَا لِلْمَلَائِكَةِ اسْجُدُوا</text:p>
          </table:table-cell>
          <table:table-cell table:style-name="ce2" office:value-type="float" office:value="446" calcext:value-type="float">
            <text:p>446</text:p>
          </table:table-cell>
          <table:table-cell table:formula="of:=COM.MICROSOFT.CONCAT(&quot;{&quot;; &quot;&quot;&quot;&quot;; [.A127]; &quot;&quot;&quot;&quot;; &quot;,&quot;; &quot;&quot;&quot;&quot;;  [.B127]; &quot;&quot;&quot;&quot;;  &quot;,&quot; ; &quot;&quot;&quot;&quot;; [.C127]; &quot;&quot;&quot;&quot;;  &quot;,&quot; ; &quot;&quot;&quot;&quot;; [.D127]; &quot;&quot;&quot;&quot;; &quot;}, &quot;)" office:value-type="string" office:string-value="{&quot;20&quot;,&quot;116&quot;,&quot;وَإِذْ قُلْنَا لِلْمَلَائِكَةِ اسْجُدُوا&quot;,&quot;446&quot;}, " calcext:value-type="string">
            <text:p>{"20","116","وَإِذْ قُلْنَا لِلْمَلَائِكَةِ اسْجُدُوا","446"}, 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وَلَوْلَا كَلِمَةٌ سَبَقَتْ مِن</text:p>
          </table:table-cell>
          <table:table-cell table:style-name="ce2" office:value-type="float" office:value="447" calcext:value-type="float">
            <text:p>447</text:p>
          </table:table-cell>
          <table:table-cell table:formula="of:=COM.MICROSOFT.CONCAT(&quot;{&quot;; &quot;&quot;&quot;&quot;; [.A128]; &quot;&quot;&quot;&quot;; &quot;,&quot;; &quot;&quot;&quot;&quot;;  [.B128]; &quot;&quot;&quot;&quot;;  &quot;,&quot; ; &quot;&quot;&quot;&quot;; [.C128]; &quot;&quot;&quot;&quot;;  &quot;,&quot; ; &quot;&quot;&quot;&quot;; [.D128]; &quot;&quot;&quot;&quot;; &quot;}, &quot;)" office:value-type="string" office:string-value="{&quot;20&quot;,&quot;129&quot;,&quot;وَلَوْلَا كَلِمَةٌ سَبَقَتْ مِن&quot;,&quot;447&quot;}, " calcext:value-type="string">
            <text:p>{"20","129","وَلَوْلَا كَلِمَةٌ سَبَقَتْ مِن","447"},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قْتَرَبَ لِلنَّاسِ حِسَابُهُمْ </text:p>
          </table:table-cell>
          <table:table-cell office:value-type="float" office:value="449" calcext:value-type="float">
            <text:p>449</text:p>
          </table:table-cell>
          <table:table-cell table:formula="of:=COM.MICROSOFT.CONCAT(&quot;{&quot;; &quot;&quot;&quot;&quot;; [.A133]; &quot;&quot;&quot;&quot;; &quot;,&quot;; &quot;&quot;&quot;&quot;;  [.B133]; &quot;&quot;&quot;&quot;;  &quot;,&quot; ; &quot;&quot;&quot;&quot;; [.C133]; &quot;&quot;&quot;&quot;;  &quot;,&quot; ; &quot;&quot;&quot;&quot;; [.D133]; &quot;&quot;&quot;&quot;; &quot;}, &quot;)" office:value-type="string" office:string-value="{&quot;21&quot;,&quot;1&quot;,&quot;اقْتَرَبَ لِلنَّاسِ حِسَابُهُمْ &quot;,&quot;449&quot;}, " calcext:value-type="string">
            <text:p>{"21","1","اقْتَرَبَ لِلنَّاسِ حِسَابُهُمْ ","449"}, </text:p>
          </table:table-cell>
          <table:table-cell/>
          <table:table-cell table:formula="of:=COM.MICROSOFT.CONCAT(&quot;{&quot;; [.E133:.E149]; &quot;}, &quot;)" office:value-type="string" office:string-value="{{&quot;21&quot;,&quot;1&quot;,&quot;اقْتَرَبَ لِلنَّاسِ حِسَابُهُمْ &quot;,&quot;449&quot;}, {&quot;21&quot;,&quot;11&quot;,&quot;وَكَمْ قَصَمْنَا مِن قَرْيَةٍ كَانَتْ&quot;,&quot;450&quot;}, {&quot;21&quot;,&quot;30&quot;,&quot;أَوَلَمْ يَرَ الَّذِينَ كَفَرُوا أَنَّ&quot;,&quot;452&quot;}, {&quot;21&quot;,&quot;42&quot;,&quot;قُلْ مَن يَكْلَؤُكُم بِاللَّيْلِ&quot;,&quot;454&quot;}, {&quot;21&quot;,&quot;51&quot;,&quot;وَلَقَدْ آتَيْنَا إِبْرَاهِيمَ رُشْدَهُ &quot;,&quot;455&quot;}, {&quot;21&quot;,&quot;76&quot;,&quot;وَنُوحًا إِذْ نَادَىٰ مِن قَبْلُ&quot;,&quot;457&quot;}, {&quot;21&quot;,&quot;94&quot;,&quot;فَمَن يَعْمَلْ مِنَ الصَّالِحَاتِ&quot;,&quot;460&quot;}, {&quot;22&quot;,&quot;1&quot;,&quot;يَا أَيُّهَا النَّاسُ اتَّقُوا رَبَّكُمْ&quot;,&quot;462&quot;}, {&quot;22&quot;,&quot;11&quot;,&quot;وَمِنَ النَّاسِ مَن يَعْبُدُ اللَّهَ&quot;,&quot;464&quot;}, {&quot;22&quot;,&quot;23&quot;,&quot;إِنَّ اللَّهَ يُدْخِلُ الَّذِينَ آمَنُوا&quot;,&quot;466&quot;}, {&quot;22&quot;,&quot;26&quot;,&quot;وَإِذْ بَوَّأْنَا لِإِبْرَاهِيمَ مَكَانَ&quot;,&quot;467&quot;}, {&quot;22&quot;,&quot;34&quot;,&quot;وَلِكُلِّ أُمَّةٍ جَعَلْنَا مَنسَكًا&quot;,&quot;468&quot;}, {&quot;22&quot;,&quot;39&quot;,&quot;أُذِنَ لِلَّذِينَ يُقَاتَلُونَ بِأَنَّهُمْ&quot;,&quot;469&quot;}, {&quot;22&quot;,&quot;49&quot;,&quot;قُلْ يَا أَيُّهَا النَّاسُ إِنَّمَا أَنَا&quot;,&quot;471&quot;}, {&quot;22&quot;,&quot;58&quot;,&quot;وَالَّذِينَ هَاجَرُوا فِي سَبِيلِ &quot;,&quot;473&quot;}, {&quot;22&quot;,&quot;65&quot;,&quot;أَلَمْ تَرَ أَنَّ اللَّهَ سَخَّرَ لَكُم&quot;,&quot;474&quot;}, {&quot;22&quot;,&quot;73&quot;,&quot;يَا أَيُّهَا النَّاسُ ضُرِبَ مَثَلٌ&quot;,&quot;475&quot;}, }, " calcext:value-type="string">
            <text:p>{{"21","1","اقْتَرَبَ لِلنَّاسِ حِسَابُهُمْ ","449"}, {"21","11","وَكَمْ قَصَمْنَا مِن قَرْيَةٍ كَانَتْ","450"}, {"21","30","أَوَلَمْ يَرَ الَّذِينَ كَفَرُوا أَنَّ","452"}, {"21","42","قُلْ مَن يَكْلَؤُكُم بِاللَّيْلِ","454"}, {"21","51","وَلَقَدْ آتَيْنَا إِبْرَاهِيمَ رُشْدَهُ ","455"}, {"21","76","وَنُوحًا إِذْ نَادَىٰ مِن قَبْلُ","457"}, {"21","94","فَمَن يَعْمَلْ مِنَ الصَّالِحَاتِ","460"}, {"22","1","يَا أَيُّهَا النَّاسُ اتَّقُوا رَبَّكُمْ","462"}, {"22","11","وَمِنَ النَّاسِ مَن يَعْبُدُ اللَّهَ","464"}, {"22","23","إِنَّ اللَّهَ يُدْخِلُ الَّذِينَ آمَنُوا","466"}, {"22","26","وَإِذْ بَوَّأْنَا لِإِبْرَاهِيمَ مَكَانَ","467"}, {"22","34","وَلِكُلِّ أُمَّةٍ جَعَلْنَا مَنسَكًا","468"}, {"22","39","أُذِنَ لِلَّذِينَ يُقَاتَلُونَ بِأَنَّهُمْ","469"}, {"22","49","قُلْ يَا أَيُّهَا النَّاسُ إِنَّمَا أَنَا","471"}, {"22","58","وَالَّذِينَ هَاجَرُوا فِي سَبِيلِ ","473"}, {"22","65","أَلَمْ تَرَ أَنَّ اللَّهَ سَخَّرَ لَكُم","474"}, {"22","73","يَا أَيُّهَا النَّاسُ ضُرِبَ مَثَلٌ","475"}, },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قْتَرَبَ لِلنَّاسِ حِسَابُهُمْ </text:p>
          </table:table-cell>
          <table:table-cell office:value-type="float" office:value="449" calcext:value-type="float">
            <text:p>449</text:p>
          </table:table-cell>
          <table:table-cell office:value-type="float" office:value="5.38" calcext:value-type="float">
            <text:p>5.38</text:p>
          </table:table-cell>
          <table:table-cell table:formula="of:=COM.MICROSOFT.CONCAT(&quot;{&quot;; &quot;&quot;&quot;&quot;; [.H133]; &quot;&quot;&quot;&quot;;  &quot;,&quot;; &quot;&quot;&quot;&quot;;  [.I133]; &quot;&quot;&quot;&quot;;  &quot;,&quot;; &quot;&quot;&quot;&quot;; [.J133]; &quot;&quot;&quot;&quot;;  &quot;,&quot; ; &quot;&quot;&quot;&quot;; [.K133]; &quot;&quot;&quot;&quot;;   &quot;,&quot; ; &quot;&quot;&quot;&quot;; [.L133]; &quot;&quot;&quot;&quot;; &quot;,&quot;; &quot;}, &quot;)" office:value-type="string" office:string-value="{&quot;21&quot;,&quot;1&quot;,&quot;اقْتَرَبَ لِلنَّاسِ حِسَابُهُمْ &quot;,&quot;449&quot;,&quot;5.38&quot;,}, " calcext:value-type="string">
            <text:p>{"21","1","اقْتَرَبَ لِلنَّاسِ حِسَابُهُمْ ","449","5.38",}, </text:p>
          </table:table-cell>
          <table:table-cell/>
          <table:table-cell table:formula="of:=COM.MICROSOFT.CONCAT(&quot;{&quot;; [.M133:.M136]; &quot;}, &quot;)" office:value-type="string" office:string-value="{{&quot;21&quot;,&quot;1&quot;,&quot;اقْتَرَبَ لِلنَّاسِ حِسَابُهُمْ &quot;,&quot;449&quot;,&quot;5.38&quot;,}, {&quot;21&quot;,&quot;51&quot;,&quot;وَلَقَدْ آتَيْنَا إِبْرَاهِيمَ رُشْدَهُ &quot;,&quot;455&quot;,&quot;7.15&quot;,}, {&quot;22&quot;,&quot;1&quot;,&quot;يَا أَيُّهَا النَّاسُ اتَّقُوا رَبَّكُمْ&quot;,&quot;462&quot;,&quot;7.15&quot;,}, {&quot;22&quot;,&quot;39&quot;,&quot;أُذِنَ لِلَّذِينَ يُقَاتَلُونَ بِأَنَّهُمْ&quot;,&quot;469&quot;,&quot;7.23&quot;,}, }, " calcext:value-type="string">
            <text:p>{{"21","1","اقْتَرَبَ لِلنَّاسِ حِسَابُهُمْ ","449","5.38",}, {"21","51","وَلَقَدْ آتَيْنَا إِبْرَاهِيمَ رُشْدَهُ ","455","7.15",}, {"22","1","يَا أَيُّهَا النَّاسُ اتَّقُوا رَبَّكُمْ","462","7.15",}, {"22","39","أُذِنَ لِلَّذِينَ يُقَاتَلُونَ بِأَنَّهُمْ","469","7.23",}, },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وَكَمْ قَصَمْنَا مِن قَرْيَةٍ كَانَتْ</text:p>
          </table:table-cell>
          <table:table-cell table:style-name="ce2" office:value-type="float" office:value="450" calcext:value-type="float">
            <text:p>450</text:p>
          </table:table-cell>
          <table:table-cell table:formula="of:=COM.MICROSOFT.CONCAT(&quot;{&quot;; &quot;&quot;&quot;&quot;; [.A134]; &quot;&quot;&quot;&quot;; &quot;,&quot;; &quot;&quot;&quot;&quot;;  [.B134]; &quot;&quot;&quot;&quot;;  &quot;,&quot; ; &quot;&quot;&quot;&quot;; [.C134]; &quot;&quot;&quot;&quot;;  &quot;,&quot; ; &quot;&quot;&quot;&quot;; [.D134]; &quot;&quot;&quot;&quot;; &quot;}, &quot;)" office:value-type="string" office:string-value="{&quot;21&quot;,&quot;11&quot;,&quot;وَكَمْ قَصَمْنَا مِن قَرْيَةٍ كَانَتْ&quot;,&quot;450&quot;}, " calcext:value-type="string">
            <text:p>{"21","11","وَكَمْ قَصَمْنَا مِن قَرْيَةٍ كَانَتْ","450"}, 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وَلَقَدْ آتَيْنَا إِبْرَاهِيمَ رُشْدَهُ </text:p>
          </table:table-cell>
          <table:table-cell table:style-name="ce2" office:value-type="float" office:value="455" calcext:value-type="float">
            <text:p>455</text:p>
          </table:table-cell>
          <table:table-cell office:value-type="float" office:value="7.15" calcext:value-type="float">
            <text:p>7.15</text:p>
          </table:table-cell>
          <table:table-cell table:formula="of:=COM.MICROSOFT.CONCAT(&quot;{&quot;; &quot;&quot;&quot;&quot;; [.H134]; &quot;&quot;&quot;&quot;;  &quot;,&quot;; &quot;&quot;&quot;&quot;;  [.I134]; &quot;&quot;&quot;&quot;;  &quot;,&quot;; &quot;&quot;&quot;&quot;; [.J134]; &quot;&quot;&quot;&quot;;  &quot;,&quot; ; &quot;&quot;&quot;&quot;; [.K134]; &quot;&quot;&quot;&quot;;   &quot;,&quot; ; &quot;&quot;&quot;&quot;; [.L134]; &quot;&quot;&quot;&quot;; &quot;,&quot;; &quot;}, &quot;)" office:value-type="string" office:string-value="{&quot;21&quot;,&quot;51&quot;,&quot;وَلَقَدْ آتَيْنَا إِبْرَاهِيمَ رُشْدَهُ &quot;,&quot;455&quot;,&quot;7.15&quot;,}, " calcext:value-type="string">
            <text:p>{"21","51","وَلَقَدْ آتَيْنَا إِبْرَاهِيمَ رُشْدَهُ ","455","7.15",}, 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أَوَلَمْ يَرَ الَّذِينَ كَفَرُوا أَنَّ</text:p>
          </table:table-cell>
          <table:table-cell table:style-name="ce2" office:value-type="float" office:value="452" calcext:value-type="float">
            <text:p>452</text:p>
          </table:table-cell>
          <table:table-cell table:formula="of:=COM.MICROSOFT.CONCAT(&quot;{&quot;; &quot;&quot;&quot;&quot;; [.A135]; &quot;&quot;&quot;&quot;; &quot;,&quot;; &quot;&quot;&quot;&quot;;  [.B135]; &quot;&quot;&quot;&quot;;  &quot;,&quot; ; &quot;&quot;&quot;&quot;; [.C135]; &quot;&quot;&quot;&quot;;  &quot;,&quot; ; &quot;&quot;&quot;&quot;; [.D135]; &quot;&quot;&quot;&quot;; &quot;}, &quot;)" office:value-type="string" office:string-value="{&quot;21&quot;,&quot;30&quot;,&quot;أَوَلَمْ يَرَ الَّذِينَ كَفَرُوا أَنَّ&quot;,&quot;452&quot;}, " calcext:value-type="string">
            <text:p>{"21","30","أَوَلَمْ يَرَ الَّذِينَ كَفَرُوا أَنَّ","452"}, 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نَّاسُ اتَّقُوا رَبَّكُمْ</text:p>
          </table:table-cell>
          <table:table-cell table:style-name="ce2" office:value-type="float" office:value="462" calcext:value-type="float">
            <text:p>462</text:p>
          </table:table-cell>
          <table:table-cell office:value-type="float" office:value="7.15" calcext:value-type="float">
            <text:p>7.15</text:p>
          </table:table-cell>
          <table:table-cell table:formula="of:=COM.MICROSOFT.CONCAT(&quot;{&quot;; &quot;&quot;&quot;&quot;; [.H135]; &quot;&quot;&quot;&quot;;  &quot;,&quot;; &quot;&quot;&quot;&quot;;  [.I135]; &quot;&quot;&quot;&quot;;  &quot;,&quot;; &quot;&quot;&quot;&quot;; [.J135]; &quot;&quot;&quot;&quot;;  &quot;,&quot; ; &quot;&quot;&quot;&quot;; [.K135]; &quot;&quot;&quot;&quot;;   &quot;,&quot; ; &quot;&quot;&quot;&quot;; [.L135]; &quot;&quot;&quot;&quot;; &quot;,&quot;; &quot;}, &quot;)" office:value-type="string" office:string-value="{&quot;22&quot;,&quot;1&quot;,&quot;يَا أَيُّهَا النَّاسُ اتَّقُوا رَبَّكُمْ&quot;,&quot;462&quot;,&quot;7.15&quot;,}, " calcext:value-type="string">
            <text:p>{"22","1","يَا أَيُّهَا النَّاسُ اتَّقُوا رَبَّكُمْ","462","7.15",}, 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قُلْ مَن يَكْلَؤُكُم بِاللَّيْلِ</text:p>
          </table:table-cell>
          <table:table-cell table:style-name="ce2" office:value-type="float" office:value="454" calcext:value-type="float">
            <text:p>454</text:p>
          </table:table-cell>
          <table:table-cell table:formula="of:=COM.MICROSOFT.CONCAT(&quot;{&quot;; &quot;&quot;&quot;&quot;; [.A136]; &quot;&quot;&quot;&quot;; &quot;,&quot;; &quot;&quot;&quot;&quot;;  [.B136]; &quot;&quot;&quot;&quot;;  &quot;,&quot; ; &quot;&quot;&quot;&quot;; [.C136]; &quot;&quot;&quot;&quot;;  &quot;,&quot; ; &quot;&quot;&quot;&quot;; [.D136]; &quot;&quot;&quot;&quot;; &quot;}, &quot;)" office:value-type="string" office:string-value="{&quot;21&quot;,&quot;42&quot;,&quot;قُلْ مَن يَكْلَؤُكُم بِاللَّيْلِ&quot;,&quot;454&quot;}, " calcext:value-type="string">
            <text:p>{"21","42","قُلْ مَن يَكْلَؤُكُم بِاللَّيْلِ","454"}, 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أُذِنَ لِلَّذِينَ يُقَاتَلُونَ بِأَنَّهُمْ</text:p>
          </table:table-cell>
          <table:table-cell table:style-name="ce2" office:value-type="float" office:value="469" calcext:value-type="float">
            <text:p>469</text:p>
          </table:table-cell>
          <table:table-cell office:value-type="float" office:value="7.23" calcext:value-type="float">
            <text:p>7.23</text:p>
          </table:table-cell>
          <table:table-cell table:formula="of:=COM.MICROSOFT.CONCAT(&quot;{&quot;; &quot;&quot;&quot;&quot;; [.H136]; &quot;&quot;&quot;&quot;;  &quot;,&quot;; &quot;&quot;&quot;&quot;;  [.I136]; &quot;&quot;&quot;&quot;;  &quot;,&quot;; &quot;&quot;&quot;&quot;; [.J136]; &quot;&quot;&quot;&quot;;  &quot;,&quot; ; &quot;&quot;&quot;&quot;; [.K136]; &quot;&quot;&quot;&quot;;   &quot;,&quot; ; &quot;&quot;&quot;&quot;; [.L136]; &quot;&quot;&quot;&quot;; &quot;,&quot;; &quot;}, &quot;)" office:value-type="string" office:string-value="{&quot;22&quot;,&quot;39&quot;,&quot;أُذِنَ لِلَّذِينَ يُقَاتَلُونَ بِأَنَّهُمْ&quot;,&quot;469&quot;,&quot;7.23&quot;,}, " calcext:value-type="string">
            <text:p>{"22","39","أُذِنَ لِلَّذِينَ يُقَاتَلُونَ بِأَنَّهُمْ","469","7.23",}, 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وَلَقَدْ آتَيْنَا إِبْرَاهِيمَ رُشْدَهُ </text:p>
          </table:table-cell>
          <table:table-cell table:style-name="ce2" office:value-type="float" office:value="455" calcext:value-type="float">
            <text:p>455</text:p>
          </table:table-cell>
          <table:table-cell table:formula="of:=COM.MICROSOFT.CONCAT(&quot;{&quot;; &quot;&quot;&quot;&quot;; [.A137]; &quot;&quot;&quot;&quot;; &quot;,&quot;; &quot;&quot;&quot;&quot;;  [.B137]; &quot;&quot;&quot;&quot;;  &quot;,&quot; ; &quot;&quot;&quot;&quot;; [.C137]; &quot;&quot;&quot;&quot;;  &quot;,&quot; ; &quot;&quot;&quot;&quot;; [.D137]; &quot;&quot;&quot;&quot;; &quot;}, &quot;)" office:value-type="string" office:string-value="{&quot;21&quot;,&quot;51&quot;,&quot;وَلَقَدْ آتَيْنَا إِبْرَاهِيمَ رُشْدَهُ &quot;,&quot;455&quot;}, " calcext:value-type="string">
            <text:p>{"21","51","وَلَقَدْ آتَيْنَا إِبْرَاهِيمَ رُشْدَهُ ","455"}, 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وَنُوحًا إِذْ نَادَىٰ مِن قَبْلُ</text:p>
          </table:table-cell>
          <table:table-cell table:style-name="ce2" office:value-type="float" office:value="457" calcext:value-type="float">
            <text:p>457</text:p>
          </table:table-cell>
          <table:table-cell table:formula="of:=COM.MICROSOFT.CONCAT(&quot;{&quot;; &quot;&quot;&quot;&quot;; [.A138]; &quot;&quot;&quot;&quot;; &quot;,&quot;; &quot;&quot;&quot;&quot;;  [.B138]; &quot;&quot;&quot;&quot;;  &quot;,&quot; ; &quot;&quot;&quot;&quot;; [.C138]; &quot;&quot;&quot;&quot;;  &quot;,&quot; ; &quot;&quot;&quot;&quot;; [.D138]; &quot;&quot;&quot;&quot;; &quot;}, &quot;)" office:value-type="string" office:string-value="{&quot;21&quot;,&quot;76&quot;,&quot;وَنُوحًا إِذْ نَادَىٰ مِن قَبْلُ&quot;,&quot;457&quot;}, " calcext:value-type="string">
            <text:p>{"21","76","وَنُوحًا إِذْ نَادَىٰ مِن قَبْلُ","457"}, 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فَمَن يَعْمَلْ مِنَ الصَّالِحَاتِ</text:p>
          </table:table-cell>
          <table:table-cell table:style-name="ce2" office:value-type="float" office:value="460" calcext:value-type="float">
            <text:p>460</text:p>
          </table:table-cell>
          <table:table-cell table:formula="of:=COM.MICROSOFT.CONCAT(&quot;{&quot;; &quot;&quot;&quot;&quot;; [.A139]; &quot;&quot;&quot;&quot;; &quot;,&quot;; &quot;&quot;&quot;&quot;;  [.B139]; &quot;&quot;&quot;&quot;;  &quot;,&quot; ; &quot;&quot;&quot;&quot;; [.C139]; &quot;&quot;&quot;&quot;;  &quot;,&quot; ; &quot;&quot;&quot;&quot;; [.D139]; &quot;&quot;&quot;&quot;; &quot;}, &quot;)" office:value-type="string" office:string-value="{&quot;21&quot;,&quot;94&quot;,&quot;فَمَن يَعْمَلْ مِنَ الصَّالِحَاتِ&quot;,&quot;460&quot;}, " calcext:value-type="string">
            <text:p>{"21","94","فَمَن يَعْمَلْ مِنَ الصَّالِحَاتِ","460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نَّاسُ اتَّقُوا رَبَّكُمْ</text:p>
          </table:table-cell>
          <table:table-cell table:style-name="ce2" office:value-type="float" office:value="462" calcext:value-type="float">
            <text:p>462</text:p>
          </table:table-cell>
          <table:table-cell table:formula="of:=COM.MICROSOFT.CONCAT(&quot;{&quot;; &quot;&quot;&quot;&quot;; [.A140]; &quot;&quot;&quot;&quot;; &quot;,&quot;; &quot;&quot;&quot;&quot;;  [.B140]; &quot;&quot;&quot;&quot;;  &quot;,&quot; ; &quot;&quot;&quot;&quot;; [.C140]; &quot;&quot;&quot;&quot;;  &quot;,&quot; ; &quot;&quot;&quot;&quot;; [.D140]; &quot;&quot;&quot;&quot;; &quot;}, &quot;)" office:value-type="string" office:string-value="{&quot;22&quot;,&quot;1&quot;,&quot;يَا أَيُّهَا النَّاسُ اتَّقُوا رَبَّكُمْ&quot;,&quot;462&quot;}, " calcext:value-type="string">
            <text:p>{"22","1","يَا أَيُّهَا النَّاسُ اتَّقُوا رَبَّكُمْ","462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وَمِنَ النَّاسِ مَن يَعْبُدُ اللَّهَ</text:p>
          </table:table-cell>
          <table:table-cell table:style-name="ce2" office:value-type="float" office:value="464" calcext:value-type="float">
            <text:p>464</text:p>
          </table:table-cell>
          <table:table-cell table:formula="of:=COM.MICROSOFT.CONCAT(&quot;{&quot;; &quot;&quot;&quot;&quot;; [.A141]; &quot;&quot;&quot;&quot;; &quot;,&quot;; &quot;&quot;&quot;&quot;;  [.B141]; &quot;&quot;&quot;&quot;;  &quot;,&quot; ; &quot;&quot;&quot;&quot;; [.C141]; &quot;&quot;&quot;&quot;;  &quot;,&quot; ; &quot;&quot;&quot;&quot;; [.D141]; &quot;&quot;&quot;&quot;; &quot;}, &quot;)" office:value-type="string" office:string-value="{&quot;22&quot;,&quot;11&quot;,&quot;وَمِنَ النَّاسِ مَن يَعْبُدُ اللَّهَ&quot;,&quot;464&quot;}, " calcext:value-type="string">
            <text:p>{"22","11","وَمِنَ النَّاسِ مَن يَعْبُدُ اللَّهَ","464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إِنَّ اللَّهَ يُدْخِلُ الَّذِينَ آمَنُوا</text:p>
          </table:table-cell>
          <table:table-cell table:style-name="ce2" office:value-type="float" office:value="466" calcext:value-type="float">
            <text:p>466</text:p>
          </table:table-cell>
          <table:table-cell table:formula="of:=COM.MICROSOFT.CONCAT(&quot;{&quot;; &quot;&quot;&quot;&quot;; [.A142]; &quot;&quot;&quot;&quot;; &quot;,&quot;; &quot;&quot;&quot;&quot;;  [.B142]; &quot;&quot;&quot;&quot;;  &quot;,&quot; ; &quot;&quot;&quot;&quot;; [.C142]; &quot;&quot;&quot;&quot;;  &quot;,&quot; ; &quot;&quot;&quot;&quot;; [.D142]; &quot;&quot;&quot;&quot;; &quot;}, &quot;)" office:value-type="string" office:string-value="{&quot;22&quot;,&quot;23&quot;,&quot;إِنَّ اللَّهَ يُدْخِلُ الَّذِينَ آمَنُوا&quot;,&quot;466&quot;}, " calcext:value-type="string">
            <text:p>{"22","23","إِنَّ اللَّهَ يُدْخِلُ الَّذِينَ آمَنُوا","466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وَإِذْ بَوَّأْنَا لِإِبْرَاهِيمَ مَكَانَ</text:p>
          </table:table-cell>
          <table:table-cell table:style-name="ce2" office:value-type="float" office:value="467" calcext:value-type="float">
            <text:p>467</text:p>
          </table:table-cell>
          <table:table-cell table:formula="of:=COM.MICROSOFT.CONCAT(&quot;{&quot;; &quot;&quot;&quot;&quot;; [.A143]; &quot;&quot;&quot;&quot;; &quot;,&quot;; &quot;&quot;&quot;&quot;;  [.B143]; &quot;&quot;&quot;&quot;;  &quot;,&quot; ; &quot;&quot;&quot;&quot;; [.C143]; &quot;&quot;&quot;&quot;;  &quot;,&quot; ; &quot;&quot;&quot;&quot;; [.D143]; &quot;&quot;&quot;&quot;; &quot;}, &quot;)" office:value-type="string" office:string-value="{&quot;22&quot;,&quot;26&quot;,&quot;وَإِذْ بَوَّأْنَا لِإِبْرَاهِيمَ مَكَانَ&quot;,&quot;467&quot;}, " calcext:value-type="string">
            <text:p>{"22","26","وَإِذْ بَوَّأْنَا لِإِبْرَاهِيمَ مَكَانَ","467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وَلِكُلِّ أُمَّةٍ جَعَلْنَا مَنسَكًا</text:p>
          </table:table-cell>
          <table:table-cell table:style-name="ce2" office:value-type="float" office:value="468" calcext:value-type="float">
            <text:p>468</text:p>
          </table:table-cell>
          <table:table-cell table:formula="of:=COM.MICROSOFT.CONCAT(&quot;{&quot;; &quot;&quot;&quot;&quot;; [.A144]; &quot;&quot;&quot;&quot;; &quot;,&quot;; &quot;&quot;&quot;&quot;;  [.B144]; &quot;&quot;&quot;&quot;;  &quot;,&quot; ; &quot;&quot;&quot;&quot;; [.C144]; &quot;&quot;&quot;&quot;;  &quot;,&quot; ; &quot;&quot;&quot;&quot;; [.D144]; &quot;&quot;&quot;&quot;; &quot;}, &quot;)" office:value-type="string" office:string-value="{&quot;22&quot;,&quot;34&quot;,&quot;وَلِكُلِّ أُمَّةٍ جَعَلْنَا مَنسَكًا&quot;,&quot;468&quot;}, " calcext:value-type="string">
            <text:p>{"22","34","وَلِكُلِّ أُمَّةٍ جَعَلْنَا مَنسَكًا","468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أُذِنَ لِلَّذِينَ يُقَاتَلُونَ بِأَنَّهُمْ</text:p>
          </table:table-cell>
          <table:table-cell table:style-name="ce2" office:value-type="float" office:value="469" calcext:value-type="float">
            <text:p>469</text:p>
          </table:table-cell>
          <table:table-cell table:formula="of:=COM.MICROSOFT.CONCAT(&quot;{&quot;; &quot;&quot;&quot;&quot;; [.A145]; &quot;&quot;&quot;&quot;; &quot;,&quot;; &quot;&quot;&quot;&quot;;  [.B145]; &quot;&quot;&quot;&quot;;  &quot;,&quot; ; &quot;&quot;&quot;&quot;; [.C145]; &quot;&quot;&quot;&quot;;  &quot;,&quot; ; &quot;&quot;&quot;&quot;; [.D145]; &quot;&quot;&quot;&quot;; &quot;}, &quot;)" office:value-type="string" office:string-value="{&quot;22&quot;,&quot;39&quot;,&quot;أُذِنَ لِلَّذِينَ يُقَاتَلُونَ بِأَنَّهُمْ&quot;,&quot;469&quot;}, " calcext:value-type="string">
            <text:p>{"22","39","أُذِنَ لِلَّذِينَ يُقَاتَلُونَ بِأَنَّهُمْ","469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قُلْ يَا أَيُّهَا النَّاسُ إِنَّمَا أَنَا</text:p>
          </table:table-cell>
          <table:table-cell table:style-name="ce2" office:value-type="float" office:value="471" calcext:value-type="float">
            <text:p>471</text:p>
          </table:table-cell>
          <table:table-cell table:formula="of:=COM.MICROSOFT.CONCAT(&quot;{&quot;; &quot;&quot;&quot;&quot;; [.A146]; &quot;&quot;&quot;&quot;; &quot;,&quot;; &quot;&quot;&quot;&quot;;  [.B146]; &quot;&quot;&quot;&quot;;  &quot;,&quot; ; &quot;&quot;&quot;&quot;; [.C146]; &quot;&quot;&quot;&quot;;  &quot;,&quot; ; &quot;&quot;&quot;&quot;; [.D146]; &quot;&quot;&quot;&quot;; &quot;}, &quot;)" office:value-type="string" office:string-value="{&quot;22&quot;,&quot;49&quot;,&quot;قُلْ يَا أَيُّهَا النَّاسُ إِنَّمَا أَنَا&quot;,&quot;471&quot;}, " calcext:value-type="string">
            <text:p>{"22","49","قُلْ يَا أَيُّهَا النَّاسُ إِنَّمَا أَنَا","471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وَالَّذِينَ هَاجَرُوا فِي سَبِيلِ </text:p>
          </table:table-cell>
          <table:table-cell table:style-name="ce2" office:value-type="float" office:value="473" calcext:value-type="float">
            <text:p>473</text:p>
          </table:table-cell>
          <table:table-cell table:formula="of:=COM.MICROSOFT.CONCAT(&quot;{&quot;; &quot;&quot;&quot;&quot;; [.A147]; &quot;&quot;&quot;&quot;; &quot;,&quot;; &quot;&quot;&quot;&quot;;  [.B147]; &quot;&quot;&quot;&quot;;  &quot;,&quot; ; &quot;&quot;&quot;&quot;; [.C147]; &quot;&quot;&quot;&quot;;  &quot;,&quot; ; &quot;&quot;&quot;&quot;; [.D147]; &quot;&quot;&quot;&quot;; &quot;}, &quot;)" office:value-type="string" office:string-value="{&quot;22&quot;,&quot;58&quot;,&quot;وَالَّذِينَ هَاجَرُوا فِي سَبِيلِ &quot;,&quot;473&quot;}, " calcext:value-type="string">
            <text:p>{"22","58","وَالَّذِينَ هَاجَرُوا فِي سَبِيلِ ","473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أَلَمْ تَرَ أَنَّ اللَّهَ سَخَّرَ لَكُم</text:p>
          </table:table-cell>
          <table:table-cell table:style-name="ce2" office:value-type="float" office:value="474" calcext:value-type="float">
            <text:p>474</text:p>
          </table:table-cell>
          <table:table-cell table:formula="of:=COM.MICROSOFT.CONCAT(&quot;{&quot;; &quot;&quot;&quot;&quot;; [.A148]; &quot;&quot;&quot;&quot;; &quot;,&quot;; &quot;&quot;&quot;&quot;;  [.B148]; &quot;&quot;&quot;&quot;;  &quot;,&quot; ; &quot;&quot;&quot;&quot;; [.C148]; &quot;&quot;&quot;&quot;;  &quot;,&quot; ; &quot;&quot;&quot;&quot;; [.D148]; &quot;&quot;&quot;&quot;; &quot;}, &quot;)" office:value-type="string" office:string-value="{&quot;22&quot;,&quot;65&quot;,&quot;أَلَمْ تَرَ أَنَّ اللَّهَ سَخَّرَ لَكُم&quot;,&quot;474&quot;}, " calcext:value-type="string">
            <text:p>{"22","65","أَلَمْ تَرَ أَنَّ اللَّهَ سَخَّرَ لَكُم","474"},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يَا أَيُّهَا النَّاسُ ضُرِبَ مَثَلٌ</text:p>
          </table:table-cell>
          <table:table-cell table:style-name="ce2" office:value-type="float" office:value="475" calcext:value-type="float">
            <text:p>475</text:p>
          </table:table-cell>
          <table:table-cell table:formula="of:=COM.MICROSOFT.CONCAT(&quot;{&quot;; &quot;&quot;&quot;&quot;; [.A149]; &quot;&quot;&quot;&quot;; &quot;,&quot;; &quot;&quot;&quot;&quot;;  [.B149]; &quot;&quot;&quot;&quot;;  &quot;,&quot; ; &quot;&quot;&quot;&quot;; [.C149]; &quot;&quot;&quot;&quot;;  &quot;,&quot; ; &quot;&quot;&quot;&quot;; [.D149]; &quot;&quot;&quot;&quot;; &quot;}, &quot;)" office:value-type="string" office:string-value="{&quot;22&quot;,&quot;73&quot;,&quot;يَا أَيُّهَا النَّاسُ ضُرِبَ مَثَلٌ&quot;,&quot;475&quot;}, " calcext:value-type="string">
            <text:p>{"22","73","يَا أَيُّهَا النَّاسُ ضُرِبَ مَثَلٌ","475"},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َدْ أَفْلَحَ الْمُؤْمِنُونَ</text:p>
          </table:table-cell>
          <table:table-cell office:value-type="float" office:value="477" calcext:value-type="float">
            <text:p>477</text:p>
          </table:table-cell>
          <table:table-cell table:formula="of:=COM.MICROSOFT.CONCAT(&quot;{&quot;; &quot;&quot;&quot;&quot;; [.A153]; &quot;&quot;&quot;&quot;; &quot;,&quot;; &quot;&quot;&quot;&quot;;  [.B153]; &quot;&quot;&quot;&quot;;  &quot;,&quot; ; &quot;&quot;&quot;&quot;; [.C153]; &quot;&quot;&quot;&quot;;  &quot;,&quot; ; &quot;&quot;&quot;&quot;; [.D153]; &quot;&quot;&quot;&quot;; &quot;}, &quot;)" office:value-type="string" office:string-value="{&quot;23&quot;,&quot;1&quot;,&quot;قَدْ أَفْلَحَ الْمُؤْمِنُونَ&quot;,&quot;477&quot;}, " calcext:value-type="string">
            <text:p>{"23","1","قَدْ أَفْلَحَ الْمُؤْمِنُونَ","477"}, </text:p>
          </table:table-cell>
          <table:table-cell/>
          <table:table-cell table:formula="of:=COM.MICROSOFT.CONCAT(&quot;{&quot;; [.E153:.E169]; &quot;}, &quot;)" office:value-type="string" office:string-value="{{&quot;23&quot;,&quot;1&quot;,&quot;قَدْ أَفْلَحَ الْمُؤْمِنُونَ&quot;,&quot;477&quot;}, {&quot;23&quot;,&quot;23&quot;,&quot;وَلَقَدْ أَرْسَلْنَا نُوحًا إِلَىٰ قَوْمِهِ&quot;,&quot;478&quot;}, {&quot;23&quot;,&quot;33&quot;,&quot;وَقَالَ الْمَلَأُ مِن قَوْمِهِ الَّذِينَ&quot;,&quot;480&quot;}, {&quot;23&quot;,&quot;51&quot;,&quot;يَا أَيُّهَا الرُّسُلُ كُلُوا مِنَ &quot;,&quot;481&quot;}, {&quot;23&quot;,&quot;78&quot;,&quot;وَهُوَ الَّذِي أَنشَأَ لَكُمُ السَّمْعَ&quot;,&quot;484&quot;}, {&quot;23&quot;,&quot;93&quot;,&quot;قُل رَّبِّ إِمَّا تُرِيَنِّي مَا يُوعَدُونَ&quot;,&quot;485&quot;}, {&quot;24&quot;,&quot;1&quot;,&quot;سُورَةٌ أَنزَلْنَاهَا وَفَرَضْنَاهَا&quot;,&quot;487&quot;}, {&quot;24&quot;,&quot;11&quot;,&quot;إِنَّ الَّذِينَ جَاءُوا بِالْإِفْكِ&quot;,&quot;489&quot;}, {&quot;24&quot;,&quot;21&quot;,&quot;يَا أَيُّهَا الَّذِينَ آمَنُوا لَا تَتَّبِعُوا&quot;,&quot;490&quot;}, {&quot;24&quot;,&quot;27&quot;,&quot;يَا أَيُّهَا الَّذِينَ آمَنُوا لَا تَدْخُلُوا&quot;,&quot;491&quot;}, {&quot;24&quot;,&quot;35&quot;,&quot;اللَّهُ نُورُ السَّمَاوَاتِ وَالْأَرْضِ&quot;,&quot;494&quot;}, {&quot;24&quot;,&quot;41&quot;,&quot;أَلَمْ تَرَ أَنَّ اللَّهَ يُسَبِّحُ لَهُ مَن فِي&quot;,&quot;495&quot;}, {&quot;24&quot;,&quot;51&quot;,&quot;إِنَّمَا كَانَ قَوْلَ الْمُؤْمِنِينَ&quot;,&quot;497&quot;}, {&quot;24&quot;,&quot;58&quot;,&quot;يَا أَيُّهَا الَّذِينَ آمَنُوا لِيَسْتَأْذِنكُمُ&quot;,&quot;498&quot;}, {&quot;24&quot;,&quot;62&quot;,&quot;إِنَّمَا الْمُؤْمِنُونَ الَّذِينَ آمَنُوا بِاللَّهِ&quot;,&quot;500&quot;}, {&quot;25&quot;,&quot;1&quot;,&quot;تَبَارَكَ الَّذِي نَزَّلَ الْفُرْقَانَ&quot;,&quot;501&quot;}, {&quot;25&quot;,&quot;10&quot;,&quot;تَبَارَكَ الَّذِي إِن شَاءَ جَعَلَ&quot;,&quot;503&quot;}, }, " calcext:value-type="string">
            <text:p>{{"23","1","قَدْ أَفْلَحَ الْمُؤْمِنُونَ","477"}, {"23","23","وَلَقَدْ أَرْسَلْنَا نُوحًا إِلَىٰ قَوْمِهِ","478"}, {"23","33","وَقَالَ الْمَلَأُ مِن قَوْمِهِ الَّذِينَ","480"}, {"23","51","يَا أَيُّهَا الرُّسُلُ كُلُوا مِنَ ","481"}, {"23","78","وَهُوَ الَّذِي أَنشَأَ لَكُمُ السَّمْعَ","484"}, {"23","93","قُل رَّبِّ إِمَّا تُرِيَنِّي مَا يُوعَدُونَ","485"}, {"24","1","سُورَةٌ أَنزَلْنَاهَا وَفَرَضْنَاهَا","487"}, {"24","11","إِنَّ الَّذِينَ جَاءُوا بِالْإِفْكِ","489"}, {"24","21","يَا أَيُّهَا الَّذِينَ آمَنُوا لَا تَتَّبِعُوا","490"}, {"24","27","يَا أَيُّهَا الَّذِينَ آمَنُوا لَا تَدْخُلُوا","491"}, {"24","35","اللَّهُ نُورُ السَّمَاوَاتِ وَالْأَرْضِ","494"}, {"24","41","أَلَمْ تَرَ أَنَّ اللَّهَ يُسَبِّحُ لَهُ مَن فِي","495"}, {"24","51","إِنَّمَا كَانَ قَوْلَ الْمُؤْمِنِينَ","497"}, {"24","58","يَا أَيُّهَا الَّذِينَ آمَنُوا لِيَسْتَأْذِنكُمُ","498"}, {"24","62","إِنَّمَا الْمُؤْمِنُونَ الَّذِينَ آمَنُوا بِاللَّهِ","500"}, {"25","1","تَبَارَكَ الَّذِي نَزَّلَ الْفُرْقَانَ","501"}, {"25","10","تَبَارَكَ الَّذِي إِن شَاءَ جَعَلَ","503"}, }, 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َدْ أَفْلَحَ الْمُؤْمِنُونَ</text:p>
          </table:table-cell>
          <table:table-cell office:value-type="float" office:value="477" calcext:value-type="float">
            <text:p>477</text:p>
          </table:table-cell>
          <table:table-cell office:value-type="float" office:value="7.08" calcext:value-type="float">
            <text:p>7.08</text:p>
          </table:table-cell>
          <table:table-cell table:formula="of:=COM.MICROSOFT.CONCAT(&quot;{&quot;; &quot;&quot;&quot;&quot;; [.H153]; &quot;&quot;&quot;&quot;;  &quot;,&quot;; &quot;&quot;&quot;&quot;;  [.I153]; &quot;&quot;&quot;&quot;;  &quot;,&quot;; &quot;&quot;&quot;&quot;; [.J153]; &quot;&quot;&quot;&quot;;  &quot;,&quot; ; &quot;&quot;&quot;&quot;; [.K153]; &quot;&quot;&quot;&quot;;   &quot;,&quot; ; &quot;&quot;&quot;&quot;; [.L153]; &quot;&quot;&quot;&quot;; &quot;,&quot;; &quot;}, &quot;)" office:value-type="string" office:string-value="{&quot;23&quot;,&quot;1&quot;,&quot;قَدْ أَفْلَحَ الْمُؤْمِنُونَ&quot;,&quot;477&quot;,&quot;7.08&quot;,}, " calcext:value-type="string">
            <text:p>{"23","1","قَدْ أَفْلَحَ الْمُؤْمِنُونَ","477","7.08",}, </text:p>
          </table:table-cell>
          <table:table-cell/>
          <table:table-cell table:formula="of:=COM.MICROSOFT.CONCAT(&quot;{&quot;; [.M153:.M156]; &quot;}, &quot;)" office:value-type="string" office:string-value="{{&quot;23&quot;,&quot;1&quot;,&quot;قَدْ أَفْلَحَ الْمُؤْمِنُونَ&quot;,&quot;477&quot;,&quot;7.08&quot;,}, {&quot;23&quot;,&quot;78&quot;,&quot;وَهُوَ الَّذِي أَنشَأَ لَكُمُ السَّمْعَ&quot;,&quot;484&quot;,&quot;6.38&quot;,}, {&quot;24&quot;,&quot;21&quot;,&quot;يَا أَيُّهَا الَّذِينَ آمَنُوا لَا تَتَّبِعُوا&quot;,&quot;490&quot;,&quot;6.69&quot;,}, {&quot;24&quot;,&quot;51&quot;,&quot;إِنَّمَا كَانَ قَوْلَ الْمُؤْمِنِينَ&quot;,&quot;497&quot;,&quot;7.38&quot;,}, }, " calcext:value-type="string">
            <text:p>{{"23","1","قَدْ أَفْلَحَ الْمُؤْمِنُونَ","477","7.08",}, {"23","78","وَهُوَ الَّذِي أَنشَأَ لَكُمُ السَّمْعَ","484","6.38",}, {"24","21","يَا أَيُّهَا الَّذِينَ آمَنُوا لَا تَتَّبِعُوا","490","6.69",}, {"24","51","إِنَّمَا كَانَ قَوْلَ الْمُؤْمِنِينَ","497","7.38",}, }, 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style-name="ce1" office:value-type="string" calcext:value-type="string">
            <text:p>وَلَقَدْ أَرْسَلْنَا نُوحًا إِلَىٰ قَوْمِهِ</text:p>
          </table:table-cell>
          <table:table-cell table:style-name="ce2" office:value-type="float" office:value="478" calcext:value-type="float">
            <text:p>478</text:p>
          </table:table-cell>
          <table:table-cell table:formula="of:=COM.MICROSOFT.CONCAT(&quot;{&quot;; &quot;&quot;&quot;&quot;; [.A154]; &quot;&quot;&quot;&quot;; &quot;,&quot;; &quot;&quot;&quot;&quot;;  [.B154]; &quot;&quot;&quot;&quot;;  &quot;,&quot; ; &quot;&quot;&quot;&quot;; [.C154]; &quot;&quot;&quot;&quot;;  &quot;,&quot; ; &quot;&quot;&quot;&quot;; [.D154]; &quot;&quot;&quot;&quot;; &quot;}, &quot;)" office:value-type="string" office:string-value="{&quot;23&quot;,&quot;23&quot;,&quot;وَلَقَدْ أَرْسَلْنَا نُوحًا إِلَىٰ قَوْمِهِ&quot;,&quot;478&quot;}, " calcext:value-type="string">
            <text:p>{"23","23","وَلَقَدْ أَرْسَلْنَا نُوحًا إِلَىٰ قَوْمِهِ","478"}, 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وَهُوَ الَّذِي أَنشَأَ لَكُمُ السَّمْعَ</text:p>
          </table:table-cell>
          <table:table-cell table:style-name="ce2" office:value-type="float" office:value="484" calcext:value-type="float">
            <text:p>484</text:p>
          </table:table-cell>
          <table:table-cell office:value-type="float" office:value="6.38" calcext:value-type="float">
            <text:p>6.38</text:p>
          </table:table-cell>
          <table:table-cell table:formula="of:=COM.MICROSOFT.CONCAT(&quot;{&quot;; &quot;&quot;&quot;&quot;; [.H154]; &quot;&quot;&quot;&quot;;  &quot;,&quot;; &quot;&quot;&quot;&quot;;  [.I154]; &quot;&quot;&quot;&quot;;  &quot;,&quot;; &quot;&quot;&quot;&quot;; [.J154]; &quot;&quot;&quot;&quot;;  &quot;,&quot; ; &quot;&quot;&quot;&quot;; [.K154]; &quot;&quot;&quot;&quot;;   &quot;,&quot; ; &quot;&quot;&quot;&quot;; [.L154]; &quot;&quot;&quot;&quot;; &quot;,&quot;; &quot;}, &quot;)" office:value-type="string" office:string-value="{&quot;23&quot;,&quot;78&quot;,&quot;وَهُوَ الَّذِي أَنشَأَ لَكُمُ السَّمْعَ&quot;,&quot;484&quot;,&quot;6.38&quot;,}, " calcext:value-type="string">
            <text:p>{"23","78","وَهُوَ الَّذِي أَنشَأَ لَكُمُ السَّمْعَ","484","6.38",}, 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وَقَالَ الْمَلَأُ مِن قَوْمِهِ الَّذِينَ</text:p>
          </table:table-cell>
          <table:table-cell table:style-name="ce2" office:value-type="float" office:value="480" calcext:value-type="float">
            <text:p>480</text:p>
          </table:table-cell>
          <table:table-cell table:formula="of:=COM.MICROSOFT.CONCAT(&quot;{&quot;; &quot;&quot;&quot;&quot;; [.A155]; &quot;&quot;&quot;&quot;; &quot;,&quot;; &quot;&quot;&quot;&quot;;  [.B155]; &quot;&quot;&quot;&quot;;  &quot;,&quot; ; &quot;&quot;&quot;&quot;; [.C155]; &quot;&quot;&quot;&quot;;  &quot;,&quot; ; &quot;&quot;&quot;&quot;; [.D155]; &quot;&quot;&quot;&quot;; &quot;}, &quot;)" office:value-type="string" office:string-value="{&quot;23&quot;,&quot;33&quot;,&quot;وَقَالَ الْمَلَأُ مِن قَوْمِهِ الَّذِينَ&quot;,&quot;480&quot;}, " calcext:value-type="string">
            <text:p>{"23","33","وَقَالَ الْمَلَأُ مِن قَوْمِهِ الَّذِينَ","480"}, 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يَا أَيُّهَا الَّذِينَ آمَنُوا لَا تَتَّبِعُوا</text:p>
          </table:table-cell>
          <table:table-cell table:style-name="ce2" office:value-type="float" office:value="490" calcext:value-type="float">
            <text:p>490</text:p>
          </table:table-cell>
          <table:table-cell office:value-type="float" office:value="6.69" calcext:value-type="float">
            <text:p>6.69</text:p>
          </table:table-cell>
          <table:table-cell table:formula="of:=COM.MICROSOFT.CONCAT(&quot;{&quot;; &quot;&quot;&quot;&quot;; [.H155]; &quot;&quot;&quot;&quot;;  &quot;,&quot;; &quot;&quot;&quot;&quot;;  [.I155]; &quot;&quot;&quot;&quot;;  &quot;,&quot;; &quot;&quot;&quot;&quot;; [.J155]; &quot;&quot;&quot;&quot;;  &quot;,&quot; ; &quot;&quot;&quot;&quot;; [.K155]; &quot;&quot;&quot;&quot;;   &quot;,&quot; ; &quot;&quot;&quot;&quot;; [.L155]; &quot;&quot;&quot;&quot;; &quot;,&quot;; &quot;}, &quot;)" office:value-type="string" office:string-value="{&quot;24&quot;,&quot;21&quot;,&quot;يَا أَيُّهَا الَّذِينَ آمَنُوا لَا تَتَّبِعُوا&quot;,&quot;490&quot;,&quot;6.69&quot;,}, " calcext:value-type="string">
            <text:p>{"24","21","يَا أَيُّهَا الَّذِينَ آمَنُوا لَا تَتَّبِعُوا","490","6.69",}, 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يَا أَيُّهَا الرُّسُلُ كُلُوا مِنَ </text:p>
          </table:table-cell>
          <table:table-cell table:style-name="ce2" office:value-type="float" office:value="481" calcext:value-type="float">
            <text:p>481</text:p>
          </table:table-cell>
          <table:table-cell table:formula="of:=COM.MICROSOFT.CONCAT(&quot;{&quot;; &quot;&quot;&quot;&quot;; [.A156]; &quot;&quot;&quot;&quot;; &quot;,&quot;; &quot;&quot;&quot;&quot;;  [.B156]; &quot;&quot;&quot;&quot;;  &quot;,&quot; ; &quot;&quot;&quot;&quot;; [.C156]; &quot;&quot;&quot;&quot;;  &quot;,&quot; ; &quot;&quot;&quot;&quot;; [.D156]; &quot;&quot;&quot;&quot;; &quot;}, &quot;)" office:value-type="string" office:string-value="{&quot;23&quot;,&quot;51&quot;,&quot;يَا أَيُّهَا الرُّسُلُ كُلُوا مِنَ &quot;,&quot;481&quot;}, " calcext:value-type="string">
            <text:p>{"23","51","يَا أَيُّهَا الرُّسُلُ كُلُوا مِنَ ","481"}, 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إِنَّمَا كَانَ قَوْلَ الْمُؤْمِنِينَ</text:p>
          </table:table-cell>
          <table:table-cell table:style-name="ce2" office:value-type="float" office:value="497" calcext:value-type="float">
            <text:p>497</text:p>
          </table:table-cell>
          <table:table-cell office:value-type="float" office:value="7.38" calcext:value-type="float">
            <text:p>7.38</text:p>
          </table:table-cell>
          <table:table-cell table:formula="of:=COM.MICROSOFT.CONCAT(&quot;{&quot;; &quot;&quot;&quot;&quot;; [.H156]; &quot;&quot;&quot;&quot;;  &quot;,&quot;; &quot;&quot;&quot;&quot;;  [.I156]; &quot;&quot;&quot;&quot;;  &quot;,&quot;; &quot;&quot;&quot;&quot;; [.J156]; &quot;&quot;&quot;&quot;;  &quot;,&quot; ; &quot;&quot;&quot;&quot;; [.K156]; &quot;&quot;&quot;&quot;;   &quot;,&quot; ; &quot;&quot;&quot;&quot;; [.L156]; &quot;&quot;&quot;&quot;; &quot;,&quot;; &quot;}, &quot;)" office:value-type="string" office:string-value="{&quot;24&quot;,&quot;51&quot;,&quot;إِنَّمَا كَانَ قَوْلَ الْمُؤْمِنِينَ&quot;,&quot;497&quot;,&quot;7.38&quot;,}, " calcext:value-type="string">
            <text:p>{"24","51","إِنَّمَا كَانَ قَوْلَ الْمُؤْمِنِينَ","497","7.38",}, 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وَهُوَ الَّذِي أَنشَأَ لَكُمُ السَّمْعَ</text:p>
          </table:table-cell>
          <table:table-cell table:style-name="ce2" office:value-type="float" office:value="484" calcext:value-type="float">
            <text:p>484</text:p>
          </table:table-cell>
          <table:table-cell table:formula="of:=COM.MICROSOFT.CONCAT(&quot;{&quot;; &quot;&quot;&quot;&quot;; [.A157]; &quot;&quot;&quot;&quot;; &quot;,&quot;; &quot;&quot;&quot;&quot;;  [.B157]; &quot;&quot;&quot;&quot;;  &quot;,&quot; ; &quot;&quot;&quot;&quot;; [.C157]; &quot;&quot;&quot;&quot;;  &quot;,&quot; ; &quot;&quot;&quot;&quot;; [.D157]; &quot;&quot;&quot;&quot;; &quot;}, &quot;)" office:value-type="string" office:string-value="{&quot;23&quot;,&quot;78&quot;,&quot;وَهُوَ الَّذِي أَنشَأَ لَكُمُ السَّمْعَ&quot;,&quot;484&quot;}, " calcext:value-type="string">
            <text:p>{"23","78","وَهُوَ الَّذِي أَنشَأَ لَكُمُ السَّمْعَ","484"}, 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قُل رَّبِّ إِمَّا تُرِيَنِّي مَا يُوعَدُونَ</text:p>
          </table:table-cell>
          <table:table-cell table:style-name="ce2" office:value-type="float" office:value="485" calcext:value-type="float">
            <text:p>485</text:p>
          </table:table-cell>
          <table:table-cell table:formula="of:=COM.MICROSOFT.CONCAT(&quot;{&quot;; &quot;&quot;&quot;&quot;; [.A158]; &quot;&quot;&quot;&quot;; &quot;,&quot;; &quot;&quot;&quot;&quot;;  [.B158]; &quot;&quot;&quot;&quot;;  &quot;,&quot; ; &quot;&quot;&quot;&quot;; [.C158]; &quot;&quot;&quot;&quot;;  &quot;,&quot; ; &quot;&quot;&quot;&quot;; [.D158]; &quot;&quot;&quot;&quot;; &quot;}, &quot;)" office:value-type="string" office:string-value="{&quot;23&quot;,&quot;93&quot;,&quot;قُل رَّبِّ إِمَّا تُرِيَنِّي مَا يُوعَدُونَ&quot;,&quot;485&quot;}, " calcext:value-type="string">
            <text:p>{"23","93","قُل رَّبِّ إِمَّا تُرِيَنِّي مَا يُوعَدُونَ","485"}, 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سُورَةٌ أَنزَلْنَاهَا وَفَرَضْنَاهَا</text:p>
          </table:table-cell>
          <table:table-cell table:style-name="ce2" office:value-type="float" office:value="487" calcext:value-type="float">
            <text:p>487</text:p>
          </table:table-cell>
          <table:table-cell table:formula="of:=COM.MICROSOFT.CONCAT(&quot;{&quot;; &quot;&quot;&quot;&quot;; [.A159]; &quot;&quot;&quot;&quot;; &quot;,&quot;; &quot;&quot;&quot;&quot;;  [.B159]; &quot;&quot;&quot;&quot;;  &quot;,&quot; ; &quot;&quot;&quot;&quot;; [.C159]; &quot;&quot;&quot;&quot;;  &quot;,&quot; ; &quot;&quot;&quot;&quot;; [.D159]; &quot;&quot;&quot;&quot;; &quot;}, &quot;)" office:value-type="string" office:string-value="{&quot;24&quot;,&quot;1&quot;,&quot;سُورَةٌ أَنزَلْنَاهَا وَفَرَضْنَاهَا&quot;,&quot;487&quot;}, " calcext:value-type="string">
            <text:p>{"24","1","سُورَةٌ أَنزَلْنَاهَا وَفَرَضْنَاهَا","487"}, 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إِنَّ الَّذِينَ جَاءُوا بِالْإِفْكِ</text:p>
          </table:table-cell>
          <table:table-cell table:style-name="ce2" office:value-type="float" office:value="489" calcext:value-type="float">
            <text:p>489</text:p>
          </table:table-cell>
          <table:table-cell table:formula="of:=COM.MICROSOFT.CONCAT(&quot;{&quot;; &quot;&quot;&quot;&quot;; [.A160]; &quot;&quot;&quot;&quot;; &quot;,&quot;; &quot;&quot;&quot;&quot;;  [.B160]; &quot;&quot;&quot;&quot;;  &quot;,&quot; ; &quot;&quot;&quot;&quot;; [.C160]; &quot;&quot;&quot;&quot;;  &quot;,&quot; ; &quot;&quot;&quot;&quot;; [.D160]; &quot;&quot;&quot;&quot;; &quot;}, &quot;)" office:value-type="string" office:string-value="{&quot;24&quot;,&quot;11&quot;,&quot;إِنَّ الَّذِينَ جَاءُوا بِالْإِفْكِ&quot;,&quot;489&quot;}, " calcext:value-type="string">
            <text:p>{"24","11","إِنَّ الَّذِينَ جَاءُوا بِالْإِفْكِ","489"}, 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يَا أَيُّهَا الَّذِينَ آمَنُوا لَا تَتَّبِعُوا</text:p>
          </table:table-cell>
          <table:table-cell table:style-name="ce2" office:value-type="float" office:value="490" calcext:value-type="float">
            <text:p>490</text:p>
          </table:table-cell>
          <table:table-cell table:formula="of:=COM.MICROSOFT.CONCAT(&quot;{&quot;; &quot;&quot;&quot;&quot;; [.A161]; &quot;&quot;&quot;&quot;; &quot;,&quot;; &quot;&quot;&quot;&quot;;  [.B161]; &quot;&quot;&quot;&quot;;  &quot;,&quot; ; &quot;&quot;&quot;&quot;; [.C161]; &quot;&quot;&quot;&quot;;  &quot;,&quot; ; &quot;&quot;&quot;&quot;; [.D161]; &quot;&quot;&quot;&quot;; &quot;}, &quot;)" office:value-type="string" office:string-value="{&quot;24&quot;,&quot;21&quot;,&quot;يَا أَيُّهَا الَّذِينَ آمَنُوا لَا تَتَّبِعُوا&quot;,&quot;490&quot;}, " calcext:value-type="string">
            <text:p>{"24","21","يَا أَيُّهَا الَّذِينَ آمَنُوا لَا تَتَّبِعُوا","490"}, 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يَا أَيُّهَا الَّذِينَ آمَنُوا لَا تَدْخُلُوا</text:p>
          </table:table-cell>
          <table:table-cell table:style-name="ce2" office:value-type="float" office:value="491" calcext:value-type="float">
            <text:p>491</text:p>
          </table:table-cell>
          <table:table-cell table:formula="of:=COM.MICROSOFT.CONCAT(&quot;{&quot;; &quot;&quot;&quot;&quot;; [.A162]; &quot;&quot;&quot;&quot;; &quot;,&quot;; &quot;&quot;&quot;&quot;;  [.B162]; &quot;&quot;&quot;&quot;;  &quot;,&quot; ; &quot;&quot;&quot;&quot;; [.C162]; &quot;&quot;&quot;&quot;;  &quot;,&quot; ; &quot;&quot;&quot;&quot;; [.D162]; &quot;&quot;&quot;&quot;; &quot;}, &quot;)" office:value-type="string" office:string-value="{&quot;24&quot;,&quot;27&quot;,&quot;يَا أَيُّهَا الَّذِينَ آمَنُوا لَا تَدْخُلُوا&quot;,&quot;491&quot;}, " calcext:value-type="string">
            <text:p>{"24","27","يَا أَيُّهَا الَّذِينَ آمَنُوا لَا تَدْخُلُوا","491"}, 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اللَّهُ نُورُ السَّمَاوَاتِ وَالْأَرْضِ</text:p>
          </table:table-cell>
          <table:table-cell table:style-name="ce2" office:value-type="float" office:value="494" calcext:value-type="float">
            <text:p>494</text:p>
          </table:table-cell>
          <table:table-cell table:formula="of:=COM.MICROSOFT.CONCAT(&quot;{&quot;; &quot;&quot;&quot;&quot;; [.A163]; &quot;&quot;&quot;&quot;; &quot;,&quot;; &quot;&quot;&quot;&quot;;  [.B163]; &quot;&quot;&quot;&quot;;  &quot;,&quot; ; &quot;&quot;&quot;&quot;; [.C163]; &quot;&quot;&quot;&quot;;  &quot;,&quot; ; &quot;&quot;&quot;&quot;; [.D163]; &quot;&quot;&quot;&quot;; &quot;}, &quot;)" office:value-type="string" office:string-value="{&quot;24&quot;,&quot;35&quot;,&quot;اللَّهُ نُورُ السَّمَاوَاتِ وَالْأَرْضِ&quot;,&quot;494&quot;}, " calcext:value-type="string">
            <text:p>{"24","35","اللَّهُ نُورُ السَّمَاوَاتِ وَالْأَرْضِ","494"}, 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أَلَمْ تَرَ أَنَّ اللَّهَ يُسَبِّحُ لَهُ مَن فِي</text:p>
          </table:table-cell>
          <table:table-cell table:style-name="ce2" office:value-type="float" office:value="495" calcext:value-type="float">
            <text:p>495</text:p>
          </table:table-cell>
          <table:table-cell table:formula="of:=COM.MICROSOFT.CONCAT(&quot;{&quot;; &quot;&quot;&quot;&quot;; [.A164]; &quot;&quot;&quot;&quot;; &quot;,&quot;; &quot;&quot;&quot;&quot;;  [.B164]; &quot;&quot;&quot;&quot;;  &quot;,&quot; ; &quot;&quot;&quot;&quot;; [.C164]; &quot;&quot;&quot;&quot;;  &quot;,&quot; ; &quot;&quot;&quot;&quot;; [.D164]; &quot;&quot;&quot;&quot;; &quot;}, &quot;)" office:value-type="string" office:string-value="{&quot;24&quot;,&quot;41&quot;,&quot;أَلَمْ تَرَ أَنَّ اللَّهَ يُسَبِّحُ لَهُ مَن فِي&quot;,&quot;495&quot;}, " calcext:value-type="string">
            <text:p>{"24","41","أَلَمْ تَرَ أَنَّ اللَّهَ يُسَبِّحُ لَهُ مَن فِي","495"}, 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إِنَّمَا كَانَ قَوْلَ الْمُؤْمِنِينَ</text:p>
          </table:table-cell>
          <table:table-cell table:style-name="ce2" office:value-type="float" office:value="497" calcext:value-type="float">
            <text:p>497</text:p>
          </table:table-cell>
          <table:table-cell table:formula="of:=COM.MICROSOFT.CONCAT(&quot;{&quot;; &quot;&quot;&quot;&quot;; [.A165]; &quot;&quot;&quot;&quot;; &quot;,&quot;; &quot;&quot;&quot;&quot;;  [.B165]; &quot;&quot;&quot;&quot;;  &quot;,&quot; ; &quot;&quot;&quot;&quot;; [.C165]; &quot;&quot;&quot;&quot;;  &quot;,&quot; ; &quot;&quot;&quot;&quot;; [.D165]; &quot;&quot;&quot;&quot;; &quot;}, &quot;)" office:value-type="string" office:string-value="{&quot;24&quot;,&quot;51&quot;,&quot;إِنَّمَا كَانَ قَوْلَ الْمُؤْمِنِينَ&quot;,&quot;497&quot;}, " calcext:value-type="string">
            <text:p>{"24","51","إِنَّمَا كَانَ قَوْلَ الْمُؤْمِنِينَ","497"}, 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يَا أَيُّهَا الَّذِينَ آمَنُوا لِيَسْتَأْذِنكُمُ</text:p>
          </table:table-cell>
          <table:table-cell table:style-name="ce2" office:value-type="float" office:value="498" calcext:value-type="float">
            <text:p>498</text:p>
          </table:table-cell>
          <table:table-cell table:formula="of:=COM.MICROSOFT.CONCAT(&quot;{&quot;; &quot;&quot;&quot;&quot;; [.A166]; &quot;&quot;&quot;&quot;; &quot;,&quot;; &quot;&quot;&quot;&quot;;  [.B166]; &quot;&quot;&quot;&quot;;  &quot;,&quot; ; &quot;&quot;&quot;&quot;; [.C166]; &quot;&quot;&quot;&quot;;  &quot;,&quot; ; &quot;&quot;&quot;&quot;; [.D166]; &quot;&quot;&quot;&quot;; &quot;}, &quot;)" office:value-type="string" office:string-value="{&quot;24&quot;,&quot;58&quot;,&quot;يَا أَيُّهَا الَّذِينَ آمَنُوا لِيَسْتَأْذِنكُمُ&quot;,&quot;498&quot;}, " calcext:value-type="string">
            <text:p>{"24","58","يَا أَيُّهَا الَّذِينَ آمَنُوا لِيَسْتَأْذِنكُمُ","498"}, 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إِنَّمَا الْمُؤْمِنُونَ الَّذِينَ آمَنُوا بِاللَّهِ</text:p>
          </table:table-cell>
          <table:table-cell table:style-name="ce2" office:value-type="float" office:value="500" calcext:value-type="float">
            <text:p>500</text:p>
          </table:table-cell>
          <table:table-cell table:formula="of:=COM.MICROSOFT.CONCAT(&quot;{&quot;; &quot;&quot;&quot;&quot;; [.A167]; &quot;&quot;&quot;&quot;; &quot;,&quot;; &quot;&quot;&quot;&quot;;  [.B167]; &quot;&quot;&quot;&quot;;  &quot;,&quot; ; &quot;&quot;&quot;&quot;; [.C167]; &quot;&quot;&quot;&quot;;  &quot;,&quot; ; &quot;&quot;&quot;&quot;; [.D167]; &quot;&quot;&quot;&quot;; &quot;}, &quot;)" office:value-type="string" office:string-value="{&quot;24&quot;,&quot;62&quot;,&quot;إِنَّمَا الْمُؤْمِنُونَ الَّذِينَ آمَنُوا بِاللَّهِ&quot;,&quot;500&quot;}, " calcext:value-type="string">
            <text:p>{"24","62","إِنَّمَا الْمُؤْمِنُونَ الَّذِينَ آمَنُوا بِاللَّهِ","500"}, 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تَبَارَكَ الَّذِي نَزَّلَ الْفُرْقَانَ</text:p>
          </table:table-cell>
          <table:table-cell table:style-name="ce2" office:value-type="float" office:value="501" calcext:value-type="float">
            <text:p>501</text:p>
          </table:table-cell>
          <table:table-cell table:formula="of:=COM.MICROSOFT.CONCAT(&quot;{&quot;; &quot;&quot;&quot;&quot;; [.A168]; &quot;&quot;&quot;&quot;; &quot;,&quot;; &quot;&quot;&quot;&quot;;  [.B168]; &quot;&quot;&quot;&quot;;  &quot;,&quot; ; &quot;&quot;&quot;&quot;; [.C168]; &quot;&quot;&quot;&quot;;  &quot;,&quot; ; &quot;&quot;&quot;&quot;; [.D168]; &quot;&quot;&quot;&quot;; &quot;}, &quot;)" office:value-type="string" office:string-value="{&quot;25&quot;,&quot;1&quot;,&quot;تَبَارَكَ الَّذِي نَزَّلَ الْفُرْقَانَ&quot;,&quot;501&quot;}, " calcext:value-type="string">
            <text:p>{"25","1","تَبَارَكَ الَّذِي نَزَّلَ الْفُرْقَانَ","501"}, 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تَبَارَكَ الَّذِي إِن شَاءَ جَعَلَ</text:p>
          </table:table-cell>
          <table:table-cell table:style-name="ce2" office:value-type="float" office:value="503" calcext:value-type="float">
            <text:p>503</text:p>
          </table:table-cell>
          <table:table-cell table:formula="of:=COM.MICROSOFT.CONCAT(&quot;{&quot;; &quot;&quot;&quot;&quot;; [.A169]; &quot;&quot;&quot;&quot;; &quot;,&quot;; &quot;&quot;&quot;&quot;;  [.B169]; &quot;&quot;&quot;&quot;;  &quot;,&quot; ; &quot;&quot;&quot;&quot;; [.C169]; &quot;&quot;&quot;&quot;;  &quot;,&quot; ; &quot;&quot;&quot;&quot;; [.D169]; &quot;&quot;&quot;&quot;; &quot;}, &quot;)" office:value-type="string" office:string-value="{&quot;25&quot;,&quot;10&quot;,&quot;تَبَارَكَ الَّذِي إِن شَاءَ جَعَلَ&quot;,&quot;503&quot;}, " calcext:value-type="string">
            <text:p>{"25","10","تَبَارَكَ الَّذِي إِن شَاءَ جَعَلَ","503"},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وَقَالَ الَّذِينَ لَا يَرْجُونَ لِقَاءَنَا</text:p>
          </table:table-cell>
          <table:table-cell office:value-type="float" office:value="505" calcext:value-type="float">
            <text:p>505</text:p>
          </table:table-cell>
          <table:table-cell table:formula="of:=COM.MICROSOFT.CONCAT(&quot;{&quot;; &quot;&quot;&quot;&quot;; [.A176]; &quot;&quot;&quot;&quot;; &quot;,&quot;; &quot;&quot;&quot;&quot;;  [.B176]; &quot;&quot;&quot;&quot;;  &quot;,&quot; ; &quot;&quot;&quot;&quot;; [.C176]; &quot;&quot;&quot;&quot;;  &quot;,&quot; ; &quot;&quot;&quot;&quot;; [.D176]; &quot;&quot;&quot;&quot;; &quot;}, &quot;)" office:value-type="string" office:string-value="{&quot;25&quot;,&quot;21&quot;,&quot;وَقَالَ الَّذِينَ لَا يَرْجُونَ لِقَاءَنَا&quot;,&quot;505&quot;}, " calcext:value-type="string">
            <text:p>{"25","21","وَقَالَ الَّذِينَ لَا يَرْجُونَ لِقَاءَنَا","505"}, </text:p>
          </table:table-cell>
          <table:table-cell/>
          <table:table-cell table:formula="of:=COM.MICROSOFT.CONCAT(&quot;{&quot;; [.E176:.E195]; &quot;}, &quot;)" office:value-type="string" office:string-value="{{&quot;25&quot;,&quot;21&quot;,&quot;وَقَالَ الَّذِينَ لَا يَرْجُونَ لِقَاءَنَا&quot;,&quot;505&quot;}, {&quot;25&quot;,&quot;35&quot;,&quot;وَلَقَدْ آتَيْنَا مُوسَى الْكِتَابَ&quot;,&quot;506&quot;}, {&quot;25&quot;,&quot;45&quot;,&quot;أَلَمْ تَرَ إِلَىٰ رَبِّكَ كَيْفَ مَدَّ الظِّلَّ&quot;,&quot;507&quot;}, {&quot;25&quot;,&quot;61&quot;,&quot;تَبَارَكَ الَّذِي جَعَلَ فِي السَّمَاءِ&quot;,&quot;509&quot;}, {&quot;26&quot;,&quot;1&quot;,&quot;طسم&quot;,&quot;511&quot;}, {&quot;26&quot;,&quot;10&quot;,&quot;وَإِذْ نَادَىٰ رَبُّكَ مُوسَىٰ أَنِ&quot;,&quot;511&quot;}, {&quot;26&quot;,&quot;34&quot;,&quot;قَالَ لِلْمَلَإِ حَوْلَهُ إِنَّ هَـٰذَا &quot;,&quot;513&quot;}, {&quot;26&quot;,&quot;53&quot;,&quot;وَأَوْحَيْنَا إِلَىٰ مُوسَىٰ أَنْ أَسْرِ&quot;,&quot;515&quot;}, {&quot;26&quot;,&quot;69&quot;,&quot;وَاتْلُ عَلَيْهِمْ نَبَأَ إِبْرَاهِيمَ&quot;,&quot;516&quot;}, {&quot;26&quot;,&quot;105&quot;,&quot;كَذَّبَتْ قَوْمُ نُوحٍ الْمُرْسَلِينَ&quot;,&quot;517&quot;}, {&quot;26&quot;,&quot;123&quot;,&quot;كَذَّبَتْ عَادٌ الْمُرْسَلِينَ &quot;,&quot;518&quot;}, {&quot;26&quot;,&quot;141&quot;,&quot;كَذَّبَتْ ثَمُودُ الْمُرْسَلِينَ &quot;,&quot;519&quot;}, {&quot;26&quot;,&quot;160&quot;,&quot;كَذَّبَتْ قَوْمُ لُوطٍ الْمُرْسَلِينَ&quot;,&quot;521&quot;}, {&quot;26&quot;,&quot;176&quot;,&quot;كَذَّبَ أَصْحَابُ الْأَيْكَةِ الْمُرْسَلِينَ&quot;,&quot;522&quot;}, {&quot;26&quot;,&quot;192&quot;,&quot;وَإِنَّهُ لَتَنزِيلُ رَبِّ الْعَالَمِينَ &quot;,&quot;523&quot;}, {&quot;27&quot;,&quot;1&quot;,&quot;طس ۚ تِلْكَ آيَاتُ الْقُرْآنِ &quot;,&quot;525&quot;}, {&quot;27&quot;,&quot;15&quot;,&quot;وَلَقَدْ آتَيْنَا دَاوُودَ وَسُلَيْمَانَ&quot;,&quot;526&quot;}, {&quot;27&quot;,&quot;32&quot;,&quot;قَالَتْ يَا أَيُّهَا الْمَلَأُ أَفْتُونِي&quot;,&quot;529&quot;}, {&quot;27&quot;,&quot;45&quot;,&quot;وَلَقَدْ أَرْسَلْنَا إِلَىٰ ثَمُودَ أَخَاهُمْ&quot;,&quot;531&quot;}, {&quot;27&quot;,&quot;59&quot;,&quot;قُلِ الْحَمْدُ لِلَّهِ وَسَلَامٌ عَلَىٰ عِبَادِهِ&quot;,&quot;532&quot;}, }, " calcext:value-type="string">
            <text:p>{{"25","21","وَقَالَ الَّذِينَ لَا يَرْجُونَ لِقَاءَنَا","505"}, {"25","35","وَلَقَدْ آتَيْنَا مُوسَى الْكِتَابَ","506"}, {"25","45","أَلَمْ تَرَ إِلَىٰ رَبِّكَ كَيْفَ مَدَّ الظِّلَّ","507"}, {"25","61","تَبَارَكَ الَّذِي جَعَلَ فِي السَّمَاءِ","509"}, {"26","1","طسم","511"}, {"26","10","وَإِذْ نَادَىٰ رَبُّكَ مُوسَىٰ أَنِ","511"}, {"26","34","قَالَ لِلْمَلَإِ حَوْلَهُ إِنَّ هَـٰذَا ","513"}, {"26","53","وَأَوْحَيْنَا إِلَىٰ مُوسَىٰ أَنْ أَسْرِ","515"}, {"26","69","وَاتْلُ عَلَيْهِمْ نَبَأَ إِبْرَاهِيمَ","516"}, {"26","105","كَذَّبَتْ قَوْمُ نُوحٍ الْمُرْسَلِينَ","517"}, {"26","123","كَذَّبَتْ عَادٌ الْمُرْسَلِينَ ","518"}, {"26","141","كَذَّبَتْ ثَمُودُ الْمُرْسَلِينَ ","519"}, {"26","160","كَذَّبَتْ قَوْمُ لُوطٍ الْمُرْسَلِينَ","521"}, {"26","176","كَذَّبَ أَصْحَابُ الْأَيْكَةِ الْمُرْسَلِينَ","522"}, {"26","192","وَإِنَّهُ لَتَنزِيلُ رَبِّ الْعَالَمِينَ ","523"}, {"27","1","طس ۚ تِلْكَ آيَاتُ الْقُرْآنِ ","525"}, {"27","15","وَلَقَدْ آتَيْنَا دَاوُودَ وَسُلَيْمَانَ","526"}, {"27","32","قَالَتْ يَا أَيُّهَا الْمَلَأُ أَفْتُونِي","529"}, {"27","45","وَلَقَدْ أَرْسَلْنَا إِلَىٰ ثَمُودَ أَخَاهُمْ","531"}, {"27","59","قُلِ الْحَمْدُ لِلَّهِ وَسَلَامٌ عَلَىٰ عِبَادِهِ","532"}, }, 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وَقَالَ الَّذِينَ لَا يَرْجُونَ لِقَاءَنَا</text:p>
          </table:table-cell>
          <table:table-cell office:value-type="float" office:value="505" calcext:value-type="float">
            <text:p>505</text:p>
          </table:table-cell>
          <table:table-cell office:value-type="float" office:value="6.31" calcext:value-type="float">
            <text:p>6.31</text:p>
          </table:table-cell>
          <table:table-cell table:formula="of:=COM.MICROSOFT.CONCAT(&quot;{&quot;; &quot;&quot;&quot;&quot;; [.H176]; &quot;&quot;&quot;&quot;;  &quot;,&quot;; &quot;&quot;&quot;&quot;;  [.I176]; &quot;&quot;&quot;&quot;;  &quot;,&quot;; &quot;&quot;&quot;&quot;; [.J176]; &quot;&quot;&quot;&quot;;  &quot;,&quot; ; &quot;&quot;&quot;&quot;; [.K176]; &quot;&quot;&quot;&quot;;   &quot;,&quot; ; &quot;&quot;&quot;&quot;; [.L176]; &quot;&quot;&quot;&quot;; &quot;,&quot;; &quot;}, &quot;)" office:value-type="string" office:string-value="{&quot;25&quot;,&quot;21&quot;,&quot;وَقَالَ الَّذِينَ لَا يَرْجُونَ لِقَاءَنَا&quot;,&quot;505&quot;,&quot;6.31&quot;,}, " calcext:value-type="string">
            <text:p>{"25","21","وَقَالَ الَّذِينَ لَا يَرْجُونَ لِقَاءَنَا","505","6.31",}, </text:p>
          </table:table-cell>
          <table:table-cell/>
          <table:table-cell table:formula="of:=COM.MICROSOFT.CONCAT(&quot;{&quot;; [.M176:.M179]; &quot;}, &quot;)" office:value-type="string" office:string-value="{{&quot;25&quot;,&quot;21&quot;,&quot;وَقَالَ الَّذِينَ لَا يَرْجُونَ لِقَاءَنَا&quot;,&quot;505&quot;,&quot;6.31&quot;,}, {&quot;26&quot;,&quot;1&quot;,&quot;طسم&quot;,&quot;511&quot;,&quot;6.38&quot;,}, {&quot;26&quot;,&quot;123&quot;,&quot;كَذَّبَتْ عَادٌ الْمُرْسَلِينَ &quot;,&quot;518&quot;,&quot;6.62&quot;,}, {&quot;27&quot;,&quot;15&quot;,&quot;وَلَقَدْ آتَيْنَا دَاوُودَ وَسُلَيْمَانَ&quot;,&quot;526&quot;,&quot;5.69&quot;,}, }, " calcext:value-type="string">
            <text:p>{{"25","21","وَقَالَ الَّذِينَ لَا يَرْجُونَ لِقَاءَنَا","505","6.31",}, {"26","1","طسم","511","6.38",}, {"26","123","كَذَّبَتْ عَادٌ الْمُرْسَلِينَ ","518","6.62",}, {"27","15","وَلَقَدْ آتَيْنَا دَاوُودَ وَسُلَيْمَانَ","526","5.69",}, },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وَلَقَدْ آتَيْنَا مُوسَى الْكِتَابَ</text:p>
          </table:table-cell>
          <table:table-cell table:style-name="ce2" office:value-type="float" office:value="506" calcext:value-type="float">
            <text:p>506</text:p>
          </table:table-cell>
          <table:table-cell table:formula="of:=COM.MICROSOFT.CONCAT(&quot;{&quot;; &quot;&quot;&quot;&quot;; [.A177]; &quot;&quot;&quot;&quot;; &quot;,&quot;; &quot;&quot;&quot;&quot;;  [.B177]; &quot;&quot;&quot;&quot;;  &quot;,&quot; ; &quot;&quot;&quot;&quot;; [.C177]; &quot;&quot;&quot;&quot;;  &quot;,&quot; ; &quot;&quot;&quot;&quot;; [.D177]; &quot;&quot;&quot;&quot;; &quot;}, &quot;)" office:value-type="string" office:string-value="{&quot;25&quot;,&quot;35&quot;,&quot;وَلَقَدْ آتَيْنَا مُوسَى الْكِتَابَ&quot;,&quot;506&quot;}, " calcext:value-type="string">
            <text:p>{"25","35","وَلَقَدْ آتَيْنَا مُوسَى الْكِتَابَ","506"}, 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طسم</text:p>
          </table:table-cell>
          <table:table-cell table:style-name="ce2" office:value-type="float" office:value="511" calcext:value-type="float">
            <text:p>511</text:p>
          </table:table-cell>
          <table:table-cell office:value-type="float" office:value="6.38" calcext:value-type="float">
            <text:p>6.38</text:p>
          </table:table-cell>
          <table:table-cell table:formula="of:=COM.MICROSOFT.CONCAT(&quot;{&quot;; &quot;&quot;&quot;&quot;; [.H177]; &quot;&quot;&quot;&quot;;  &quot;,&quot;; &quot;&quot;&quot;&quot;;  [.I177]; &quot;&quot;&quot;&quot;;  &quot;,&quot;; &quot;&quot;&quot;&quot;; [.J177]; &quot;&quot;&quot;&quot;;  &quot;,&quot; ; &quot;&quot;&quot;&quot;; [.K177]; &quot;&quot;&quot;&quot;;   &quot;,&quot; ; &quot;&quot;&quot;&quot;; [.L177]; &quot;&quot;&quot;&quot;; &quot;,&quot;; &quot;}, &quot;)" office:value-type="string" office:string-value="{&quot;26&quot;,&quot;1&quot;,&quot;طسم&quot;,&quot;511&quot;,&quot;6.38&quot;,}, " calcext:value-type="string">
            <text:p>{"26","1","طسم","511","6.38",}, 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أَلَمْ تَرَ إِلَىٰ رَبِّكَ كَيْفَ مَدَّ الظِّلَّ</text:p>
          </table:table-cell>
          <table:table-cell table:style-name="ce2" office:value-type="float" office:value="507" calcext:value-type="float">
            <text:p>507</text:p>
          </table:table-cell>
          <table:table-cell table:formula="of:=COM.MICROSOFT.CONCAT(&quot;{&quot;; &quot;&quot;&quot;&quot;; [.A178]; &quot;&quot;&quot;&quot;; &quot;,&quot;; &quot;&quot;&quot;&quot;;  [.B178]; &quot;&quot;&quot;&quot;;  &quot;,&quot; ; &quot;&quot;&quot;&quot;; [.C178]; &quot;&quot;&quot;&quot;;  &quot;,&quot; ; &quot;&quot;&quot;&quot;; [.D178]; &quot;&quot;&quot;&quot;; &quot;}, &quot;)" office:value-type="string" office:string-value="{&quot;25&quot;,&quot;45&quot;,&quot;أَلَمْ تَرَ إِلَىٰ رَبِّكَ كَيْفَ مَدَّ الظِّلَّ&quot;,&quot;507&quot;}, " calcext:value-type="string">
            <text:p>{"25","45","أَلَمْ تَرَ إِلَىٰ رَبِّكَ كَيْفَ مَدَّ الظِّلَّ","507"}, 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كَذَّبَتْ عَادٌ الْمُرْسَلِينَ </text:p>
          </table:table-cell>
          <table:table-cell table:style-name="ce2" office:value-type="float" office:value="518" calcext:value-type="float">
            <text:p>518</text:p>
          </table:table-cell>
          <table:table-cell office:value-type="float" office:value="6.62" calcext:value-type="float">
            <text:p>6.62</text:p>
          </table:table-cell>
          <table:table-cell table:formula="of:=COM.MICROSOFT.CONCAT(&quot;{&quot;; &quot;&quot;&quot;&quot;; [.H178]; &quot;&quot;&quot;&quot;;  &quot;,&quot;; &quot;&quot;&quot;&quot;;  [.I178]; &quot;&quot;&quot;&quot;;  &quot;,&quot;; &quot;&quot;&quot;&quot;; [.J178]; &quot;&quot;&quot;&quot;;  &quot;,&quot; ; &quot;&quot;&quot;&quot;; [.K178]; &quot;&quot;&quot;&quot;;   &quot;,&quot; ; &quot;&quot;&quot;&quot;; [.L178]; &quot;&quot;&quot;&quot;; &quot;,&quot;; &quot;}, &quot;)" office:value-type="string" office:string-value="{&quot;26&quot;,&quot;123&quot;,&quot;كَذَّبَتْ عَادٌ الْمُرْسَلِينَ &quot;,&quot;518&quot;,&quot;6.62&quot;,}, " calcext:value-type="string">
            <text:p>{"26","123","كَذَّبَتْ عَادٌ الْمُرْسَلِينَ ","518","6.62",}, 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تَبَارَكَ الَّذِي جَعَلَ فِي السَّمَاءِ</text:p>
          </table:table-cell>
          <table:table-cell table:style-name="ce2" office:value-type="float" office:value="509" calcext:value-type="float">
            <text:p>509</text:p>
          </table:table-cell>
          <table:table-cell table:formula="of:=COM.MICROSOFT.CONCAT(&quot;{&quot;; &quot;&quot;&quot;&quot;; [.A179]; &quot;&quot;&quot;&quot;; &quot;,&quot;; &quot;&quot;&quot;&quot;;  [.B179]; &quot;&quot;&quot;&quot;;  &quot;,&quot; ; &quot;&quot;&quot;&quot;; [.C179]; &quot;&quot;&quot;&quot;;  &quot;,&quot; ; &quot;&quot;&quot;&quot;; [.D179]; &quot;&quot;&quot;&quot;; &quot;}, &quot;)" office:value-type="string" office:string-value="{&quot;25&quot;,&quot;61&quot;,&quot;تَبَارَكَ الَّذِي جَعَلَ فِي السَّمَاءِ&quot;,&quot;509&quot;}, " calcext:value-type="string">
            <text:p>{"25","61","تَبَارَكَ الَّذِي جَعَلَ فِي السَّمَاءِ","509"}, 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وَلَقَدْ آتَيْنَا دَاوُودَ وَسُلَيْمَانَ</text:p>
          </table:table-cell>
          <table:table-cell table:style-name="ce2" office:value-type="float" office:value="526" calcext:value-type="float">
            <text:p>526</text:p>
          </table:table-cell>
          <table:table-cell office:value-type="float" office:value="5.69" calcext:value-type="float">
            <text:p>5.69</text:p>
          </table:table-cell>
          <table:table-cell table:formula="of:=COM.MICROSOFT.CONCAT(&quot;{&quot;; &quot;&quot;&quot;&quot;; [.H179]; &quot;&quot;&quot;&quot;;  &quot;,&quot;; &quot;&quot;&quot;&quot;;  [.I179]; &quot;&quot;&quot;&quot;;  &quot;,&quot;; &quot;&quot;&quot;&quot;; [.J179]; &quot;&quot;&quot;&quot;;  &quot;,&quot; ; &quot;&quot;&quot;&quot;; [.K179]; &quot;&quot;&quot;&quot;;   &quot;,&quot; ; &quot;&quot;&quot;&quot;; [.L179]; &quot;&quot;&quot;&quot;; &quot;,&quot;; &quot;}, &quot;)" office:value-type="string" office:string-value="{&quot;27&quot;,&quot;15&quot;,&quot;وَلَقَدْ آتَيْنَا دَاوُودَ وَسُلَيْمَانَ&quot;,&quot;526&quot;,&quot;5.69&quot;,}, " calcext:value-type="string">
            <text:p>{"27","15","وَلَقَدْ آتَيْنَا دَاوُودَ وَسُلَيْمَانَ","526","5.69",}, 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طسم</text:p>
          </table:table-cell>
          <table:table-cell table:style-name="ce2" office:value-type="float" office:value="511" calcext:value-type="float">
            <text:p>511</text:p>
          </table:table-cell>
          <table:table-cell table:formula="of:=COM.MICROSOFT.CONCAT(&quot;{&quot;; &quot;&quot;&quot;&quot;; [.A180]; &quot;&quot;&quot;&quot;; &quot;,&quot;; &quot;&quot;&quot;&quot;;  [.B180]; &quot;&quot;&quot;&quot;;  &quot;,&quot; ; &quot;&quot;&quot;&quot;; [.C180]; &quot;&quot;&quot;&quot;;  &quot;,&quot; ; &quot;&quot;&quot;&quot;; [.D180]; &quot;&quot;&quot;&quot;; &quot;}, &quot;)" office:value-type="string" office:string-value="{&quot;26&quot;,&quot;1&quot;,&quot;طسم&quot;,&quot;511&quot;}, " calcext:value-type="string">
            <text:p>{"26","1","طسم","511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وَإِذْ نَادَىٰ رَبُّكَ مُوسَىٰ أَنِ</text:p>
          </table:table-cell>
          <table:table-cell table:style-name="ce2" office:value-type="float" office:value="511" calcext:value-type="float">
            <text:p>511</text:p>
          </table:table-cell>
          <table:table-cell table:formula="of:=COM.MICROSOFT.CONCAT(&quot;{&quot;; &quot;&quot;&quot;&quot;; [.A181]; &quot;&quot;&quot;&quot;; &quot;,&quot;; &quot;&quot;&quot;&quot;;  [.B181]; &quot;&quot;&quot;&quot;;  &quot;,&quot; ; &quot;&quot;&quot;&quot;; [.C181]; &quot;&quot;&quot;&quot;;  &quot;,&quot; ; &quot;&quot;&quot;&quot;; [.D181]; &quot;&quot;&quot;&quot;; &quot;}, &quot;)" office:value-type="string" office:string-value="{&quot;26&quot;,&quot;10&quot;,&quot;وَإِذْ نَادَىٰ رَبُّكَ مُوسَىٰ أَنِ&quot;,&quot;511&quot;}, " calcext:value-type="string">
            <text:p>{"26","10","وَإِذْ نَادَىٰ رَبُّكَ مُوسَىٰ أَنِ","511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قَالَ لِلْمَلَإِ حَوْلَهُ إِنَّ هَـٰذَا </text:p>
          </table:table-cell>
          <table:table-cell table:style-name="ce2" office:value-type="float" office:value="513" calcext:value-type="float">
            <text:p>513</text:p>
          </table:table-cell>
          <table:table-cell table:formula="of:=COM.MICROSOFT.CONCAT(&quot;{&quot;; &quot;&quot;&quot;&quot;; [.A182]; &quot;&quot;&quot;&quot;; &quot;,&quot;; &quot;&quot;&quot;&quot;;  [.B182]; &quot;&quot;&quot;&quot;;  &quot;,&quot; ; &quot;&quot;&quot;&quot;; [.C182]; &quot;&quot;&quot;&quot;;  &quot;,&quot; ; &quot;&quot;&quot;&quot;; [.D182]; &quot;&quot;&quot;&quot;; &quot;}, &quot;)" office:value-type="string" office:string-value="{&quot;26&quot;,&quot;34&quot;,&quot;قَالَ لِلْمَلَإِ حَوْلَهُ إِنَّ هَـٰذَا &quot;,&quot;513&quot;}, " calcext:value-type="string">
            <text:p>{"26","34","قَالَ لِلْمَلَإِ حَوْلَهُ إِنَّ هَـٰذَا ","513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وَأَوْحَيْنَا إِلَىٰ مُوسَىٰ أَنْ أَسْرِ</text:p>
          </table:table-cell>
          <table:table-cell table:style-name="ce2" office:value-type="float" office:value="515" calcext:value-type="float">
            <text:p>515</text:p>
          </table:table-cell>
          <table:table-cell table:formula="of:=COM.MICROSOFT.CONCAT(&quot;{&quot;; &quot;&quot;&quot;&quot;; [.A183]; &quot;&quot;&quot;&quot;; &quot;,&quot;; &quot;&quot;&quot;&quot;;  [.B183]; &quot;&quot;&quot;&quot;;  &quot;,&quot; ; &quot;&quot;&quot;&quot;; [.C183]; &quot;&quot;&quot;&quot;;  &quot;,&quot; ; &quot;&quot;&quot;&quot;; [.D183]; &quot;&quot;&quot;&quot;; &quot;}, &quot;)" office:value-type="string" office:string-value="{&quot;26&quot;,&quot;53&quot;,&quot;وَأَوْحَيْنَا إِلَىٰ مُوسَىٰ أَنْ أَسْرِ&quot;,&quot;515&quot;}, " calcext:value-type="string">
            <text:p>{"26","53","وَأَوْحَيْنَا إِلَىٰ مُوسَىٰ أَنْ أَسْرِ","515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وَاتْلُ عَلَيْهِمْ نَبَأَ إِبْرَاهِيمَ</text:p>
          </table:table-cell>
          <table:table-cell table:style-name="ce2" office:value-type="float" office:value="516" calcext:value-type="float">
            <text:p>516</text:p>
          </table:table-cell>
          <table:table-cell table:formula="of:=COM.MICROSOFT.CONCAT(&quot;{&quot;; &quot;&quot;&quot;&quot;; [.A184]; &quot;&quot;&quot;&quot;; &quot;,&quot;; &quot;&quot;&quot;&quot;;  [.B184]; &quot;&quot;&quot;&quot;;  &quot;,&quot; ; &quot;&quot;&quot;&quot;; [.C184]; &quot;&quot;&quot;&quot;;  &quot;,&quot; ; &quot;&quot;&quot;&quot;; [.D184]; &quot;&quot;&quot;&quot;; &quot;}, &quot;)" office:value-type="string" office:string-value="{&quot;26&quot;,&quot;69&quot;,&quot;وَاتْلُ عَلَيْهِمْ نَبَأَ إِبْرَاهِيمَ&quot;,&quot;516&quot;}, " calcext:value-type="string">
            <text:p>{"26","69","وَاتْلُ عَلَيْهِمْ نَبَأَ إِبْرَاهِيمَ","516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كَذَّبَتْ قَوْمُ نُوحٍ الْمُرْسَلِينَ</text:p>
          </table:table-cell>
          <table:table-cell table:style-name="ce2" office:value-type="float" office:value="517" calcext:value-type="float">
            <text:p>517</text:p>
          </table:table-cell>
          <table:table-cell table:formula="of:=COM.MICROSOFT.CONCAT(&quot;{&quot;; &quot;&quot;&quot;&quot;; [.A185]; &quot;&quot;&quot;&quot;; &quot;,&quot;; &quot;&quot;&quot;&quot;;  [.B185]; &quot;&quot;&quot;&quot;;  &quot;,&quot; ; &quot;&quot;&quot;&quot;; [.C185]; &quot;&quot;&quot;&quot;;  &quot;,&quot; ; &quot;&quot;&quot;&quot;; [.D185]; &quot;&quot;&quot;&quot;; &quot;}, &quot;)" office:value-type="string" office:string-value="{&quot;26&quot;,&quot;105&quot;,&quot;كَذَّبَتْ قَوْمُ نُوحٍ الْمُرْسَلِينَ&quot;,&quot;517&quot;}, " calcext:value-type="string">
            <text:p>{"26","105","كَذَّبَتْ قَوْمُ نُوحٍ الْمُرْسَلِينَ","517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كَذَّبَتْ عَادٌ الْمُرْسَلِينَ </text:p>
          </table:table-cell>
          <table:table-cell table:style-name="ce2" office:value-type="float" office:value="518" calcext:value-type="float">
            <text:p>518</text:p>
          </table:table-cell>
          <table:table-cell table:formula="of:=COM.MICROSOFT.CONCAT(&quot;{&quot;; &quot;&quot;&quot;&quot;; [.A186]; &quot;&quot;&quot;&quot;; &quot;,&quot;; &quot;&quot;&quot;&quot;;  [.B186]; &quot;&quot;&quot;&quot;;  &quot;,&quot; ; &quot;&quot;&quot;&quot;; [.C186]; &quot;&quot;&quot;&quot;;  &quot;,&quot; ; &quot;&quot;&quot;&quot;; [.D186]; &quot;&quot;&quot;&quot;; &quot;}, &quot;)" office:value-type="string" office:string-value="{&quot;26&quot;,&quot;123&quot;,&quot;كَذَّبَتْ عَادٌ الْمُرْسَلِينَ &quot;,&quot;518&quot;}, " calcext:value-type="string">
            <text:p>{"26","123","كَذَّبَتْ عَادٌ الْمُرْسَلِينَ ","518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كَذَّبَتْ ثَمُودُ الْمُرْسَلِينَ </text:p>
          </table:table-cell>
          <table:table-cell table:style-name="ce2" office:value-type="float" office:value="519" calcext:value-type="float">
            <text:p>519</text:p>
          </table:table-cell>
          <table:table-cell table:formula="of:=COM.MICROSOFT.CONCAT(&quot;{&quot;; &quot;&quot;&quot;&quot;; [.A187]; &quot;&quot;&quot;&quot;; &quot;,&quot;; &quot;&quot;&quot;&quot;;  [.B187]; &quot;&quot;&quot;&quot;;  &quot;,&quot; ; &quot;&quot;&quot;&quot;; [.C187]; &quot;&quot;&quot;&quot;;  &quot;,&quot; ; &quot;&quot;&quot;&quot;; [.D187]; &quot;&quot;&quot;&quot;; &quot;}, &quot;)" office:value-type="string" office:string-value="{&quot;26&quot;,&quot;141&quot;,&quot;كَذَّبَتْ ثَمُودُ الْمُرْسَلِينَ &quot;,&quot;519&quot;}, " calcext:value-type="string">
            <text:p>{"26","141","كَذَّبَتْ ثَمُودُ الْمُرْسَلِينَ ","519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كَذَّبَتْ قَوْمُ لُوطٍ الْمُرْسَلِينَ</text:p>
          </table:table-cell>
          <table:table-cell table:style-name="ce2" office:value-type="float" office:value="521" calcext:value-type="float">
            <text:p>521</text:p>
          </table:table-cell>
          <table:table-cell table:formula="of:=COM.MICROSOFT.CONCAT(&quot;{&quot;; &quot;&quot;&quot;&quot;; [.A188]; &quot;&quot;&quot;&quot;; &quot;,&quot;; &quot;&quot;&quot;&quot;;  [.B188]; &quot;&quot;&quot;&quot;;  &quot;,&quot; ; &quot;&quot;&quot;&quot;; [.C188]; &quot;&quot;&quot;&quot;;  &quot;,&quot; ; &quot;&quot;&quot;&quot;; [.D188]; &quot;&quot;&quot;&quot;; &quot;}, &quot;)" office:value-type="string" office:string-value="{&quot;26&quot;,&quot;160&quot;,&quot;كَذَّبَتْ قَوْمُ لُوطٍ الْمُرْسَلِينَ&quot;,&quot;521&quot;}, " calcext:value-type="string">
            <text:p>{"26","160","كَذَّبَتْ قَوْمُ لُوطٍ الْمُرْسَلِينَ","521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6" calcext:value-type="float">
            <text:p>176</text:p>
          </table:table-cell>
          <table:table-cell table:style-name="ce1" office:value-type="string" calcext:value-type="string">
            <text:p>كَذَّبَ أَصْحَابُ الْأَيْكَةِ الْمُرْسَلِينَ</text:p>
          </table:table-cell>
          <table:table-cell table:style-name="ce2" office:value-type="float" office:value="522" calcext:value-type="float">
            <text:p>522</text:p>
          </table:table-cell>
          <table:table-cell table:formula="of:=COM.MICROSOFT.CONCAT(&quot;{&quot;; &quot;&quot;&quot;&quot;; [.A189]; &quot;&quot;&quot;&quot;; &quot;,&quot;; &quot;&quot;&quot;&quot;;  [.B189]; &quot;&quot;&quot;&quot;;  &quot;,&quot; ; &quot;&quot;&quot;&quot;; [.C189]; &quot;&quot;&quot;&quot;;  &quot;,&quot; ; &quot;&quot;&quot;&quot;; [.D189]; &quot;&quot;&quot;&quot;; &quot;}, &quot;)" office:value-type="string" office:string-value="{&quot;26&quot;,&quot;176&quot;,&quot;كَذَّبَ أَصْحَابُ الْأَيْكَةِ الْمُرْسَلِينَ&quot;,&quot;522&quot;}, " calcext:value-type="string">
            <text:p>{"26","176","كَذَّبَ أَصْحَابُ الْأَيْكَةِ الْمُرْسَلِينَ","522"}, 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وَإِنَّهُ لَتَنزِيلُ رَبِّ الْعَالَمِينَ </text:p>
          </table:table-cell>
          <table:table-cell table:style-name="ce2" office:value-type="float" office:value="523" calcext:value-type="float">
            <text:p>523</text:p>
          </table:table-cell>
          <table:table-cell table:formula="of:=COM.MICROSOFT.CONCAT(&quot;{&quot;; &quot;&quot;&quot;&quot;; [.A190]; &quot;&quot;&quot;&quot;; &quot;,&quot;; &quot;&quot;&quot;&quot;;  [.B190]; &quot;&quot;&quot;&quot;;  &quot;,&quot; ; &quot;&quot;&quot;&quot;; [.C190]; &quot;&quot;&quot;&quot;;  &quot;,&quot; ; &quot;&quot;&quot;&quot;; [.D190]; &quot;&quot;&quot;&quot;; &quot;}, &quot;)" office:value-type="string" office:string-value="{&quot;26&quot;,&quot;192&quot;,&quot;وَإِنَّهُ لَتَنزِيلُ رَبِّ الْعَالَمِينَ &quot;,&quot;523&quot;}, " calcext:value-type="string">
            <text:p>{"26","192","وَإِنَّهُ لَتَنزِيلُ رَبِّ الْعَالَمِينَ ","523"}, 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طس ۚ تِلْكَ آيَاتُ الْقُرْآنِ </text:p>
          </table:table-cell>
          <table:table-cell table:style-name="ce2" office:value-type="float" office:value="525" calcext:value-type="float">
            <text:p>525</text:p>
          </table:table-cell>
          <table:table-cell table:formula="of:=COM.MICROSOFT.CONCAT(&quot;{&quot;; &quot;&quot;&quot;&quot;; [.A191]; &quot;&quot;&quot;&quot;; &quot;,&quot;; &quot;&quot;&quot;&quot;;  [.B191]; &quot;&quot;&quot;&quot;;  &quot;,&quot; ; &quot;&quot;&quot;&quot;; [.C191]; &quot;&quot;&quot;&quot;;  &quot;,&quot; ; &quot;&quot;&quot;&quot;; [.D191]; &quot;&quot;&quot;&quot;; &quot;}, &quot;)" office:value-type="string" office:string-value="{&quot;27&quot;,&quot;1&quot;,&quot;طس ۚ تِلْكَ آيَاتُ الْقُرْآنِ &quot;,&quot;525&quot;}, " calcext:value-type="string">
            <text:p>{"27","1","طس ۚ تِلْكَ آيَاتُ الْقُرْآنِ ","525"}, 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وَلَقَدْ آتَيْنَا دَاوُودَ وَسُلَيْمَانَ</text:p>
          </table:table-cell>
          <table:table-cell table:style-name="ce2" office:value-type="float" office:value="526" calcext:value-type="float">
            <text:p>526</text:p>
          </table:table-cell>
          <table:table-cell table:formula="of:=COM.MICROSOFT.CONCAT(&quot;{&quot;; &quot;&quot;&quot;&quot;; [.A192]; &quot;&quot;&quot;&quot;; &quot;,&quot;; &quot;&quot;&quot;&quot;;  [.B192]; &quot;&quot;&quot;&quot;;  &quot;,&quot; ; &quot;&quot;&quot;&quot;; [.C192]; &quot;&quot;&quot;&quot;;  &quot;,&quot; ; &quot;&quot;&quot;&quot;; [.D192]; &quot;&quot;&quot;&quot;; &quot;}, &quot;)" office:value-type="string" office:string-value="{&quot;27&quot;,&quot;15&quot;,&quot;وَلَقَدْ آتَيْنَا دَاوُودَ وَسُلَيْمَانَ&quot;,&quot;526&quot;}, " calcext:value-type="string">
            <text:p>{"27","15","وَلَقَدْ آتَيْنَا دَاوُودَ وَسُلَيْمَانَ","526"}, 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قَالَتْ يَا أَيُّهَا الْمَلَأُ أَفْتُونِي</text:p>
          </table:table-cell>
          <table:table-cell table:style-name="ce2" office:value-type="float" office:value="529" calcext:value-type="float">
            <text:p>529</text:p>
          </table:table-cell>
          <table:table-cell table:formula="of:=COM.MICROSOFT.CONCAT(&quot;{&quot;; &quot;&quot;&quot;&quot;; [.A193]; &quot;&quot;&quot;&quot;; &quot;,&quot;; &quot;&quot;&quot;&quot;;  [.B193]; &quot;&quot;&quot;&quot;;  &quot;,&quot; ; &quot;&quot;&quot;&quot;; [.C193]; &quot;&quot;&quot;&quot;;  &quot;,&quot; ; &quot;&quot;&quot;&quot;; [.D193]; &quot;&quot;&quot;&quot;; &quot;}, &quot;)" office:value-type="string" office:string-value="{&quot;27&quot;,&quot;32&quot;,&quot;قَالَتْ يَا أَيُّهَا الْمَلَأُ أَفْتُونِي&quot;,&quot;529&quot;}, " calcext:value-type="string">
            <text:p>{"27","32","قَالَتْ يَا أَيُّهَا الْمَلَأُ أَفْتُونِي","529"}, 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وَلَقَدْ أَرْسَلْنَا إِلَىٰ ثَمُودَ أَخَاهُمْ</text:p>
          </table:table-cell>
          <table:table-cell table:style-name="ce2" office:value-type="float" office:value="531" calcext:value-type="float">
            <text:p>531</text:p>
          </table:table-cell>
          <table:table-cell table:formula="of:=COM.MICROSOFT.CONCAT(&quot;{&quot;; &quot;&quot;&quot;&quot;; [.A194]; &quot;&quot;&quot;&quot;; &quot;,&quot;; &quot;&quot;&quot;&quot;;  [.B194]; &quot;&quot;&quot;&quot;;  &quot;,&quot; ; &quot;&quot;&quot;&quot;; [.C194]; &quot;&quot;&quot;&quot;;  &quot;,&quot; ; &quot;&quot;&quot;&quot;; [.D194]; &quot;&quot;&quot;&quot;; &quot;}, &quot;)" office:value-type="string" office:string-value="{&quot;27&quot;,&quot;45&quot;,&quot;وَلَقَدْ أَرْسَلْنَا إِلَىٰ ثَمُودَ أَخَاهُمْ&quot;,&quot;531&quot;}, " calcext:value-type="string">
            <text:p>{"27","45","وَلَقَدْ أَرْسَلْنَا إِلَىٰ ثَمُودَ أَخَاهُمْ","531"}, 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قُلِ الْحَمْدُ لِلَّهِ وَسَلَامٌ عَلَىٰ عِبَادِهِ</text:p>
          </table:table-cell>
          <table:table-cell table:style-name="ce2" office:value-type="float" office:value="532" calcext:value-type="float">
            <text:p>532</text:p>
          </table:table-cell>
          <table:table-cell table:formula="of:=COM.MICROSOFT.CONCAT(&quot;{&quot;; &quot;&quot;&quot;&quot;; [.A195]; &quot;&quot;&quot;&quot;; &quot;,&quot;; &quot;&quot;&quot;&quot;;  [.B195]; &quot;&quot;&quot;&quot;;  &quot;,&quot; ; &quot;&quot;&quot;&quot;; [.C195]; &quot;&quot;&quot;&quot;;  &quot;,&quot; ; &quot;&quot;&quot;&quot;; [.D195]; &quot;&quot;&quot;&quot;; &quot;}, &quot;)" office:value-type="string" office:string-value="{&quot;27&quot;,&quot;59&quot;,&quot;قُلِ الْحَمْدُ لِلَّهِ وَسَلَامٌ عَلَىٰ عِبَادِهِ&quot;,&quot;532&quot;}, " calcext:value-type="string">
            <text:p>{"27","59","قُلِ الْحَمْدُ لِلَّهِ وَسَلَامٌ عَلَىٰ عِبَادِهِ","532"}, 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وَقَالَ الَّذِينَ كَفَرُوا أَإِذَا</text:p>
          </table:table-cell>
          <table:table-cell table:style-name="ce2" office:value-type="float" office:value="534" calcext:value-type="float">
            <text:p>534</text:p>
          </table:table-cell>
          <table:table-cell table:formula="of:=COM.MICROSOFT.CONCAT(&quot;{&quot;; &quot;&quot;&quot;&quot;; [.A202]; &quot;&quot;&quot;&quot;; &quot;,&quot;; &quot;&quot;&quot;&quot;;  [.B202]; &quot;&quot;&quot;&quot;;  &quot;,&quot; ; &quot;&quot;&quot;&quot;; [.C202]; &quot;&quot;&quot;&quot;;  &quot;,&quot; ; &quot;&quot;&quot;&quot;; [.D202]; &quot;&quot;&quot;&quot;; &quot;}, &quot;)" office:value-type="string" office:string-value="{&quot;27&quot;,&quot;67&quot;,&quot;وَقَالَ الَّذِينَ كَفَرُوا أَإِذَا&quot;,&quot;534&quot;}, " calcext:value-type="string">
            <text:p>{"27","67","وَقَالَ الَّذِينَ كَفَرُوا أَإِذَا","534"}, </text:p>
          </table:table-cell>
          <table:table-cell/>
          <table:table-cell table:formula="of:=COM.MICROSOFT.CONCAT(&quot;{&quot;; [.E202:.E216]; &quot;}, &quot;)" office:value-type="string" office:string-value="{{&quot;27&quot;,&quot;67&quot;,&quot;وَقَالَ الَّذِينَ كَفَرُوا أَإِذَا&quot;,&quot;534&quot;}, {&quot;27&quot;,&quot;83&quot;,&quot;وَيَوْمَ نَحْشُرُ مِن كُلِّ أُمَّةٍ&quot;,&quot;535&quot;}, {&quot;28&quot;,&quot;1&quot;,&quot;طسم&quot;,&quot;537&quot;}, {&quot;28&quot;,&quot;14&quot;,&quot;وَلَمَّا بَلَغَ أَشُدَّهُ وَاسْتَوَىٰ &quot;,&quot;538&quot;}, {&quot;28&quot;,&quot;22&quot;,&quot;وَلَمَّا تَوَجَّهَ تِلْقَاءَ مَدْيَنَ&quot;,&quot;540&quot;}, {&quot;28&quot;,&quot;29&quot;,&quot;فَلَمَّا قَضَىٰ مُوسَى الْأَجَلَ&quot;,&quot;541&quot;}, {&quot;28&quot;,&quot;43&quot;,&quot;وَلَقَدْ آتَيْنَا مُوسَى الْكِتَابَ&quot;,&quot;544&quot;}, {&quot;28&quot;,&quot;51&quot;,&quot;وَلَقَدْ وَصَّلْنَا لَهُمُ الْقَوْلَ&quot;,&quot;545&quot;}, {&quot;28&quot;,&quot;61&quot;,&quot;أَفَمَن وَعَدْنَاهُ وَعْدًا حَسَنًا&quot;,&quot;547&quot;}, {&quot;28&quot;,&quot;76&quot;,&quot;إِنَّ قَارُونَ كَانَ مِن قَوْمِ مُوسَىٰ&quot;,&quot;549&quot;}, {&quot;28&quot;,&quot;83&quot;,&quot;تِلْكَ الدَّارُ الْآخِرَةُ نَجْعَلُهَا&quot;,&quot;550&quot;}, {&quot;29&quot;,&quot;1&quot;,&quot;الم&quot;,&quot;552&quot;}, {&quot;29&quot;,&quot;14&quot;,&quot;وَلَقَدْ أَرْسَلْنَا نُوحًا إِلَىٰ قَوْمِهِ&quot;,&quot;553&quot;}, {&quot;29&quot;,&quot;23&quot;,&quot;وَالَّذِينَ كَفَرُوا بِآيَاتِ اللَّهِ&quot;,&quot;555&quot;}, {&quot;29&quot;,&quot;31&quot;,&quot;وَلَمَّا جَاءَتْ رُسُلُنَا إِبْرَاهِيمَ&quot;,&quot;556&quot;}, }, " calcext:value-type="string">
            <text:p>{{"27","67","وَقَالَ الَّذِينَ كَفَرُوا أَإِذَا","534"}, {"27","83","وَيَوْمَ نَحْشُرُ مِن كُلِّ أُمَّةٍ","535"}, {"28","1","طسم","537"}, {"28","14","وَلَمَّا بَلَغَ أَشُدَّهُ وَاسْتَوَىٰ ","538"}, {"28","22","وَلَمَّا تَوَجَّهَ تِلْقَاءَ مَدْيَنَ","540"}, {"28","29","فَلَمَّا قَضَىٰ مُوسَى الْأَجَلَ","541"}, {"28","43","وَلَقَدْ آتَيْنَا مُوسَى الْكِتَابَ","544"}, {"28","51","وَلَقَدْ وَصَّلْنَا لَهُمُ الْقَوْلَ","545"}, {"28","61","أَفَمَن وَعَدْنَاهُ وَعْدًا حَسَنًا","547"}, {"28","76","إِنَّ قَارُونَ كَانَ مِن قَوْمِ مُوسَىٰ","549"}, {"28","83","تِلْكَ الدَّارُ الْآخِرَةُ نَجْعَلُهَا","550"}, {"29","1","الم","552"}, {"29","14","وَلَقَدْ أَرْسَلْنَا نُوحًا إِلَىٰ قَوْمِهِ","553"}, {"29","23","وَالَّذِينَ كَفَرُوا بِآيَاتِ اللَّهِ","555"}, {"29","31","وَلَمَّا جَاءَتْ رُسُلُنَا إِبْرَاهِيمَ","556"}, }, 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أَمَّنْ خَلَقَ السَّمَاوَاتِ وَالْأَرْضَ</text:p>
          </table:table-cell>
          <table:table-cell office:value-type="float" office:value="533" calcext:value-type="float">
            <text:p>533</text:p>
          </table:table-cell>
          <table:table-cell office:value-type="float" office:value="5.77" calcext:value-type="float">
            <text:p>5.77</text:p>
          </table:table-cell>
          <table:table-cell table:formula="of:=COM.MICROSOFT.CONCAT(&quot;{&quot;; &quot;&quot;&quot;&quot;; [.H202]; &quot;&quot;&quot;&quot;;  &quot;,&quot;; &quot;&quot;&quot;&quot;;  [.I202]; &quot;&quot;&quot;&quot;;  &quot;,&quot;; &quot;&quot;&quot;&quot;; [.J202]; &quot;&quot;&quot;&quot;;  &quot;,&quot; ; &quot;&quot;&quot;&quot;; [.K202]; &quot;&quot;&quot;&quot;;   &quot;,&quot; ; &quot;&quot;&quot;&quot;; [.L202]; &quot;&quot;&quot;&quot;; &quot;,&quot;; &quot;}, &quot;)" office:value-type="string" office:string-value="{&quot;27&quot;,&quot;60&quot;,&quot;أَمَّنْ خَلَقَ السَّمَاوَاتِ وَالْأَرْضَ&quot;,&quot;533&quot;,&quot;5.77&quot;,}, " calcext:value-type="string">
            <text:p>{"27","60","أَمَّنْ خَلَقَ السَّمَاوَاتِ وَالْأَرْضَ","533","5.77",}, </text:p>
          </table:table-cell>
          <table:table-cell/>
          <table:table-cell table:formula="of:=COM.MICROSOFT.CONCAT(&quot;{&quot;; [.M202:.M205]; &quot;}, &quot;)" office:value-type="string" office:string-value="{{&quot;27&quot;,&quot;60&quot;,&quot;أَمَّنْ خَلَقَ السَّمَاوَاتِ وَالْأَرْضَ&quot;,&quot;533&quot;,&quot;5.77&quot;,}, {&quot;28&quot;,&quot;14&quot;,&quot;وَلَمَّا بَلَغَ أَشُدَّهُ وَاسْتَوَىٰ &quot;,&quot;538&quot;,&quot;8.23&quot;,}, {&quot;28&quot;,&quot;61&quot;,&quot;أَفَمَن وَعَدْنَاهُ وَعْدًا حَسَنًا&quot;,&quot;547&quot;,&quot;4.85&quot;,}, {&quot;29&quot;,&quot;1&quot;,&quot;الم&quot;,&quot;552&quot;,&quot;6.85&quot;,}, }, " calcext:value-type="string">
            <text:p>{{"27","60","أَمَّنْ خَلَقَ السَّمَاوَاتِ وَالْأَرْضَ","533","5.77",}, {"28","14","وَلَمَّا بَلَغَ أَشُدَّهُ وَاسْتَوَىٰ ","538","8.23",}, {"28","61","أَفَمَن وَعَدْنَاهُ وَعْدًا حَسَنًا","547","4.85",}, {"29","1","الم","552","6.85",}, },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وَيَوْمَ نَحْشُرُ مِن كُلِّ أُمَّةٍ</text:p>
          </table:table-cell>
          <table:table-cell table:style-name="ce2" office:value-type="float" office:value="535" calcext:value-type="float">
            <text:p>535</text:p>
          </table:table-cell>
          <table:table-cell table:formula="of:=COM.MICROSOFT.CONCAT(&quot;{&quot;; &quot;&quot;&quot;&quot;; [.A203]; &quot;&quot;&quot;&quot;; &quot;,&quot;; &quot;&quot;&quot;&quot;;  [.B203]; &quot;&quot;&quot;&quot;;  &quot;,&quot; ; &quot;&quot;&quot;&quot;; [.C203]; &quot;&quot;&quot;&quot;;  &quot;,&quot; ; &quot;&quot;&quot;&quot;; [.D203]; &quot;&quot;&quot;&quot;; &quot;}, &quot;)" office:value-type="string" office:string-value="{&quot;27&quot;,&quot;83&quot;,&quot;وَيَوْمَ نَحْشُرُ مِن كُلِّ أُمَّةٍ&quot;,&quot;535&quot;}, " calcext:value-type="string">
            <text:p>{"27","83","وَيَوْمَ نَحْشُرُ مِن كُلِّ أُمَّةٍ","535"}, 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وَلَمَّا بَلَغَ أَشُدَّهُ وَاسْتَوَىٰ </text:p>
          </table:table-cell>
          <table:table-cell table:style-name="ce2" office:value-type="float" office:value="538" calcext:value-type="float">
            <text:p>538</text:p>
          </table:table-cell>
          <table:table-cell office:value-type="float" office:value="8.23" calcext:value-type="float">
            <text:p>8.23</text:p>
          </table:table-cell>
          <table:table-cell table:formula="of:=COM.MICROSOFT.CONCAT(&quot;{&quot;; &quot;&quot;&quot;&quot;; [.H203]; &quot;&quot;&quot;&quot;;  &quot;,&quot;; &quot;&quot;&quot;&quot;;  [.I203]; &quot;&quot;&quot;&quot;;  &quot;,&quot;; &quot;&quot;&quot;&quot;; [.J203]; &quot;&quot;&quot;&quot;;  &quot;,&quot; ; &quot;&quot;&quot;&quot;; [.K203]; &quot;&quot;&quot;&quot;;   &quot;,&quot; ; &quot;&quot;&quot;&quot;; [.L203]; &quot;&quot;&quot;&quot;; &quot;,&quot;; &quot;}, &quot;)" office:value-type="string" office:string-value="{&quot;28&quot;,&quot;14&quot;,&quot;وَلَمَّا بَلَغَ أَشُدَّهُ وَاسْتَوَىٰ &quot;,&quot;538&quot;,&quot;8.23&quot;,}, " calcext:value-type="string">
            <text:p>{"28","14","وَلَمَّا بَلَغَ أَشُدَّهُ وَاسْتَوَىٰ ","538","8.23",}, 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طسم</text:p>
          </table:table-cell>
          <table:table-cell table:style-name="ce2" office:value-type="float" office:value="537" calcext:value-type="float">
            <text:p>537</text:p>
          </table:table-cell>
          <table:table-cell table:formula="of:=COM.MICROSOFT.CONCAT(&quot;{&quot;; &quot;&quot;&quot;&quot;; [.A204]; &quot;&quot;&quot;&quot;; &quot;,&quot;; &quot;&quot;&quot;&quot;;  [.B204]; &quot;&quot;&quot;&quot;;  &quot;,&quot; ; &quot;&quot;&quot;&quot;; [.C204]; &quot;&quot;&quot;&quot;;  &quot;,&quot; ; &quot;&quot;&quot;&quot;; [.D204]; &quot;&quot;&quot;&quot;; &quot;}, &quot;)" office:value-type="string" office:string-value="{&quot;28&quot;,&quot;1&quot;,&quot;طسم&quot;,&quot;537&quot;}, " calcext:value-type="string">
            <text:p>{"28","1","طسم","537"}, 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أَفَمَن وَعَدْنَاهُ وَعْدًا حَسَنًا</text:p>
          </table:table-cell>
          <table:table-cell table:style-name="ce2" office:value-type="float" office:value="547" calcext:value-type="float">
            <text:p>547</text:p>
          </table:table-cell>
          <table:table-cell office:value-type="float" office:value="4.85" calcext:value-type="float">
            <text:p>4.85</text:p>
          </table:table-cell>
          <table:table-cell table:formula="of:=COM.MICROSOFT.CONCAT(&quot;{&quot;; &quot;&quot;&quot;&quot;; [.H204]; &quot;&quot;&quot;&quot;;  &quot;,&quot;; &quot;&quot;&quot;&quot;;  [.I204]; &quot;&quot;&quot;&quot;;  &quot;,&quot;; &quot;&quot;&quot;&quot;; [.J204]; &quot;&quot;&quot;&quot;;  &quot;,&quot; ; &quot;&quot;&quot;&quot;; [.K204]; &quot;&quot;&quot;&quot;;   &quot;,&quot; ; &quot;&quot;&quot;&quot;; [.L204]; &quot;&quot;&quot;&quot;; &quot;,&quot;; &quot;}, &quot;)" office:value-type="string" office:string-value="{&quot;28&quot;,&quot;61&quot;,&quot;أَفَمَن وَعَدْنَاهُ وَعْدًا حَسَنًا&quot;,&quot;547&quot;,&quot;4.85&quot;,}, " calcext:value-type="string">
            <text:p>{"28","61","أَفَمَن وَعَدْنَاهُ وَعْدًا حَسَنًا","547","4.85",}, 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وَلَمَّا بَلَغَ أَشُدَّهُ وَاسْتَوَىٰ </text:p>
          </table:table-cell>
          <table:table-cell table:style-name="ce2" office:value-type="float" office:value="538" calcext:value-type="float">
            <text:p>538</text:p>
          </table:table-cell>
          <table:table-cell table:formula="of:=COM.MICROSOFT.CONCAT(&quot;{&quot;; &quot;&quot;&quot;&quot;; [.A205]; &quot;&quot;&quot;&quot;; &quot;,&quot;; &quot;&quot;&quot;&quot;;  [.B205]; &quot;&quot;&quot;&quot;;  &quot;,&quot; ; &quot;&quot;&quot;&quot;; [.C205]; &quot;&quot;&quot;&quot;;  &quot;,&quot; ; &quot;&quot;&quot;&quot;; [.D205]; &quot;&quot;&quot;&quot;; &quot;}, &quot;)" office:value-type="string" office:string-value="{&quot;28&quot;,&quot;14&quot;,&quot;وَلَمَّا بَلَغَ أَشُدَّهُ وَاسْتَوَىٰ &quot;,&quot;538&quot;}, " calcext:value-type="string">
            <text:p>{"28","14","وَلَمَّا بَلَغَ أَشُدَّهُ وَاسْتَوَىٰ ","538"}, 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</text:p>
          </table:table-cell>
          <table:table-cell table:style-name="ce2" office:value-type="float" office:value="552" calcext:value-type="float">
            <text:p>552</text:p>
          </table:table-cell>
          <table:table-cell office:value-type="float" office:value="6.85" calcext:value-type="float">
            <text:p>6.85</text:p>
          </table:table-cell>
          <table:table-cell table:formula="of:=COM.MICROSOFT.CONCAT(&quot;{&quot;; &quot;&quot;&quot;&quot;; [.H205]; &quot;&quot;&quot;&quot;;  &quot;,&quot;; &quot;&quot;&quot;&quot;;  [.I205]; &quot;&quot;&quot;&quot;;  &quot;,&quot;; &quot;&quot;&quot;&quot;; [.J205]; &quot;&quot;&quot;&quot;;  &quot;,&quot; ; &quot;&quot;&quot;&quot;; [.K205]; &quot;&quot;&quot;&quot;;   &quot;,&quot; ; &quot;&quot;&quot;&quot;; [.L205]; &quot;&quot;&quot;&quot;; &quot;,&quot;; &quot;}, &quot;)" office:value-type="string" office:string-value="{&quot;29&quot;,&quot;1&quot;,&quot;الم&quot;,&quot;552&quot;,&quot;6.85&quot;,}, " calcext:value-type="string">
            <text:p>{"29","1","الم","552","6.85",}, 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وَلَمَّا تَوَجَّهَ تِلْقَاءَ مَدْيَنَ</text:p>
          </table:table-cell>
          <table:table-cell table:style-name="ce2" office:value-type="float" office:value="540" calcext:value-type="float">
            <text:p>540</text:p>
          </table:table-cell>
          <table:table-cell table:formula="of:=COM.MICROSOFT.CONCAT(&quot;{&quot;; &quot;&quot;&quot;&quot;; [.A206]; &quot;&quot;&quot;&quot;; &quot;,&quot;; &quot;&quot;&quot;&quot;;  [.B206]; &quot;&quot;&quot;&quot;;  &quot;,&quot; ; &quot;&quot;&quot;&quot;; [.C206]; &quot;&quot;&quot;&quot;;  &quot;,&quot; ; &quot;&quot;&quot;&quot;; [.D206]; &quot;&quot;&quot;&quot;; &quot;}, &quot;)" office:value-type="string" office:string-value="{&quot;28&quot;,&quot;22&quot;,&quot;وَلَمَّا تَوَجَّهَ تِلْقَاءَ مَدْيَنَ&quot;,&quot;540&quot;}, " calcext:value-type="string">
            <text:p>{"28","22","وَلَمَّا تَوَجَّهَ تِلْقَاءَ مَدْيَنَ","540"}, 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فَلَمَّا قَضَىٰ مُوسَى الْأَجَلَ</text:p>
          </table:table-cell>
          <table:table-cell table:style-name="ce2" office:value-type="float" office:value="541" calcext:value-type="float">
            <text:p>541</text:p>
          </table:table-cell>
          <table:table-cell table:formula="of:=COM.MICROSOFT.CONCAT(&quot;{&quot;; &quot;&quot;&quot;&quot;; [.A207]; &quot;&quot;&quot;&quot;; &quot;,&quot;; &quot;&quot;&quot;&quot;;  [.B207]; &quot;&quot;&quot;&quot;;  &quot;,&quot; ; &quot;&quot;&quot;&quot;; [.C207]; &quot;&quot;&quot;&quot;;  &quot;,&quot; ; &quot;&quot;&quot;&quot;; [.D207]; &quot;&quot;&quot;&quot;; &quot;}, &quot;)" office:value-type="string" office:string-value="{&quot;28&quot;,&quot;29&quot;,&quot;فَلَمَّا قَضَىٰ مُوسَى الْأَجَلَ&quot;,&quot;541&quot;}, " calcext:value-type="string">
            <text:p>{"28","29","فَلَمَّا قَضَىٰ مُوسَى الْأَجَلَ","541"}, 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وَلَقَدْ آتَيْنَا مُوسَى الْكِتَابَ</text:p>
          </table:table-cell>
          <table:table-cell table:style-name="ce2" office:value-type="float" office:value="544" calcext:value-type="float">
            <text:p>544</text:p>
          </table:table-cell>
          <table:table-cell table:formula="of:=COM.MICROSOFT.CONCAT(&quot;{&quot;; &quot;&quot;&quot;&quot;; [.A208]; &quot;&quot;&quot;&quot;; &quot;,&quot;; &quot;&quot;&quot;&quot;;  [.B208]; &quot;&quot;&quot;&quot;;  &quot;,&quot; ; &quot;&quot;&quot;&quot;; [.C208]; &quot;&quot;&quot;&quot;;  &quot;,&quot; ; &quot;&quot;&quot;&quot;; [.D208]; &quot;&quot;&quot;&quot;; &quot;}, &quot;)" office:value-type="string" office:string-value="{&quot;28&quot;,&quot;43&quot;,&quot;وَلَقَدْ آتَيْنَا مُوسَى الْكِتَابَ&quot;,&quot;544&quot;}, " calcext:value-type="string">
            <text:p>{"28","43","وَلَقَدْ آتَيْنَا مُوسَى الْكِتَابَ","544"}, 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وَلَقَدْ وَصَّلْنَا لَهُمُ الْقَوْلَ</text:p>
          </table:table-cell>
          <table:table-cell table:style-name="ce2" office:value-type="float" office:value="545" calcext:value-type="float">
            <text:p>545</text:p>
          </table:table-cell>
          <table:table-cell table:formula="of:=COM.MICROSOFT.CONCAT(&quot;{&quot;; &quot;&quot;&quot;&quot;; [.A209]; &quot;&quot;&quot;&quot;; &quot;,&quot;; &quot;&quot;&quot;&quot;;  [.B209]; &quot;&quot;&quot;&quot;;  &quot;,&quot; ; &quot;&quot;&quot;&quot;; [.C209]; &quot;&quot;&quot;&quot;;  &quot;,&quot; ; &quot;&quot;&quot;&quot;; [.D209]; &quot;&quot;&quot;&quot;; &quot;}, &quot;)" office:value-type="string" office:string-value="{&quot;28&quot;,&quot;51&quot;,&quot;وَلَقَدْ وَصَّلْنَا لَهُمُ الْقَوْلَ&quot;,&quot;545&quot;}, " calcext:value-type="string">
            <text:p>{"28","51","وَلَقَدْ وَصَّلْنَا لَهُمُ الْقَوْلَ","545"}, 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أَفَمَن وَعَدْنَاهُ وَعْدًا حَسَنًا</text:p>
          </table:table-cell>
          <table:table-cell table:style-name="ce2" office:value-type="float" office:value="547" calcext:value-type="float">
            <text:p>547</text:p>
          </table:table-cell>
          <table:table-cell table:formula="of:=COM.MICROSOFT.CONCAT(&quot;{&quot;; &quot;&quot;&quot;&quot;; [.A210]; &quot;&quot;&quot;&quot;; &quot;,&quot;; &quot;&quot;&quot;&quot;;  [.B210]; &quot;&quot;&quot;&quot;;  &quot;,&quot; ; &quot;&quot;&quot;&quot;; [.C210]; &quot;&quot;&quot;&quot;;  &quot;,&quot; ; &quot;&quot;&quot;&quot;; [.D210]; &quot;&quot;&quot;&quot;; &quot;}, &quot;)" office:value-type="string" office:string-value="{&quot;28&quot;,&quot;61&quot;,&quot;أَفَمَن وَعَدْنَاهُ وَعْدًا حَسَنًا&quot;,&quot;547&quot;}, " calcext:value-type="string">
            <text:p>{"28","61","أَفَمَن وَعَدْنَاهُ وَعْدًا حَسَنًا","547"}, 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إِنَّ قَارُونَ كَانَ مِن قَوْمِ مُوسَىٰ</text:p>
          </table:table-cell>
          <table:table-cell table:style-name="ce2" office:value-type="float" office:value="549" calcext:value-type="float">
            <text:p>549</text:p>
          </table:table-cell>
          <table:table-cell table:formula="of:=COM.MICROSOFT.CONCAT(&quot;{&quot;; &quot;&quot;&quot;&quot;; [.A211]; &quot;&quot;&quot;&quot;; &quot;,&quot;; &quot;&quot;&quot;&quot;;  [.B211]; &quot;&quot;&quot;&quot;;  &quot;,&quot; ; &quot;&quot;&quot;&quot;; [.C211]; &quot;&quot;&quot;&quot;;  &quot;,&quot; ; &quot;&quot;&quot;&quot;; [.D211]; &quot;&quot;&quot;&quot;; &quot;}, &quot;)" office:value-type="string" office:string-value="{&quot;28&quot;,&quot;76&quot;,&quot;إِنَّ قَارُونَ كَانَ مِن قَوْمِ مُوسَىٰ&quot;,&quot;549&quot;}, " calcext:value-type="string">
            <text:p>{"28","76","إِنَّ قَارُونَ كَانَ مِن قَوْمِ مُوسَىٰ","549"}, 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تِلْكَ الدَّارُ الْآخِرَةُ نَجْعَلُهَا</text:p>
          </table:table-cell>
          <table:table-cell table:style-name="ce2" office:value-type="float" office:value="550" calcext:value-type="float">
            <text:p>550</text:p>
          </table:table-cell>
          <table:table-cell table:formula="of:=COM.MICROSOFT.CONCAT(&quot;{&quot;; &quot;&quot;&quot;&quot;; [.A212]; &quot;&quot;&quot;&quot;; &quot;,&quot;; &quot;&quot;&quot;&quot;;  [.B212]; &quot;&quot;&quot;&quot;;  &quot;,&quot; ; &quot;&quot;&quot;&quot;; [.C212]; &quot;&quot;&quot;&quot;;  &quot;,&quot; ; &quot;&quot;&quot;&quot;; [.D212]; &quot;&quot;&quot;&quot;; &quot;}, &quot;)" office:value-type="string" office:string-value="{&quot;28&quot;,&quot;83&quot;,&quot;تِلْكَ الدَّارُ الْآخِرَةُ نَجْعَلُهَا&quot;,&quot;550&quot;}, " calcext:value-type="string">
            <text:p>{"28","83","تِلْكَ الدَّارُ الْآخِرَةُ نَجْعَلُهَا","550"}, 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</text:p>
          </table:table-cell>
          <table:table-cell table:style-name="ce2" office:value-type="float" office:value="552" calcext:value-type="float">
            <text:p>552</text:p>
          </table:table-cell>
          <table:table-cell table:formula="of:=COM.MICROSOFT.CONCAT(&quot;{&quot;; &quot;&quot;&quot;&quot;; [.A213]; &quot;&quot;&quot;&quot;; &quot;,&quot;; &quot;&quot;&quot;&quot;;  [.B213]; &quot;&quot;&quot;&quot;;  &quot;,&quot; ; &quot;&quot;&quot;&quot;; [.C213]; &quot;&quot;&quot;&quot;;  &quot;,&quot; ; &quot;&quot;&quot;&quot;; [.D213]; &quot;&quot;&quot;&quot;; &quot;}, &quot;)" office:value-type="string" office:string-value="{&quot;29&quot;,&quot;1&quot;,&quot;الم&quot;,&quot;552&quot;}, " calcext:value-type="string">
            <text:p>{"29","1","الم","552"}, 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وَلَقَدْ أَرْسَلْنَا نُوحًا إِلَىٰ قَوْمِهِ</text:p>
          </table:table-cell>
          <table:table-cell table:style-name="ce2" office:value-type="float" office:value="553" calcext:value-type="float">
            <text:p>553</text:p>
          </table:table-cell>
          <table:table-cell table:formula="of:=COM.MICROSOFT.CONCAT(&quot;{&quot;; &quot;&quot;&quot;&quot;; [.A214]; &quot;&quot;&quot;&quot;; &quot;,&quot;; &quot;&quot;&quot;&quot;;  [.B214]; &quot;&quot;&quot;&quot;;  &quot;,&quot; ; &quot;&quot;&quot;&quot;; [.C214]; &quot;&quot;&quot;&quot;;  &quot;,&quot; ; &quot;&quot;&quot;&quot;; [.D214]; &quot;&quot;&quot;&quot;; &quot;}, &quot;)" office:value-type="string" office:string-value="{&quot;29&quot;,&quot;14&quot;,&quot;وَلَقَدْ أَرْسَلْنَا نُوحًا إِلَىٰ قَوْمِهِ&quot;,&quot;553&quot;}, " calcext:value-type="string">
            <text:p>{"29","14","وَلَقَدْ أَرْسَلْنَا نُوحًا إِلَىٰ قَوْمِهِ","553"}, 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وَالَّذِينَ كَفَرُوا بِآيَاتِ اللَّهِ</text:p>
          </table:table-cell>
          <table:table-cell table:style-name="ce2" office:value-type="float" office:value="555" calcext:value-type="float">
            <text:p>555</text:p>
          </table:table-cell>
          <table:table-cell table:formula="of:=COM.MICROSOFT.CONCAT(&quot;{&quot;; &quot;&quot;&quot;&quot;; [.A215]; &quot;&quot;&quot;&quot;; &quot;,&quot;; &quot;&quot;&quot;&quot;;  [.B215]; &quot;&quot;&quot;&quot;;  &quot;,&quot; ; &quot;&quot;&quot;&quot;; [.C215]; &quot;&quot;&quot;&quot;;  &quot;,&quot; ; &quot;&quot;&quot;&quot;; [.D215]; &quot;&quot;&quot;&quot;; &quot;}, &quot;)" office:value-type="string" office:string-value="{&quot;29&quot;,&quot;23&quot;,&quot;وَالَّذِينَ كَفَرُوا بِآيَاتِ اللَّهِ&quot;,&quot;555&quot;}, " calcext:value-type="string">
            <text:p>{"29","23","وَالَّذِينَ كَفَرُوا بِآيَاتِ اللَّهِ","555"}, 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وَلَمَّا جَاءَتْ رُسُلُنَا إِبْرَاهِيمَ</text:p>
          </table:table-cell>
          <table:table-cell table:style-name="ce2" office:value-type="float" office:value="556" calcext:value-type="float">
            <text:p>556</text:p>
          </table:table-cell>
          <table:table-cell table:formula="of:=COM.MICROSOFT.CONCAT(&quot;{&quot;; &quot;&quot;&quot;&quot;; [.A216]; &quot;&quot;&quot;&quot;; &quot;,&quot;; &quot;&quot;&quot;&quot;;  [.B216]; &quot;&quot;&quot;&quot;;  &quot;,&quot; ; &quot;&quot;&quot;&quot;; [.C216]; &quot;&quot;&quot;&quot;;  &quot;,&quot; ; &quot;&quot;&quot;&quot;; [.D216]; &quot;&quot;&quot;&quot;; &quot;}, &quot;)" office:value-type="string" office:string-value="{&quot;29&quot;,&quot;31&quot;,&quot;وَلَمَّا جَاءَتْ رُسُلُنَا إِبْرَاهِيمَ&quot;,&quot;556&quot;}, " calcext:value-type="string">
            <text:p>{"29","31","وَلَمَّا جَاءَتْ رُسُلُنَا إِبْرَاهِيمَ","556"},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 table:number-rows-repeated="10483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Juz 21 - 30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اتْلُ مَا أُوحِيَ إِلَيْكَ مِنَ الْكِتَابِ</text:p>
          </table:table-cell>
          <table:table-cell office:value-type="float" office:value="559" calcext:value-type="float">
            <text:p>559</text:p>
          </table:table-cell>
          <table:table-cell table:formula="of:=COM.MICROSOFT.CONCAT(&quot;{&quot;; &quot;&quot;&quot;&quot;; [.A2]; &quot;&quot;&quot;&quot;; &quot;,&quot;; &quot;&quot;&quot;&quot;;  [.B2]; &quot;&quot;&quot;&quot;;  &quot;,&quot; ; &quot;&quot;&quot;&quot;; [.C2]; &quot;&quot;&quot;&quot;;  &quot;,&quot; ; &quot;&quot;&quot;&quot;; [.D2]; &quot;&quot;&quot;&quot;; &quot;}, &quot;)" office:value-type="string" office:string-value="{&quot;29&quot;,&quot;45&quot;,&quot;اتْلُ مَا أُوحِيَ إِلَيْكَ مِنَ الْكِتَابِ&quot;,&quot;559&quot;}, " calcext:value-type="string">
            <text:p>{"29","45","اتْلُ مَا أُوحِيَ إِلَيْكَ مِنَ الْكِتَابِ","559"}, </text:p>
          </table:table-cell>
          <table:table-cell table:formula="of:=COM.MICROSOFT.CONCAT(&quot;{&quot;; [.E2:.E21]; &quot;}, &quot;)" office:value-type="string" office:string-value="{{&quot;29&quot;,&quot;45&quot;,&quot;اتْلُ مَا أُوحِيَ إِلَيْكَ مِنَ الْكِتَابِ&quot;,&quot;559&quot;}, {&quot;29&quot;,&quot;52&quot;,&quot;قُلْ كَفَىٰ بِاللَّهِ بَيْنِي وَبَيْنَكُمْ&quot;,&quot;560&quot;}, {&quot;29&quot;,&quot;64&quot;,&quot;وَمَا هَـٰذِهِ الْحَيَاةُ الدُّنْيَا إِلَّا لَهْوٌ&quot;,&quot;561&quot;}, {&quot;30&quot;,&quot;1&quot;,&quot;الم&quot;,&quot;562&quot;}, {&quot;30&quot;,&quot;11&quot;,&quot;اللَّهُ يَبْدَأُ الْخَلْقَ ثُمَّ يُعِيدُهُ&quot;,&quot;564&quot;}, {&quot;30&quot;,&quot;20&quot;,&quot;وَمِنْ آيَاتِهِ أَنْ خَلَقَكُم&quot;,&quot;564&quot;}, {&quot;30&quot;,&quot;28&quot;,&quot;ضَرَبَ لَكُم مَّثَلًا مِّنْ أَنفُسِكُمْ&quot;,&quot;566&quot;}, {&quot;30&quot;,&quot;41&quot;,&quot;ظَهَرَ الْفَسَادُ فِي الْبَرِّ وَالْبَحْرِ بِمَا &quot;,&quot;568&quot;}, {&quot;30&quot;,&quot;54&quot;,&quot;اللَّهُ الَّذِي خَلَقَكُم مِّن ضَعْفٍ&quot;,&quot;570&quot;}, {&quot;31&quot;,&quot;1&quot;,&quot;الم&quot;,&quot;571&quot;}, {&quot;31&quot;,&quot;12&quot;,&quot;وَلَقَدْ آتَيْنَا لُقْمَانَ الْحِكْمَةَ&quot;,&quot;572&quot;}, {&quot;31&quot;,&quot;20&quot;,&quot;أَلَمْ تَرَوْا أَنَّ اللَّهَ سَخَّرَ لَكُم&quot;,&quot;574&quot;}, {&quot;31&quot;,&quot;31&quot;,&quot;أَلَمْ تَرَ أَنَّ الْفُلْكَ تَجْرِي فِي الْبَحْرِ&quot;,&quot;576&quot;}, {&quot;32&quot;,&quot;1&quot;,&quot;الم&quot;,&quot;577&quot;}, {&quot;32&quot;,&quot;12&quot;,&quot;وَلَوْ تَرَىٰ إِذِ الْمُجْرِمُونَ نَاكِسُو&quot;,&quot;578&quot;}, {&quot;32&quot;,&quot;23&quot;,&quot;وَلَقَدْ آتَيْنَا مُوسَى الْكِتَابَ&quot;,&quot;580&quot;}, {&quot;33&quot;,&quot;1&quot;,&quot;يَا أَيُّهَا النَّبِيُّ اتَّقِ اللَّهَ وَلَا تُطِعِ&quot;,&quot;581&quot;}, {&quot;33&quot;,&quot;9&quot;,&quot;يَا أَيُّهَا الَّذِينَ آمَنُوا اذْكُرُوا  &quot;,&quot;583&quot;}, {&quot;33&quot;,&quot;21&quot;,&quot;لَّقَدْ كَانَ لَكُمْ فِي رَسُولِ اللَّهِ  &quot;,&quot;585&quot;}, {&quot;33&quot;,&quot;28&quot;,&quot;يَا أَيُّهَا النَّبِيُّ قُل لِّأَزْوَاجِكَ إِن&quot;,&quot;586&quot;}, }, " calcext:value-type="string">
            <text:p>{{"29","45","اتْلُ مَا أُوحِيَ إِلَيْكَ مِنَ الْكِتَابِ","559"}, {"29","52","قُلْ كَفَىٰ بِاللَّهِ بَيْنِي وَبَيْنَكُمْ","560"}, {"29","64","وَمَا هَـٰذِهِ الْحَيَاةُ الدُّنْيَا إِلَّا لَهْوٌ","561"}, {"30","1","الم","562"}, {"30","11","اللَّهُ يَبْدَأُ الْخَلْقَ ثُمَّ يُعِيدُهُ","564"}, {"30","20","وَمِنْ آيَاتِهِ أَنْ خَلَقَكُم","564"}, {"30","28","ضَرَبَ لَكُم مَّثَلًا مِّنْ أَنفُسِكُمْ","566"}, {"30","41","ظَهَرَ الْفَسَادُ فِي الْبَرِّ وَالْبَحْرِ بِمَا ","568"}, {"30","54","اللَّهُ الَّذِي خَلَقَكُم مِّن ضَعْفٍ","570"}, {"31","1","الم","571"}, {"31","12","وَلَقَدْ آتَيْنَا لُقْمَانَ الْحِكْمَةَ","572"}, {"31","20","أَلَمْ تَرَوْا أَنَّ اللَّهَ سَخَّرَ لَكُم","574"}, {"31","31","أَلَمْ تَرَ أَنَّ الْفُلْكَ تَجْرِي فِي الْبَحْرِ","576"}, {"32","1","الم","577"}, {"32","12","وَلَوْ تَرَىٰ إِذِ الْمُجْرِمُونَ نَاكِسُو","578"}, {"32","23","وَلَقَدْ آتَيْنَا مُوسَى الْكِتَابَ","580"}, {"33","1","يَا أَيُّهَا النَّبِيُّ اتَّقِ اللَّهَ وَلَا تُطِعِ","581"}, {"33","9","يَا أَيُّهَا الَّذِينَ آمَنُوا اذْكُرُوا <text:s/>","583"}, {"33","21","لَّقَدْ كَانَ لَكُمْ فِي رَسُولِ اللَّهِ <text:s/>","585"}, {"33","28","يَا أَيُّهَا النَّبِيُّ قُل لِّأَزْوَاجِكَ إِن","586"}, }, 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اتْلُ مَا أُوحِيَ إِلَيْكَ مِنَ الْكِتَابِ</text:p>
          </table:table-cell>
          <table:table-cell office:value-type="float" office:value="559" calcext:value-type="float">
            <text:p>559</text:p>
          </table:table-cell>
          <table:table-cell office:value-type="float" office:value="7.08" calcext:value-type="float">
            <text:p>7.08</text:p>
          </table:table-cell>
          <table:table-cell table:formula="of:=COM.MICROSOFT.CONCAT(&quot;{&quot;; &quot;&quot;&quot;&quot;; [.H2]; &quot;&quot;&quot;&quot;;  &quot;,&quot;; &quot;&quot;&quot;&quot;;  [.I2]; &quot;&quot;&quot;&quot;;  &quot;,&quot;; &quot;&quot;&quot;&quot;; [.J2]; &quot;&quot;&quot;&quot;;  &quot;,&quot; ; &quot;&quot;&quot;&quot;; [.K2]; &quot;&quot;&quot;&quot;;   &quot;,&quot; ; &quot;&quot;&quot;&quot;; [.L2]; &quot;&quot;&quot;&quot;; &quot;,&quot;; &quot;}, &quot;)" office:value-type="string" office:string-value="{&quot;29&quot;,&quot;45&quot;,&quot;اتْلُ مَا أُوحِيَ إِلَيْكَ مِنَ الْكِتَابِ&quot;,&quot;559&quot;,&quot;7.08&quot;,}, " calcext:value-type="string">
            <text:p>{"29","45","اتْلُ مَا أُوحِيَ إِلَيْكَ مِنَ الْكِتَابِ","559","7.08",}, </text:p>
          </table:table-cell>
          <table:table-cell table:formula="of:=COM.MICROSOFT.CONCAT(&quot;{&quot;; [.M2:.M5]; &quot;}, &quot;)" office:value-type="string" office:string-value="{{&quot;29&quot;,&quot;45&quot;,&quot;اتْلُ مَا أُوحِيَ إِلَيْكَ مِنَ الْكِتَابِ&quot;,&quot;559&quot;,&quot;7.08&quot;,}, {&quot;30&quot;,&quot;20&quot;,&quot;وَمِنْ آيَاتِهِ أَنْ خَلَقَكُم&quot;,&quot;564&quot;,&quot;7.92&quot;,}, {&quot;31&quot;,&quot;20&quot;,&quot;أَلَمْ تَرَوْا أَنَّ اللَّهَ سَخَّرَ لَكُم&quot;,&quot;574&quot;,&quot;6.85&quot;,}, {&quot;33&quot;,&quot;1&quot;,&quot;يَا أَيُّهَا النَّبِيُّ اتَّقِ اللَّهَ وَلَا تُطِعِ&quot;,&quot;581&quot;,&quot;5.54&quot;,}, }, " calcext:value-type="string">
            <text:p>{{"29","45","اتْلُ مَا أُوحِيَ إِلَيْكَ مِنَ الْكِتَابِ","559","7.08",}, {"30","20","وَمِنْ آيَاتِهِ أَنْ خَلَقَكُم","564","7.92",}, {"31","20","أَلَمْ تَرَوْا أَنَّ اللَّهَ سَخَّرَ لَكُم","574","6.85",}, {"33","1","يَا أَيُّهَا النَّبِيُّ اتَّقِ اللَّهَ وَلَا تُطِعِ","581","5.54",}, }, 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قُلْ كَفَىٰ بِاللَّهِ بَيْنِي وَبَيْنَكُمْ</text:p>
          </table:table-cell>
          <table:table-cell office:value-type="float" office:value="560" calcext:value-type="float">
            <text:p>560</text:p>
          </table:table-cell>
          <table:table-cell table:formula="of:=COM.MICROSOFT.CONCAT(&quot;{&quot;; &quot;&quot;&quot;&quot;; [.A3]; &quot;&quot;&quot;&quot;; &quot;,&quot;; &quot;&quot;&quot;&quot;;  [.B3]; &quot;&quot;&quot;&quot;;  &quot;,&quot; ; &quot;&quot;&quot;&quot;; [.C3]; &quot;&quot;&quot;&quot;;  &quot;,&quot; ; &quot;&quot;&quot;&quot;; [.D3]; &quot;&quot;&quot;&quot;; &quot;}, &quot;)" office:value-type="string" office:string-value="{&quot;29&quot;,&quot;52&quot;,&quot;قُلْ كَفَىٰ بِاللَّهِ بَيْنِي وَبَيْنَكُمْ&quot;,&quot;560&quot;}, " calcext:value-type="string">
            <text:p>{"29","52","قُلْ كَفَىٰ بِاللَّهِ بَيْنِي وَبَيْنَكُمْ","560"},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وَمِنْ آيَاتِهِ أَنْ خَلَقَكُم</text:p>
          </table:table-cell>
          <table:table-cell table:style-name="ce2" office:value-type="float" office:value="564" calcext:value-type="float">
            <text:p>564</text:p>
          </table:table-cell>
          <table:table-cell office:value-type="float" office:value="7.92" calcext:value-type="float">
            <text:p>7.92</text:p>
          </table:table-cell>
          <table:table-cell table:formula="of:=COM.MICROSOFT.CONCAT(&quot;{&quot;; &quot;&quot;&quot;&quot;; [.H3]; &quot;&quot;&quot;&quot;;  &quot;,&quot;; &quot;&quot;&quot;&quot;;  [.I3]; &quot;&quot;&quot;&quot;;  &quot;,&quot;; &quot;&quot;&quot;&quot;; [.J3]; &quot;&quot;&quot;&quot;;  &quot;,&quot; ; &quot;&quot;&quot;&quot;; [.K3]; &quot;&quot;&quot;&quot;;   &quot;,&quot; ; &quot;&quot;&quot;&quot;; [.L3]; &quot;&quot;&quot;&quot;; &quot;,&quot;; &quot;}, &quot;)" office:value-type="string" office:string-value="{&quot;30&quot;,&quot;20&quot;,&quot;وَمِنْ آيَاتِهِ أَنْ خَلَقَكُم&quot;,&quot;564&quot;,&quot;7.92&quot;,}, " calcext:value-type="string">
            <text:p>{"30","20","وَمِنْ آيَاتِهِ أَنْ خَلَقَكُم","564","7.92",}, 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وَمَا هَـٰذِهِ الْحَيَاةُ الدُّنْيَا إِلَّا لَهْوٌ</text:p>
          </table:table-cell>
          <table:table-cell table:style-name="ce2" office:value-type="float" office:value="561" calcext:value-type="float">
            <text:p>561</text:p>
          </table:table-cell>
          <table:table-cell table:formula="of:=COM.MICROSOFT.CONCAT(&quot;{&quot;; &quot;&quot;&quot;&quot;; [.A4]; &quot;&quot;&quot;&quot;; &quot;,&quot;; &quot;&quot;&quot;&quot;;  [.B4]; &quot;&quot;&quot;&quot;;  &quot;,&quot; ; &quot;&quot;&quot;&quot;; [.C4]; &quot;&quot;&quot;&quot;;  &quot;,&quot; ; &quot;&quot;&quot;&quot;; [.D4]; &quot;&quot;&quot;&quot;; &quot;}, &quot;)" office:value-type="string" office:string-value="{&quot;29&quot;,&quot;64&quot;,&quot;وَمَا هَـٰذِهِ الْحَيَاةُ الدُّنْيَا إِلَّا لَهْوٌ&quot;,&quot;561&quot;}, " calcext:value-type="string">
            <text:p>{"29","64","وَمَا هَـٰذِهِ الْحَيَاةُ الدُّنْيَا إِلَّا لَهْوٌ","561"}, 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أَلَمْ تَرَوْا أَنَّ اللَّهَ سَخَّرَ لَكُم</text:p>
          </table:table-cell>
          <table:table-cell table:style-name="ce2" office:value-type="float" office:value="574" calcext:value-type="float">
            <text:p>574</text:p>
          </table:table-cell>
          <table:table-cell office:value-type="float" office:value="6.85" calcext:value-type="float">
            <text:p>6.85</text:p>
          </table:table-cell>
          <table:table-cell table:formula="of:=COM.MICROSOFT.CONCAT(&quot;{&quot;; &quot;&quot;&quot;&quot;; [.H4]; &quot;&quot;&quot;&quot;;  &quot;,&quot;; &quot;&quot;&quot;&quot;;  [.I4]; &quot;&quot;&quot;&quot;;  &quot;,&quot;; &quot;&quot;&quot;&quot;; [.J4]; &quot;&quot;&quot;&quot;;  &quot;,&quot; ; &quot;&quot;&quot;&quot;; [.K4]; &quot;&quot;&quot;&quot;;   &quot;,&quot; ; &quot;&quot;&quot;&quot;; [.L4]; &quot;&quot;&quot;&quot;; &quot;,&quot;; &quot;}, &quot;)" office:value-type="string" office:string-value="{&quot;31&quot;,&quot;20&quot;,&quot;أَلَمْ تَرَوْا أَنَّ اللَّهَ سَخَّرَ لَكُم&quot;,&quot;574&quot;,&quot;6.85&quot;,}, " calcext:value-type="string">
            <text:p>{"31","20","أَلَمْ تَرَوْا أَنَّ اللَّهَ سَخَّرَ لَكُم","574","6.85",}, 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</text:p>
          </table:table-cell>
          <table:table-cell table:style-name="ce2" office:value-type="float" office:value="562" calcext:value-type="float">
            <text:p>562</text:p>
          </table:table-cell>
          <table:table-cell table:formula="of:=COM.MICROSOFT.CONCAT(&quot;{&quot;; &quot;&quot;&quot;&quot;; [.A5]; &quot;&quot;&quot;&quot;; &quot;,&quot;; &quot;&quot;&quot;&quot;;  [.B5]; &quot;&quot;&quot;&quot;;  &quot;,&quot; ; &quot;&quot;&quot;&quot;; [.C5]; &quot;&quot;&quot;&quot;;  &quot;,&quot; ; &quot;&quot;&quot;&quot;; [.D5]; &quot;&quot;&quot;&quot;; &quot;}, &quot;)" office:value-type="string" office:string-value="{&quot;30&quot;,&quot;1&quot;,&quot;الم&quot;,&quot;562&quot;}, " calcext:value-type="string">
            <text:p>{"30","1","الم","562"},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نَّبِيُّ اتَّقِ اللَّهَ وَلَا تُطِعِ</text:p>
          </table:table-cell>
          <table:table-cell table:style-name="ce2" office:value-type="float" office:value="581" calcext:value-type="float">
            <text:p>581</text:p>
          </table:table-cell>
          <table:table-cell office:value-type="float" office:value="5.54" calcext:value-type="float">
            <text:p>5.54</text:p>
          </table:table-cell>
          <table:table-cell table:formula="of:=COM.MICROSOFT.CONCAT(&quot;{&quot;; &quot;&quot;&quot;&quot;; [.H5]; &quot;&quot;&quot;&quot;;  &quot;,&quot;; &quot;&quot;&quot;&quot;;  [.I5]; &quot;&quot;&quot;&quot;;  &quot;,&quot;; &quot;&quot;&quot;&quot;; [.J5]; &quot;&quot;&quot;&quot;;  &quot;,&quot; ; &quot;&quot;&quot;&quot;; [.K5]; &quot;&quot;&quot;&quot;;   &quot;,&quot; ; &quot;&quot;&quot;&quot;; [.L5]; &quot;&quot;&quot;&quot;; &quot;,&quot;; &quot;}, &quot;)" office:value-type="string" office:string-value="{&quot;33&quot;,&quot;1&quot;,&quot;يَا أَيُّهَا النَّبِيُّ اتَّقِ اللَّهَ وَلَا تُطِعِ&quot;,&quot;581&quot;,&quot;5.54&quot;,}, " calcext:value-type="string">
            <text:p>{"33","1","يَا أَيُّهَا النَّبِيُّ اتَّقِ اللَّهَ وَلَا تُطِعِ","581","5.54",}, 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اللَّهُ يَبْدَأُ الْخَلْقَ ثُمَّ يُعِيدُهُ</text:p>
          </table:table-cell>
          <table:table-cell table:style-name="ce2" office:value-type="float" office:value="564" calcext:value-type="float">
            <text:p>564</text:p>
          </table:table-cell>
          <table:table-cell table:formula="of:=COM.MICROSOFT.CONCAT(&quot;{&quot;; &quot;&quot;&quot;&quot;; [.A6]; &quot;&quot;&quot;&quot;; &quot;,&quot;; &quot;&quot;&quot;&quot;;  [.B6]; &quot;&quot;&quot;&quot;;  &quot;,&quot; ; &quot;&quot;&quot;&quot;; [.C6]; &quot;&quot;&quot;&quot;;  &quot;,&quot; ; &quot;&quot;&quot;&quot;; [.D6]; &quot;&quot;&quot;&quot;; &quot;}, &quot;)" office:value-type="string" office:string-value="{&quot;30&quot;,&quot;11&quot;,&quot;اللَّهُ يَبْدَأُ الْخَلْقَ ثُمَّ يُعِيدُهُ&quot;,&quot;564&quot;}, " calcext:value-type="string">
            <text:p>{"30","11","اللَّهُ يَبْدَأُ الْخَلْقَ ثُمَّ يُعِيدُهُ","564"}, </text:p>
          </table:table-cell>
          <table:table-cell table:number-columns-repeated="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وَمِنْ آيَاتِهِ أَنْ خَلَقَكُم</text:p>
          </table:table-cell>
          <table:table-cell table:style-name="ce2" office:value-type="float" office:value="564" calcext:value-type="float">
            <text:p>564</text:p>
          </table:table-cell>
          <table:table-cell table:formula="of:=COM.MICROSOFT.CONCAT(&quot;{&quot;; &quot;&quot;&quot;&quot;; [.A7]; &quot;&quot;&quot;&quot;; &quot;,&quot;; &quot;&quot;&quot;&quot;;  [.B7]; &quot;&quot;&quot;&quot;;  &quot;,&quot; ; &quot;&quot;&quot;&quot;; [.C7]; &quot;&quot;&quot;&quot;;  &quot;,&quot; ; &quot;&quot;&quot;&quot;; [.D7]; &quot;&quot;&quot;&quot;; &quot;}, &quot;)" office:value-type="string" office:string-value="{&quot;30&quot;,&quot;20&quot;,&quot;وَمِنْ آيَاتِهِ أَنْ خَلَقَكُم&quot;,&quot;564&quot;}, " calcext:value-type="string">
            <text:p>{"30","20","وَمِنْ آيَاتِهِ أَنْ خَلَقَكُم","564"}, </text:p>
          </table:table-cell>
          <table:table-cell table:number-columns-repeated="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ضَرَبَ لَكُم مَّثَلًا مِّنْ أَنفُسِكُمْ</text:p>
          </table:table-cell>
          <table:table-cell table:style-name="ce2" office:value-type="float" office:value="566" calcext:value-type="float">
            <text:p>566</text:p>
          </table:table-cell>
          <table:table-cell table:formula="of:=COM.MICROSOFT.CONCAT(&quot;{&quot;; &quot;&quot;&quot;&quot;; [.A8]; &quot;&quot;&quot;&quot;; &quot;,&quot;; &quot;&quot;&quot;&quot;;  [.B8]; &quot;&quot;&quot;&quot;;  &quot;,&quot; ; &quot;&quot;&quot;&quot;; [.C8]; &quot;&quot;&quot;&quot;;  &quot;,&quot; ; &quot;&quot;&quot;&quot;; [.D8]; &quot;&quot;&quot;&quot;; &quot;}, &quot;)" office:value-type="string" office:string-value="{&quot;30&quot;,&quot;28&quot;,&quot;ضَرَبَ لَكُم مَّثَلًا مِّنْ أَنفُسِكُمْ&quot;,&quot;566&quot;}, " calcext:value-type="string">
            <text:p>{"30","28","ضَرَبَ لَكُم مَّثَلًا مِّنْ أَنفُسِكُمْ","566"}, </text:p>
          </table:table-cell>
          <table:table-cell table:number-columns-repeated="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ظَهَرَ الْفَسَادُ فِي الْبَرِّ وَالْبَحْرِ بِمَا </text:p>
          </table:table-cell>
          <table:table-cell table:style-name="ce2" office:value-type="float" office:value="568" calcext:value-type="float">
            <text:p>568</text:p>
          </table:table-cell>
          <table:table-cell table:formula="of:=COM.MICROSOFT.CONCAT(&quot;{&quot;; &quot;&quot;&quot;&quot;; [.A9]; &quot;&quot;&quot;&quot;; &quot;,&quot;; &quot;&quot;&quot;&quot;;  [.B9]; &quot;&quot;&quot;&quot;;  &quot;,&quot; ; &quot;&quot;&quot;&quot;; [.C9]; &quot;&quot;&quot;&quot;;  &quot;,&quot; ; &quot;&quot;&quot;&quot;; [.D9]; &quot;&quot;&quot;&quot;; &quot;}, &quot;)" office:value-type="string" office:string-value="{&quot;30&quot;,&quot;41&quot;,&quot;ظَهَرَ الْفَسَادُ فِي الْبَرِّ وَالْبَحْرِ بِمَا &quot;,&quot;568&quot;}, " calcext:value-type="string">
            <text:p>{"30","41","ظَهَرَ الْفَسَادُ فِي الْبَرِّ وَالْبَحْرِ بِمَا ","568"}, </text:p>
          </table:table-cell>
          <table:table-cell table:number-columns-repeated="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اللَّهُ الَّذِي خَلَقَكُم مِّن ضَعْفٍ</text:p>
          </table:table-cell>
          <table:table-cell table:style-name="ce2" office:value-type="float" office:value="570" calcext:value-type="float">
            <text:p>570</text:p>
          </table:table-cell>
          <table:table-cell table:formula="of:=COM.MICROSOFT.CONCAT(&quot;{&quot;; &quot;&quot;&quot;&quot;; [.A10]; &quot;&quot;&quot;&quot;; &quot;,&quot;; &quot;&quot;&quot;&quot;;  [.B10]; &quot;&quot;&quot;&quot;;  &quot;,&quot; ; &quot;&quot;&quot;&quot;; [.C10]; &quot;&quot;&quot;&quot;;  &quot;,&quot; ; &quot;&quot;&quot;&quot;; [.D10]; &quot;&quot;&quot;&quot;; &quot;}, &quot;)" office:value-type="string" office:string-value="{&quot;30&quot;,&quot;54&quot;,&quot;اللَّهُ الَّذِي خَلَقَكُم مِّن ضَعْفٍ&quot;,&quot;570&quot;}, " calcext:value-type="string">
            <text:p>{"30","54","اللَّهُ الَّذِي خَلَقَكُم مِّن ضَعْفٍ","570"}, </text:p>
          </table:table-cell>
          <table:table-cell table:number-columns-repeated="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</text:p>
          </table:table-cell>
          <table:table-cell table:style-name="ce2" office:value-type="float" office:value="571" calcext:value-type="float">
            <text:p>571</text:p>
          </table:table-cell>
          <table:table-cell table:formula="of:=COM.MICROSOFT.CONCAT(&quot;{&quot;; &quot;&quot;&quot;&quot;; [.A11]; &quot;&quot;&quot;&quot;; &quot;,&quot;; &quot;&quot;&quot;&quot;;  [.B11]; &quot;&quot;&quot;&quot;;  &quot;,&quot; ; &quot;&quot;&quot;&quot;; [.C11]; &quot;&quot;&quot;&quot;;  &quot;,&quot; ; &quot;&quot;&quot;&quot;; [.D11]; &quot;&quot;&quot;&quot;; &quot;}, &quot;)" office:value-type="string" office:string-value="{&quot;31&quot;,&quot;1&quot;,&quot;الم&quot;,&quot;571&quot;}, " calcext:value-type="string">
            <text:p>{"31","1","الم","571"}, </text:p>
          </table:table-cell>
          <table:table-cell table:number-columns-repeated="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وَلَقَدْ آتَيْنَا لُقْمَانَ الْحِكْمَةَ</text:p>
          </table:table-cell>
          <table:table-cell table:style-name="ce2" office:value-type="float" office:value="572" calcext:value-type="float">
            <text:p>572</text:p>
          </table:table-cell>
          <table:table-cell table:formula="of:=COM.MICROSOFT.CONCAT(&quot;{&quot;; &quot;&quot;&quot;&quot;; [.A12]; &quot;&quot;&quot;&quot;; &quot;,&quot;; &quot;&quot;&quot;&quot;;  [.B12]; &quot;&quot;&quot;&quot;;  &quot;,&quot; ; &quot;&quot;&quot;&quot;; [.C12]; &quot;&quot;&quot;&quot;;  &quot;,&quot; ; &quot;&quot;&quot;&quot;; [.D12]; &quot;&quot;&quot;&quot;; &quot;}, &quot;)" office:value-type="string" office:string-value="{&quot;31&quot;,&quot;12&quot;,&quot;وَلَقَدْ آتَيْنَا لُقْمَانَ الْحِكْمَةَ&quot;,&quot;572&quot;}, " calcext:value-type="string">
            <text:p>{"31","12","وَلَقَدْ آتَيْنَا لُقْمَانَ الْحِكْمَةَ","572"}, </text:p>
          </table:table-cell>
          <table:table-cell table:number-columns-repeated="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أَلَمْ تَرَوْا أَنَّ اللَّهَ سَخَّرَ لَكُم</text:p>
          </table:table-cell>
          <table:table-cell table:style-name="ce2" office:value-type="float" office:value="574" calcext:value-type="float">
            <text:p>574</text:p>
          </table:table-cell>
          <table:table-cell table:formula="of:=COM.MICROSOFT.CONCAT(&quot;{&quot;; &quot;&quot;&quot;&quot;; [.A13]; &quot;&quot;&quot;&quot;; &quot;,&quot;; &quot;&quot;&quot;&quot;;  [.B13]; &quot;&quot;&quot;&quot;;  &quot;,&quot; ; &quot;&quot;&quot;&quot;; [.C13]; &quot;&quot;&quot;&quot;;  &quot;,&quot; ; &quot;&quot;&quot;&quot;; [.D13]; &quot;&quot;&quot;&quot;; &quot;}, &quot;)" office:value-type="string" office:string-value="{&quot;31&quot;,&quot;20&quot;,&quot;أَلَمْ تَرَوْا أَنَّ اللَّهَ سَخَّرَ لَكُم&quot;,&quot;574&quot;}, " calcext:value-type="string">
            <text:p>{"31","20","أَلَمْ تَرَوْا أَنَّ اللَّهَ سَخَّرَ لَكُم","574"}, 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style-name="ce1" office:value-type="string" calcext:value-type="string">
            <text:p>أَلَمْ تَرَ أَنَّ الْفُلْكَ تَجْرِي فِي الْبَحْرِ</text:p>
          </table:table-cell>
          <table:table-cell table:style-name="ce2" office:value-type="float" office:value="576" calcext:value-type="float">
            <text:p>576</text:p>
          </table:table-cell>
          <table:table-cell table:formula="of:=COM.MICROSOFT.CONCAT(&quot;{&quot;; &quot;&quot;&quot;&quot;; [.A14]; &quot;&quot;&quot;&quot;; &quot;,&quot;; &quot;&quot;&quot;&quot;;  [.B14]; &quot;&quot;&quot;&quot;;  &quot;,&quot; ; &quot;&quot;&quot;&quot;; [.C14]; &quot;&quot;&quot;&quot;;  &quot;,&quot; ; &quot;&quot;&quot;&quot;; [.D14]; &quot;&quot;&quot;&quot;; &quot;}, &quot;)" office:value-type="string" office:string-value="{&quot;31&quot;,&quot;31&quot;,&quot;أَلَمْ تَرَ أَنَّ الْفُلْكَ تَجْرِي فِي الْبَحْرِ&quot;,&quot;576&quot;}, " calcext:value-type="string">
            <text:p>{"31","31","أَلَمْ تَرَ أَنَّ الْفُلْكَ تَجْرِي فِي الْبَحْرِ","576"}, </text:p>
          </table:table-cell>
          <table:table-cell table:number-columns-repeated="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م</text:p>
          </table:table-cell>
          <table:table-cell office:value-type="float" office:value="577" calcext:value-type="float">
            <text:p>577</text:p>
          </table:table-cell>
          <table:table-cell table:formula="of:=COM.MICROSOFT.CONCAT(&quot;{&quot;; &quot;&quot;&quot;&quot;; [.A15]; &quot;&quot;&quot;&quot;; &quot;,&quot;; &quot;&quot;&quot;&quot;;  [.B15]; &quot;&quot;&quot;&quot;;  &quot;,&quot; ; &quot;&quot;&quot;&quot;; [.C15]; &quot;&quot;&quot;&quot;;  &quot;,&quot; ; &quot;&quot;&quot;&quot;; [.D15]; &quot;&quot;&quot;&quot;; &quot;}, &quot;)" office:value-type="string" office:string-value="{&quot;32&quot;,&quot;1&quot;,&quot;الم&quot;,&quot;577&quot;}, " calcext:value-type="string">
            <text:p>{"32","1","الم","577"}, </text:p>
          </table:table-cell>
          <table:table-cell table:number-columns-repeated="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وَلَوْ تَرَىٰ إِذِ الْمُجْرِمُونَ نَاكِسُو</text:p>
          </table:table-cell>
          <table:table-cell table:style-name="ce2" office:value-type="float" office:value="578" calcext:value-type="float">
            <text:p>578</text:p>
          </table:table-cell>
          <table:table-cell table:formula="of:=COM.MICROSOFT.CONCAT(&quot;{&quot;; &quot;&quot;&quot;&quot;; [.A16]; &quot;&quot;&quot;&quot;; &quot;,&quot;; &quot;&quot;&quot;&quot;;  [.B16]; &quot;&quot;&quot;&quot;;  &quot;,&quot; ; &quot;&quot;&quot;&quot;; [.C16]; &quot;&quot;&quot;&quot;;  &quot;,&quot; ; &quot;&quot;&quot;&quot;; [.D16]; &quot;&quot;&quot;&quot;; &quot;}, &quot;)" office:value-type="string" office:string-value="{&quot;32&quot;,&quot;12&quot;,&quot;وَلَوْ تَرَىٰ إِذِ الْمُجْرِمُونَ نَاكِسُو&quot;,&quot;578&quot;}, " calcext:value-type="string">
            <text:p>{"32","12","وَلَوْ تَرَىٰ إِذِ الْمُجْرِمُونَ نَاكِسُو","578"}, </text:p>
          </table:table-cell>
          <table:table-cell table:number-columns-repeated="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وَلَقَدْ آتَيْنَا مُوسَى الْكِتَابَ</text:p>
          </table:table-cell>
          <table:table-cell table:style-name="ce2" office:value-type="float" office:value="580" calcext:value-type="float">
            <text:p>580</text:p>
          </table:table-cell>
          <table:table-cell table:formula="of:=COM.MICROSOFT.CONCAT(&quot;{&quot;; &quot;&quot;&quot;&quot;; [.A17]; &quot;&quot;&quot;&quot;; &quot;,&quot;; &quot;&quot;&quot;&quot;;  [.B17]; &quot;&quot;&quot;&quot;;  &quot;,&quot; ; &quot;&quot;&quot;&quot;; [.C17]; &quot;&quot;&quot;&quot;;  &quot;,&quot; ; &quot;&quot;&quot;&quot;; [.D17]; &quot;&quot;&quot;&quot;; &quot;}, &quot;)" office:value-type="string" office:string-value="{&quot;32&quot;,&quot;23&quot;,&quot;وَلَقَدْ آتَيْنَا مُوسَى الْكِتَابَ&quot;,&quot;580&quot;}, " calcext:value-type="string">
            <text:p>{"32","23","وَلَقَدْ آتَيْنَا مُوسَى الْكِتَابَ","580"}, </text:p>
          </table:table-cell>
          <table:table-cell table:number-columns-repeated="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نَّبِيُّ اتَّقِ اللَّهَ وَلَا تُطِعِ</text:p>
          </table:table-cell>
          <table:table-cell table:style-name="ce2" office:value-type="float" office:value="581" calcext:value-type="float">
            <text:p>581</text:p>
          </table:table-cell>
          <table:table-cell table:formula="of:=COM.MICROSOFT.CONCAT(&quot;{&quot;; &quot;&quot;&quot;&quot;; [.A18]; &quot;&quot;&quot;&quot;; &quot;,&quot;; &quot;&quot;&quot;&quot;;  [.B18]; &quot;&quot;&quot;&quot;;  &quot;,&quot; ; &quot;&quot;&quot;&quot;; [.C18]; &quot;&quot;&quot;&quot;;  &quot;,&quot; ; &quot;&quot;&quot;&quot;; [.D18]; &quot;&quot;&quot;&quot;; &quot;}, &quot;)" office:value-type="string" office:string-value="{&quot;33&quot;,&quot;1&quot;,&quot;يَا أَيُّهَا النَّبِيُّ اتَّقِ اللَّهَ وَلَا تُطِعِ&quot;,&quot;581&quot;}, " calcext:value-type="string">
            <text:p>{"33","1","يَا أَيُّهَا النَّبِيُّ اتَّقِ اللَّهَ وَلَا تُطِعِ","581"}, </text:p>
          </table:table-cell>
          <table:table-cell table:number-columns-repeated="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يَا أَيُّهَا الَّذِينَ آمَنُوا اذْكُرُوا <text:s/></text:p>
          </table:table-cell>
          <table:table-cell table:style-name="ce2" office:value-type="float" office:value="583" calcext:value-type="float">
            <text:p>583</text:p>
          </table:table-cell>
          <table:table-cell table:formula="of:=COM.MICROSOFT.CONCAT(&quot;{&quot;; &quot;&quot;&quot;&quot;; [.A19]; &quot;&quot;&quot;&quot;; &quot;,&quot;; &quot;&quot;&quot;&quot;;  [.B19]; &quot;&quot;&quot;&quot;;  &quot;,&quot; ; &quot;&quot;&quot;&quot;; [.C19]; &quot;&quot;&quot;&quot;;  &quot;,&quot; ; &quot;&quot;&quot;&quot;; [.D19]; &quot;&quot;&quot;&quot;; &quot;}, &quot;)" office:value-type="string" office:string-value="{&quot;33&quot;,&quot;9&quot;,&quot;يَا أَيُّهَا الَّذِينَ آمَنُوا اذْكُرُوا  &quot;,&quot;583&quot;}, " calcext:value-type="string">
            <text:p>{"33","9","يَا أَيُّهَا الَّذِينَ آمَنُوا اذْكُرُوا <text:s/>","583"}, </text:p>
          </table:table-cell>
          <table:table-cell table:number-columns-repeated="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لَّقَدْ كَانَ لَكُمْ فِي رَسُولِ اللَّهِ <text:s/></text:p>
          </table:table-cell>
          <table:table-cell table:style-name="ce2" office:value-type="float" office:value="585" calcext:value-type="float">
            <text:p>585</text:p>
          </table:table-cell>
          <table:table-cell table:formula="of:=COM.MICROSOFT.CONCAT(&quot;{&quot;; &quot;&quot;&quot;&quot;; [.A20]; &quot;&quot;&quot;&quot;; &quot;,&quot;; &quot;&quot;&quot;&quot;;  [.B20]; &quot;&quot;&quot;&quot;;  &quot;,&quot; ; &quot;&quot;&quot;&quot;; [.C20]; &quot;&quot;&quot;&quot;;  &quot;,&quot; ; &quot;&quot;&quot;&quot;; [.D20]; &quot;&quot;&quot;&quot;; &quot;}, &quot;)" office:value-type="string" office:string-value="{&quot;33&quot;,&quot;21&quot;,&quot;لَّقَدْ كَانَ لَكُمْ فِي رَسُولِ اللَّهِ  &quot;,&quot;585&quot;}, " calcext:value-type="string">
            <text:p>{"33","21","لَّقَدْ كَانَ لَكُمْ فِي رَسُولِ اللَّهِ <text:s/>","585"}, </text:p>
          </table:table-cell>
          <table:table-cell table:number-columns-repeated="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يَا أَيُّهَا النَّبِيُّ قُل لِّأَزْوَاجِكَ إِن</text:p>
          </table:table-cell>
          <table:table-cell table:style-name="ce2" office:value-type="float" office:value="586" calcext:value-type="float">
            <text:p>586</text:p>
          </table:table-cell>
          <table:table-cell table:formula="of:=COM.MICROSOFT.CONCAT(&quot;{&quot;; &quot;&quot;&quot;&quot;; [.A21]; &quot;&quot;&quot;&quot;; &quot;,&quot;; &quot;&quot;&quot;&quot;;  [.B21]; &quot;&quot;&quot;&quot;;  &quot;,&quot; ; &quot;&quot;&quot;&quot;; [.C21]; &quot;&quot;&quot;&quot;;  &quot;,&quot; ; &quot;&quot;&quot;&quot;; [.D21]; &quot;&quot;&quot;&quot;; &quot;}, &quot;)" office:value-type="string" office:string-value="{&quot;33&quot;,&quot;28&quot;,&quot;يَا أَيُّهَا النَّبِيُّ قُل لِّأَزْوَاجِكَ إِن&quot;,&quot;586&quot;}, " calcext:value-type="string">
            <text:p>{"33","28","يَا أَيُّهَا النَّبِيُّ قُل لِّأَزْوَاجِكَ إِن","586"}, </text:p>
          </table:table-cell>
          <table:table-cell table:number-columns-repeated="10"/>
        </table:table-row>
        <table:table-row table:style-name="ro1" table:number-rows-repeated="8">
          <table:table-cell table:number-columns-repeated="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إِنَّ الْمُسْلِمِينَ وَالْمُسْلِمَاتِ </text:p>
          </table:table-cell>
          <table:table-cell table:style-name="ce2" office:value-type="float" office:value="587" calcext:value-type="float">
            <text:p>587</text:p>
          </table:table-cell>
          <table:table-cell table:formula="of:=COM.MICROSOFT.CONCAT(&quot;{&quot;; &quot;&quot;&quot;&quot;; [.A30]; &quot;&quot;&quot;&quot;; &quot;,&quot;; &quot;&quot;&quot;&quot;;  [.B30]; &quot;&quot;&quot;&quot;;  &quot;,&quot; ; &quot;&quot;&quot;&quot;; [.C30]; &quot;&quot;&quot;&quot;;  &quot;,&quot; ; &quot;&quot;&quot;&quot;; [.D30]; &quot;&quot;&quot;&quot;; &quot;}, &quot;)" office:value-type="string" office:string-value="{&quot;33&quot;,&quot;35&quot;,&quot;إِنَّ الْمُسْلِمِينَ وَالْمُسْلِمَاتِ &quot;,&quot;587&quot;}, " calcext:value-type="string">
            <text:p>{"33","35","إِنَّ الْمُسْلِمِينَ وَالْمُسْلِمَاتِ ","587"}, </text:p>
          </table:table-cell>
          <table:table-cell table:formula="of:=COM.MICROSOFT.CONCAT(&quot;{&quot;; [.E30:.E47]; &quot;}, &quot;)" office:value-type="string" office:string-value="{{&quot;33&quot;,&quot;35&quot;,&quot;إِنَّ الْمُسْلِمِينَ وَالْمُسْلِمَاتِ &quot;,&quot;587&quot;}, {&quot;33&quot;,&quot;41&quot;,&quot;يَا أَيُّهَا الَّذِينَ آمَنُوا اذْكُرُوا اللَّهَ&quot;,&quot;589&quot;}, {&quot;33&quot;,&quot;53&quot;,&quot;يَا أَيُّهَا الَّذِينَ آمَنُوا لَا تَدْخُلُوا&quot;,&quot;591&quot;}, {&quot;33&quot;,&quot;59&quot;,&quot;يَا أَيُّهَا النَّبِيُّ قُل لِّأَزْوَاجِكَ&quot;,&quot;592&quot;}, {&quot;33&quot;,&quot;69&quot;,&quot;يَا أَيُّهَا الَّذِينَ آمَنُوا لَا تَكُونُوا &quot;,&quot;594&quot;}, {&quot;34&quot;,&quot;1&quot;,&quot;الْحَمْدُ لِلَّهِ الَّذِي لَهُ مَا فِي&quot;,&quot;595&quot;}, {&quot;34&quot;,&quot;10&quot;,&quot;وَلَقَدْ آتَيْنَا دَاوُودَ مِنَّا فَضْلًا&quot;,&quot;596&quot;}, {&quot;34&quot;,&quot;22&quot;,&quot;قُلِ ادْعُوا الَّذِينَ زَعَمْتُم مِّن &quot;,&quot;598&quot;}, {&quot;34&quot;,&quot;31&quot;,&quot;وَقَالَ الَّذِينَ كَفَرُوا لَن نُّؤْمِنَ &quot;,&quot;599&quot;}, {&quot;34&quot;,&quot;37&quot;,&quot;وَمَا أَمْوَالُكُمْ وَلَا أَوْلَادُكُم&quot;,&quot;600&quot;}, {&quot;34&quot;,&quot;46&quot;,&quot;قُلْ إِنَّمَا أَعِظُكُم بِوَاحِدَةٍ&quot;,&quot;602&quot;}, {&quot;35&quot;,&quot;1&quot;,&quot;الْحَمْدُ لِلَّهِ فَاطِرِ السَّمَاوَاتِ&quot;,&quot;603&quot;}, {&quot;35&quot;,&quot;8&quot;,&quot;أَفَمَن زُيِّنَ لَهُ سُوءُ عَمَلِهِ فَرَآهُ&quot;,&quot;604&quot;}, {&quot;35&quot;,&quot;15&quot;,&quot;يَا أَيُّهَا النَّاسُ أَنتُمُ الْفُقَرَاءُ إِلَى &quot;,&quot;606&quot;}, {&quot;35&quot;,&quot;27&quot;,&quot;أَلَمْ تَرَ أَنَّ اللَّهَ أَنزَلَ مِنَ السَّمَاءِ&quot;,&quot;607&quot;}, {&quot;35&quot;,&quot;38&quot;,&quot;إِنَّ اللَّهَ عَالِمُ غَيْبِ السَّمَاوَاتِ&quot;,&quot;609&quot;}, {&quot;36&quot;,&quot;1&quot;,&quot;يس&quot;,&quot;611&quot;}, {&quot;36&quot;,&quot;13&quot;,&quot;وَاضْرِبْ لَهُم مَّثَلًا أَصْحَابَ الْقَرْيَةِ&quot;,&quot;612&quot;}, }, " calcext:value-type="string">
            <text:p>{{"33","35","إِنَّ الْمُسْلِمِينَ وَالْمُسْلِمَاتِ ","587"}, {"33","41","يَا أَيُّهَا الَّذِينَ آمَنُوا اذْكُرُوا اللَّهَ","589"}, {"33","53","يَا أَيُّهَا الَّذِينَ آمَنُوا لَا تَدْخُلُوا","591"}, {"33","59","يَا أَيُّهَا النَّبِيُّ قُل لِّأَزْوَاجِكَ","592"}, {"33","69","يَا أَيُّهَا الَّذِينَ آمَنُوا لَا تَكُونُوا ","594"}, {"34","1","الْحَمْدُ لِلَّهِ الَّذِي لَهُ مَا فِي","595"}, {"34","10","وَلَقَدْ آتَيْنَا دَاوُودَ مِنَّا فَضْلًا","596"}, {"34","22","قُلِ ادْعُوا الَّذِينَ زَعَمْتُم مِّن ","598"}, {"34","31","وَقَالَ الَّذِينَ كَفَرُوا لَن نُّؤْمِنَ ","599"}, {"34","37","وَمَا أَمْوَالُكُمْ وَلَا أَوْلَادُكُم","600"}, {"34","46","قُلْ إِنَّمَا أَعِظُكُم بِوَاحِدَةٍ","602"}, {"35","1","الْحَمْدُ لِلَّهِ فَاطِرِ السَّمَاوَاتِ","603"}, {"35","8","أَفَمَن زُيِّنَ لَهُ سُوءُ عَمَلِهِ فَرَآهُ","604"}, {"35","15","يَا أَيُّهَا النَّاسُ أَنتُمُ الْفُقَرَاءُ إِلَى ","606"}, {"35","27","أَلَمْ تَرَ أَنَّ اللَّهَ أَنزَلَ مِنَ السَّمَاءِ","607"}, {"35","38","إِنَّ اللَّهَ عَالِمُ غَيْبِ السَّمَاوَاتِ","609"}, {"36","1","يس","611"}, {"36","13","وَاضْرِبْ لَهُم مَّثَلًا أَصْحَابَ الْقَرْيَةِ","612"}, },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وَمَن يَقْنُتْ مِنكُنَّ لِلَّهِ وَرَسُولِهِ </text:p>
          </table:table-cell>
          <table:table-cell office:value-type="float" office:value="587" calcext:value-type="float">
            <text:p>587</text:p>
          </table:table-cell>
          <table:table-cell office:value-type="float" office:value="7.15" calcext:value-type="float">
            <text:p>7.15</text:p>
          </table:table-cell>
          <table:table-cell table:formula="of:=COM.MICROSOFT.CONCAT(&quot;{&quot;; &quot;&quot;&quot;&quot;; [.H30]; &quot;&quot;&quot;&quot;;  &quot;,&quot;; &quot;&quot;&quot;&quot;;  [.I30]; &quot;&quot;&quot;&quot;;  &quot;,&quot;; &quot;&quot;&quot;&quot;; [.J30]; &quot;&quot;&quot;&quot;;  &quot;,&quot; ; &quot;&quot;&quot;&quot;; [.K30]; &quot;&quot;&quot;&quot;;   &quot;,&quot; ; &quot;&quot;&quot;&quot;; [.L30]; &quot;&quot;&quot;&quot;; &quot;,&quot;; &quot;}, &quot;)" office:value-type="string" office:string-value="{&quot;33&quot;,&quot;31&quot;,&quot;وَمَن يَقْنُتْ مِنكُنَّ لِلَّهِ وَرَسُولِهِ &quot;,&quot;587&quot;,&quot;7.15&quot;,}, " calcext:value-type="string">
            <text:p>{"33","31","وَمَن يَقْنُتْ مِنكُنَّ لِلَّهِ وَرَسُولِهِ ","587","7.15",}, </text:p>
          </table:table-cell>
          <table:table-cell table:formula="of:=COM.MICROSOFT.CONCAT(&quot;{&quot;; [.M30:.M33]; &quot;}, &quot;)" office:value-type="string" office:string-value="{{&quot;33&quot;,&quot;31&quot;,&quot;وَمَن يَقْنُتْ مِنكُنَّ لِلَّهِ وَرَسُولِهِ &quot;,&quot;587&quot;,&quot;7.15&quot;,}, {&quot;34&quot;,&quot;1&quot;,&quot;الْحَمْدُ لِلَّهِ الَّذِي لَهُ مَا فِي&quot;,&quot;595&quot;,&quot;5.46&quot;,}, {&quot;34&quot;,&quot;31&quot;,&quot;وَقَالَ الَّذِينَ كَفَرُوا لَن نُّؤْمِنَ &quot;,&quot;599&quot;,&quot;6.46&quot;,}, {&quot;35&quot;,&quot;15&quot;,&quot;يَا أَيُّهَا النَّاسُ أَنتُمُ الْفُقَرَاءُ إِلَى &quot;,&quot;606&quot;,&quot;6.46&quot;,}, }, " calcext:value-type="string">
            <text:p>{{"33","31","وَمَن يَقْنُتْ مِنكُنَّ لِلَّهِ وَرَسُولِهِ ","587","7.15",}, {"34","1","الْحَمْدُ لِلَّهِ الَّذِي لَهُ مَا فِي","595","5.46",}, {"34","31","وَقَالَ الَّذِينَ كَفَرُوا لَن نُّؤْمِنَ ","599","6.46",}, {"35","15","يَا أَيُّهَا النَّاسُ أَنتُمُ الْفُقَرَاءُ إِلَى ","606","6.46",}, }, 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يَا أَيُّهَا الَّذِينَ آمَنُوا اذْكُرُوا اللَّهَ</text:p>
          </table:table-cell>
          <table:table-cell table:style-name="ce2" office:value-type="float" office:value="589" calcext:value-type="float">
            <text:p>589</text:p>
          </table:table-cell>
          <table:table-cell table:formula="of:=COM.MICROSOFT.CONCAT(&quot;{&quot;; &quot;&quot;&quot;&quot;; [.A31]; &quot;&quot;&quot;&quot;; &quot;,&quot;; &quot;&quot;&quot;&quot;;  [.B31]; &quot;&quot;&quot;&quot;;  &quot;,&quot; ; &quot;&quot;&quot;&quot;; [.C31]; &quot;&quot;&quot;&quot;;  &quot;,&quot; ; &quot;&quot;&quot;&quot;; [.D31]; &quot;&quot;&quot;&quot;; &quot;}, &quot;)" office:value-type="string" office:string-value="{&quot;33&quot;,&quot;41&quot;,&quot;يَا أَيُّهَا الَّذِينَ آمَنُوا اذْكُرُوا اللَّهَ&quot;,&quot;589&quot;}, " calcext:value-type="string">
            <text:p>{"33","41","يَا أَيُّهَا الَّذِينَ آمَنُوا اذْكُرُوا اللَّهَ","589"},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ْحَمْدُ لِلَّهِ الَّذِي لَهُ مَا فِي</text:p>
          </table:table-cell>
          <table:table-cell table:style-name="ce2" office:value-type="float" office:value="595" calcext:value-type="float">
            <text:p>595</text:p>
          </table:table-cell>
          <table:table-cell office:value-type="float" office:value="5.46" calcext:value-type="float">
            <text:p>5.46</text:p>
          </table:table-cell>
          <table:table-cell table:formula="of:=COM.MICROSOFT.CONCAT(&quot;{&quot;; &quot;&quot;&quot;&quot;; [.H31]; &quot;&quot;&quot;&quot;;  &quot;,&quot;; &quot;&quot;&quot;&quot;;  [.I31]; &quot;&quot;&quot;&quot;;  &quot;,&quot;; &quot;&quot;&quot;&quot;; [.J31]; &quot;&quot;&quot;&quot;;  &quot;,&quot; ; &quot;&quot;&quot;&quot;; [.K31]; &quot;&quot;&quot;&quot;;   &quot;,&quot; ; &quot;&quot;&quot;&quot;; [.L31]; &quot;&quot;&quot;&quot;; &quot;,&quot;; &quot;}, &quot;)" office:value-type="string" office:string-value="{&quot;34&quot;,&quot;1&quot;,&quot;الْحَمْدُ لِلَّهِ الَّذِي لَهُ مَا فِي&quot;,&quot;595&quot;,&quot;5.46&quot;,}, " calcext:value-type="string">
            <text:p>{"34","1","الْحَمْدُ لِلَّهِ الَّذِي لَهُ مَا فِي","595","5.46",}, 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يَا أَيُّهَا الَّذِينَ آمَنُوا لَا تَدْخُلُوا</text:p>
          </table:table-cell>
          <table:table-cell table:style-name="ce2" office:value-type="float" office:value="591" calcext:value-type="float">
            <text:p>591</text:p>
          </table:table-cell>
          <table:table-cell table:formula="of:=COM.MICROSOFT.CONCAT(&quot;{&quot;; &quot;&quot;&quot;&quot;; [.A32]; &quot;&quot;&quot;&quot;; &quot;,&quot;; &quot;&quot;&quot;&quot;;  [.B32]; &quot;&quot;&quot;&quot;;  &quot;,&quot; ; &quot;&quot;&quot;&quot;; [.C32]; &quot;&quot;&quot;&quot;;  &quot;,&quot; ; &quot;&quot;&quot;&quot;; [.D32]; &quot;&quot;&quot;&quot;; &quot;}, &quot;)" office:value-type="string" office:string-value="{&quot;33&quot;,&quot;53&quot;,&quot;يَا أَيُّهَا الَّذِينَ آمَنُوا لَا تَدْخُلُوا&quot;,&quot;591&quot;}, " calcext:value-type="string">
            <text:p>{"33","53","يَا أَيُّهَا الَّذِينَ آمَنُوا لَا تَدْخُلُوا","591"},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وَقَالَ الَّذِينَ كَفَرُوا لَن نُّؤْمِنَ </text:p>
          </table:table-cell>
          <table:table-cell table:style-name="ce2" office:value-type="float" office:value="599" calcext:value-type="float">
            <text:p>599</text:p>
          </table:table-cell>
          <table:table-cell office:value-type="float" office:value="6.46" calcext:value-type="float">
            <text:p>6.46</text:p>
          </table:table-cell>
          <table:table-cell table:formula="of:=COM.MICROSOFT.CONCAT(&quot;{&quot;; &quot;&quot;&quot;&quot;; [.H32]; &quot;&quot;&quot;&quot;;  &quot;,&quot;; &quot;&quot;&quot;&quot;;  [.I32]; &quot;&quot;&quot;&quot;;  &quot;,&quot;; &quot;&quot;&quot;&quot;; [.J32]; &quot;&quot;&quot;&quot;;  &quot;,&quot; ; &quot;&quot;&quot;&quot;; [.K32]; &quot;&quot;&quot;&quot;;   &quot;,&quot; ; &quot;&quot;&quot;&quot;; [.L32]; &quot;&quot;&quot;&quot;; &quot;,&quot;; &quot;}, &quot;)" office:value-type="string" office:string-value="{&quot;34&quot;,&quot;31&quot;,&quot;وَقَالَ الَّذِينَ كَفَرُوا لَن نُّؤْمِنَ &quot;,&quot;599&quot;,&quot;6.46&quot;,}, " calcext:value-type="string">
            <text:p>{"34","31","وَقَالَ الَّذِينَ كَفَرُوا لَن نُّؤْمِنَ ","599","6.46",}, 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يَا أَيُّهَا النَّبِيُّ قُل لِّأَزْوَاجِكَ</text:p>
          </table:table-cell>
          <table:table-cell table:style-name="ce2" office:value-type="float" office:value="592" calcext:value-type="float">
            <text:p>592</text:p>
          </table:table-cell>
          <table:table-cell table:formula="of:=COM.MICROSOFT.CONCAT(&quot;{&quot;; &quot;&quot;&quot;&quot;; [.A33]; &quot;&quot;&quot;&quot;; &quot;,&quot;; &quot;&quot;&quot;&quot;;  [.B33]; &quot;&quot;&quot;&quot;;  &quot;,&quot; ; &quot;&quot;&quot;&quot;; [.C33]; &quot;&quot;&quot;&quot;;  &quot;,&quot; ; &quot;&quot;&quot;&quot;; [.D33]; &quot;&quot;&quot;&quot;; &quot;}, &quot;)" office:value-type="string" office:string-value="{&quot;33&quot;,&quot;59&quot;,&quot;يَا أَيُّهَا النَّبِيُّ قُل لِّأَزْوَاجِكَ&quot;,&quot;592&quot;}, " calcext:value-type="string">
            <text:p>{"33","59","يَا أَيُّهَا النَّبِيُّ قُل لِّأَزْوَاجِكَ","592"}, 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يَا أَيُّهَا النَّاسُ أَنتُمُ الْفُقَرَاءُ إِلَى </text:p>
          </table:table-cell>
          <table:table-cell table:style-name="ce2" office:value-type="float" office:value="606" calcext:value-type="float">
            <text:p>606</text:p>
          </table:table-cell>
          <table:table-cell office:value-type="float" office:value="6.46" calcext:value-type="float">
            <text:p>6.46</text:p>
          </table:table-cell>
          <table:table-cell table:formula="of:=COM.MICROSOFT.CONCAT(&quot;{&quot;; &quot;&quot;&quot;&quot;; [.H33]; &quot;&quot;&quot;&quot;;  &quot;,&quot;; &quot;&quot;&quot;&quot;;  [.I33]; &quot;&quot;&quot;&quot;;  &quot;,&quot;; &quot;&quot;&quot;&quot;; [.J33]; &quot;&quot;&quot;&quot;;  &quot;,&quot; ; &quot;&quot;&quot;&quot;; [.K33]; &quot;&quot;&quot;&quot;;   &quot;,&quot; ; &quot;&quot;&quot;&quot;; [.L33]; &quot;&quot;&quot;&quot;; &quot;,&quot;; &quot;}, &quot;)" office:value-type="string" office:string-value="{&quot;35&quot;,&quot;15&quot;,&quot;يَا أَيُّهَا النَّاسُ أَنتُمُ الْفُقَرَاءُ إِلَى &quot;,&quot;606&quot;,&quot;6.46&quot;,}, " calcext:value-type="string">
            <text:p>{"35","15","يَا أَيُّهَا النَّاسُ أَنتُمُ الْفُقَرَاءُ إِلَى ","606","6.46",}, 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يَا أَيُّهَا الَّذِينَ آمَنُوا لَا تَكُونُوا </text:p>
          </table:table-cell>
          <table:table-cell table:style-name="ce2" office:value-type="float" office:value="594" calcext:value-type="float">
            <text:p>594</text:p>
          </table:table-cell>
          <table:table-cell table:formula="of:=COM.MICROSOFT.CONCAT(&quot;{&quot;; &quot;&quot;&quot;&quot;; [.A34]; &quot;&quot;&quot;&quot;; &quot;,&quot;; &quot;&quot;&quot;&quot;;  [.B34]; &quot;&quot;&quot;&quot;;  &quot;,&quot; ; &quot;&quot;&quot;&quot;; [.C34]; &quot;&quot;&quot;&quot;;  &quot;,&quot; ; &quot;&quot;&quot;&quot;; [.D34]; &quot;&quot;&quot;&quot;; &quot;}, &quot;)" office:value-type="string" office:string-value="{&quot;33&quot;,&quot;69&quot;,&quot;يَا أَيُّهَا الَّذِينَ آمَنُوا لَا تَكُونُوا &quot;,&quot;594&quot;}, " calcext:value-type="string">
            <text:p>{"33","69","يَا أَيُّهَا الَّذِينَ آمَنُوا لَا تَكُونُوا ","594"}, 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ْحَمْدُ لِلَّهِ الَّذِي لَهُ مَا فِي</text:p>
          </table:table-cell>
          <table:table-cell table:style-name="ce2" office:value-type="float" office:value="595" calcext:value-type="float">
            <text:p>595</text:p>
          </table:table-cell>
          <table:table-cell table:formula="of:=COM.MICROSOFT.CONCAT(&quot;{&quot;; &quot;&quot;&quot;&quot;; [.A35]; &quot;&quot;&quot;&quot;; &quot;,&quot;; &quot;&quot;&quot;&quot;;  [.B35]; &quot;&quot;&quot;&quot;;  &quot;,&quot; ; &quot;&quot;&quot;&quot;; [.C35]; &quot;&quot;&quot;&quot;;  &quot;,&quot; ; &quot;&quot;&quot;&quot;; [.D35]; &quot;&quot;&quot;&quot;; &quot;}, &quot;)" office:value-type="string" office:string-value="{&quot;34&quot;,&quot;1&quot;,&quot;الْحَمْدُ لِلَّهِ الَّذِي لَهُ مَا فِي&quot;,&quot;595&quot;}, " calcext:value-type="string">
            <text:p>{"34","1","الْحَمْدُ لِلَّهِ الَّذِي لَهُ مَا فِي","595"}, 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وَلَقَدْ آتَيْنَا دَاوُودَ مِنَّا فَضْلًا</text:p>
          </table:table-cell>
          <table:table-cell table:style-name="ce2" office:value-type="float" office:value="596" calcext:value-type="float">
            <text:p>596</text:p>
          </table:table-cell>
          <table:table-cell table:formula="of:=COM.MICROSOFT.CONCAT(&quot;{&quot;; &quot;&quot;&quot;&quot;; [.A36]; &quot;&quot;&quot;&quot;; &quot;,&quot;; &quot;&quot;&quot;&quot;;  [.B36]; &quot;&quot;&quot;&quot;;  &quot;,&quot; ; &quot;&quot;&quot;&quot;; [.C36]; &quot;&quot;&quot;&quot;;  &quot;,&quot; ; &quot;&quot;&quot;&quot;; [.D36]; &quot;&quot;&quot;&quot;; &quot;}, &quot;)" office:value-type="string" office:string-value="{&quot;34&quot;,&quot;10&quot;,&quot;وَلَقَدْ آتَيْنَا دَاوُودَ مِنَّا فَضْلًا&quot;,&quot;596&quot;}, " calcext:value-type="string">
            <text:p>{"34","10","وَلَقَدْ آتَيْنَا دَاوُودَ مِنَّا فَضْلًا","596"}, 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قُلِ ادْعُوا الَّذِينَ زَعَمْتُم مِّن </text:p>
          </table:table-cell>
          <table:table-cell table:style-name="ce2" office:value-type="float" office:value="598" calcext:value-type="float">
            <text:p>598</text:p>
          </table:table-cell>
          <table:table-cell table:formula="of:=COM.MICROSOFT.CONCAT(&quot;{&quot;; &quot;&quot;&quot;&quot;; [.A37]; &quot;&quot;&quot;&quot;; &quot;,&quot;; &quot;&quot;&quot;&quot;;  [.B37]; &quot;&quot;&quot;&quot;;  &quot;,&quot; ; &quot;&quot;&quot;&quot;; [.C37]; &quot;&quot;&quot;&quot;;  &quot;,&quot; ; &quot;&quot;&quot;&quot;; [.D37]; &quot;&quot;&quot;&quot;; &quot;}, &quot;)" office:value-type="string" office:string-value="{&quot;34&quot;,&quot;22&quot;,&quot;قُلِ ادْعُوا الَّذِينَ زَعَمْتُم مِّن &quot;,&quot;598&quot;}, " calcext:value-type="string">
            <text:p>{"34","22","قُلِ ادْعُوا الَّذِينَ زَعَمْتُم مِّن ","598"}, 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وَقَالَ الَّذِينَ كَفَرُوا لَن نُّؤْمِنَ </text:p>
          </table:table-cell>
          <table:table-cell table:style-name="ce2" office:value-type="float" office:value="599" calcext:value-type="float">
            <text:p>599</text:p>
          </table:table-cell>
          <table:table-cell table:formula="of:=COM.MICROSOFT.CONCAT(&quot;{&quot;; &quot;&quot;&quot;&quot;; [.A38]; &quot;&quot;&quot;&quot;; &quot;,&quot;; &quot;&quot;&quot;&quot;;  [.B38]; &quot;&quot;&quot;&quot;;  &quot;,&quot; ; &quot;&quot;&quot;&quot;; [.C38]; &quot;&quot;&quot;&quot;;  &quot;,&quot; ; &quot;&quot;&quot;&quot;; [.D38]; &quot;&quot;&quot;&quot;; &quot;}, &quot;)" office:value-type="string" office:string-value="{&quot;34&quot;,&quot;31&quot;,&quot;وَقَالَ الَّذِينَ كَفَرُوا لَن نُّؤْمِنَ &quot;,&quot;599&quot;}, " calcext:value-type="string">
            <text:p>{"34","31","وَقَالَ الَّذِينَ كَفَرُوا لَن نُّؤْمِنَ ","599"}, 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وَمَا أَمْوَالُكُمْ وَلَا أَوْلَادُكُم</text:p>
          </table:table-cell>
          <table:table-cell table:style-name="ce2" office:value-type="float" office:value="600" calcext:value-type="float">
            <text:p>600</text:p>
          </table:table-cell>
          <table:table-cell table:formula="of:=COM.MICROSOFT.CONCAT(&quot;{&quot;; &quot;&quot;&quot;&quot;; [.A39]; &quot;&quot;&quot;&quot;; &quot;,&quot;; &quot;&quot;&quot;&quot;;  [.B39]; &quot;&quot;&quot;&quot;;  &quot;,&quot; ; &quot;&quot;&quot;&quot;; [.C39]; &quot;&quot;&quot;&quot;;  &quot;,&quot; ; &quot;&quot;&quot;&quot;; [.D39]; &quot;&quot;&quot;&quot;; &quot;}, &quot;)" office:value-type="string" office:string-value="{&quot;34&quot;,&quot;37&quot;,&quot;وَمَا أَمْوَالُكُمْ وَلَا أَوْلَادُكُم&quot;,&quot;600&quot;}, " calcext:value-type="string">
            <text:p>{"34","37","وَمَا أَمْوَالُكُمْ وَلَا أَوْلَادُكُم","600"}, 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قُلْ إِنَّمَا أَعِظُكُم بِوَاحِدَةٍ</text:p>
          </table:table-cell>
          <table:table-cell table:style-name="ce2" office:value-type="float" office:value="602" calcext:value-type="float">
            <text:p>602</text:p>
          </table:table-cell>
          <table:table-cell table:formula="of:=COM.MICROSOFT.CONCAT(&quot;{&quot;; &quot;&quot;&quot;&quot;; [.A40]; &quot;&quot;&quot;&quot;; &quot;,&quot;; &quot;&quot;&quot;&quot;;  [.B40]; &quot;&quot;&quot;&quot;;  &quot;,&quot; ; &quot;&quot;&quot;&quot;; [.C40]; &quot;&quot;&quot;&quot;;  &quot;,&quot; ; &quot;&quot;&quot;&quot;; [.D40]; &quot;&quot;&quot;&quot;; &quot;}, &quot;)" office:value-type="string" office:string-value="{&quot;34&quot;,&quot;46&quot;,&quot;قُلْ إِنَّمَا أَعِظُكُم بِوَاحِدَةٍ&quot;,&quot;602&quot;}, " calcext:value-type="string">
            <text:p>{"34","46","قُلْ إِنَّمَا أَعِظُكُم بِوَاحِدَةٍ","602"}, 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ْحَمْدُ لِلَّهِ فَاطِرِ السَّمَاوَاتِ</text:p>
          </table:table-cell>
          <table:table-cell table:style-name="ce2" office:value-type="float" office:value="603" calcext:value-type="float">
            <text:p>603</text:p>
          </table:table-cell>
          <table:table-cell table:formula="of:=COM.MICROSOFT.CONCAT(&quot;{&quot;; &quot;&quot;&quot;&quot;; [.A41]; &quot;&quot;&quot;&quot;; &quot;,&quot;; &quot;&quot;&quot;&quot;;  [.B41]; &quot;&quot;&quot;&quot;;  &quot;,&quot; ; &quot;&quot;&quot;&quot;; [.C41]; &quot;&quot;&quot;&quot;;  &quot;,&quot; ; &quot;&quot;&quot;&quot;; [.D41]; &quot;&quot;&quot;&quot;; &quot;}, &quot;)" office:value-type="string" office:string-value="{&quot;35&quot;,&quot;1&quot;,&quot;الْحَمْدُ لِلَّهِ فَاطِرِ السَّمَاوَاتِ&quot;,&quot;603&quot;}, " calcext:value-type="string">
            <text:p>{"35","1","الْحَمْدُ لِلَّهِ فَاطِرِ السَّمَاوَاتِ","603"}, 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أَفَمَن زُيِّنَ لَهُ سُوءُ عَمَلِهِ فَرَآهُ</text:p>
          </table:table-cell>
          <table:table-cell table:style-name="ce2" office:value-type="float" office:value="604" calcext:value-type="float">
            <text:p>604</text:p>
          </table:table-cell>
          <table:table-cell table:formula="of:=COM.MICROSOFT.CONCAT(&quot;{&quot;; &quot;&quot;&quot;&quot;; [.A42]; &quot;&quot;&quot;&quot;; &quot;,&quot;; &quot;&quot;&quot;&quot;;  [.B42]; &quot;&quot;&quot;&quot;;  &quot;,&quot; ; &quot;&quot;&quot;&quot;; [.C42]; &quot;&quot;&quot;&quot;;  &quot;,&quot; ; &quot;&quot;&quot;&quot;; [.D42]; &quot;&quot;&quot;&quot;; &quot;}, &quot;)" office:value-type="string" office:string-value="{&quot;35&quot;,&quot;8&quot;,&quot;أَفَمَن زُيِّنَ لَهُ سُوءُ عَمَلِهِ فَرَآهُ&quot;,&quot;604&quot;}, " calcext:value-type="string">
            <text:p>{"35","8","أَفَمَن زُيِّنَ لَهُ سُوءُ عَمَلِهِ فَرَآهُ","604"}, 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يَا أَيُّهَا النَّاسُ أَنتُمُ الْفُقَرَاءُ إِلَى </text:p>
          </table:table-cell>
          <table:table-cell table:style-name="ce2" office:value-type="float" office:value="606" calcext:value-type="float">
            <text:p>606</text:p>
          </table:table-cell>
          <table:table-cell table:formula="of:=COM.MICROSOFT.CONCAT(&quot;{&quot;; &quot;&quot;&quot;&quot;; [.A43]; &quot;&quot;&quot;&quot;; &quot;,&quot;; &quot;&quot;&quot;&quot;;  [.B43]; &quot;&quot;&quot;&quot;;  &quot;,&quot; ; &quot;&quot;&quot;&quot;; [.C43]; &quot;&quot;&quot;&quot;;  &quot;,&quot; ; &quot;&quot;&quot;&quot;; [.D43]; &quot;&quot;&quot;&quot;; &quot;}, &quot;)" office:value-type="string" office:string-value="{&quot;35&quot;,&quot;15&quot;,&quot;يَا أَيُّهَا النَّاسُ أَنتُمُ الْفُقَرَاءُ إِلَى &quot;,&quot;606&quot;}, " calcext:value-type="string">
            <text:p>{"35","15","يَا أَيُّهَا النَّاسُ أَنتُمُ الْفُقَرَاءُ إِلَى ","606"}, 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أَلَمْ تَرَ أَنَّ اللَّهَ أَنزَلَ مِنَ السَّمَاءِ</text:p>
          </table:table-cell>
          <table:table-cell table:style-name="ce2" office:value-type="float" office:value="607" calcext:value-type="float">
            <text:p>607</text:p>
          </table:table-cell>
          <table:table-cell table:formula="of:=COM.MICROSOFT.CONCAT(&quot;{&quot;; &quot;&quot;&quot;&quot;; [.A44]; &quot;&quot;&quot;&quot;; &quot;,&quot;; &quot;&quot;&quot;&quot;;  [.B44]; &quot;&quot;&quot;&quot;;  &quot;,&quot; ; &quot;&quot;&quot;&quot;; [.C44]; &quot;&quot;&quot;&quot;;  &quot;,&quot; ; &quot;&quot;&quot;&quot;; [.D44]; &quot;&quot;&quot;&quot;; &quot;}, &quot;)" office:value-type="string" office:string-value="{&quot;35&quot;,&quot;27&quot;,&quot;أَلَمْ تَرَ أَنَّ اللَّهَ أَنزَلَ مِنَ السَّمَاءِ&quot;,&quot;607&quot;}, " calcext:value-type="string">
            <text:p>{"35","27","أَلَمْ تَرَ أَنَّ اللَّهَ أَنزَلَ مِنَ السَّمَاءِ","607"}, 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إِنَّ اللَّهَ عَالِمُ غَيْبِ السَّمَاوَاتِ</text:p>
          </table:table-cell>
          <table:table-cell table:style-name="ce2" office:value-type="float" office:value="609" calcext:value-type="float">
            <text:p>609</text:p>
          </table:table-cell>
          <table:table-cell table:formula="of:=COM.MICROSOFT.CONCAT(&quot;{&quot;; &quot;&quot;&quot;&quot;; [.A45]; &quot;&quot;&quot;&quot;; &quot;,&quot;; &quot;&quot;&quot;&quot;;  [.B45]; &quot;&quot;&quot;&quot;;  &quot;,&quot; ; &quot;&quot;&quot;&quot;; [.C45]; &quot;&quot;&quot;&quot;;  &quot;,&quot; ; &quot;&quot;&quot;&quot;; [.D45]; &quot;&quot;&quot;&quot;; &quot;}, &quot;)" office:value-type="string" office:string-value="{&quot;35&quot;,&quot;38&quot;,&quot;إِنَّ اللَّهَ عَالِمُ غَيْبِ السَّمَاوَاتِ&quot;,&quot;609&quot;}, " calcext:value-type="string">
            <text:p>{"35","38","إِنَّ اللَّهَ عَالِمُ غَيْبِ السَّمَاوَاتِ","609"}, </text:p>
          </table:table-cell>
          <table:table-cell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س</text:p>
          </table:table-cell>
          <table:table-cell table:style-name="ce2" office:value-type="float" office:value="611" calcext:value-type="float">
            <text:p>611</text:p>
          </table:table-cell>
          <table:table-cell table:formula="of:=COM.MICROSOFT.CONCAT(&quot;{&quot;; &quot;&quot;&quot;&quot;; [.A46]; &quot;&quot;&quot;&quot;; &quot;,&quot;; &quot;&quot;&quot;&quot;;  [.B46]; &quot;&quot;&quot;&quot;;  &quot;,&quot; ; &quot;&quot;&quot;&quot;; [.C46]; &quot;&quot;&quot;&quot;;  &quot;,&quot; ; &quot;&quot;&quot;&quot;; [.D46]; &quot;&quot;&quot;&quot;; &quot;}, &quot;)" office:value-type="string" office:string-value="{&quot;36&quot;,&quot;1&quot;,&quot;يس&quot;,&quot;611&quot;}, " calcext:value-type="string">
            <text:p>{"36","1","يس","611"}, </text:p>
          </table:table-cell>
          <table:table-cell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وَاضْرِبْ لَهُم مَّثَلًا أَصْحَابَ الْقَرْيَةِ</text:p>
          </table:table-cell>
          <table:table-cell table:style-name="ce2" office:value-type="float" office:value="612" calcext:value-type="float">
            <text:p>612</text:p>
          </table:table-cell>
          <table:table-cell table:formula="of:=COM.MICROSOFT.CONCAT(&quot;{&quot;; &quot;&quot;&quot;&quot;; [.A47]; &quot;&quot;&quot;&quot;; &quot;,&quot;; &quot;&quot;&quot;&quot;;  [.B47]; &quot;&quot;&quot;&quot;;  &quot;,&quot; ; &quot;&quot;&quot;&quot;; [.C47]; &quot;&quot;&quot;&quot;;  &quot;,&quot; ; &quot;&quot;&quot;&quot;; [.D47]; &quot;&quot;&quot;&quot;; &quot;}, &quot;)" office:value-type="string" office:string-value="{&quot;36&quot;,&quot;13&quot;,&quot;وَاضْرِبْ لَهُم مَّثَلًا أَصْحَابَ الْقَرْيَةِ&quot;,&quot;612&quot;}, " calcext:value-type="string">
            <text:p>{"36","13","وَاضْرِبْ لَهُم مَّثَلًا أَصْحَابَ الْقَرْيَةِ","612"}, </text:p>
          </table:table-cell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وَآيَةٌ لَّهُمُ الْأَرْضُ الْمَيْتَةُ أَحْيَيْنَاهَا</text:p>
          </table:table-cell>
          <table:table-cell office:value-type="float" office:value="613" calcext:value-type="float">
            <text:p>613</text:p>
          </table:table-cell>
          <table:table-cell table:formula="of:=COM.MICROSOFT.CONCAT(&quot;{&quot;; &quot;&quot;&quot;&quot;; [.A52]; &quot;&quot;&quot;&quot;; &quot;,&quot;; &quot;&quot;&quot;&quot;;  [.B52]; &quot;&quot;&quot;&quot;;  &quot;,&quot; ; &quot;&quot;&quot;&quot;; [.C52]; &quot;&quot;&quot;&quot;;  &quot;,&quot; ; &quot;&quot;&quot;&quot;; [.D52]; &quot;&quot;&quot;&quot;; &quot;}, &quot;)" office:value-type="string" office:string-value="{&quot;36&quot;,&quot;33&quot;,&quot;وَآيَةٌ لَّهُمُ الْأَرْضُ الْمَيْتَةُ أَحْيَيْنَاهَا&quot;,&quot;613&quot;}, " calcext:value-type="string">
            <text:p>{"36","33","وَآيَةٌ لَّهُمُ الْأَرْضُ الْمَيْتَةُ أَحْيَيْنَاهَا","613"}, </text:p>
          </table:table-cell>
          <table:table-cell table:formula="of:=COM.MICROSOFT.CONCAT(&quot;{&quot;; [.E52:.E67]; &quot;}, &quot;)" office:value-type="string" office:string-value="{{&quot;36&quot;,&quot;33&quot;,&quot;وَآيَةٌ لَّهُمُ الْأَرْضُ الْمَيْتَةُ أَحْيَيْنَاهَا&quot;,&quot;613&quot;}, {&quot;36&quot;,&quot;51&quot;,&quot;وَنُفِخَ فِي الصُّورِ فَإِذَا هُم &quot;,&quot;615&quot;}, {&quot;36&quot;,&quot;68&quot;,&quot;وَمَن نُّعَمِّرْهُ نُنَكِّسْهُ فِي الْخَلْقِ&quot;,&quot;617&quot;}, {&quot;37&quot;,&quot;1&quot;,&quot;وَالصَّافَّاتِ صَفًّا &quot;,&quot;618&quot;}, {&quot;37&quot;,&quot;22&quot;,&quot;احْشُرُوا الَّذِينَ ظَلَمُوا وَأَزْوَاجَهُمْ&quot;,&quot;619&quot;}, {&quot;37&quot;,&quot;75&quot;,&quot;وَلَقَدْ نَادَانَا نُوحٌ فَلَنِعْمَ الْمُجِيبُونَ&quot;,&quot;622&quot;}, {&quot;37&quot;,&quot;114&quot;,&quot;وَلَقَدْ مَنَنَّا عَلَىٰ مُوسَىٰ وَهَارُونَ&quot;,&quot;624&quot;}, {&quot;37&quot;,&quot;139&quot;,&quot;وَإِنَّ يُونُسَ لَمِنَ الْمُرْسَلِينَ&quot;,&quot;626&quot;}, {&quot;38&quot;,&quot;1&quot;,&quot;ص ۚ وَالْقُرْآنِ ذِي الذِّكْرِ&quot;,&quot;628&quot;}, {&quot;38&quot;,&quot;15&quot;,&quot;وَمَا يَنظُرُ هَـٰؤُلَاءِ إِلَّا صَيْحَةً&quot;,&quot;629&quot;}, {&quot;38&quot;,&quot;27&quot;,&quot;وَمَا خَلَقْنَا السَّمَاءَ وَالْأَرْضَ&quot;,&quot;631&quot;}, {&quot;38&quot;,&quot;41&quot;,&quot;وَاذْكُرْ عَبْدَنَا أَيُّوبَ إِذْ نَادَىٰ&quot;,&quot;632&quot;}, {&quot;38&quot;,&quot;65&quot;,&quot;قُلْ إِنَّمَا أَنَا مُنذِرٌ ۖ وَمَا مِنْ&quot;,&quot;634&quot;}, {&quot;39&quot;,&quot;1&quot;,&quot;تَنزِيلُ الْكِتَابِ مِنَ اللَّهِ&quot;,&quot;635&quot;}, {&quot;39&quot;,&quot;10&quot;,&quot;قُلْ يَا عِبَادِ الَّذِينَ آمَنُوا اتَّقُوا &quot;,&quot;637&quot;}, {&quot;39&quot;,&quot;22&quot;,&quot;أَفَمَن شَرَحَ اللَّهُ صَدْرَهُ لِلْإِسْلَامِ&quot;,&quot;639&quot;}, }, " calcext:value-type="string">
            <text:p>{{"36","33","وَآيَةٌ لَّهُمُ الْأَرْضُ الْمَيْتَةُ أَحْيَيْنَاهَا","613"}, {"36","51","وَنُفِخَ فِي الصُّورِ فَإِذَا هُم ","615"}, {"36","68","وَمَن نُّعَمِّرْهُ نُنَكِّسْهُ فِي الْخَلْقِ","617"}, {"37","1","وَالصَّافَّاتِ صَفًّا ","618"}, {"37","22","احْشُرُوا الَّذِينَ ظَلَمُوا وَأَزْوَاجَهُمْ","619"}, {"37","75","وَلَقَدْ نَادَانَا نُوحٌ فَلَنِعْمَ الْمُجِيبُونَ","622"}, {"37","114","وَلَقَدْ مَنَنَّا عَلَىٰ مُوسَىٰ وَهَارُونَ","624"}, {"37","139","وَإِنَّ يُونُسَ لَمِنَ الْمُرْسَلِينَ","626"}, {"38","1","ص ۚ وَالْقُرْآنِ ذِي الذِّكْرِ","628"}, {"38","15","وَمَا يَنظُرُ هَـٰؤُلَاءِ إِلَّا صَيْحَةً","629"}, {"38","27","وَمَا خَلَقْنَا السَّمَاءَ وَالْأَرْضَ","631"}, {"38","41","وَاذْكُرْ عَبْدَنَا أَيُّوبَ إِذْ نَادَىٰ","632"}, {"38","65","قُلْ إِنَّمَا أَنَا مُنذِرٌ ۖ وَمَا مِنْ","634"}, {"39","1","تَنزِيلُ الْكِتَابِ مِنَ اللَّهِ","635"}, {"39","10","قُلْ يَا عِبَادِ الَّذِينَ آمَنُوا اتَّقُوا ","637"}, {"39","22","أَفَمَن شَرَحَ اللَّهُ صَدْرَهُ لِلْإِسْلَامِ","639"}, }, 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وَمَا لِيَ لَا أَعْبُدُ الَّذِي فَطَرَنِي</text:p>
          </table:table-cell>
          <table:table-cell office:value-type="float" office:value="613" calcext:value-type="float">
            <text:p>613</text:p>
          </table:table-cell>
          <table:table-cell table:formula="of:=&quot;9.70&quot;" office:value-type="string" office:string-value="9.70" calcext:value-type="string">
            <text:p>9.70</text:p>
          </table:table-cell>
          <table:table-cell table:formula="of:=COM.MICROSOFT.CONCAT(&quot;{&quot;; &quot;&quot;&quot;&quot;; [.H52]; &quot;&quot;&quot;&quot;;  &quot;,&quot;; &quot;&quot;&quot;&quot;;  [.I52]; &quot;&quot;&quot;&quot;;  &quot;,&quot;; &quot;&quot;&quot;&quot;; [.J52]; &quot;&quot;&quot;&quot;;  &quot;,&quot; ; &quot;&quot;&quot;&quot;; [.K52]; &quot;&quot;&quot;&quot;;   &quot;,&quot; ; &quot;&quot;&quot;&quot;; [.L52]; &quot;&quot;&quot;&quot;; &quot;,&quot;; &quot;}, &quot;)" office:value-type="string" office:string-value="{&quot;36&quot;,&quot;22&quot;,&quot;وَمَا لِيَ لَا أَعْبُدُ الَّذِي فَطَرَنِي&quot;,&quot;613&quot;,&quot;9.70&quot;,}, " calcext:value-type="string">
            <text:p>{"36","22","وَمَا لِيَ لَا أَعْبُدُ الَّذِي فَطَرَنِي","613","9.70",}, </text:p>
          </table:table-cell>
          <table:table-cell table:formula="of:=COM.MICROSOFT.CONCAT(&quot;{&quot;; [.M52:.M55]; &quot;}, &quot;)" office:value-type="string" office:string-value="{{&quot;36&quot;,&quot;22&quot;,&quot;وَمَا لِيَ لَا أَعْبُدُ الَّذِي فَطَرَنِي&quot;,&quot;613&quot;,&quot;9.70&quot;,}, {&quot;37&quot;,&quot;75&quot;,&quot;وَلَقَدْ نَادَانَا نُوحٌ فَلَنِعْمَ الْمُجِيبُونَ&quot;,&quot;622&quot;,&quot;5.38&quot;,}, {&quot;38&quot;,&quot;1&quot;,&quot;ص ۚ وَالْقُرْآنِ ذِي الذِّكْرِ&quot;,&quot;628&quot;,&quot;5.62&quot;,}, {&quot;38&quot;,&quot;65&quot;,&quot;قُلْ إِنَّمَا أَنَا مُنذِرٌ ۖ وَمَا مِنْ&quot;,&quot;634&quot;,&quot;6.85&quot;,}, }, " calcext:value-type="string">
            <text:p>{{"36","22","وَمَا لِيَ لَا أَعْبُدُ الَّذِي فَطَرَنِي","613","9.70",}, {"37","75","وَلَقَدْ نَادَانَا نُوحٌ فَلَنِعْمَ الْمُجِيبُونَ","622","5.38",}, {"38","1","ص ۚ وَالْقُرْآنِ ذِي الذِّكْرِ","628","5.62",}, {"38","65","قُلْ إِنَّمَا أَنَا مُنذِرٌ ۖ وَمَا مِنْ","634","6.85",}, }, 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وَنُفِخَ فِي الصُّورِ فَإِذَا هُم </text:p>
          </table:table-cell>
          <table:table-cell table:style-name="ce2" office:value-type="float" office:value="615" calcext:value-type="float">
            <text:p>615</text:p>
          </table:table-cell>
          <table:table-cell table:formula="of:=COM.MICROSOFT.CONCAT(&quot;{&quot;; &quot;&quot;&quot;&quot;; [.A53]; &quot;&quot;&quot;&quot;; &quot;,&quot;; &quot;&quot;&quot;&quot;;  [.B53]; &quot;&quot;&quot;&quot;;  &quot;,&quot; ; &quot;&quot;&quot;&quot;; [.C53]; &quot;&quot;&quot;&quot;;  &quot;,&quot; ; &quot;&quot;&quot;&quot;; [.D53]; &quot;&quot;&quot;&quot;; &quot;}, &quot;)" office:value-type="string" office:string-value="{&quot;36&quot;,&quot;51&quot;,&quot;وَنُفِخَ فِي الصُّورِ فَإِذَا هُم &quot;,&quot;615&quot;}, " calcext:value-type="string">
            <text:p>{"36","51","وَنُفِخَ فِي الصُّورِ فَإِذَا هُم ","615"}, 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وَلَقَدْ نَادَانَا نُوحٌ فَلَنِعْمَ الْمُجِيبُونَ</text:p>
          </table:table-cell>
          <table:table-cell table:style-name="ce2" office:value-type="float" office:value="622" calcext:value-type="float">
            <text:p>622</text:p>
          </table:table-cell>
          <table:table-cell office:value-type="float" office:value="5.38" calcext:value-type="float">
            <text:p>5.38</text:p>
          </table:table-cell>
          <table:table-cell table:formula="of:=COM.MICROSOFT.CONCAT(&quot;{&quot;; &quot;&quot;&quot;&quot;; [.H53]; &quot;&quot;&quot;&quot;;  &quot;,&quot;; &quot;&quot;&quot;&quot;;  [.I53]; &quot;&quot;&quot;&quot;;  &quot;,&quot;; &quot;&quot;&quot;&quot;; [.J53]; &quot;&quot;&quot;&quot;;  &quot;,&quot; ; &quot;&quot;&quot;&quot;; [.K53]; &quot;&quot;&quot;&quot;;   &quot;,&quot; ; &quot;&quot;&quot;&quot;; [.L53]; &quot;&quot;&quot;&quot;; &quot;,&quot;; &quot;}, &quot;)" office:value-type="string" office:string-value="{&quot;37&quot;,&quot;75&quot;,&quot;وَلَقَدْ نَادَانَا نُوحٌ فَلَنِعْمَ الْمُجِيبُونَ&quot;,&quot;622&quot;,&quot;5.38&quot;,}, " calcext:value-type="string">
            <text:p>{"37","75","وَلَقَدْ نَادَانَا نُوحٌ فَلَنِعْمَ الْمُجِيبُونَ","622","5.38",}, 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وَمَن نُّعَمِّرْهُ نُنَكِّسْهُ فِي الْخَلْقِ</text:p>
          </table:table-cell>
          <table:table-cell table:style-name="ce2" office:value-type="float" office:value="617" calcext:value-type="float">
            <text:p>617</text:p>
          </table:table-cell>
          <table:table-cell table:formula="of:=COM.MICROSOFT.CONCAT(&quot;{&quot;; &quot;&quot;&quot;&quot;; [.A54]; &quot;&quot;&quot;&quot;; &quot;,&quot;; &quot;&quot;&quot;&quot;;  [.B54]; &quot;&quot;&quot;&quot;;  &quot;,&quot; ; &quot;&quot;&quot;&quot;; [.C54]; &quot;&quot;&quot;&quot;;  &quot;,&quot; ; &quot;&quot;&quot;&quot;; [.D54]; &quot;&quot;&quot;&quot;; &quot;}, &quot;)" office:value-type="string" office:string-value="{&quot;36&quot;,&quot;68&quot;,&quot;وَمَن نُّعَمِّرْهُ نُنَكِّسْهُ فِي الْخَلْقِ&quot;,&quot;617&quot;}, " calcext:value-type="string">
            <text:p>{"36","68","وَمَن نُّعَمِّرْهُ نُنَكِّسْهُ فِي الْخَلْقِ","617"},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ص ۚ وَالْقُرْآنِ ذِي الذِّكْرِ</text:p>
          </table:table-cell>
          <table:table-cell table:style-name="ce2" office:value-type="float" office:value="628" calcext:value-type="float">
            <text:p>628</text:p>
          </table:table-cell>
          <table:table-cell office:value-type="float" office:value="5.62" calcext:value-type="float">
            <text:p>5.62</text:p>
          </table:table-cell>
          <table:table-cell table:formula="of:=COM.MICROSOFT.CONCAT(&quot;{&quot;; &quot;&quot;&quot;&quot;; [.H54]; &quot;&quot;&quot;&quot;;  &quot;,&quot;; &quot;&quot;&quot;&quot;;  [.I54]; &quot;&quot;&quot;&quot;;  &quot;,&quot;; &quot;&quot;&quot;&quot;; [.J54]; &quot;&quot;&quot;&quot;;  &quot;,&quot; ; &quot;&quot;&quot;&quot;; [.K54]; &quot;&quot;&quot;&quot;;   &quot;,&quot; ; &quot;&quot;&quot;&quot;; [.L54]; &quot;&quot;&quot;&quot;; &quot;,&quot;; &quot;}, &quot;)" office:value-type="string" office:string-value="{&quot;38&quot;,&quot;1&quot;,&quot;ص ۚ وَالْقُرْآنِ ذِي الذِّكْرِ&quot;,&quot;628&quot;,&quot;5.62&quot;,}, " calcext:value-type="string">
            <text:p>{"38","1","ص ۚ وَالْقُرْآنِ ذِي الذِّكْرِ","628","5.62",}, 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صَّافَّاتِ صَفًّا </text:p>
          </table:table-cell>
          <table:table-cell table:style-name="ce2" office:value-type="float" office:value="618" calcext:value-type="float">
            <text:p>618</text:p>
          </table:table-cell>
          <table:table-cell table:formula="of:=COM.MICROSOFT.CONCAT(&quot;{&quot;; &quot;&quot;&quot;&quot;; [.A55]; &quot;&quot;&quot;&quot;; &quot;,&quot;; &quot;&quot;&quot;&quot;;  [.B55]; &quot;&quot;&quot;&quot;;  &quot;,&quot; ; &quot;&quot;&quot;&quot;; [.C55]; &quot;&quot;&quot;&quot;;  &quot;,&quot; ; &quot;&quot;&quot;&quot;; [.D55]; &quot;&quot;&quot;&quot;; &quot;}, &quot;)" office:value-type="string" office:string-value="{&quot;37&quot;,&quot;1&quot;,&quot;وَالصَّافَّاتِ صَفًّا &quot;,&quot;618&quot;}, " calcext:value-type="string">
            <text:p>{"37","1","وَالصَّافَّاتِ صَفًّا ","618"},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قُلْ إِنَّمَا أَنَا مُنذِرٌ ۖ وَمَا مِنْ</text:p>
          </table:table-cell>
          <table:table-cell table:style-name="ce2" office:value-type="float" office:value="634" calcext:value-type="float">
            <text:p>634</text:p>
          </table:table-cell>
          <table:table-cell office:value-type="float" office:value="6.85" calcext:value-type="float">
            <text:p>6.85</text:p>
          </table:table-cell>
          <table:table-cell table:formula="of:=COM.MICROSOFT.CONCAT(&quot;{&quot;; &quot;&quot;&quot;&quot;; [.H55]; &quot;&quot;&quot;&quot;;  &quot;,&quot;; &quot;&quot;&quot;&quot;;  [.I55]; &quot;&quot;&quot;&quot;;  &quot;,&quot;; &quot;&quot;&quot;&quot;; [.J55]; &quot;&quot;&quot;&quot;;  &quot;,&quot; ; &quot;&quot;&quot;&quot;; [.K55]; &quot;&quot;&quot;&quot;;   &quot;,&quot; ; &quot;&quot;&quot;&quot;; [.L55]; &quot;&quot;&quot;&quot;; &quot;,&quot;; &quot;}, &quot;)" office:value-type="string" office:string-value="{&quot;38&quot;,&quot;65&quot;,&quot;قُلْ إِنَّمَا أَنَا مُنذِرٌ ۖ وَمَا مِنْ&quot;,&quot;634&quot;,&quot;6.85&quot;,}, " calcext:value-type="string">
            <text:p>{"38","65","قُلْ إِنَّمَا أَنَا مُنذِرٌ ۖ وَمَا مِنْ","634","6.85",}, 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احْشُرُوا الَّذِينَ ظَلَمُوا وَأَزْوَاجَهُمْ</text:p>
          </table:table-cell>
          <table:table-cell table:style-name="ce2" office:value-type="float" office:value="619" calcext:value-type="float">
            <text:p>619</text:p>
          </table:table-cell>
          <table:table-cell table:formula="of:=COM.MICROSOFT.CONCAT(&quot;{&quot;; &quot;&quot;&quot;&quot;; [.A56]; &quot;&quot;&quot;&quot;; &quot;,&quot;; &quot;&quot;&quot;&quot;;  [.B56]; &quot;&quot;&quot;&quot;;  &quot;,&quot; ; &quot;&quot;&quot;&quot;; [.C56]; &quot;&quot;&quot;&quot;;  &quot;,&quot; ; &quot;&quot;&quot;&quot;; [.D56]; &quot;&quot;&quot;&quot;; &quot;}, &quot;)" office:value-type="string" office:string-value="{&quot;37&quot;,&quot;22&quot;,&quot;احْشُرُوا الَّذِينَ ظَلَمُوا وَأَزْوَاجَهُمْ&quot;,&quot;619&quot;}, " calcext:value-type="string">
            <text:p>{"37","22","احْشُرُوا الَّذِينَ ظَلَمُوا وَأَزْوَاجَهُمْ","619"}, </text:p>
          </table:table-cell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وَلَقَدْ نَادَانَا نُوحٌ فَلَنِعْمَ الْمُجِيبُونَ</text:p>
          </table:table-cell>
          <table:table-cell table:style-name="ce2" office:value-type="float" office:value="622" calcext:value-type="float">
            <text:p>622</text:p>
          </table:table-cell>
          <table:table-cell table:formula="of:=COM.MICROSOFT.CONCAT(&quot;{&quot;; &quot;&quot;&quot;&quot;; [.A57]; &quot;&quot;&quot;&quot;; &quot;,&quot;; &quot;&quot;&quot;&quot;;  [.B57]; &quot;&quot;&quot;&quot;;  &quot;,&quot; ; &quot;&quot;&quot;&quot;; [.C57]; &quot;&quot;&quot;&quot;;  &quot;,&quot; ; &quot;&quot;&quot;&quot;; [.D57]; &quot;&quot;&quot;&quot;; &quot;}, &quot;)" office:value-type="string" office:string-value="{&quot;37&quot;,&quot;75&quot;,&quot;وَلَقَدْ نَادَانَا نُوحٌ فَلَنِعْمَ الْمُجِيبُونَ&quot;,&quot;622&quot;}, " calcext:value-type="string">
            <text:p>{"37","75","وَلَقَدْ نَادَانَا نُوحٌ فَلَنِعْمَ الْمُجِيبُونَ","622"}, </text:p>
          </table:table-cell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وَلَقَدْ مَنَنَّا عَلَىٰ مُوسَىٰ وَهَارُونَ</text:p>
          </table:table-cell>
          <table:table-cell table:style-name="ce2" office:value-type="float" office:value="624" calcext:value-type="float">
            <text:p>624</text:p>
          </table:table-cell>
          <table:table-cell table:formula="of:=COM.MICROSOFT.CONCAT(&quot;{&quot;; &quot;&quot;&quot;&quot;; [.A58]; &quot;&quot;&quot;&quot;; &quot;,&quot;; &quot;&quot;&quot;&quot;;  [.B58]; &quot;&quot;&quot;&quot;;  &quot;,&quot; ; &quot;&quot;&quot;&quot;; [.C58]; &quot;&quot;&quot;&quot;;  &quot;,&quot; ; &quot;&quot;&quot;&quot;; [.D58]; &quot;&quot;&quot;&quot;; &quot;}, &quot;)" office:value-type="string" office:string-value="{&quot;37&quot;,&quot;114&quot;,&quot;وَلَقَدْ مَنَنَّا عَلَىٰ مُوسَىٰ وَهَارُونَ&quot;,&quot;624&quot;}, " calcext:value-type="string">
            <text:p>{"37","114","وَلَقَدْ مَنَنَّا عَلَىٰ مُوسَىٰ وَهَارُونَ","624"}, </text:p>
          </table:table-cell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وَإِنَّ يُونُسَ لَمِنَ الْمُرْسَلِينَ</text:p>
          </table:table-cell>
          <table:table-cell table:style-name="ce2" office:value-type="float" office:value="626" calcext:value-type="float">
            <text:p>626</text:p>
          </table:table-cell>
          <table:table-cell table:formula="of:=COM.MICROSOFT.CONCAT(&quot;{&quot;; &quot;&quot;&quot;&quot;; [.A59]; &quot;&quot;&quot;&quot;; &quot;,&quot;; &quot;&quot;&quot;&quot;;  [.B59]; &quot;&quot;&quot;&quot;;  &quot;,&quot; ; &quot;&quot;&quot;&quot;; [.C59]; &quot;&quot;&quot;&quot;;  &quot;,&quot; ; &quot;&quot;&quot;&quot;; [.D59]; &quot;&quot;&quot;&quot;; &quot;}, &quot;)" office:value-type="string" office:string-value="{&quot;37&quot;,&quot;139&quot;,&quot;وَإِنَّ يُونُسَ لَمِنَ الْمُرْسَلِينَ&quot;,&quot;626&quot;}, " calcext:value-type="string">
            <text:p>{"37","139","وَإِنَّ يُونُسَ لَمِنَ الْمُرْسَلِينَ","626"}, 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ص ۚ وَالْقُرْآنِ ذِي الذِّكْرِ</text:p>
          </table:table-cell>
          <table:table-cell table:style-name="ce2" office:value-type="float" office:value="628" calcext:value-type="float">
            <text:p>628</text:p>
          </table:table-cell>
          <table:table-cell table:formula="of:=COM.MICROSOFT.CONCAT(&quot;{&quot;; &quot;&quot;&quot;&quot;; [.A60]; &quot;&quot;&quot;&quot;; &quot;,&quot;; &quot;&quot;&quot;&quot;;  [.B60]; &quot;&quot;&quot;&quot;;  &quot;,&quot; ; &quot;&quot;&quot;&quot;; [.C60]; &quot;&quot;&quot;&quot;;  &quot;,&quot; ; &quot;&quot;&quot;&quot;; [.D60]; &quot;&quot;&quot;&quot;; &quot;}, &quot;)" office:value-type="string" office:string-value="{&quot;38&quot;,&quot;1&quot;,&quot;ص ۚ وَالْقُرْآنِ ذِي الذِّكْرِ&quot;,&quot;628&quot;}, " calcext:value-type="string">
            <text:p>{"38","1","ص ۚ وَالْقُرْآنِ ذِي الذِّكْرِ","628"}, 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وَمَا يَنظُرُ هَـٰؤُلَاءِ إِلَّا صَيْحَةً</text:p>
          </table:table-cell>
          <table:table-cell table:style-name="ce2" office:value-type="float" office:value="629" calcext:value-type="float">
            <text:p>629</text:p>
          </table:table-cell>
          <table:table-cell table:formula="of:=COM.MICROSOFT.CONCAT(&quot;{&quot;; &quot;&quot;&quot;&quot;; [.A61]; &quot;&quot;&quot;&quot;; &quot;,&quot;; &quot;&quot;&quot;&quot;;  [.B61]; &quot;&quot;&quot;&quot;;  &quot;,&quot; ; &quot;&quot;&quot;&quot;; [.C61]; &quot;&quot;&quot;&quot;;  &quot;,&quot; ; &quot;&quot;&quot;&quot;; [.D61]; &quot;&quot;&quot;&quot;; &quot;}, &quot;)" office:value-type="string" office:string-value="{&quot;38&quot;,&quot;15&quot;,&quot;وَمَا يَنظُرُ هَـٰؤُلَاءِ إِلَّا صَيْحَةً&quot;,&quot;629&quot;}, " calcext:value-type="string">
            <text:p>{"38","15","وَمَا يَنظُرُ هَـٰؤُلَاءِ إِلَّا صَيْحَةً","629"}, 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وَمَا خَلَقْنَا السَّمَاءَ وَالْأَرْضَ</text:p>
          </table:table-cell>
          <table:table-cell table:style-name="ce2" office:value-type="float" office:value="631" calcext:value-type="float">
            <text:p>631</text:p>
          </table:table-cell>
          <table:table-cell table:formula="of:=COM.MICROSOFT.CONCAT(&quot;{&quot;; &quot;&quot;&quot;&quot;; [.A62]; &quot;&quot;&quot;&quot;; &quot;,&quot;; &quot;&quot;&quot;&quot;;  [.B62]; &quot;&quot;&quot;&quot;;  &quot;,&quot; ; &quot;&quot;&quot;&quot;; [.C62]; &quot;&quot;&quot;&quot;;  &quot;,&quot; ; &quot;&quot;&quot;&quot;; [.D62]; &quot;&quot;&quot;&quot;; &quot;}, &quot;)" office:value-type="string" office:string-value="{&quot;38&quot;,&quot;27&quot;,&quot;وَمَا خَلَقْنَا السَّمَاءَ وَالْأَرْضَ&quot;,&quot;631&quot;}, " calcext:value-type="string">
            <text:p>{"38","27","وَمَا خَلَقْنَا السَّمَاءَ وَالْأَرْضَ","631"}, 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وَاذْكُرْ عَبْدَنَا أَيُّوبَ إِذْ نَادَىٰ</text:p>
          </table:table-cell>
          <table:table-cell table:style-name="ce2" office:value-type="float" office:value="632" calcext:value-type="float">
            <text:p>632</text:p>
          </table:table-cell>
          <table:table-cell table:formula="of:=COM.MICROSOFT.CONCAT(&quot;{&quot;; &quot;&quot;&quot;&quot;; [.A63]; &quot;&quot;&quot;&quot;; &quot;,&quot;; &quot;&quot;&quot;&quot;;  [.B63]; &quot;&quot;&quot;&quot;;  &quot;,&quot; ; &quot;&quot;&quot;&quot;; [.C63]; &quot;&quot;&quot;&quot;;  &quot;,&quot; ; &quot;&quot;&quot;&quot;; [.D63]; &quot;&quot;&quot;&quot;; &quot;}, &quot;)" office:value-type="string" office:string-value="{&quot;38&quot;,&quot;41&quot;,&quot;وَاذْكُرْ عَبْدَنَا أَيُّوبَ إِذْ نَادَىٰ&quot;,&quot;632&quot;}, " calcext:value-type="string">
            <text:p>{"38","41","وَاذْكُرْ عَبْدَنَا أَيُّوبَ إِذْ نَادَىٰ","632"}, 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قُلْ إِنَّمَا أَنَا مُنذِرٌ ۖ وَمَا مِنْ</text:p>
          </table:table-cell>
          <table:table-cell table:style-name="ce2" office:value-type="float" office:value="634" calcext:value-type="float">
            <text:p>634</text:p>
          </table:table-cell>
          <table:table-cell table:formula="of:=COM.MICROSOFT.CONCAT(&quot;{&quot;; &quot;&quot;&quot;&quot;; [.A64]; &quot;&quot;&quot;&quot;; &quot;,&quot;; &quot;&quot;&quot;&quot;;  [.B64]; &quot;&quot;&quot;&quot;;  &quot;,&quot; ; &quot;&quot;&quot;&quot;; [.C64]; &quot;&quot;&quot;&quot;;  &quot;,&quot; ; &quot;&quot;&quot;&quot;; [.D64]; &quot;&quot;&quot;&quot;; &quot;}, &quot;)" office:value-type="string" office:string-value="{&quot;38&quot;,&quot;65&quot;,&quot;قُلْ إِنَّمَا أَنَا مُنذِرٌ ۖ وَمَا مِنْ&quot;,&quot;634&quot;}, " calcext:value-type="string">
            <text:p>{"38","65","قُلْ إِنَّمَا أَنَا مُنذِرٌ ۖ وَمَا مِنْ","634"}, </text:p>
          </table:table-cell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تَنزِيلُ الْكِتَابِ مِنَ اللَّهِ</text:p>
          </table:table-cell>
          <table:table-cell table:style-name="ce2" office:value-type="float" office:value="635" calcext:value-type="float">
            <text:p>635</text:p>
          </table:table-cell>
          <table:table-cell table:formula="of:=COM.MICROSOFT.CONCAT(&quot;{&quot;; &quot;&quot;&quot;&quot;; [.A65]; &quot;&quot;&quot;&quot;; &quot;,&quot;; &quot;&quot;&quot;&quot;;  [.B65]; &quot;&quot;&quot;&quot;;  &quot;,&quot; ; &quot;&quot;&quot;&quot;; [.C65]; &quot;&quot;&quot;&quot;;  &quot;,&quot; ; &quot;&quot;&quot;&quot;; [.D65]; &quot;&quot;&quot;&quot;; &quot;}, &quot;)" office:value-type="string" office:string-value="{&quot;39&quot;,&quot;1&quot;,&quot;تَنزِيلُ الْكِتَابِ مِنَ اللَّهِ&quot;,&quot;635&quot;}, " calcext:value-type="string">
            <text:p>{"39","1","تَنزِيلُ الْكِتَابِ مِنَ اللَّهِ","635"}, </text:p>
          </table:table-cell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قُلْ يَا عِبَادِ الَّذِينَ آمَنُوا اتَّقُوا </text:p>
          </table:table-cell>
          <table:table-cell table:style-name="ce2" office:value-type="float" office:value="637" calcext:value-type="float">
            <text:p>637</text:p>
          </table:table-cell>
          <table:table-cell table:formula="of:=COM.MICROSOFT.CONCAT(&quot;{&quot;; &quot;&quot;&quot;&quot;; [.A66]; &quot;&quot;&quot;&quot;; &quot;,&quot;; &quot;&quot;&quot;&quot;;  [.B66]; &quot;&quot;&quot;&quot;;  &quot;,&quot; ; &quot;&quot;&quot;&quot;; [.C66]; &quot;&quot;&quot;&quot;;  &quot;,&quot; ; &quot;&quot;&quot;&quot;; [.D66]; &quot;&quot;&quot;&quot;; &quot;}, &quot;)" office:value-type="string" office:string-value="{&quot;39&quot;,&quot;10&quot;,&quot;قُلْ يَا عِبَادِ الَّذِينَ آمَنُوا اتَّقُوا &quot;,&quot;637&quot;}, " calcext:value-type="string">
            <text:p>{"39","10","قُلْ يَا عِبَادِ الَّذِينَ آمَنُوا اتَّقُوا ","637"}, </text:p>
          </table:table-cell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أَفَمَن شَرَحَ اللَّهُ صَدْرَهُ لِلْإِسْلَامِ</text:p>
          </table:table-cell>
          <table:table-cell table:style-name="ce2" office:value-type="float" office:value="639" calcext:value-type="float">
            <text:p>639</text:p>
          </table:table-cell>
          <table:table-cell table:formula="of:=COM.MICROSOFT.CONCAT(&quot;{&quot;; &quot;&quot;&quot;&quot;; [.A67]; &quot;&quot;&quot;&quot;; &quot;,&quot;; &quot;&quot;&quot;&quot;;  [.B67]; &quot;&quot;&quot;&quot;;  &quot;,&quot; ; &quot;&quot;&quot;&quot;; [.C67]; &quot;&quot;&quot;&quot;;  &quot;,&quot; ; &quot;&quot;&quot;&quot;; [.D67]; &quot;&quot;&quot;&quot;; &quot;}, &quot;)" office:value-type="string" office:string-value="{&quot;39&quot;,&quot;22&quot;,&quot;أَفَمَن شَرَحَ اللَّهُ صَدْرَهُ لِلْإِسْلَامِ&quot;,&quot;639&quot;}, " calcext:value-type="string">
            <text:p>{"39","22","أَفَمَن شَرَحَ اللَّهُ صَدْرَهُ لِلْإِسْلَامِ","639"},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 table:number-rows-repeated="7">
          <table:table-cell table:number-columns-repeated="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فَمَنْ أَظْلَمُ مِمَّن كَذَبَ عَلَى اللَّهِ</text:p>
          </table:table-cell>
          <table:table-cell table:style-name="ce2" office:value-type="float" office:value="641" calcext:value-type="float">
            <text:p>641</text:p>
          </table:table-cell>
          <table:table-cell table:formula="of:=COM.MICROSOFT.CONCAT(&quot;{&quot;; &quot;&quot;&quot;&quot;; [.A76]; &quot;&quot;&quot;&quot;; &quot;,&quot;; &quot;&quot;&quot;&quot;;  [.B76]; &quot;&quot;&quot;&quot;;  &quot;,&quot; ; &quot;&quot;&quot;&quot;; [.C76]; &quot;&quot;&quot;&quot;;  &quot;,&quot; ; &quot;&quot;&quot;&quot;; [.D76]; &quot;&quot;&quot;&quot;; &quot;}, &quot;)" office:value-type="string" office:string-value="{&quot;39&quot;,&quot;32&quot;,&quot;فَمَنْ أَظْلَمُ مِمَّن كَذَبَ عَلَى اللَّهِ&quot;,&quot;641&quot;}, " calcext:value-type="string">
            <text:p>{"39","32","فَمَنْ أَظْلَمُ مِمَّن كَذَبَ عَلَى اللَّهِ","641"}, </text:p>
          </table:table-cell>
          <table:table-cell table:formula="of:=COM.MICROSOFT.CONCAT(&quot;{&quot;; [.E76:.E95]; &quot;}, &quot;)" office:value-type="string" office:string-value="{{&quot;39&quot;,&quot;32&quot;,&quot;فَمَنْ أَظْلَمُ مِمَّن كَذَبَ عَلَى اللَّهِ&quot;,&quot;641&quot;}, {&quot;39&quot;,&quot;42&quot;,&quot;اللَّهُ يَتَوَفَّى الْأَنفُسَ حِينَ مَوْتِهَا &quot;,&quot;642&quot;}, {&quot;39&quot;,&quot;53&quot;,&quot;قُلْ يَا عِبَادِيَ الَّذِينَ أَسْرَفُوا عَلَىٰ&quot;,&quot;644&quot;}, {&quot;39&quot;,&quot;64&quot;,&quot;قُلْ أَفَغَيْرَ اللَّهِ تَأْمُرُونِّي أَعْبُدُ&quot;,&quot;645&quot;}, {&quot;39&quot;,&quot;71&quot;,&quot;وَسِيقَ الَّذِينَ كَفَرُوا إِلَىٰ جَهَنَّمَ &quot;,&quot;646&quot;}, {&quot;40&quot;,&quot;1&quot;,&quot;حم&quot;,&quot;647&quot;}, {&quot;40&quot;,&quot;10&quot;,&quot;إِنَّ الَّذِينَ كَفَرُوا يُنَادَوْنَ لَمَقْتُ&quot;,&quot;648&quot;}, {&quot;40&quot;,&quot;21&quot;,&quot;أَوَلَمْ يَسِيرُوا فِي الْأَرْضِ فَيَنظُرُوا&quot;,&quot;650&quot;}, {&quot;40&quot;,&quot;28&quot;,&quot;وَقَالَ رَجُلٌ مُّؤْمِنٌ مِّنْ آلِ فِرْعَوْنَ&quot;,&quot;651&quot;}, {&quot;40&quot;,&quot;38&quot;,&quot;وَقَالَ الَّذِي آمَنَ يَا قَوْمِ اتَّبِعُونِ&quot;,&quot;652&quot;}, {&quot;40&quot;,&quot;51&quot;,&quot;إِنَّا لَنَنصُرُ رُسُلَنَا وَالَّذِينَ آمَنُوا&quot;,&quot;654&quot;}, {&quot;40&quot;,&quot;61&quot;,&quot;اللَّهُ الَّذِي جَعَلَ لَكُمُ اللَّيْلَ &quot;,&quot;656&quot;}, {&quot;40&quot;,&quot;69&quot;,&quot;أَلَمْ تَرَ إِلَى الَّذِينَ يُجَادِلُونَ فِي&quot;,&quot;657&quot;}, {&quot;40&quot;,&quot;79&quot;,&quot;اللَّهُ الَّذِي جَعَلَ لَكُمُ الْأَنْعَامَ&quot;,&quot;658&quot;}, {&quot;41&quot;,&quot;1&quot;,&quot;حم&quot;,&quot;659&quot;}, {&quot;41&quot;,&quot;9&quot;,&quot;قُلْ أَئِنَّكُمْ لَتَكْفُرُونَ بِالَّذِي&quot;,&quot;660&quot;}, {&quot;41&quot;,&quot;19&quot;,&quot;وَيَوْمَ يُحْشَرُ أَعْدَاءُ اللَّهِ إِلَى &quot;,&quot;662&quot;}, {&quot;41&quot;,&quot;26&quot;,&quot;وَقَالَ الَّذِينَ كَفَرُوا لَا تَسْمَعُوا&quot;,&quot;663&quot;}, {&quot;41&quot;,&quot;33&quot;,&quot;وَمَنْ أَحْسَنُ قَوْلًا مِّمَّن دَعَا &quot;,&quot;664&quot;}, {&quot;41&quot;,&quot;45&quot;,&quot;وَلَقَدْ آتَيْنَا مُوسَى الْكِتَابَ &quot;,&quot;666&quot;}, }, " calcext:value-type="string">
            <text:p>{{"39","32","فَمَنْ أَظْلَمُ مِمَّن كَذَبَ عَلَى اللَّهِ","641"}, {"39","42","اللَّهُ يَتَوَفَّى الْأَنفُسَ حِينَ مَوْتِهَا ","642"}, {"39","53","قُلْ يَا عِبَادِيَ الَّذِينَ أَسْرَفُوا عَلَىٰ","644"}, {"39","64","قُلْ أَفَغَيْرَ اللَّهِ تَأْمُرُونِّي أَعْبُدُ","645"}, {"39","71","وَسِيقَ الَّذِينَ كَفَرُوا إِلَىٰ جَهَنَّمَ ","646"}, {"40","1","حم","647"}, {"40","10","إِنَّ الَّذِينَ كَفَرُوا يُنَادَوْنَ لَمَقْتُ","648"}, {"40","21","أَوَلَمْ يَسِيرُوا فِي الْأَرْضِ فَيَنظُرُوا","650"}, {"40","28","وَقَالَ رَجُلٌ مُّؤْمِنٌ مِّنْ آلِ فِرْعَوْنَ","651"}, {"40","38","وَقَالَ الَّذِي آمَنَ يَا قَوْمِ اتَّبِعُونِ","652"}, {"40","51","إِنَّا لَنَنصُرُ رُسُلَنَا وَالَّذِينَ آمَنُوا","654"}, {"40","61","اللَّهُ الَّذِي جَعَلَ لَكُمُ اللَّيْلَ ","656"}, {"40","69","أَلَمْ تَرَ إِلَى الَّذِينَ يُجَادِلُونَ فِي","657"}, {"40","79","اللَّهُ الَّذِي جَعَلَ لَكُمُ الْأَنْعَامَ","658"}, {"41","1","حم","659"}, {"41","9","قُلْ أَئِنَّكُمْ لَتَكْفُرُونَ بِالَّذِي","660"}, {"41","19","وَيَوْمَ يُحْشَرُ أَعْدَاءُ اللَّهِ إِلَى ","662"}, {"41","26","وَقَالَ الَّذِينَ كَفَرُوا لَا تَسْمَعُوا","663"}, {"41","33","وَمَنْ أَحْسَنُ قَوْلًا مِّمَّن دَعَا ","664"}, {"41","45","وَلَقَدْ آتَيْنَا مُوسَى الْكِتَابَ ","666"}, }, 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فَمَنْ أَظْلَمُ مِمَّن كَذَبَ عَلَى اللَّهِ</text:p>
          </table:table-cell>
          <table:table-cell table:style-name="ce2" office:value-type="float" office:value="641" calcext:value-type="float">
            <text:p>641</text:p>
          </table:table-cell>
          <table:table-cell office:value-type="float" office:value="6.15" calcext:value-type="float">
            <text:p>6.15</text:p>
          </table:table-cell>
          <table:table-cell table:formula="of:=COM.MICROSOFT.CONCAT(&quot;{&quot;; &quot;&quot;&quot;&quot;; [.H76]; &quot;&quot;&quot;&quot;;  &quot;,&quot;; &quot;&quot;&quot;&quot;;  [.I76]; &quot;&quot;&quot;&quot;;  &quot;,&quot;; &quot;&quot;&quot;&quot;; [.J76]; &quot;&quot;&quot;&quot;;  &quot;,&quot; ; &quot;&quot;&quot;&quot;; [.K76]; &quot;&quot;&quot;&quot;;   &quot;,&quot; ; &quot;&quot;&quot;&quot;; [.L76]; &quot;&quot;&quot;&quot;; &quot;,&quot;; &quot;}, &quot;)" office:value-type="string" office:string-value="{&quot;39&quot;,&quot;32&quot;,&quot;فَمَنْ أَظْلَمُ مِمَّن كَذَبَ عَلَى اللَّهِ&quot;,&quot;641&quot;,&quot;6.15&quot;,}, " calcext:value-type="string">
            <text:p>{"39","32","فَمَنْ أَظْلَمُ مِمَّن كَذَبَ عَلَى اللَّهِ","641","6.15",}, </text:p>
          </table:table-cell>
          <table:table-cell table:formula="of:=COM.MICROSOFT.CONCAT(&quot;{&quot;; [.M76:.M79]; &quot;}, &quot;)" office:value-type="string" office:string-value="{{&quot;39&quot;,&quot;32&quot;,&quot;فَمَنْ أَظْلَمُ مِمَّن كَذَبَ عَلَى اللَّهِ&quot;,&quot;641&quot;,&quot;6.15&quot;,}, {&quot;40&quot;,&quot;1&quot;,&quot;حم&quot;,&quot;647&quot;,&quot;7.46&quot;,}, {&quot;40&quot;,&quot;51&quot;,&quot;إِنَّا لَنَنصُرُ رُسُلَنَا وَالَّذِينَ آمَنُوا&quot;,&quot;654&quot;,&quot;5.78&quot;,}, {&quot;41&quot;,&quot;9&quot;,&quot;قُلْ أَئِنَّكُمْ لَتَكْفُرُونَ بِالَّذِي&quot;,&quot;660&quot;,&quot;6.31&quot;,}, }, " calcext:value-type="string">
            <text:p>{{"39","32","فَمَنْ أَظْلَمُ مِمَّن كَذَبَ عَلَى اللَّهِ","641","6.15",}, {"40","1","حم","647","7.46",}, {"40","51","إِنَّا لَنَنصُرُ رُسُلَنَا وَالَّذِينَ آمَنُوا","654","5.78",}, {"41","9","قُلْ أَئِنَّكُمْ لَتَكْفُرُونَ بِالَّذِي","660","6.31",}, }, 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اللَّهُ يَتَوَفَّى الْأَنفُسَ حِينَ مَوْتِهَا </text:p>
          </table:table-cell>
          <table:table-cell table:style-name="ce2" office:value-type="float" office:value="642" calcext:value-type="float">
            <text:p>642</text:p>
          </table:table-cell>
          <table:table-cell table:formula="of:=COM.MICROSOFT.CONCAT(&quot;{&quot;; &quot;&quot;&quot;&quot;; [.A77]; &quot;&quot;&quot;&quot;; &quot;,&quot;; &quot;&quot;&quot;&quot;;  [.B77]; &quot;&quot;&quot;&quot;;  &quot;,&quot; ; &quot;&quot;&quot;&quot;; [.C77]; &quot;&quot;&quot;&quot;;  &quot;,&quot; ; &quot;&quot;&quot;&quot;; [.D77]; &quot;&quot;&quot;&quot;; &quot;}, &quot;)" office:value-type="string" office:string-value="{&quot;39&quot;,&quot;42&quot;,&quot;اللَّهُ يَتَوَفَّى الْأَنفُسَ حِينَ مَوْتِهَا &quot;,&quot;642&quot;}, " calcext:value-type="string">
            <text:p>{"39","42","اللَّهُ يَتَوَفَّى الْأَنفُسَ حِينَ مَوْتِهَا ","642"}, 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حم</text:p>
          </table:table-cell>
          <table:table-cell table:style-name="ce2" office:value-type="float" office:value="647" calcext:value-type="float">
            <text:p>647</text:p>
          </table:table-cell>
          <table:table-cell office:value-type="float" office:value="7.46" calcext:value-type="float">
            <text:p>7.46</text:p>
          </table:table-cell>
          <table:table-cell table:formula="of:=COM.MICROSOFT.CONCAT(&quot;{&quot;; &quot;&quot;&quot;&quot;; [.H77]; &quot;&quot;&quot;&quot;;  &quot;,&quot;; &quot;&quot;&quot;&quot;;  [.I77]; &quot;&quot;&quot;&quot;;  &quot;,&quot;; &quot;&quot;&quot;&quot;; [.J77]; &quot;&quot;&quot;&quot;;  &quot;,&quot; ; &quot;&quot;&quot;&quot;; [.K77]; &quot;&quot;&quot;&quot;;   &quot;,&quot; ; &quot;&quot;&quot;&quot;; [.L77]; &quot;&quot;&quot;&quot;; &quot;,&quot;; &quot;}, &quot;)" office:value-type="string" office:string-value="{&quot;40&quot;,&quot;1&quot;,&quot;حم&quot;,&quot;647&quot;,&quot;7.46&quot;,}, " calcext:value-type="string">
            <text:p>{"40","1","حم","647","7.46",}, 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قُلْ يَا عِبَادِيَ الَّذِينَ أَسْرَفُوا عَلَىٰ</text:p>
          </table:table-cell>
          <table:table-cell table:style-name="ce2" office:value-type="float" office:value="644" calcext:value-type="float">
            <text:p>644</text:p>
          </table:table-cell>
          <table:table-cell table:formula="of:=COM.MICROSOFT.CONCAT(&quot;{&quot;; &quot;&quot;&quot;&quot;; [.A78]; &quot;&quot;&quot;&quot;; &quot;,&quot;; &quot;&quot;&quot;&quot;;  [.B78]; &quot;&quot;&quot;&quot;;  &quot;,&quot; ; &quot;&quot;&quot;&quot;; [.C78]; &quot;&quot;&quot;&quot;;  &quot;,&quot; ; &quot;&quot;&quot;&quot;; [.D78]; &quot;&quot;&quot;&quot;; &quot;}, &quot;)" office:value-type="string" office:string-value="{&quot;39&quot;,&quot;53&quot;,&quot;قُلْ يَا عِبَادِيَ الَّذِينَ أَسْرَفُوا عَلَىٰ&quot;,&quot;644&quot;}, " calcext:value-type="string">
            <text:p>{"39","53","قُلْ يَا عِبَادِيَ الَّذِينَ أَسْرَفُوا عَلَىٰ","644"}, 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إِنَّا لَنَنصُرُ رُسُلَنَا وَالَّذِينَ آمَنُوا</text:p>
          </table:table-cell>
          <table:table-cell table:style-name="ce2" office:value-type="float" office:value="654" calcext:value-type="float">
            <text:p>654</text:p>
          </table:table-cell>
          <table:table-cell office:value-type="float" office:value="5.78" calcext:value-type="float">
            <text:p>5.78</text:p>
          </table:table-cell>
          <table:table-cell table:formula="of:=COM.MICROSOFT.CONCAT(&quot;{&quot;; &quot;&quot;&quot;&quot;; [.H78]; &quot;&quot;&quot;&quot;;  &quot;,&quot;; &quot;&quot;&quot;&quot;;  [.I78]; &quot;&quot;&quot;&quot;;  &quot;,&quot;; &quot;&quot;&quot;&quot;; [.J78]; &quot;&quot;&quot;&quot;;  &quot;,&quot; ; &quot;&quot;&quot;&quot;; [.K78]; &quot;&quot;&quot;&quot;;   &quot;,&quot; ; &quot;&quot;&quot;&quot;; [.L78]; &quot;&quot;&quot;&quot;; &quot;,&quot;; &quot;}, &quot;)" office:value-type="string" office:string-value="{&quot;40&quot;,&quot;51&quot;,&quot;إِنَّا لَنَنصُرُ رُسُلَنَا وَالَّذِينَ آمَنُوا&quot;,&quot;654&quot;,&quot;5.78&quot;,}, " calcext:value-type="string">
            <text:p>{"40","51","إِنَّا لَنَنصُرُ رُسُلَنَا وَالَّذِينَ آمَنُوا","654","5.78",}, 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قُلْ أَفَغَيْرَ اللَّهِ تَأْمُرُونِّي أَعْبُدُ</text:p>
          </table:table-cell>
          <table:table-cell table:style-name="ce2" office:value-type="float" office:value="645" calcext:value-type="float">
            <text:p>645</text:p>
          </table:table-cell>
          <table:table-cell table:formula="of:=COM.MICROSOFT.CONCAT(&quot;{&quot;; &quot;&quot;&quot;&quot;; [.A79]; &quot;&quot;&quot;&quot;; &quot;,&quot;; &quot;&quot;&quot;&quot;;  [.B79]; &quot;&quot;&quot;&quot;;  &quot;,&quot; ; &quot;&quot;&quot;&quot;; [.C79]; &quot;&quot;&quot;&quot;;  &quot;,&quot; ; &quot;&quot;&quot;&quot;; [.D79]; &quot;&quot;&quot;&quot;; &quot;}, &quot;)" office:value-type="string" office:string-value="{&quot;39&quot;,&quot;64&quot;,&quot;قُلْ أَفَغَيْرَ اللَّهِ تَأْمُرُونِّي أَعْبُدُ&quot;,&quot;645&quot;}, " calcext:value-type="string">
            <text:p>{"39","64","قُلْ أَفَغَيْرَ اللَّهِ تَأْمُرُونِّي أَعْبُدُ","645"}, 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قُلْ أَئِنَّكُمْ لَتَكْفُرُونَ بِالَّذِي</text:p>
          </table:table-cell>
          <table:table-cell table:style-name="ce2" office:value-type="float" office:value="660" calcext:value-type="float">
            <text:p>660</text:p>
          </table:table-cell>
          <table:table-cell office:value-type="float" office:value="6.31" calcext:value-type="float">
            <text:p>6.31</text:p>
          </table:table-cell>
          <table:table-cell table:formula="of:=COM.MICROSOFT.CONCAT(&quot;{&quot;; &quot;&quot;&quot;&quot;; [.H79]; &quot;&quot;&quot;&quot;;  &quot;,&quot;; &quot;&quot;&quot;&quot;;  [.I79]; &quot;&quot;&quot;&quot;;  &quot;,&quot;; &quot;&quot;&quot;&quot;; [.J79]; &quot;&quot;&quot;&quot;;  &quot;,&quot; ; &quot;&quot;&quot;&quot;; [.K79]; &quot;&quot;&quot;&quot;;   &quot;,&quot; ; &quot;&quot;&quot;&quot;; [.L79]; &quot;&quot;&quot;&quot;; &quot;,&quot;; &quot;}, &quot;)" office:value-type="string" office:string-value="{&quot;41&quot;,&quot;9&quot;,&quot;قُلْ أَئِنَّكُمْ لَتَكْفُرُونَ بِالَّذِي&quot;,&quot;660&quot;,&quot;6.31&quot;,}, " calcext:value-type="string">
            <text:p>{"41","9","قُلْ أَئِنَّكُمْ لَتَكْفُرُونَ بِالَّذِي","660","6.31",}, 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وَسِيقَ الَّذِينَ كَفَرُوا إِلَىٰ جَهَنَّمَ </text:p>
          </table:table-cell>
          <table:table-cell table:style-name="ce2" office:value-type="float" office:value="646" calcext:value-type="float">
            <text:p>646</text:p>
          </table:table-cell>
          <table:table-cell table:formula="of:=COM.MICROSOFT.CONCAT(&quot;{&quot;; &quot;&quot;&quot;&quot;; [.A80]; &quot;&quot;&quot;&quot;; &quot;,&quot;; &quot;&quot;&quot;&quot;;  [.B80]; &quot;&quot;&quot;&quot;;  &quot;,&quot; ; &quot;&quot;&quot;&quot;; [.C80]; &quot;&quot;&quot;&quot;;  &quot;,&quot; ; &quot;&quot;&quot;&quot;; [.D80]; &quot;&quot;&quot;&quot;; &quot;}, &quot;)" office:value-type="string" office:string-value="{&quot;39&quot;,&quot;71&quot;,&quot;وَسِيقَ الَّذِينَ كَفَرُوا إِلَىٰ جَهَنَّمَ &quot;,&quot;646&quot;}, " calcext:value-type="string">
            <text:p>{"39","71","وَسِيقَ الَّذِينَ كَفَرُوا إِلَىٰ جَهَنَّمَ ","646"}, 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حم</text:p>
          </table:table-cell>
          <table:table-cell table:style-name="ce2" office:value-type="float" office:value="647" calcext:value-type="float">
            <text:p>647</text:p>
          </table:table-cell>
          <table:table-cell table:formula="of:=COM.MICROSOFT.CONCAT(&quot;{&quot;; &quot;&quot;&quot;&quot;; [.A81]; &quot;&quot;&quot;&quot;; &quot;,&quot;; &quot;&quot;&quot;&quot;;  [.B81]; &quot;&quot;&quot;&quot;;  &quot;,&quot; ; &quot;&quot;&quot;&quot;; [.C81]; &quot;&quot;&quot;&quot;;  &quot;,&quot; ; &quot;&quot;&quot;&quot;; [.D81]; &quot;&quot;&quot;&quot;; &quot;}, &quot;)" office:value-type="string" office:string-value="{&quot;40&quot;,&quot;1&quot;,&quot;حم&quot;,&quot;647&quot;}, " calcext:value-type="string">
            <text:p>{"40","1","حم","647"}, 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إِنَّ الَّذِينَ كَفَرُوا يُنَادَوْنَ لَمَقْتُ</text:p>
          </table:table-cell>
          <table:table-cell table:style-name="ce2" office:value-type="float" office:value="648" calcext:value-type="float">
            <text:p>648</text:p>
          </table:table-cell>
          <table:table-cell table:formula="of:=COM.MICROSOFT.CONCAT(&quot;{&quot;; &quot;&quot;&quot;&quot;; [.A82]; &quot;&quot;&quot;&quot;; &quot;,&quot;; &quot;&quot;&quot;&quot;;  [.B82]; &quot;&quot;&quot;&quot;;  &quot;,&quot; ; &quot;&quot;&quot;&quot;; [.C82]; &quot;&quot;&quot;&quot;;  &quot;,&quot; ; &quot;&quot;&quot;&quot;; [.D82]; &quot;&quot;&quot;&quot;; &quot;}, &quot;)" office:value-type="string" office:string-value="{&quot;40&quot;,&quot;10&quot;,&quot;إِنَّ الَّذِينَ كَفَرُوا يُنَادَوْنَ لَمَقْتُ&quot;,&quot;648&quot;}, " calcext:value-type="string">
            <text:p>{"40","10","إِنَّ الَّذِينَ كَفَرُوا يُنَادَوْنَ لَمَقْتُ","648"}, 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أَوَلَمْ يَسِيرُوا فِي الْأَرْضِ فَيَنظُرُوا</text:p>
          </table:table-cell>
          <table:table-cell table:style-name="ce2" office:value-type="float" office:value="650" calcext:value-type="float">
            <text:p>650</text:p>
          </table:table-cell>
          <table:table-cell table:formula="of:=COM.MICROSOFT.CONCAT(&quot;{&quot;; &quot;&quot;&quot;&quot;; [.A83]; &quot;&quot;&quot;&quot;; &quot;,&quot;; &quot;&quot;&quot;&quot;;  [.B83]; &quot;&quot;&quot;&quot;;  &quot;,&quot; ; &quot;&quot;&quot;&quot;; [.C83]; &quot;&quot;&quot;&quot;;  &quot;,&quot; ; &quot;&quot;&quot;&quot;; [.D83]; &quot;&quot;&quot;&quot;; &quot;}, &quot;)" office:value-type="string" office:string-value="{&quot;40&quot;,&quot;21&quot;,&quot;أَوَلَمْ يَسِيرُوا فِي الْأَرْضِ فَيَنظُرُوا&quot;,&quot;650&quot;}, " calcext:value-type="string">
            <text:p>{"40","21","أَوَلَمْ يَسِيرُوا فِي الْأَرْضِ فَيَنظُرُوا","650"}, 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وَقَالَ رَجُلٌ مُّؤْمِنٌ مِّنْ آلِ فِرْعَوْنَ</text:p>
          </table:table-cell>
          <table:table-cell table:style-name="ce2" office:value-type="float" office:value="651" calcext:value-type="float">
            <text:p>651</text:p>
          </table:table-cell>
          <table:table-cell table:formula="of:=COM.MICROSOFT.CONCAT(&quot;{&quot;; &quot;&quot;&quot;&quot;; [.A84]; &quot;&quot;&quot;&quot;; &quot;,&quot;; &quot;&quot;&quot;&quot;;  [.B84]; &quot;&quot;&quot;&quot;;  &quot;,&quot; ; &quot;&quot;&quot;&quot;; [.C84]; &quot;&quot;&quot;&quot;;  &quot;,&quot; ; &quot;&quot;&quot;&quot;; [.D84]; &quot;&quot;&quot;&quot;; &quot;}, &quot;)" office:value-type="string" office:string-value="{&quot;40&quot;,&quot;28&quot;,&quot;وَقَالَ رَجُلٌ مُّؤْمِنٌ مِّنْ آلِ فِرْعَوْنَ&quot;,&quot;651&quot;}, " calcext:value-type="string">
            <text:p>{"40","28","وَقَالَ رَجُلٌ مُّؤْمِنٌ مِّنْ آلِ فِرْعَوْنَ","651"}, 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وَقَالَ الَّذِي آمَنَ يَا قَوْمِ اتَّبِعُونِ</text:p>
          </table:table-cell>
          <table:table-cell table:style-name="ce2" office:value-type="float" office:value="652" calcext:value-type="float">
            <text:p>652</text:p>
          </table:table-cell>
          <table:table-cell table:formula="of:=COM.MICROSOFT.CONCAT(&quot;{&quot;; &quot;&quot;&quot;&quot;; [.A85]; &quot;&quot;&quot;&quot;; &quot;,&quot;; &quot;&quot;&quot;&quot;;  [.B85]; &quot;&quot;&quot;&quot;;  &quot;,&quot; ; &quot;&quot;&quot;&quot;; [.C85]; &quot;&quot;&quot;&quot;;  &quot;,&quot; ; &quot;&quot;&quot;&quot;; [.D85]; &quot;&quot;&quot;&quot;; &quot;}, &quot;)" office:value-type="string" office:string-value="{&quot;40&quot;,&quot;38&quot;,&quot;وَقَالَ الَّذِي آمَنَ يَا قَوْمِ اتَّبِعُونِ&quot;,&quot;652&quot;}, " calcext:value-type="string">
            <text:p>{"40","38","وَقَالَ الَّذِي آمَنَ يَا قَوْمِ اتَّبِعُونِ","652"}, 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إِنَّا لَنَنصُرُ رُسُلَنَا وَالَّذِينَ آمَنُوا</text:p>
          </table:table-cell>
          <table:table-cell table:style-name="ce2" office:value-type="float" office:value="654" calcext:value-type="float">
            <text:p>654</text:p>
          </table:table-cell>
          <table:table-cell table:formula="of:=COM.MICROSOFT.CONCAT(&quot;{&quot;; &quot;&quot;&quot;&quot;; [.A86]; &quot;&quot;&quot;&quot;; &quot;,&quot;; &quot;&quot;&quot;&quot;;  [.B86]; &quot;&quot;&quot;&quot;;  &quot;,&quot; ; &quot;&quot;&quot;&quot;; [.C86]; &quot;&quot;&quot;&quot;;  &quot;,&quot; ; &quot;&quot;&quot;&quot;; [.D86]; &quot;&quot;&quot;&quot;; &quot;}, &quot;)" office:value-type="string" office:string-value="{&quot;40&quot;,&quot;51&quot;,&quot;إِنَّا لَنَنصُرُ رُسُلَنَا وَالَّذِينَ آمَنُوا&quot;,&quot;654&quot;}, " calcext:value-type="string">
            <text:p>{"40","51","إِنَّا لَنَنصُرُ رُسُلَنَا وَالَّذِينَ آمَنُوا","654"}, 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اللَّهُ الَّذِي جَعَلَ لَكُمُ اللَّيْلَ </text:p>
          </table:table-cell>
          <table:table-cell table:style-name="ce2" office:value-type="float" office:value="656" calcext:value-type="float">
            <text:p>656</text:p>
          </table:table-cell>
          <table:table-cell table:formula="of:=COM.MICROSOFT.CONCAT(&quot;{&quot;; &quot;&quot;&quot;&quot;; [.A87]; &quot;&quot;&quot;&quot;; &quot;,&quot;; &quot;&quot;&quot;&quot;;  [.B87]; &quot;&quot;&quot;&quot;;  &quot;,&quot; ; &quot;&quot;&quot;&quot;; [.C87]; &quot;&quot;&quot;&quot;;  &quot;,&quot; ; &quot;&quot;&quot;&quot;; [.D87]; &quot;&quot;&quot;&quot;; &quot;}, &quot;)" office:value-type="string" office:string-value="{&quot;40&quot;,&quot;61&quot;,&quot;اللَّهُ الَّذِي جَعَلَ لَكُمُ اللَّيْلَ &quot;,&quot;656&quot;}, " calcext:value-type="string">
            <text:p>{"40","61","اللَّهُ الَّذِي جَعَلَ لَكُمُ اللَّيْلَ ","656"}, 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أَلَمْ تَرَ إِلَى الَّذِينَ يُجَادِلُونَ فِي</text:p>
          </table:table-cell>
          <table:table-cell table:style-name="ce2" office:value-type="float" office:value="657" calcext:value-type="float">
            <text:p>657</text:p>
          </table:table-cell>
          <table:table-cell table:formula="of:=COM.MICROSOFT.CONCAT(&quot;{&quot;; &quot;&quot;&quot;&quot;; [.A88]; &quot;&quot;&quot;&quot;; &quot;,&quot;; &quot;&quot;&quot;&quot;;  [.B88]; &quot;&quot;&quot;&quot;;  &quot;,&quot; ; &quot;&quot;&quot;&quot;; [.C88]; &quot;&quot;&quot;&quot;;  &quot;,&quot; ; &quot;&quot;&quot;&quot;; [.D88]; &quot;&quot;&quot;&quot;; &quot;}, &quot;)" office:value-type="string" office:string-value="{&quot;40&quot;,&quot;69&quot;,&quot;أَلَمْ تَرَ إِلَى الَّذِينَ يُجَادِلُونَ فِي&quot;,&quot;657&quot;}, " calcext:value-type="string">
            <text:p>{"40","69","أَلَمْ تَرَ إِلَى الَّذِينَ يُجَادِلُونَ فِي","657"}, 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اللَّهُ الَّذِي جَعَلَ لَكُمُ الْأَنْعَامَ</text:p>
          </table:table-cell>
          <table:table-cell table:style-name="ce2" office:value-type="float" office:value="658" calcext:value-type="float">
            <text:p>658</text:p>
          </table:table-cell>
          <table:table-cell table:formula="of:=COM.MICROSOFT.CONCAT(&quot;{&quot;; &quot;&quot;&quot;&quot;; [.A89]; &quot;&quot;&quot;&quot;; &quot;,&quot;; &quot;&quot;&quot;&quot;;  [.B89]; &quot;&quot;&quot;&quot;;  &quot;,&quot; ; &quot;&quot;&quot;&quot;; [.C89]; &quot;&quot;&quot;&quot;;  &quot;,&quot; ; &quot;&quot;&quot;&quot;; [.D89]; &quot;&quot;&quot;&quot;; &quot;}, &quot;)" office:value-type="string" office:string-value="{&quot;40&quot;,&quot;79&quot;,&quot;اللَّهُ الَّذِي جَعَلَ لَكُمُ الْأَنْعَامَ&quot;,&quot;658&quot;}, " calcext:value-type="string">
            <text:p>{"40","79","اللَّهُ الَّذِي جَعَلَ لَكُمُ الْأَنْعَامَ","658"}, 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حم</text:p>
          </table:table-cell>
          <table:table-cell table:style-name="ce2" office:value-type="float" office:value="659" calcext:value-type="float">
            <text:p>659</text:p>
          </table:table-cell>
          <table:table-cell table:formula="of:=COM.MICROSOFT.CONCAT(&quot;{&quot;; &quot;&quot;&quot;&quot;; [.A90]; &quot;&quot;&quot;&quot;; &quot;,&quot;; &quot;&quot;&quot;&quot;;  [.B90]; &quot;&quot;&quot;&quot;;  &quot;,&quot; ; &quot;&quot;&quot;&quot;; [.C90]; &quot;&quot;&quot;&quot;;  &quot;,&quot; ; &quot;&quot;&quot;&quot;; [.D90]; &quot;&quot;&quot;&quot;; &quot;}, &quot;)" office:value-type="string" office:string-value="{&quot;41&quot;,&quot;1&quot;,&quot;حم&quot;,&quot;659&quot;}, " calcext:value-type="string">
            <text:p>{"41","1","حم","659"}, 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قُلْ أَئِنَّكُمْ لَتَكْفُرُونَ بِالَّذِي</text:p>
          </table:table-cell>
          <table:table-cell table:style-name="ce2" office:value-type="float" office:value="660" calcext:value-type="float">
            <text:p>660</text:p>
          </table:table-cell>
          <table:table-cell table:formula="of:=COM.MICROSOFT.CONCAT(&quot;{&quot;; &quot;&quot;&quot;&quot;; [.A91]; &quot;&quot;&quot;&quot;; &quot;,&quot;; &quot;&quot;&quot;&quot;;  [.B91]; &quot;&quot;&quot;&quot;;  &quot;,&quot; ; &quot;&quot;&quot;&quot;; [.C91]; &quot;&quot;&quot;&quot;;  &quot;,&quot; ; &quot;&quot;&quot;&quot;; [.D91]; &quot;&quot;&quot;&quot;; &quot;}, &quot;)" office:value-type="string" office:string-value="{&quot;41&quot;,&quot;9&quot;,&quot;قُلْ أَئِنَّكُمْ لَتَكْفُرُونَ بِالَّذِي&quot;,&quot;660&quot;}, " calcext:value-type="string">
            <text:p>{"41","9","قُلْ أَئِنَّكُمْ لَتَكْفُرُونَ بِالَّذِي","660"}, 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وَيَوْمَ يُحْشَرُ أَعْدَاءُ اللَّهِ إِلَى </text:p>
          </table:table-cell>
          <table:table-cell table:style-name="ce2" office:value-type="float" office:value="662" calcext:value-type="float">
            <text:p>662</text:p>
          </table:table-cell>
          <table:table-cell table:formula="of:=COM.MICROSOFT.CONCAT(&quot;{&quot;; &quot;&quot;&quot;&quot;; [.A92]; &quot;&quot;&quot;&quot;; &quot;,&quot;; &quot;&quot;&quot;&quot;;  [.B92]; &quot;&quot;&quot;&quot;;  &quot;,&quot; ; &quot;&quot;&quot;&quot;; [.C92]; &quot;&quot;&quot;&quot;;  &quot;,&quot; ; &quot;&quot;&quot;&quot;; [.D92]; &quot;&quot;&quot;&quot;; &quot;}, &quot;)" office:value-type="string" office:string-value="{&quot;41&quot;,&quot;19&quot;,&quot;وَيَوْمَ يُحْشَرُ أَعْدَاءُ اللَّهِ إِلَى &quot;,&quot;662&quot;}, " calcext:value-type="string">
            <text:p>{"41","19","وَيَوْمَ يُحْشَرُ أَعْدَاءُ اللَّهِ إِلَى ","662"}, 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وَقَالَ الَّذِينَ كَفَرُوا لَا تَسْمَعُوا</text:p>
          </table:table-cell>
          <table:table-cell table:style-name="ce2" office:value-type="float" office:value="663" calcext:value-type="float">
            <text:p>663</text:p>
          </table:table-cell>
          <table:table-cell table:formula="of:=COM.MICROSOFT.CONCAT(&quot;{&quot;; &quot;&quot;&quot;&quot;; [.A93]; &quot;&quot;&quot;&quot;; &quot;,&quot;; &quot;&quot;&quot;&quot;;  [.B93]; &quot;&quot;&quot;&quot;;  &quot;,&quot; ; &quot;&quot;&quot;&quot;; [.C93]; &quot;&quot;&quot;&quot;;  &quot;,&quot; ; &quot;&quot;&quot;&quot;; [.D93]; &quot;&quot;&quot;&quot;; &quot;}, &quot;)" office:value-type="string" office:string-value="{&quot;41&quot;,&quot;26&quot;,&quot;وَقَالَ الَّذِينَ كَفَرُوا لَا تَسْمَعُوا&quot;,&quot;663&quot;}, " calcext:value-type="string">
            <text:p>{"41","26","وَقَالَ الَّذِينَ كَفَرُوا لَا تَسْمَعُوا","663"}, 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وَمَنْ أَحْسَنُ قَوْلًا مِّمَّن دَعَا </text:p>
          </table:table-cell>
          <table:table-cell table:style-name="ce2" office:value-type="float" office:value="664" calcext:value-type="float">
            <text:p>664</text:p>
          </table:table-cell>
          <table:table-cell table:formula="of:=COM.MICROSOFT.CONCAT(&quot;{&quot;; &quot;&quot;&quot;&quot;; [.A94]; &quot;&quot;&quot;&quot;; &quot;,&quot;; &quot;&quot;&quot;&quot;;  [.B94]; &quot;&quot;&quot;&quot;;  &quot;,&quot; ; &quot;&quot;&quot;&quot;; [.C94]; &quot;&quot;&quot;&quot;;  &quot;,&quot; ; &quot;&quot;&quot;&quot;; [.D94]; &quot;&quot;&quot;&quot;; &quot;}, &quot;)" office:value-type="string" office:string-value="{&quot;41&quot;,&quot;33&quot;,&quot;وَمَنْ أَحْسَنُ قَوْلًا مِّمَّن دَعَا &quot;,&quot;664&quot;}, " calcext:value-type="string">
            <text:p>{"41","33","وَمَنْ أَحْسَنُ قَوْلًا مِّمَّن دَعَا ","664"}, 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وَلَقَدْ آتَيْنَا مُوسَى الْكِتَابَ </text:p>
          </table:table-cell>
          <table:table-cell table:style-name="ce2" office:value-type="float" office:value="666" calcext:value-type="float">
            <text:p>666</text:p>
          </table:table-cell>
          <table:table-cell table:formula="of:=COM.MICROSOFT.CONCAT(&quot;{&quot;; &quot;&quot;&quot;&quot;; [.A95]; &quot;&quot;&quot;&quot;; &quot;,&quot;; &quot;&quot;&quot;&quot;;  [.B95]; &quot;&quot;&quot;&quot;;  &quot;,&quot; ; &quot;&quot;&quot;&quot;; [.C95]; &quot;&quot;&quot;&quot;;  &quot;,&quot; ; &quot;&quot;&quot;&quot;; [.D95]; &quot;&quot;&quot;&quot;; &quot;}, &quot;)" office:value-type="string" office:string-value="{&quot;41&quot;,&quot;45&quot;,&quot;وَلَقَدْ آتَيْنَا مُوسَى الْكِتَابَ &quot;,&quot;666&quot;}, " calcext:value-type="string">
            <text:p>{"41","45","وَلَقَدْ آتَيْنَا مُوسَى الْكِتَابَ ","666"}, </text:p>
          </table:table-cell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حم</text:p>
          </table:table-cell>
          <table:table-cell office:value-type="float" office:value="668" calcext:value-type="float">
            <text:p>668</text:p>
          </table:table-cell>
          <table:table-cell table:formula="of:=COM.MICROSOFT.CONCAT(&quot;{&quot;; &quot;&quot;&quot;&quot;; [.A100]; &quot;&quot;&quot;&quot;; &quot;,&quot;; &quot;&quot;&quot;&quot;;  [.B100]; &quot;&quot;&quot;&quot;;  &quot;,&quot; ; &quot;&quot;&quot;&quot;; [.C100]; &quot;&quot;&quot;&quot;;  &quot;,&quot; ; &quot;&quot;&quot;&quot;; [.D100]; &quot;&quot;&quot;&quot;; &quot;}, &quot;)" office:value-type="string" office:string-value="{&quot;42&quot;,&quot;1&quot;,&quot;حم&quot;,&quot;668&quot;}, " calcext:value-type="string">
            <text:p>{"42","1","حم","668"}, </text:p>
          </table:table-cell>
          <table:table-cell table:formula="of:=COM.MICROSOFT.CONCAT(&quot;{&quot;; [.E100:.E118]; &quot;}, &quot;)" office:value-type="string" office:string-value="{{&quot;42&quot;,&quot;1&quot;,&quot;حم&quot;,&quot;668&quot;}, {&quot;42&quot;,&quot;10&quot;,&quot;وَمَا اخْتَلَفْتُمْ فِيهِ مِن شَيْءٍ&quot;,&quot;669&quot;}, {&quot;42&quot;,&quot;20&quot;,&quot;مَن كَانَ يُرِيدُ حَرْثَ الْآخِرَةِ&quot;,&quot;672&quot;}, {&quot;42&quot;,&quot;30&quot;,&quot;وَمَا أَصَابَكُم مِّن مُّصِيبَةٍ فَبِمَا&quot;,&quot;674&quot;}, {&quot;42&quot;,&quot;44&quot;,&quot;وَمَن يُضْلِلِ اللَّهُ فَمَا لَهُ مِن وَلِيٍّ&quot;,&quot;675&quot;}, {&quot;43&quot;,&quot;1&quot;,&quot;حم&quot;,&quot;677&quot;}, {&quot;43&quot;,&quot;16&quot;,&quot;أَمِ اتَّخَذَ مِمَّا يَخْلُقُ بَنَاتٍ&quot;,&quot;679&quot;}, {&quot;43&quot;,&quot;26&quot;,&quot;وَإِذْ قَالَ إِبْرَاهِيمُ لِأَبِيهِ وَقَوْمِهِ&quot;,&quot;680&quot;}, {&quot;43&quot;,&quot;36&quot;,&quot;وَمَن يَعْشُ عَن ذِكْرِ الرَّحْمَـٰنِ&quot;,&quot;681&quot;}, {&quot;43&quot;,&quot;46&quot;,&quot;وَلَقَدْ أَرْسَلْنَا مُوسَىٰ بِآيَاتِنَا&quot;,&quot;682&quot;}, {&quot;43&quot;,&quot;57&quot;,&quot;وَلَمَّا ضُرِبَ ابْنُ مَرْيَمَ مَثَلًا&quot;,&quot;683&quot;}, {&quot;43&quot;,&quot;68&quot;,&quot;يَا عِبَادِ لَا خَوْفٌ عَلَيْكُمُ الْيَوْمَ&quot;,&quot;684&quot;}, {&quot;44&quot;,&quot;1&quot;,&quot;حم&quot;,&quot;686&quot;}, {&quot;44&quot;,&quot;30&quot;,&quot;وَلَقَدْ نَجَّيْنَا بَنِي إِسْرَائِيلَ &quot;,&quot;688&quot;}, {&quot;44&quot;,&quot;43&quot;,&quot;إِنَّ شَجَرَتَ الزَّقُّومِ&quot;,&quot;690&quot;}, {&quot;45&quot;,&quot;1&quot;,&quot;حم&quot;,&quot;691&quot;}, {&quot;45&quot;,&quot;12&quot;,&quot;اللَّهُ الَّذِي سَخَّرَ لَكُمُ الْبَحْرَ&quot;,&quot;692&quot;}, {&quot;45&quot;,&quot;22&quot;,&quot;وَخَلَقَ اللَّهُ السَّمَاوَاتِ وَالْأَرْضَ&quot;,&quot;694&quot;}, {&quot;45&quot;,&quot;27&quot;,&quot;وَلِلَّهِ مُلْكُ السَّمَاوَاتِ وَالْأَرْضِ&quot;,&quot;695&quot;}, }, " calcext:value-type="string">
            <text:p>{{"42","1","حم","668"}, {"42","10","وَمَا اخْتَلَفْتُمْ فِيهِ مِن شَيْءٍ","669"}, {"42","20","مَن كَانَ يُرِيدُ حَرْثَ الْآخِرَةِ","672"}, {"42","30","وَمَا أَصَابَكُم مِّن مُّصِيبَةٍ فَبِمَا","674"}, {"42","44","وَمَن يُضْلِلِ اللَّهُ فَمَا لَهُ مِن وَلِيٍّ","675"}, {"43","1","حم","677"}, {"43","16","أَمِ اتَّخَذَ مِمَّا يَخْلُقُ بَنَاتٍ","679"}, {"43","26","وَإِذْ قَالَ إِبْرَاهِيمُ لِأَبِيهِ وَقَوْمِهِ","680"}, {"43","36","وَمَن يَعْشُ عَن ذِكْرِ الرَّحْمَـٰنِ","681"}, {"43","46","وَلَقَدْ أَرْسَلْنَا مُوسَىٰ بِآيَاتِنَا","682"}, {"43","57","وَلَمَّا ضُرِبَ ابْنُ مَرْيَمَ مَثَلًا","683"}, {"43","68","يَا عِبَادِ لَا خَوْفٌ عَلَيْكُمُ الْيَوْمَ","684"}, {"44","1","حم","686"}, {"44","30","وَلَقَدْ نَجَّيْنَا بَنِي إِسْرَائِيلَ ","688"}, {"44","43","إِنَّ شَجَرَتَ الزَّقُّومِ","690"}, {"45","1","حم","691"}, {"45","12","اللَّهُ الَّذِي سَخَّرَ لَكُمُ الْبَحْرَ","692"}, {"45","22","وَخَلَقَ اللَّهُ السَّمَاوَاتِ وَالْأَرْضَ","694"}, {"45","27","وَلِلَّهِ مُلْكُ السَّمَاوَاتِ وَالْأَرْضِ","695"}, }, 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إِلَيْهِ يُرَدُّ عِلْمُ السَّاعَةِ</text:p>
          </table:table-cell>
          <table:table-cell office:value-type="float" office:value="667" calcext:value-type="float">
            <text:p>667</text:p>
          </table:table-cell>
          <table:table-cell office:value-type="float" office:value="7.08" calcext:value-type="float">
            <text:p>7.08</text:p>
          </table:table-cell>
          <table:table-cell table:formula="of:=COM.MICROSOFT.CONCAT(&quot;{&quot;; &quot;&quot;&quot;&quot;; [.H100]; &quot;&quot;&quot;&quot;;  &quot;,&quot;; &quot;&quot;&quot;&quot;;  [.I100]; &quot;&quot;&quot;&quot;;  &quot;,&quot;; &quot;&quot;&quot;&quot;; [.J100]; &quot;&quot;&quot;&quot;;  &quot;,&quot; ; &quot;&quot;&quot;&quot;; [.K100]; &quot;&quot;&quot;&quot;;   &quot;,&quot; ; &quot;&quot;&quot;&quot;; [.L100]; &quot;&quot;&quot;&quot;; &quot;,&quot;; &quot;}, &quot;)" office:value-type="string" office:string-value="{&quot;41&quot;,&quot;47&quot;,&quot;إِلَيْهِ يُرَدُّ عِلْمُ السَّاعَةِ&quot;,&quot;667&quot;,&quot;7.08&quot;,}, " calcext:value-type="string">
            <text:p>{"41","47","إِلَيْهِ يُرَدُّ عِلْمُ السَّاعَةِ","667","7.08",}, </text:p>
          </table:table-cell>
          <table:table-cell table:formula="of:=COM.MICROSOFT.CONCAT(&quot;{&quot;; [.M100:.M103]; &quot;}, &quot;)" office:value-type="string" office:string-value="{{&quot;41&quot;,&quot;47&quot;,&quot;إِلَيْهِ يُرَدُّ عِلْمُ السَّاعَةِ&quot;,&quot;667&quot;,&quot;7.08&quot;,}, {&quot;42&quot;,&quot;30&quot;,&quot;وَمَا أَصَابَكُم مِّن مُّصِيبَةٍ فَبِمَا&quot;,&quot;674&quot;,&quot;6.00&quot;,}, {&quot;43&quot;,&quot;26&quot;,&quot;وَإِذْ قَالَ إِبْرَاهِيمُ لِأَبِيهِ وَقَوْمِهِ&quot;,&quot;680&quot;,&quot;8.38&quot;,}, {&quot;44&quot;,&quot;30&quot;,&quot;وَلَقَدْ نَجَّيْنَا بَنِي إِسْرَائِيلَ &quot;,&quot;688&quot;,&quot;7.92&quot;,}, }, " calcext:value-type="string">
            <text:p>{{"41","47","إِلَيْهِ يُرَدُّ عِلْمُ السَّاعَةِ","667","7.08",}, {"42","30","وَمَا أَصَابَكُم مِّن مُّصِيبَةٍ فَبِمَا","674","6.00",}, {"43","26","وَإِذْ قَالَ إِبْرَاهِيمُ لِأَبِيهِ وَقَوْمِهِ","680","8.38",}, {"44","30","وَلَقَدْ نَجَّيْنَا بَنِي إِسْرَائِيلَ ","688","7.92",}, }, 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وَمَا اخْتَلَفْتُمْ فِيهِ مِن شَيْءٍ</text:p>
          </table:table-cell>
          <table:table-cell table:style-name="ce2" office:value-type="float" office:value="669" calcext:value-type="float">
            <text:p>669</text:p>
          </table:table-cell>
          <table:table-cell table:formula="of:=COM.MICROSOFT.CONCAT(&quot;{&quot;; &quot;&quot;&quot;&quot;; [.A101]; &quot;&quot;&quot;&quot;; &quot;,&quot;; &quot;&quot;&quot;&quot;;  [.B101]; &quot;&quot;&quot;&quot;;  &quot;,&quot; ; &quot;&quot;&quot;&quot;; [.C101]; &quot;&quot;&quot;&quot;;  &quot;,&quot; ; &quot;&quot;&quot;&quot;; [.D101]; &quot;&quot;&quot;&quot;; &quot;}, &quot;)" office:value-type="string" office:string-value="{&quot;42&quot;,&quot;10&quot;,&quot;وَمَا اخْتَلَفْتُمْ فِيهِ مِن شَيْءٍ&quot;,&quot;669&quot;}, " calcext:value-type="string">
            <text:p>{"42","10","وَمَا اخْتَلَفْتُمْ فِيهِ مِن شَيْءٍ","669"}, 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وَمَا أَصَابَكُم مِّن مُّصِيبَةٍ فَبِمَا</text:p>
          </table:table-cell>
          <table:table-cell table:style-name="ce2" office:value-type="float" office:value="674" calcext:value-type="float">
            <text:p>674</text:p>
          </table:table-cell>
          <table:table-cell table:formula="of:=&quot;6.00&quot;" office:value-type="string" office:string-value="6.00" calcext:value-type="string">
            <text:p>6.00</text:p>
          </table:table-cell>
          <table:table-cell table:formula="of:=COM.MICROSOFT.CONCAT(&quot;{&quot;; &quot;&quot;&quot;&quot;; [.H101]; &quot;&quot;&quot;&quot;;  &quot;,&quot;; &quot;&quot;&quot;&quot;;  [.I101]; &quot;&quot;&quot;&quot;;  &quot;,&quot;; &quot;&quot;&quot;&quot;; [.J101]; &quot;&quot;&quot;&quot;;  &quot;,&quot; ; &quot;&quot;&quot;&quot;; [.K101]; &quot;&quot;&quot;&quot;;   &quot;,&quot; ; &quot;&quot;&quot;&quot;; [.L101]; &quot;&quot;&quot;&quot;; &quot;,&quot;; &quot;}, &quot;)" office:value-type="string" office:string-value="{&quot;42&quot;,&quot;30&quot;,&quot;وَمَا أَصَابَكُم مِّن مُّصِيبَةٍ فَبِمَا&quot;,&quot;674&quot;,&quot;6.00&quot;,}, " calcext:value-type="string">
            <text:p>{"42","30","وَمَا أَصَابَكُم مِّن مُّصِيبَةٍ فَبِمَا","674","6.00",}, 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مَن كَانَ يُرِيدُ حَرْثَ الْآخِرَةِ</text:p>
          </table:table-cell>
          <table:table-cell table:style-name="ce2" office:value-type="float" office:value="672" calcext:value-type="float">
            <text:p>672</text:p>
          </table:table-cell>
          <table:table-cell table:formula="of:=COM.MICROSOFT.CONCAT(&quot;{&quot;; &quot;&quot;&quot;&quot;; [.A102]; &quot;&quot;&quot;&quot;; &quot;,&quot;; &quot;&quot;&quot;&quot;;  [.B102]; &quot;&quot;&quot;&quot;;  &quot;,&quot; ; &quot;&quot;&quot;&quot;; [.C102]; &quot;&quot;&quot;&quot;;  &quot;,&quot; ; &quot;&quot;&quot;&quot;; [.D102]; &quot;&quot;&quot;&quot;; &quot;}, &quot;)" office:value-type="string" office:string-value="{&quot;42&quot;,&quot;20&quot;,&quot;مَن كَانَ يُرِيدُ حَرْثَ الْآخِرَةِ&quot;,&quot;672&quot;}, " calcext:value-type="string">
            <text:p>{"42","20","مَن كَانَ يُرِيدُ حَرْثَ الْآخِرَةِ","672"}, 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وَإِذْ قَالَ إِبْرَاهِيمُ لِأَبِيهِ وَقَوْمِهِ</text:p>
          </table:table-cell>
          <table:table-cell table:style-name="ce2" office:value-type="float" office:value="680" calcext:value-type="float">
            <text:p>680</text:p>
          </table:table-cell>
          <table:table-cell office:value-type="float" office:value="8.38" calcext:value-type="float">
            <text:p>8.38</text:p>
          </table:table-cell>
          <table:table-cell table:formula="of:=COM.MICROSOFT.CONCAT(&quot;{&quot;; &quot;&quot;&quot;&quot;; [.H102]; &quot;&quot;&quot;&quot;;  &quot;,&quot;; &quot;&quot;&quot;&quot;;  [.I102]; &quot;&quot;&quot;&quot;;  &quot;,&quot;; &quot;&quot;&quot;&quot;; [.J102]; &quot;&quot;&quot;&quot;;  &quot;,&quot; ; &quot;&quot;&quot;&quot;; [.K102]; &quot;&quot;&quot;&quot;;   &quot;,&quot; ; &quot;&quot;&quot;&quot;; [.L102]; &quot;&quot;&quot;&quot;; &quot;,&quot;; &quot;}, &quot;)" office:value-type="string" office:string-value="{&quot;43&quot;,&quot;26&quot;,&quot;وَإِذْ قَالَ إِبْرَاهِيمُ لِأَبِيهِ وَقَوْمِهِ&quot;,&quot;680&quot;,&quot;8.38&quot;,}, " calcext:value-type="string">
            <text:p>{"43","26","وَإِذْ قَالَ إِبْرَاهِيمُ لِأَبِيهِ وَقَوْمِهِ","680","8.38",}, 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وَمَا أَصَابَكُم مِّن مُّصِيبَةٍ فَبِمَا</text:p>
          </table:table-cell>
          <table:table-cell table:style-name="ce2" office:value-type="float" office:value="674" calcext:value-type="float">
            <text:p>674</text:p>
          </table:table-cell>
          <table:table-cell table:formula="of:=COM.MICROSOFT.CONCAT(&quot;{&quot;; &quot;&quot;&quot;&quot;; [.A103]; &quot;&quot;&quot;&quot;; &quot;,&quot;; &quot;&quot;&quot;&quot;;  [.B103]; &quot;&quot;&quot;&quot;;  &quot;,&quot; ; &quot;&quot;&quot;&quot;; [.C103]; &quot;&quot;&quot;&quot;;  &quot;,&quot; ; &quot;&quot;&quot;&quot;; [.D103]; &quot;&quot;&quot;&quot;; &quot;}, &quot;)" office:value-type="string" office:string-value="{&quot;42&quot;,&quot;30&quot;,&quot;وَمَا أَصَابَكُم مِّن مُّصِيبَةٍ فَبِمَا&quot;,&quot;674&quot;}, " calcext:value-type="string">
            <text:p>{"42","30","وَمَا أَصَابَكُم مِّن مُّصِيبَةٍ فَبِمَا","674"}, 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وَلَقَدْ نَجَّيْنَا بَنِي إِسْرَائِيلَ </text:p>
          </table:table-cell>
          <table:table-cell table:style-name="ce2" office:value-type="float" office:value="688" calcext:value-type="float">
            <text:p>688</text:p>
          </table:table-cell>
          <table:table-cell office:value-type="float" office:value="7.92" calcext:value-type="float">
            <text:p>7.92</text:p>
          </table:table-cell>
          <table:table-cell table:formula="of:=COM.MICROSOFT.CONCAT(&quot;{&quot;; &quot;&quot;&quot;&quot;; [.H103]; &quot;&quot;&quot;&quot;;  &quot;,&quot;; &quot;&quot;&quot;&quot;;  [.I103]; &quot;&quot;&quot;&quot;;  &quot;,&quot;; &quot;&quot;&quot;&quot;; [.J103]; &quot;&quot;&quot;&quot;;  &quot;,&quot; ; &quot;&quot;&quot;&quot;; [.K103]; &quot;&quot;&quot;&quot;;   &quot;,&quot; ; &quot;&quot;&quot;&quot;; [.L103]; &quot;&quot;&quot;&quot;; &quot;,&quot;; &quot;}, &quot;)" office:value-type="string" office:string-value="{&quot;44&quot;,&quot;30&quot;,&quot;وَلَقَدْ نَجَّيْنَا بَنِي إِسْرَائِيلَ &quot;,&quot;688&quot;,&quot;7.92&quot;,}, " calcext:value-type="string">
            <text:p>{"44","30","وَلَقَدْ نَجَّيْنَا بَنِي إِسْرَائِيلَ ","688","7.92",}, 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وَمَن يُضْلِلِ اللَّهُ فَمَا لَهُ مِن وَلِيٍّ</text:p>
          </table:table-cell>
          <table:table-cell table:style-name="ce2" office:value-type="float" office:value="675" calcext:value-type="float">
            <text:p>675</text:p>
          </table:table-cell>
          <table:table-cell table:formula="of:=COM.MICROSOFT.CONCAT(&quot;{&quot;; &quot;&quot;&quot;&quot;; [.A104]; &quot;&quot;&quot;&quot;; &quot;,&quot;; &quot;&quot;&quot;&quot;;  [.B104]; &quot;&quot;&quot;&quot;;  &quot;,&quot; ; &quot;&quot;&quot;&quot;; [.C104]; &quot;&quot;&quot;&quot;;  &quot;,&quot; ; &quot;&quot;&quot;&quot;; [.D104]; &quot;&quot;&quot;&quot;; &quot;}, &quot;)" office:value-type="string" office:string-value="{&quot;42&quot;,&quot;44&quot;,&quot;وَمَن يُضْلِلِ اللَّهُ فَمَا لَهُ مِن وَلِيٍّ&quot;,&quot;675&quot;}, " calcext:value-type="string">
            <text:p>{"42","44","وَمَن يُضْلِلِ اللَّهُ فَمَا لَهُ مِن وَلِيٍّ","675"}, </text:p>
          </table:table-cell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حم</text:p>
          </table:table-cell>
          <table:table-cell table:style-name="ce2" office:value-type="float" office:value="677" calcext:value-type="float">
            <text:p>677</text:p>
          </table:table-cell>
          <table:table-cell table:formula="of:=COM.MICROSOFT.CONCAT(&quot;{&quot;; &quot;&quot;&quot;&quot;; [.A105]; &quot;&quot;&quot;&quot;; &quot;,&quot;; &quot;&quot;&quot;&quot;;  [.B105]; &quot;&quot;&quot;&quot;;  &quot;,&quot; ; &quot;&quot;&quot;&quot;; [.C105]; &quot;&quot;&quot;&quot;;  &quot;,&quot; ; &quot;&quot;&quot;&quot;; [.D105]; &quot;&quot;&quot;&quot;; &quot;}, &quot;)" office:value-type="string" office:string-value="{&quot;43&quot;,&quot;1&quot;,&quot;حم&quot;,&quot;677&quot;}, " calcext:value-type="string">
            <text:p>{"43","1","حم","677"}, </text:p>
          </table:table-cell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أَمِ اتَّخَذَ مِمَّا يَخْلُقُ بَنَاتٍ</text:p>
          </table:table-cell>
          <table:table-cell table:style-name="ce2" office:value-type="float" office:value="679" calcext:value-type="float">
            <text:p>679</text:p>
          </table:table-cell>
          <table:table-cell table:formula="of:=COM.MICROSOFT.CONCAT(&quot;{&quot;; &quot;&quot;&quot;&quot;; [.A106]; &quot;&quot;&quot;&quot;; &quot;,&quot;; &quot;&quot;&quot;&quot;;  [.B106]; &quot;&quot;&quot;&quot;;  &quot;,&quot; ; &quot;&quot;&quot;&quot;; [.C106]; &quot;&quot;&quot;&quot;;  &quot;,&quot; ; &quot;&quot;&quot;&quot;; [.D106]; &quot;&quot;&quot;&quot;; &quot;}, &quot;)" office:value-type="string" office:string-value="{&quot;43&quot;,&quot;16&quot;,&quot;أَمِ اتَّخَذَ مِمَّا يَخْلُقُ بَنَاتٍ&quot;,&quot;679&quot;}, " calcext:value-type="string">
            <text:p>{"43","16","أَمِ اتَّخَذَ مِمَّا يَخْلُقُ بَنَاتٍ","679"}, </text:p>
          </table:table-cell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وَإِذْ قَالَ إِبْرَاهِيمُ لِأَبِيهِ وَقَوْمِهِ</text:p>
          </table:table-cell>
          <table:table-cell table:style-name="ce2" office:value-type="float" office:value="680" calcext:value-type="float">
            <text:p>680</text:p>
          </table:table-cell>
          <table:table-cell table:formula="of:=COM.MICROSOFT.CONCAT(&quot;{&quot;; &quot;&quot;&quot;&quot;; [.A107]; &quot;&quot;&quot;&quot;; &quot;,&quot;; &quot;&quot;&quot;&quot;;  [.B107]; &quot;&quot;&quot;&quot;;  &quot;,&quot; ; &quot;&quot;&quot;&quot;; [.C107]; &quot;&quot;&quot;&quot;;  &quot;,&quot; ; &quot;&quot;&quot;&quot;; [.D107]; &quot;&quot;&quot;&quot;; &quot;}, &quot;)" office:value-type="string" office:string-value="{&quot;43&quot;,&quot;26&quot;,&quot;وَإِذْ قَالَ إِبْرَاهِيمُ لِأَبِيهِ وَقَوْمِهِ&quot;,&quot;680&quot;}, " calcext:value-type="string">
            <text:p>{"43","26","وَإِذْ قَالَ إِبْرَاهِيمُ لِأَبِيهِ وَقَوْمِهِ","680"}, </text:p>
          </table:table-cell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وَمَن يَعْشُ عَن ذِكْرِ الرَّحْمَـٰنِ</text:p>
          </table:table-cell>
          <table:table-cell table:style-name="ce2" office:value-type="float" office:value="681" calcext:value-type="float">
            <text:p>681</text:p>
          </table:table-cell>
          <table:table-cell table:formula="of:=COM.MICROSOFT.CONCAT(&quot;{&quot;; &quot;&quot;&quot;&quot;; [.A108]; &quot;&quot;&quot;&quot;; &quot;,&quot;; &quot;&quot;&quot;&quot;;  [.B108]; &quot;&quot;&quot;&quot;;  &quot;,&quot; ; &quot;&quot;&quot;&quot;; [.C108]; &quot;&quot;&quot;&quot;;  &quot;,&quot; ; &quot;&quot;&quot;&quot;; [.D108]; &quot;&quot;&quot;&quot;; &quot;}, &quot;)" office:value-type="string" office:string-value="{&quot;43&quot;,&quot;36&quot;,&quot;وَمَن يَعْشُ عَن ذِكْرِ الرَّحْمَـٰنِ&quot;,&quot;681&quot;}, " calcext:value-type="string">
            <text:p>{"43","36","وَمَن يَعْشُ عَن ذِكْرِ الرَّحْمَـٰنِ","681"}, </text:p>
          </table:table-cell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وَلَقَدْ أَرْسَلْنَا مُوسَىٰ بِآيَاتِنَا</text:p>
          </table:table-cell>
          <table:table-cell table:style-name="ce2" office:value-type="float" office:value="682" calcext:value-type="float">
            <text:p>682</text:p>
          </table:table-cell>
          <table:table-cell table:formula="of:=COM.MICROSOFT.CONCAT(&quot;{&quot;; &quot;&quot;&quot;&quot;; [.A109]; &quot;&quot;&quot;&quot;; &quot;,&quot;; &quot;&quot;&quot;&quot;;  [.B109]; &quot;&quot;&quot;&quot;;  &quot;,&quot; ; &quot;&quot;&quot;&quot;; [.C109]; &quot;&quot;&quot;&quot;;  &quot;,&quot; ; &quot;&quot;&quot;&quot;; [.D109]; &quot;&quot;&quot;&quot;; &quot;}, &quot;)" office:value-type="string" office:string-value="{&quot;43&quot;,&quot;46&quot;,&quot;وَلَقَدْ أَرْسَلْنَا مُوسَىٰ بِآيَاتِنَا&quot;,&quot;682&quot;}, " calcext:value-type="string">
            <text:p>{"43","46","وَلَقَدْ أَرْسَلْنَا مُوسَىٰ بِآيَاتِنَا","682"}, </text:p>
          </table:table-cell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وَلَمَّا ضُرِبَ ابْنُ مَرْيَمَ مَثَلًا</text:p>
          </table:table-cell>
          <table:table-cell table:style-name="ce2" office:value-type="float" office:value="683" calcext:value-type="float">
            <text:p>683</text:p>
          </table:table-cell>
          <table:table-cell table:formula="of:=COM.MICROSOFT.CONCAT(&quot;{&quot;; &quot;&quot;&quot;&quot;; [.A110]; &quot;&quot;&quot;&quot;; &quot;,&quot;; &quot;&quot;&quot;&quot;;  [.B110]; &quot;&quot;&quot;&quot;;  &quot;,&quot; ; &quot;&quot;&quot;&quot;; [.C110]; &quot;&quot;&quot;&quot;;  &quot;,&quot; ; &quot;&quot;&quot;&quot;; [.D110]; &quot;&quot;&quot;&quot;; &quot;}, &quot;)" office:value-type="string" office:string-value="{&quot;43&quot;,&quot;57&quot;,&quot;وَلَمَّا ضُرِبَ ابْنُ مَرْيَمَ مَثَلًا&quot;,&quot;683&quot;}, " calcext:value-type="string">
            <text:p>{"43","57","وَلَمَّا ضُرِبَ ابْنُ مَرْيَمَ مَثَلًا","683"}, </text:p>
          </table:table-cell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يَا عِبَادِ لَا خَوْفٌ عَلَيْكُمُ الْيَوْمَ</text:p>
          </table:table-cell>
          <table:table-cell table:style-name="ce2" office:value-type="float" office:value="684" calcext:value-type="float">
            <text:p>684</text:p>
          </table:table-cell>
          <table:table-cell table:formula="of:=COM.MICROSOFT.CONCAT(&quot;{&quot;; &quot;&quot;&quot;&quot;; [.A111]; &quot;&quot;&quot;&quot;; &quot;,&quot;; &quot;&quot;&quot;&quot;;  [.B111]; &quot;&quot;&quot;&quot;;  &quot;,&quot; ; &quot;&quot;&quot;&quot;; [.C111]; &quot;&quot;&quot;&quot;;  &quot;,&quot; ; &quot;&quot;&quot;&quot;; [.D111]; &quot;&quot;&quot;&quot;; &quot;}, &quot;)" office:value-type="string" office:string-value="{&quot;43&quot;,&quot;68&quot;,&quot;يَا عِبَادِ لَا خَوْفٌ عَلَيْكُمُ الْيَوْمَ&quot;,&quot;684&quot;}, " calcext:value-type="string">
            <text:p>{"43","68","يَا عِبَادِ لَا خَوْفٌ عَلَيْكُمُ الْيَوْمَ","684"}, </text:p>
          </table:table-cell>
          <table:table-cell table:number-columns-repeated="1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حم</text:p>
          </table:table-cell>
          <table:table-cell table:style-name="ce2" office:value-type="float" office:value="686" calcext:value-type="float">
            <text:p>686</text:p>
          </table:table-cell>
          <table:table-cell table:formula="of:=COM.MICROSOFT.CONCAT(&quot;{&quot;; &quot;&quot;&quot;&quot;; [.A112]; &quot;&quot;&quot;&quot;; &quot;,&quot;; &quot;&quot;&quot;&quot;;  [.B112]; &quot;&quot;&quot;&quot;;  &quot;,&quot; ; &quot;&quot;&quot;&quot;; [.C112]; &quot;&quot;&quot;&quot;;  &quot;,&quot; ; &quot;&quot;&quot;&quot;; [.D112]; &quot;&quot;&quot;&quot;; &quot;}, &quot;)" office:value-type="string" office:string-value="{&quot;44&quot;,&quot;1&quot;,&quot;حم&quot;,&quot;686&quot;}, " calcext:value-type="string">
            <text:p>{"44","1","حم","686"}, </text:p>
          </table:table-cell>
          <table:table-cell table:number-columns-repeated="1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وَلَقَدْ نَجَّيْنَا بَنِي إِسْرَائِيلَ </text:p>
          </table:table-cell>
          <table:table-cell table:style-name="ce2" office:value-type="float" office:value="688" calcext:value-type="float">
            <text:p>688</text:p>
          </table:table-cell>
          <table:table-cell table:formula="of:=COM.MICROSOFT.CONCAT(&quot;{&quot;; &quot;&quot;&quot;&quot;; [.A113]; &quot;&quot;&quot;&quot;; &quot;,&quot;; &quot;&quot;&quot;&quot;;  [.B113]; &quot;&quot;&quot;&quot;;  &quot;,&quot; ; &quot;&quot;&quot;&quot;; [.C113]; &quot;&quot;&quot;&quot;;  &quot;,&quot; ; &quot;&quot;&quot;&quot;; [.D113]; &quot;&quot;&quot;&quot;; &quot;}, &quot;)" office:value-type="string" office:string-value="{&quot;44&quot;,&quot;30&quot;,&quot;وَلَقَدْ نَجَّيْنَا بَنِي إِسْرَائِيلَ &quot;,&quot;688&quot;}, " calcext:value-type="string">
            <text:p>{"44","30","وَلَقَدْ نَجَّيْنَا بَنِي إِسْرَائِيلَ ","688"}, </text:p>
          </table:table-cell>
          <table:table-cell table:number-columns-repeated="1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إِنَّ شَجَرَتَ الزَّقُّومِ</text:p>
          </table:table-cell>
          <table:table-cell table:style-name="ce2" office:value-type="float" office:value="690" calcext:value-type="float">
            <text:p>690</text:p>
          </table:table-cell>
          <table:table-cell table:formula="of:=COM.MICROSOFT.CONCAT(&quot;{&quot;; &quot;&quot;&quot;&quot;; [.A114]; &quot;&quot;&quot;&quot;; &quot;,&quot;; &quot;&quot;&quot;&quot;;  [.B114]; &quot;&quot;&quot;&quot;;  &quot;,&quot; ; &quot;&quot;&quot;&quot;; [.C114]; &quot;&quot;&quot;&quot;;  &quot;,&quot; ; &quot;&quot;&quot;&quot;; [.D114]; &quot;&quot;&quot;&quot;; &quot;}, &quot;)" office:value-type="string" office:string-value="{&quot;44&quot;,&quot;43&quot;,&quot;إِنَّ شَجَرَتَ الزَّقُّومِ&quot;,&quot;690&quot;}, " calcext:value-type="string">
            <text:p>{"44","43","إِنَّ شَجَرَتَ الزَّقُّومِ","690"}, </text:p>
          </table:table-cell>
          <table:table-cell table:number-columns-repeated="1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حم</text:p>
          </table:table-cell>
          <table:table-cell table:style-name="ce2" office:value-type="float" office:value="691" calcext:value-type="float">
            <text:p>691</text:p>
          </table:table-cell>
          <table:table-cell table:formula="of:=COM.MICROSOFT.CONCAT(&quot;{&quot;; &quot;&quot;&quot;&quot;; [.A115]; &quot;&quot;&quot;&quot;; &quot;,&quot;; &quot;&quot;&quot;&quot;;  [.B115]; &quot;&quot;&quot;&quot;;  &quot;,&quot; ; &quot;&quot;&quot;&quot;; [.C115]; &quot;&quot;&quot;&quot;;  &quot;,&quot; ; &quot;&quot;&quot;&quot;; [.D115]; &quot;&quot;&quot;&quot;; &quot;}, &quot;)" office:value-type="string" office:string-value="{&quot;45&quot;,&quot;1&quot;,&quot;حم&quot;,&quot;691&quot;}, " calcext:value-type="string">
            <text:p>{"45","1","حم","691"}, </text:p>
          </table:table-cell>
          <table:table-cell table:number-columns-repeated="1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اللَّهُ الَّذِي سَخَّرَ لَكُمُ الْبَحْرَ</text:p>
          </table:table-cell>
          <table:table-cell table:style-name="ce2" office:value-type="float" office:value="692" calcext:value-type="float">
            <text:p>692</text:p>
          </table:table-cell>
          <table:table-cell table:formula="of:=COM.MICROSOFT.CONCAT(&quot;{&quot;; &quot;&quot;&quot;&quot;; [.A116]; &quot;&quot;&quot;&quot;; &quot;,&quot;; &quot;&quot;&quot;&quot;;  [.B116]; &quot;&quot;&quot;&quot;;  &quot;,&quot; ; &quot;&quot;&quot;&quot;; [.C116]; &quot;&quot;&quot;&quot;;  &quot;,&quot; ; &quot;&quot;&quot;&quot;; [.D116]; &quot;&quot;&quot;&quot;; &quot;}, &quot;)" office:value-type="string" office:string-value="{&quot;45&quot;,&quot;12&quot;,&quot;اللَّهُ الَّذِي سَخَّرَ لَكُمُ الْبَحْرَ&quot;,&quot;692&quot;}, " calcext:value-type="string">
            <text:p>{"45","12","اللَّهُ الَّذِي سَخَّرَ لَكُمُ الْبَحْرَ","692"}, </text:p>
          </table:table-cell>
          <table:table-cell table:number-columns-repeated="1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وَخَلَقَ اللَّهُ السَّمَاوَاتِ وَالْأَرْضَ</text:p>
          </table:table-cell>
          <table:table-cell table:style-name="ce2" office:value-type="float" office:value="694" calcext:value-type="float">
            <text:p>694</text:p>
          </table:table-cell>
          <table:table-cell table:formula="of:=COM.MICROSOFT.CONCAT(&quot;{&quot;; &quot;&quot;&quot;&quot;; [.A117]; &quot;&quot;&quot;&quot;; &quot;,&quot;; &quot;&quot;&quot;&quot;;  [.B117]; &quot;&quot;&quot;&quot;;  &quot;,&quot; ; &quot;&quot;&quot;&quot;; [.C117]; &quot;&quot;&quot;&quot;;  &quot;,&quot; ; &quot;&quot;&quot;&quot;; [.D117]; &quot;&quot;&quot;&quot;; &quot;}, &quot;)" office:value-type="string" office:string-value="{&quot;45&quot;,&quot;22&quot;,&quot;وَخَلَقَ اللَّهُ السَّمَاوَاتِ وَالْأَرْضَ&quot;,&quot;694&quot;}, " calcext:value-type="string">
            <text:p>{"45","22","وَخَلَقَ اللَّهُ السَّمَاوَاتِ وَالْأَرْضَ","694"}, </text:p>
          </table:table-cell>
          <table:table-cell table:number-columns-repeated="1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وَلِلَّهِ مُلْكُ السَّمَاوَاتِ وَالْأَرْضِ</text:p>
          </table:table-cell>
          <table:table-cell table:style-name="ce2" office:value-type="float" office:value="695" calcext:value-type="float">
            <text:p>695</text:p>
          </table:table-cell>
          <table:table-cell table:formula="of:=COM.MICROSOFT.CONCAT(&quot;{&quot;; &quot;&quot;&quot;&quot;; [.A118]; &quot;&quot;&quot;&quot;; &quot;,&quot;; &quot;&quot;&quot;&quot;;  [.B118]; &quot;&quot;&quot;&quot;;  &quot;,&quot; ; &quot;&quot;&quot;&quot;; [.C118]; &quot;&quot;&quot;&quot;;  &quot;,&quot; ; &quot;&quot;&quot;&quot;; [.D118]; &quot;&quot;&quot;&quot;; &quot;}, &quot;)" office:value-type="string" office:string-value="{&quot;45&quot;,&quot;27&quot;,&quot;وَلِلَّهِ مُلْكُ السَّمَاوَاتِ وَالْأَرْضِ&quot;,&quot;695&quot;}, " calcext:value-type="string">
            <text:p>{"45","27","وَلِلَّهِ مُلْكُ السَّمَاوَاتِ وَالْأَرْضِ","695"},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حم</text:p>
          </table:table-cell>
          <table:table-cell table:style-name="ce2" office:value-type="string" calcext:value-type="string">
            <text:p>697</text:p>
          </table:table-cell>
          <table:table-cell table:formula="of:=COM.MICROSOFT.CONCAT(&quot;{&quot;; &quot;&quot;&quot;&quot;; [.A124]; &quot;&quot;&quot;&quot;; &quot;,&quot;; &quot;&quot;&quot;&quot;;  [.B124]; &quot;&quot;&quot;&quot;;  &quot;,&quot; ; &quot;&quot;&quot;&quot;; [.C124]; &quot;&quot;&quot;&quot;;  &quot;,&quot; ; &quot;&quot;&quot;&quot;; [.D124]; &quot;&quot;&quot;&quot;; &quot;}, &quot;)" office:value-type="string" office:string-value="{&quot;46&quot;,&quot;1&quot;,&quot;حم&quot;,&quot;697&quot;}, " calcext:value-type="string">
            <text:p>{"46","1","حم","697"}, </text:p>
          </table:table-cell>
          <table:table-cell table:formula="of:=COM.MICROSOFT.CONCAT(&quot;{&quot;; [.E124:.E142]; &quot;}, &quot;)" office:value-type="string" office:string-value="{{&quot;46&quot;,&quot;1&quot;,&quot;حم&quot;,&quot;697&quot;}, {&quot;46&quot;,&quot;11&quot;,&quot;وَقَالَ الَّذِينَ كَفَرُوا لِلَّذِينَ آمَنُوا&quot;,&quot;698&quot;}, {&quot;46&quot;,&quot;21&quot;,&quot;وَاذْكُرْ أَخَا عَادٍ إِذْ أَنذَرَ قَوْمَهُ&quot;,&quot;701&quot;}, {&quot;46&quot;,&quot;27&quot;,&quot;وَلَقَدْ أَهْلَكْنَا مَا حَوْلَكُم مِّنَ &quot;,&quot;702&quot;}, {&quot;47&quot;,&quot;1&quot;,&quot;الَّذِينَ كَفَرُوا وَصَدُّوا عَن سَبِيلِ&quot;,&quot;704&quot;}, {&quot;47&quot;,&quot;12&quot;,&quot;إِنَّ اللَّهَ يُدْخِلُ الَّذِينَ آمَنُوا وَعَمِلُوا&quot;,&quot;705&quot;}, {&quot;47&quot;,&quot;20&quot;,&quot;وَيَقُولُ الَّذِينَ آمَنُوا لَوْلَا نُزِّلَتْ&quot;,&quot;707&quot;}, {&quot;47&quot;,&quot;29&quot;,&quot;أَمْ حَسِبَ الَّذِينَ فِي قُلُوبِهِم&quot;,&quot;708&quot;}, {&quot;48&quot;,&quot;1&quot;,&quot;إِنَّا فَتَحْنَا لَكَ فَتْحًا مُّبِينًا &quot;,&quot;710&quot;}, {&quot;48&quot;,&quot;11&quot;,&quot;سَيَقُولُ لَكَ الْمُخَلَّفُونَ مِنَ &quot;,&quot;711&quot;}, {&quot;48&quot;,&quot;18&quot;,&quot;لَّقَدْ رَضِيَ اللَّهُ عَنِ الْمُؤْمِنِينَ إِذْ&quot;,&quot;713&quot;}, {&quot;48&quot;,&quot;27&quot;,&quot;لَّقَدْ صَدَقَ اللَّهُ رَسُولَهُ الرُّؤْيَا &quot;,&quot;715&quot;}, {&quot;49&quot;,&quot;1&quot;,&quot;يَا أَيُّهَا الَّذِينَ آمَنُوا لَا تُقَدِّمُوا&quot;,&quot;716&quot;}, {&quot;49&quot;,&quot;11&quot;,&quot;يَا أَيُّهَا الَّذِينَ آمَنُوا لَا يَسْخَرْ&quot;,&quot;718&quot;}, {&quot;50&quot;,&quot;1&quot;,&quot;ق ۚ وَالْقُرْآنِ الْمَجِيدِ&quot;,&quot;721&quot;}, {&quot;50&quot;,&quot;16&quot;,&quot;وَلَقَدْ خَلَقْنَا الْإِنسَانَ وَنَعْلَمُ&quot;,&quot;722&quot;}, {&quot;50&quot;,&quot;30&quot;,&quot;يَوْمَ نَقُولُ لِجَهَنَّمَ هَلِ امْتَلَأْتِ&quot;,&quot;723&quot;}, {&quot;51&quot;,&quot;1&quot;,&quot;وَالذَّارِيَاتِ ذَرْوًا &quot;,&quot;725&quot;}, {&quot;51&quot;,&quot;24&quot;,&quot;هَلْ أَتَاكَ حَدِيثُ ضَيْفِ إِبْرَاهِيمَ &quot;,&quot;726&quot;}, }, " calcext:value-type="string">
            <text:p>{{"46","1","حم","697"}, {"46","11","وَقَالَ الَّذِينَ كَفَرُوا لِلَّذِينَ آمَنُوا","698"}, {"46","21","وَاذْكُرْ أَخَا عَادٍ إِذْ أَنذَرَ قَوْمَهُ","701"}, {"46","27","وَلَقَدْ أَهْلَكْنَا مَا حَوْلَكُم مِّنَ ","702"}, {"47","1","الَّذِينَ كَفَرُوا وَصَدُّوا عَن سَبِيلِ","704"}, {"47","12","إِنَّ اللَّهَ يُدْخِلُ الَّذِينَ آمَنُوا وَعَمِلُوا","705"}, {"47","20","وَيَقُولُ الَّذِينَ آمَنُوا لَوْلَا نُزِّلَتْ","707"}, {"47","29","أَمْ حَسِبَ الَّذِينَ فِي قُلُوبِهِم","708"}, {"48","1","إِنَّا فَتَحْنَا لَكَ فَتْحًا مُّبِينًا ","710"}, {"48","11","سَيَقُولُ لَكَ الْمُخَلَّفُونَ مِنَ ","711"}, {"48","18","لَّقَدْ رَضِيَ اللَّهُ عَنِ الْمُؤْمِنِينَ إِذْ","713"}, {"48","27","لَّقَدْ صَدَقَ اللَّهُ رَسُولَهُ الرُّؤْيَا ","715"}, {"49","1","يَا أَيُّهَا الَّذِينَ آمَنُوا لَا تُقَدِّمُوا","716"}, {"49","11","يَا أَيُّهَا الَّذِينَ آمَنُوا لَا يَسْخَرْ","718"}, {"50","1","ق ۚ وَالْقُرْآنِ الْمَجِيدِ","721"}, {"50","16","وَلَقَدْ خَلَقْنَا الْإِنسَانَ وَنَعْلَمُ","722"}, {"50","30","يَوْمَ نَقُولُ لِجَهَنَّمَ هَلِ امْتَلَأْتِ","723"}, {"51","1","وَالذَّارِيَاتِ ذَرْوًا ","725"}, {"51","24","هَلْ أَتَاكَ حَدِيثُ ضَيْفِ إِبْرَاهِيمَ ","726"}, }, 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حم</text:p>
          </table:table-cell>
          <table:table-cell table:style-name="ce2" office:value-type="string" calcext:value-type="string">
            <text:p>697</text:p>
          </table:table-cell>
          <table:table-cell office:value-type="float" office:value="6.85" calcext:value-type="float">
            <text:p>6.85</text:p>
          </table:table-cell>
          <table:table-cell table:formula="of:=COM.MICROSOFT.CONCAT(&quot;{&quot;; &quot;&quot;&quot;&quot;; [.H124]; &quot;&quot;&quot;&quot;;  &quot;,&quot;; &quot;&quot;&quot;&quot;;  [.I124]; &quot;&quot;&quot;&quot;;  &quot;,&quot;; &quot;&quot;&quot;&quot;; [.J124]; &quot;&quot;&quot;&quot;;  &quot;,&quot; ; &quot;&quot;&quot;&quot;; [.K124]; &quot;&quot;&quot;&quot;;   &quot;,&quot; ; &quot;&quot;&quot;&quot;; [.L124]; &quot;&quot;&quot;&quot;; &quot;,&quot;; &quot;}, &quot;)" office:value-type="string" office:string-value="{&quot;46&quot;,&quot;1&quot;,&quot;حم&quot;,&quot;697&quot;,&quot;6.85&quot;,}, " calcext:value-type="string">
            <text:p>{"46","1","حم","697","6.85",}, </text:p>
          </table:table-cell>
          <table:table-cell table:formula="of:=COM.MICROSOFT.CONCAT(&quot;{&quot;; [.M124:.M127]; &quot;}, &quot;)" office:value-type="string" office:string-value="{{&quot;46&quot;,&quot;1&quot;,&quot;حم&quot;,&quot;697&quot;,&quot;6.85&quot;,}, {&quot;47&quot;,&quot;1&quot;,&quot;الَّذِينَ كَفَرُوا وَصَدُّوا عَن سَبِيلِ&quot;,&quot;704&quot;,&quot;9.46&quot;,}, {&quot;48&quot;,&quot;18&quot;,&quot;لَّقَدْ رَضِيَ اللَّهُ عَنِ الْمُؤْمِنِينَ إِذْ&quot;,&quot;713&quot;,&quot;5.00&quot;,}, {&quot;49&quot;,&quot;11&quot;,&quot;يَا أَيُّهَا الَّذِينَ آمَنُوا لَا يَسْخَرْ&quot;,&quot;718&quot;,&quot;7.85&quot;,}, }, " calcext:value-type="string">
            <text:p>{{"46","1","حم","697","6.85",}, {"47","1","الَّذِينَ كَفَرُوا وَصَدُّوا عَن سَبِيلِ","704","9.46",}, {"48","18","لَّقَدْ رَضِيَ اللَّهُ عَنِ الْمُؤْمِنِينَ إِذْ","713","5.00",}, {"49","11","يَا أَيُّهَا الَّذِينَ آمَنُوا لَا يَسْخَرْ","718","7.85",}, }, 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وَقَالَ الَّذِينَ كَفَرُوا لِلَّذِينَ آمَنُوا</text:p>
          </table:table-cell>
          <table:table-cell table:style-name="ce2" office:value-type="float" office:value="698" calcext:value-type="float">
            <text:p>698</text:p>
          </table:table-cell>
          <table:table-cell table:formula="of:=COM.MICROSOFT.CONCAT(&quot;{&quot;; &quot;&quot;&quot;&quot;; [.A125]; &quot;&quot;&quot;&quot;; &quot;,&quot;; &quot;&quot;&quot;&quot;;  [.B125]; &quot;&quot;&quot;&quot;;  &quot;,&quot; ; &quot;&quot;&quot;&quot;; [.C125]; &quot;&quot;&quot;&quot;;  &quot;,&quot; ; &quot;&quot;&quot;&quot;; [.D125]; &quot;&quot;&quot;&quot;; &quot;}, &quot;)" office:value-type="string" office:string-value="{&quot;46&quot;,&quot;11&quot;,&quot;وَقَالَ الَّذِينَ كَفَرُوا لِلَّذِينَ آمَنُوا&quot;,&quot;698&quot;}, " calcext:value-type="string">
            <text:p>{"46","11","وَقَالَ الَّذِينَ كَفَرُوا لِلَّذِينَ آمَنُوا","698"}, 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َّذِينَ كَفَرُوا وَصَدُّوا عَن سَبِيلِ</text:p>
          </table:table-cell>
          <table:table-cell table:style-name="ce2" office:value-type="float" office:value="704" calcext:value-type="float">
            <text:p>704</text:p>
          </table:table-cell>
          <table:table-cell office:value-type="float" office:value="9.46" calcext:value-type="float">
            <text:p>9.46</text:p>
          </table:table-cell>
          <table:table-cell table:formula="of:=COM.MICROSOFT.CONCAT(&quot;{&quot;; &quot;&quot;&quot;&quot;; [.H125]; &quot;&quot;&quot;&quot;;  &quot;,&quot;; &quot;&quot;&quot;&quot;;  [.I125]; &quot;&quot;&quot;&quot;;  &quot;,&quot;; &quot;&quot;&quot;&quot;; [.J125]; &quot;&quot;&quot;&quot;;  &quot;,&quot; ; &quot;&quot;&quot;&quot;; [.K125]; &quot;&quot;&quot;&quot;;   &quot;,&quot; ; &quot;&quot;&quot;&quot;; [.L125]; &quot;&quot;&quot;&quot;; &quot;,&quot;; &quot;}, &quot;)" office:value-type="string" office:string-value="{&quot;47&quot;,&quot;1&quot;,&quot;الَّذِينَ كَفَرُوا وَصَدُّوا عَن سَبِيلِ&quot;,&quot;704&quot;,&quot;9.46&quot;,}, " calcext:value-type="string">
            <text:p>{"47","1","الَّذِينَ كَفَرُوا وَصَدُّوا عَن سَبِيلِ","704","9.46",}, 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وَاذْكُرْ أَخَا عَادٍ إِذْ أَنذَرَ قَوْمَهُ</text:p>
          </table:table-cell>
          <table:table-cell table:style-name="ce2" office:value-type="float" office:value="701" calcext:value-type="float">
            <text:p>701</text:p>
          </table:table-cell>
          <table:table-cell table:formula="of:=COM.MICROSOFT.CONCAT(&quot;{&quot;; &quot;&quot;&quot;&quot;; [.A126]; &quot;&quot;&quot;&quot;; &quot;,&quot;; &quot;&quot;&quot;&quot;;  [.B126]; &quot;&quot;&quot;&quot;;  &quot;,&quot; ; &quot;&quot;&quot;&quot;; [.C126]; &quot;&quot;&quot;&quot;;  &quot;,&quot; ; &quot;&quot;&quot;&quot;; [.D126]; &quot;&quot;&quot;&quot;; &quot;}, &quot;)" office:value-type="string" office:string-value="{&quot;46&quot;,&quot;21&quot;,&quot;وَاذْكُرْ أَخَا عَادٍ إِذْ أَنذَرَ قَوْمَهُ&quot;,&quot;701&quot;}, " calcext:value-type="string">
            <text:p>{"46","21","وَاذْكُرْ أَخَا عَادٍ إِذْ أَنذَرَ قَوْمَهُ","701"}, 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لَّقَدْ رَضِيَ اللَّهُ عَنِ الْمُؤْمِنِينَ إِذْ</text:p>
          </table:table-cell>
          <table:table-cell table:style-name="ce2" office:value-type="float" office:value="713" calcext:value-type="float">
            <text:p>713</text:p>
          </table:table-cell>
          <table:table-cell table:formula="of:=&quot;5.00&quot;" office:value-type="string" office:string-value="5.00" calcext:value-type="string">
            <text:p>5.00</text:p>
          </table:table-cell>
          <table:table-cell table:formula="of:=COM.MICROSOFT.CONCAT(&quot;{&quot;; &quot;&quot;&quot;&quot;; [.H126]; &quot;&quot;&quot;&quot;;  &quot;,&quot;; &quot;&quot;&quot;&quot;;  [.I126]; &quot;&quot;&quot;&quot;;  &quot;,&quot;; &quot;&quot;&quot;&quot;; [.J126]; &quot;&quot;&quot;&quot;;  &quot;,&quot; ; &quot;&quot;&quot;&quot;; [.K126]; &quot;&quot;&quot;&quot;;   &quot;,&quot; ; &quot;&quot;&quot;&quot;; [.L126]; &quot;&quot;&quot;&quot;; &quot;,&quot;; &quot;}, &quot;)" office:value-type="string" office:string-value="{&quot;48&quot;,&quot;18&quot;,&quot;لَّقَدْ رَضِيَ اللَّهُ عَنِ الْمُؤْمِنِينَ إِذْ&quot;,&quot;713&quot;,&quot;5.00&quot;,}, " calcext:value-type="string">
            <text:p>{"48","18","لَّقَدْ رَضِيَ اللَّهُ عَنِ الْمُؤْمِنِينَ إِذْ","713","5.00",}, 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وَلَقَدْ أَهْلَكْنَا مَا حَوْلَكُم مِّنَ </text:p>
          </table:table-cell>
          <table:table-cell table:style-name="ce2" office:value-type="float" office:value="702" calcext:value-type="float">
            <text:p>702</text:p>
          </table:table-cell>
          <table:table-cell table:formula="of:=COM.MICROSOFT.CONCAT(&quot;{&quot;; &quot;&quot;&quot;&quot;; [.A127]; &quot;&quot;&quot;&quot;; &quot;,&quot;; &quot;&quot;&quot;&quot;;  [.B127]; &quot;&quot;&quot;&quot;;  &quot;,&quot; ; &quot;&quot;&quot;&quot;; [.C127]; &quot;&quot;&quot;&quot;;  &quot;,&quot; ; &quot;&quot;&quot;&quot;; [.D127]; &quot;&quot;&quot;&quot;; &quot;}, &quot;)" office:value-type="string" office:string-value="{&quot;46&quot;,&quot;27&quot;,&quot;وَلَقَدْ أَهْلَكْنَا مَا حَوْلَكُم مِّنَ &quot;,&quot;702&quot;}, " calcext:value-type="string">
            <text:p>{"46","27","وَلَقَدْ أَهْلَكْنَا مَا حَوْلَكُم مِّنَ ","702"}, 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يَا أَيُّهَا الَّذِينَ آمَنُوا لَا يَسْخَرْ</text:p>
          </table:table-cell>
          <table:table-cell table:style-name="ce2" office:value-type="float" office:value="718" calcext:value-type="float">
            <text:p>718</text:p>
          </table:table-cell>
          <table:table-cell office:value-type="float" office:value="7.85" calcext:value-type="float">
            <text:p>7.85</text:p>
          </table:table-cell>
          <table:table-cell table:formula="of:=COM.MICROSOFT.CONCAT(&quot;{&quot;; &quot;&quot;&quot;&quot;; [.H127]; &quot;&quot;&quot;&quot;;  &quot;,&quot;; &quot;&quot;&quot;&quot;;  [.I127]; &quot;&quot;&quot;&quot;;  &quot;,&quot;; &quot;&quot;&quot;&quot;; [.J127]; &quot;&quot;&quot;&quot;;  &quot;,&quot; ; &quot;&quot;&quot;&quot;; [.K127]; &quot;&quot;&quot;&quot;;   &quot;,&quot; ; &quot;&quot;&quot;&quot;; [.L127]; &quot;&quot;&quot;&quot;; &quot;,&quot;; &quot;}, &quot;)" office:value-type="string" office:string-value="{&quot;49&quot;,&quot;11&quot;,&quot;يَا أَيُّهَا الَّذِينَ آمَنُوا لَا يَسْخَرْ&quot;,&quot;718&quot;,&quot;7.85&quot;,}, " calcext:value-type="string">
            <text:p>{"49","11","يَا أَيُّهَا الَّذِينَ آمَنُوا لَا يَسْخَرْ","718","7.85",}, 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َّذِينَ كَفَرُوا وَصَدُّوا عَن سَبِيلِ</text:p>
          </table:table-cell>
          <table:table-cell table:style-name="ce2" office:value-type="float" office:value="704" calcext:value-type="float">
            <text:p>704</text:p>
          </table:table-cell>
          <table:table-cell table:formula="of:=COM.MICROSOFT.CONCAT(&quot;{&quot;; &quot;&quot;&quot;&quot;; [.A128]; &quot;&quot;&quot;&quot;; &quot;,&quot;; &quot;&quot;&quot;&quot;;  [.B128]; &quot;&quot;&quot;&quot;;  &quot;,&quot; ; &quot;&quot;&quot;&quot;; [.C128]; &quot;&quot;&quot;&quot;;  &quot;,&quot; ; &quot;&quot;&quot;&quot;; [.D128]; &quot;&quot;&quot;&quot;; &quot;}, &quot;)" office:value-type="string" office:string-value="{&quot;47&quot;,&quot;1&quot;,&quot;الَّذِينَ كَفَرُوا وَصَدُّوا عَن سَبِيلِ&quot;,&quot;704&quot;}, " calcext:value-type="string">
            <text:p>{"47","1","الَّذِينَ كَفَرُوا وَصَدُّوا عَن سَبِيلِ","704"}, </text:p>
          </table:table-cell>
          <table:table-cell table:number-columns-repeated="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إِنَّ اللَّهَ يُدْخِلُ الَّذِينَ آمَنُوا وَعَمِلُوا</text:p>
          </table:table-cell>
          <table:table-cell table:style-name="ce2" office:value-type="float" office:value="705" calcext:value-type="float">
            <text:p>705</text:p>
          </table:table-cell>
          <table:table-cell table:formula="of:=COM.MICROSOFT.CONCAT(&quot;{&quot;; &quot;&quot;&quot;&quot;; [.A129]; &quot;&quot;&quot;&quot;; &quot;,&quot;; &quot;&quot;&quot;&quot;;  [.B129]; &quot;&quot;&quot;&quot;;  &quot;,&quot; ; &quot;&quot;&quot;&quot;; [.C129]; &quot;&quot;&quot;&quot;;  &quot;,&quot; ; &quot;&quot;&quot;&quot;; [.D129]; &quot;&quot;&quot;&quot;; &quot;}, &quot;)" office:value-type="string" office:string-value="{&quot;47&quot;,&quot;12&quot;,&quot;إِنَّ اللَّهَ يُدْخِلُ الَّذِينَ آمَنُوا وَعَمِلُوا&quot;,&quot;705&quot;}, " calcext:value-type="string">
            <text:p>{"47","12","إِنَّ اللَّهَ يُدْخِلُ الَّذِينَ آمَنُوا وَعَمِلُوا","705"}, </text:p>
          </table:table-cell>
          <table:table-cell table:number-columns-repeated="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وَيَقُولُ الَّذِينَ آمَنُوا لَوْلَا نُزِّلَتْ</text:p>
          </table:table-cell>
          <table:table-cell table:style-name="ce2" office:value-type="float" office:value="707" calcext:value-type="float">
            <text:p>707</text:p>
          </table:table-cell>
          <table:table-cell table:formula="of:=COM.MICROSOFT.CONCAT(&quot;{&quot;; &quot;&quot;&quot;&quot;; [.A130]; &quot;&quot;&quot;&quot;; &quot;,&quot;; &quot;&quot;&quot;&quot;;  [.B130]; &quot;&quot;&quot;&quot;;  &quot;,&quot; ; &quot;&quot;&quot;&quot;; [.C130]; &quot;&quot;&quot;&quot;;  &quot;,&quot; ; &quot;&quot;&quot;&quot;; [.D130]; &quot;&quot;&quot;&quot;; &quot;}, &quot;)" office:value-type="string" office:string-value="{&quot;47&quot;,&quot;20&quot;,&quot;وَيَقُولُ الَّذِينَ آمَنُوا لَوْلَا نُزِّلَتْ&quot;,&quot;707&quot;}, " calcext:value-type="string">
            <text:p>{"47","20","وَيَقُولُ الَّذِينَ آمَنُوا لَوْلَا نُزِّلَتْ","707"}, </text:p>
          </table:table-cell>
          <table:table-cell table:number-columns-repeated="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أَمْ حَسِبَ الَّذِينَ فِي قُلُوبِهِم</text:p>
          </table:table-cell>
          <table:table-cell table:style-name="ce2" office:value-type="float" office:value="708" calcext:value-type="float">
            <text:p>708</text:p>
          </table:table-cell>
          <table:table-cell table:formula="of:=COM.MICROSOFT.CONCAT(&quot;{&quot;; &quot;&quot;&quot;&quot;; [.A131]; &quot;&quot;&quot;&quot;; &quot;,&quot;; &quot;&quot;&quot;&quot;;  [.B131]; &quot;&quot;&quot;&quot;;  &quot;,&quot; ; &quot;&quot;&quot;&quot;; [.C131]; &quot;&quot;&quot;&quot;;  &quot;,&quot; ; &quot;&quot;&quot;&quot;; [.D131]; &quot;&quot;&quot;&quot;; &quot;}, &quot;)" office:value-type="string" office:string-value="{&quot;47&quot;,&quot;29&quot;,&quot;أَمْ حَسِبَ الَّذِينَ فِي قُلُوبِهِم&quot;,&quot;708&quot;}, " calcext:value-type="string">
            <text:p>{"47","29","أَمْ حَسِبَ الَّذِينَ فِي قُلُوبِهِم","708"}, </text:p>
          </table:table-cell>
          <table:table-cell table:number-columns-repeated="1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نَّا فَتَحْنَا لَكَ فَتْحًا مُّبِينًا </text:p>
          </table:table-cell>
          <table:table-cell table:style-name="ce2" office:value-type="float" office:value="710" calcext:value-type="float">
            <text:p>710</text:p>
          </table:table-cell>
          <table:table-cell table:formula="of:=COM.MICROSOFT.CONCAT(&quot;{&quot;; &quot;&quot;&quot;&quot;; [.A132]; &quot;&quot;&quot;&quot;; &quot;,&quot;; &quot;&quot;&quot;&quot;;  [.B132]; &quot;&quot;&quot;&quot;;  &quot;,&quot; ; &quot;&quot;&quot;&quot;; [.C132]; &quot;&quot;&quot;&quot;;  &quot;,&quot; ; &quot;&quot;&quot;&quot;; [.D132]; &quot;&quot;&quot;&quot;; &quot;}, &quot;)" office:value-type="string" office:string-value="{&quot;48&quot;,&quot;1&quot;,&quot;إِنَّا فَتَحْنَا لَكَ فَتْحًا مُّبِينًا &quot;,&quot;710&quot;}, " calcext:value-type="string">
            <text:p>{"48","1","إِنَّا فَتَحْنَا لَكَ فَتْحًا مُّبِينًا ","710"}, </text:p>
          </table:table-cell>
          <table:table-cell table:number-columns-repeated="1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سَيَقُولُ لَكَ الْمُخَلَّفُونَ مِنَ </text:p>
          </table:table-cell>
          <table:table-cell table:style-name="ce2" office:value-type="float" office:value="711" calcext:value-type="float">
            <text:p>711</text:p>
          </table:table-cell>
          <table:table-cell table:formula="of:=COM.MICROSOFT.CONCAT(&quot;{&quot;; &quot;&quot;&quot;&quot;; [.A133]; &quot;&quot;&quot;&quot;; &quot;,&quot;; &quot;&quot;&quot;&quot;;  [.B133]; &quot;&quot;&quot;&quot;;  &quot;,&quot; ; &quot;&quot;&quot;&quot;; [.C133]; &quot;&quot;&quot;&quot;;  &quot;,&quot; ; &quot;&quot;&quot;&quot;; [.D133]; &quot;&quot;&quot;&quot;; &quot;}, &quot;)" office:value-type="string" office:string-value="{&quot;48&quot;,&quot;11&quot;,&quot;سَيَقُولُ لَكَ الْمُخَلَّفُونَ مِنَ &quot;,&quot;711&quot;}, " calcext:value-type="string">
            <text:p>{"48","11","سَيَقُولُ لَكَ الْمُخَلَّفُونَ مِنَ ","711"}, </text:p>
          </table:table-cell>
          <table:table-cell table:number-columns-repeated="1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لَّقَدْ رَضِيَ اللَّهُ عَنِ الْمُؤْمِنِينَ إِذْ</text:p>
          </table:table-cell>
          <table:table-cell table:style-name="ce2" office:value-type="float" office:value="713" calcext:value-type="float">
            <text:p>713</text:p>
          </table:table-cell>
          <table:table-cell table:formula="of:=COM.MICROSOFT.CONCAT(&quot;{&quot;; &quot;&quot;&quot;&quot;; [.A134]; &quot;&quot;&quot;&quot;; &quot;,&quot;; &quot;&quot;&quot;&quot;;  [.B134]; &quot;&quot;&quot;&quot;;  &quot;,&quot; ; &quot;&quot;&quot;&quot;; [.C134]; &quot;&quot;&quot;&quot;;  &quot;,&quot; ; &quot;&quot;&quot;&quot;; [.D134]; &quot;&quot;&quot;&quot;; &quot;}, &quot;)" office:value-type="string" office:string-value="{&quot;48&quot;,&quot;18&quot;,&quot;لَّقَدْ رَضِيَ اللَّهُ عَنِ الْمُؤْمِنِينَ إِذْ&quot;,&quot;713&quot;}, " calcext:value-type="string">
            <text:p>{"48","18","لَّقَدْ رَضِيَ اللَّهُ عَنِ الْمُؤْمِنِينَ إِذْ","713"}, </text:p>
          </table:table-cell>
          <table:table-cell table:number-columns-repeated="1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لَّقَدْ صَدَقَ اللَّهُ رَسُولَهُ الرُّؤْيَا </text:p>
          </table:table-cell>
          <table:table-cell table:style-name="ce2" office:value-type="float" office:value="715" calcext:value-type="float">
            <text:p>715</text:p>
          </table:table-cell>
          <table:table-cell table:formula="of:=COM.MICROSOFT.CONCAT(&quot;{&quot;; &quot;&quot;&quot;&quot;; [.A135]; &quot;&quot;&quot;&quot;; &quot;,&quot;; &quot;&quot;&quot;&quot;;  [.B135]; &quot;&quot;&quot;&quot;;  &quot;,&quot; ; &quot;&quot;&quot;&quot;; [.C135]; &quot;&quot;&quot;&quot;;  &quot;,&quot; ; &quot;&quot;&quot;&quot;; [.D135]; &quot;&quot;&quot;&quot;; &quot;}, &quot;)" office:value-type="string" office:string-value="{&quot;48&quot;,&quot;27&quot;,&quot;لَّقَدْ صَدَقَ اللَّهُ رَسُولَهُ الرُّؤْيَا &quot;,&quot;715&quot;}, " calcext:value-type="string">
            <text:p>{"48","27","لَّقَدْ صَدَقَ اللَّهُ رَسُولَهُ الرُّؤْيَا ","715"}, </text:p>
          </table:table-cell>
          <table:table-cell table:number-columns-repeated="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َّذِينَ آمَنُوا لَا تُقَدِّمُوا</text:p>
          </table:table-cell>
          <table:table-cell table:style-name="ce2" office:value-type="float" office:value="716" calcext:value-type="float">
            <text:p>716</text:p>
          </table:table-cell>
          <table:table-cell table:formula="of:=COM.MICROSOFT.CONCAT(&quot;{&quot;; &quot;&quot;&quot;&quot;; [.A136]; &quot;&quot;&quot;&quot;; &quot;,&quot;; &quot;&quot;&quot;&quot;;  [.B136]; &quot;&quot;&quot;&quot;;  &quot;,&quot; ; &quot;&quot;&quot;&quot;; [.C136]; &quot;&quot;&quot;&quot;;  &quot;,&quot; ; &quot;&quot;&quot;&quot;; [.D136]; &quot;&quot;&quot;&quot;; &quot;}, &quot;)" office:value-type="string" office:string-value="{&quot;49&quot;,&quot;1&quot;,&quot;يَا أَيُّهَا الَّذِينَ آمَنُوا لَا تُقَدِّمُوا&quot;,&quot;716&quot;}, " calcext:value-type="string">
            <text:p>{"49","1","يَا أَيُّهَا الَّذِينَ آمَنُوا لَا تُقَدِّمُوا","716"}, </text:p>
          </table:table-cell>
          <table:table-cell table:number-columns-repeated="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يَا أَيُّهَا الَّذِينَ آمَنُوا لَا يَسْخَرْ</text:p>
          </table:table-cell>
          <table:table-cell table:style-name="ce2" office:value-type="float" office:value="718" calcext:value-type="float">
            <text:p>718</text:p>
          </table:table-cell>
          <table:table-cell table:formula="of:=COM.MICROSOFT.CONCAT(&quot;{&quot;; &quot;&quot;&quot;&quot;; [.A137]; &quot;&quot;&quot;&quot;; &quot;,&quot;; &quot;&quot;&quot;&quot;;  [.B137]; &quot;&quot;&quot;&quot;;  &quot;,&quot; ; &quot;&quot;&quot;&quot;; [.C137]; &quot;&quot;&quot;&quot;;  &quot;,&quot; ; &quot;&quot;&quot;&quot;; [.D137]; &quot;&quot;&quot;&quot;; &quot;}, &quot;)" office:value-type="string" office:string-value="{&quot;49&quot;,&quot;11&quot;,&quot;يَا أَيُّهَا الَّذِينَ آمَنُوا لَا يَسْخَرْ&quot;,&quot;718&quot;}, " calcext:value-type="string">
            <text:p>{"49","11","يَا أَيُّهَا الَّذِينَ آمَنُوا لَا يَسْخَرْ","718"}, </text:p>
          </table:table-cell>
          <table:table-cell table:number-columns-repeated="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 ۚ وَالْقُرْآنِ الْمَجِيدِ</text:p>
          </table:table-cell>
          <table:table-cell table:style-name="ce2" office:value-type="float" office:value="721" calcext:value-type="float">
            <text:p>721</text:p>
          </table:table-cell>
          <table:table-cell table:formula="of:=COM.MICROSOFT.CONCAT(&quot;{&quot;; &quot;&quot;&quot;&quot;; [.A138]; &quot;&quot;&quot;&quot;; &quot;,&quot;; &quot;&quot;&quot;&quot;;  [.B138]; &quot;&quot;&quot;&quot;;  &quot;,&quot; ; &quot;&quot;&quot;&quot;; [.C138]; &quot;&quot;&quot;&quot;;  &quot;,&quot; ; &quot;&quot;&quot;&quot;; [.D138]; &quot;&quot;&quot;&quot;; &quot;}, &quot;)" office:value-type="string" office:string-value="{&quot;50&quot;,&quot;1&quot;,&quot;ق ۚ وَالْقُرْآنِ الْمَجِيدِ&quot;,&quot;721&quot;}, " calcext:value-type="string">
            <text:p>{"50","1","ق ۚ وَالْقُرْآنِ الْمَجِيدِ","721"}, </text:p>
          </table:table-cell>
          <table:table-cell table:number-columns-repeated="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وَلَقَدْ خَلَقْنَا الْإِنسَانَ وَنَعْلَمُ</text:p>
          </table:table-cell>
          <table:table-cell table:style-name="ce2" office:value-type="float" office:value="722" calcext:value-type="float">
            <text:p>722</text:p>
          </table:table-cell>
          <table:table-cell table:formula="of:=COM.MICROSOFT.CONCAT(&quot;{&quot;; &quot;&quot;&quot;&quot;; [.A139]; &quot;&quot;&quot;&quot;; &quot;,&quot;; &quot;&quot;&quot;&quot;;  [.B139]; &quot;&quot;&quot;&quot;;  &quot;,&quot; ; &quot;&quot;&quot;&quot;; [.C139]; &quot;&quot;&quot;&quot;;  &quot;,&quot; ; &quot;&quot;&quot;&quot;; [.D139]; &quot;&quot;&quot;&quot;; &quot;}, &quot;)" office:value-type="string" office:string-value="{&quot;50&quot;,&quot;16&quot;,&quot;وَلَقَدْ خَلَقْنَا الْإِنسَانَ وَنَعْلَمُ&quot;,&quot;722&quot;}, " calcext:value-type="string">
            <text:p>{"50","16","وَلَقَدْ خَلَقْنَا الْإِنسَانَ وَنَعْلَمُ","722"}, </text:p>
          </table:table-cell>
          <table:table-cell table:number-columns-repeated="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يَوْمَ نَقُولُ لِجَهَنَّمَ هَلِ امْتَلَأْتِ</text:p>
          </table:table-cell>
          <table:table-cell table:style-name="ce2" office:value-type="float" office:value="723" calcext:value-type="float">
            <text:p>723</text:p>
          </table:table-cell>
          <table:table-cell table:formula="of:=COM.MICROSOFT.CONCAT(&quot;{&quot;; &quot;&quot;&quot;&quot;; [.A140]; &quot;&quot;&quot;&quot;; &quot;,&quot;; &quot;&quot;&quot;&quot;;  [.B140]; &quot;&quot;&quot;&quot;;  &quot;,&quot; ; &quot;&quot;&quot;&quot;; [.C140]; &quot;&quot;&quot;&quot;;  &quot;,&quot; ; &quot;&quot;&quot;&quot;; [.D140]; &quot;&quot;&quot;&quot;; &quot;}, &quot;)" office:value-type="string" office:string-value="{&quot;50&quot;,&quot;30&quot;,&quot;يَوْمَ نَقُولُ لِجَهَنَّمَ هَلِ امْتَلَأْتِ&quot;,&quot;723&quot;}, " calcext:value-type="string">
            <text:p>{"50","30","يَوْمَ نَقُولُ لِجَهَنَّمَ هَلِ امْتَلَأْتِ","723"}, </text:p>
          </table:table-cell>
          <table:table-cell table:number-columns-repeated="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ذَّارِيَاتِ ذَرْوًا </text:p>
          </table:table-cell>
          <table:table-cell table:style-name="ce2" office:value-type="float" office:value="725" calcext:value-type="float">
            <text:p>725</text:p>
          </table:table-cell>
          <table:table-cell table:formula="of:=COM.MICROSOFT.CONCAT(&quot;{&quot;; &quot;&quot;&quot;&quot;; [.A141]; &quot;&quot;&quot;&quot;; &quot;,&quot;; &quot;&quot;&quot;&quot;;  [.B141]; &quot;&quot;&quot;&quot;;  &quot;,&quot; ; &quot;&quot;&quot;&quot;; [.C141]; &quot;&quot;&quot;&quot;;  &quot;,&quot; ; &quot;&quot;&quot;&quot;; [.D141]; &quot;&quot;&quot;&quot;; &quot;}, &quot;)" office:value-type="string" office:string-value="{&quot;51&quot;,&quot;1&quot;,&quot;وَالذَّارِيَاتِ ذَرْوًا &quot;,&quot;725&quot;}, " calcext:value-type="string">
            <text:p>{"51","1","وَالذَّارِيَاتِ ذَرْوًا ","725"}, </text:p>
          </table:table-cell>
          <table:table-cell table:number-columns-repeated="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هَلْ أَتَاكَ حَدِيثُ ضَيْفِ إِبْرَاهِيمَ </text:p>
          </table:table-cell>
          <table:table-cell table:style-name="ce2" office:value-type="float" office:value="726" calcext:value-type="float">
            <text:p>726</text:p>
          </table:table-cell>
          <table:table-cell table:formula="of:=COM.MICROSOFT.CONCAT(&quot;{&quot;; &quot;&quot;&quot;&quot;; [.A142]; &quot;&quot;&quot;&quot;; &quot;,&quot;; &quot;&quot;&quot;&quot;;  [.B142]; &quot;&quot;&quot;&quot;;  &quot;,&quot; ; &quot;&quot;&quot;&quot;; [.C142]; &quot;&quot;&quot;&quot;;  &quot;,&quot; ; &quot;&quot;&quot;&quot;; [.D142]; &quot;&quot;&quot;&quot;; &quot;}, &quot;)" office:value-type="string" office:string-value="{&quot;51&quot;,&quot;24&quot;,&quot;هَلْ أَتَاكَ حَدِيثُ ضَيْفِ إِبْرَاهِيمَ &quot;,&quot;726&quot;}, " calcext:value-type="string">
            <text:p>{"51","24","هَلْ أَتَاكَ حَدِيثُ ضَيْفِ إِبْرَاهِيمَ ","726"}, 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وَالسَّمَاءَ بَنَيْنَاهَا بِأَيْدٍ وَإِنَّا</text:p>
          </table:table-cell>
          <table:table-cell office:value-type="float" office:value="728" calcext:value-type="float">
            <text:p>728</text:p>
          </table:table-cell>
          <table:table-cell table:formula="of:=COM.MICROSOFT.CONCAT(&quot;{&quot;; &quot;&quot;&quot;&quot;; [.A149]; &quot;&quot;&quot;&quot;; &quot;,&quot;; &quot;&quot;&quot;&quot;;  [.B149]; &quot;&quot;&quot;&quot;;  &quot;,&quot; ; &quot;&quot;&quot;&quot;; [.C149]; &quot;&quot;&quot;&quot;;  &quot;,&quot; ; &quot;&quot;&quot;&quot;; [.D149]; &quot;&quot;&quot;&quot;; &quot;}, &quot;)" office:value-type="string" office:string-value="{&quot;51&quot;,&quot;47&quot;,&quot;وَالسَّمَاءَ بَنَيْنَاهَا بِأَيْدٍ وَإِنَّا&quot;,&quot;728&quot;}, " calcext:value-type="string">
            <text:p>{"51","47","وَالسَّمَاءَ بَنَيْنَاهَا بِأَيْدٍ وَإِنَّا","728"}, </text:p>
          </table:table-cell>
          <table:table-cell table:formula="of:=COM.MICROSOFT.CONCAT(&quot;{&quot;; [.E149:.E167]; &quot;}, &quot;)" office:value-type="string" office:string-value="{{&quot;51&quot;,&quot;47&quot;,&quot;وَالسَّمَاءَ بَنَيْنَاهَا بِأَيْدٍ وَإِنَّا&quot;,&quot;728&quot;}, {&quot;52&quot;,&quot;1&quot;,&quot;وَالطُّورِ&quot;,&quot;729&quot;}, {&quot;52&quot;,&quot;29&quot;,&quot;فَذَكِّرْ فَمَا أَنتَ بِنِعْمَتِ&quot;,&quot;731&quot;}, {&quot;53&quot;,&quot;1&quot;,&quot;وَالنَّجْمِ إِذَا هَوَىٰ&quot;,&quot;732&quot;}, {&quot;53&quot;,&quot;26&quot;,&quot;وَكَم مِّن مَّلَكٍ فِي السَّمَاوَاتِ &quot;,&quot;734&quot;}, {&quot;53&quot;,&quot;33&quot;,&quot;أَفَرَأَيْتَ الَّذِي تَوَلَّىٰ &quot;,&quot;735&quot;}, {&quot;54&quot;,&quot;1&quot;,&quot;اقْتَرَبَتِ السَّاعَةُ وَانشَقَّ الْقَمَرُ &quot;,&quot;736&quot;}, {&quot;54&quot;,&quot;23&quot;,&quot;كَذَّبَتْ ثَمُودُ بِالنُّذُرِ&quot;,&quot;738&quot;}, {&quot;54&quot;,&quot;41&quot;,&quot;وَلَقَدْ جَاءَ آلَ فِرْعَوْنَ النُّذُرُ&quot;,&quot;739&quot;}, {&quot;55&quot;,&quot;1&quot;,&quot;الرَّحْمَـٰنُ&quot;,&quot;740&quot;}, {&quot;55&quot;,&quot;26&quot;,&quot;كُلُّ مَنْ عَلَيْهَا فَانٍ&quot;,&quot;741&quot;}, {&quot;55&quot;,&quot;46&quot;,&quot;وَلِمَنْ خَافَ مَقَامَ رَبِّهِ جَنَّتَانِ &quot;,&quot;743&quot;}, {&quot;56&quot;,&quot;1&quot;,&quot;إِذَا وَقَعَتِ الْوَاقِعَةُ &quot;,&quot;745&quot;}, {&quot;56&quot;,&quot;39&quot;,&quot;ثُلَّةٌ مِّنَ الْأَوَّلِينَ &quot;,&quot;746&quot;}, {&quot;56&quot;,&quot;75&quot;,&quot;فَلَا أُقْسِمُ بِمَوَاقِعِ النُّجُومِ &quot;,&quot;748&quot;}, {&quot;57&quot;,&quot;1&quot;,&quot;سَبَّحَ لِلَّهِ مَا فِي السَّمَاوَاتِ &quot;,&quot;750&quot;}, {&quot;57&quot;,&quot;11&quot;,&quot;مَّن ذَا الَّذِي يُقْرِضُ اللَّهَ قَرْضًا&quot;,&quot;752&quot;}, {&quot;57&quot;,&quot;20&quot;,&quot;اعْلَمُوا أَنَّمَا الْحَيَاةُ الدُّنْيَا لَعِبٌ &quot;,&quot;754&quot;}, {&quot;57&quot;,&quot;26&quot;,&quot;وَلَقَدْ أَرْسَلْنَا نُوحًا وَإِبْرَاهِيمَ &quot;,&quot;755&quot;}, }, " calcext:value-type="string">
            <text:p>{{"51","47","وَالسَّمَاءَ بَنَيْنَاهَا بِأَيْدٍ وَإِنَّا","728"}, {"52","1","وَالطُّورِ","729"}, {"52","29","فَذَكِّرْ فَمَا أَنتَ بِنِعْمَتِ","731"}, {"53","1","وَالنَّجْمِ إِذَا هَوَىٰ","732"}, {"53","26","وَكَم مِّن مَّلَكٍ فِي السَّمَاوَاتِ ","734"}, {"53","33","أَفَرَأَيْتَ الَّذِي تَوَلَّىٰ ","735"}, {"54","1","اقْتَرَبَتِ السَّاعَةُ وَانشَقَّ الْقَمَرُ ","736"}, {"54","23","كَذَّبَتْ ثَمُودُ بِالنُّذُرِ","738"}, {"54","41","وَلَقَدْ جَاءَ آلَ فِرْعَوْنَ النُّذُرُ","739"}, {"55","1","الرَّحْمَـٰنُ","740"}, {"55","26","كُلُّ مَنْ عَلَيْهَا فَانٍ","741"}, {"55","46","وَلِمَنْ خَافَ مَقَامَ رَبِّهِ جَنَّتَانِ ","743"}, {"56","1","إِذَا وَقَعَتِ الْوَاقِعَةُ ","745"}, {"56","39","ثُلَّةٌ مِّنَ الْأَوَّلِينَ ","746"}, {"56","75","فَلَا أُقْسِمُ بِمَوَاقِعِ النُّجُومِ ","748"}, {"57","1","سَبَّحَ لِلَّهِ مَا فِي السَّمَاوَاتِ ","750"}, {"57","11","مَّن ذَا الَّذِي يُقْرِضُ اللَّهَ قَرْضًا","752"}, {"57","20","اعْلَمُوا أَنَّمَا الْحَيَاةُ الدُّنْيَا لَعِبٌ ","754"}, {"57","26","وَلَقَدْ أَرْسَلْنَا نُوحًا وَإِبْرَاهِيمَ ","755"}, }, 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قَالَ فَمَا خَطْبُكُمْ أَيُّهَا الْمُرْسَلُونَ </text:p>
          </table:table-cell>
          <table:table-cell office:value-type="float" office:value="727" calcext:value-type="float">
            <text:p>727</text:p>
          </table:table-cell>
          <table:table-cell office:value-type="float" office:value="7.92" calcext:value-type="float">
            <text:p>7.92</text:p>
          </table:table-cell>
          <table:table-cell table:formula="of:=COM.MICROSOFT.CONCAT(&quot;{&quot;; &quot;&quot;&quot;&quot;; [.H149]; &quot;&quot;&quot;&quot;;  &quot;,&quot;; &quot;&quot;&quot;&quot;;  [.I149]; &quot;&quot;&quot;&quot;;  &quot;,&quot;; &quot;&quot;&quot;&quot;; [.J149]; &quot;&quot;&quot;&quot;;  &quot;,&quot; ; &quot;&quot;&quot;&quot;; [.K149]; &quot;&quot;&quot;&quot;;   &quot;,&quot; ; &quot;&quot;&quot;&quot;; [.L149]; &quot;&quot;&quot;&quot;; &quot;,&quot;; &quot;}, &quot;)" office:value-type="string" office:string-value="{&quot;51&quot;,&quot;31&quot;,&quot;قَالَ فَمَا خَطْبُكُمْ أَيُّهَا الْمُرْسَلُونَ &quot;,&quot;727&quot;,&quot;7.92&quot;,}, " calcext:value-type="string">
            <text:p>{"51","31","قَالَ فَمَا خَطْبُكُمْ أَيُّهَا الْمُرْسَلُونَ ","727","7.92",}, </text:p>
          </table:table-cell>
          <table:table-cell table:formula="of:=COM.MICROSOFT.CONCAT(&quot;{&quot;; [.M149:.M152]; &quot;}, &quot;)" office:value-type="string" office:string-value="{{&quot;51&quot;,&quot;31&quot;,&quot;قَالَ فَمَا خَطْبُكُمْ أَيُّهَا الْمُرْسَلُونَ &quot;,&quot;727&quot;,&quot;7.92&quot;,}, {&quot;53&quot;,&quot;33&quot;,&quot;أَفَرَأَيْتَ الَّذِي تَوَلَّىٰ &quot;,&quot;735&quot;,&quot;6.23&quot;,}, {&quot;55&quot;,&quot;26&quot;,&quot;كُلُّ مَنْ عَلَيْهَا فَانٍ&quot;,&quot;741&quot;,&quot;7.00&quot;,}, {&quot;56&quot;,&quot;75&quot;,&quot;فَلَا أُقْسِمُ بِمَوَاقِعِ النُّجُومِ &quot;,&quot;748&quot;,&quot;7.92&quot;,}, }, " calcext:value-type="string">
            <text:p>{{"51","31","قَالَ فَمَا خَطْبُكُمْ أَيُّهَا الْمُرْسَلُونَ ","727","7.92",}, {"53","33","أَفَرَأَيْتَ الَّذِي تَوَلَّىٰ ","735","6.23",}, {"55","26","كُلُّ مَنْ عَلَيْهَا فَانٍ","741","7.00",}, {"56","75","فَلَا أُقْسِمُ بِمَوَاقِعِ النُّجُومِ ","748","7.92",}, }, 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طُّورِ</text:p>
          </table:table-cell>
          <table:table-cell table:style-name="ce2" office:value-type="float" office:value="729" calcext:value-type="float">
            <text:p>729</text:p>
          </table:table-cell>
          <table:table-cell table:formula="of:=COM.MICROSOFT.CONCAT(&quot;{&quot;; &quot;&quot;&quot;&quot;; [.A150]; &quot;&quot;&quot;&quot;; &quot;,&quot;; &quot;&quot;&quot;&quot;;  [.B150]; &quot;&quot;&quot;&quot;;  &quot;,&quot; ; &quot;&quot;&quot;&quot;; [.C150]; &quot;&quot;&quot;&quot;;  &quot;,&quot; ; &quot;&quot;&quot;&quot;; [.D150]; &quot;&quot;&quot;&quot;; &quot;}, &quot;)" office:value-type="string" office:string-value="{&quot;52&quot;,&quot;1&quot;,&quot;وَالطُّورِ&quot;,&quot;729&quot;}, " calcext:value-type="string">
            <text:p>{"52","1","وَالطُّورِ","729"}, 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أَفَرَأَيْتَ الَّذِي تَوَلَّىٰ </text:p>
          </table:table-cell>
          <table:table-cell table:style-name="ce2" office:value-type="float" office:value="735" calcext:value-type="float">
            <text:p>735</text:p>
          </table:table-cell>
          <table:table-cell office:value-type="float" office:value="6.23" calcext:value-type="float">
            <text:p>6.23</text:p>
          </table:table-cell>
          <table:table-cell table:formula="of:=COM.MICROSOFT.CONCAT(&quot;{&quot;; &quot;&quot;&quot;&quot;; [.H150]; &quot;&quot;&quot;&quot;;  &quot;,&quot;; &quot;&quot;&quot;&quot;;  [.I150]; &quot;&quot;&quot;&quot;;  &quot;,&quot;; &quot;&quot;&quot;&quot;; [.J150]; &quot;&quot;&quot;&quot;;  &quot;,&quot; ; &quot;&quot;&quot;&quot;; [.K150]; &quot;&quot;&quot;&quot;;   &quot;,&quot; ; &quot;&quot;&quot;&quot;; [.L150]; &quot;&quot;&quot;&quot;; &quot;,&quot;; &quot;}, &quot;)" office:value-type="string" office:string-value="{&quot;53&quot;,&quot;33&quot;,&quot;أَفَرَأَيْتَ الَّذِي تَوَلَّىٰ &quot;,&quot;735&quot;,&quot;6.23&quot;,}, " calcext:value-type="string">
            <text:p>{"53","33","أَفَرَأَيْتَ الَّذِي تَوَلَّىٰ ","735","6.23",}, 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فَذَكِّرْ فَمَا أَنتَ بِنِعْمَتِ</text:p>
          </table:table-cell>
          <table:table-cell table:style-name="ce2" office:value-type="float" office:value="731" calcext:value-type="float">
            <text:p>731</text:p>
          </table:table-cell>
          <table:table-cell table:formula="of:=COM.MICROSOFT.CONCAT(&quot;{&quot;; &quot;&quot;&quot;&quot;; [.A151]; &quot;&quot;&quot;&quot;; &quot;,&quot;; &quot;&quot;&quot;&quot;;  [.B151]; &quot;&quot;&quot;&quot;;  &quot;,&quot; ; &quot;&quot;&quot;&quot;; [.C151]; &quot;&quot;&quot;&quot;;  &quot;,&quot; ; &quot;&quot;&quot;&quot;; [.D151]; &quot;&quot;&quot;&quot;; &quot;}, &quot;)" office:value-type="string" office:string-value="{&quot;52&quot;,&quot;29&quot;,&quot;فَذَكِّرْ فَمَا أَنتَ بِنِعْمَتِ&quot;,&quot;731&quot;}, " calcext:value-type="string">
            <text:p>{"52","29","فَذَكِّرْ فَمَا أَنتَ بِنِعْمَتِ","731"}, 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كُلُّ مَنْ عَلَيْهَا فَانٍ</text:p>
          </table:table-cell>
          <table:table-cell table:style-name="ce2" office:value-type="float" office:value="741" calcext:value-type="float">
            <text:p>741</text:p>
          </table:table-cell>
          <table:table-cell table:formula="of:=&quot;7.00&quot;" office:value-type="string" office:string-value="7.00" calcext:value-type="string">
            <text:p>7.00</text:p>
          </table:table-cell>
          <table:table-cell table:formula="of:=COM.MICROSOFT.CONCAT(&quot;{&quot;; &quot;&quot;&quot;&quot;; [.H151]; &quot;&quot;&quot;&quot;;  &quot;,&quot;; &quot;&quot;&quot;&quot;;  [.I151]; &quot;&quot;&quot;&quot;;  &quot;,&quot;; &quot;&quot;&quot;&quot;; [.J151]; &quot;&quot;&quot;&quot;;  &quot;,&quot; ; &quot;&quot;&quot;&quot;; [.K151]; &quot;&quot;&quot;&quot;;   &quot;,&quot; ; &quot;&quot;&quot;&quot;; [.L151]; &quot;&quot;&quot;&quot;; &quot;,&quot;; &quot;}, &quot;)" office:value-type="string" office:string-value="{&quot;55&quot;,&quot;26&quot;,&quot;كُلُّ مَنْ عَلَيْهَا فَانٍ&quot;,&quot;741&quot;,&quot;7.00&quot;,}, " calcext:value-type="string">
            <text:p>{"55","26","كُلُّ مَنْ عَلَيْهَا فَانٍ","741","7.00",}, 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نَّجْمِ إِذَا هَوَىٰ</text:p>
          </table:table-cell>
          <table:table-cell table:style-name="ce2" office:value-type="float" office:value="732" calcext:value-type="float">
            <text:p>732</text:p>
          </table:table-cell>
          <table:table-cell table:formula="of:=COM.MICROSOFT.CONCAT(&quot;{&quot;; &quot;&quot;&quot;&quot;; [.A152]; &quot;&quot;&quot;&quot;; &quot;,&quot;; &quot;&quot;&quot;&quot;;  [.B152]; &quot;&quot;&quot;&quot;;  &quot;,&quot; ; &quot;&quot;&quot;&quot;; [.C152]; &quot;&quot;&quot;&quot;;  &quot;,&quot; ; &quot;&quot;&quot;&quot;; [.D152]; &quot;&quot;&quot;&quot;; &quot;}, &quot;)" office:value-type="string" office:string-value="{&quot;53&quot;,&quot;1&quot;,&quot;وَالنَّجْمِ إِذَا هَوَىٰ&quot;,&quot;732&quot;}, " calcext:value-type="string">
            <text:p>{"53","1","وَالنَّجْمِ إِذَا هَوَىٰ","732"}, 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فَلَا أُقْسِمُ بِمَوَاقِعِ النُّجُومِ </text:p>
          </table:table-cell>
          <table:table-cell table:style-name="ce2" office:value-type="float" office:value="748" calcext:value-type="float">
            <text:p>748</text:p>
          </table:table-cell>
          <table:table-cell office:value-type="float" office:value="7.92" calcext:value-type="float">
            <text:p>7.92</text:p>
          </table:table-cell>
          <table:table-cell table:formula="of:=COM.MICROSOFT.CONCAT(&quot;{&quot;; &quot;&quot;&quot;&quot;; [.H152]; &quot;&quot;&quot;&quot;;  &quot;,&quot;; &quot;&quot;&quot;&quot;;  [.I152]; &quot;&quot;&quot;&quot;;  &quot;,&quot;; &quot;&quot;&quot;&quot;; [.J152]; &quot;&quot;&quot;&quot;;  &quot;,&quot; ; &quot;&quot;&quot;&quot;; [.K152]; &quot;&quot;&quot;&quot;;   &quot;,&quot; ; &quot;&quot;&quot;&quot;; [.L152]; &quot;&quot;&quot;&quot;; &quot;,&quot;; &quot;}, &quot;)" office:value-type="string" office:string-value="{&quot;56&quot;,&quot;75&quot;,&quot;فَلَا أُقْسِمُ بِمَوَاقِعِ النُّجُومِ &quot;,&quot;748&quot;,&quot;7.92&quot;,}, " calcext:value-type="string">
            <text:p>{"56","75","فَلَا أُقْسِمُ بِمَوَاقِعِ النُّجُومِ ","748","7.92",}, 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وَكَم مِّن مَّلَكٍ فِي السَّمَاوَاتِ </text:p>
          </table:table-cell>
          <table:table-cell table:style-name="ce2" office:value-type="float" office:value="734" calcext:value-type="float">
            <text:p>734</text:p>
          </table:table-cell>
          <table:table-cell table:formula="of:=COM.MICROSOFT.CONCAT(&quot;{&quot;; &quot;&quot;&quot;&quot;; [.A153]; &quot;&quot;&quot;&quot;; &quot;,&quot;; &quot;&quot;&quot;&quot;;  [.B153]; &quot;&quot;&quot;&quot;;  &quot;,&quot; ; &quot;&quot;&quot;&quot;; [.C153]; &quot;&quot;&quot;&quot;;  &quot;,&quot; ; &quot;&quot;&quot;&quot;; [.D153]; &quot;&quot;&quot;&quot;; &quot;}, &quot;)" office:value-type="string" office:string-value="{&quot;53&quot;,&quot;26&quot;,&quot;وَكَم مِّن مَّلَكٍ فِي السَّمَاوَاتِ &quot;,&quot;734&quot;}, " calcext:value-type="string">
            <text:p>{"53","26","وَكَم مِّن مَّلَكٍ فِي السَّمَاوَاتِ ","734"}, </text:p>
          </table:table-cell>
          <table:table-cell table:number-columns-repeated="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أَفَرَأَيْتَ الَّذِي تَوَلَّىٰ </text:p>
          </table:table-cell>
          <table:table-cell table:style-name="ce2" office:value-type="float" office:value="735" calcext:value-type="float">
            <text:p>735</text:p>
          </table:table-cell>
          <table:table-cell table:formula="of:=COM.MICROSOFT.CONCAT(&quot;{&quot;; &quot;&quot;&quot;&quot;; [.A154]; &quot;&quot;&quot;&quot;; &quot;,&quot;; &quot;&quot;&quot;&quot;;  [.B154]; &quot;&quot;&quot;&quot;;  &quot;,&quot; ; &quot;&quot;&quot;&quot;; [.C154]; &quot;&quot;&quot;&quot;;  &quot;,&quot; ; &quot;&quot;&quot;&quot;; [.D154]; &quot;&quot;&quot;&quot;; &quot;}, &quot;)" office:value-type="string" office:string-value="{&quot;53&quot;,&quot;33&quot;,&quot;أَفَرَأَيْتَ الَّذِي تَوَلَّىٰ &quot;,&quot;735&quot;}, " calcext:value-type="string">
            <text:p>{"53","33","أَفَرَأَيْتَ الَّذِي تَوَلَّىٰ ","735"}, </text:p>
          </table:table-cell>
          <table:table-cell table:number-columns-repeated="1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قْتَرَبَتِ السَّاعَةُ وَانشَقَّ الْقَمَرُ </text:p>
          </table:table-cell>
          <table:table-cell table:style-name="ce2" office:value-type="float" office:value="736" calcext:value-type="float">
            <text:p>736</text:p>
          </table:table-cell>
          <table:table-cell table:formula="of:=COM.MICROSOFT.CONCAT(&quot;{&quot;; &quot;&quot;&quot;&quot;; [.A155]; &quot;&quot;&quot;&quot;; &quot;,&quot;; &quot;&quot;&quot;&quot;;  [.B155]; &quot;&quot;&quot;&quot;;  &quot;,&quot; ; &quot;&quot;&quot;&quot;; [.C155]; &quot;&quot;&quot;&quot;;  &quot;,&quot; ; &quot;&quot;&quot;&quot;; [.D155]; &quot;&quot;&quot;&quot;; &quot;}, &quot;)" office:value-type="string" office:string-value="{&quot;54&quot;,&quot;1&quot;,&quot;اقْتَرَبَتِ السَّاعَةُ وَانشَقَّ الْقَمَرُ &quot;,&quot;736&quot;}, " calcext:value-type="string">
            <text:p>{"54","1","اقْتَرَبَتِ السَّاعَةُ وَانشَقَّ الْقَمَرُ ","736"}, </text:p>
          </table:table-cell>
          <table:table-cell table:number-columns-repeated="1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كَذَّبَتْ ثَمُودُ بِالنُّذُرِ</text:p>
          </table:table-cell>
          <table:table-cell table:style-name="ce2" office:value-type="float" office:value="738" calcext:value-type="float">
            <text:p>738</text:p>
          </table:table-cell>
          <table:table-cell table:formula="of:=COM.MICROSOFT.CONCAT(&quot;{&quot;; &quot;&quot;&quot;&quot;; [.A156]; &quot;&quot;&quot;&quot;; &quot;,&quot;; &quot;&quot;&quot;&quot;;  [.B156]; &quot;&quot;&quot;&quot;;  &quot;,&quot; ; &quot;&quot;&quot;&quot;; [.C156]; &quot;&quot;&quot;&quot;;  &quot;,&quot; ; &quot;&quot;&quot;&quot;; [.D156]; &quot;&quot;&quot;&quot;; &quot;}, &quot;)" office:value-type="string" office:string-value="{&quot;54&quot;,&quot;23&quot;,&quot;كَذَّبَتْ ثَمُودُ بِالنُّذُرِ&quot;,&quot;738&quot;}, " calcext:value-type="string">
            <text:p>{"54","23","كَذَّبَتْ ثَمُودُ بِالنُّذُرِ","738"}, </text:p>
          </table:table-cell>
          <table:table-cell table:number-columns-repeated="1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وَلَقَدْ جَاءَ آلَ فِرْعَوْنَ النُّذُرُ</text:p>
          </table:table-cell>
          <table:table-cell table:style-name="ce2" office:value-type="float" office:value="739" calcext:value-type="float">
            <text:p>739</text:p>
          </table:table-cell>
          <table:table-cell table:formula="of:=COM.MICROSOFT.CONCAT(&quot;{&quot;; &quot;&quot;&quot;&quot;; [.A157]; &quot;&quot;&quot;&quot;; &quot;,&quot;; &quot;&quot;&quot;&quot;;  [.B157]; &quot;&quot;&quot;&quot;;  &quot;,&quot; ; &quot;&quot;&quot;&quot;; [.C157]; &quot;&quot;&quot;&quot;;  &quot;,&quot; ; &quot;&quot;&quot;&quot;; [.D157]; &quot;&quot;&quot;&quot;; &quot;}, &quot;)" office:value-type="string" office:string-value="{&quot;54&quot;,&quot;41&quot;,&quot;وَلَقَدْ جَاءَ آلَ فِرْعَوْنَ النُّذُرُ&quot;,&quot;739&quot;}, " calcext:value-type="string">
            <text:p>{"54","41","وَلَقَدْ جَاءَ آلَ فِرْعَوْنَ النُّذُرُ","739"}, </text:p>
          </table:table-cell>
          <table:table-cell table:number-columns-repeated="1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رَّحْمَـٰنُ</text:p>
          </table:table-cell>
          <table:table-cell table:style-name="ce2" office:value-type="float" office:value="740" calcext:value-type="float">
            <text:p>740</text:p>
          </table:table-cell>
          <table:table-cell table:formula="of:=COM.MICROSOFT.CONCAT(&quot;{&quot;; &quot;&quot;&quot;&quot;; [.A158]; &quot;&quot;&quot;&quot;; &quot;,&quot;; &quot;&quot;&quot;&quot;;  [.B158]; &quot;&quot;&quot;&quot;;  &quot;,&quot; ; &quot;&quot;&quot;&quot;; [.C158]; &quot;&quot;&quot;&quot;;  &quot;,&quot; ; &quot;&quot;&quot;&quot;; [.D158]; &quot;&quot;&quot;&quot;; &quot;}, &quot;)" office:value-type="string" office:string-value="{&quot;55&quot;,&quot;1&quot;,&quot;الرَّحْمَـٰنُ&quot;,&quot;740&quot;}, " calcext:value-type="string">
            <text:p>{"55","1","الرَّحْمَـٰنُ","740"}, </text:p>
          </table:table-cell>
          <table:table-cell table:number-columns-repeated="1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كُلُّ مَنْ عَلَيْهَا فَانٍ</text:p>
          </table:table-cell>
          <table:table-cell table:style-name="ce2" office:value-type="float" office:value="741" calcext:value-type="float">
            <text:p>741</text:p>
          </table:table-cell>
          <table:table-cell table:formula="of:=COM.MICROSOFT.CONCAT(&quot;{&quot;; &quot;&quot;&quot;&quot;; [.A159]; &quot;&quot;&quot;&quot;; &quot;,&quot;; &quot;&quot;&quot;&quot;;  [.B159]; &quot;&quot;&quot;&quot;;  &quot;,&quot; ; &quot;&quot;&quot;&quot;; [.C159]; &quot;&quot;&quot;&quot;;  &quot;,&quot; ; &quot;&quot;&quot;&quot;; [.D159]; &quot;&quot;&quot;&quot;; &quot;}, &quot;)" office:value-type="string" office:string-value="{&quot;55&quot;,&quot;26&quot;,&quot;كُلُّ مَنْ عَلَيْهَا فَانٍ&quot;,&quot;741&quot;}, " calcext:value-type="string">
            <text:p>{"55","26","كُلُّ مَنْ عَلَيْهَا فَانٍ","741"}, </text:p>
          </table:table-cell>
          <table:table-cell table:number-columns-repeated="1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وَلِمَنْ خَافَ مَقَامَ رَبِّهِ جَنَّتَانِ </text:p>
          </table:table-cell>
          <table:table-cell table:style-name="ce2" office:value-type="float" office:value="743" calcext:value-type="float">
            <text:p>743</text:p>
          </table:table-cell>
          <table:table-cell table:formula="of:=COM.MICROSOFT.CONCAT(&quot;{&quot;; &quot;&quot;&quot;&quot;; [.A160]; &quot;&quot;&quot;&quot;; &quot;,&quot;; &quot;&quot;&quot;&quot;;  [.B160]; &quot;&quot;&quot;&quot;;  &quot;,&quot; ; &quot;&quot;&quot;&quot;; [.C160]; &quot;&quot;&quot;&quot;;  &quot;,&quot; ; &quot;&quot;&quot;&quot;; [.D160]; &quot;&quot;&quot;&quot;; &quot;}, &quot;)" office:value-type="string" office:string-value="{&quot;55&quot;,&quot;46&quot;,&quot;وَلِمَنْ خَافَ مَقَامَ رَبِّهِ جَنَّتَانِ &quot;,&quot;743&quot;}, " calcext:value-type="string">
            <text:p>{"55","46","وَلِمَنْ خَافَ مَقَامَ رَبِّهِ جَنَّتَانِ ","743"}, </text:p>
          </table:table-cell>
          <table:table-cell table:number-columns-repeated="1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ذَا وَقَعَتِ الْوَاقِعَةُ </text:p>
          </table:table-cell>
          <table:table-cell table:style-name="ce2" office:value-type="float" office:value="745" calcext:value-type="float">
            <text:p>745</text:p>
          </table:table-cell>
          <table:table-cell table:formula="of:=COM.MICROSOFT.CONCAT(&quot;{&quot;; &quot;&quot;&quot;&quot;; [.A161]; &quot;&quot;&quot;&quot;; &quot;,&quot;; &quot;&quot;&quot;&quot;;  [.B161]; &quot;&quot;&quot;&quot;;  &quot;,&quot; ; &quot;&quot;&quot;&quot;; [.C161]; &quot;&quot;&quot;&quot;;  &quot;,&quot; ; &quot;&quot;&quot;&quot;; [.D161]; &quot;&quot;&quot;&quot;; &quot;}, &quot;)" office:value-type="string" office:string-value="{&quot;56&quot;,&quot;1&quot;,&quot;إِذَا وَقَعَتِ الْوَاقِعَةُ &quot;,&quot;745&quot;}, " calcext:value-type="string">
            <text:p>{"56","1","إِذَا وَقَعَتِ الْوَاقِعَةُ ","745"}, </text:p>
          </table:table-cell>
          <table:table-cell table:number-columns-repeated="1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ثُلَّةٌ مِّنَ الْأَوَّلِينَ </text:p>
          </table:table-cell>
          <table:table-cell table:style-name="ce2" office:value-type="float" office:value="746" calcext:value-type="float">
            <text:p>746</text:p>
          </table:table-cell>
          <table:table-cell table:formula="of:=COM.MICROSOFT.CONCAT(&quot;{&quot;; &quot;&quot;&quot;&quot;; [.A162]; &quot;&quot;&quot;&quot;; &quot;,&quot;; &quot;&quot;&quot;&quot;;  [.B162]; &quot;&quot;&quot;&quot;;  &quot;,&quot; ; &quot;&quot;&quot;&quot;; [.C162]; &quot;&quot;&quot;&quot;;  &quot;,&quot; ; &quot;&quot;&quot;&quot;; [.D162]; &quot;&quot;&quot;&quot;; &quot;}, &quot;)" office:value-type="string" office:string-value="{&quot;56&quot;,&quot;39&quot;,&quot;ثُلَّةٌ مِّنَ الْأَوَّلِينَ &quot;,&quot;746&quot;}, " calcext:value-type="string">
            <text:p>{"56","39","ثُلَّةٌ مِّنَ الْأَوَّلِينَ ","746"}, </text:p>
          </table:table-cell>
          <table:table-cell table:number-columns-repeated="1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فَلَا أُقْسِمُ بِمَوَاقِعِ النُّجُومِ </text:p>
          </table:table-cell>
          <table:table-cell table:style-name="ce2" office:value-type="float" office:value="748" calcext:value-type="float">
            <text:p>748</text:p>
          </table:table-cell>
          <table:table-cell table:formula="of:=COM.MICROSOFT.CONCAT(&quot;{&quot;; &quot;&quot;&quot;&quot;; [.A163]; &quot;&quot;&quot;&quot;; &quot;,&quot;; &quot;&quot;&quot;&quot;;  [.B163]; &quot;&quot;&quot;&quot;;  &quot;,&quot; ; &quot;&quot;&quot;&quot;; [.C163]; &quot;&quot;&quot;&quot;;  &quot;,&quot; ; &quot;&quot;&quot;&quot;; [.D163]; &quot;&quot;&quot;&quot;; &quot;}, &quot;)" office:value-type="string" office:string-value="{&quot;56&quot;,&quot;75&quot;,&quot;فَلَا أُقْسِمُ بِمَوَاقِعِ النُّجُومِ &quot;,&quot;748&quot;}, " calcext:value-type="string">
            <text:p>{"56","75","فَلَا أُقْسِمُ بِمَوَاقِعِ النُّجُومِ ","748"}, </text:p>
          </table:table-cell>
          <table:table-cell table:number-columns-repeated="1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سَبَّحَ لِلَّهِ مَا فِي السَّمَاوَاتِ </text:p>
          </table:table-cell>
          <table:table-cell table:style-name="ce2" office:value-type="float" office:value="750" calcext:value-type="float">
            <text:p>750</text:p>
          </table:table-cell>
          <table:table-cell table:formula="of:=COM.MICROSOFT.CONCAT(&quot;{&quot;; &quot;&quot;&quot;&quot;; [.A164]; &quot;&quot;&quot;&quot;; &quot;,&quot;; &quot;&quot;&quot;&quot;;  [.B164]; &quot;&quot;&quot;&quot;;  &quot;,&quot; ; &quot;&quot;&quot;&quot;; [.C164]; &quot;&quot;&quot;&quot;;  &quot;,&quot; ; &quot;&quot;&quot;&quot;; [.D164]; &quot;&quot;&quot;&quot;; &quot;}, &quot;)" office:value-type="string" office:string-value="{&quot;57&quot;,&quot;1&quot;,&quot;سَبَّحَ لِلَّهِ مَا فِي السَّمَاوَاتِ &quot;,&quot;750&quot;}, " calcext:value-type="string">
            <text:p>{"57","1","سَبَّحَ لِلَّهِ مَا فِي السَّمَاوَاتِ ","750"}, </text:p>
          </table:table-cell>
          <table:table-cell table:number-columns-repeated="1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مَّن ذَا الَّذِي يُقْرِضُ اللَّهَ قَرْضًا</text:p>
          </table:table-cell>
          <table:table-cell table:style-name="ce2" office:value-type="float" office:value="752" calcext:value-type="float">
            <text:p>752</text:p>
          </table:table-cell>
          <table:table-cell table:formula="of:=COM.MICROSOFT.CONCAT(&quot;{&quot;; &quot;&quot;&quot;&quot;; [.A165]; &quot;&quot;&quot;&quot;; &quot;,&quot;; &quot;&quot;&quot;&quot;;  [.B165]; &quot;&quot;&quot;&quot;;  &quot;,&quot; ; &quot;&quot;&quot;&quot;; [.C165]; &quot;&quot;&quot;&quot;;  &quot;,&quot; ; &quot;&quot;&quot;&quot;; [.D165]; &quot;&quot;&quot;&quot;; &quot;}, &quot;)" office:value-type="string" office:string-value="{&quot;57&quot;,&quot;11&quot;,&quot;مَّن ذَا الَّذِي يُقْرِضُ اللَّهَ قَرْضًا&quot;,&quot;752&quot;}, " calcext:value-type="string">
            <text:p>{"57","11","مَّن ذَا الَّذِي يُقْرِضُ اللَّهَ قَرْضًا","752"}, </text:p>
          </table:table-cell>
          <table:table-cell table:number-columns-repeated="1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اعْلَمُوا أَنَّمَا الْحَيَاةُ الدُّنْيَا لَعِبٌ </text:p>
          </table:table-cell>
          <table:table-cell table:style-name="ce2" office:value-type="float" office:value="754" calcext:value-type="float">
            <text:p>754</text:p>
          </table:table-cell>
          <table:table-cell table:formula="of:=COM.MICROSOFT.CONCAT(&quot;{&quot;; &quot;&quot;&quot;&quot;; [.A166]; &quot;&quot;&quot;&quot;; &quot;,&quot;; &quot;&quot;&quot;&quot;;  [.B166]; &quot;&quot;&quot;&quot;;  &quot;,&quot; ; &quot;&quot;&quot;&quot;; [.C166]; &quot;&quot;&quot;&quot;;  &quot;,&quot; ; &quot;&quot;&quot;&quot;; [.D166]; &quot;&quot;&quot;&quot;; &quot;}, &quot;)" office:value-type="string" office:string-value="{&quot;57&quot;,&quot;20&quot;,&quot;اعْلَمُوا أَنَّمَا الْحَيَاةُ الدُّنْيَا لَعِبٌ &quot;,&quot;754&quot;}, " calcext:value-type="string">
            <text:p>{"57","20","اعْلَمُوا أَنَّمَا الْحَيَاةُ الدُّنْيَا لَعِبٌ ","754"}, </text:p>
          </table:table-cell>
          <table:table-cell table:number-columns-repeated="1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وَلَقَدْ أَرْسَلْنَا نُوحًا وَإِبْرَاهِيمَ </text:p>
          </table:table-cell>
          <table:table-cell table:style-name="ce2" office:value-type="float" office:value="755" calcext:value-type="float">
            <text:p>755</text:p>
          </table:table-cell>
          <table:table-cell table:formula="of:=COM.MICROSOFT.CONCAT(&quot;{&quot;; &quot;&quot;&quot;&quot;; [.A167]; &quot;&quot;&quot;&quot;; &quot;,&quot;; &quot;&quot;&quot;&quot;;  [.B167]; &quot;&quot;&quot;&quot;;  &quot;,&quot; ; &quot;&quot;&quot;&quot;; [.C167]; &quot;&quot;&quot;&quot;;  &quot;,&quot; ; &quot;&quot;&quot;&quot;; [.D167]; &quot;&quot;&quot;&quot;; &quot;}, &quot;)" office:value-type="string" office:string-value="{&quot;57&quot;,&quot;26&quot;,&quot;وَلَقَدْ أَرْسَلْنَا نُوحًا وَإِبْرَاهِيمَ &quot;,&quot;755&quot;}, " calcext:value-type="string">
            <text:p>{"57","26","وَلَقَدْ أَرْسَلْنَا نُوحًا وَإِبْرَاهِيمَ ","755"},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َدْ سَمِعَ اللَّهُ قَوْلَ الَّتِي </text:p>
          </table:table-cell>
          <table:table-cell table:style-name="ce2" office:value-type="string" calcext:value-type="string">
            <text:p>757</text:p>
          </table:table-cell>
          <table:table-cell table:formula="of:=COM.MICROSOFT.CONCAT(&quot;{&quot;; &quot;&quot;&quot;&quot;; [.A172]; &quot;&quot;&quot;&quot;; &quot;,&quot;; &quot;&quot;&quot;&quot;;  [.B172]; &quot;&quot;&quot;&quot;;  &quot;,&quot; ; &quot;&quot;&quot;&quot;; [.C172]; &quot;&quot;&quot;&quot;;  &quot;,&quot; ; &quot;&quot;&quot;&quot;; [.D172]; &quot;&quot;&quot;&quot;; &quot;}, &quot;)" office:value-type="string" office:string-value="{&quot;58&quot;,&quot;1&quot;,&quot;قَدْ سَمِعَ اللَّهُ قَوْلَ الَّتِي &quot;,&quot;757&quot;}, " calcext:value-type="string">
            <text:p>{"58","1","قَدْ سَمِعَ اللَّهُ قَوْلَ الَّتِي ","757"}, </text:p>
          </table:table-cell>
          <table:table-cell table:formula="of:=COM.MICROSOFT.CONCAT(&quot;{&quot;; [.E172:.E191]; &quot;}, &quot;)" office:value-type="string" office:string-value="{{&quot;58&quot;,&quot;1&quot;,&quot;قَدْ سَمِعَ اللَّهُ قَوْلَ الَّتِي &quot;,&quot;757&quot;}, {&quot;58&quot;,&quot;7&quot;,&quot;أَلَمْ تَرَ أَنَّ اللَّهَ يَعْلَمُ مَا فِي  &quot;,&quot;758&quot;}, {&quot;58&quot;,&quot;14&quot;,&quot;أَلَمْ تَرَ إِلَى الَّذِينَ تَوَلَّوْا قَوْمًا&quot;,&quot;760&quot;}, {&quot;59&quot;,&quot;1&quot;,&quot;سَبَّحَ لِلَّهِ مَا فِي السَّمَاوَاتِ وَمَا&quot;,&quot;761&quot;}, {&quot;59&quot;,&quot;11&quot;,&quot;أَلَمْ تَرَ إِلَى الَّذِينَ نَافَقُوا يَقُولُونَ&quot;,&quot;764&quot;}, {&quot;59&quot;,&quot;18&quot;,&quot;يَا أَيُّهَا الَّذِينَ آمَنُوا اتَّقُوا اللَّهَ&quot;,&quot;765&quot;}, {&quot;60&quot;,&quot;1&quot;,&quot;يَا أَيُّهَا الَّذِينَ آمَنُوا لَا تَتَّخِذُوا&quot;,&quot;766&quot;}, {&quot;60&quot;,&quot;7&quot;,&quot;عَسَى اللَّهُ أَن يَجْعَلَ بَيْنَكُمْ&quot;,&quot;768&quot;}, {&quot;61&quot;,&quot;1&quot;,&quot;سَبَّحَ لِلَّهِ مَا فِي السَّمَاوَاتِ وَمَا&quot;,&quot;770&quot;}, {&quot;61&quot;,&quot;10&quot;,&quot;يَا أَيُّهَا الَّذِينَ آمَنُوا هَلْ أَدُلُّكُمْ&quot;,&quot;771&quot;}, {&quot;62&quot;,&quot;1&quot;,&quot;يُسَبِّحُ لِلَّهِ مَا فِي السَّمَاوَاتِ وَمَا &quot;,&quot;773&quot;}, {&quot;62&quot;,&quot;9&quot;,&quot;يَا أَيُّهَا الَّذِينَ آمَنُوا إِذَا نُودِيَ&quot;,&quot;774&quot;}, {&quot;63&quot;,&quot;1&quot;,&quot;إِذَا جَاءَكَ الْمُنَافِقُونَ قَالُوا نَشْهَدُ &quot;,&quot;775&quot;}, {&quot;63&quot;,&quot;9&quot;,&quot;يَا أَيُّهَا الَّذِينَ آمَنُوا لَا تُلْهِكُمْ&quot;,&quot;776&quot;}, {&quot;64&quot;,&quot;1&quot;,&quot;يُسَبِّحُ لِلَّهِ مَا فِي السَّمَاوَاتِ وَمَا&quot;,&quot;777&quot;}, {&quot;64&quot;,&quot;11&quot;,&quot;مَا أَصَابَ مِن مُّصِيبَةٍ إِلَّا بِإِذْنِ &quot;,&quot;778&quot;}, {&quot;65&quot;,&quot;1&quot;,&quot;يَا أَيُّهَا النَّبِيُّ إِذَا طَلَّقْتُمُ النِّسَاءَ&quot;,&quot;780&quot;}, {&quot;65&quot;,&quot;8&quot;,&quot;وَكَأَيِّن مِّن قَرْيَةٍ عَتَتْ عَنْ أَمْرِ&quot;,&quot;782&quot;}, {&quot;66&quot;,&quot;1&quot;,&quot;يَا أَيُّهَا النَّبِيُّ لِمَ تُحَرِّمُ مَا أَحَلَّ&quot;,&quot;783&quot;}, {&quot;66&quot;,&quot;8&quot;,&quot;يَا أَيُّهَا الَّذِينَ آمَنُوا تُوبُوا إِلَى اللَّهِ&quot;,&quot;785&quot;}, }, " calcext:value-type="string">
            <text:p>{{"58","1","قَدْ سَمِعَ اللَّهُ قَوْلَ الَّتِي ","757"}, {"58","7","أَلَمْ تَرَ أَنَّ اللَّهَ يَعْلَمُ مَا فِي <text:s/>","758"}, {"58","14","أَلَمْ تَرَ إِلَى الَّذِينَ تَوَلَّوْا قَوْمًا","760"}, {"59","1","سَبَّحَ لِلَّهِ مَا فِي السَّمَاوَاتِ وَمَا","761"}, {"59","11","أَلَمْ تَرَ إِلَى الَّذِينَ نَافَقُوا يَقُولُونَ","764"}, {"59","18","يَا أَيُّهَا الَّذِينَ آمَنُوا اتَّقُوا اللَّهَ","765"}, {"60","1","يَا أَيُّهَا الَّذِينَ آمَنُوا لَا تَتَّخِذُوا","766"}, {"60","7","عَسَى اللَّهُ أَن يَجْعَلَ بَيْنَكُمْ","768"}, {"61","1","سَبَّحَ لِلَّهِ مَا فِي السَّمَاوَاتِ وَمَا","770"}, {"61","10","يَا أَيُّهَا الَّذِينَ آمَنُوا هَلْ أَدُلُّكُمْ","771"}, {"62","1","يُسَبِّحُ لِلَّهِ مَا فِي السَّمَاوَاتِ وَمَا ","773"}, {"62","9","يَا أَيُّهَا الَّذِينَ آمَنُوا إِذَا نُودِيَ","774"}, {"63","1","إِذَا جَاءَكَ الْمُنَافِقُونَ قَالُوا نَشْهَدُ ","775"}, {"63","9","يَا أَيُّهَا الَّذِينَ آمَنُوا لَا تُلْهِكُمْ","776"}, {"64","1","يُسَبِّحُ لِلَّهِ مَا فِي السَّمَاوَاتِ وَمَا","777"}, {"64","11","مَا أَصَابَ مِن مُّصِيبَةٍ إِلَّا بِإِذْنِ ","778"}, {"65","1","يَا أَيُّهَا النَّبِيُّ إِذَا طَلَّقْتُمُ النِّسَاءَ","780"}, {"65","8","وَكَأَيِّن مِّن قَرْيَةٍ عَتَتْ عَنْ أَمْرِ","782"}, {"66","1","يَا أَيُّهَا النَّبِيُّ لِمَ تُحَرِّمُ مَا أَحَلَّ","783"}, {"66","8","يَا أَيُّهَا الَّذِينَ آمَنُوا تُوبُوا إِلَى اللَّهِ","785"}, }, 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َدْ سَمِعَ اللَّهُ قَوْلَ الَّتِي </text:p>
          </table:table-cell>
          <table:table-cell table:style-name="ce2" office:value-type="string" calcext:value-type="string">
            <text:p>757</text:p>
          </table:table-cell>
          <table:table-cell office:value-type="float" office:value="6.92" calcext:value-type="float">
            <text:p>6.92</text:p>
          </table:table-cell>
          <table:table-cell table:formula="of:=COM.MICROSOFT.CONCAT(&quot;{&quot;; &quot;&quot;&quot;&quot;; [.H172]; &quot;&quot;&quot;&quot;;  &quot;,&quot;; &quot;&quot;&quot;&quot;;  [.I172]; &quot;&quot;&quot;&quot;;  &quot;,&quot;; &quot;&quot;&quot;&quot;; [.J172]; &quot;&quot;&quot;&quot;;  &quot;,&quot; ; &quot;&quot;&quot;&quot;; [.K172]; &quot;&quot;&quot;&quot;;   &quot;,&quot; ; &quot;&quot;&quot;&quot;; [.L172]; &quot;&quot;&quot;&quot;; &quot;,&quot;; &quot;}, &quot;)" office:value-type="string" office:string-value="{&quot;58&quot;,&quot;1&quot;,&quot;قَدْ سَمِعَ اللَّهُ قَوْلَ الَّتِي &quot;,&quot;757&quot;,&quot;6.92&quot;,}, " calcext:value-type="string">
            <text:p>{"58","1","قَدْ سَمِعَ اللَّهُ قَوْلَ الَّتِي ","757","6.92",}, </text:p>
          </table:table-cell>
          <table:table-cell table:formula="of:=COM.MICROSOFT.CONCAT(&quot;{&quot;; [.M172:.M175]; &quot;}, &quot;)" office:value-type="string" office:string-value="{{&quot;58&quot;,&quot;1&quot;,&quot;قَدْ سَمِعَ اللَّهُ قَوْلَ الَّتِي &quot;,&quot;757&quot;,&quot;6.92&quot;,}, {&quot;59&quot;,&quot;11&quot;,&quot;أَلَمْ تَرَ إِلَى الَّذِينَ نَافَقُوا يَقُولُونَ&quot;,&quot;764&quot;,&quot;6.08&quot;,}, {&quot;61&quot;,&quot;1&quot;,&quot;سَبَّحَ لِلَّهِ مَا فِي السَّمَاوَاتِ وَمَا&quot;,&quot;770&quot;,&quot;7.92&quot;,}, {&quot;64&quot;,&quot;11&quot;,&quot;مَا أَصَابَ مِن مُّصِيبَةٍ إِلَّا بِإِذْنِ &quot;,&quot;778&quot;,&quot;7.69&quot;,}, }, " calcext:value-type="string">
            <text:p>{{"58","1","قَدْ سَمِعَ اللَّهُ قَوْلَ الَّتِي ","757","6.92",}, {"59","11","أَلَمْ تَرَ إِلَى الَّذِينَ نَافَقُوا يَقُولُونَ","764","6.08",}, {"61","1","سَبَّحَ لِلَّهِ مَا فِي السَّمَاوَاتِ وَمَا","770","7.92",}, {"64","11","مَا أَصَابَ مِن مُّصِيبَةٍ إِلَّا بِإِذْنِ ","778","7.69",}, }, 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أَلَمْ تَرَ أَنَّ اللَّهَ يَعْلَمُ مَا فِي <text:s/></text:p>
          </table:table-cell>
          <table:table-cell table:style-name="ce2" office:value-type="float" office:value="758" calcext:value-type="float">
            <text:p>758</text:p>
          </table:table-cell>
          <table:table-cell table:formula="of:=COM.MICROSOFT.CONCAT(&quot;{&quot;; &quot;&quot;&quot;&quot;; [.A173]; &quot;&quot;&quot;&quot;; &quot;,&quot;; &quot;&quot;&quot;&quot;;  [.B173]; &quot;&quot;&quot;&quot;;  &quot;,&quot; ; &quot;&quot;&quot;&quot;; [.C173]; &quot;&quot;&quot;&quot;;  &quot;,&quot; ; &quot;&quot;&quot;&quot;; [.D173]; &quot;&quot;&quot;&quot;; &quot;}, &quot;)" office:value-type="string" office:string-value="{&quot;58&quot;,&quot;7&quot;,&quot;أَلَمْ تَرَ أَنَّ اللَّهَ يَعْلَمُ مَا فِي  &quot;,&quot;758&quot;}, " calcext:value-type="string">
            <text:p>{"58","7","أَلَمْ تَرَ أَنَّ اللَّهَ يَعْلَمُ مَا فِي <text:s/>","758"}, 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أَلَمْ تَرَ إِلَى الَّذِينَ نَافَقُوا يَقُولُونَ</text:p>
          </table:table-cell>
          <table:table-cell table:style-name="ce2" office:value-type="float" office:value="764" calcext:value-type="float">
            <text:p>764</text:p>
          </table:table-cell>
          <table:table-cell office:value-type="float" office:value="6.08" calcext:value-type="float">
            <text:p>6.08</text:p>
          </table:table-cell>
          <table:table-cell table:formula="of:=COM.MICROSOFT.CONCAT(&quot;{&quot;; &quot;&quot;&quot;&quot;; [.H173]; &quot;&quot;&quot;&quot;;  &quot;,&quot;; &quot;&quot;&quot;&quot;;  [.I173]; &quot;&quot;&quot;&quot;;  &quot;,&quot;; &quot;&quot;&quot;&quot;; [.J173]; &quot;&quot;&quot;&quot;;  &quot;,&quot; ; &quot;&quot;&quot;&quot;; [.K173]; &quot;&quot;&quot;&quot;;   &quot;,&quot; ; &quot;&quot;&quot;&quot;; [.L173]; &quot;&quot;&quot;&quot;; &quot;,&quot;; &quot;}, &quot;)" office:value-type="string" office:string-value="{&quot;59&quot;,&quot;11&quot;,&quot;أَلَمْ تَرَ إِلَى الَّذِينَ نَافَقُوا يَقُولُونَ&quot;,&quot;764&quot;,&quot;6.08&quot;,}, " calcext:value-type="string">
            <text:p>{"59","11","أَلَمْ تَرَ إِلَى الَّذِينَ نَافَقُوا يَقُولُونَ","764","6.08",}, 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أَلَمْ تَرَ إِلَى الَّذِينَ تَوَلَّوْا قَوْمًا</text:p>
          </table:table-cell>
          <table:table-cell table:style-name="ce2" office:value-type="float" office:value="760" calcext:value-type="float">
            <text:p>760</text:p>
          </table:table-cell>
          <table:table-cell table:formula="of:=COM.MICROSOFT.CONCAT(&quot;{&quot;; &quot;&quot;&quot;&quot;; [.A174]; &quot;&quot;&quot;&quot;; &quot;,&quot;; &quot;&quot;&quot;&quot;;  [.B174]; &quot;&quot;&quot;&quot;;  &quot;,&quot; ; &quot;&quot;&quot;&quot;; [.C174]; &quot;&quot;&quot;&quot;;  &quot;,&quot; ; &quot;&quot;&quot;&quot;; [.D174]; &quot;&quot;&quot;&quot;; &quot;}, &quot;)" office:value-type="string" office:string-value="{&quot;58&quot;,&quot;14&quot;,&quot;أَلَمْ تَرَ إِلَى الَّذِينَ تَوَلَّوْا قَوْمًا&quot;,&quot;760&quot;}, " calcext:value-type="string">
            <text:p>{"58","14","أَلَمْ تَرَ إِلَى الَّذِينَ تَوَلَّوْا قَوْمًا","760"}, 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سَبَّحَ لِلَّهِ مَا فِي السَّمَاوَاتِ وَمَا</text:p>
          </table:table-cell>
          <table:table-cell table:style-name="ce2" office:value-type="float" office:value="770" calcext:value-type="float">
            <text:p>770</text:p>
          </table:table-cell>
          <table:table-cell office:value-type="float" office:value="7.92" calcext:value-type="float">
            <text:p>7.92</text:p>
          </table:table-cell>
          <table:table-cell table:formula="of:=COM.MICROSOFT.CONCAT(&quot;{&quot;; &quot;&quot;&quot;&quot;; [.H174]; &quot;&quot;&quot;&quot;;  &quot;,&quot;; &quot;&quot;&quot;&quot;;  [.I174]; &quot;&quot;&quot;&quot;;  &quot;,&quot;; &quot;&quot;&quot;&quot;; [.J174]; &quot;&quot;&quot;&quot;;  &quot;,&quot; ; &quot;&quot;&quot;&quot;; [.K174]; &quot;&quot;&quot;&quot;;   &quot;,&quot; ; &quot;&quot;&quot;&quot;; [.L174]; &quot;&quot;&quot;&quot;; &quot;,&quot;; &quot;}, &quot;)" office:value-type="string" office:string-value="{&quot;61&quot;,&quot;1&quot;,&quot;سَبَّحَ لِلَّهِ مَا فِي السَّمَاوَاتِ وَمَا&quot;,&quot;770&quot;,&quot;7.92&quot;,}, " calcext:value-type="string">
            <text:p>{"61","1","سَبَّحَ لِلَّهِ مَا فِي السَّمَاوَاتِ وَمَا","770","7.92",}, 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سَبَّحَ لِلَّهِ مَا فِي السَّمَاوَاتِ وَمَا</text:p>
          </table:table-cell>
          <table:table-cell table:style-name="ce2" office:value-type="float" office:value="761" calcext:value-type="float">
            <text:p>761</text:p>
          </table:table-cell>
          <table:table-cell table:formula="of:=COM.MICROSOFT.CONCAT(&quot;{&quot;; &quot;&quot;&quot;&quot;; [.A175]; &quot;&quot;&quot;&quot;; &quot;,&quot;; &quot;&quot;&quot;&quot;;  [.B175]; &quot;&quot;&quot;&quot;;  &quot;,&quot; ; &quot;&quot;&quot;&quot;; [.C175]; &quot;&quot;&quot;&quot;;  &quot;,&quot; ; &quot;&quot;&quot;&quot;; [.D175]; &quot;&quot;&quot;&quot;; &quot;}, &quot;)" office:value-type="string" office:string-value="{&quot;59&quot;,&quot;1&quot;,&quot;سَبَّحَ لِلَّهِ مَا فِي السَّمَاوَاتِ وَمَا&quot;,&quot;761&quot;}, " calcext:value-type="string">
            <text:p>{"59","1","سَبَّحَ لِلَّهِ مَا فِي السَّمَاوَاتِ وَمَا","761"}, 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مَا أَصَابَ مِن مُّصِيبَةٍ إِلَّا بِإِذْنِ </text:p>
          </table:table-cell>
          <table:table-cell table:style-name="ce2" office:value-type="float" office:value="778" calcext:value-type="float">
            <text:p>778</text:p>
          </table:table-cell>
          <table:table-cell office:value-type="float" office:value="7.69" calcext:value-type="float">
            <text:p>7.69</text:p>
          </table:table-cell>
          <table:table-cell table:formula="of:=COM.MICROSOFT.CONCAT(&quot;{&quot;; &quot;&quot;&quot;&quot;; [.H175]; &quot;&quot;&quot;&quot;;  &quot;,&quot;; &quot;&quot;&quot;&quot;;  [.I175]; &quot;&quot;&quot;&quot;;  &quot;,&quot;; &quot;&quot;&quot;&quot;; [.J175]; &quot;&quot;&quot;&quot;;  &quot;,&quot; ; &quot;&quot;&quot;&quot;; [.K175]; &quot;&quot;&quot;&quot;;   &quot;,&quot; ; &quot;&quot;&quot;&quot;; [.L175]; &quot;&quot;&quot;&quot;; &quot;,&quot;; &quot;}, &quot;)" office:value-type="string" office:string-value="{&quot;64&quot;,&quot;11&quot;,&quot;مَا أَصَابَ مِن مُّصِيبَةٍ إِلَّا بِإِذْنِ &quot;,&quot;778&quot;,&quot;7.69&quot;,}, " calcext:value-type="string">
            <text:p>{"64","11","مَا أَصَابَ مِن مُّصِيبَةٍ إِلَّا بِإِذْنِ ","778","7.69",}, 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أَلَمْ تَرَ إِلَى الَّذِينَ نَافَقُوا يَقُولُونَ</text:p>
          </table:table-cell>
          <table:table-cell table:style-name="ce2" office:value-type="float" office:value="764" calcext:value-type="float">
            <text:p>764</text:p>
          </table:table-cell>
          <table:table-cell table:formula="of:=COM.MICROSOFT.CONCAT(&quot;{&quot;; &quot;&quot;&quot;&quot;; [.A176]; &quot;&quot;&quot;&quot;; &quot;,&quot;; &quot;&quot;&quot;&quot;;  [.B176]; &quot;&quot;&quot;&quot;;  &quot;,&quot; ; &quot;&quot;&quot;&quot;; [.C176]; &quot;&quot;&quot;&quot;;  &quot;,&quot; ; &quot;&quot;&quot;&quot;; [.D176]; &quot;&quot;&quot;&quot;; &quot;}, &quot;)" office:value-type="string" office:string-value="{&quot;59&quot;,&quot;11&quot;,&quot;أَلَمْ تَرَ إِلَى الَّذِينَ نَافَقُوا يَقُولُونَ&quot;,&quot;764&quot;}, " calcext:value-type="string">
            <text:p>{"59","11","أَلَمْ تَرَ إِلَى الَّذِينَ نَافَقُوا يَقُولُونَ","764"}, </text:p>
          </table:table-cell>
          <table:table-cell table:number-columns-repeated="1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يَا أَيُّهَا الَّذِينَ آمَنُوا اتَّقُوا اللَّهَ</text:p>
          </table:table-cell>
          <table:table-cell table:style-name="ce2" office:value-type="float" office:value="765" calcext:value-type="float">
            <text:p>765</text:p>
          </table:table-cell>
          <table:table-cell table:formula="of:=COM.MICROSOFT.CONCAT(&quot;{&quot;; &quot;&quot;&quot;&quot;; [.A177]; &quot;&quot;&quot;&quot;; &quot;,&quot;; &quot;&quot;&quot;&quot;;  [.B177]; &quot;&quot;&quot;&quot;;  &quot;,&quot; ; &quot;&quot;&quot;&quot;; [.C177]; &quot;&quot;&quot;&quot;;  &quot;,&quot; ; &quot;&quot;&quot;&quot;; [.D177]; &quot;&quot;&quot;&quot;; &quot;}, &quot;)" office:value-type="string" office:string-value="{&quot;59&quot;,&quot;18&quot;,&quot;يَا أَيُّهَا الَّذِينَ آمَنُوا اتَّقُوا اللَّهَ&quot;,&quot;765&quot;}, " calcext:value-type="string">
            <text:p>{"59","18","يَا أَيُّهَا الَّذِينَ آمَنُوا اتَّقُوا اللَّهَ","765"}, </text:p>
          </table:table-cell>
          <table:table-cell table:number-columns-repeated="1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َّذِينَ آمَنُوا لَا تَتَّخِذُوا</text:p>
          </table:table-cell>
          <table:table-cell table:style-name="ce2" office:value-type="float" office:value="766" calcext:value-type="float">
            <text:p>766</text:p>
          </table:table-cell>
          <table:table-cell table:formula="of:=COM.MICROSOFT.CONCAT(&quot;{&quot;; &quot;&quot;&quot;&quot;; [.A178]; &quot;&quot;&quot;&quot;; &quot;,&quot;; &quot;&quot;&quot;&quot;;  [.B178]; &quot;&quot;&quot;&quot;;  &quot;,&quot; ; &quot;&quot;&quot;&quot;; [.C178]; &quot;&quot;&quot;&quot;;  &quot;,&quot; ; &quot;&quot;&quot;&quot;; [.D178]; &quot;&quot;&quot;&quot;; &quot;}, &quot;)" office:value-type="string" office:string-value="{&quot;60&quot;,&quot;1&quot;,&quot;يَا أَيُّهَا الَّذِينَ آمَنُوا لَا تَتَّخِذُوا&quot;,&quot;766&quot;}, " calcext:value-type="string">
            <text:p>{"60","1","يَا أَيُّهَا الَّذِينَ آمَنُوا لَا تَتَّخِذُوا","766"}, </text:p>
          </table:table-cell>
          <table:table-cell table:number-columns-repeated="1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عَسَى اللَّهُ أَن يَجْعَلَ بَيْنَكُمْ</text:p>
          </table:table-cell>
          <table:table-cell table:style-name="ce2" office:value-type="float" office:value="768" calcext:value-type="float">
            <text:p>768</text:p>
          </table:table-cell>
          <table:table-cell table:formula="of:=COM.MICROSOFT.CONCAT(&quot;{&quot;; &quot;&quot;&quot;&quot;; [.A179]; &quot;&quot;&quot;&quot;; &quot;,&quot;; &quot;&quot;&quot;&quot;;  [.B179]; &quot;&quot;&quot;&quot;;  &quot;,&quot; ; &quot;&quot;&quot;&quot;; [.C179]; &quot;&quot;&quot;&quot;;  &quot;,&quot; ; &quot;&quot;&quot;&quot;; [.D179]; &quot;&quot;&quot;&quot;; &quot;}, &quot;)" office:value-type="string" office:string-value="{&quot;60&quot;,&quot;7&quot;,&quot;عَسَى اللَّهُ أَن يَجْعَلَ بَيْنَكُمْ&quot;,&quot;768&quot;}, " calcext:value-type="string">
            <text:p>{"60","7","عَسَى اللَّهُ أَن يَجْعَلَ بَيْنَكُمْ","768"}, </text:p>
          </table:table-cell>
          <table:table-cell table:number-columns-repeated="1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سَبَّحَ لِلَّهِ مَا فِي السَّمَاوَاتِ وَمَا</text:p>
          </table:table-cell>
          <table:table-cell table:style-name="ce2" office:value-type="float" office:value="770" calcext:value-type="float">
            <text:p>770</text:p>
          </table:table-cell>
          <table:table-cell table:formula="of:=COM.MICROSOFT.CONCAT(&quot;{&quot;; &quot;&quot;&quot;&quot;; [.A180]; &quot;&quot;&quot;&quot;; &quot;,&quot;; &quot;&quot;&quot;&quot;;  [.B180]; &quot;&quot;&quot;&quot;;  &quot;,&quot; ; &quot;&quot;&quot;&quot;; [.C180]; &quot;&quot;&quot;&quot;;  &quot;,&quot; ; &quot;&quot;&quot;&quot;; [.D180]; &quot;&quot;&quot;&quot;; &quot;}, &quot;)" office:value-type="string" office:string-value="{&quot;61&quot;,&quot;1&quot;,&quot;سَبَّحَ لِلَّهِ مَا فِي السَّمَاوَاتِ وَمَا&quot;,&quot;770&quot;}, " calcext:value-type="string">
            <text:p>{"61","1","سَبَّحَ لِلَّهِ مَا فِي السَّمَاوَاتِ وَمَا","770"}, </text:p>
          </table:table-cell>
          <table:table-cell table:number-columns-repeated="1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يَا أَيُّهَا الَّذِينَ آمَنُوا هَلْ أَدُلُّكُمْ</text:p>
          </table:table-cell>
          <table:table-cell table:style-name="ce2" office:value-type="float" office:value="771" calcext:value-type="float">
            <text:p>771</text:p>
          </table:table-cell>
          <table:table-cell table:formula="of:=COM.MICROSOFT.CONCAT(&quot;{&quot;; &quot;&quot;&quot;&quot;; [.A181]; &quot;&quot;&quot;&quot;; &quot;,&quot;; &quot;&quot;&quot;&quot;;  [.B181]; &quot;&quot;&quot;&quot;;  &quot;,&quot; ; &quot;&quot;&quot;&quot;; [.C181]; &quot;&quot;&quot;&quot;;  &quot;,&quot; ; &quot;&quot;&quot;&quot;; [.D181]; &quot;&quot;&quot;&quot;; &quot;}, &quot;)" office:value-type="string" office:string-value="{&quot;61&quot;,&quot;10&quot;,&quot;يَا أَيُّهَا الَّذِينَ آمَنُوا هَلْ أَدُلُّكُمْ&quot;,&quot;771&quot;}, " calcext:value-type="string">
            <text:p>{"61","10","يَا أَيُّهَا الَّذِينَ آمَنُوا هَلْ أَدُلُّكُمْ","771"}, </text:p>
          </table:table-cell>
          <table:table-cell table:number-columns-repeated="1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ُسَبِّحُ لِلَّهِ مَا فِي السَّمَاوَاتِ وَمَا </text:p>
          </table:table-cell>
          <table:table-cell table:style-name="ce2" office:value-type="float" office:value="773" calcext:value-type="float">
            <text:p>773</text:p>
          </table:table-cell>
          <table:table-cell table:formula="of:=COM.MICROSOFT.CONCAT(&quot;{&quot;; &quot;&quot;&quot;&quot;; [.A182]; &quot;&quot;&quot;&quot;; &quot;,&quot;; &quot;&quot;&quot;&quot;;  [.B182]; &quot;&quot;&quot;&quot;;  &quot;,&quot; ; &quot;&quot;&quot;&quot;; [.C182]; &quot;&quot;&quot;&quot;;  &quot;,&quot; ; &quot;&quot;&quot;&quot;; [.D182]; &quot;&quot;&quot;&quot;; &quot;}, &quot;)" office:value-type="string" office:string-value="{&quot;62&quot;,&quot;1&quot;,&quot;يُسَبِّحُ لِلَّهِ مَا فِي السَّمَاوَاتِ وَمَا &quot;,&quot;773&quot;}, " calcext:value-type="string">
            <text:p>{"62","1","يُسَبِّحُ لِلَّهِ مَا فِي السَّمَاوَاتِ وَمَا ","773"}, </text:p>
          </table:table-cell>
          <table:table-cell table:number-columns-repeated="1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يَا أَيُّهَا الَّذِينَ آمَنُوا إِذَا نُودِيَ</text:p>
          </table:table-cell>
          <table:table-cell table:style-name="ce2" office:value-type="float" office:value="774" calcext:value-type="float">
            <text:p>774</text:p>
          </table:table-cell>
          <table:table-cell table:formula="of:=COM.MICROSOFT.CONCAT(&quot;{&quot;; &quot;&quot;&quot;&quot;; [.A183]; &quot;&quot;&quot;&quot;; &quot;,&quot;; &quot;&quot;&quot;&quot;;  [.B183]; &quot;&quot;&quot;&quot;;  &quot;,&quot; ; &quot;&quot;&quot;&quot;; [.C183]; &quot;&quot;&quot;&quot;;  &quot;,&quot; ; &quot;&quot;&quot;&quot;; [.D183]; &quot;&quot;&quot;&quot;; &quot;}, &quot;)" office:value-type="string" office:string-value="{&quot;62&quot;,&quot;9&quot;,&quot;يَا أَيُّهَا الَّذِينَ آمَنُوا إِذَا نُودِيَ&quot;,&quot;774&quot;}, " calcext:value-type="string">
            <text:p>{"62","9","يَا أَيُّهَا الَّذِينَ آمَنُوا إِذَا نُودِيَ","774"}, </text:p>
          </table:table-cell>
          <table:table-cell table:number-columns-repeated="1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ذَا جَاءَكَ الْمُنَافِقُونَ قَالُوا نَشْهَدُ </text:p>
          </table:table-cell>
          <table:table-cell table:style-name="ce2" office:value-type="float" office:value="775" calcext:value-type="float">
            <text:p>775</text:p>
          </table:table-cell>
          <table:table-cell table:formula="of:=COM.MICROSOFT.CONCAT(&quot;{&quot;; &quot;&quot;&quot;&quot;; [.A184]; &quot;&quot;&quot;&quot;; &quot;,&quot;; &quot;&quot;&quot;&quot;;  [.B184]; &quot;&quot;&quot;&quot;;  &quot;,&quot; ; &quot;&quot;&quot;&quot;; [.C184]; &quot;&quot;&quot;&quot;;  &quot;,&quot; ; &quot;&quot;&quot;&quot;; [.D184]; &quot;&quot;&quot;&quot;; &quot;}, &quot;)" office:value-type="string" office:string-value="{&quot;63&quot;,&quot;1&quot;,&quot;إِذَا جَاءَكَ الْمُنَافِقُونَ قَالُوا نَشْهَدُ &quot;,&quot;775&quot;}, " calcext:value-type="string">
            <text:p>{"63","1","إِذَا جَاءَكَ الْمُنَافِقُونَ قَالُوا نَشْهَدُ ","775"}, </text:p>
          </table:table-cell>
          <table:table-cell table:number-columns-repeated="1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يَا أَيُّهَا الَّذِينَ آمَنُوا لَا تُلْهِكُمْ</text:p>
          </table:table-cell>
          <table:table-cell table:style-name="ce2" office:value-type="float" office:value="776" calcext:value-type="float">
            <text:p>776</text:p>
          </table:table-cell>
          <table:table-cell table:formula="of:=COM.MICROSOFT.CONCAT(&quot;{&quot;; &quot;&quot;&quot;&quot;; [.A185]; &quot;&quot;&quot;&quot;; &quot;,&quot;; &quot;&quot;&quot;&quot;;  [.B185]; &quot;&quot;&quot;&quot;;  &quot;,&quot; ; &quot;&quot;&quot;&quot;; [.C185]; &quot;&quot;&quot;&quot;;  &quot;,&quot; ; &quot;&quot;&quot;&quot;; [.D185]; &quot;&quot;&quot;&quot;; &quot;}, &quot;)" office:value-type="string" office:string-value="{&quot;63&quot;,&quot;9&quot;,&quot;يَا أَيُّهَا الَّذِينَ آمَنُوا لَا تُلْهِكُمْ&quot;,&quot;776&quot;}, " calcext:value-type="string">
            <text:p>{"63","9","يَا أَيُّهَا الَّذِينَ آمَنُوا لَا تُلْهِكُمْ","776"}, </text:p>
          </table:table-cell>
          <table:table-cell table:number-columns-repeated="1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ُسَبِّحُ لِلَّهِ مَا فِي السَّمَاوَاتِ وَمَا</text:p>
          </table:table-cell>
          <table:table-cell table:style-name="ce2" office:value-type="float" office:value="777" calcext:value-type="float">
            <text:p>777</text:p>
          </table:table-cell>
          <table:table-cell table:formula="of:=COM.MICROSOFT.CONCAT(&quot;{&quot;; &quot;&quot;&quot;&quot;; [.A186]; &quot;&quot;&quot;&quot;; &quot;,&quot;; &quot;&quot;&quot;&quot;;  [.B186]; &quot;&quot;&quot;&quot;;  &quot;,&quot; ; &quot;&quot;&quot;&quot;; [.C186]; &quot;&quot;&quot;&quot;;  &quot;,&quot; ; &quot;&quot;&quot;&quot;; [.D186]; &quot;&quot;&quot;&quot;; &quot;}, &quot;)" office:value-type="string" office:string-value="{&quot;64&quot;,&quot;1&quot;,&quot;يُسَبِّحُ لِلَّهِ مَا فِي السَّمَاوَاتِ وَمَا&quot;,&quot;777&quot;}, " calcext:value-type="string">
            <text:p>{"64","1","يُسَبِّحُ لِلَّهِ مَا فِي السَّمَاوَاتِ وَمَا","777"}, </text:p>
          </table:table-cell>
          <table:table-cell table:number-columns-repeated="1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مَا أَصَابَ مِن مُّصِيبَةٍ إِلَّا بِإِذْنِ </text:p>
          </table:table-cell>
          <table:table-cell table:style-name="ce2" office:value-type="float" office:value="778" calcext:value-type="float">
            <text:p>778</text:p>
          </table:table-cell>
          <table:table-cell table:formula="of:=COM.MICROSOFT.CONCAT(&quot;{&quot;; &quot;&quot;&quot;&quot;; [.A187]; &quot;&quot;&quot;&quot;; &quot;,&quot;; &quot;&quot;&quot;&quot;;  [.B187]; &quot;&quot;&quot;&quot;;  &quot;,&quot; ; &quot;&quot;&quot;&quot;; [.C187]; &quot;&quot;&quot;&quot;;  &quot;,&quot; ; &quot;&quot;&quot;&quot;; [.D187]; &quot;&quot;&quot;&quot;; &quot;}, &quot;)" office:value-type="string" office:string-value="{&quot;64&quot;,&quot;11&quot;,&quot;مَا أَصَابَ مِن مُّصِيبَةٍ إِلَّا بِإِذْنِ &quot;,&quot;778&quot;}, " calcext:value-type="string">
            <text:p>{"64","11","مَا أَصَابَ مِن مُّصِيبَةٍ إِلَّا بِإِذْنِ ","778"}, </text:p>
          </table:table-cell>
          <table:table-cell table:number-columns-repeated="1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نَّبِيُّ إِذَا طَلَّقْتُمُ النِّسَاءَ</text:p>
          </table:table-cell>
          <table:table-cell table:style-name="ce2" office:value-type="float" office:value="780" calcext:value-type="float">
            <text:p>780</text:p>
          </table:table-cell>
          <table:table-cell table:formula="of:=COM.MICROSOFT.CONCAT(&quot;{&quot;; &quot;&quot;&quot;&quot;; [.A188]; &quot;&quot;&quot;&quot;; &quot;,&quot;; &quot;&quot;&quot;&quot;;  [.B188]; &quot;&quot;&quot;&quot;;  &quot;,&quot; ; &quot;&quot;&quot;&quot;; [.C188]; &quot;&quot;&quot;&quot;;  &quot;,&quot; ; &quot;&quot;&quot;&quot;; [.D188]; &quot;&quot;&quot;&quot;; &quot;}, &quot;)" office:value-type="string" office:string-value="{&quot;65&quot;,&quot;1&quot;,&quot;يَا أَيُّهَا النَّبِيُّ إِذَا طَلَّقْتُمُ النِّسَاءَ&quot;,&quot;780&quot;}, " calcext:value-type="string">
            <text:p>{"65","1","يَا أَيُّهَا النَّبِيُّ إِذَا طَلَّقْتُمُ النِّسَاءَ","780"}, </text:p>
          </table:table-cell>
          <table:table-cell table:number-columns-repeated="1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وَكَأَيِّن مِّن قَرْيَةٍ عَتَتْ عَنْ أَمْرِ</text:p>
          </table:table-cell>
          <table:table-cell table:style-name="ce2" office:value-type="float" office:value="782" calcext:value-type="float">
            <text:p>782</text:p>
          </table:table-cell>
          <table:table-cell table:formula="of:=COM.MICROSOFT.CONCAT(&quot;{&quot;; &quot;&quot;&quot;&quot;; [.A189]; &quot;&quot;&quot;&quot;; &quot;,&quot;; &quot;&quot;&quot;&quot;;  [.B189]; &quot;&quot;&quot;&quot;;  &quot;,&quot; ; &quot;&quot;&quot;&quot;; [.C189]; &quot;&quot;&quot;&quot;;  &quot;,&quot; ; &quot;&quot;&quot;&quot;; [.D189]; &quot;&quot;&quot;&quot;; &quot;}, &quot;)" office:value-type="string" office:string-value="{&quot;65&quot;,&quot;8&quot;,&quot;وَكَأَيِّن مِّن قَرْيَةٍ عَتَتْ عَنْ أَمْرِ&quot;,&quot;782&quot;}, " calcext:value-type="string">
            <text:p>{"65","8","وَكَأَيِّن مِّن قَرْيَةٍ عَتَتْ عَنْ أَمْرِ","782"}, </text:p>
          </table:table-cell>
          <table:table-cell table:number-columns-repeated="1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نَّبِيُّ لِمَ تُحَرِّمُ مَا أَحَلَّ</text:p>
          </table:table-cell>
          <table:table-cell table:style-name="ce2" office:value-type="float" office:value="783" calcext:value-type="float">
            <text:p>783</text:p>
          </table:table-cell>
          <table:table-cell table:formula="of:=COM.MICROSOFT.CONCAT(&quot;{&quot;; &quot;&quot;&quot;&quot;; [.A190]; &quot;&quot;&quot;&quot;; &quot;,&quot;; &quot;&quot;&quot;&quot;;  [.B190]; &quot;&quot;&quot;&quot;;  &quot;,&quot; ; &quot;&quot;&quot;&quot;; [.C190]; &quot;&quot;&quot;&quot;;  &quot;,&quot; ; &quot;&quot;&quot;&quot;; [.D190]; &quot;&quot;&quot;&quot;; &quot;}, &quot;)" office:value-type="string" office:string-value="{&quot;66&quot;,&quot;1&quot;,&quot;يَا أَيُّهَا النَّبِيُّ لِمَ تُحَرِّمُ مَا أَحَلَّ&quot;,&quot;783&quot;}, " calcext:value-type="string">
            <text:p>{"66","1","يَا أَيُّهَا النَّبِيُّ لِمَ تُحَرِّمُ مَا أَحَلَّ","783"}, </text:p>
          </table:table-cell>
          <table:table-cell table:number-columns-repeated="1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يَا أَيُّهَا الَّذِينَ آمَنُوا تُوبُوا إِلَى اللَّهِ</text:p>
          </table:table-cell>
          <table:table-cell table:style-name="ce2" office:value-type="float" office:value="785" calcext:value-type="float">
            <text:p>785</text:p>
          </table:table-cell>
          <table:table-cell table:formula="of:=COM.MICROSOFT.CONCAT(&quot;{&quot;; &quot;&quot;&quot;&quot;; [.A191]; &quot;&quot;&quot;&quot;; &quot;,&quot;; &quot;&quot;&quot;&quot;;  [.B191]; &quot;&quot;&quot;&quot;;  &quot;,&quot; ; &quot;&quot;&quot;&quot;; [.C191]; &quot;&quot;&quot;&quot;;  &quot;,&quot; ; &quot;&quot;&quot;&quot;; [.D191]; &quot;&quot;&quot;&quot;; &quot;}, &quot;)" office:value-type="string" office:string-value="{&quot;66&quot;,&quot;8&quot;,&quot;يَا أَيُّهَا الَّذِينَ آمَنُوا تُوبُوا إِلَى اللَّهِ&quot;,&quot;785&quot;}, " calcext:value-type="string">
            <text:p>{"66","8","يَا أَيُّهَا الَّذِينَ آمَنُوا تُوبُوا إِلَى اللَّهِ","785"},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تَبَارَكَ الَّذِي بِيَدِهِ الْمُلْكُ</text:p>
          </table:table-cell>
          <table:table-cell table:style-name="ce2" office:value-type="string" calcext:value-type="string">
            <text:p>787</text:p>
          </table:table-cell>
          <table:table-cell table:formula="of:=COM.MICROSOFT.CONCAT(&quot;{&quot;; &quot;&quot;&quot;&quot;; [.A196]; &quot;&quot;&quot;&quot;; &quot;,&quot;; &quot;&quot;&quot;&quot;;  [.B196]; &quot;&quot;&quot;&quot;;  &quot;,&quot; ; &quot;&quot;&quot;&quot;; [.C196]; &quot;&quot;&quot;&quot;;  &quot;,&quot; ; &quot;&quot;&quot;&quot;; [.D196]; &quot;&quot;&quot;&quot;; &quot;}, &quot;)" office:value-type="string" office:string-value="{&quot;67&quot;,&quot;1&quot;,&quot;تَبَارَكَ الَّذِي بِيَدِهِ الْمُلْكُ&quot;,&quot;787&quot;}, " calcext:value-type="string">
            <text:p>{"67","1","تَبَارَكَ الَّذِي بِيَدِهِ الْمُلْكُ","787"}, </text:p>
          </table:table-cell>
          <table:table-cell table:formula="of:=COM.MICROSOFT.CONCAT(&quot;{&quot;; [.E196:.E217]; &quot;}, &quot;)" office:value-type="string" office:string-value="{{&quot;67&quot;,&quot;1&quot;,&quot;تَبَارَكَ الَّذِي بِيَدِهِ الْمُلْكُ&quot;,&quot;787&quot;}, {&quot;67&quot;,&quot;15&quot;,&quot;هُوَ الَّذِي جَعَلَ لَكُمُ الْأَرْضَ&quot;,&quot;788&quot;}, {&quot;68&quot;,&quot;1&quot;,&quot;ن ۚ وَالْقَلَمِ وَمَا يَسْطُرُونَ &quot;,&quot;790&quot;}, {&quot;68&quot;,&quot;34&quot;,&quot;إِنَّ لِلْمُتَّقِينَ عِندَ رَبِّهِمْ جَنَّاتِ  &quot;,&quot;792&quot;}, {&quot;69&quot;,&quot;1&quot;,&quot;الْحَاقَّةُ&quot;,&quot;794&quot;}, {&quot;69&quot;,&quot;38&quot;,&quot;فَلَا أُقْسِمُ بِمَا تُبْصِرُونَ&quot;,&quot;796&quot;}, {&quot;70&quot;,&quot;1&quot;,&quot;سَأَلَ سَائِلٌ بِعَذَابٍ وَاقِعٍ&quot;,&quot;797&quot;}, {&quot;70&quot;,&quot;36&quot;,&quot;فَمَالِ الَّذِينَ كَفَرُوا قِبَلَكَ &quot;,&quot;799&quot;}, {&quot;71&quot;,&quot;1&quot;,&quot;إِنَّا أَرْسَلْنَا نُوحًا إِلَىٰ قَوْمِهِ أَنْ&quot;,&quot;800&quot;}, {&quot;71&quot;,&quot;21&quot;,&quot;قَالَ نُوحٌ رَّبِّ إِنَّهُمْ عَصَوْنِي&quot;,&quot;801&quot;}, {&quot;72&quot;,&quot;1&quot;,&quot;قُلْ أُوحِيَ إِلَيَّ أَنَّهُ اسْتَمَعَ &quot;,&quot;803&quot;}, {&quot;72&quot;,&quot;20&quot;,&quot;قُلْ إِنَّمَا أَدْعُو رَبِّي وَلَا أُشْرِكُ&quot;,&quot;805&quot;}, {&quot;73&quot;,&quot;1&quot;,&quot;يَا أَيُّهَا الْمُزَّمِّلُ&quot;,&quot;806&quot;}, {&quot;73&quot;,&quot;20&quot;,&quot;إِنَّ رَبَّكَ يَعْلَمُ أَنَّكَ تَقُومُ أَدْنَىٰ&quot;,&quot;807&quot;}, {&quot;74&quot;,&quot;1&quot;,&quot;يَا أَيُّهَا الْمُدَّثِّرُ&quot;,&quot;808&quot;}, {&quot;74&quot;,&quot;32&quot;,&quot;كَلَّا وَالْقَمَرِ&quot;,&quot;810&quot;}, {&quot;75&quot;,&quot;1&quot;,&quot;لَا أُقْسِمُ بِيَوْمِ الْقِيَامَةِ&quot;,&quot;811&quot;}, {&quot;75&quot;,&quot;31&quot;,&quot;فَلَا صَدَّقَ وَلَا صَلَّىٰ &quot;,&quot;812&quot;}, {&quot;76&quot;,&quot;1&quot;,&quot;هَلْ أَتَىٰ عَلَى الْإِنسَانِ حِينٌ &quot;,&quot;813&quot;}, {&quot;76&quot;,&quot;23&quot;,&quot;إِنَّا نَحْنُ نَزَّلْنَا عَلَيْكَ الْقُرْآنَ تَنزِيلًا&quot;,&quot;815&quot;}, {&quot;77&quot;,&quot;1&quot;,&quot;وَالْمُرْسَلَاتِ عُرْفًا&quot;,&quot;816&quot;}, {&quot;77&quot;,&quot;41&quot;,&quot;إِنَّ الْمُتَّقِينَ فِي ظِلَالٍ وَعُيُونٍ &quot;,&quot;818&quot;}, }, " calcext:value-type="string">
            <text:p>{{"67","1","تَبَارَكَ الَّذِي بِيَدِهِ الْمُلْكُ","787"}, {"67","15","هُوَ الَّذِي جَعَلَ لَكُمُ الْأَرْضَ","788"}, {"68","1","ن ۚ وَالْقَلَمِ وَمَا يَسْطُرُونَ ","790"}, {"68","34","إِنَّ لِلْمُتَّقِينَ عِندَ رَبِّهِمْ جَنَّاتِ <text:s/>","792"}, {"69","1","الْحَاقَّةُ","794"}, {"69","38","فَلَا أُقْسِمُ بِمَا تُبْصِرُونَ","796"}, {"70","1","سَأَلَ سَائِلٌ بِعَذَابٍ وَاقِعٍ","797"}, {"70","36","فَمَالِ الَّذِينَ كَفَرُوا قِبَلَكَ ","799"}, {"71","1","إِنَّا أَرْسَلْنَا نُوحًا إِلَىٰ قَوْمِهِ أَنْ","800"}, {"71","21","قَالَ نُوحٌ رَّبِّ إِنَّهُمْ عَصَوْنِي","801"}, {"72","1","قُلْ أُوحِيَ إِلَيَّ أَنَّهُ اسْتَمَعَ ","803"}, {"72","20","قُلْ إِنَّمَا أَدْعُو رَبِّي وَلَا أُشْرِكُ","805"}, {"73","1","يَا أَيُّهَا الْمُزَّمِّلُ","806"}, {"73","20","إِنَّ رَبَّكَ يَعْلَمُ أَنَّكَ تَقُومُ أَدْنَىٰ","807"}, {"74","1","يَا أَيُّهَا الْمُدَّثِّرُ","808"}, {"74","32","كَلَّا وَالْقَمَرِ","810"}, {"75","1","لَا أُقْسِمُ بِيَوْمِ الْقِيَامَةِ","811"}, {"75","31","فَلَا صَدَّقَ وَلَا صَلَّىٰ ","812"}, {"76","1","هَلْ أَتَىٰ عَلَى الْإِنسَانِ حِينٌ ","813"}, {"76","23","إِنَّا نَحْنُ نَزَّلْنَا عَلَيْكَ الْقُرْآنَ تَنزِيلًا","815"}, {"77","1","وَالْمُرْسَلَاتِ عُرْفًا","816"}, {"77","41","إِنَّ الْمُتَّقِينَ فِي ظِلَالٍ وَعُيُونٍ ","818"}, },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تَبَارَكَ الَّذِي بِيَدِهِ الْمُلْكُ</text:p>
          </table:table-cell>
          <table:table-cell table:style-name="ce2" office:value-type="string" calcext:value-type="string">
            <text:p>787</text:p>
          </table:table-cell>
          <table:table-cell office:value-type="float" office:value="6.92" calcext:value-type="float">
            <text:p>6.92</text:p>
          </table:table-cell>
          <table:table-cell table:formula="of:=COM.MICROSOFT.CONCAT(&quot;{&quot;; &quot;&quot;&quot;&quot;; [.H196]; &quot;&quot;&quot;&quot;;  &quot;,&quot;; &quot;&quot;&quot;&quot;;  [.I196]; &quot;&quot;&quot;&quot;;  &quot;,&quot;; &quot;&quot;&quot;&quot;; [.J196]; &quot;&quot;&quot;&quot;;  &quot;,&quot; ; &quot;&quot;&quot;&quot;; [.K196]; &quot;&quot;&quot;&quot;;   &quot;,&quot; ; &quot;&quot;&quot;&quot;; [.L196]; &quot;&quot;&quot;&quot;; &quot;,&quot;; &quot;}, &quot;)" office:value-type="string" office:string-value="{&quot;67&quot;,&quot;1&quot;,&quot;تَبَارَكَ الَّذِي بِيَدِهِ الْمُلْكُ&quot;,&quot;787&quot;,&quot;6.92&quot;,}, " calcext:value-type="string">
            <text:p>{"67","1","تَبَارَكَ الَّذِي بِيَدِهِ الْمُلْكُ","787","6.92",}, </text:p>
          </table:table-cell>
          <table:table-cell table:formula="of:=COM.MICROSOFT.CONCAT(&quot;{&quot;; [.M196:.M199]; &quot;}, &quot;)" office:value-type="string" office:string-value="{{&quot;67&quot;,&quot;1&quot;,&quot;تَبَارَكَ الَّذِي بِيَدِهِ الْمُلْكُ&quot;,&quot;787&quot;,&quot;6.92&quot;,}, {&quot;69&quot;,&quot;1&quot;,&quot;الْحَاقَّةُ&quot;,&quot;794&quot;,&quot;8.31&quot;,}, {&quot;72&quot;,&quot;1&quot;,&quot;قُلْ أُوحِيَ إِلَيَّ أَنَّهُ اسْتَمَعَ &quot;,&quot;803&quot;,&quot;8.00&quot;,}, {&quot;75&quot;,&quot;1&quot;,&quot;لَا أُقْسِمُ بِيَوْمِ الْقِيَامَةِ&quot;,&quot;811&quot;,&quot;7.08&quot;,}, }, " calcext:value-type="string">
            <text:p>{{"67","1","تَبَارَكَ الَّذِي بِيَدِهِ الْمُلْكُ","787","6.92",}, {"69","1","الْحَاقَّةُ","794","8.31",}, {"72","1","قُلْ أُوحِيَ إِلَيَّ أَنَّهُ اسْتَمَعَ ","803","8.00",}, {"75","1","لَا أُقْسِمُ بِيَوْمِ الْقِيَامَةِ","811","7.08",}, }, 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هُوَ الَّذِي جَعَلَ لَكُمُ الْأَرْضَ</text:p>
          </table:table-cell>
          <table:table-cell table:style-name="ce2" office:value-type="float" office:value="788" calcext:value-type="float">
            <text:p>788</text:p>
          </table:table-cell>
          <table:table-cell table:formula="of:=COM.MICROSOFT.CONCAT(&quot;{&quot;; &quot;&quot;&quot;&quot;; [.A197]; &quot;&quot;&quot;&quot;; &quot;,&quot;; &quot;&quot;&quot;&quot;;  [.B197]; &quot;&quot;&quot;&quot;;  &quot;,&quot; ; &quot;&quot;&quot;&quot;; [.C197]; &quot;&quot;&quot;&quot;;  &quot;,&quot; ; &quot;&quot;&quot;&quot;; [.D197]; &quot;&quot;&quot;&quot;; &quot;}, &quot;)" office:value-type="string" office:string-value="{&quot;67&quot;,&quot;15&quot;,&quot;هُوَ الَّذِي جَعَلَ لَكُمُ الْأَرْضَ&quot;,&quot;788&quot;}, " calcext:value-type="string">
            <text:p>{"67","15","هُوَ الَّذِي جَعَلَ لَكُمُ الْأَرْضَ","788"}, 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ْحَاقَّةُ</text:p>
          </table:table-cell>
          <table:table-cell table:style-name="ce2" office:value-type="float" office:value="794" calcext:value-type="float">
            <text:p>794</text:p>
          </table:table-cell>
          <table:table-cell office:value-type="float" office:value="8.31" calcext:value-type="float">
            <text:p>8.31</text:p>
          </table:table-cell>
          <table:table-cell table:formula="of:=COM.MICROSOFT.CONCAT(&quot;{&quot;; &quot;&quot;&quot;&quot;; [.H197]; &quot;&quot;&quot;&quot;;  &quot;,&quot;; &quot;&quot;&quot;&quot;;  [.I197]; &quot;&quot;&quot;&quot;;  &quot;,&quot;; &quot;&quot;&quot;&quot;; [.J197]; &quot;&quot;&quot;&quot;;  &quot;,&quot; ; &quot;&quot;&quot;&quot;; [.K197]; &quot;&quot;&quot;&quot;;   &quot;,&quot; ; &quot;&quot;&quot;&quot;; [.L197]; &quot;&quot;&quot;&quot;; &quot;,&quot;; &quot;}, &quot;)" office:value-type="string" office:string-value="{&quot;69&quot;,&quot;1&quot;,&quot;الْحَاقَّةُ&quot;,&quot;794&quot;,&quot;8.31&quot;,}, " calcext:value-type="string">
            <text:p>{"69","1","الْحَاقَّةُ","794","8.31",}, 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ن ۚ وَالْقَلَمِ وَمَا يَسْطُرُونَ </text:p>
          </table:table-cell>
          <table:table-cell table:style-name="ce2" office:value-type="float" office:value="790" calcext:value-type="float">
            <text:p>790</text:p>
          </table:table-cell>
          <table:table-cell table:formula="of:=COM.MICROSOFT.CONCAT(&quot;{&quot;; &quot;&quot;&quot;&quot;; [.A198]; &quot;&quot;&quot;&quot;; &quot;,&quot;; &quot;&quot;&quot;&quot;;  [.B198]; &quot;&quot;&quot;&quot;;  &quot;,&quot; ; &quot;&quot;&quot;&quot;; [.C198]; &quot;&quot;&quot;&quot;;  &quot;,&quot; ; &quot;&quot;&quot;&quot;; [.D198]; &quot;&quot;&quot;&quot;; &quot;}, &quot;)" office:value-type="string" office:string-value="{&quot;68&quot;,&quot;1&quot;,&quot;ن ۚ وَالْقَلَمِ وَمَا يَسْطُرُونَ &quot;,&quot;790&quot;}, " calcext:value-type="string">
            <text:p>{"68","1","ن ۚ وَالْقَلَمِ وَمَا يَسْطُرُونَ ","790"}, 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ُلْ أُوحِيَ إِلَيَّ أَنَّهُ اسْتَمَعَ </text:p>
          </table:table-cell>
          <table:table-cell table:style-name="ce2" office:value-type="float" office:value="803" calcext:value-type="float">
            <text:p>803</text:p>
          </table:table-cell>
          <table:table-cell table:formula="of:=&quot;8.00&quot;" office:value-type="string" office:string-value="8.00" calcext:value-type="string">
            <text:p>8.00</text:p>
          </table:table-cell>
          <table:table-cell table:formula="of:=COM.MICROSOFT.CONCAT(&quot;{&quot;; &quot;&quot;&quot;&quot;; [.H198]; &quot;&quot;&quot;&quot;;  &quot;,&quot;; &quot;&quot;&quot;&quot;;  [.I198]; &quot;&quot;&quot;&quot;;  &quot;,&quot;; &quot;&quot;&quot;&quot;; [.J198]; &quot;&quot;&quot;&quot;;  &quot;,&quot; ; &quot;&quot;&quot;&quot;; [.K198]; &quot;&quot;&quot;&quot;;   &quot;,&quot; ; &quot;&quot;&quot;&quot;; [.L198]; &quot;&quot;&quot;&quot;; &quot;,&quot;; &quot;}, &quot;)" office:value-type="string" office:string-value="{&quot;72&quot;,&quot;1&quot;,&quot;قُلْ أُوحِيَ إِلَيَّ أَنَّهُ اسْتَمَعَ &quot;,&quot;803&quot;,&quot;8.00&quot;,}, " calcext:value-type="string">
            <text:p>{"72","1","قُلْ أُوحِيَ إِلَيَّ أَنَّهُ اسْتَمَعَ ","803","8.00",}, 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إِنَّ لِلْمُتَّقِينَ عِندَ رَبِّهِمْ جَنَّاتِ <text:s/></text:p>
          </table:table-cell>
          <table:table-cell table:style-name="ce2" office:value-type="float" office:value="792" calcext:value-type="float">
            <text:p>792</text:p>
          </table:table-cell>
          <table:table-cell table:formula="of:=COM.MICROSOFT.CONCAT(&quot;{&quot;; &quot;&quot;&quot;&quot;; [.A199]; &quot;&quot;&quot;&quot;; &quot;,&quot;; &quot;&quot;&quot;&quot;;  [.B199]; &quot;&quot;&quot;&quot;;  &quot;,&quot; ; &quot;&quot;&quot;&quot;; [.C199]; &quot;&quot;&quot;&quot;;  &quot;,&quot; ; &quot;&quot;&quot;&quot;; [.D199]; &quot;&quot;&quot;&quot;; &quot;}, &quot;)" office:value-type="string" office:string-value="{&quot;68&quot;,&quot;34&quot;,&quot;إِنَّ لِلْمُتَّقِينَ عِندَ رَبِّهِمْ جَنَّاتِ  &quot;,&quot;792&quot;}, " calcext:value-type="string">
            <text:p>{"68","34","إِنَّ لِلْمُتَّقِينَ عِندَ رَبِّهِمْ جَنَّاتِ <text:s/>","792"}, 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لَا أُقْسِمُ بِيَوْمِ الْقِيَامَةِ</text:p>
          </table:table-cell>
          <table:table-cell table:style-name="ce2" office:value-type="float" office:value="811" calcext:value-type="float">
            <text:p>811</text:p>
          </table:table-cell>
          <table:table-cell office:value-type="float" office:value="7.08" calcext:value-type="float">
            <text:p>7.08</text:p>
          </table:table-cell>
          <table:table-cell table:formula="of:=COM.MICROSOFT.CONCAT(&quot;{&quot;; &quot;&quot;&quot;&quot;; [.H199]; &quot;&quot;&quot;&quot;;  &quot;,&quot;; &quot;&quot;&quot;&quot;;  [.I199]; &quot;&quot;&quot;&quot;;  &quot;,&quot;; &quot;&quot;&quot;&quot;; [.J199]; &quot;&quot;&quot;&quot;;  &quot;,&quot; ; &quot;&quot;&quot;&quot;; [.K199]; &quot;&quot;&quot;&quot;;   &quot;,&quot; ; &quot;&quot;&quot;&quot;; [.L199]; &quot;&quot;&quot;&quot;; &quot;,&quot;; &quot;}, &quot;)" office:value-type="string" office:string-value="{&quot;75&quot;,&quot;1&quot;,&quot;لَا أُقْسِمُ بِيَوْمِ الْقِيَامَةِ&quot;,&quot;811&quot;,&quot;7.08&quot;,}, " calcext:value-type="string">
            <text:p>{"75","1","لَا أُقْسِمُ بِيَوْمِ الْقِيَامَةِ","811","7.08",}, 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ْحَاقَّةُ</text:p>
          </table:table-cell>
          <table:table-cell table:style-name="ce2" office:value-type="float" office:value="794" calcext:value-type="float">
            <text:p>794</text:p>
          </table:table-cell>
          <table:table-cell table:formula="of:=COM.MICROSOFT.CONCAT(&quot;{&quot;; &quot;&quot;&quot;&quot;; [.A200]; &quot;&quot;&quot;&quot;; &quot;,&quot;; &quot;&quot;&quot;&quot;;  [.B200]; &quot;&quot;&quot;&quot;;  &quot;,&quot; ; &quot;&quot;&quot;&quot;; [.C200]; &quot;&quot;&quot;&quot;;  &quot;,&quot; ; &quot;&quot;&quot;&quot;; [.D200]; &quot;&quot;&quot;&quot;; &quot;}, &quot;)" office:value-type="string" office:string-value="{&quot;69&quot;,&quot;1&quot;,&quot;الْحَاقَّةُ&quot;,&quot;794&quot;}, " calcext:value-type="string">
            <text:p>{"69","1","الْحَاقَّةُ","794"}, </text:p>
          </table:table-cell>
          <table:table-cell table:number-columns-repeated="1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فَلَا أُقْسِمُ بِمَا تُبْصِرُونَ</text:p>
          </table:table-cell>
          <table:table-cell table:style-name="ce2" office:value-type="float" office:value="796" calcext:value-type="float">
            <text:p>796</text:p>
          </table:table-cell>
          <table:table-cell table:formula="of:=COM.MICROSOFT.CONCAT(&quot;{&quot;; &quot;&quot;&quot;&quot;; [.A201]; &quot;&quot;&quot;&quot;; &quot;,&quot;; &quot;&quot;&quot;&quot;;  [.B201]; &quot;&quot;&quot;&quot;;  &quot;,&quot; ; &quot;&quot;&quot;&quot;; [.C201]; &quot;&quot;&quot;&quot;;  &quot;,&quot; ; &quot;&quot;&quot;&quot;; [.D201]; &quot;&quot;&quot;&quot;; &quot;}, &quot;)" office:value-type="string" office:string-value="{&quot;69&quot;,&quot;38&quot;,&quot;فَلَا أُقْسِمُ بِمَا تُبْصِرُونَ&quot;,&quot;796&quot;}, " calcext:value-type="string">
            <text:p>{"69","38","فَلَا أُقْسِمُ بِمَا تُبْصِرُونَ","796"}, </text:p>
          </table:table-cell>
          <table:table-cell table:number-columns-repeated="1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سَأَلَ سَائِلٌ بِعَذَابٍ وَاقِعٍ</text:p>
          </table:table-cell>
          <table:table-cell table:style-name="ce2" office:value-type="float" office:value="797" calcext:value-type="float">
            <text:p>797</text:p>
          </table:table-cell>
          <table:table-cell table:formula="of:=COM.MICROSOFT.CONCAT(&quot;{&quot;; &quot;&quot;&quot;&quot;; [.A202]; &quot;&quot;&quot;&quot;; &quot;,&quot;; &quot;&quot;&quot;&quot;;  [.B202]; &quot;&quot;&quot;&quot;;  &quot;,&quot; ; &quot;&quot;&quot;&quot;; [.C202]; &quot;&quot;&quot;&quot;;  &quot;,&quot; ; &quot;&quot;&quot;&quot;; [.D202]; &quot;&quot;&quot;&quot;; &quot;}, &quot;)" office:value-type="string" office:string-value="{&quot;70&quot;,&quot;1&quot;,&quot;سَأَلَ سَائِلٌ بِعَذَابٍ وَاقِعٍ&quot;,&quot;797&quot;}, " calcext:value-type="string">
            <text:p>{"70","1","سَأَلَ سَائِلٌ بِعَذَابٍ وَاقِعٍ","797"}, </text:p>
          </table:table-cell>
          <table:table-cell table:number-columns-repeated="1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فَمَالِ الَّذِينَ كَفَرُوا قِبَلَكَ </text:p>
          </table:table-cell>
          <table:table-cell table:style-name="ce2" office:value-type="float" office:value="799" calcext:value-type="float">
            <text:p>799</text:p>
          </table:table-cell>
          <table:table-cell table:formula="of:=COM.MICROSOFT.CONCAT(&quot;{&quot;; &quot;&quot;&quot;&quot;; [.A203]; &quot;&quot;&quot;&quot;; &quot;,&quot;; &quot;&quot;&quot;&quot;;  [.B203]; &quot;&quot;&quot;&quot;;  &quot;,&quot; ; &quot;&quot;&quot;&quot;; [.C203]; &quot;&quot;&quot;&quot;;  &quot;,&quot; ; &quot;&quot;&quot;&quot;; [.D203]; &quot;&quot;&quot;&quot;; &quot;}, &quot;)" office:value-type="string" office:string-value="{&quot;70&quot;,&quot;36&quot;,&quot;فَمَالِ الَّذِينَ كَفَرُوا قِبَلَكَ &quot;,&quot;799&quot;}, " calcext:value-type="string">
            <text:p>{"70","36","فَمَالِ الَّذِينَ كَفَرُوا قِبَلَكَ ","799"}, </text:p>
          </table:table-cell>
          <table:table-cell table:number-columns-repeated="1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نَّا أَرْسَلْنَا نُوحًا إِلَىٰ قَوْمِهِ أَنْ</text:p>
          </table:table-cell>
          <table:table-cell table:style-name="ce2" office:value-type="float" office:value="800" calcext:value-type="float">
            <text:p>800</text:p>
          </table:table-cell>
          <table:table-cell table:formula="of:=COM.MICROSOFT.CONCAT(&quot;{&quot;; &quot;&quot;&quot;&quot;; [.A204]; &quot;&quot;&quot;&quot;; &quot;,&quot;; &quot;&quot;&quot;&quot;;  [.B204]; &quot;&quot;&quot;&quot;;  &quot;,&quot; ; &quot;&quot;&quot;&quot;; [.C204]; &quot;&quot;&quot;&quot;;  &quot;,&quot; ; &quot;&quot;&quot;&quot;; [.D204]; &quot;&quot;&quot;&quot;; &quot;}, &quot;)" office:value-type="string" office:string-value="{&quot;71&quot;,&quot;1&quot;,&quot;إِنَّا أَرْسَلْنَا نُوحًا إِلَىٰ قَوْمِهِ أَنْ&quot;,&quot;800&quot;}, " calcext:value-type="string">
            <text:p>{"71","1","إِنَّا أَرْسَلْنَا نُوحًا إِلَىٰ قَوْمِهِ أَنْ","800"}, </text:p>
          </table:table-cell>
          <table:table-cell table:number-columns-repeated="1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قَالَ نُوحٌ رَّبِّ إِنَّهُمْ عَصَوْنِي</text:p>
          </table:table-cell>
          <table:table-cell table:style-name="ce2" office:value-type="float" office:value="801" calcext:value-type="float">
            <text:p>801</text:p>
          </table:table-cell>
          <table:table-cell table:formula="of:=COM.MICROSOFT.CONCAT(&quot;{&quot;; &quot;&quot;&quot;&quot;; [.A205]; &quot;&quot;&quot;&quot;; &quot;,&quot;; &quot;&quot;&quot;&quot;;  [.B205]; &quot;&quot;&quot;&quot;;  &quot;,&quot; ; &quot;&quot;&quot;&quot;; [.C205]; &quot;&quot;&quot;&quot;;  &quot;,&quot; ; &quot;&quot;&quot;&quot;; [.D205]; &quot;&quot;&quot;&quot;; &quot;}, &quot;)" office:value-type="string" office:string-value="{&quot;71&quot;,&quot;21&quot;,&quot;قَالَ نُوحٌ رَّبِّ إِنَّهُمْ عَصَوْنِي&quot;,&quot;801&quot;}, " calcext:value-type="string">
            <text:p>{"71","21","قَالَ نُوحٌ رَّبِّ إِنَّهُمْ عَصَوْنِي","801"}, </text:p>
          </table:table-cell>
          <table:table-cell table:number-columns-repeated="1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ُلْ أُوحِيَ إِلَيَّ أَنَّهُ اسْتَمَعَ </text:p>
          </table:table-cell>
          <table:table-cell table:style-name="ce2" office:value-type="float" office:value="803" calcext:value-type="float">
            <text:p>803</text:p>
          </table:table-cell>
          <table:table-cell table:formula="of:=COM.MICROSOFT.CONCAT(&quot;{&quot;; &quot;&quot;&quot;&quot;; [.A206]; &quot;&quot;&quot;&quot;; &quot;,&quot;; &quot;&quot;&quot;&quot;;  [.B206]; &quot;&quot;&quot;&quot;;  &quot;,&quot; ; &quot;&quot;&quot;&quot;; [.C206]; &quot;&quot;&quot;&quot;;  &quot;,&quot; ; &quot;&quot;&quot;&quot;; [.D206]; &quot;&quot;&quot;&quot;; &quot;}, &quot;)" office:value-type="string" office:string-value="{&quot;72&quot;,&quot;1&quot;,&quot;قُلْ أُوحِيَ إِلَيَّ أَنَّهُ اسْتَمَعَ &quot;,&quot;803&quot;}, " calcext:value-type="string">
            <text:p>{"72","1","قُلْ أُوحِيَ إِلَيَّ أَنَّهُ اسْتَمَعَ ","803"}, </text:p>
          </table:table-cell>
          <table:table-cell table:number-columns-repeated="1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قُلْ إِنَّمَا أَدْعُو رَبِّي وَلَا أُشْرِكُ</text:p>
          </table:table-cell>
          <table:table-cell table:style-name="ce2" office:value-type="float" office:value="805" calcext:value-type="float">
            <text:p>805</text:p>
          </table:table-cell>
          <table:table-cell table:formula="of:=COM.MICROSOFT.CONCAT(&quot;{&quot;; &quot;&quot;&quot;&quot;; [.A207]; &quot;&quot;&quot;&quot;; &quot;,&quot;; &quot;&quot;&quot;&quot;;  [.B207]; &quot;&quot;&quot;&quot;;  &quot;,&quot; ; &quot;&quot;&quot;&quot;; [.C207]; &quot;&quot;&quot;&quot;;  &quot;,&quot; ; &quot;&quot;&quot;&quot;; [.D207]; &quot;&quot;&quot;&quot;; &quot;}, &quot;)" office:value-type="string" office:string-value="{&quot;72&quot;,&quot;20&quot;,&quot;قُلْ إِنَّمَا أَدْعُو رَبِّي وَلَا أُشْرِكُ&quot;,&quot;805&quot;}, " calcext:value-type="string">
            <text:p>{"72","20","قُلْ إِنَّمَا أَدْعُو رَبِّي وَلَا أُشْرِكُ","805"}, </text:p>
          </table:table-cell>
          <table:table-cell table:number-columns-repeated="1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ْمُزَّمِّلُ</text:p>
          </table:table-cell>
          <table:table-cell table:style-name="ce2" office:value-type="float" office:value="806" calcext:value-type="float">
            <text:p>806</text:p>
          </table:table-cell>
          <table:table-cell table:formula="of:=COM.MICROSOFT.CONCAT(&quot;{&quot;; &quot;&quot;&quot;&quot;; [.A208]; &quot;&quot;&quot;&quot;; &quot;,&quot;; &quot;&quot;&quot;&quot;;  [.B208]; &quot;&quot;&quot;&quot;;  &quot;,&quot; ; &quot;&quot;&quot;&quot;; [.C208]; &quot;&quot;&quot;&quot;;  &quot;,&quot; ; &quot;&quot;&quot;&quot;; [.D208]; &quot;&quot;&quot;&quot;; &quot;}, &quot;)" office:value-type="string" office:string-value="{&quot;73&quot;,&quot;1&quot;,&quot;يَا أَيُّهَا الْمُزَّمِّلُ&quot;,&quot;806&quot;}, " calcext:value-type="string">
            <text:p>{"73","1","يَا أَيُّهَا الْمُزَّمِّلُ","806"}, </text:p>
          </table:table-cell>
          <table:table-cell table:number-columns-repeated="1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إِنَّ رَبَّكَ يَعْلَمُ أَنَّكَ تَقُومُ أَدْنَىٰ</text:p>
          </table:table-cell>
          <table:table-cell table:style-name="ce2" office:value-type="float" office:value="807" calcext:value-type="float">
            <text:p>807</text:p>
          </table:table-cell>
          <table:table-cell table:formula="of:=COM.MICROSOFT.CONCAT(&quot;{&quot;; &quot;&quot;&quot;&quot;; [.A209]; &quot;&quot;&quot;&quot;; &quot;,&quot;; &quot;&quot;&quot;&quot;;  [.B209]; &quot;&quot;&quot;&quot;;  &quot;,&quot; ; &quot;&quot;&quot;&quot;; [.C209]; &quot;&quot;&quot;&quot;;  &quot;,&quot; ; &quot;&quot;&quot;&quot;; [.D209]; &quot;&quot;&quot;&quot;; &quot;}, &quot;)" office:value-type="string" office:string-value="{&quot;73&quot;,&quot;20&quot;,&quot;إِنَّ رَبَّكَ يَعْلَمُ أَنَّكَ تَقُومُ أَدْنَىٰ&quot;,&quot;807&quot;}, " calcext:value-type="string">
            <text:p>{"73","20","إِنَّ رَبَّكَ يَعْلَمُ أَنَّكَ تَقُومُ أَدْنَىٰ","807"}, </text:p>
          </table:table-cell>
          <table:table-cell table:number-columns-repeated="1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يَا أَيُّهَا الْمُدَّثِّرُ</text:p>
          </table:table-cell>
          <table:table-cell table:style-name="ce2" office:value-type="float" office:value="808" calcext:value-type="float">
            <text:p>808</text:p>
          </table:table-cell>
          <table:table-cell table:formula="of:=COM.MICROSOFT.CONCAT(&quot;{&quot;; &quot;&quot;&quot;&quot;; [.A210]; &quot;&quot;&quot;&quot;; &quot;,&quot;; &quot;&quot;&quot;&quot;;  [.B210]; &quot;&quot;&quot;&quot;;  &quot;,&quot; ; &quot;&quot;&quot;&quot;; [.C210]; &quot;&quot;&quot;&quot;;  &quot;,&quot; ; &quot;&quot;&quot;&quot;; [.D210]; &quot;&quot;&quot;&quot;; &quot;}, &quot;)" office:value-type="string" office:string-value="{&quot;74&quot;,&quot;1&quot;,&quot;يَا أَيُّهَا الْمُدَّثِّرُ&quot;,&quot;808&quot;}, " calcext:value-type="string">
            <text:p>{"74","1","يَا أَيُّهَا الْمُدَّثِّرُ","808"}, </text:p>
          </table:table-cell>
          <table:table-cell table:number-columns-repeated="1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كَلَّا وَالْقَمَرِ</text:p>
          </table:table-cell>
          <table:table-cell table:style-name="ce2" office:value-type="float" office:value="810" calcext:value-type="float">
            <text:p>810</text:p>
          </table:table-cell>
          <table:table-cell table:formula="of:=COM.MICROSOFT.CONCAT(&quot;{&quot;; &quot;&quot;&quot;&quot;; [.A211]; &quot;&quot;&quot;&quot;; &quot;,&quot;; &quot;&quot;&quot;&quot;;  [.B211]; &quot;&quot;&quot;&quot;;  &quot;,&quot; ; &quot;&quot;&quot;&quot;; [.C211]; &quot;&quot;&quot;&quot;;  &quot;,&quot; ; &quot;&quot;&quot;&quot;; [.D211]; &quot;&quot;&quot;&quot;; &quot;}, &quot;)" office:value-type="string" office:string-value="{&quot;74&quot;,&quot;32&quot;,&quot;كَلَّا وَالْقَمَرِ&quot;,&quot;810&quot;}, " calcext:value-type="string">
            <text:p>{"74","32","كَلَّا وَالْقَمَرِ","810"}, </text:p>
          </table:table-cell>
          <table:table-cell table:number-columns-repeated="1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لَا أُقْسِمُ بِيَوْمِ الْقِيَامَةِ</text:p>
          </table:table-cell>
          <table:table-cell table:style-name="ce2" office:value-type="float" office:value="811" calcext:value-type="float">
            <text:p>811</text:p>
          </table:table-cell>
          <table:table-cell table:formula="of:=COM.MICROSOFT.CONCAT(&quot;{&quot;; &quot;&quot;&quot;&quot;; [.A212]; &quot;&quot;&quot;&quot;; &quot;,&quot;; &quot;&quot;&quot;&quot;;  [.B212]; &quot;&quot;&quot;&quot;;  &quot;,&quot; ; &quot;&quot;&quot;&quot;; [.C212]; &quot;&quot;&quot;&quot;;  &quot;,&quot; ; &quot;&quot;&quot;&quot;; [.D212]; &quot;&quot;&quot;&quot;; &quot;}, &quot;)" office:value-type="string" office:string-value="{&quot;75&quot;,&quot;1&quot;,&quot;لَا أُقْسِمُ بِيَوْمِ الْقِيَامَةِ&quot;,&quot;811&quot;}, " calcext:value-type="string">
            <text:p>{"75","1","لَا أُقْسِمُ بِيَوْمِ الْقِيَامَةِ","811"}, </text:p>
          </table:table-cell>
          <table:table-cell table:number-columns-repeated="1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فَلَا صَدَّقَ وَلَا صَلَّىٰ </text:p>
          </table:table-cell>
          <table:table-cell table:style-name="ce2" office:value-type="float" office:value="812" calcext:value-type="float">
            <text:p>812</text:p>
          </table:table-cell>
          <table:table-cell table:formula="of:=COM.MICROSOFT.CONCAT(&quot;{&quot;; &quot;&quot;&quot;&quot;; [.A213]; &quot;&quot;&quot;&quot;; &quot;,&quot;; &quot;&quot;&quot;&quot;;  [.B213]; &quot;&quot;&quot;&quot;;  &quot;,&quot; ; &quot;&quot;&quot;&quot;; [.C213]; &quot;&quot;&quot;&quot;;  &quot;,&quot; ; &quot;&quot;&quot;&quot;; [.D213]; &quot;&quot;&quot;&quot;; &quot;}, &quot;)" office:value-type="string" office:string-value="{&quot;75&quot;,&quot;31&quot;,&quot;فَلَا صَدَّقَ وَلَا صَلَّىٰ &quot;,&quot;812&quot;}, " calcext:value-type="string">
            <text:p>{"75","31","فَلَا صَدَّقَ وَلَا صَلَّىٰ ","812"}, </text:p>
          </table:table-cell>
          <table:table-cell table:number-columns-repeated="1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هَلْ أَتَىٰ عَلَى الْإِنسَانِ حِينٌ </text:p>
          </table:table-cell>
          <table:table-cell table:style-name="ce2" office:value-type="float" office:value="813" calcext:value-type="float">
            <text:p>813</text:p>
          </table:table-cell>
          <table:table-cell table:formula="of:=COM.MICROSOFT.CONCAT(&quot;{&quot;; &quot;&quot;&quot;&quot;; [.A214]; &quot;&quot;&quot;&quot;; &quot;,&quot;; &quot;&quot;&quot;&quot;;  [.B214]; &quot;&quot;&quot;&quot;;  &quot;,&quot; ; &quot;&quot;&quot;&quot;; [.C214]; &quot;&quot;&quot;&quot;;  &quot;,&quot; ; &quot;&quot;&quot;&quot;; [.D214]; &quot;&quot;&quot;&quot;; &quot;}, &quot;)" office:value-type="string" office:string-value="{&quot;76&quot;,&quot;1&quot;,&quot;هَلْ أَتَىٰ عَلَى الْإِنسَانِ حِينٌ &quot;,&quot;813&quot;}, " calcext:value-type="string">
            <text:p>{"76","1","هَلْ أَتَىٰ عَلَى الْإِنسَانِ حِينٌ ","813"}, </text:p>
          </table:table-cell>
          <table:table-cell table:number-columns-repeated="1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إِنَّا نَحْنُ نَزَّلْنَا عَلَيْكَ الْقُرْآنَ تَنزِيلًا</text:p>
          </table:table-cell>
          <table:table-cell table:style-name="ce2" office:value-type="float" office:value="815" calcext:value-type="float">
            <text:p>815</text:p>
          </table:table-cell>
          <table:table-cell table:formula="of:=COM.MICROSOFT.CONCAT(&quot;{&quot;; &quot;&quot;&quot;&quot;; [.A215]; &quot;&quot;&quot;&quot;; &quot;,&quot;; &quot;&quot;&quot;&quot;;  [.B215]; &quot;&quot;&quot;&quot;;  &quot;,&quot; ; &quot;&quot;&quot;&quot;; [.C215]; &quot;&quot;&quot;&quot;;  &quot;,&quot; ; &quot;&quot;&quot;&quot;; [.D215]; &quot;&quot;&quot;&quot;; &quot;}, &quot;)" office:value-type="string" office:string-value="{&quot;76&quot;,&quot;23&quot;,&quot;إِنَّا نَحْنُ نَزَّلْنَا عَلَيْكَ الْقُرْآنَ تَنزِيلًا&quot;,&quot;815&quot;}, " calcext:value-type="string">
            <text:p>{"76","23","إِنَّا نَحْنُ نَزَّلْنَا عَلَيْكَ الْقُرْآنَ تَنزِيلًا","815"}, </text:p>
          </table:table-cell>
          <table:table-cell table:number-columns-repeated="1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ْمُرْسَلَاتِ عُرْفًا</text:p>
          </table:table-cell>
          <table:table-cell table:style-name="ce2" office:value-type="float" office:value="816" calcext:value-type="float">
            <text:p>816</text:p>
          </table:table-cell>
          <table:table-cell table:formula="of:=COM.MICROSOFT.CONCAT(&quot;{&quot;; &quot;&quot;&quot;&quot;; [.A216]; &quot;&quot;&quot;&quot;; &quot;,&quot;; &quot;&quot;&quot;&quot;;  [.B216]; &quot;&quot;&quot;&quot;;  &quot;,&quot; ; &quot;&quot;&quot;&quot;; [.C216]; &quot;&quot;&quot;&quot;;  &quot;,&quot; ; &quot;&quot;&quot;&quot;; [.D216]; &quot;&quot;&quot;&quot;; &quot;}, &quot;)" office:value-type="string" office:string-value="{&quot;77&quot;,&quot;1&quot;,&quot;وَالْمُرْسَلَاتِ عُرْفًا&quot;,&quot;816&quot;}, " calcext:value-type="string">
            <text:p>{"77","1","وَالْمُرْسَلَاتِ عُرْفًا","816"}, </text:p>
          </table:table-cell>
          <table:table-cell table:number-columns-repeated="1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إِنَّ الْمُتَّقِينَ فِي ظِلَالٍ وَعُيُونٍ </text:p>
          </table:table-cell>
          <table:table-cell table:style-name="ce2" office:value-type="float" office:value="818" calcext:value-type="float">
            <text:p>818</text:p>
          </table:table-cell>
          <table:table-cell table:formula="of:=COM.MICROSOFT.CONCAT(&quot;{&quot;; &quot;&quot;&quot;&quot;; [.A217]; &quot;&quot;&quot;&quot;; &quot;,&quot;; &quot;&quot;&quot;&quot;;  [.B217]; &quot;&quot;&quot;&quot;;  &quot;,&quot; ; &quot;&quot;&quot;&quot;; [.C217]; &quot;&quot;&quot;&quot;;  &quot;,&quot; ; &quot;&quot;&quot;&quot;; [.D217]; &quot;&quot;&quot;&quot;; &quot;}, &quot;)" office:value-type="string" office:string-value="{&quot;77&quot;,&quot;41&quot;,&quot;إِنَّ الْمُتَّقِينَ فِي ظِلَالٍ وَعُيُونٍ &quot;,&quot;818&quot;}, " calcext:value-type="string">
            <text:p>{"77","41","إِنَّ الْمُتَّقِينَ فِي ظِلَالٍ وَعُيُونٍ ","818"},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عَمَّ يَتَسَاءَلُونَ</text:p>
          </table:table-cell>
          <table:table-cell table:style-name="ce2" office:value-type="string" calcext:value-type="string">
            <text:p>819</text:p>
          </table:table-cell>
          <table:table-cell table:formula="of:=COM.MICROSOFT.CONCAT(&quot;{&quot;; &quot;&quot;&quot;&quot;; [.A221]; &quot;&quot;&quot;&quot;; &quot;,&quot;; &quot;&quot;&quot;&quot;;  [.B221]; &quot;&quot;&quot;&quot;;  &quot;,&quot; ; &quot;&quot;&quot;&quot;; [.C221]; &quot;&quot;&quot;&quot;;  &quot;,&quot; ; &quot;&quot;&quot;&quot;; [.D221]; &quot;&quot;&quot;&quot;; &quot;}, &quot;)" office:value-type="string" office:string-value="{&quot;78&quot;,&quot;1&quot;,&quot;عَمَّ يَتَسَاءَلُونَ&quot;,&quot;819&quot;}, " calcext:value-type="string">
            <text:p>{"78","1","عَمَّ يَتَسَاءَلُونَ","819"}, </text:p>
          </table:table-cell>
          <table:table-cell table:formula="of:=COM.MICROSOFT.CONCAT(&quot;{&quot;; [.E221:.E259]; &quot;}, &quot;)" office:value-type="string" office:string-value="{{&quot;78&quot;,&quot;1&quot;,&quot;عَمَّ يَتَسَاءَلُونَ&quot;,&quot;819&quot;}, {&quot;78&quot;,&quot;31&quot;,&quot;إِنَّ لِلْمُتَّقِينَ مَفَازًا &quot;,&quot;820&quot;}, {&quot;79&quot;,&quot;1&quot;,&quot;وَالنَّازِعَاتِ غَرْقًا&quot;,&quot;820&quot;}, {&quot;79&quot;,&quot;27&quot;,&quot;أَأَنتُمْ أَشَدُّ خَلْقًا أَمِ السَّمَاءُ ۚ بَنَاهَا &quot;,&quot;821&quot;}, {&quot;80&quot;,&quot;1&quot;,&quot;عَبَسَ وَتَوَلَّىٰ&quot;,&quot;822&quot;}, {&quot;81&quot;,&quot;1&quot;,&quot;إِذَا الشَّمْسُ كُوِّرَتْ &quot;,&quot;824&quot;}, {&quot;82&quot;,&quot;1&quot;,&quot;إِذَا السَّمَاءُ انفَطَرَتْ&quot;,&quot;825&quot;}, {&quot;83&quot;,&quot;1&quot;,&quot;وَيْلٌ لِّلْمُطَفِّفِينَ&quot;,&quot;826&quot;}, {&quot;84&quot;,&quot;1&quot;,&quot;إِذَا السَّمَاءُ انشَقَّتْ&quot;,&quot;828&quot;}, {&quot;85&quot;,&quot;1&quot;,&quot;وَالسَّمَاءِ ذَاتِ الْبُرُوجِ&quot;,&quot;829&quot;}, {&quot;86&quot;,&quot;1&quot;,&quot;وَالسَّمَاءِ وَالطَّارِقِ&quot;,&quot;830&quot;}, {&quot;87&quot;,&quot;1&quot;,&quot;سَبِّحِ اسْمَ رَبِّكَ الْأَعْلَى&quot;,&quot;831&quot;}, {&quot;88&quot;,&quot;1&quot;,&quot;هَلْ أَتَاكَ حَدِيثُ الْغَاشِيَةِ &quot;,&quot;832&quot;}, {&quot;89&quot;,&quot;1&quot;,&quot;وَالْفَجْرِ&quot;,&quot;833&quot;}, {&quot;90&quot;,&quot;1&quot;,&quot;لَا أُقْسِمُ بِهَـٰذَا الْبَلَدِ&quot;,&quot;835&quot;}, {&quot;91&quot;,&quot;1&quot;,&quot;وَالشَّمْسِ وَضُحَاهَا&quot;,&quot;836&quot;}, {&quot;92&quot;,&quot;1&quot;,&quot;وَاللَّيْلِ إِذَا يَغْشَىٰ&quot;,&quot;837&quot;}, {&quot;93&quot;,&quot;1&quot;,&quot;وَالضُّحَىٰ&quot;,&quot;838&quot;}, {&quot;94&quot;,&quot;1&quot;,&quot;أَلَمْ نَشْرَحْ لَكَ صَدْرَكَ&quot;,&quot;838&quot;}, {&quot;95&quot;,&quot;1&quot;,&quot;وَالتِّينِ وَالزَّيْتُونِ&quot;,&quot;839&quot;}, {&quot;96&quot;,&quot;1&quot;,&quot;اقْرَأْ بِاسْمِ رَبِّكَ الَّذِي خَلَقَ &quot;,&quot;839&quot;}, {&quot;97&quot;,&quot;1&quot;,&quot;إِنَّا أَنزَلْنَاهُ فِي لَيْلَةِ الْقَدْرِ&quot;,&quot;840&quot;}, {&quot;98&quot;,&quot;1&quot;,&quot;لَمْ يَكُنِ الَّذِينَ كَفَرُوا مِنْ أَهْلِ&quot;,&quot;840&quot;}, {&quot;99&quot;,&quot;1&quot;,&quot;إِذَا زُلْزِلَتِ الْأَرْضُ زِلْزَالَهَا &quot;,&quot;841&quot;}, {&quot;100&quot;,&quot;1&quot;,&quot;وَالْعَادِيَاتِ ضَبْحًا&quot;,&quot;842&quot;}, {&quot;101&quot;,&quot;1&quot;,&quot;الْقَارِعَةُ&quot;,&quot;843&quot;}, {&quot;102&quot;,&quot;1&quot;,&quot;أَلْهَاكُمُ التَّكَاثُرُ &quot;,&quot;843&quot;}, {&quot;103&quot;,&quot;1&quot;,&quot;وَالْعَصْرِ&quot;,&quot;844&quot;}, {&quot;104&quot;,&quot;1&quot;,&quot;وَيْلٌ لِّكُلِّ هُمَزَةٍ لُّمَزَةٍ &quot;,&quot;844&quot;}, {&quot;105&quot;,&quot;1&quot;,&quot;أَلَمْ تَرَ كَيْفَ فَعَلَ رَبُّكَ&quot;,&quot;844&quot;}, {&quot;106&quot;,&quot;1&quot;,&quot;لِإِيلَافِ قُرَيْشٍ&quot;,&quot;845&quot;}, {&quot;107&quot;,&quot;1&quot;,&quot;أَرَأَيْتَ الَّذِي يُكَذِّبُ بِالدِّينِ &quot;,&quot;845&quot;}, {&quot;108&quot;,&quot;1&quot;,&quot;إِنَّا أَعْطَيْنَاكَ الْكَوْثَرَ&quot;,&quot;846&quot;}, {&quot;109&quot;,&quot;1&quot;,&quot;قُلْ يَا أَيُّهَا الْكَافِرُونَ&quot;,&quot;846&quot;}, {&quot;110&quot;,&quot;1&quot;,&quot;إِذَا جَاءَ نَصْرُ اللَّهِ وَالْفَتْحُ&quot;,&quot;846&quot;}, {&quot;111&quot;,&quot;1&quot;,&quot;تَبَّتْ يَدَا أَبِي لَهَبٍ وَتَبَّ &quot;,&quot;847&quot;}, {&quot;112&quot;,&quot;1&quot;,&quot;قُلْ هُوَ اللَّهُ أَحَدٌ&quot;,&quot;847&quot;}, {&quot;113&quot;,&quot;1&quot;,&quot;قُلْ أَعُوذُ بِرَبِّ الْفَلَقِ&quot;,&quot;847&quot;}, {&quot;114&quot;,&quot;1&quot;,&quot;قُلْ أَعُوذُ بِرَبِّ النَّاسِ&quot;,&quot;848&quot;}, }, " calcext:value-type="string">
            <text:p>{{"78","1","عَمَّ يَتَسَاءَلُونَ","819"}, {"78","31","إِنَّ لِلْمُتَّقِينَ مَفَازًا ","820"}, {"79","1","وَالنَّازِعَاتِ غَرْقًا","820"}, {"79","27","أَأَنتُمْ أَشَدُّ خَلْقًا أَمِ السَّمَاءُ ۚ بَنَاهَا ","821"}, {"80","1","عَبَسَ وَتَوَلَّىٰ","822"}, {"81","1","إِذَا الشَّمْسُ كُوِّرَتْ ","824"}, {"82","1","إِذَا السَّمَاءُ انفَطَرَتْ","825"}, {"83","1","وَيْلٌ لِّلْمُطَفِّفِينَ","826"}, {"84","1","إِذَا السَّمَاءُ انشَقَّتْ","828"}, {"85","1","وَالسَّمَاءِ ذَاتِ الْبُرُوجِ","829"}, {"86","1","وَالسَّمَاءِ وَالطَّارِقِ","830"}, {"87","1","سَبِّحِ اسْمَ رَبِّكَ الْأَعْلَى","831"}, {"88","1","هَلْ أَتَاكَ حَدِيثُ الْغَاشِيَةِ ","832"}, {"89","1","وَالْفَجْرِ","833"}, {"90","1","لَا أُقْسِمُ بِهَـٰذَا الْبَلَدِ","835"}, {"91","1","وَالشَّمْسِ وَضُحَاهَا","836"}, {"92","1","وَاللَّيْلِ إِذَا يَغْشَىٰ","837"}, {"93","1","وَالضُّحَىٰ","838"}, {"94","1","أَلَمْ نَشْرَحْ لَكَ صَدْرَكَ","838"}, {"95","1","وَالتِّينِ وَالزَّيْتُونِ","839"}, {"96","1","اقْرَأْ بِاسْمِ رَبِّكَ الَّذِي خَلَقَ ","839"}, {"97","1","إِنَّا أَنزَلْنَاهُ فِي لَيْلَةِ الْقَدْرِ","840"}, {"98","1","لَمْ يَكُنِ الَّذِينَ كَفَرُوا مِنْ أَهْلِ","840"}, {"99","1","إِذَا زُلْزِلَتِ الْأَرْضُ زِلْزَالَهَا ","841"}, {"100","1","وَالْعَادِيَاتِ ضَبْحًا","842"}, {"101","1","الْقَارِعَةُ","843"}, {"102","1","أَلْهَاكُمُ التَّكَاثُرُ ","843"}, {"103","1","وَالْعَصْرِ","844"}, {"104","1","وَيْلٌ لِّكُلِّ هُمَزَةٍ لُّمَزَةٍ ","844"}, {"105","1","أَلَمْ تَرَ كَيْفَ فَعَلَ رَبُّكَ","844"}, {"106","1","لِإِيلَافِ قُرَيْشٍ","845"}, {"107","1","أَرَأَيْتَ الَّذِي يُكَذِّبُ بِالدِّينِ ","845"}, {"108","1","إِنَّا أَعْطَيْنَاكَ الْكَوْثَرَ","846"}, {"109","1","قُلْ يَا أَيُّهَا الْكَافِرُونَ","846"}, {"110","1","إِذَا جَاءَ نَصْرُ اللَّهِ وَالْفَتْحُ","846"}, {"111","1","تَبَّتْ يَدَا أَبِي لَهَبٍ وَتَبَّ ","847"}, {"112","1","قُلْ هُوَ اللَّهُ أَحَدٌ","847"}, {"113","1","قُلْ أَعُوذُ بِرَبِّ الْفَلَقِ","847"}, {"114","1","قُلْ أَعُوذُ بِرَبِّ النَّاسِ","848"}, },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عَمَّ يَتَسَاءَلُونَ</text:p>
          </table:table-cell>
          <table:table-cell table:style-name="ce2" office:value-type="string" calcext:value-type="string">
            <text:p>819</text:p>
          </table:table-cell>
          <table:table-cell office:value-type="float" office:value="6.69" calcext:value-type="float">
            <text:p>6.69</text:p>
          </table:table-cell>
          <table:table-cell table:formula="of:=COM.MICROSOFT.CONCAT(&quot;{&quot;; &quot;&quot;&quot;&quot;; [.H221]; &quot;&quot;&quot;&quot;;  &quot;,&quot;; &quot;&quot;&quot;&quot;;  [.I221]; &quot;&quot;&quot;&quot;;  &quot;,&quot;; &quot;&quot;&quot;&quot;; [.J221]; &quot;&quot;&quot;&quot;;  &quot;,&quot; ; &quot;&quot;&quot;&quot;; [.K221]; &quot;&quot;&quot;&quot;;   &quot;,&quot; ; &quot;&quot;&quot;&quot;; [.L221]; &quot;&quot;&quot;&quot;; &quot;,&quot;; &quot;}, &quot;)" office:value-type="string" office:string-value="{&quot;78&quot;,&quot;1&quot;,&quot;عَمَّ يَتَسَاءَلُونَ&quot;,&quot;819&quot;,&quot;6.69&quot;,}, " calcext:value-type="string">
            <text:p>{"78","1","عَمَّ يَتَسَاءَلُونَ","819","6.69",}, </text:p>
          </table:table-cell>
          <table:table-cell table:formula="of:=COM.MICROSOFT.CONCAT(&quot;{&quot;; [.M221:.M224]; &quot;}, &quot;)" office:value-type="string" office:string-value="{{&quot;78&quot;,&quot;1&quot;,&quot;عَمَّ يَتَسَاءَلُونَ&quot;,&quot;819&quot;,&quot;6.69&quot;,}, {&quot;83&quot;,&quot;1&quot;,&quot;وَيْلٌ لِّلْمُطَفِّفِينَ&quot;,&quot;826&quot;,&quot;6.23&quot;,}, {&quot;89&quot;,&quot;1&quot;,&quot;وَالْفَجْرِ&quot;,&quot;833&quot;,&quot;5.77&quot;,}, {&quot;97&quot;,&quot;1&quot;,&quot;إِنَّا أَنزَلْنَاهُ فِي لَيْلَةِ الْقَدْرِ&quot;,&quot;840&quot;,&quot;5.08&quot;,}, }, " calcext:value-type="string">
            <text:p>{{"78","1","عَمَّ يَتَسَاءَلُونَ","819","6.69",}, {"83","1","وَيْلٌ لِّلْمُطَفِّفِينَ","826","6.23",}, {"89","1","وَالْفَجْرِ","833","5.77",}, {"97","1","إِنَّا أَنزَلْنَاهُ فِي لَيْلَةِ الْقَدْرِ","840","5.08",}, }, 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إِنَّ لِلْمُتَّقِينَ مَفَازًا </text:p>
          </table:table-cell>
          <table:table-cell table:style-name="ce2" office:value-type="float" office:value="820" calcext:value-type="float">
            <text:p>820</text:p>
          </table:table-cell>
          <table:table-cell table:formula="of:=COM.MICROSOFT.CONCAT(&quot;{&quot;; &quot;&quot;&quot;&quot;; [.A222]; &quot;&quot;&quot;&quot;; &quot;,&quot;; &quot;&quot;&quot;&quot;;  [.B222]; &quot;&quot;&quot;&quot;;  &quot;,&quot; ; &quot;&quot;&quot;&quot;; [.C222]; &quot;&quot;&quot;&quot;;  &quot;,&quot; ; &quot;&quot;&quot;&quot;; [.D222]; &quot;&quot;&quot;&quot;; &quot;}, &quot;)" office:value-type="string" office:string-value="{&quot;78&quot;,&quot;31&quot;,&quot;إِنَّ لِلْمُتَّقِينَ مَفَازًا &quot;,&quot;820&quot;}, " calcext:value-type="string">
            <text:p>{"78","31","إِنَّ لِلْمُتَّقِينَ مَفَازًا ","820"}, 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يْلٌ لِّلْمُطَفِّفِينَ</text:p>
          </table:table-cell>
          <table:table-cell table:style-name="ce2" office:value-type="string" calcext:value-type="string">
            <text:p>826</text:p>
          </table:table-cell>
          <table:table-cell office:value-type="float" office:value="6.23" calcext:value-type="float">
            <text:p>6.23</text:p>
          </table:table-cell>
          <table:table-cell table:formula="of:=COM.MICROSOFT.CONCAT(&quot;{&quot;; &quot;&quot;&quot;&quot;; [.H222]; &quot;&quot;&quot;&quot;;  &quot;,&quot;; &quot;&quot;&quot;&quot;;  [.I222]; &quot;&quot;&quot;&quot;;  &quot;,&quot;; &quot;&quot;&quot;&quot;; [.J222]; &quot;&quot;&quot;&quot;;  &quot;,&quot; ; &quot;&quot;&quot;&quot;; [.K222]; &quot;&quot;&quot;&quot;;   &quot;,&quot; ; &quot;&quot;&quot;&quot;; [.L222]; &quot;&quot;&quot;&quot;; &quot;,&quot;; &quot;}, &quot;)" office:value-type="string" office:string-value="{&quot;83&quot;,&quot;1&quot;,&quot;وَيْلٌ لِّلْمُطَفِّفِينَ&quot;,&quot;826&quot;,&quot;6.23&quot;,}, " calcext:value-type="string">
            <text:p>{"83","1","وَيْلٌ لِّلْمُطَفِّفِينَ","826","6.23",}, 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نَّازِعَاتِ غَرْقًا</text:p>
          </table:table-cell>
          <table:table-cell table:style-name="ce2" office:value-type="string" calcext:value-type="string">
            <text:p>820</text:p>
          </table:table-cell>
          <table:table-cell table:formula="of:=COM.MICROSOFT.CONCAT(&quot;{&quot;; &quot;&quot;&quot;&quot;; [.A223]; &quot;&quot;&quot;&quot;; &quot;,&quot;; &quot;&quot;&quot;&quot;;  [.B223]; &quot;&quot;&quot;&quot;;  &quot;,&quot; ; &quot;&quot;&quot;&quot;; [.C223]; &quot;&quot;&quot;&quot;;  &quot;,&quot; ; &quot;&quot;&quot;&quot;; [.D223]; &quot;&quot;&quot;&quot;; &quot;}, &quot;)" office:value-type="string" office:string-value="{&quot;79&quot;,&quot;1&quot;,&quot;وَالنَّازِعَاتِ غَرْقًا&quot;,&quot;820&quot;}, " calcext:value-type="string">
            <text:p>{"79","1","وَالنَّازِعَاتِ غَرْقًا","820"}, 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ْفَجْرِ</text:p>
          </table:table-cell>
          <table:table-cell table:style-name="ce2" office:value-type="string" calcext:value-type="string">
            <text:p>833</text:p>
          </table:table-cell>
          <table:table-cell office:value-type="float" office:value="5.77" calcext:value-type="float">
            <text:p>5.77</text:p>
          </table:table-cell>
          <table:table-cell table:formula="of:=COM.MICROSOFT.CONCAT(&quot;{&quot;; &quot;&quot;&quot;&quot;; [.H223]; &quot;&quot;&quot;&quot;;  &quot;,&quot;; &quot;&quot;&quot;&quot;;  [.I223]; &quot;&quot;&quot;&quot;;  &quot;,&quot;; &quot;&quot;&quot;&quot;; [.J223]; &quot;&quot;&quot;&quot;;  &quot;,&quot; ; &quot;&quot;&quot;&quot;; [.K223]; &quot;&quot;&quot;&quot;;   &quot;,&quot; ; &quot;&quot;&quot;&quot;; [.L223]; &quot;&quot;&quot;&quot;; &quot;,&quot;; &quot;}, &quot;)" office:value-type="string" office:string-value="{&quot;89&quot;,&quot;1&quot;,&quot;وَالْفَجْرِ&quot;,&quot;833&quot;,&quot;5.77&quot;,}, " calcext:value-type="string">
            <text:p>{"89","1","وَالْفَجْرِ","833","5.77",}, 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أَأَنتُمْ أَشَدُّ خَلْقًا أَمِ السَّمَاءُ ۚ بَنَاهَا </text:p>
          </table:table-cell>
          <table:table-cell table:style-name="ce2" office:value-type="float" office:value="821" calcext:value-type="float">
            <text:p>821</text:p>
          </table:table-cell>
          <table:table-cell table:formula="of:=COM.MICROSOFT.CONCAT(&quot;{&quot;; &quot;&quot;&quot;&quot;; [.A224]; &quot;&quot;&quot;&quot;; &quot;,&quot;; &quot;&quot;&quot;&quot;;  [.B224]; &quot;&quot;&quot;&quot;;  &quot;,&quot; ; &quot;&quot;&quot;&quot;; [.C224]; &quot;&quot;&quot;&quot;;  &quot;,&quot; ; &quot;&quot;&quot;&quot;; [.D224]; &quot;&quot;&quot;&quot;; &quot;}, &quot;)" office:value-type="string" office:string-value="{&quot;79&quot;,&quot;27&quot;,&quot;أَأَنتُمْ أَشَدُّ خَلْقًا أَمِ السَّمَاءُ ۚ بَنَاهَا &quot;,&quot;821&quot;}, " calcext:value-type="string">
            <text:p>{"79","27","أَأَنتُمْ أَشَدُّ خَلْقًا أَمِ السَّمَاءُ ۚ بَنَاهَا ","821"}, 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نَّا أَنزَلْنَاهُ فِي لَيْلَةِ الْقَدْرِ</text:p>
          </table:table-cell>
          <table:table-cell table:style-name="ce2" office:value-type="string" calcext:value-type="string">
            <text:p>840</text:p>
          </table:table-cell>
          <table:table-cell office:value-type="float" office:value="5.08" calcext:value-type="float">
            <text:p>5.08</text:p>
          </table:table-cell>
          <table:table-cell table:formula="of:=COM.MICROSOFT.CONCAT(&quot;{&quot;; &quot;&quot;&quot;&quot;; [.H224]; &quot;&quot;&quot;&quot;;  &quot;,&quot;; &quot;&quot;&quot;&quot;;  [.I224]; &quot;&quot;&quot;&quot;;  &quot;,&quot;; &quot;&quot;&quot;&quot;; [.J224]; &quot;&quot;&quot;&quot;;  &quot;,&quot; ; &quot;&quot;&quot;&quot;; [.K224]; &quot;&quot;&quot;&quot;;   &quot;,&quot; ; &quot;&quot;&quot;&quot;; [.L224]; &quot;&quot;&quot;&quot;; &quot;,&quot;; &quot;}, &quot;)" office:value-type="string" office:string-value="{&quot;97&quot;,&quot;1&quot;,&quot;إِنَّا أَنزَلْنَاهُ فِي لَيْلَةِ الْقَدْرِ&quot;,&quot;840&quot;,&quot;5.08&quot;,}, " calcext:value-type="string">
            <text:p>{"97","1","إِنَّا أَنزَلْنَاهُ فِي لَيْلَةِ الْقَدْرِ","840","5.08",}, 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عَبَسَ وَتَوَلَّىٰ</text:p>
          </table:table-cell>
          <table:table-cell table:style-name="ce2" office:value-type="string" calcext:value-type="string">
            <text:p>822</text:p>
          </table:table-cell>
          <table:table-cell table:formula="of:=COM.MICROSOFT.CONCAT(&quot;{&quot;; &quot;&quot;&quot;&quot;; [.A225]; &quot;&quot;&quot;&quot;; &quot;,&quot;; &quot;&quot;&quot;&quot;;  [.B225]; &quot;&quot;&quot;&quot;;  &quot;,&quot; ; &quot;&quot;&quot;&quot;; [.C225]; &quot;&quot;&quot;&quot;;  &quot;,&quot; ; &quot;&quot;&quot;&quot;; [.D225]; &quot;&quot;&quot;&quot;; &quot;}, &quot;)" office:value-type="string" office:string-value="{&quot;80&quot;,&quot;1&quot;,&quot;عَبَسَ وَتَوَلَّىٰ&quot;,&quot;822&quot;}, " calcext:value-type="string">
            <text:p>{"80","1","عَبَسَ وَتَوَلَّىٰ","822"}, </text:p>
          </table:table-cell>
          <table:table-cell table:number-columns-repeated="1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ذَا الشَّمْسُ كُوِّرَتْ </text:p>
          </table:table-cell>
          <table:table-cell table:style-name="ce2" office:value-type="string" calcext:value-type="string">
            <text:p>824</text:p>
          </table:table-cell>
          <table:table-cell table:formula="of:=COM.MICROSOFT.CONCAT(&quot;{&quot;; &quot;&quot;&quot;&quot;; [.A226]; &quot;&quot;&quot;&quot;; &quot;,&quot;; &quot;&quot;&quot;&quot;;  [.B226]; &quot;&quot;&quot;&quot;;  &quot;,&quot; ; &quot;&quot;&quot;&quot;; [.C226]; &quot;&quot;&quot;&quot;;  &quot;,&quot; ; &quot;&quot;&quot;&quot;; [.D226]; &quot;&quot;&quot;&quot;; &quot;}, &quot;)" office:value-type="string" office:string-value="{&quot;81&quot;,&quot;1&quot;,&quot;إِذَا الشَّمْسُ كُوِّرَتْ &quot;,&quot;824&quot;}, " calcext:value-type="string">
            <text:p>{"81","1","إِذَا الشَّمْسُ كُوِّرَتْ ","824"}, </text:p>
          </table:table-cell>
          <table:table-cell table:number-columns-repeated="1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ذَا السَّمَاءُ انفَطَرَتْ</text:p>
          </table:table-cell>
          <table:table-cell table:style-name="ce2" office:value-type="string" calcext:value-type="string">
            <text:p>825</text:p>
          </table:table-cell>
          <table:table-cell table:formula="of:=COM.MICROSOFT.CONCAT(&quot;{&quot;; &quot;&quot;&quot;&quot;; [.A227]; &quot;&quot;&quot;&quot;; &quot;,&quot;; &quot;&quot;&quot;&quot;;  [.B227]; &quot;&quot;&quot;&quot;;  &quot;,&quot; ; &quot;&quot;&quot;&quot;; [.C227]; &quot;&quot;&quot;&quot;;  &quot;,&quot; ; &quot;&quot;&quot;&quot;; [.D227]; &quot;&quot;&quot;&quot;; &quot;}, &quot;)" office:value-type="string" office:string-value="{&quot;82&quot;,&quot;1&quot;,&quot;إِذَا السَّمَاءُ انفَطَرَتْ&quot;,&quot;825&quot;}, " calcext:value-type="string">
            <text:p>{"82","1","إِذَا السَّمَاءُ انفَطَرَتْ","825"}, </text:p>
          </table:table-cell>
          <table:table-cell table:number-columns-repeated="1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يْلٌ لِّلْمُطَفِّفِينَ</text:p>
          </table:table-cell>
          <table:table-cell table:style-name="ce2" office:value-type="string" calcext:value-type="string">
            <text:p>826</text:p>
          </table:table-cell>
          <table:table-cell table:formula="of:=COM.MICROSOFT.CONCAT(&quot;{&quot;; &quot;&quot;&quot;&quot;; [.A228]; &quot;&quot;&quot;&quot;; &quot;,&quot;; &quot;&quot;&quot;&quot;;  [.B228]; &quot;&quot;&quot;&quot;;  &quot;,&quot; ; &quot;&quot;&quot;&quot;; [.C228]; &quot;&quot;&quot;&quot;;  &quot;,&quot; ; &quot;&quot;&quot;&quot;; [.D228]; &quot;&quot;&quot;&quot;; &quot;}, &quot;)" office:value-type="string" office:string-value="{&quot;83&quot;,&quot;1&quot;,&quot;وَيْلٌ لِّلْمُطَفِّفِينَ&quot;,&quot;826&quot;}, " calcext:value-type="string">
            <text:p>{"83","1","وَيْلٌ لِّلْمُطَفِّفِينَ","826"}, </text:p>
          </table:table-cell>
          <table:table-cell table:number-columns-repeated="1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ذَا السَّمَاءُ انشَقَّتْ</text:p>
          </table:table-cell>
          <table:table-cell table:style-name="ce2" office:value-type="string" calcext:value-type="string">
            <text:p>828</text:p>
          </table:table-cell>
          <table:table-cell table:formula="of:=COM.MICROSOFT.CONCAT(&quot;{&quot;; &quot;&quot;&quot;&quot;; [.A229]; &quot;&quot;&quot;&quot;; &quot;,&quot;; &quot;&quot;&quot;&quot;;  [.B229]; &quot;&quot;&quot;&quot;;  &quot;,&quot; ; &quot;&quot;&quot;&quot;; [.C229]; &quot;&quot;&quot;&quot;;  &quot;,&quot; ; &quot;&quot;&quot;&quot;; [.D229]; &quot;&quot;&quot;&quot;; &quot;}, &quot;)" office:value-type="string" office:string-value="{&quot;84&quot;,&quot;1&quot;,&quot;إِذَا السَّمَاءُ انشَقَّتْ&quot;,&quot;828&quot;}, " calcext:value-type="string">
            <text:p>{"84","1","إِذَا السَّمَاءُ انشَقَّتْ","828"}, </text:p>
          </table:table-cell>
          <table:table-cell table:number-columns-repeated="1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سَّمَاءِ ذَاتِ الْبُرُوجِ</text:p>
          </table:table-cell>
          <table:table-cell table:style-name="ce2" office:value-type="string" calcext:value-type="string">
            <text:p>829</text:p>
          </table:table-cell>
          <table:table-cell table:formula="of:=COM.MICROSOFT.CONCAT(&quot;{&quot;; &quot;&quot;&quot;&quot;; [.A230]; &quot;&quot;&quot;&quot;; &quot;,&quot;; &quot;&quot;&quot;&quot;;  [.B230]; &quot;&quot;&quot;&quot;;  &quot;,&quot; ; &quot;&quot;&quot;&quot;; [.C230]; &quot;&quot;&quot;&quot;;  &quot;,&quot; ; &quot;&quot;&quot;&quot;; [.D230]; &quot;&quot;&quot;&quot;; &quot;}, &quot;)" office:value-type="string" office:string-value="{&quot;85&quot;,&quot;1&quot;,&quot;وَالسَّمَاءِ ذَاتِ الْبُرُوجِ&quot;,&quot;829&quot;}, " calcext:value-type="string">
            <text:p>{"85","1","وَالسَّمَاءِ ذَاتِ الْبُرُوجِ","829"}, </text:p>
          </table:table-cell>
          <table:table-cell table:number-columns-repeated="1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سَّمَاءِ وَالطَّارِقِ</text:p>
          </table:table-cell>
          <table:table-cell table:style-name="ce2" office:value-type="string" calcext:value-type="string">
            <text:p>830</text:p>
          </table:table-cell>
          <table:table-cell table:formula="of:=COM.MICROSOFT.CONCAT(&quot;{&quot;; &quot;&quot;&quot;&quot;; [.A231]; &quot;&quot;&quot;&quot;; &quot;,&quot;; &quot;&quot;&quot;&quot;;  [.B231]; &quot;&quot;&quot;&quot;;  &quot;,&quot; ; &quot;&quot;&quot;&quot;; [.C231]; &quot;&quot;&quot;&quot;;  &quot;,&quot; ; &quot;&quot;&quot;&quot;; [.D231]; &quot;&quot;&quot;&quot;; &quot;}, &quot;)" office:value-type="string" office:string-value="{&quot;86&quot;,&quot;1&quot;,&quot;وَالسَّمَاءِ وَالطَّارِقِ&quot;,&quot;830&quot;}, " calcext:value-type="string">
            <text:p>{"86","1","وَالسَّمَاءِ وَالطَّارِقِ","830"}, </text:p>
          </table:table-cell>
          <table:table-cell table:number-columns-repeated="1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سَبِّحِ اسْمَ رَبِّكَ الْأَعْلَى</text:p>
          </table:table-cell>
          <table:table-cell table:style-name="ce2" office:value-type="string" calcext:value-type="string">
            <text:p>831</text:p>
          </table:table-cell>
          <table:table-cell table:formula="of:=COM.MICROSOFT.CONCAT(&quot;{&quot;; &quot;&quot;&quot;&quot;; [.A232]; &quot;&quot;&quot;&quot;; &quot;,&quot;; &quot;&quot;&quot;&quot;;  [.B232]; &quot;&quot;&quot;&quot;;  &quot;,&quot; ; &quot;&quot;&quot;&quot;; [.C232]; &quot;&quot;&quot;&quot;;  &quot;,&quot; ; &quot;&quot;&quot;&quot;; [.D232]; &quot;&quot;&quot;&quot;; &quot;}, &quot;)" office:value-type="string" office:string-value="{&quot;87&quot;,&quot;1&quot;,&quot;سَبِّحِ اسْمَ رَبِّكَ الْأَعْلَى&quot;,&quot;831&quot;}, " calcext:value-type="string">
            <text:p>{"87","1","سَبِّحِ اسْمَ رَبِّكَ الْأَعْلَى","831"}, </text:p>
          </table:table-cell>
          <table:table-cell table:number-columns-repeated="1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هَلْ أَتَاكَ حَدِيثُ الْغَاشِيَةِ </text:p>
          </table:table-cell>
          <table:table-cell table:style-name="ce2" office:value-type="string" calcext:value-type="string">
            <text:p>832</text:p>
          </table:table-cell>
          <table:table-cell table:formula="of:=COM.MICROSOFT.CONCAT(&quot;{&quot;; &quot;&quot;&quot;&quot;; [.A233]; &quot;&quot;&quot;&quot;; &quot;,&quot;; &quot;&quot;&quot;&quot;;  [.B233]; &quot;&quot;&quot;&quot;;  &quot;,&quot; ; &quot;&quot;&quot;&quot;; [.C233]; &quot;&quot;&quot;&quot;;  &quot;,&quot; ; &quot;&quot;&quot;&quot;; [.D233]; &quot;&quot;&quot;&quot;; &quot;}, &quot;)" office:value-type="string" office:string-value="{&quot;88&quot;,&quot;1&quot;,&quot;هَلْ أَتَاكَ حَدِيثُ الْغَاشِيَةِ &quot;,&quot;832&quot;}, " calcext:value-type="string">
            <text:p>{"88","1","هَلْ أَتَاكَ حَدِيثُ الْغَاشِيَةِ ","832"}, </text:p>
          </table:table-cell>
          <table:table-cell table:number-columns-repeated="1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ْفَجْرِ</text:p>
          </table:table-cell>
          <table:table-cell table:style-name="ce2" office:value-type="string" calcext:value-type="string">
            <text:p>833</text:p>
          </table:table-cell>
          <table:table-cell table:formula="of:=COM.MICROSOFT.CONCAT(&quot;{&quot;; &quot;&quot;&quot;&quot;; [.A234]; &quot;&quot;&quot;&quot;; &quot;,&quot;; &quot;&quot;&quot;&quot;;  [.B234]; &quot;&quot;&quot;&quot;;  &quot;,&quot; ; &quot;&quot;&quot;&quot;; [.C234]; &quot;&quot;&quot;&quot;;  &quot;,&quot; ; &quot;&quot;&quot;&quot;; [.D234]; &quot;&quot;&quot;&quot;; &quot;}, &quot;)" office:value-type="string" office:string-value="{&quot;89&quot;,&quot;1&quot;,&quot;وَالْفَجْرِ&quot;,&quot;833&quot;}, " calcext:value-type="string">
            <text:p>{"89","1","وَالْفَجْرِ","833"}, </text:p>
          </table:table-cell>
          <table:table-cell table:number-columns-repeated="1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لَا أُقْسِمُ بِهَـٰذَا الْبَلَدِ</text:p>
          </table:table-cell>
          <table:table-cell table:style-name="ce2" office:value-type="string" calcext:value-type="string">
            <text:p>835</text:p>
          </table:table-cell>
          <table:table-cell table:formula="of:=COM.MICROSOFT.CONCAT(&quot;{&quot;; &quot;&quot;&quot;&quot;; [.A235]; &quot;&quot;&quot;&quot;; &quot;,&quot;; &quot;&quot;&quot;&quot;;  [.B235]; &quot;&quot;&quot;&quot;;  &quot;,&quot; ; &quot;&quot;&quot;&quot;; [.C235]; &quot;&quot;&quot;&quot;;  &quot;,&quot; ; &quot;&quot;&quot;&quot;; [.D235]; &quot;&quot;&quot;&quot;; &quot;}, &quot;)" office:value-type="string" office:string-value="{&quot;90&quot;,&quot;1&quot;,&quot;لَا أُقْسِمُ بِهَـٰذَا الْبَلَدِ&quot;,&quot;835&quot;}, " calcext:value-type="string">
            <text:p>{"90","1","لَا أُقْسِمُ بِهَـٰذَا الْبَلَدِ","835"}, </text:p>
          </table:table-cell>
          <table:table-cell table:number-columns-repeated="1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شَّمْسِ وَضُحَاهَا</text:p>
          </table:table-cell>
          <table:table-cell table:style-name="ce2" office:value-type="string" calcext:value-type="string">
            <text:p>836</text:p>
          </table:table-cell>
          <table:table-cell table:formula="of:=COM.MICROSOFT.CONCAT(&quot;{&quot;; &quot;&quot;&quot;&quot;; [.A236]; &quot;&quot;&quot;&quot;; &quot;,&quot;; &quot;&quot;&quot;&quot;;  [.B236]; &quot;&quot;&quot;&quot;;  &quot;,&quot; ; &quot;&quot;&quot;&quot;; [.C236]; &quot;&quot;&quot;&quot;;  &quot;,&quot; ; &quot;&quot;&quot;&quot;; [.D236]; &quot;&quot;&quot;&quot;; &quot;}, &quot;)" office:value-type="string" office:string-value="{&quot;91&quot;,&quot;1&quot;,&quot;وَالشَّمْسِ وَضُحَاهَا&quot;,&quot;836&quot;}, " calcext:value-type="string">
            <text:p>{"91","1","وَالشَّمْسِ وَضُحَاهَا","836"}, </text:p>
          </table:table-cell>
          <table:table-cell table:number-columns-repeated="1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لَّيْلِ إِذَا يَغْشَىٰ</text:p>
          </table:table-cell>
          <table:table-cell table:style-name="ce2" office:value-type="string" calcext:value-type="string">
            <text:p>837</text:p>
          </table:table-cell>
          <table:table-cell table:formula="of:=COM.MICROSOFT.CONCAT(&quot;{&quot;; &quot;&quot;&quot;&quot;; [.A237]; &quot;&quot;&quot;&quot;; &quot;,&quot;; &quot;&quot;&quot;&quot;;  [.B237]; &quot;&quot;&quot;&quot;;  &quot;,&quot; ; &quot;&quot;&quot;&quot;; [.C237]; &quot;&quot;&quot;&quot;;  &quot;,&quot; ; &quot;&quot;&quot;&quot;; [.D237]; &quot;&quot;&quot;&quot;; &quot;}, &quot;)" office:value-type="string" office:string-value="{&quot;92&quot;,&quot;1&quot;,&quot;وَاللَّيْلِ إِذَا يَغْشَىٰ&quot;,&quot;837&quot;}, " calcext:value-type="string">
            <text:p>{"92","1","وَاللَّيْلِ إِذَا يَغْشَىٰ","837"}, </text:p>
          </table:table-cell>
          <table:table-cell table:number-columns-repeated="1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ضُّحَىٰ</text:p>
          </table:table-cell>
          <table:table-cell table:style-name="ce2" office:value-type="string" calcext:value-type="string">
            <text:p>838</text:p>
          </table:table-cell>
          <table:table-cell table:formula="of:=COM.MICROSOFT.CONCAT(&quot;{&quot;; &quot;&quot;&quot;&quot;; [.A238]; &quot;&quot;&quot;&quot;; &quot;,&quot;; &quot;&quot;&quot;&quot;;  [.B238]; &quot;&quot;&quot;&quot;;  &quot;,&quot; ; &quot;&quot;&quot;&quot;; [.C238]; &quot;&quot;&quot;&quot;;  &quot;,&quot; ; &quot;&quot;&quot;&quot;; [.D238]; &quot;&quot;&quot;&quot;; &quot;}, &quot;)" office:value-type="string" office:string-value="{&quot;93&quot;,&quot;1&quot;,&quot;وَالضُّحَىٰ&quot;,&quot;838&quot;}, " calcext:value-type="string">
            <text:p>{"93","1","وَالضُّحَىٰ","838"}, </text:p>
          </table:table-cell>
          <table:table-cell table:number-columns-repeated="1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أَلَمْ نَشْرَحْ لَكَ صَدْرَكَ</text:p>
          </table:table-cell>
          <table:table-cell table:style-name="ce2" office:value-type="string" calcext:value-type="string">
            <text:p>838</text:p>
          </table:table-cell>
          <table:table-cell table:formula="of:=COM.MICROSOFT.CONCAT(&quot;{&quot;; &quot;&quot;&quot;&quot;; [.A239]; &quot;&quot;&quot;&quot;; &quot;,&quot;; &quot;&quot;&quot;&quot;;  [.B239]; &quot;&quot;&quot;&quot;;  &quot;,&quot; ; &quot;&quot;&quot;&quot;; [.C239]; &quot;&quot;&quot;&quot;;  &quot;,&quot; ; &quot;&quot;&quot;&quot;; [.D239]; &quot;&quot;&quot;&quot;; &quot;}, &quot;)" office:value-type="string" office:string-value="{&quot;94&quot;,&quot;1&quot;,&quot;أَلَمْ نَشْرَحْ لَكَ صَدْرَكَ&quot;,&quot;838&quot;}, " calcext:value-type="string">
            <text:p>{"94","1","أَلَمْ نَشْرَحْ لَكَ صَدْرَكَ","838"}, </text:p>
          </table:table-cell>
          <table:table-cell table:number-columns-repeated="1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تِّينِ وَالزَّيْتُونِ</text:p>
          </table:table-cell>
          <table:table-cell table:style-name="ce2" office:value-type="string" calcext:value-type="string">
            <text:p>839</text:p>
          </table:table-cell>
          <table:table-cell table:formula="of:=COM.MICROSOFT.CONCAT(&quot;{&quot;; &quot;&quot;&quot;&quot;; [.A240]; &quot;&quot;&quot;&quot;; &quot;,&quot;; &quot;&quot;&quot;&quot;;  [.B240]; &quot;&quot;&quot;&quot;;  &quot;,&quot; ; &quot;&quot;&quot;&quot;; [.C240]; &quot;&quot;&quot;&quot;;  &quot;,&quot; ; &quot;&quot;&quot;&quot;; [.D240]; &quot;&quot;&quot;&quot;; &quot;}, &quot;)" office:value-type="string" office:string-value="{&quot;95&quot;,&quot;1&quot;,&quot;وَالتِّينِ وَالزَّيْتُونِ&quot;,&quot;839&quot;}, " calcext:value-type="string">
            <text:p>{"95","1","وَالتِّينِ وَالزَّيْتُونِ","839"}, </text:p>
          </table:table-cell>
          <table:table-cell table:number-columns-repeated="1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قْرَأْ بِاسْمِ رَبِّكَ الَّذِي خَلَقَ </text:p>
          </table:table-cell>
          <table:table-cell table:style-name="ce2" office:value-type="string" calcext:value-type="string">
            <text:p>839</text:p>
          </table:table-cell>
          <table:table-cell table:formula="of:=COM.MICROSOFT.CONCAT(&quot;{&quot;; &quot;&quot;&quot;&quot;; [.A241]; &quot;&quot;&quot;&quot;; &quot;,&quot;; &quot;&quot;&quot;&quot;;  [.B241]; &quot;&quot;&quot;&quot;;  &quot;,&quot; ; &quot;&quot;&quot;&quot;; [.C241]; &quot;&quot;&quot;&quot;;  &quot;,&quot; ; &quot;&quot;&quot;&quot;; [.D241]; &quot;&quot;&quot;&quot;; &quot;}, &quot;)" office:value-type="string" office:string-value="{&quot;96&quot;,&quot;1&quot;,&quot;اقْرَأْ بِاسْمِ رَبِّكَ الَّذِي خَلَقَ &quot;,&quot;839&quot;}, " calcext:value-type="string">
            <text:p>{"96","1","اقْرَأْ بِاسْمِ رَبِّكَ الَّذِي خَلَقَ ","839"}, </text:p>
          </table:table-cell>
          <table:table-cell table:number-columns-repeated="1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نَّا أَنزَلْنَاهُ فِي لَيْلَةِ الْقَدْرِ</text:p>
          </table:table-cell>
          <table:table-cell table:style-name="ce2" office:value-type="string" calcext:value-type="string">
            <text:p>840</text:p>
          </table:table-cell>
          <table:table-cell table:formula="of:=COM.MICROSOFT.CONCAT(&quot;{&quot;; &quot;&quot;&quot;&quot;; [.A242]; &quot;&quot;&quot;&quot;; &quot;,&quot;; &quot;&quot;&quot;&quot;;  [.B242]; &quot;&quot;&quot;&quot;;  &quot;,&quot; ; &quot;&quot;&quot;&quot;; [.C242]; &quot;&quot;&quot;&quot;;  &quot;,&quot; ; &quot;&quot;&quot;&quot;; [.D242]; &quot;&quot;&quot;&quot;; &quot;}, &quot;)" office:value-type="string" office:string-value="{&quot;97&quot;,&quot;1&quot;,&quot;إِنَّا أَنزَلْنَاهُ فِي لَيْلَةِ الْقَدْرِ&quot;,&quot;840&quot;}, " calcext:value-type="string">
            <text:p>{"97","1","إِنَّا أَنزَلْنَاهُ فِي لَيْلَةِ الْقَدْرِ","840"}, </text:p>
          </table:table-cell>
          <table:table-cell table:number-columns-repeated="1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لَمْ يَكُنِ الَّذِينَ كَفَرُوا مِنْ أَهْلِ</text:p>
          </table:table-cell>
          <table:table-cell table:style-name="ce2" office:value-type="string" calcext:value-type="string">
            <text:p>840</text:p>
          </table:table-cell>
          <table:table-cell table:formula="of:=COM.MICROSOFT.CONCAT(&quot;{&quot;; &quot;&quot;&quot;&quot;; [.A243]; &quot;&quot;&quot;&quot;; &quot;,&quot;; &quot;&quot;&quot;&quot;;  [.B243]; &quot;&quot;&quot;&quot;;  &quot;,&quot; ; &quot;&quot;&quot;&quot;; [.C243]; &quot;&quot;&quot;&quot;;  &quot;,&quot; ; &quot;&quot;&quot;&quot;; [.D243]; &quot;&quot;&quot;&quot;; &quot;}, &quot;)" office:value-type="string" office:string-value="{&quot;98&quot;,&quot;1&quot;,&quot;لَمْ يَكُنِ الَّذِينَ كَفَرُوا مِنْ أَهْلِ&quot;,&quot;840&quot;}, " calcext:value-type="string">
            <text:p>{"98","1","لَمْ يَكُنِ الَّذِينَ كَفَرُوا مِنْ أَهْلِ","840"}, </text:p>
          </table:table-cell>
          <table:table-cell table:number-columns-repeated="1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ذَا زُلْزِلَتِ الْأَرْضُ زِلْزَالَهَا </text:p>
          </table:table-cell>
          <table:table-cell table:style-name="ce2" office:value-type="string" calcext:value-type="string">
            <text:p>841</text:p>
          </table:table-cell>
          <table:table-cell table:formula="of:=COM.MICROSOFT.CONCAT(&quot;{&quot;; &quot;&quot;&quot;&quot;; [.A244]; &quot;&quot;&quot;&quot;; &quot;,&quot;; &quot;&quot;&quot;&quot;;  [.B244]; &quot;&quot;&quot;&quot;;  &quot;,&quot; ; &quot;&quot;&quot;&quot;; [.C244]; &quot;&quot;&quot;&quot;;  &quot;,&quot; ; &quot;&quot;&quot;&quot;; [.D244]; &quot;&quot;&quot;&quot;; &quot;}, &quot;)" office:value-type="string" office:string-value="{&quot;99&quot;,&quot;1&quot;,&quot;إِذَا زُلْزِلَتِ الْأَرْضُ زِلْزَالَهَا &quot;,&quot;841&quot;}, " calcext:value-type="string">
            <text:p>{"99","1","إِذَا زُلْزِلَتِ الْأَرْضُ زِلْزَالَهَا ","841"}, </text:p>
          </table:table-cell>
          <table:table-cell table:number-columns-repeated="1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ْعَادِيَاتِ ضَبْحًا</text:p>
          </table:table-cell>
          <table:table-cell table:style-name="ce2" office:value-type="string" calcext:value-type="string">
            <text:p>842</text:p>
          </table:table-cell>
          <table:table-cell table:formula="of:=COM.MICROSOFT.CONCAT(&quot;{&quot;; &quot;&quot;&quot;&quot;; [.A245]; &quot;&quot;&quot;&quot;; &quot;,&quot;; &quot;&quot;&quot;&quot;;  [.B245]; &quot;&quot;&quot;&quot;;  &quot;,&quot; ; &quot;&quot;&quot;&quot;; [.C245]; &quot;&quot;&quot;&quot;;  &quot;,&quot; ; &quot;&quot;&quot;&quot;; [.D245]; &quot;&quot;&quot;&quot;; &quot;}, &quot;)" office:value-type="string" office:string-value="{&quot;100&quot;,&quot;1&quot;,&quot;وَالْعَادِيَاتِ ضَبْحًا&quot;,&quot;842&quot;}, " calcext:value-type="string">
            <text:p>{"100","1","وَالْعَادِيَاتِ ضَبْحًا","842"}, </text:p>
          </table:table-cell>
          <table:table-cell table:number-columns-repeated="1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الْقَارِعَةُ</text:p>
          </table:table-cell>
          <table:table-cell table:style-name="ce2" office:value-type="string" calcext:value-type="string">
            <text:p>843</text:p>
          </table:table-cell>
          <table:table-cell table:formula="of:=COM.MICROSOFT.CONCAT(&quot;{&quot;; &quot;&quot;&quot;&quot;; [.A246]; &quot;&quot;&quot;&quot;; &quot;,&quot;; &quot;&quot;&quot;&quot;;  [.B246]; &quot;&quot;&quot;&quot;;  &quot;,&quot; ; &quot;&quot;&quot;&quot;; [.C246]; &quot;&quot;&quot;&quot;;  &quot;,&quot; ; &quot;&quot;&quot;&quot;; [.D246]; &quot;&quot;&quot;&quot;; &quot;}, &quot;)" office:value-type="string" office:string-value="{&quot;101&quot;,&quot;1&quot;,&quot;الْقَارِعَةُ&quot;,&quot;843&quot;}, " calcext:value-type="string">
            <text:p>{"101","1","الْقَارِعَةُ","843"}, </text:p>
          </table:table-cell>
          <table:table-cell table:number-columns-repeated="1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أَلْهَاكُمُ التَّكَاثُرُ </text:p>
          </table:table-cell>
          <table:table-cell table:style-name="ce2" office:value-type="string" calcext:value-type="string">
            <text:p>843</text:p>
          </table:table-cell>
          <table:table-cell table:formula="of:=COM.MICROSOFT.CONCAT(&quot;{&quot;; &quot;&quot;&quot;&quot;; [.A247]; &quot;&quot;&quot;&quot;; &quot;,&quot;; &quot;&quot;&quot;&quot;;  [.B247]; &quot;&quot;&quot;&quot;;  &quot;,&quot; ; &quot;&quot;&quot;&quot;; [.C247]; &quot;&quot;&quot;&quot;;  &quot;,&quot; ; &quot;&quot;&quot;&quot;; [.D247]; &quot;&quot;&quot;&quot;; &quot;}, &quot;)" office:value-type="string" office:string-value="{&quot;102&quot;,&quot;1&quot;,&quot;أَلْهَاكُمُ التَّكَاثُرُ &quot;,&quot;843&quot;}, " calcext:value-type="string">
            <text:p>{"102","1","أَلْهَاكُمُ التَّكَاثُرُ ","843"}, </text:p>
          </table:table-cell>
          <table:table-cell table:number-columns-repeated="1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الْعَصْرِ</text:p>
          </table:table-cell>
          <table:table-cell table:style-name="ce2" office:value-type="string" calcext:value-type="string">
            <text:p>844</text:p>
          </table:table-cell>
          <table:table-cell table:formula="of:=COM.MICROSOFT.CONCAT(&quot;{&quot;; &quot;&quot;&quot;&quot;; [.A248]; &quot;&quot;&quot;&quot;; &quot;,&quot;; &quot;&quot;&quot;&quot;;  [.B248]; &quot;&quot;&quot;&quot;;  &quot;,&quot; ; &quot;&quot;&quot;&quot;; [.C248]; &quot;&quot;&quot;&quot;;  &quot;,&quot; ; &quot;&quot;&quot;&quot;; [.D248]; &quot;&quot;&quot;&quot;; &quot;}, &quot;)" office:value-type="string" office:string-value="{&quot;103&quot;,&quot;1&quot;,&quot;وَالْعَصْرِ&quot;,&quot;844&quot;}, " calcext:value-type="string">
            <text:p>{"103","1","وَالْعَصْرِ","844"}, </text:p>
          </table:table-cell>
          <table:table-cell table:number-columns-repeated="1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وَيْلٌ لِّكُلِّ هُمَزَةٍ لُّمَزَةٍ </text:p>
          </table:table-cell>
          <table:table-cell table:style-name="ce2" office:value-type="string" calcext:value-type="string">
            <text:p>844</text:p>
          </table:table-cell>
          <table:table-cell table:formula="of:=COM.MICROSOFT.CONCAT(&quot;{&quot;; &quot;&quot;&quot;&quot;; [.A249]; &quot;&quot;&quot;&quot;; &quot;,&quot;; &quot;&quot;&quot;&quot;;  [.B249]; &quot;&quot;&quot;&quot;;  &quot;,&quot; ; &quot;&quot;&quot;&quot;; [.C249]; &quot;&quot;&quot;&quot;;  &quot;,&quot; ; &quot;&quot;&quot;&quot;; [.D249]; &quot;&quot;&quot;&quot;; &quot;}, &quot;)" office:value-type="string" office:string-value="{&quot;104&quot;,&quot;1&quot;,&quot;وَيْلٌ لِّكُلِّ هُمَزَةٍ لُّمَزَةٍ &quot;,&quot;844&quot;}, " calcext:value-type="string">
            <text:p>{"104","1","وَيْلٌ لِّكُلِّ هُمَزَةٍ لُّمَزَةٍ ","844"}, </text:p>
          </table:table-cell>
          <table:table-cell table:number-columns-repeated="1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أَلَمْ تَرَ كَيْفَ فَعَلَ رَبُّكَ</text:p>
          </table:table-cell>
          <table:table-cell table:style-name="ce2" office:value-type="string" calcext:value-type="string">
            <text:p>844</text:p>
          </table:table-cell>
          <table:table-cell table:formula="of:=COM.MICROSOFT.CONCAT(&quot;{&quot;; &quot;&quot;&quot;&quot;; [.A250]; &quot;&quot;&quot;&quot;; &quot;,&quot;; &quot;&quot;&quot;&quot;;  [.B250]; &quot;&quot;&quot;&quot;;  &quot;,&quot; ; &quot;&quot;&quot;&quot;; [.C250]; &quot;&quot;&quot;&quot;;  &quot;,&quot; ; &quot;&quot;&quot;&quot;; [.D250]; &quot;&quot;&quot;&quot;; &quot;}, &quot;)" office:value-type="string" office:string-value="{&quot;105&quot;,&quot;1&quot;,&quot;أَلَمْ تَرَ كَيْفَ فَعَلَ رَبُّكَ&quot;,&quot;844&quot;}, " calcext:value-type="string">
            <text:p>{"105","1","أَلَمْ تَرَ كَيْفَ فَعَلَ رَبُّكَ","844"}, </text:p>
          </table:table-cell>
          <table:table-cell table:number-columns-repeated="1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لِإِيلَافِ قُرَيْشٍ</text:p>
          </table:table-cell>
          <table:table-cell table:style-name="ce2" office:value-type="string" calcext:value-type="string">
            <text:p>845</text:p>
          </table:table-cell>
          <table:table-cell table:formula="of:=COM.MICROSOFT.CONCAT(&quot;{&quot;; &quot;&quot;&quot;&quot;; [.A251]; &quot;&quot;&quot;&quot;; &quot;,&quot;; &quot;&quot;&quot;&quot;;  [.B251]; &quot;&quot;&quot;&quot;;  &quot;,&quot; ; &quot;&quot;&quot;&quot;; [.C251]; &quot;&quot;&quot;&quot;;  &quot;,&quot; ; &quot;&quot;&quot;&quot;; [.D251]; &quot;&quot;&quot;&quot;; &quot;}, &quot;)" office:value-type="string" office:string-value="{&quot;106&quot;,&quot;1&quot;,&quot;لِإِيلَافِ قُرَيْشٍ&quot;,&quot;845&quot;}, " calcext:value-type="string">
            <text:p>{"106","1","لِإِيلَافِ قُرَيْشٍ","845"}, </text:p>
          </table:table-cell>
          <table:table-cell table:number-columns-repeated="1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أَرَأَيْتَ الَّذِي يُكَذِّبُ بِالدِّينِ </text:p>
          </table:table-cell>
          <table:table-cell table:style-name="ce2" office:value-type="string" calcext:value-type="string">
            <text:p>845</text:p>
          </table:table-cell>
          <table:table-cell table:formula="of:=COM.MICROSOFT.CONCAT(&quot;{&quot;; &quot;&quot;&quot;&quot;; [.A252]; &quot;&quot;&quot;&quot;; &quot;,&quot;; &quot;&quot;&quot;&quot;;  [.B252]; &quot;&quot;&quot;&quot;;  &quot;,&quot; ; &quot;&quot;&quot;&quot;; [.C252]; &quot;&quot;&quot;&quot;;  &quot;,&quot; ; &quot;&quot;&quot;&quot;; [.D252]; &quot;&quot;&quot;&quot;; &quot;}, &quot;)" office:value-type="string" office:string-value="{&quot;107&quot;,&quot;1&quot;,&quot;أَرَأَيْتَ الَّذِي يُكَذِّبُ بِالدِّينِ &quot;,&quot;845&quot;}, " calcext:value-type="string">
            <text:p>{"107","1","أَرَأَيْتَ الَّذِي يُكَذِّبُ بِالدِّينِ ","845"}, </text:p>
          </table:table-cell>
          <table:table-cell table:number-columns-repeated="1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نَّا أَعْطَيْنَاكَ الْكَوْثَرَ</text:p>
          </table:table-cell>
          <table:table-cell table:style-name="ce2" office:value-type="string" calcext:value-type="string">
            <text:p>846</text:p>
          </table:table-cell>
          <table:table-cell table:formula="of:=COM.MICROSOFT.CONCAT(&quot;{&quot;; &quot;&quot;&quot;&quot;; [.A253]; &quot;&quot;&quot;&quot;; &quot;,&quot;; &quot;&quot;&quot;&quot;;  [.B253]; &quot;&quot;&quot;&quot;;  &quot;,&quot; ; &quot;&quot;&quot;&quot;; [.C253]; &quot;&quot;&quot;&quot;;  &quot;,&quot; ; &quot;&quot;&quot;&quot;; [.D253]; &quot;&quot;&quot;&quot;; &quot;}, &quot;)" office:value-type="string" office:string-value="{&quot;108&quot;,&quot;1&quot;,&quot;إِنَّا أَعْطَيْنَاكَ الْكَوْثَرَ&quot;,&quot;846&quot;}, " calcext:value-type="string">
            <text:p>{"108","1","إِنَّا أَعْطَيْنَاكَ الْكَوْثَرَ","846"}, </text:p>
          </table:table-cell>
          <table:table-cell table:number-columns-repeated="1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ُلْ يَا أَيُّهَا الْكَافِرُونَ</text:p>
          </table:table-cell>
          <table:table-cell table:style-name="ce2" office:value-type="string" calcext:value-type="string">
            <text:p>846</text:p>
          </table:table-cell>
          <table:table-cell table:formula="of:=COM.MICROSOFT.CONCAT(&quot;{&quot;; &quot;&quot;&quot;&quot;; [.A254]; &quot;&quot;&quot;&quot;; &quot;,&quot;; &quot;&quot;&quot;&quot;;  [.B254]; &quot;&quot;&quot;&quot;;  &quot;,&quot; ; &quot;&quot;&quot;&quot;; [.C254]; &quot;&quot;&quot;&quot;;  &quot;,&quot; ; &quot;&quot;&quot;&quot;; [.D254]; &quot;&quot;&quot;&quot;; &quot;}, &quot;)" office:value-type="string" office:string-value="{&quot;109&quot;,&quot;1&quot;,&quot;قُلْ يَا أَيُّهَا الْكَافِرُونَ&quot;,&quot;846&quot;}, " calcext:value-type="string">
            <text:p>{"109","1","قُلْ يَا أَيُّهَا الْكَافِرُونَ","846"}, </text:p>
          </table:table-cell>
          <table:table-cell table:number-columns-repeated="1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إِذَا جَاءَ نَصْرُ اللَّهِ وَالْفَتْحُ</text:p>
          </table:table-cell>
          <table:table-cell table:style-name="ce2" office:value-type="string" calcext:value-type="string">
            <text:p>846</text:p>
          </table:table-cell>
          <table:table-cell table:formula="of:=COM.MICROSOFT.CONCAT(&quot;{&quot;; &quot;&quot;&quot;&quot;; [.A255]; &quot;&quot;&quot;&quot;; &quot;,&quot;; &quot;&quot;&quot;&quot;;  [.B255]; &quot;&quot;&quot;&quot;;  &quot;,&quot; ; &quot;&quot;&quot;&quot;; [.C255]; &quot;&quot;&quot;&quot;;  &quot;,&quot; ; &quot;&quot;&quot;&quot;; [.D255]; &quot;&quot;&quot;&quot;; &quot;}, &quot;)" office:value-type="string" office:string-value="{&quot;110&quot;,&quot;1&quot;,&quot;إِذَا جَاءَ نَصْرُ اللَّهِ وَالْفَتْحُ&quot;,&quot;846&quot;}, " calcext:value-type="string">
            <text:p>{"110","1","إِذَا جَاءَ نَصْرُ اللَّهِ وَالْفَتْحُ","846"}, </text:p>
          </table:table-cell>
          <table:table-cell table:number-columns-repeated="1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تَبَّتْ يَدَا أَبِي لَهَبٍ وَتَبَّ </text:p>
          </table:table-cell>
          <table:table-cell table:style-name="ce2" office:value-type="string" calcext:value-type="string">
            <text:p>847</text:p>
          </table:table-cell>
          <table:table-cell table:formula="of:=COM.MICROSOFT.CONCAT(&quot;{&quot;; &quot;&quot;&quot;&quot;; [.A256]; &quot;&quot;&quot;&quot;; &quot;,&quot;; &quot;&quot;&quot;&quot;;  [.B256]; &quot;&quot;&quot;&quot;;  &quot;,&quot; ; &quot;&quot;&quot;&quot;; [.C256]; &quot;&quot;&quot;&quot;;  &quot;,&quot; ; &quot;&quot;&quot;&quot;; [.D256]; &quot;&quot;&quot;&quot;; &quot;}, &quot;)" office:value-type="string" office:string-value="{&quot;111&quot;,&quot;1&quot;,&quot;تَبَّتْ يَدَا أَبِي لَهَبٍ وَتَبَّ &quot;,&quot;847&quot;}, " calcext:value-type="string">
            <text:p>{"111","1","تَبَّتْ يَدَا أَبِي لَهَبٍ وَتَبَّ ","847"}, </text:p>
          </table:table-cell>
          <table:table-cell table:number-columns-repeated="1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ُلْ هُوَ اللَّهُ أَحَدٌ</text:p>
          </table:table-cell>
          <table:table-cell table:style-name="ce2" office:value-type="string" calcext:value-type="string">
            <text:p>847</text:p>
          </table:table-cell>
          <table:table-cell table:formula="of:=COM.MICROSOFT.CONCAT(&quot;{&quot;; &quot;&quot;&quot;&quot;; [.A257]; &quot;&quot;&quot;&quot;; &quot;,&quot;; &quot;&quot;&quot;&quot;;  [.B257]; &quot;&quot;&quot;&quot;;  &quot;,&quot; ; &quot;&quot;&quot;&quot;; [.C257]; &quot;&quot;&quot;&quot;;  &quot;,&quot; ; &quot;&quot;&quot;&quot;; [.D257]; &quot;&quot;&quot;&quot;; &quot;}, &quot;)" office:value-type="string" office:string-value="{&quot;112&quot;,&quot;1&quot;,&quot;قُلْ هُوَ اللَّهُ أَحَدٌ&quot;,&quot;847&quot;}, " calcext:value-type="string">
            <text:p>{"112","1","قُلْ هُوَ اللَّهُ أَحَدٌ","847"}, </text:p>
          </table:table-cell>
          <table:table-cell table:number-columns-repeated="1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ُلْ أَعُوذُ بِرَبِّ الْفَلَقِ</text:p>
          </table:table-cell>
          <table:table-cell table:style-name="ce2" office:value-type="string" calcext:value-type="string">
            <text:p>847</text:p>
          </table:table-cell>
          <table:table-cell table:formula="of:=COM.MICROSOFT.CONCAT(&quot;{&quot;; &quot;&quot;&quot;&quot;; [.A258]; &quot;&quot;&quot;&quot;; &quot;,&quot;; &quot;&quot;&quot;&quot;;  [.B258]; &quot;&quot;&quot;&quot;;  &quot;,&quot; ; &quot;&quot;&quot;&quot;; [.C258]; &quot;&quot;&quot;&quot;;  &quot;,&quot; ; &quot;&quot;&quot;&quot;; [.D258]; &quot;&quot;&quot;&quot;; &quot;}, &quot;)" office:value-type="string" office:string-value="{&quot;113&quot;,&quot;1&quot;,&quot;قُلْ أَعُوذُ بِرَبِّ الْفَلَقِ&quot;,&quot;847&quot;}, " calcext:value-type="string">
            <text:p>{"113","1","قُلْ أَعُوذُ بِرَبِّ الْفَلَقِ","847"}, </text:p>
          </table:table-cell>
          <table:table-cell table:number-columns-repeated="1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قُلْ أَعُوذُ بِرَبِّ النَّاسِ</text:p>
          </table:table-cell>
          <table:table-cell table:style-name="ce2" office:value-type="string" calcext:value-type="string">
            <text:p>848</text:p>
          </table:table-cell>
          <table:table-cell table:formula="of:=COM.MICROSOFT.CONCAT(&quot;{&quot;; &quot;&quot;&quot;&quot;; [.A259]; &quot;&quot;&quot;&quot;; &quot;,&quot;; &quot;&quot;&quot;&quot;;  [.B259]; &quot;&quot;&quot;&quot;;  &quot;,&quot; ; &quot;&quot;&quot;&quot;; [.C259]; &quot;&quot;&quot;&quot;;  &quot;,&quot; ; &quot;&quot;&quot;&quot;; [.D259]; &quot;&quot;&quot;&quot;; &quot;}, &quot;)" office:value-type="string" office:string-value="{&quot;114&quot;,&quot;1&quot;,&quot;قُلْ أَعُوذُ بِرَبِّ النَّاسِ&quot;,&quot;848&quot;}, " calcext:value-type="string">
            <text:p>{"114","1","قُلْ أَعُوذُ بِرَبِّ النَّاسِ","848"}, </text:p>
          </table:table-cell>
          <table:table-cell table:number-columns-repeated="10"/>
        </table:table-row>
        <table:table-row table:style-name="ro1" table:number-rows-repeated="104831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Juz Database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Juz</text:p>
          </table:table-cell>
          <table:table-cell office:value-type="string" calcext:value-type="string">
            <text:p>13 Line Length</text:p>
          </table:table-cell>
          <table:table-cell office:value-type="string" calcext:value-type="string">
            <text:p><text:s/>Madani 15 Line 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13 Line Page Number</text:p>
          </table:table-cell>
          <table:table-cell office:value-type="string" calcext:value-type="string">
            <text:p>Madani 15 Line Page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الم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سيقول السفهاء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تلك الرسل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لن تنال البر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المحصنات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لا يحب الله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وإذا سمعوا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لو أننا نزلنا</text:p>
          </table:table-cell>
          <table:table-cell office:value-type="float" office:value="197" calcext:value-type="float">
            <text:p>19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قال الملا</text:p>
          </table:table-cell>
          <table:table-cell office:value-type="float" office:value="225" calcext:value-type="float">
            <text:p>22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واعلموا أنما</text:p>
          </table:table-cell>
          <table:table-cell office:value-type="float" office:value="253" calcext:value-type="float">
            <text:p>25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يعتذرون إليكم</text:p>
          </table:table-cell>
          <table:table-cell office:value-type="float" office:value="281" calcext:value-type="float">
            <text:p>2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ما من دآبة</text:p>
          </table:table-cell>
          <table:table-cell office:value-type="float" office:value="309" calcext:value-type="float">
            <text:p>30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ما أبرئ</text:p>
          </table:table-cell>
          <table:table-cell office:value-type="float" office:value="337" calcext:value-type="float">
            <text:p>33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ربما يود</text:p>
          </table:table-cell>
          <table:table-cell office:value-type="float" office:value="365" calcext:value-type="float">
            <text:p>36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سبحان الذي</text:p>
          </table:table-cell>
          <table:table-cell office:value-type="float" office:value="393" calcext:value-type="float">
            <text:p>39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قال ألم</text:p>
          </table:table-cell>
          <table:table-cell office:value-type="float" office:value="421" calcext:value-type="float">
            <text:p>42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اقترب للناس</text:p>
          </table:table-cell>
          <table:table-cell office:value-type="float" office:value="449" calcext:value-type="float">
            <text:p>44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قد أفلح</text:p>
          </table:table-cell>
          <table:table-cell office:value-type="float" office:value="477" calcext:value-type="float">
            <text:p>47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قال الذين</text:p>
          </table:table-cell>
          <table:table-cell office:value-type="float" office:value="505" calcext:value-type="float">
            <text:p>50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أمن خلق</text:p>
          </table:table-cell>
          <table:table-cell office:value-type="float" office:value="533" calcext:value-type="float">
            <text:p>53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أتل ما أوحي</text:p>
          </table:table-cell>
          <table:table-cell office:value-type="float" office:value="559" calcext:value-type="float">
            <text:p>55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من يقنت</text:p>
          </table:table-cell>
          <table:table-cell office:value-type="float" office:value="587" calcext:value-type="float">
            <text:p>58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مالي لا</text:p>
          </table:table-cell>
          <table:table-cell office:value-type="float" office:value="613" calcext:value-type="float">
            <text:p>61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فمن أظلم</text:p>
          </table:table-cell>
          <table:table-cell office:value-type="float" office:value="641" calcext:value-type="float">
            <text:p>64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إليه يرد</text:p>
          </table:table-cell>
          <table:table-cell office:value-type="float" office:value="667" calcext:value-type="float">
            <text:p>66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حم</text:p>
          </table:table-cell>
          <table:table-cell office:value-type="float" office:value="697" calcext:value-type="float">
            <text:p>69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قال فما خطبكم</text:p>
          </table:table-cell>
          <table:table-cell office:value-type="float" office:value="727" calcext:value-type="float">
            <text:p>72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قد سمع الله</text:p>
          </table:table-cell>
          <table:table-cell office:value-type="float" office:value="757" calcext:value-type="float">
            <text:p>75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تبرك الذي</text:p>
          </table:table-cell>
          <table:table-cell office:value-type="float" office:value="787" calcext:value-type="float">
            <text:p>78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عم يتسائلون</text:p>
          </table:table-cell>
          <table:table-cell office:value-type="float" office:value="819" calcext:value-type="float">
            <text:p>819</text:p>
          </table:table-cell>
          <table:table-cell office:value-type="float" office:value="582" calcext:value-type="float">
            <text:p>582</text:p>
          </table:table-cell>
        </table:table-row>
      </table:table>
      <table:table table:name="Surah Database" table:style-name="ta1"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Sura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Is Makki</text:p>
          </table:table-cell>
          <table:table-cell office:value-type="string" calcext:value-type="string">
            <text:p>Madani 15 Line Page Number</text:p>
          </table:table-cell>
          <table:table-cell office:value-type="string" calcext:value-type="string">
            <text:p>13 Line Page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الفاتحة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البقرة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آلعمران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النساء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المائدة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الأنعام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الأعراف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الأنفال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التوبة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يونس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هود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يوسف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الرعد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ابراهيم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الحجر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النحل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الإسر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الكهف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مريم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طه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الأنبياء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الحج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المؤمِون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النور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الفرقان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الشعراء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النمل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القصص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العنكبوت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الروم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لقمن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السجدة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الأحزاب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سبا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فاطر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يس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الصافات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ص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الزمر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غافر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فصلت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الشورى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الزخوف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الدخان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الجاثية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الأحقاف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محمد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الفتح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الحجرات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ق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الذاريات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الطور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النجم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القمر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الرحمن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الواقعة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الحديد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المجادلة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الحشر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الممتحنة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الصف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الجمعة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المنافقون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التغابن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الطلاق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التحريم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الملك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القلم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الحاقة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المعارج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نوح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الجن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المزمل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المدثر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القيامة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الإنسان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المرسلات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النبإ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النازعات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عبس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التكوِير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الإنفطار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المطففين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الإنشقاق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البروج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الطارق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الأعل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الغاشية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الفجر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البلد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الشمس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الليل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الضح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الشرح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التين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العلق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القدر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البينة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الزلزلة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العاديات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القارعة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التكاثر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العصر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الهمزاء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الفيل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قريش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الماعون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الكوثر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الكافرون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النصر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المسد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الإخلاص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الفلق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الناس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848" calcext:value-type="float">
            <text:p>848</text:p>
          </table:table-cell>
        </table:table-row>
      </table:table>
      <table:table table:name="Madani Quarter Database" table:style-name="ta1">
        <table:table-column table:style-name="co25" table:number-columns-repeated="3" table:default-cell-style-name="Default"/>
        <table:table-column table:style-name="co1" table:default-cell-style-name="Default"/>
        <table:table-column table:style-name="co26" table:default-cell-style-name="ce2"/>
        <table:table-column table:style-name="co27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number-columns-repeated="1011" table:default-cell-style-name="Default"/>
        <table:table-row table:style-name="ro3">
          <table:table-cell table:style-name="ce7" office:value-type="string" calcext:value-type="string">
            <text:p>Juz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urah</text:p>
          </table:table-cell>
          <table:table-cell table:style-name="ce7" office:value-type="string" calcext:value-type="string">
            <text:p>Ayah</text:p>
          </table:table-cell>
          <table:table-cell table:style-name="ce10" office:value-type="string" calcext:value-type="string">
            <text:p>Prefix</text:p>
          </table:table-cell>
          <table:table-cell table:style-name="ce7" office:value-type="string" calcext:value-type="string">
            <text:p>Page Number</text:p>
          </table:table-cell>
          <table:table-cell table:style-name="ce11"/>
          <table:table-cell table:style-name="ce7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بِسْمِ اللَّهِ الرَّحْمَٰنِ الرَّحِيمِ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إِنَّ اللَّهَ لَا يَسْتَحْيِي أَن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أَتَأْمُرُونَ النَّاسَ بِالْبِرِّ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<text:s/>وَإِذِ اسْتَسْقَىٰ مُوسَىٰ لِقَوْمِهِ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5" calcext:value-type="float">
            <text:p>75</text:p>
          </table:table-cell>
          <table:table-cell office:value-type="string" calcext:value-type="string">
            <text:p><text:s/>أَفَتَطْمَعُونَ أَن يُؤْمِنُوا لَكُمْ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وَلَقَدْ جَاءَكُم مُّوسَىٰ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مَا نَنسَخْ مِنْ آيَةٍ أَوْ نُنسِهَا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24" calcext:value-type="float">
            <text:p>124</text:p>
          </table:table-cell>
          <table:table-cell office:value-type="string" calcext:value-type="string">
            <text:p><text:s/>وَإِذِ ابْتَلَىٰ إِبْرَاهِيمَ رَبُّهُ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office:value-type="string" calcext:value-type="string">
            <text:p><text:s/>سَيَقُولُ السُّفَهَاءُ مِنَ النَّاسِ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إِنَّ الصَّفَا وَالْمَرْوَةَ مِن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لَّيْسَ الْبِرَّ أَن تُوَلُّوا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89" calcext:value-type="float">
            <text:p>189</text:p>
          </table:table-cell>
          <table:table-cell office:value-type="string" calcext:value-type="string">
            <text:p><text:s/>يَسْأَلُونَكَ عَنِ الْأَهِلَّةِ ۖ قُلْ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3" calcext:value-type="float">
            <text:p>203</text:p>
          </table:table-cell>
          <table:table-cell office:value-type="string" calcext:value-type="string">
            <text:p><text:s/>وَاذْكُرُوا اللَّهَ فِي أَيَّامٍ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يَسْأَلُونَكَ عَنِ الْخَمْرِ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وَالْوَالِدَاتُ يُرْضِعْنَ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43" calcext:value-type="float">
            <text:p>243</text:p>
          </table:table-cell>
          <table:table-cell office:value-type="string" calcext:value-type="string">
            <text:p><text:s/>أَلَمْ تَرَ إِلَى الَّذِينَ خَرَجُوا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تِلْكَ الرُّسُلُ فَضَّلْنَا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قَوْلٌ مَّعْرُوفٌ وَمَغْفِرَةٌ خَيْرٌ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لَّيْسَ عَلَيْكَ هُدَاهُمْ وَلَٰكِنَّ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وَإِن كُنتُمْ عَلَىٰ سَفَرٍ وَلَمْ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قُلْ أَؤُنَبِّئُكُم بِخَيْرٍ مِّن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إِنَّ اللَّهَ اصْطَفَىٰ آدَمَ وَنُوحًا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فَلَمَّا أَحَسَّ عِيسَىٰ مِنْهُمُ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وَمِنْ أَهْلِ الْكِتَابِ مَنْ إِن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كُلُّ الطَّعَامِ كَانَ حِلًّا لِّبَنِي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لَيْسُوا سَوَاءً ۗ مِّنْ أَهْلِ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وَسَارِعُوا إِلَىٰ مَغْفِرَةٍ مِّن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إِذْ تُصْعِدُونَ وَلَا تَلْوُونَ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يَسْتَبْشِرُونَ بِنِعْمَةٍ مِّنَ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لَتُبْلَوُنَّ فِي أَمْوَالِكُمْ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ُّهَا النَّاسُ اتَّقُوا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وَلَكُمْ نِصْفُ مَا تَرَكَ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وَالْمُحْصَنَاتُ مِنَ النِّسَاءِ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وَاعْبُدُوا اللَّهَ وَلَا تُشْرِكُوا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إِنَّ اللَّهَ يَأْمُرُكُمْ أَن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فَلْيُقَاتِلْ فِي سَبِيلِ اللَّهِ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فَمَا لَكُمْ فِي الْمُنَافِقِينَ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وَمَن يُهَاجِرْ فِي سَبِيلِ اللَّهِ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لَّا خَيْرَ فِي كَثِيرٍ مِّن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يَا أَيُّهَا الَّذِينَ آمَنُوا كُونُوا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لَّا يُحِبُّ اللَّهُ الْجَهْرَ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إِنَّا أَوْحَيْنَا إِلَيْكَ كَمَا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ُّهَا الَّذِينَ آمَنُوا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وَلَقَدْ أَخَذَ اللَّهُ مِيثَاقَ بَنِي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وَاتْلُ عَلَيْهِمْ نَبَأَ ابْنَيْ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يَا أَيُّهَا الرَّسُولُ لَا يَحْزُنكَ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يَا أَيُّهَا الَّذِينَ آمَنُوا لَا</text:p>
          </table:table-cell>
          <table:table-cell office:value-type="float" office:value="117" calcext:value-type="float">
            <text:p>1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يَا أَيُّهَا الرَّسُولُ بَلِّغْ مَا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لَتَجِدَنَّ أَشَدَّ النَّاسِ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جَعَلَ اللَّهُ الْكَعْبَةَ الْبَيْتَ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يَوْمَ يَجْمَعُ اللَّهُ الرُّسُلَ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وَلَهُ مَا سَكَنَ فِي اللَّيْلِ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إِنَّمَا يَسْتَجِيبُ الَّذِينَ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وَعِندَهُ مَفَاتِحُ الْغَيْبِ لَا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وَإِذْ قَالَ إِبْرَاهِيمُ لِأَبِيهِ</text:p>
          </table:table-cell>
          <table:table-cell office:value-type="float" office:value="137" calcext:value-type="float">
            <text:p>13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إِنَّ اللَّهَ فَالِقُ الْحَبِّ</text:p>
          </table:table-cell>
          <table:table-cell office:value-type="float" office:value="140" calcext:value-type="float">
            <text:p>140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وَلَوْ أَنَّنَا نَزَّلْنَا إِلَيْهِمُ</text:p>
          </table:table-cell>
          <table:table-cell office:value-type="float" office:value="142" calcext:value-type="float">
            <text:p>14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لَهُمْ دَارُ السَّلَامِ عِندَ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وَهُوَ الَّذِي أَنشَأَ جَنَّاتٍ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قُلْ تَعَالَوْا أَتْلُ مَا حَرَّمَ</text:p>
          </table:table-cell>
          <table:table-cell office:value-type="float" office:value="148" calcext:value-type="float">
            <text:p>14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ص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يَا بَنِي آدَمَ خُذُوا زِينَتَكُمْ</text:p>
          </table:table-cell>
          <table:table-cell office:value-type="float" office:value="154" calcext:value-type="float">
            <text:p>15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وَإِذَا صُرِفَتْ أَبْصَارُهُمْ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وَإِلَىٰ عَادٍ أَخَاهُمْ هُودًا ۗ</text:p>
          </table:table-cell>
          <table:table-cell office:value-type="float" office:value="158" calcext:value-type="float">
            <text:p>1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قَالَ الْمَلَأُ الَّذِينَ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وَأَوْحَيْنَا إِلَىٰ مُوسَىٰ أَنْ</text:p>
          </table:table-cell>
          <table:table-cell office:value-type="float" office:value="164" calcext:value-type="float">
            <text:p>16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وَوَاعَدْنَا مُوسَىٰ ثَلَاثِينَ</text:p>
          </table:table-cell>
          <table:table-cell office:value-type="float" office:value="167" calcext:value-type="float">
            <text:p>16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وَاكْتُبْ لَنَا فِي هَٰذِهِ الدُّنْيَا</text:p>
          </table:table-cell>
          <table:table-cell office:value-type="float" office:value="170" calcext:value-type="float">
            <text:p>170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وَإِذْ نَتَقْنَا الْجَبَلَ فَوْقَهُمْ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هُوَ الَّذِي خَلَقَكُم مِّن نَّفْسٍ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سْأَلُونَكَ عَنِ الْأَنفَالِ ۖ قُلِ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إِنَّ شَرَّ الدَّوَابِّ عِندَ اللَّهِ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وَاعْلَمُوا أَنَّمَا غَنِمْتُم مِّن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وَإِن جَنَحُوا لِلسَّلْمِ فَاجْنَحْ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بَرَاءَةٌ مِّنَ اللَّهِ وَرَسُولِهِ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أَجَعَلْتُمْ سِقَايَةَ الْحَاجِّ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يَا أَيُّهَا الَّذِينَ آمَنُوا إِنَّ</text:p>
          </table:table-cell>
          <table:table-cell office:value-type="float" office:value="192" calcext:value-type="float">
            <text:p>19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وَلَوْ أَرَادُوا الْخُرُوجَ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إِنَّمَا الصَّدَقَاتُ لِلْفُقَرَاءِ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وَمِنْهُم مَّنْ عَاهَدَ اللَّهَ لَئِنْ</text:p>
          </table:table-cell>
          <table:table-cell office:value-type="float" office:value="199" calcext:value-type="float">
            <text:p>19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إِنَّمَا السَّبِيلُ عَلَى الَّذِينَ</text:p>
          </table:table-cell>
          <table:table-cell office:value-type="float" office:value="201" calcext:value-type="float">
            <text:p>20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إِنَّ اللَّهَ اشْتَرَىٰ مِنَ</text:p>
          </table:table-cell>
          <table:table-cell office:value-type="float" office:value="204" calcext:value-type="float">
            <text:p>20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وَمَا كَانَ الْمُؤْمِنُونَ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وَلَوْ يُعَجِّلُ اللَّهُ لِلنَّاسِ</text:p>
          </table:table-cell>
          <table:table-cell office:value-type="float" office:value="209" calcext:value-type="float">
            <text:p>2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لِّلَّذِينَ أَحْسَنُوا الْحُسْنَىٰ</text:p>
          </table:table-cell>
          <table:table-cell office:value-type="float" office:value="212" calcext:value-type="float">
            <text:p>21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وَيَسْتَنبِئُونَكَ أَحَقٌّ هُوَ ۖ قُلْ</text:p>
          </table:table-cell>
          <table:table-cell office:value-type="float" office:value="214" calcext:value-type="float">
            <text:p>21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وَاتْلُ عَلَيْهِمْ نَبَأَ نُوحٍ إِذْ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وَجَاوَزْنَا بِبَنِي إِسْرَائِيلَ</text:p>
          </table:table-cell>
          <table:table-cell office:value-type="float" office:value="219" calcext:value-type="float">
            <text:p>21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وَمَا مِن دَابَّةٍ فِي الْأَرْضِ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مَثَلُ الْفَرِيقَيْنِ كَالْأَعْمَىٰ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وَقَالَ ارْكَبُوا فِيهَا بِسْمِ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وَإِلَىٰ ثَمُودَ أَخَاهُمْ صَالِحًا ۚ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وَإِلَىٰ مَدْيَنَ أَخَاهُمْ شُعَيْبًا</text:p>
          </table:table-cell>
          <table:table-cell office:value-type="float" office:value="231" calcext:value-type="float">
            <text:p>23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وَأَمَّا الَّذِينَ سُعِدُوا فَفِي</text:p>
          </table:table-cell>
          <table:table-cell office:value-type="float" office:value="233" calcext:value-type="float">
            <text:p>23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لَّقَدْ كَانَ فِي يُوسُفَ وَإِخْوَتِهِ</text:p>
          </table:table-cell>
          <table:table-cell office:value-type="float" office:value="236" calcext:value-type="float">
            <text:p>23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وَقَالَ نِسْوَةٌ فِي الْمَدِينَةِ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وَمَا أُبَرِّئُ نَفْسِي ۚ إِنَّ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قَالُوا إِن يَسْرِقْ فَقَدْ سَرَقَ</text:p>
          </table:table-cell>
          <table:table-cell office:value-type="float" office:value="244" calcext:value-type="float">
            <text:p>24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رَبِّ قَدْ آتَيْتَنِي مِنَ الْمُلْكِ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وَإِن تَعْجَبْ فَعَجَبٌ قَوْلُهُمْ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أَفَمَن يَعْلَمُ أَنَّمَا أُنزِلَ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مَّثَلُ الْجَنَّةِ الَّتِي وُعِدَ</text:p>
          </table:table-cell>
          <table:table-cell office:value-type="float" office:value="254" calcext:value-type="float">
            <text:p>25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قَالَتْ رُسُلُهُمْ أَفِي اللَّهِ شَكٌّ</text:p>
          </table:table-cell>
          <table:table-cell office:value-type="float" office:value="256" calcext:value-type="float">
            <text:p>25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أَلَمْ تَرَ إِلَى الَّذِينَ بَدَّلُوا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ر ۚ تِلْكَ آيَاتُ الْكِتَابِ</text:p>
          </table:table-cell>
          <table:table-cell office:value-type="float" office:value="262" calcext:value-type="float">
            <text:p>26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نَبِّئْ عِبَادِي أَنِّي أَنَا الْغَفُورُ الرَّحِيمُ</text:p>
          </table:table-cell>
          <table:table-cell office:value-type="float" office:value="264" calcext:value-type="float">
            <text:p>26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أَتَىٰ أَمْرُ اللَّهِ فَلَا</text:p>
          </table:table-cell>
          <table:table-cell office:value-type="float" office:value="267" calcext:value-type="float">
            <text:p>26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وَقِيلَ لِلَّذِينَ اتَّقَوْا مَاذَا</text:p>
          </table:table-cell>
          <table:table-cell office:value-type="float" office:value="270" calcext:value-type="float">
            <text:p>270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وَقَالَ اللَّهُ لَا تَتَّخِذُوا</text:p>
          </table:table-cell>
          <table:table-cell office:value-type="float" office:value="272" calcext:value-type="float">
            <text:p>27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ضَرَبَ اللَّهُ مَثَلًا عَبْدًا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إِنَّ اللَّهَ يَأْمُرُ بِالْعَدْلِ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يَوْمَ تَأْتِي كُلُّ نَفْسٍ تُجَادِلُ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ُبْحَانَ الَّذِي أَسْرَىٰ بِعَبْدِهِ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وَقَضَىٰ رَبُّكَ أَلَّا تَعْبُدُوا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قُلْ كُونُوا حِجَارَةً أَوْ حَدِيدًا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وَلَقَدْ كَرَّمْنَا بَنِي آدَمَ</text:p>
          </table:table-cell>
          <table:table-cell office:value-type="float" office:value="289" calcext:value-type="float">
            <text:p>28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أَوَلَمْ يَرَوْا أَنَّ اللَّهَ الَّذِي</text:p>
          </table:table-cell>
          <table:table-cell office:value-type="float" office:value="292" calcext:value-type="float">
            <text:p>29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وَتَرَى الشَّمْسَ إِذَا طَلَعَت</text:p>
          </table:table-cell>
          <table:table-cell office:value-type="float" office:value="295" calcext:value-type="float">
            <text:p>29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وَاضْرِبْ لَهُم مَّثَلًا رَّجُلَيْنِ</text:p>
          </table:table-cell>
          <table:table-cell office:value-type="float" office:value="297" calcext:value-type="float">
            <text:p>29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مَّا أَشْهَدتُّهُمْ خَلْقَ</text:p>
          </table:table-cell>
          <table:table-cell office:value-type="float" office:value="299" calcext:value-type="float">
            <text:p>29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قَالَ أَلَمْ أَقُل لَّكَ إِنَّكَ لَن</text:p>
          </table:table-cell>
          <table:table-cell office:value-type="float" office:value="302" calcext:value-type="float">
            <text:p>30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وَتَرَكْنَا بَعْضَهُمْ يَوْمَئِذٍ</text:p>
          </table:table-cell>
          <table:table-cell office:value-type="float" office:value="304" calcext:value-type="float">
            <text:p>30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فَحَمَلَتْهُ فَانتَبَذَتْ بِهِ</text:p>
          </table:table-cell>
          <table:table-cell office:value-type="float" office:value="306" calcext:value-type="float">
            <text:p>3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فَخَلَفَ مِن بَعْدِهِمْ خَلْفٌ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طه</text:p>
          </table:table-cell>
          <table:table-cell office:value-type="float" office:value="312" calcext:value-type="float">
            <text:p>31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مِنْهَا خَلَقْنَاكُمْ وَفِيهَا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وَمَا أَعْجَلَكَ عَن قَوْمِكَ يَا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وَعَنَتِ الْوُجُوهُ لِلْحَيِّ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قْتَرَبَ لِلنَّاسِ حِسَابُهُمْ</text:p>
          </table:table-cell>
          <table:table-cell office:value-type="float" office:value="322" calcext:value-type="float">
            <text:p>32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وَمَن يَقُلْ مِنْهُمْ إِنِّي إِلَٰهٌ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وَلَقَدْ آتَيْنَا إِبْرَاهِيمَ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وَأَيُّوبَ إِذْ نَادَىٰ رَبَّهُ أَنِّي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ُّهَا النَّاسُ اتَّقُوا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هَٰذَانِ خَصْمَانِ اخْتَصَمُوا فِي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إِنَّ اللَّهَ يُدَافِعُ عَنِ الَّذِينَ</text:p>
          </table:table-cell>
          <table:table-cell office:value-type="float" office:value="336" calcext:value-type="float">
            <text:p>33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ذَٰلِكَ وَمَنْ عَاقَبَ بِمِثْلِ مَا</text:p>
          </table:table-cell>
          <table:table-cell office:value-type="float" office:value="339" calcext:value-type="float">
            <text:p>33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َدْ أَفْلَحَ الْمُؤْمِنُونَ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هَيْهَاتَ هَيْهَاتَ لِمَا تُوعَدُونَ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وَلَوْ رَحِمْنَاهُمْ وَكَشَفْنَا مَا</text:p>
          </table:table-cell>
          <table:table-cell office:value-type="float" office:value="347" calcext:value-type="float">
            <text:p>34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ُورَةٌ أَنزَلْنَاهَا وَفَرَضْنَاهَا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يَا أَيُّهَا الَّذِينَ آمَنُوا لَا</text:p>
          </table:table-cell>
          <table:table-cell office:value-type="float" office:value="352" calcext:value-type="float">
            <text:p>35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اللَّهُ نُورُ السَّمَاوَاتِ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وَأَقْسَمُوا بِاللَّهِ جَهْدَ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تَبَارَكَ الَّذِي نَزَّلَ</text:p>
          </table:table-cell>
          <table:table-cell office:value-type="float" office:value="359" calcext:value-type="float">
            <text:p>35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وَقَالَ الَّذِينَ لَا يَرْجُونَ</text:p>
          </table:table-cell>
          <table:table-cell office:value-type="float" office:value="362" calcext:value-type="float">
            <text:p>36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وَهُوَ الَّذِي مَرَجَ الْبَحْرَيْنِ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طسم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وَأَوْحَيْنَا إِلَىٰ مُوسَىٰ أَنْ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قَالُوا أَنُؤْمِنُ لَكَ وَاتَّبَعَكَ</text:p>
          </table:table-cell>
          <table:table-cell office:value-type="float" office:value="371" calcext:value-type="float">
            <text:p>37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أَوْفُوا الْكَيْلَ وَلَا تَكُونُوا</text:p>
          </table:table-cell>
          <table:table-cell office:value-type="float" office:value="374" calcext:value-type="float">
            <text:p>37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طس ۚ تِلْكَ آيَاتُ الْقُرْآنِ</text:p>
          </table:table-cell>
          <table:table-cell office:value-type="float" office:value="377" calcext:value-type="float">
            <text:p>37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s/>قَالَ سَنَنظُرُ أَصَدَقْتَ أَمْ كُنتَ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فَمَا كَانَ جَوَابَ قَوْمِهِ إِلَّا</text:p>
          </table:table-cell>
          <table:table-cell office:value-type="float" office:value="382" calcext:value-type="float">
            <text:p>38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وَإِذَا وَقَعَ الْقَوْلُ عَلَيْهِمْ</text:p>
          </table:table-cell>
          <table:table-cell office:value-type="float" office:value="384" calcext:value-type="float">
            <text:p>38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وَحَرَّمْنَا عَلَيْهِ الْمَرَاضِعَ</text:p>
          </table:table-cell>
          <table:table-cell office:value-type="float" office:value="386" calcext:value-type="float">
            <text:p>38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فَلَمَّا قَضَىٰ مُوسَى الْأَجَلَ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وَلَقَدْ وَصَّلْنَا لَهُمُ الْقَوْلَ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إِنَّ قَارُونَ كَانَ مِن قَوْمِ</text:p>
          </table:table-cell>
          <table:table-cell office:value-type="float" office:value="394" calcext:value-type="float">
            <text:p>39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office:value-type="float" office:value="396" calcext:value-type="float">
            <text:p>39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فَآمَنَ لَهُ لُوطٌ ۘ وَقَالَ إِنِّي</text:p>
          </table:table-cell>
          <table:table-cell office:value-type="float" office:value="399" calcext:value-type="float">
            <text:p>39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وَلَا تُجَادِلُوا أَهْلَ الْكِتَابِ</text:p>
          </table:table-cell>
          <table:table-cell office:value-type="float" office:value="402" calcext:value-type="float">
            <text:p>40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office:value-type="float" office:value="404" calcext:value-type="float">
            <text:p>40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مُنِيبِينَ إِلَيْهِ وَاتَّقُوهُ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اللَّهُ الَّذِي خَلَقَكُم مِّن ضَعْفٍ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وَمَن يُسْلِمْ وَجْهَهُ إِلَى اللَّهِ</text:p>
          </table:table-cell>
          <table:table-cell office:value-type="float" office:value="413" calcext:value-type="float">
            <text:p>41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قُلْ يَتَوَفَّاكُم مَّلَكُ الْمَوْتِ</text:p>
          </table:table-cell>
          <table:table-cell office:value-type="float" office:value="415" calcext:value-type="float">
            <text:p>4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ُّهَا النَّبِيُّ اتَّقِ</text:p>
          </table:table-cell>
          <table:table-cell office:value-type="float" office:value="418" calcext:value-type="float">
            <text:p>4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قَدْ يَعْلَمُ اللَّهُ الْمُعَوِّقِينَ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وَمَن يَقْنُتْ مِنكُنَّ لِلَّهِ</text:p>
          </table:table-cell>
          <table:table-cell office:value-type="float" office:value="422" calcext:value-type="float">
            <text:p>42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تُرْجِي مَن تَشَاءُ مِنْهُنَّ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لَّئِن لَّمْ يَنتَهِ الْمُنَافِقُونَ</text:p>
          </table:table-cell>
          <table:table-cell office:value-type="float" office:value="426" calcext:value-type="float">
            <text:p>42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وَلَقَدْ آتَيْنَا دَاوُودَ مِنَّا</text:p>
          </table:table-cell>
          <table:table-cell office:value-type="float" office:value="429" calcext:value-type="float">
            <text:p>42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قُلْ مَن يَرْزُقُكُم مِّنَ</text:p>
          </table:table-cell>
          <table:table-cell office:value-type="float" office:value="431" calcext:value-type="float">
            <text:p>43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قُلْ إِنَّمَا أَعِظُكُم بِوَاحِدَةٍ ۖ</text:p>
          </table:table-cell>
          <table:table-cell office:value-type="float" office:value="433" calcext:value-type="float">
            <text:p>43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يَا أَيُّهَا النَّاسُ أَنتُمُ</text:p>
          </table:table-cell>
          <table:table-cell office:value-type="float" office:value="436" calcext:value-type="float">
            <text:p>43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إِنَّ اللَّهَ يُمْسِكُ السَّمَاوَاتِ</text:p>
          </table:table-cell>
          <table:table-cell office:value-type="float" office:value="439" calcext:value-type="float">
            <text:p>43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وَمَا أَنزَلْنَا عَلَىٰ قَوْمِهِ مِن</text:p>
          </table:table-cell>
          <table:table-cell office:value-type="float" office:value="442" calcext:value-type="float">
            <text:p>44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أَلَمْ أَعْهَدْ إِلَيْكُمْ يَا بَنِي</text:p>
          </table:table-cell>
          <table:table-cell office:value-type="float" office:value="444" calcext:value-type="float">
            <text:p>44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احْشُرُوا الَّذِينَ ظَلَمُوا</text:p>
          </table:table-cell>
          <table:table-cell office:value-type="float" office:value="446" calcext:value-type="float">
            <text:p>44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وَإِنَّ مِن شِيعَتِهِ لَإِبْرَاهِيمَ</text:p>
          </table:table-cell>
          <table:table-cell office:value-type="float" office:value="449" calcext:value-type="float">
            <text:p>44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فَنَبَذْنَاهُ بِالْعَرَاءِ وَهُوَ</text:p>
          </table:table-cell>
          <table:table-cell office:value-type="float" office:value="451" calcext:value-type="float">
            <text:p>451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وَهَلْ أَتَاكَ نَبَأُ الْخَصْمِ إِذْ</text:p>
          </table:table-cell>
          <table:table-cell office:value-type="float" office:value="454" calcext:value-type="float">
            <text:p>45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وَعِندَهُمْ قَاصِرَاتُ الطَّرْفِ</text:p>
          </table:table-cell>
          <table:table-cell office:value-type="float" office:value="456" calcext:value-type="float">
            <text:p>45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وَإِذَا مَسَّ الْإِنسَانَ ضُرٌّ دَعَا</text:p>
          </table:table-cell>
          <table:table-cell office:value-type="float" office:value="459" calcext:value-type="float">
            <text:p>45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فَمَنْ أَظْلَمُ مِمَّن كَذَبَ عَلَى</text:p>
          </table:table-cell>
          <table:table-cell office:value-type="float" office:value="462" calcext:value-type="float">
            <text:p>46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قُلْ يَا عِبَادِيَ الَّذِينَ</text:p>
          </table:table-cell>
          <table:table-cell office:value-type="float" office:value="464" calcext:value-type="float">
            <text:p>46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office:value-type="float" office:value="467" calcext:value-type="float">
            <text:p>46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أَوَلَمْ يَسِيرُوا فِي الْأَرْضِ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وَيَا قَوْمِ مَا لِي أَدْعُوكُمْ إِلَى</text:p>
          </table:table-cell>
          <table:table-cell office:value-type="float" office:value="472" calcext:value-type="float">
            <text:p>47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قُلْ إِنِّي نُهِيتُ أَنْ أَعْبُدَ</text:p>
          </table:table-cell>
          <table:table-cell office:value-type="float" office:value="474" calcext:value-type="float">
            <text:p>47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قُلْ أَئِنَّكُمْ لَتَكْفُرُونَ</text:p>
          </table:table-cell>
          <table:table-cell office:value-type="float" office:value="477" calcext:value-type="float">
            <text:p>47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وَقَيَّضْنَا لَهُمْ قُرَنَاءَ</text:p>
          </table:table-cell>
          <table:table-cell office:value-type="float" office:value="479" calcext:value-type="float">
            <text:p>4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إِلَيْهِ يُرَدُّ عِلْمُ السَّاعَةِ ۚ</text:p>
          </table:table-cell>
          <table:table-cell office:value-type="float" office:value="482" calcext:value-type="float">
            <text:p>482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شَرَعَ لَكُم مِّنَ الدِّينِ مَا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وَلَوْ بَسَطَ اللَّهُ الرِّزْقَ</text:p>
          </table:table-cell>
          <table:table-cell office:value-type="float" office:value="486" calcext:value-type="float">
            <text:p>48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وَمَا كَانَ لِبَشَرٍ أَن يُكَلِّمَهُ</text:p>
          </table:table-cell>
          <table:table-cell office:value-type="float" office:value="488" calcext:value-type="float">
            <text:p>48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قَالَ أَوَلَوْ جِئْتُكُم بِأَهْدَىٰ</text:p>
          </table:table-cell>
          <table:table-cell office:value-type="float" office:value="491" calcext:value-type="float">
            <text:p>49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وَلَمَّا ضُرِبَ ابْنُ مَرْيَمَ مَثَلًا</text:p>
          </table:table-cell>
          <table:table-cell office:value-type="float" office:value="493" calcext:value-type="float">
            <text:p>49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وَلَقَدْ فَتَنَّا قَبْلَهُمْ قَوْمَ</text:p>
          </table:table-cell>
          <table:table-cell office:value-type="float" office:value="496" calcext:value-type="float">
            <text:p>49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اللَّهُ الَّذِي سَخَّرَ لَكُمُ</text:p>
          </table:table-cell>
          <table:table-cell office:value-type="float" office:value="499" calcext:value-type="float">
            <text:p>499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office:value-type="float" office:value="502" calcext:value-type="float">
            <text:p>502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وَاذْكُرْ أَخَا عَادٍ إِذْ أَنذَرَ</text:p>
          </table:table-cell>
          <table:table-cell office:value-type="float" office:value="505" calcext:value-type="float">
            <text:p>505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أَفَلَمْ يَسِيرُوا فِي الْأَرْضِ</text:p>
          </table:table-cell>
          <table:table-cell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يَا أَيُّهَا الَّذِينَ آمَنُوا</text:p>
          </table:table-cell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لَّقَدْ رَضِيَ اللَّهُ عَنِ</text:p>
          </table:table-cell>
          <table:table-cell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ُّهَا الَّذِينَ آمَنُوا لَا</text:p>
          </table:table-cell>
          <table:table-cell office:value-type="float" office:value="515" calcext:value-type="float">
            <text:p>515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قَالَتِ الْأَعْرَابُ آمَنَّا ۖ قُل</text:p>
          </table:table-cell>
          <table:table-cell office:value-type="float" office:value="517" calcext:value-type="float">
            <text:p>517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قَالَ قَرِينُهُ رَبَّنَا مَا</text:p>
          </table:table-cell>
          <table:table-cell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قَالَ فَمَا خَطْبُكُمْ أَيُّهَا</text:p>
          </table:table-cell>
          <table:table-cell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وَيَطُوفُ عَلَيْهِمْ غِلْمَانٌ</text:p>
          </table:table-cell>
          <table:table-cell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وَكَم مِّن مَّلَكٍ فِي السَّمَاوَاتِ</text:p>
          </table:table-cell>
          <table:table-cell office:value-type="float" office:value="526" calcext:value-type="float">
            <text:p>52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كَذَّبَتْ قَبْلَهُمْ قَوْمُ نُوحٍ</text:p>
          </table:table-cell>
          <table:table-cell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رَّحْمَٰنُ</text:p>
          </table:table-cell>
          <table:table-cell office:value-type="float" office:value="531" calcext:value-type="float">
            <text:p>53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وَقَعَتِ الْوَاقِعَةُ</text:p>
          </table:table-cell>
          <table:table-cell office:value-type="float" office:value="534" calcext:value-type="float">
            <text:p>534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فَلَا أُقْسِمُ بِمَوَاقِعِ النُّجُومِ</text:p>
          </table:table-cell>
          <table:table-cell office:value-type="float" office:value="536" calcext:value-type="float">
            <text:p>53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أَلَمْ يَأْنِ لِلَّذِينَ آمَنُوا أَن</text:p>
          </table:table-cell>
          <table:table-cell office:value-type="float" office:value="539" calcext:value-type="float">
            <text:p>539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َدْ سَمِعَ اللَّهُ قَوْلَ الَّتِي</text:p>
          </table:table-cell>
          <table:table-cell office:value-type="float" office:value="542" calcext:value-type="float">
            <text:p>54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أَلَمْ تَرَ إِلَى الَّذِينَ تَوَلَّوْا</text:p>
          </table:table-cell>
          <table:table-cell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أَلَمْ تَرَ إِلَى الَّذِينَ نَافَقُوا</text:p>
          </table:table-cell>
          <table:table-cell office:value-type="float" office:value="547" calcext:value-type="float">
            <text:p>54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عَسَى اللَّهُ أَن يَجْعَلَ بَيْنَكُمْ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ُسَبِّحُ لِلَّهِ مَا فِي</text:p>
          </table:table-cell>
          <table:table-cell office:value-type="float" office:value="553" calcext:value-type="float">
            <text:p>553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وَإِذَا رَأَيْتَهُمْ تُعْجِبُكَ</text:p>
          </table:table-cell>
          <table:table-cell office:value-type="float" office:value="554" calcext:value-type="float">
            <text:p>554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ُّهَا النَّبِيُّ إِذَا</text:p>
          </table:table-cell>
          <table:table-cell office:value-type="float" office:value="558" calcext:value-type="float">
            <text:p>55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ُّهَا النَّبِيُّ لِم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تَبَارَكَ الَّذِي بِيَدِهِ الْمُلْكُ</text:p>
          </table:table-cell>
          <table:table-cell office:value-type="float" office:value="562" calcext:value-type="float">
            <text:p>56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ن ۚ وَالْقَلَمِ وَمَا يَسْطُرُونَ</text:p>
          </table:table-cell>
          <table:table-cell office:value-type="float" office:value="564" calcext:value-type="float">
            <text:p>564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ْحَاقَّةُ</text:p>
          </table:table-cell>
          <table:table-cell office:value-type="float" office:value="566" calcext:value-type="float">
            <text:p>566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إِنَّ الْإِنسَانَ خُلِقَ هَلُوعًا</text:p>
          </table:table-cell>
          <table:table-cell office:value-type="float" office:value="569" calcext:value-type="float">
            <text:p>569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ُلْ أُوحِيَ إِلَيَّ أَنَّهُ</text:p>
          </table:table-cell>
          <table:table-cell office:value-type="float" office:value="572" calcext:value-type="float">
            <text:p>57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إِنَّ رَبَّكَ يَعْلَمُ أَنَّكَ تَقُومُ</text:p>
          </table:table-cell>
          <table:table-cell office:value-type="float" office:value="575" calcext:value-type="float">
            <text:p>575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لَا أُقْسِمُ بِيَوْمِ الْقِيَامَةِ</text:p>
          </table:table-cell>
          <table:table-cell office:value-type="float" office:value="577" calcext:value-type="float">
            <text:p>577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وَيَطُوفُ عَلَيْهِمْ وِلْدَانٌ</text:p>
          </table:table-cell>
          <table:table-cell office:value-type="float" office:value="579" calcext:value-type="float">
            <text:p>579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عَمَّ يَتَسَاءَلُونَ</text:p>
          </table:table-cell>
          <table:table-cell office:value-type="float" office:value="582" calcext:value-type="float">
            <text:p>58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عَبَسَ وَتَوَلَّىٰ</text:p>
          </table:table-cell>
          <table:table-cell office:value-type="float" office:value="585" calcext:value-type="float">
            <text:p>585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السَّمَاءُ انفَطَرَتْ</text:p>
          </table:table-cell>
          <table:table-cell office:value-type="float" office:value="587" calcext:value-type="float">
            <text:p>58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السَّمَاءُ انشَقَّتْ</text:p>
          </table:table-cell>
          <table:table-cell office:value-type="float" office:value="589" calcext:value-type="float">
            <text:p>589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َبِّحِ اسْمَ رَبِّكَ الْأَعْلَى</text:p>
          </table:table-cell>
          <table:table-cell office:value-type="float" office:value="591" calcext:value-type="float">
            <text:p>59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لَا أُقْسِمُ بِهَٰذَا الْبَلَدِ</text:p>
          </table:table-cell>
          <table:table-cell office:value-type="float" office:value="594" calcext:value-type="float">
            <text:p>594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أَلَمْ نَشْرَحْ لَكَ صَدْرَكَ</text:p>
          </table:table-cell>
          <table:table-cell office:value-type="float" office:value="596" calcext:value-type="float">
            <text:p>59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أَفَلَا يَعْلَمُ إِذَا بُعْثِرَ مَا</text:p>
          </table:table-cell>
          <table:table-cell office:value-type="float" office:value="599" calcext:value-type="float">
            <text:p>599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 Naskh Quarter Database" table:style-name="ta1">
        <table:table-column table:style-name="co1" table:number-columns-repeated="4" table:default-cell-style-name="Default"/>
        <table:table-column table:style-name="co28" table:default-cell-style-name="ce1"/>
        <table:table-column table:style-name="co29" table:default-cell-style-name="Default"/>
        <table:table-column table:style-name="co1" table:default-cell-style-name="ce2"/>
        <table:table-column table:style-name="co1" table:number-columns-repeated="1017" table:default-cell-style-name="Default"/>
        <table:table-row table:style-name="ro1">
          <table:table-cell table:style-name="ce7" office:value-type="string" calcext:value-type="string">
            <text:p>Juz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urah</text:p>
          </table:table-cell>
          <table:table-cell table:style-name="ce7" office:value-type="string" calcext:value-type="string">
            <text:p>Ayah</text:p>
          </table:table-cell>
          <table:table-cell table:style-name="ce12" office:value-type="string" calcext:value-type="string">
            <text:p>Prefix</text:p>
          </table:table-cell>
          <table:table-cell table:style-name="ce7" office:value-type="string" calcext:value-type="string">
            <text:p>Page Number</text:p>
          </table:table-cell>
          <table:table-cell table:style-name="ce11" office:value-type="string" calcext:value-type="string">
            <text:p>Length</text:p>
          </table:table-cell>
          <table:table-cell table:style-name="ce7"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office:value-type="float" office:value="3" calcext:value-type="float">
            <text:p>3</text:p>
          </table:table-cell>
          <table:table-cell office:value-type="float" office:value="6.31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يَا بَنِي إِسْرَائِيلَ اذْكُرُوا </text:p>
          </table:table-cell>
          <table:table-cell office:value-type="float" office:value="10" calcext:value-type="float">
            <text:p>10</text:p>
          </table:table-cell>
          <table:table-cell office:value-type="float" office:value="6.38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وَإِذْ أَخَذْنَا مِيثَاقَ </text:p>
          </table:table-cell>
          <table:table-cell office:value-type="float" office:value="16" calcext:value-type="float">
            <text:p>16</text:p>
          </table:table-cell>
          <table:table-cell office:value-type="float" office:value="6.62" calcext:value-type="float">
            <text:p>6.6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وَقَالَتِ الْيَهُودُ لَيْسَتِ النَّصَارَىٰ</text:p>
          </table:table-cell>
          <table:table-cell office:value-type="float" office:value="23" calcext:value-type="float">
            <text:p>23</text:p>
          </table:table-cell>
          <table:table-cell office:value-type="float" office:value="5.69" calcext:value-type="float">
            <text:p>5.69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سَيَقُولُ السُّفَهَاءُ مِنَ النَّاسِ</text:p>
          </table:table-cell>
          <table:table-cell office:value-type="float" office:value="29" calcext:value-type="float">
            <text:p>29</text:p>
          </table:table-cell>
          <table:table-cell office:value-type="float" office:value="6.85" calcext:value-type="float">
            <text:p>6.85</text:p>
          </table:table-cell>
          <table:table-cell table:number-columns-repeated="1017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لَّيْسَ الْبِرَّ أَن تُوَلُّوا</text:p>
          </table:table-cell>
          <table:table-cell office:value-type="float" office:value="35" calcext:value-type="float">
            <text:p>35</text:p>
          </table:table-cell>
          <table:table-cell office:value-type="float" office:value="8.23" calcext:value-type="float">
            <text:p>8.23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سَلْ بَنِي إِسْرَائِيلَ كَمْ</text:p>
          </table:table-cell>
          <table:table-cell office:value-type="float" office:value="44" calcext:value-type="float">
            <text:p>44</text:p>
          </table:table-cell>
          <table:table-cell office:value-type="float" office:value="6.54" calcext:value-type="float">
            <text:p>6.54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وَإِذَا طَلَّقْتُمُ النِّسَاءَ</text:p>
          </table:table-cell>
          <table:table-cell office:value-type="float" office:value="50" calcext:value-type="float">
            <text:p>50</text:p>
          </table:table-cell>
          <table:table-cell office:value-type="float" office:value="6.38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تِلْكَ الرُّسُلُ فَضَّلْنَا بَعْضَهُمْ</text:p>
          </table:table-cell>
          <table:table-cell office:value-type="float" office:value="57" calcext:value-type="float">
            <text:p>57</text:p>
          </table:table-cell>
          <table:table-cell office:value-type="float" office:value="6.69" calcext:value-type="float">
            <text:p>6.69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الَّذِينَ يُنفِقُونَ أَمْوَالَهُم</text:p>
          </table:table-cell>
          <table:table-cell office:value-type="float" office:value="63" calcext:value-type="float">
            <text:p>63</text:p>
          </table:table-cell>
          <table:table-cell office:value-type="float" office:value="8.08" calcext:value-type="float">
            <text:p>8.08</text:p>
          </table:table-cell>
          <table:table-cell table:number-columns-repeated="1017"/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إِنَّ الَّذِينَ يَكْفُرُونَ بِآيَاتِ</text:p>
          </table:table-cell>
          <table:table-cell office:value-type="float" office:value="71" calcext:value-type="float">
            <text:p>71</text:p>
          </table:table-cell>
          <table:table-cell office:value-type="float" office:value="6.38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إِذْ قَالَ اللَّهُ يَا عِيسَىٰ</text:p>
          </table:table-cell>
          <table:table-cell office:value-type="float" office:value="78" calcext:value-type="float">
            <text:p>78</text:p>
          </table:table-cell>
          <table:table-cell office:value-type="float" office:value="6.69" calcext:value-type="float">
            <text:p>6.6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لَن تَنَالُوا الْبِرَّ حَتَّىٰ تُنفِقُوا </text:p>
          </table:table-cell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7.00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يَا أَيُّهَا الَّذِينَ آمَنُوا لَا تَأْكُلُوا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8.38" calcext:value-type="float">
            <text:p>8.38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الَّذِينَ اسْتَجَابُوا لِلَّهِ وَالرَّسُولِ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5.92" calcext:value-type="float">
            <text:p>5.92</text:p>
          </table:table-cell>
          <table:table-cell table:number-columns-repeated="1017"/>
        </table:table-row>
        <table:table-row table:style-name="ro2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نَّاسُ اتَّقُوا رَبَّكُمُ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6.54" calcext:value-type="float">
            <text:p>6.54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وَالْمُحْصَنَاتُ مِنَ النِّسَاءِ إِلَّا</text:p>
          </table:table-cell>
          <table:table-cell office:value-type="float" office:value="113" calcext:value-type="float">
            <text:p>113</text:p>
          </table:table-cell>
          <table:table-cell table:style-name="ce3" office:value-type="float" office:value="8.38" calcext:value-type="float">
            <text:p>8.38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أَلَمْ تَرَ إِلَى الَّذِينَ يَزْعُمُونَ أَنَّهُمْ</text:p>
          </table:table-cell>
          <table:table-cell office:value-type="float" office:value="121" calcext:value-type="float">
            <text:p>121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فَمَا لَكُمْ فِي الْمُنَافِقِينَ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7.54" calcext:value-type="float">
            <text:p>7.54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إِنَّ اللَّهَ لَا يَغْفِرُ أَن يُشْرَكَ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6.31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لَّا يُحِبُّ اللَّهُ الْجَهْرَ بِالسُّوءِ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8.31" calcext:value-type="float">
            <text:p>8.31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يَا أَيُّهَا الَّذِينَ آمَنُوا إِذَا قُمْتُمْ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7.38" calcext:value-type="float">
            <text:p>7.38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يَا أَيُّهَا الَّذِينَ آمَنُوا اتَّقُوا اللَّهَ</text:p>
          </table:table-cell>
          <table:table-cell office:value-type="float" office:value="156" calcext:value-type="float">
            <text:p>156</text:p>
          </table:table-cell>
          <table:table-cell table:style-name="ce3" office:value-type="float" office:value="6.15" calcext:value-type="float">
            <text:p>6.1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يَا أَيُّهَا الَّذِينَ آمَنُوا لَا تَتَّخِذُوا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6.0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وَإِذَا سَمِعُوا مَا أُنزِلَ إِلَى الرَّسُولِ</text:p>
          </table:table-cell>
          <table:table-cell office:value-type="float" office:value="169" calcext:value-type="float">
            <text:p>169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وَإِذْ قَالَ اللَّهُ يَا عِيسَى ابْنَ مَرْيَمَ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6.54" calcext:value-type="float">
            <text:p>6.54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وَلَقَدْ أَرْسَلْنَا إِلَىٰ أُمَمٍ</text:p>
          </table:table-cell>
          <table:table-cell office:value-type="float" office:value="184" calcext:value-type="float">
            <text:p>184</text:p>
          </table:table-cell>
          <table:table-cell table:style-name="ce3" office:value-type="float" office:value="7.69" calcext:value-type="float">
            <text:p>7.69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وَتِلْكَ حُجَّتُنَا آتَيْنَاهَا إِبْرَاهِيمَ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5.00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وَلَوْ أَنَّنَا نَزَّلْنَا إِلَيْهِمُ الْمَلَائِكَةَ</text:p>
          </table:table-cell>
          <table:table-cell office:value-type="float" office:value="197" calcext:value-type="float">
            <text:p>197</text:p>
          </table:table-cell>
          <table:table-cell table:style-name="ce3" office:value-type="float" office:value="5.92" calcext:value-type="float">
            <text:p>5.92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وَهُوَ الَّذِي أَنشَأَ جَنَّاتٍ مَّعْرُوشَاتٍ</text:p>
          </table:table-cell>
          <table:table-cell office:value-type="float" office:value="202" calcext:value-type="float">
            <text:p>202</text:p>
          </table:table-cell>
          <table:table-cell table:style-name="ce3" office:value-type="float" office:value="6.08" calcext:value-type="float">
            <text:p>6.08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ص</text:p>
          </table:table-cell>
          <table:table-cell office:value-type="float" office:value="209" calcext:value-type="float">
            <text:p>209</text:p>
          </table:table-cell>
          <table:table-cell table:style-name="ce3" office:value-type="float" office:value="8.23" calcext:value-type="float">
            <text:p>8.23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وَنَادَىٰ أَصْحَابُ الْأَعْرَافِ</text:p>
          </table:table-cell>
          <table:table-cell office:value-type="float" office:value="217" calcext:value-type="float">
            <text:p>217</text:p>
          </table:table-cell>
          <table:table-cell table:style-name="ce3" office:value-type="float" office:value="7.77" calcext:value-type="float">
            <text:p>7.77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قَالَ الْمَلَأُ الَّذِينَ اسْتَكْبَرُوا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7.46" calcext:value-type="float">
            <text:p>7.46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وَوَاعَدْنَا مُوسَىٰ ثَلَاثِينَ لَيْلَةً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7.77" calcext:value-type="float">
            <text:p>7.77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وَإِذْ أَخَذَ رَبُّكَ مِن بَنِي آدَمَ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سْأَلُونَكَ عَنِ الْأَنفَالِ</text:p>
          </table:table-cell>
          <table:table-cell office:value-type="float" office:value="246" calcext:value-type="float">
            <text:p>246</text:p>
          </table:table-cell>
          <table:table-cell table:style-name="ce3" office:value-type="float" office:value="6.85" calcext:value-type="float">
            <text:p>6.85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وَاعْلَمُوا أَنَّمَا غَنِمْتُم مِّن شَيْءٍ</text:p>
          </table:table-cell>
          <table:table-cell office:value-type="float" office:value="253" calcext:value-type="float">
            <text:p>253</text:p>
          </table:table-cell>
          <table:table-cell table:style-name="ce3" office:value-type="float" office:value="7.23" calcext:value-type="float">
            <text:p>7.23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بَرَاءَةٌ مِّنَ اللَّهِ وَرَسُولِهِ</text:p>
          </table:table-cell>
          <table:table-cell office:value-type="float" office:value="260" calcext:value-type="float">
            <text:p>260</text:p>
          </table:table-cell>
          <table:table-cell table:style-name="ce3" office:value-type="float" office:value="8.46" calcext:value-type="float">
            <text:p>8.4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يَا أَيُّهَا الَّذِينَ آمَنُوا مَا لَكُمْ</text:p>
          </table:table-cell>
          <table:table-cell office:value-type="float" office:value="268" calcext:value-type="float">
            <text:p>268</text:p>
          </table:table-cell>
          <table:table-cell table:style-name="ce3" office:value-type="float" office:value="5.85" calcext:value-type="float">
            <text:p>5.85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الْمُنَافِقُونَ وَالْمُنَافِقَاتُ بَعْضُهُم</text:p>
          </table:table-cell>
          <table:table-cell office:value-type="float" office:value="274" calcext:value-type="float">
            <text:p>274</text:p>
          </table:table-cell>
          <table:table-cell table:style-name="ce3" office:value-type="float" office:value="6.38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يَعْتَذِرُونَ إِلَيْكُمْ إِذَا رَجَعْتُمْ إِلَيْهِمْ</text:p>
          </table:table-cell>
          <table:table-cell office:value-type="float" office:value="281" calcext:value-type="float">
            <text:p>281</text:p>
          </table:table-cell>
          <table:table-cell office:value-type="float" office:value="7.69" calcext:value-type="float">
            <text:p>7.69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ر ۚ تِلْكَ آيَاتُ الْكِتَابِ الْحَكِيمِ</text:p>
          </table:table-cell>
          <table:table-cell office:value-type="float" office:value="288" calcext:value-type="float">
            <text:p>288</text:p>
          </table:table-cell>
          <table:table-cell office:value-type="float" office:value="6.23" calcext:value-type="float">
            <text:p>6.23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قُلْ مَن يَرْزُقُكُم مِّنَ السَّمَاءِ</text:p>
          </table:table-cell>
          <table:table-cell office:value-type="float" office:value="295" calcext:value-type="float">
            <text:p>295</text:p>
          </table:table-cell>
          <table:table-cell office:value-type="float" office:value="6.31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وَاتْلُ عَلَيْهِمْ نَبَأَ نُوحٍ</text:p>
          </table:table-cell>
          <table:table-cell office:value-type="float" office:value="301" calcext:value-type="float">
            <text:p>301</text:p>
          </table:table-cell>
          <table:table-cell office:value-type="float" office:value="7.38" calcext:value-type="float">
            <text:p>7.3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وَمَا مِن دَابَّةٍ فِي الْأَرْضِ</text:p>
          </table:table-cell>
          <table:table-cell office:value-type="float" office:value="309" calcext:value-type="float">
            <text:p>309</text:p>
          </table:table-cell>
          <table:table-cell office:value-type="float" office:value="7.85" calcext:value-type="float">
            <text:p>7.8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وَإِلَىٰ عَادٍ أَخَاهُمْ هُودًا</text:p>
          </table:table-cell>
          <table:table-cell office:value-type="float" office:value="316" calcext:value-type="float">
            <text:p>316</text:p>
          </table:table-cell>
          <table:table-cell office:value-type="float" office:value="5.38" calcext:value-type="float">
            <text:p>5.3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وَإِلَىٰ مَدْيَنَ أَخَاهُمْ شُعَيْبًا</text:p>
          </table:table-cell>
          <table:table-cell office:value-type="float" office:value="322" calcext:value-type="float">
            <text:p>322</text:p>
          </table:table-cell>
          <table:table-cell office:value-type="float" office:value="8.77" calcext:value-type="float">
            <text:p>8.77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وَقَالَ الَّذِي اشْتَرَاهُ مِن مِّصْرَ </text:p>
          </table:table-cell>
          <table:table-cell office:value-type="float" office:value="331" calcext:value-type="float">
            <text:p>331</text:p>
          </table:table-cell>
          <table:table-cell office:value-type="float" office:value="5.85" calcext:value-type="float">
            <text:p>5.85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وَمَا أُبَرِّئُ نَفْسِي</text:p>
          </table:table-cell>
          <table:table-cell office:value-type="float" office:value="337" calcext:value-type="float">
            <text:p>337</text:p>
          </table:table-cell>
          <table:table-cell office:value-type="float" office:value="8.38" calcext:value-type="float">
            <text:p>8.38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وَكَأَيِّن مِّنْ آيَةٍ فِي السَّمَاوَاتِ</text:p>
          </table:table-cell>
          <table:table-cell office:value-type="float" office:value="345" calcext:value-type="float">
            <text:p>345</text:p>
          </table:table-cell>
          <table:table-cell office:value-type="float" office:value="5.54" calcext:value-type="float">
            <text:p>5.54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أَفَمَن يَعْلَمُ أَنَّمَا أُنزِلَ إِلَيْكَ</text:p>
          </table:table-cell>
          <table:table-cell office:value-type="float" office:value="351" calcext:value-type="float">
            <text:p>351</text:p>
          </table:table-cell>
          <table:table-cell office:value-type="float" office:value="7.31" calcext:value-type="float">
            <text:p>7.31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وَقَالَ الَّذِينَ كَفَرُوا لِرُسُلِهِمْ </text:p>
          </table:table-cell>
          <table:table-cell office:value-type="float" office:value="358" calcext:value-type="float">
            <text:p>358</text:p>
          </table:table-cell>
          <table:table-cell office:value-type="float" office:value="6.31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رُّبَمَا يَوَدُّ الَّذِينَ كَفَرُوا</text:p>
          </table:table-cell>
          <table:table-cell office:value-type="float" office:value="365" calcext:value-type="float">
            <text:p>365</text:p>
          </table:table-cell>
          <table:table-cell office:value-type="float" office:value="7.31" calcext:value-type="float">
            <text:p>7.31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أَتَىٰ أَمْرُ اللَّهِ فَلَا تَسْتَعْجِلُوهُ</text:p>
          </table:table-cell>
          <table:table-cell office:value-type="float" office:value="372" calcext:value-type="float">
            <text:p>372</text:p>
          </table:table-cell>
          <table:table-cell office:value-type="float" office:value="7.15" calcext:value-type="float">
            <text:p>7.1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وَقَالَ اللَّهُ لَا تَتَّخِذُوا إِلَـٰهَيْنِ</text:p>
          </table:table-cell>
          <table:table-cell office:value-type="float" office:value="379" calcext:value-type="float">
            <text:p>379</text:p>
          </table:table-cell>
          <table:table-cell office:value-type="float" office:value="6.85" calcext:value-type="float">
            <text:p>6.8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إِنَّ اللَّهَ يَأْمُرُ بِالْعَدْلِ</text:p>
          </table:table-cell>
          <table:table-cell office:value-type="float" office:value="386" calcext:value-type="float">
            <text:p>386</text:p>
          </table:table-cell>
          <table:table-cell office:value-type="float" office:value="6.54" calcext:value-type="float">
            <text:p>6.54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ُبْحَانَ الَّذِي أَسْرَىٰ بِعَبْدِهِ</text:p>
          </table:table-cell>
          <table:table-cell office:value-type="float" office:value="393" calcext:value-type="float">
            <text:p>393</text:p>
          </table:table-cell>
          <table:table-cell office:value-type="float" office:value="7.08" calcext:value-type="float">
            <text:p>7.08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وَقُل لِّعِبَادِي يَقُولُوا الَّتِي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7.00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وَلَقَدْ آتَيْنَا مُوسَىٰ تِسْعَ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7.00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وَاضْرِبْ لَهُم مَّثَلًا رَّجُلَيْنِ</text:p>
          </table:table-cell>
          <table:table-cell office:value-type="float" office:value="414" calcext:value-type="float">
            <text:p>414</text:p>
          </table:table-cell>
          <table:table-cell office:value-type="float" office:value="6.62" calcext:value-type="float">
            <text:p>6.6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قَالَ أَلَمْ أَقُل لَّكَ إِنَّكَ لَن</text:p>
          </table:table-cell>
          <table:table-cell office:value-type="float" office:value="421" calcext:value-type="float">
            <text:p>421</text:p>
          </table:table-cell>
          <table:table-cell office:value-type="float" office:value="8.31" calcext:value-type="float">
            <text:p>8.31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وَاذْكُرْ فِي الْكِتَابِ إِبْرَاهِيمَ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5.92" calcext:value-type="float">
            <text:p>5.9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طه</text:p>
          </table:table-cell>
          <table:table-cell table:style-name="ce2" office:value-type="float" office:value="435" calcext:value-type="float">
            <text:p>435</text:p>
          </table:table-cell>
          <table:table-cell office:value-type="float" office:value="6.46" calcext:value-type="float">
            <text:p>6.46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وَلَقَدْ أَوْحَيْنَا إِلَىٰ مُوسَىٰ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7.31" calcext:value-type="float">
            <text:p>7.31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قْتَرَبَ لِلنَّاسِ حِسَابُهُمْ </text:p>
          </table:table-cell>
          <table:table-cell office:value-type="float" office:value="449" calcext:value-type="float">
            <text:p>449</text:p>
          </table:table-cell>
          <table:table-cell office:value-type="float" office:value="5.38" calcext:value-type="float">
            <text:p>5.38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وَلَقَدْ آتَيْنَا إِبْرَاهِيمَ رُشْدَهُ </text:p>
          </table:table-cell>
          <table:table-cell table:style-name="ce2" office:value-type="float" office:value="455" calcext:value-type="float">
            <text:p>455</text:p>
          </table:table-cell>
          <table:table-cell office:value-type="float" office:value="7.15" calcext:value-type="float">
            <text:p>7.15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نَّاسُ اتَّقُوا رَبَّكُمْ</text:p>
          </table:table-cell>
          <table:table-cell table:style-name="ce2" office:value-type="float" office:value="462" calcext:value-type="float">
            <text:p>462</text:p>
          </table:table-cell>
          <table:table-cell office:value-type="float" office:value="7.15" calcext:value-type="float">
            <text:p>7.15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أُذِنَ لِلَّذِينَ يُقَاتَلُونَ بِأَنَّهُمْ</text:p>
          </table:table-cell>
          <table:table-cell table:style-name="ce2" office:value-type="float" office:value="469" calcext:value-type="float">
            <text:p>469</text:p>
          </table:table-cell>
          <table:table-cell office:value-type="float" office:value="7.23" calcext:value-type="float">
            <text:p>7.23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َدْ أَفْلَحَ الْمُؤْمِنُونَ</text:p>
          </table:table-cell>
          <table:table-cell office:value-type="float" office:value="477" calcext:value-type="float">
            <text:p>477</text:p>
          </table:table-cell>
          <table:table-cell office:value-type="float" office:value="7.08" calcext:value-type="float">
            <text:p>7.08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وَهُوَ الَّذِي أَنشَأَ لَكُمُ السَّمْعَ</text:p>
          </table:table-cell>
          <table:table-cell table:style-name="ce2" office:value-type="float" office:value="484" calcext:value-type="float">
            <text:p>484</text:p>
          </table:table-cell>
          <table:table-cell office:value-type="float" office:value="6.38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يَا أَيُّهَا الَّذِينَ آمَنُوا لَا تَتَّبِعُوا</text:p>
          </table:table-cell>
          <table:table-cell table:style-name="ce2" office:value-type="float" office:value="490" calcext:value-type="float">
            <text:p>490</text:p>
          </table:table-cell>
          <table:table-cell office:value-type="float" office:value="6.69" calcext:value-type="float">
            <text:p>6.69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إِنَّمَا كَانَ قَوْلَ الْمُؤْمِنِينَ</text:p>
          </table:table-cell>
          <table:table-cell table:style-name="ce2" office:value-type="float" office:value="497" calcext:value-type="float">
            <text:p>497</text:p>
          </table:table-cell>
          <table:table-cell office:value-type="float" office:value="7.38" calcext:value-type="float">
            <text:p>7.38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وَقَالَ الَّذِينَ لَا يَرْجُونَ لِقَاءَنَا</text:p>
          </table:table-cell>
          <table:table-cell office:value-type="float" office:value="505" calcext:value-type="float">
            <text:p>505</text:p>
          </table:table-cell>
          <table:table-cell office:value-type="float" office:value="6.31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طسم</text:p>
          </table:table-cell>
          <table:table-cell table:style-name="ce2" office:value-type="float" office:value="511" calcext:value-type="float">
            <text:p>511</text:p>
          </table:table-cell>
          <table:table-cell office:value-type="float" office:value="6.38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كَذَّبَتْ عَادٌ الْمُرْسَلِينَ </text:p>
          </table:table-cell>
          <table:table-cell table:style-name="ce2" office:value-type="float" office:value="518" calcext:value-type="float">
            <text:p>518</text:p>
          </table:table-cell>
          <table:table-cell office:value-type="float" office:value="6.62" calcext:value-type="float">
            <text:p>6.62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وَلَقَدْ آتَيْنَا دَاوُودَ وَسُلَيْمَانَ</text:p>
          </table:table-cell>
          <table:table-cell table:style-name="ce2" office:value-type="float" office:value="526" calcext:value-type="float">
            <text:p>526</text:p>
          </table:table-cell>
          <table:table-cell office:value-type="float" office:value="5.69" calcext:value-type="float">
            <text:p>5.69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أَمَّنْ خَلَقَ السَّمَاوَاتِ وَالْأَرْضَ</text:p>
          </table:table-cell>
          <table:table-cell office:value-type="float" office:value="533" calcext:value-type="float">
            <text:p>533</text:p>
          </table:table-cell>
          <table:table-cell office:value-type="float" office:value="5.77" calcext:value-type="float">
            <text:p>5.77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وَلَمَّا بَلَغَ أَشُدَّهُ وَاسْتَوَىٰ </text:p>
          </table:table-cell>
          <table:table-cell table:style-name="ce2" office:value-type="float" office:value="538" calcext:value-type="float">
            <text:p>538</text:p>
          </table:table-cell>
          <table:table-cell office:value-type="float" office:value="8.23" calcext:value-type="float">
            <text:p>8.23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أَفَمَن وَعَدْنَاهُ وَعْدًا حَسَنًا</text:p>
          </table:table-cell>
          <table:table-cell table:style-name="ce2" office:value-type="float" office:value="547" calcext:value-type="float">
            <text:p>547</text:p>
          </table:table-cell>
          <table:table-cell office:value-type="float" office:value="4.85" calcext:value-type="float">
            <text:p>4.85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table:style-name="ce2" office:value-type="float" office:value="552" calcext:value-type="float">
            <text:p>552</text:p>
          </table:table-cell>
          <table:table-cell office:value-type="float" office:value="6.85" calcext:value-type="float">
            <text:p>6.85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اتْلُ مَا أُوحِيَ إِلَيْكَ مِنَ الْكِتَابِ</text:p>
          </table:table-cell>
          <table:table-cell office:value-type="float" office:value="559" calcext:value-type="float">
            <text:p>559</text:p>
          </table:table-cell>
          <table:table-cell office:value-type="float" office:value="7.08" calcext:value-type="float">
            <text:p>7.08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َمِنْ آيَاتِهِ أَنْ خَلَقَكُم</text:p>
          </table:table-cell>
          <table:table-cell table:style-name="ce2" office:value-type="float" office:value="564" calcext:value-type="float">
            <text:p>564</text:p>
          </table:table-cell>
          <table:table-cell office:value-type="float" office:value="7.92" calcext:value-type="float">
            <text:p>7.92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أَلَمْ تَرَوْا أَنَّ اللَّهَ سَخَّرَ لَكُم</text:p>
          </table:table-cell>
          <table:table-cell table:style-name="ce2" office:value-type="float" office:value="574" calcext:value-type="float">
            <text:p>574</text:p>
          </table:table-cell>
          <table:table-cell office:value-type="float" office:value="6.85" calcext:value-type="float">
            <text:p>6.85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نَّبِيُّ اتَّقِ اللَّهَ وَلَا تُطِعِ</text:p>
          </table:table-cell>
          <table:table-cell table:style-name="ce2" office:value-type="float" office:value="581" calcext:value-type="float">
            <text:p>581</text:p>
          </table:table-cell>
          <table:table-cell office:value-type="float" office:value="5.54" calcext:value-type="float">
            <text:p>5.54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وَمَن يَقْنُتْ مِنكُنَّ لِلَّهِ وَرَسُولِهِ </text:p>
          </table:table-cell>
          <table:table-cell office:value-type="float" office:value="587" calcext:value-type="float">
            <text:p>587</text:p>
          </table:table-cell>
          <table:table-cell office:value-type="float" office:value="7.15" calcext:value-type="float">
            <text:p>7.15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ْحَمْدُ لِلَّهِ الَّذِي لَهُ مَا فِي</text:p>
          </table:table-cell>
          <table:table-cell table:style-name="ce2" office:value-type="float" office:value="595" calcext:value-type="float">
            <text:p>595</text:p>
          </table:table-cell>
          <table:table-cell office:value-type="float" office:value="5.46" calcext:value-type="float">
            <text:p>5.46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وَقَالَ الَّذِينَ كَفَرُوا لَن نُّؤْمِنَ </text:p>
          </table:table-cell>
          <table:table-cell table:style-name="ce2" office:value-type="float" office:value="599" calcext:value-type="float">
            <text:p>599</text:p>
          </table:table-cell>
          <table:table-cell office:value-type="float" office:value="6.46" calcext:value-type="float">
            <text:p>6.46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يَا أَيُّهَا النَّاسُ أَنتُمُ الْفُقَرَاءُ إِلَى </text:p>
          </table:table-cell>
          <table:table-cell table:style-name="ce2" office:value-type="float" office:value="606" calcext:value-type="float">
            <text:p>606</text:p>
          </table:table-cell>
          <table:table-cell office:value-type="float" office:value="6.46" calcext:value-type="float">
            <text:p>6.46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وَمَا لِيَ لَا أَعْبُدُ الَّذِي فَطَرَنِي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9.70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وَلَقَدْ نَادَانَا نُوحٌ فَلَنِعْمَ الْمُجِيبُونَ</text:p>
          </table:table-cell>
          <table:table-cell table:style-name="ce2" office:value-type="float" office:value="622" calcext:value-type="float">
            <text:p>622</text:p>
          </table:table-cell>
          <table:table-cell office:value-type="float" office:value="5.38" calcext:value-type="float">
            <text:p>5.38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ص ۚ وَالْقُرْآنِ ذِي الذِّكْرِ</text:p>
          </table:table-cell>
          <table:table-cell table:style-name="ce2" office:value-type="float" office:value="628" calcext:value-type="float">
            <text:p>628</text:p>
          </table:table-cell>
          <table:table-cell office:value-type="float" office:value="5.62" calcext:value-type="float">
            <text:p>5.62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قُلْ إِنَّمَا أَنَا مُنذِرٌ ۖ وَمَا مِنْ</text:p>
          </table:table-cell>
          <table:table-cell table:style-name="ce2" office:value-type="float" office:value="634" calcext:value-type="float">
            <text:p>634</text:p>
          </table:table-cell>
          <table:table-cell office:value-type="float" office:value="6.85" calcext:value-type="float">
            <text:p>6.85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فَمَنْ أَظْلَمُ مِمَّن كَذَبَ عَلَى اللَّهِ</text:p>
          </table:table-cell>
          <table:table-cell table:style-name="ce2" office:value-type="float" office:value="641" calcext:value-type="float">
            <text:p>641</text:p>
          </table:table-cell>
          <table:table-cell office:value-type="float" office:value="6.15" calcext:value-type="float">
            <text:p>6.15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table:style-name="ce2" office:value-type="float" office:value="647" calcext:value-type="float">
            <text:p>647</text:p>
          </table:table-cell>
          <table:table-cell office:value-type="float" office:value="7.46" calcext:value-type="float">
            <text:p>7.46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إِنَّا لَنَنصُرُ رُسُلَنَا وَالَّذِينَ آمَنُوا</text:p>
          </table:table-cell>
          <table:table-cell table:style-name="ce2" office:value-type="float" office:value="654" calcext:value-type="float">
            <text:p>654</text:p>
          </table:table-cell>
          <table:table-cell office:value-type="float" office:value="5.78" calcext:value-type="float">
            <text:p>5.78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قُلْ أَئِنَّكُمْ لَتَكْفُرُونَ بِالَّذِي</text:p>
          </table:table-cell>
          <table:table-cell table:style-name="ce2" office:value-type="float" office:value="660" calcext:value-type="float">
            <text:p>660</text:p>
          </table:table-cell>
          <table:table-cell office:value-type="float" office:value="6.31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إِلَيْهِ يُرَدُّ عِلْمُ السَّاعَةِ</text:p>
          </table:table-cell>
          <table:table-cell office:value-type="float" office:value="667" calcext:value-type="float">
            <text:p>667</text:p>
          </table:table-cell>
          <table:table-cell office:value-type="float" office:value="7.08" calcext:value-type="float">
            <text:p>7.08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وَمَا أَصَابَكُم مِّن مُّصِيبَةٍ فَبِمَا</text:p>
          </table:table-cell>
          <table:table-cell table:style-name="ce2" office:value-type="float" office:value="674" calcext:value-type="float">
            <text:p>674</text:p>
          </table:table-cell>
          <table:table-cell office:value-type="string" calcext:value-type="string">
            <text:p>6.00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وَإِذْ قَالَ إِبْرَاهِيمُ لِأَبِيهِ وَقَوْمِهِ</text:p>
          </table:table-cell>
          <table:table-cell table:style-name="ce2" office:value-type="float" office:value="680" calcext:value-type="float">
            <text:p>680</text:p>
          </table:table-cell>
          <table:table-cell office:value-type="float" office:value="8.38" calcext:value-type="float">
            <text:p>8.38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وَلَقَدْ نَجَّيْنَا بَنِي إِسْرَائِيلَ </text:p>
          </table:table-cell>
          <table:table-cell table:style-name="ce2" office:value-type="float" office:value="688" calcext:value-type="float">
            <text:p>688</text:p>
          </table:table-cell>
          <table:table-cell office:value-type="float" office:value="7.92" calcext:value-type="float">
            <text:p>7.92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table:style-name="ce2" office:value-type="string" calcext:value-type="string">
            <text:p>697</text:p>
          </table:table-cell>
          <table:table-cell office:value-type="float" office:value="6.85" calcext:value-type="float">
            <text:p>6.85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َّذِينَ كَفَرُوا وَصَدُّوا عَن سَبِيلِ</text:p>
          </table:table-cell>
          <table:table-cell table:style-name="ce2" office:value-type="float" office:value="704" calcext:value-type="float">
            <text:p>704</text:p>
          </table:table-cell>
          <table:table-cell office:value-type="float" office:value="9.46" calcext:value-type="float">
            <text:p>9.46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لَّقَدْ رَضِيَ اللَّهُ عَنِ الْمُؤْمِنِينَ إِذْ</text:p>
          </table:table-cell>
          <table:table-cell table:style-name="ce2" office:value-type="float" office:value="713" calcext:value-type="float">
            <text:p>713</text:p>
          </table:table-cell>
          <table:table-cell office:value-type="string" calcext:value-type="string">
            <text:p>5.00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يَا أَيُّهَا الَّذِينَ آمَنُوا لَا يَسْخَرْ</text:p>
          </table:table-cell>
          <table:table-cell table:style-name="ce2" office:value-type="float" office:value="718" calcext:value-type="float">
            <text:p>718</text:p>
          </table:table-cell>
          <table:table-cell office:value-type="float" office:value="7.85" calcext:value-type="float">
            <text:p>7.85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قَالَ فَمَا خَطْبُكُمْ أَيُّهَا الْمُرْسَلُونَ </text:p>
          </table:table-cell>
          <table:table-cell office:value-type="float" office:value="727" calcext:value-type="float">
            <text:p>727</text:p>
          </table:table-cell>
          <table:table-cell office:value-type="float" office:value="7.92" calcext:value-type="float">
            <text:p>7.92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أَفَرَأَيْتَ الَّذِي تَوَلَّىٰ </text:p>
          </table:table-cell>
          <table:table-cell table:style-name="ce2" office:value-type="float" office:value="735" calcext:value-type="float">
            <text:p>735</text:p>
          </table:table-cell>
          <table:table-cell office:value-type="float" office:value="6.23" calcext:value-type="float">
            <text:p>6.23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كُلُّ مَنْ عَلَيْهَا فَانٍ</text:p>
          </table:table-cell>
          <table:table-cell table:style-name="ce2" office:value-type="float" office:value="741" calcext:value-type="float">
            <text:p>741</text:p>
          </table:table-cell>
          <table:table-cell office:value-type="string" calcext:value-type="string">
            <text:p>7.00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فَلَا أُقْسِمُ بِمَوَاقِعِ النُّجُومِ </text:p>
          </table:table-cell>
          <table:table-cell table:style-name="ce2" office:value-type="float" office:value="748" calcext:value-type="float">
            <text:p>748</text:p>
          </table:table-cell>
          <table:table-cell office:value-type="float" office:value="7.92" calcext:value-type="float">
            <text:p>7.92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َدْ سَمِعَ اللَّهُ قَوْلَ الَّتِي </text:p>
          </table:table-cell>
          <table:table-cell table:style-name="ce2" office:value-type="string" calcext:value-type="string">
            <text:p>757</text:p>
          </table:table-cell>
          <table:table-cell office:value-type="float" office:value="6.92" calcext:value-type="float">
            <text:p>6.92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أَلَمْ تَرَ إِلَى الَّذِينَ نَافَقُوا يَقُولُونَ</text:p>
          </table:table-cell>
          <table:table-cell table:style-name="ce2" office:value-type="float" office:value="764" calcext:value-type="float">
            <text:p>764</text:p>
          </table:table-cell>
          <table:table-cell office:value-type="float" office:value="6.08" calcext:value-type="float">
            <text:p>6.08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َبَّحَ لِلَّهِ مَا فِي السَّمَاوَاتِ وَمَا</text:p>
          </table:table-cell>
          <table:table-cell table:style-name="ce2" office:value-type="float" office:value="770" calcext:value-type="float">
            <text:p>770</text:p>
          </table:table-cell>
          <table:table-cell office:value-type="float" office:value="7.92" calcext:value-type="float">
            <text:p>7.92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مَا أَصَابَ مِن مُّصِيبَةٍ إِلَّا بِإِذْنِ </text:p>
          </table:table-cell>
          <table:table-cell table:style-name="ce2" office:value-type="float" office:value="778" calcext:value-type="float">
            <text:p>778</text:p>
          </table:table-cell>
          <table:table-cell office:value-type="float" office:value="7.69" calcext:value-type="float">
            <text:p>7.69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تَبَارَكَ الَّذِي بِيَدِهِ الْمُلْكُ</text:p>
          </table:table-cell>
          <table:table-cell table:style-name="ce2" office:value-type="string" calcext:value-type="string">
            <text:p>787</text:p>
          </table:table-cell>
          <table:table-cell office:value-type="float" office:value="6.92" calcext:value-type="float">
            <text:p>6.9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ْحَاقَّةُ</text:p>
          </table:table-cell>
          <table:table-cell table:style-name="ce2" office:value-type="float" office:value="794" calcext:value-type="float">
            <text:p>794</text:p>
          </table:table-cell>
          <table:table-cell office:value-type="float" office:value="8.31" calcext:value-type="float">
            <text:p>8.31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ُلْ أُوحِيَ إِلَيَّ أَنَّهُ اسْتَمَعَ </text:p>
          </table:table-cell>
          <table:table-cell table:style-name="ce2" office:value-type="float" office:value="803" calcext:value-type="float">
            <text:p>803</text:p>
          </table:table-cell>
          <table:table-cell office:value-type="string" calcext:value-type="string">
            <text:p>8.00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لَا أُقْسِمُ بِيَوْمِ الْقِيَامَةِ</text:p>
          </table:table-cell>
          <table:table-cell table:style-name="ce2" office:value-type="float" office:value="811" calcext:value-type="float">
            <text:p>811</text:p>
          </table:table-cell>
          <table:table-cell office:value-type="float" office:value="7.08" calcext:value-type="float">
            <text:p>7.08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عَمَّ يَتَسَاءَلُونَ</text:p>
          </table:table-cell>
          <table:table-cell table:style-name="ce2" office:value-type="string" calcext:value-type="string">
            <text:p>819</text:p>
          </table:table-cell>
          <table:table-cell office:value-type="float" office:value="6.69" calcext:value-type="float">
            <text:p>6.69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يْلٌ لِّلْمُطَفِّفِينَ</text:p>
          </table:table-cell>
          <table:table-cell table:style-name="ce2" office:value-type="string" calcext:value-type="string">
            <text:p>826</text:p>
          </table:table-cell>
          <table:table-cell office:value-type="float" office:value="6.23" calcext:value-type="float">
            <text:p>6.23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ْفَجْرِ</text:p>
          </table:table-cell>
          <table:table-cell table:style-name="ce2" office:value-type="string" calcext:value-type="string">
            <text:p>833</text:p>
          </table:table-cell>
          <table:table-cell office:value-type="float" office:value="5.77" calcext:value-type="float">
            <text:p>5.77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نَّا أَنزَلْنَاهُ فِي لَيْلَةِ الْقَدْرِ</text:p>
          </table:table-cell>
          <table:table-cell table:style-name="ce2" office:value-type="string" calcext:value-type="string">
            <text:p>840</text:p>
          </table:table-cell>
          <table:table-cell office:value-type="float" office:value="5.08" calcext:value-type="float">
            <text:p>5.08</text:p>
          </table:table-cell>
          <table:table-cell table:number-columns-repeated="1017"/>
        </table:table-row>
      </table:table>
      <table:table table:name="Ruku Databas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27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uz</text:p>
          </table:table-cell>
          <table:table-cell office:value-type="string" calcext:value-type="string">
            <text:p>Surah</text:p>
          </table:table-cell>
          <table:table-cell office:value-type="string" calcext:value-type="string">
            <text:p>Ayah</text:p>
          </table:table-cell>
          <table:table-cell table:style-name="Default" office:value-type="string" calcext:value-type="string">
            <text:p>Prefix</text:p>
          </table:table-cell>
          <table:table-cell table:style-name="Default" office:value-type="string" calcext:value-type="string">
            <text:p>Page Number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الْحَمْدُ لِلَّـهِ رَبِّ الْعَالَمِينَ 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وَمِنَ النَّاسِ مَن يَقُولُ 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يَا أَيُّهَا النَّاسُ اعْبُدُوا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وَإِذْ قَالَ رَبُّكَ لِلْمَلَائِكَةِ <text:s/>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يَا بَنِي إِسْرَائِيلَ اذْكُرُوا <text:s/>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يَا بَنِي إِسْرَائِيلَ اذْكُرُوا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وَإِذِ اسْتَسْقَىٰ مُوسَىٰ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إِنَّ الَّذِينَ آمَنُوا وَالَّذِينَ <text:s/>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وَإِذْ قَتَلْتُمْ نَفْسًا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وَإِذْ أَخَذْنَا مِيثَاقَ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وَلَقَدْ آتَيْنَا مُوسَى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قُلْ مَن كَانَ عَدُوًّا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يَا أَيُّهَا الَّذِينَ آمَنُوا لَا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وَقَالَتِ الْيَهُودُ لَيْسَتِ النَّصَارَىٰ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يَا بَنِي إِسْرَائِيلَ اذْكُرُوا 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وَمَن يَرْغَبُ عَن مِّلَّةِ 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سَيَقُولُ السُّفَهَاءُ مِنَ النَّاسِ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وَلِكُلٍّ وِجْهَةٌ هُوَ مُوَلِّيهَا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يَا أَيُّهَا الَّذِينَ آمَنُوا اسْتَعِينُوا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إِنَّ فِي خَلْقِ السَّمَاوَاتِ <text:s/>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يَا أَيُّهَا النَّاسُ كُلُوا مِمَّا 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لَّيْسَ الْبِرَّ أَن تُوَلُّوا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يَا أَيُّهَا الَّذِينَ آمَنُوا كُتِبَ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يَسْأَلُونَكَ عَنِ الْأَهِلَّةِ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الْحَجُّ أَشْهُرٌ مَّعْلُومَاتٌ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سَلْ بَنِي إِسْرَائِيلَ كَمْ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يَسْأَلُونَكَ عَنِ الشَّهْرِ الْحَرَامِ 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وَيَسْأَلُونَكَ عَنِ الْمَحِيضِ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الطَّلَاقُ مَرَّتَانِ ۖ فَإِمْسَاكٌ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وَإِذَا طَلَّقْتُمُ النِّسَاءَ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لَّا جُنَاحَ عَلَيْكُمْ إِن طَلَّقْتُمُ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أَلَمْ تَرَ إِلَى الَّذِينَ خَرَجُوا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فَلَمَّا فَصَلَ طَالُوتُ بِالْجُنُودِ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يَا أَيُّهَا الَّذِينَ آمَنُوا أَنفِقُوا 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أَلَمْ تَرَ إِلَى الَّذِي حَاجَّ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مَّثَلُ الَّذِينَ يُنفِقُونَ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يَا أَيُّهَا الَّذِينَ آمَنُوا أَنفِقُوا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الَّذِينَ يُنفِقُونَ أَمْوَالَهُم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يَا أَيُّهَا الَّذِينَ آمَنُوا إِذَا تَدَايَنتُم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لِّلَّهِ مَا فِي السَّمَاوَاتِ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إِنَّ الَّذِينَ كَفَرُوا لَن تُغْنِيَ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إِنَّ الَّذِينَ يَكْفُرُونَ بِآيَاتِ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قُلْ إِن كُنتُمْ تُحِبُّونَ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وَإِذْ قَالَتِ الْمَلَائِكَةُ 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إِذْ قَالَ اللَّهُ يَا عِيسَىٰ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قُلْ يَا أَهْلَ الْكِتَابِ تَعَالَوْا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وَقَالَت طَّائِفَةٌ مِّنْ أَهْلِ الْكِتَابِ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وَإِذْ أَخَذَ اللَّهُ مِيثَاقَ النَّبِيِّينَ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لَن تَنَالُوا الْبِرَّ حَتَّىٰ تُنفِقُوا </text:p>
          </table:table-cell>
          <table:table-cell table:style-name="Default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يَا أَيُّهَا الَّذِينَ آمَنُوا اتَّقُوا اللَّهَ 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كُنتُمْ خَيْرَ أُمَّةٍ أُخْرِجَتْ لِلنَّاسِ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وَإِذْ غَدَوْتَ مِنْ أَهْلِكَ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يَا أَيُّهَا الَّذِينَ آمَنُوا لَا تَأْكُلُوا</text:p>
          </table:table-cell>
          <table:table-cell table:style-name="Default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وَمَا مُحَمَّدٌ إِلَّا رَسُولٌ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يَا أَيُّهَا الَّذِينَ آمَنُوا إِن تُطِيعُوا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يَا أَيُّهَا الَّذِينَ آمَنُوا لَا تَكُونُوا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الَّذِينَ اسْتَجَابُوا لِلَّهِ وَالرَّسُولِ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لَّقَدْ سَمِعَ اللَّهُ قَوْلَ الَّذِينَ قَالُوا 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إِنَّ فِي خَلْقِ السَّمَاوَاتِ وَالْأَرْضِ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نَّاسُ اتَّقُوا رَبَّكُمُ</text:p>
          </table:table-cell>
          <table:table-cell table:style-name="Default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يُوصِيكُمُ اللَّهُ فِي أَوْلَادِكُمْ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وَاللَّاتِي يَأْتِينَ الْفَاحِشَةَ مِن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حُرِّمَتْ عَلَيْكُمْ أُمَّهَاتُكُمْ</text:p>
          </table:table-cell>
          <table:table-cell table:style-name="Default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يُرِيدُ اللَّهُ لِيُبَيِّنَ لَكُمْ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الرِّجَالُ قَوَّامُونَ عَلَى النِّسَاءِ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يَا أَيُّهَا الَّذِينَ آمَنُوا لَا تَقْرَبُوا </text:p>
          </table:table-cell>
          <table:table-cell table:style-name="Default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أَلَمْ تَرَ إِلَى الَّذِينَ أُوتُوا نَصِيبًا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أَلَمْ تَرَ إِلَى الَّذِينَ يَزْعُمُونَ أَنَّهُمْ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يَا أَيُّهَا الَّذِينَ آمَنُوا خُذُوا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أَلَمْ تَرَ إِلَى الَّذِينَ قِيلَ لَهُمْ </text:p>
          </table:table-cell>
          <table:table-cell table:style-name="Default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فَمَا لَكُمْ فِي الْمُنَافِقِينَ</text:p>
          </table:table-cell>
          <table:table-cell table:style-name="Default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وَمَا كَانَ لِمُؤْمِنٍ أَن يَقْتُلَ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إِنَّ الَّذِينَ تَوَفَّاهُمُ الْمَلَائِكَةُ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وَإِذَا ضَرَبْتُمْ فِي الْأَرْضِ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إِنَّا أَنزَلْنَا إِلَيْكَ الْكِتَابَ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وَلَوْلَا فَضْلُ اللَّهِ عَلَيْكَ وَرَحْمَتُهُ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إِنَّ اللَّهَ لَا يَغْفِرُ أَن يُشْرَكَ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وَيَسْتَفْتُونَكَ فِي النِّسَاءِ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يَا أَيُّهَا الَّذِينَ آمَنُوا كُونُوا قَوَّامِينَ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إِنَّ الْمُنَافِقِينَ يُخَادِعُونَ اللَّهَ 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يَسْأَلُكَ أَهْلُ الْكِتَابِ أَن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إِنَّا أَوْحَيْنَا إِلَيْكَ كَمَا</text:p>
          </table:table-cell>
          <table:table-cell table:style-name="Default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لَّن يَسْتَنكِفَ الْمَسِيحُ أَن يَكُونَ</text:p>
          </table:table-cell>
          <table:table-cell table:style-name="Default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َّذِينَ آمَنُوا أَوْفُوا بِالْعُقُودِ</text:p>
          </table:table-cell>
          <table:table-cell table:style-name="Default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يَا أَيُّهَا الَّذِينَ آمَنُوا إِذَا قُمْتُمْ</text:p>
          </table:table-cell>
          <table:table-cell table:style-name="Default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وَلَقَدْ أَخَذَ اللَّهُ مِيثَاقَ</text:p>
          </table:table-cell>
          <table:table-cell table:style-name="Default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َإِذْ قَالَ مُوسَىٰ لِقَوْمِهِ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وَاتْلُ عَلَيْهِمْ نَبَأَ ابْنَيْ</text:p>
          </table:table-cell>
          <table:table-cell table:style-name="Default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يَا أَيُّهَا الَّذِينَ آمَنُوا اتَّقُوا اللَّهَ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إِنَّا أَنزَلْنَا التَّوْرَاةَ فِيهَا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يَا أَيُّهَا الَّذِينَ آمَنُوا لَا تَتَّخِذُوا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يَا أَيُّهَا الَّذِينَ آمَنُوا لَا تَتَّخِذُوا</text:p>
          </table:table-cell>
          <table:table-cell table:style-name="Default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يَا أَيُّهَا الرَّسُولُ بَلِّغْ مَا أُنزِلَ</text:p>
          </table:table-cell>
          <table:table-cell table:style-name="Default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لُعِنَ الَّذِينَ كَفَرُوا مِن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يَا أَيُّهَا الَّذِينَ آمَنُوا لَا تُحَرِّمُوا </text:p>
          </table:table-cell>
          <table:table-cell table:style-name="Default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يَا أَيُّهَا الَّذِينَ آمَنُوا لَيَبْلُوَنَّكُمُ</text:p>
          </table:table-cell>
          <table:table-cell table:style-name="Default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يَا أَيُّهَا الَّذِينَ آمَنُوا لَا تَسْأَلُوا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يَوْمَ يَجْمَعُ اللَّهُ الرُّسُلَ</text:p>
          </table:table-cell>
          <table:table-cell table:style-name="Default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وَإِذْ قَالَ اللَّهُ يَا عِيسَى ابْنَ مَرْيَمَ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ْحَمْدُ لِلَّهِ الَّذِي خَلَقَ السَّمَاوَاتِ</text:p>
          </table:table-cell>
          <table:table-cell table:style-name="Default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قُلْ سِيرُوا فِي الْأَرْضِ ثُمَّ انظُرُوا</text:p>
          </table:table-cell>
          <table:table-cell table:style-name="Default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وَمَنْ أَظْلَمُ مِمَّنِ افْتَرَىٰ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قَدْ خَسِرَ الَّذِينَ كَذَّبُوا</text:p>
          </table:table-cell>
          <table:table-cell table:style-name="Default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وَلَقَدْ أَرْسَلْنَا إِلَىٰ أُمَمٍ</text:p>
          </table:table-cell>
          <table:table-cell table:style-name="Default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وَأَنذِرْ بِهِ الَّذِينَ يَخَافُونَ</text:p>
          </table:table-cell>
          <table:table-cell table:style-name="Default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قُلْ إِنِّي نُهِيتُ أَنْ أَعْبُدَ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وَهُوَ الْقَاهِرُ فَوْقَ عِبَادِهِ</text:p>
          </table:table-cell>
          <table:table-cell table:style-name="Default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قُلْ أَنَدْعُو مِن دُونِ اللَّهِ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وَتِلْكَ حُجَّتُنَا آتَيْنَاهَا إِبْرَاهِيمَ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وَمَا قَدَرُوا اللَّهَ حَقَّ قَدْرِهِ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إِنَّ اللَّهَ فَالِقُ الْحَبِّ وَالنَّوَىٰ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بَدِيعُ السَّمَاوَاتِ وَالْأَرْضِ</text:p>
          </table:table-cell>
          <table:table-cell table:style-name="Default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وَلَوْ أَنَّنَا نَزَّلْنَا إِلَيْهِمُ الْمَلَائِكَةَ</text:p>
          </table:table-cell>
          <table:table-cell table:style-name="Default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أَوَمَن كَانَ مَيْتًا فَأَحْيَيْنَاهُ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يَا مَعْشَرَ الْجِنِّ وَالْإِنسِ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وَهُوَ الَّذِي أَنشَأَ جَنَّاتٍ مَّعْرُوشَاتٍ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قُل لَّا أَجِدُ فِي مَا أُوحِيَ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قُلْ تَعَالَوْا أَتْلُ مَا حَرَّمَ رَبُّكُمْ</text:p>
          </table:table-cell>
          <table:table-cell table:style-name="Default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وَهَـٰذَا كِتَابٌ أَنزَلْنَاهُ مُبَارَكٌ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ص</text:p>
          </table:table-cell>
          <table:table-cell table:style-name="Default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وَلَقَدْ خَلَقْنَاكُمْ ثُمَّ صَوَّرْنَاكُمْ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يَا بَنِي آدَمَ قَدْ أَنزَلْنَا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قُلْ مَنْ حَرَّمَ زِينَةَ اللَّهِ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إِنَّ الَّذِينَ كَذَّبُوا بِآيَاتِنَا</text:p>
          </table:table-cell>
          <table:table-cell table:style-name="Default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وَنَادَىٰ أَصْحَابُ الْأَعْرَافِ</text:p>
          </table:table-cell>
          <table:table-cell table:style-name="Default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إِنَّ رَبَّكُمُ اللَّهُ الَّذِي خَلَقَ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لَقَدْ أَرْسَلْنَا نُوحًا إِلَىٰ قَوْمِهِ</text:p>
          </table:table-cell>
          <table:table-cell table:style-name="Default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وَإِلَىٰ عَادٍ أَخَاهُمْ هُودًا</text:p>
          </table:table-cell>
          <table:table-cell table:style-name="Default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وَإِلَىٰ ثَمُودَ أَخَاهُمْ صَالِحًا</text:p>
          </table:table-cell>
          <table:table-cell table:style-name="Default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وَإِلَىٰ مَدْيَنَ أَخَاهُمْ شُعَيْبًا</text:p>
          </table:table-cell>
          <table:table-cell table:style-name="Default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وَمَا أَرْسَلْنَا فِي قَرْيَةٍ مِّن نَّبِيٍّ</text:p>
          </table:table-cell>
          <table:table-cell table:style-name="Default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أَوَلَمْ يَهْدِ لِلَّذِينَ يَرِثُونَ</text:p>
          </table:table-cell>
          <table:table-cell table:style-name="Default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قَالَ الْمَلَأُ مِن قَوْمِ فِرْعَوْنَ</text:p>
          </table:table-cell>
          <table:table-cell table:style-name="Default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وَقَالَ الْمَلَأُ مِن قَوْمِ فِرْعَوْنَ</text:p>
          </table:table-cell>
          <table:table-cell table:style-name="Default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وَلَقَدْ أَخَذْنَا آلَ فِرْعَوْنَ</text:p>
          </table:table-cell>
          <table:table-cell table:style-name="Default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وَوَاعَدْنَا مُوسَىٰ ثَلَاثِينَ لَيْلَةً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وَاتَّخَذَ قَوْمُ مُوسَىٰ مِن بَعْدِهِ </text:p>
          </table:table-cell>
          <table:table-cell table:style-name="Default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إِنَّ الَّذِينَ اتَّخَذُوا الْعِجْلَ</text:p>
          </table:table-cell>
          <table:table-cell table:style-name="Default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قُلْ يَا أَيُّهَا النَّاسُ إِنِّي رَسُولُ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وَاسْأَلْهُمْ عَنِ الْقَرْيَةِ الَّتِي</text:p>
          </table:table-cell>
          <table:table-cell table:style-name="Default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وَإِذْ أَخَذَ رَبُّكَ مِن بَنِي آدَمَ</text:p>
          </table:table-cell>
          <table:table-cell table:style-name="Default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وَالَّذِينَ كَذَّبُوا بِآيَاتِنَا <text:s/></text:p>
          </table:table-cell>
          <table:table-cell table:style-name="Default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هُوَ الَّذِي خَلَقَكُم مِّن نَّفْسٍ</text:p>
          </table:table-cell>
          <table:table-cell table:style-name="Default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سْأَلُونَكَ عَنِ الْأَنفَالِ</text:p>
          </table:table-cell>
          <table:table-cell table:style-name="Default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إِذْ يُغَشِّيكُمُ النُّعَاسَ أَمَنَةً</text:p>
          </table:table-cell>
          <table:table-cell table:style-name="Default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يَا أَيُّهَا الَّذِينَ آمَنُوا أَطِيعُوا</text:p>
          </table:table-cell>
          <table:table-cell table:style-name="Default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يَا أَيُّهَا الَّذِينَ آمَنُوا إِن تَتَّقُوا</text:p>
          </table:table-cell>
          <table:table-cell table:style-name="Default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قُل لِّلَّذِينَ كَفَرُوا إِن يَنتَهُوا </text:p>
          </table:table-cell>
          <table:table-cell table:style-name="Default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يَا أَيُّهَا الَّذِينَ آمَنُوا إِذَا لَقِيتُمْ </text:p>
          </table:table-cell>
          <table:table-cell table:style-name="Default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إِذْ يَقُولُ الْمُنَافِقُونَ وَالَّذِينَ فِي 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وَلَا يَحْسَبَنَّ الَّذِينَ كَفَرُوا</text:p>
          </table:table-cell>
          <table:table-cell table:style-name="Default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يَا أَيُّهَا النَّبِيُّ حَرِّضِ الْمُؤْمِنِينَ</text:p>
          </table:table-cell>
          <table:table-cell table:style-name="Default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يَا أَيُّهَا النَّبِيُّ قُل لِّمَن فِي</text:p>
          </table:table-cell>
          <table:table-cell table:style-name="Default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بَرَاءَةٌ مِّنَ اللَّهِ وَرَسُولِهِ</text:p>
          </table:table-cell>
          <table:table-cell table:style-name="Default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كَيْفَ يَكُونُ لِلْمُشْرِكِينَ عَهْدٌ</text:p>
          </table:table-cell>
          <table:table-cell table:style-name="Default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مَا كَانَ لِلْمُشْرِكِينَ أَن يَعْمُرُوا </text:p>
          </table:table-cell>
          <table:table-cell table:style-name="Default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لَقَدْ نَصَرَكُمُ اللَّهُ فِي مَوَاطِنَ </text:p>
          </table:table-cell>
          <table:table-cell table:style-name="Default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وَقَالَتِ الْيَهُودُ عُزَيْرٌ ابْنُ</text:p>
          </table:table-cell>
          <table:table-cell table:style-name="Default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يَا أَيُّهَا الَّذِينَ آمَنُوا مَا لَكُمْ</text:p>
          </table:table-cell>
          <table:table-cell table:style-name="Default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عَفَا اللَّهُ عَنكَ لِمَ أَذِنتَ</text:p>
          </table:table-cell>
          <table:table-cell table:style-name="Default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إِنَّمَا الصَّدَقَاتُ لِلْفُقَرَاءِ</text:p>
          </table:table-cell>
          <table:table-cell table:style-name="Default" office:value-type="float" office:value="273" calcext:value-type="float">
            <text:p>27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الْمُنَافِقُونَ وَالْمُنَافِقَاتُ بَعْضُهُم</text:p>
          </table:table-cell>
          <table:table-cell table:style-name="Default" office:value-type="float" office:value="274" calcext:value-type="float">
            <text:p>27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يَا أَيُّهَا النَّبِيُّ جَاهِدِ الْكُفَّارَ</text:p>
          </table:table-cell>
          <table:table-cell table:style-name="Default" office:value-type="float" office:value="276" calcext:value-type="float">
            <text:p>27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فَرِحَ الْمُخَلَّفُونَ بِمَقْعَدِهِمْ</text:p>
          </table:table-cell>
          <table:table-cell table:style-name="Default" office:value-type="float" office:value="278" calcext:value-type="float">
            <text:p>278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وَجَاءَ الْمُعَذِّرُونَ مِنَ الْأَعْرَابِ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وَالسَّابِقُونَ الْأَوَّلُونَ مِنَ </text:p>
          </table:table-cell>
          <table:table-cell table:style-name="Default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إِنَّ اللَّهَ اشْتَرَىٰ مِنَ الْمُؤْمِنِينَ </text:p>
          </table:table-cell>
          <table:table-cell table:style-name="Default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يَا أَيُّهَا الَّذِينَ آمَنُوا اتَّقُوا اللَّهَ</text:p>
          </table:table-cell>
          <table:table-cell table:style-name="Default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يَا أَيُّهَا الَّذِينَ آمَنُوا قَاتِلُوا <text:s/></text:p>
          </table:table-cell>
          <table:table-cell table:style-name="Default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ر ۚ تِلْكَ آيَاتُ الْكِتَابِ الْحَكِيمِ</text:p>
          </table:table-cell>
          <table:table-cell table:style-name="Default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وَلَوْ يُعَجِّلُ اللَّهُ لِلنَّاسِ الشَّرَّ</text:p>
          </table:table-cell>
          <table:table-cell table:style-name="Default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وَإِذَا أَذَقْنَا النَّاسَ رَحْمَةً مِّن بَعْدِ</text:p>
          </table:table-cell>
          <table:table-cell table:style-name="Default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قُلْ مَن يَرْزُقُكُم مِّنَ السَّمَاءِ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وَإِن كَذَّبُوكَ فَقُل لِّي عَمَلِي</text:p>
          </table:table-cell>
          <table:table-cell table:style-name="Default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وَلَوْ أَنَّ لِكُلِّ نَفْسٍ ظَلَمَتْ</text:p>
          </table:table-cell>
          <table:table-cell table:style-name="Default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وَمَا تَكُونُ فِي شَأْنٍ وَمَا تَتْلُو</text:p>
          </table:table-cell>
          <table:table-cell table:style-name="Default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وَاتْلُ عَلَيْهِمْ نَبَأَ نُوحٍ</text:p>
          </table:table-cell>
          <table:table-cell table:style-name="Default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فَمَا آمَنَ لِمُوسَىٰ إِلَّا ذُرِّيَّةٌ </text:p>
          </table:table-cell>
          <table:table-cell table:style-name="Default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وَلَقَدْ بَوَّأْنَا بَنِي إِسْرَائِيلَ</text:p>
          </table:table-cell>
          <table:table-cell table:style-name="Default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قُلْ يَا أَيُّهَا النَّاسُ إِن كُنتُمْ</text:p>
          </table:table-cell>
          <table:table-cell table:style-name="Default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ر ۚ كِتَابٌ أُحْكِمَتْ آيَاتُهُ</text:p>
          </table:table-cell>
          <table:table-cell table:style-name="Default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وَلَئِنْ أَذَقْنَا الْإِنسَانَ مِنَّا رَحْمَةً</text:p>
          </table:table-cell>
          <table:table-cell table:style-name="Default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وَلَقَدْ أَرْسَلْنَا نُوحًا إِلَىٰ قَوْمِهِ</text:p>
          </table:table-cell>
          <table:table-cell table:style-name="Default" office:value-type="float" office:value="312" calcext:value-type="float">
            <text:p>31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وَأُوحِيَ إِلَىٰ نُوحٍ أَنَّهُ لَن يُؤْمِنَ</text:p>
          </table:table-cell>
          <table:table-cell table:style-name="Default" office:value-type="float" office:value="314" calcext:value-type="float">
            <text:p>314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وَإِلَىٰ عَادٍ أَخَاهُمْ هُودًا</text:p>
          </table:table-cell>
          <table:table-cell table:style-name="Default" office:value-type="float" office:value="316" calcext:value-type="float">
            <text:p>31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وَإِلَىٰ ثَمُودَ أَخَاهُمْ صَالِحًا</text:p>
          </table:table-cell>
          <table:table-cell table:style-name="Default" office:value-type="float" office:value="318" calcext:value-type="float">
            <text:p>31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وَلَقَدْ جَاءَتْ رُسُلُنَا إِبْرَاهِيمَ</text:p>
          </table:table-cell>
          <table:table-cell table:style-name="Default" office:value-type="float" office:value="320" calcext:value-type="float">
            <text:p>32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وَإِلَىٰ مَدْيَنَ أَخَاهُمْ شُعَيْبًا</text:p>
          </table:table-cell>
          <table:table-cell table:style-name="Default" office:value-type="float" office:value="322" calcext:value-type="float">
            <text:p>32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وَلَقَدْ أَرْسَلْنَا مُوسَىٰ بِآيَاتِنَا</text:p>
          </table:table-cell>
          <table:table-cell table:style-name="Default" office:value-type="float" office:value="324" calcext:value-type="float">
            <text:p>324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وَلَقَدْ آتَيْنَا مُوسَى الْكِتَابَ</text:p>
          </table:table-cell>
          <table:table-cell table:style-name="Default" office:value-type="float" office:value="326" calcext:value-type="float">
            <text:p>32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ر ۚ تِلْكَ آيَاتُ الْكِتَابِ الْمُبِينِ</text:p>
          </table:table-cell>
          <table:table-cell table:style-name="Default" office:value-type="float" office:value="328" calcext:value-type="float">
            <text:p>32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لَّقَدْ كَانَ فِي يُوسُفَ وَإِخْوَتِهِ</text:p>
          </table:table-cell>
          <table:table-cell table:style-name="Default" office:value-type="float" office:value="329" calcext:value-type="float">
            <text:p>32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وَقَالَ الَّذِي اشْتَرَاهُ مِن مِّصْرَ </text:p>
          </table:table-cell>
          <table:table-cell table:style-name="Default" office:value-type="float" office:value="331" calcext:value-type="float">
            <text:p>33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وَقَالَ نِسْوَةٌ فِي الْمَدِينَةِ امْرَأَتُ</text:p>
          </table:table-cell>
          <table:table-cell table:style-name="Default" office:value-type="float" office:value="332" calcext:value-type="float">
            <text:p>33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وَدَخَلَ مَعَهُ السِّجْنَ فَتَيَانِ</text:p>
          </table:table-cell>
          <table:table-cell table:style-name="Default" office:value-type="float" office:value="333" calcext:value-type="float">
            <text:p>33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وَقَالَ الْمَلِكُ إِنِّي أَرَىٰ سَبْعَ</text:p>
          </table:table-cell>
          <table:table-cell table:style-name="Default" office:value-type="float" office:value="335" calcext:value-type="float">
            <text:p>33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وَقَالَ الْمَلِكُ ائْتُونِي بِهِ</text:p>
          </table:table-cell>
          <table:table-cell table:style-name="Default" office:value-type="float" office:value="336" calcext:value-type="float">
            <text:p>336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وَجَاءَ إِخْوَةُ يُوسُفَ فَدَخَلُوا</text:p>
          </table:table-cell>
          <table:table-cell table:style-name="Default" office:value-type="float" office:value="337" calcext:value-type="float">
            <text:p>33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وَلَمَّا دَخَلُوا عَلَىٰ يُوسُفَ آوَىٰ</text:p>
          </table:table-cell>
          <table:table-cell table:style-name="Default" office:value-type="float" office:value="339" calcext:value-type="float">
            <text:p>339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فَلَمَّا اسْتَيْأَسُوا مِنْهُ خَلَصُوا نَجِيًّا</text:p>
          </table:table-cell>
          <table:table-cell table:style-name="Default" office:value-type="float" office:value="341" calcext:value-type="float">
            <text:p>341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وَلَمَّا فَصَلَتِ الْعِيرُ قَالَ أَبُوهُمْ</text:p>
          </table:table-cell>
          <table:table-cell table:style-name="Default" office:value-type="float" office:value="343" calcext:value-type="float">
            <text:p>343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وَكَأَيِّن مِّنْ آيَةٍ فِي السَّمَاوَاتِ</text:p>
          </table:table-cell>
          <table:table-cell table:style-name="Default" office:value-type="float" office:value="345" calcext:value-type="float">
            <text:p>34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ر ۚ تِلْكَ آيَاتُ الْكِتَابِ</text:p>
          </table:table-cell>
          <table:table-cell table:style-name="Default" office:value-type="float" office:value="346" calcext:value-type="float">
            <text:p>34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للَّهُ يَعْلَمُ مَا تَحْمِلُ كُلُّ أُنثَىٰ</text:p>
          </table:table-cell>
          <table:table-cell table:style-name="Default" office:value-type="float" office:value="348" calcext:value-type="float">
            <text:p>34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أَفَمَن يَعْلَمُ أَنَّمَا أُنزِلَ إِلَيْكَ</text:p>
          </table:table-cell>
          <table:table-cell table:style-name="Default" office:value-type="float" office:value="351" calcext:value-type="float">
            <text:p>35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وَيَقُولُ الَّذِينَ كَفَرُوا لَوْلَا أُنزِلَ عَلَيْهِ</text:p>
          </table:table-cell>
          <table:table-cell table:style-name="Default" office:value-type="float" office:value="352" calcext:value-type="float">
            <text:p>35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وَلَقَدِ اسْتُهْزِئَ بِرُسُلٍ مِّن قَبْلِكَ</text:p>
          </table:table-cell>
          <table:table-cell table:style-name="Default" office:value-type="float" office:value="353" calcext:value-type="float">
            <text:p>35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وَلَقَدْ أَرْسَلْنَا رُسُلًا مِّن قَبْلِكَ</text:p>
          </table:table-cell>
          <table:table-cell table:style-name="Default" office:value-type="float" office:value="354" calcext:value-type="float">
            <text:p>354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ر ۚ كِتَابٌ أَنزَلْنَاهُ إِلَيْكَ</text:p>
          </table:table-cell>
          <table:table-cell table:style-name="Default" office:value-type="float" office:value="355" calcext:value-type="float">
            <text:p>355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وَإِذْ تَأَذَّنَ رَبُّكُمْ لَئِن</text:p>
          </table:table-cell>
          <table:table-cell table:style-name="Default" office:value-type="float" office:value="357" calcext:value-type="float">
            <text:p>35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وَقَالَ الَّذِينَ كَفَرُوا لِرُسُلِهِمْ </text:p>
          </table:table-cell>
          <table:table-cell table:style-name="Default" office:value-type="float" office:value="358" calcext:value-type="float">
            <text:p>358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وَقَالَ الشَّيْطَانُ لَمَّا قُضِيَ الْأَمْرُ</text:p>
          </table:table-cell>
          <table:table-cell table:style-name="Default" office:value-type="float" office:value="359" calcext:value-type="float">
            <text:p>359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أَلَمْ تَرَ إِلَى الَّذِينَ بَدَّلُوا</text:p>
          </table:table-cell>
          <table:table-cell table:style-name="Default" office:value-type="float" office:value="361" calcext:value-type="float">
            <text:p>361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وَإِذْ قَالَ إِبْرَاهِيمُ رَبِّ اجْعَلْ</text:p>
          </table:table-cell>
          <table:table-cell table:style-name="Default" office:value-type="float" office:value="362" calcext:value-type="float">
            <text:p>36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وَلَا تَحْسَبَنَّ اللَّهَ غَافِلًا</text:p>
          </table:table-cell>
          <table:table-cell table:style-name="Default" office:value-type="float" office:value="363" calcext:value-type="float">
            <text:p>363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ر ۚ تِلْكَ آيَاتُ الْكِتَابِ وَقُرْآنٍ مُّبِينٍ </text:p>
          </table:table-cell>
          <table:table-cell table:style-name="Default" office:value-type="float" office:value="364" calcext:value-type="float">
            <text:p>36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وَلَقَدْ جَعَلْنَا فِي السَّمَاءِ بُرُوجًا</text:p>
          </table:table-cell>
          <table:table-cell table:style-name="Default" office:value-type="float" office:value="366" calcext:value-type="float">
            <text:p>36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وَلَقَدْ خَلَقْنَا الْإِنسَانَ مِن</text:p>
          </table:table-cell>
          <table:table-cell table:style-name="Default" office:value-type="float" office:value="367" calcext:value-type="float">
            <text:p>367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إِنَّ الْمُتَّقِينَ فِي جَنَّاتٍ وَعُيُونٍ</text:p>
          </table:table-cell>
          <table:table-cell table:style-name="Default" office:value-type="float" office:value="368" calcext:value-type="float">
            <text:p>36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فَلَمَّا جَاءَ آلَ لُوطٍ الْمُرْسَلُونَ</text:p>
          </table:table-cell>
          <table:table-cell table:style-name="Default" office:value-type="float" office:value="369" calcext:value-type="float">
            <text:p>369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وَلَقَدْ كَذَّبَ أَصْحَابُ الْحِجْرِ <text:s/></text:p>
          </table:table-cell>
          <table:table-cell table:style-name="Default" office:value-type="float" office:value="370" calcext:value-type="float">
            <text:p>370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أَتَىٰ أَمْرُ اللَّهِ فَلَا تَسْتَعْجِلُوهُ</text:p>
          </table:table-cell>
          <table:table-cell table:style-name="Default" office:value-type="float" office:value="372" calcext:value-type="float">
            <text:p>37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هُوَ الَّذِي أَنزَلَ مِنَ السَّمَاءِ مَاءً</text:p>
          </table:table-cell>
          <table:table-cell table:style-name="Default" office:value-type="float" office:value="373" calcext:value-type="float">
            <text:p>37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إِلَـٰهُكُمْ إِلَـٰهٌ وَاحِدٌ</text:p>
          </table:table-cell>
          <table:table-cell table:style-name="Default" office:value-type="float" office:value="375" calcext:value-type="float">
            <text:p>37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قَدْ مَكَرَ الَّذِينَ مِن قَبْلِهِمْ <text:s/></text:p>
          </table:table-cell>
          <table:table-cell table:style-name="Default" office:value-type="float" office:value="375" calcext:value-type="float">
            <text:p>37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وَقَالَ الَّذِينَ أَشْرَكُوا لَوْ شَاءَ</text:p>
          </table:table-cell>
          <table:table-cell table:style-name="Default" office:value-type="float" office:value="377" calcext:value-type="float">
            <text:p>377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وَالَّذِينَ هَاجَرُوا فِي اللَّهِ</text:p>
          </table:table-cell>
          <table:table-cell table:style-name="Default" office:value-type="float" office:value="378" calcext:value-type="float">
            <text:p>37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وَقَالَ اللَّهُ لَا تَتَّخِذُوا إِلَـٰهَيْنِ</text:p>
          </table:table-cell>
          <table:table-cell table:style-name="Default" office:value-type="float" office:value="379" calcext:value-type="float">
            <text:p>379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وَلَوْ يُؤَاخِذُ اللَّهُ النَّاسَ</text:p>
          </table:table-cell>
          <table:table-cell table:style-name="Default" office:value-type="float" office:value="380" calcext:value-type="float">
            <text:p>380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وَإِنَّ لَكُمْ فِي الْأَنْعَامِ لَعِبْرَةً</text:p>
          </table:table-cell>
          <table:table-cell table:style-name="Default" office:value-type="float" office:value="381" calcext:value-type="float">
            <text:p>381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وَاللَّهُ فَضَّلَ بَعْضَكُمْ عَلَىٰ</text:p>
          </table:table-cell>
          <table:table-cell table:style-name="Default" office:value-type="float" office:value="382" calcext:value-type="float">
            <text:p>38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وَلِلَّهِ غَيْبُ السَّمَاوَاتِ</text:p>
          </table:table-cell>
          <table:table-cell table:style-name="Default" office:value-type="float" office:value="384" calcext:value-type="float">
            <text:p>38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وَيَوْمَ نَبْعَثُ مِن كُلِّ أُمَّةٍ</text:p>
          </table:table-cell>
          <table:table-cell table:style-name="Default" office:value-type="float" office:value="385" calcext:value-type="float">
            <text:p>38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إِنَّ اللَّهَ يَأْمُرُ بِالْعَدْلِ</text:p>
          </table:table-cell>
          <table:table-cell table:style-name="Default" office:value-type="float" office:value="386" calcext:value-type="float">
            <text:p>38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وَإِذَا بَدَّلْنَا آيَةً مَّكَانَ آيَةٍ</text:p>
          </table:table-cell>
          <table:table-cell table:style-name="Default" office:value-type="float" office:value="388" calcext:value-type="float">
            <text:p>38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يَوْمَ تَأْتِي كُلُّ نَفْسٍ تُجَادِلُ</text:p>
          </table:table-cell>
          <table:table-cell table:style-name="Default" office:value-type="float" office:value="390" calcext:value-type="float">
            <text:p>390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إِنَّ إِبْرَاهِيمَ كَانَ أُمَّةً قَانِتًا</text:p>
          </table:table-cell>
          <table:table-cell table:style-name="Default" office:value-type="float" office:value="391" calcext:value-type="float">
            <text:p>391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ُبْحَانَ الَّذِي أَسْرَىٰ بِعَبْدِهِ</text:p>
          </table:table-cell>
          <table:table-cell table:style-name="Default" office:value-type="float" office:value="393" calcext:value-type="float">
            <text:p>393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وَيَدْعُ الْإِنسَانُ بِالشَّرِّ دُعَاءَهُ</text:p>
          </table:table-cell>
          <table:table-cell table:style-name="Default" office:value-type="float" office:value="394" calcext:value-type="float">
            <text:p>39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وَقَضَىٰ رَبُّكَ أَلَّا تَعْبُدُوا </text:p>
          </table:table-cell>
          <table:table-cell table:style-name="Default" office:value-type="float" office:value="396" calcext:value-type="float">
            <text:p>396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وَلَا تَقْتُلُوا أَوْلَادَكُمْ خَشْيَةَ </text:p>
          </table:table-cell>
          <table:table-cell table:style-name="Default" office:value-type="float" office:value="397" calcext:value-type="float">
            <text:p>39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وَلَقَدْ صَرَّفْنَا فِي هَـٰذَا الْقُرْآنِ</text:p>
          </table:table-cell>
          <table:table-cell table:style-name="Default" office:value-type="float" office:value="398" calcext:value-type="float">
            <text:p>398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وَقُل لِّعِبَادِي يَقُولُوا الَّتِي</text:p>
          </table:table-cell>
          <table:table-cell table:style-name="Default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وَإِذْ قُلْنَا لِلْمَلَائِكَةِ اسْجُدُوا</text:p>
          </table:table-cell>
          <table:table-cell table:style-name="Default" office:value-type="float" office:value="401" calcext:value-type="float">
            <text:p>401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يَوْمَ نَدْعُو كُلَّ أُنَاسٍ</text:p>
          </table:table-cell>
          <table:table-cell table:style-name="Default" office:value-type="float" office:value="403" calcext:value-type="float">
            <text:p>403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أَقِمِ الصَّلَاةَ لِدُلُوكِ الشَّمْسِ</text:p>
          </table:table-cell>
          <table:table-cell table:style-name="Default" office:value-type="float" office:value="404" calcext:value-type="float">
            <text:p>40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وَيَسْأَلُونَكَ عَنِ الرُّوحِ</text:p>
          </table:table-cell>
          <table:table-cell table:style-name="Default" office:value-type="float" office:value="404" calcext:value-type="float">
            <text:p>40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وَمَا مَنَعَ النَّاسَ أَن يُؤْمِنُوا </text:p>
          </table:table-cell>
          <table:table-cell table:style-name="Default" office:value-type="float" office:value="406" calcext:value-type="float">
            <text:p>406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وَلَقَدْ آتَيْنَا مُوسَىٰ تِسْعَ</text:p>
          </table:table-cell>
          <table:table-cell table:style-name="Default" office:value-type="float" office:value="407" calcext:value-type="float">
            <text:p>4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ْحَمْدُ لِلَّهِ الَّذِي أَنزَلَ عَلَىٰ </text:p>
          </table:table-cell>
          <table:table-cell table:style-name="Default" office:value-type="float" office:value="408" calcext:value-type="float">
            <text:p>408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نَّحْنُ نَقُصُّ عَلَيْكَ نَبَأَهُم بِالْحَقِّ</text:p>
          </table:table-cell>
          <table:table-cell table:style-name="Default" office:value-type="float" office:value="410" calcext:value-type="float">
            <text:p>410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وَتَحْسَبُهُمْ أَيْقَاظًا وَهُمْ رُقُودٌ</text:p>
          </table:table-cell>
          <table:table-cell table:style-name="Default" office:value-type="float" office:value="411" calcext:value-type="float">
            <text:p>411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وَلَا تَقُولَنَّ لِشَيْءٍ إِنِّي</text:p>
          </table:table-cell>
          <table:table-cell table:style-name="Default" office:value-type="float" office:value="412" calcext:value-type="float">
            <text:p>412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وَاضْرِبْ لَهُم مَّثَلًا رَّجُلَيْنِ</text:p>
          </table:table-cell>
          <table:table-cell table:style-name="Default" office:value-type="float" office:value="414" calcext:value-type="float">
            <text:p>41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وَاضْرِبْ لَهُم مَّثَلَ الْحَيَاةِ الدُّنْيَا</text:p>
          </table:table-cell>
          <table:table-cell table:style-name="Default" office:value-type="float" office:value="416" calcext:value-type="float">
            <text:p>416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وَإِذْ قُلْنَا لِلْمَلَائِكَةِ اسْجُدُوا</text:p>
          </table:table-cell>
          <table:table-cell table:style-name="Default" office:value-type="float" office:value="417" calcext:value-type="float">
            <text:p>41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وَلَقَدْ صَرَّفْنَا فِي هَـٰذَا الْقُرْآنِ</text:p>
          </table:table-cell>
          <table:table-cell table:style-name="Default" office:value-type="float" office:value="417" calcext:value-type="float">
            <text:p>41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وَإِذْ قَالَ مُوسَىٰ لِفَتَاهُ</text:p>
          </table:table-cell>
          <table:table-cell table:style-name="Default" office:value-type="float" office:value="419" calcext:value-type="float">
            <text:p>41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فَانطَلَقَا حَتَّىٰ إِذَا رَكِبَا</text:p>
          </table:table-cell>
          <table:table-cell table:style-name="Default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وَيَسْأَلُونَكَ عَن ذِي الْقَرْنَيْنِ</text:p>
          </table:table-cell>
          <table:table-cell table:style-name="Default" office:value-type="float" office:value="422" calcext:value-type="float">
            <text:p>422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أَفَحَسِبَ الَّذِينَ كَفَرُوا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كهيعص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وَاذْكُرْ فِي الْكِتَابِ مَرْيَمَ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وَاذْكُرْ فِي الْكِتَابِ إِبْرَاهِيمَ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وَاذْكُرْ فِي الْكِتَابِ مُوسَىٰ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وَيَقُولُ الْإِنسَانُ أَإِذَا مَا مِتُّ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أَلَمْ تَرَ أَنَّا أَرْسَلْنَا الشَّيَاطِينَ 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طه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قَالَ رَبِّ اشْرَحْ لِي صَدْرِي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مِنْهَا خَلَقْنَاكُمْ وَفِيهَا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وَلَقَدْ أَوْحَيْنَا إِلَىٰ مُوسَىٰ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وَلَقَدْ قَالَ لَهُمْ هَارُونُ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وَيَسْأَلُونَكَ عَنِ الْجِبَالِ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وَإِذْ قُلْنَا لِلْمَلَائِكَةِ اسْجُدُوا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وَلَوْلَا كَلِمَةٌ سَبَقَتْ مِن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قْتَرَبَ لِلنَّاسِ حِسَابُهُمْ </text:p>
          </table:table-cell>
          <table:table-cell table:style-name="Default" office:value-type="float" office:value="449" calcext:value-type="float">
            <text:p>44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وَكَمْ قَصَمْنَا مِن قَرْيَةٍ كَانَتْ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أَوَلَمْ يَرَ الَّذِينَ كَفَرُوا أَنَّ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قُلْ مَن يَكْلَؤُكُم بِاللَّيْلِ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وَلَقَدْ آتَيْنَا إِبْرَاهِيمَ رُشْدَهُ 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وَنُوحًا إِذْ نَادَىٰ مِن قَبْلُ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فَمَن يَعْمَلْ مِنَ الصَّالِحَاتِ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نَّاسُ اتَّقُوا رَبَّكُمْ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وَمِنَ النَّاسِ مَن يَعْبُدُ اللَّهَ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إِنَّ اللَّهَ يُدْخِلُ الَّذِينَ آمَنُوا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وَإِذْ بَوَّأْنَا لِإِبْرَاهِيمَ مَكَانَ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وَلِكُلِّ أُمَّةٍ جَعَلْنَا مَنسَكًا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أُذِنَ لِلَّذِينَ يُقَاتَلُونَ بِأَنَّهُمْ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قُلْ يَا أَيُّهَا النَّاسُ إِنَّمَا أَنَا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وَالَّذِينَ هَاجَرُوا فِي سَبِيلِ 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أَلَمْ تَرَ أَنَّ اللَّهَ سَخَّرَ لَكُم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يَا أَيُّهَا النَّاسُ ضُرِبَ مَثَلٌ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َدْ أَفْلَحَ الْمُؤْمِنُونَ</text:p>
          </table:table-cell>
          <table:table-cell table:style-name="Default" office:value-type="float" office:value="477" calcext:value-type="float">
            <text:p>47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وَلَقَدْ أَرْسَلْنَا نُوحًا إِلَىٰ قَوْمِهِ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وَقَالَ الْمَلَأُ مِن قَوْمِهِ الَّذِينَ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يَا أَيُّهَا الرُّسُلُ كُلُوا مِنَ 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وَهُوَ الَّذِي أَنشَأَ لَكُمُ السَّمْعَ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قُل رَّبِّ إِمَّا تُرِيَنِّي مَا يُوعَدُونَ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ُورَةٌ أَنزَلْنَاهَا وَفَرَضْنَاهَا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إِنَّ الَّذِينَ جَاءُوا بِالْإِفْكِ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يَا أَيُّهَا الَّذِينَ آمَنُوا لَا تَتَّبِعُوا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يَا أَيُّهَا الَّذِينَ آمَنُوا لَا تَدْخُلُوا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اللَّهُ نُورُ السَّمَاوَاتِ وَالْأَرْضِ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أَلَمْ تَرَ أَنَّ اللَّهَ يُسَبِّحُ لَهُ مَن فِي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إِنَّمَا كَانَ قَوْلَ الْمُؤْمِنِينَ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يَا أَيُّهَا الَّذِينَ آمَنُوا لِيَسْتَأْذِنكُمُ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إِنَّمَا الْمُؤْمِنُونَ الَّذِينَ آمَنُوا بِاللَّهِ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تَبَارَكَ الَّذِي نَزَّلَ الْفُرْقَانَ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تَبَارَكَ الَّذِي إِن شَاءَ جَعَلَ</text:p>
          </table:table-cell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وَقَالَ الَّذِينَ لَا يَرْجُونَ لِقَاءَنَا</text:p>
          </table:table-cell>
          <table:table-cell table:style-name="Default" office:value-type="float" office:value="505" calcext:value-type="float">
            <text:p>505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وَلَقَدْ آتَيْنَا مُوسَى الْكِتَابَ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أَلَمْ تَرَ إِلَىٰ رَبِّكَ كَيْفَ مَدَّ الظِّلَّ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تَبَارَكَ الَّذِي جَعَلَ فِي السَّمَاءِ</text:p>
          </table:table-cell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طسم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وَإِذْ نَادَىٰ رَبُّكَ مُوسَىٰ أَنِ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قَالَ لِلْمَلَإِ حَوْلَهُ إِنَّ هَـٰذَا 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وَأَوْحَيْنَا إِلَىٰ مُوسَىٰ أَنْ أَسْرِ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وَاتْلُ عَلَيْهِمْ نَبَأَ إِبْرَاهِيمَ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كَذَّبَتْ قَوْمُ نُوحٍ الْمُرْسَلِينَ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كَذَّبَتْ عَادٌ الْمُرْسَلِينَ 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كَذَّبَتْ ثَمُودُ الْمُرْسَلِينَ 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كَذَّبَتْ قَوْمُ لُوطٍ الْمُرْسَلِينَ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كَذَّبَ أَصْحَابُ الْأَيْكَةِ الْمُرْسَلِينَ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وَإِنَّهُ لَتَنزِيلُ رَبِّ الْعَالَمِينَ 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طس ۚ تِلْكَ آيَاتُ الْقُرْآنِ 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وَلَقَدْ آتَيْنَا دَاوُودَ وَسُلَيْمَانَ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قَالَتْ يَا أَيُّهَا الْمَلَأُ أَفْتُونِي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وَلَقَدْ أَرْسَلْنَا إِلَىٰ ثَمُودَ أَخَاهُمْ</text:p>
          </table:table-cell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قُلِ الْحَمْدُ لِلَّهِ وَسَلَامٌ عَلَىٰ عِبَادِهِ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وَقَالَ الَّذِينَ كَفَرُوا أَإِذَا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وَيَوْمَ نَحْشُرُ مِن كُلِّ أُمَّةٍ</text:p>
          </table:table-cell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طسم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وَلَمَّا بَلَغَ أَشُدَّهُ وَاسْتَوَىٰ 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وَلَمَّا تَوَجَّهَ تِلْقَاءَ مَدْيَنَ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فَلَمَّا قَضَىٰ مُوسَى الْأَجَلَ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وَلَقَدْ آتَيْنَا مُوسَى الْكِتَابَ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وَلَقَدْ وَصَّلْنَا لَهُمُ الْقَوْلَ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أَفَمَن وَعَدْنَاهُ وَعْدًا حَسَنًا</text:p>
          </table:table-cell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إِنَّ قَارُونَ كَانَ مِن قَوْمِ مُوسَىٰ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تِلْكَ الدَّارُ الْآخِرَةُ نَجْعَلُهَا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وَلَقَدْ أَرْسَلْنَا نُوحًا إِلَىٰ قَوْمِهِ</text:p>
          </table:table-cell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وَالَّذِينَ كَفَرُوا بِآيَاتِ اللَّهِ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وَلَمَّا جَاءَتْ رُسُلُنَا إِبْرَاهِيمَ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اتْلُ مَا أُوحِيَ إِلَيْكَ مِنَ الْكِتَابِ</text:p>
          </table:table-cell>
          <table:table-cell table:style-name="Default" office:value-type="float" office:value="559" calcext:value-type="float">
            <text:p>559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قُلْ كَفَىٰ بِاللَّهِ بَيْنِي وَبَيْنَكُمْ</text:p>
          </table:table-cell>
          <table:table-cell table:style-name="Default" office:value-type="float" office:value="560" calcext:value-type="float">
            <text:p>56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وَمَا هَـٰذِهِ الْحَيَاةُ الدُّنْيَا إِلَّا لَهْوٌ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اللَّهُ يَبْدَأُ الْخَلْقَ ثُمَّ يُعِيدُهُ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َمِنْ آيَاتِهِ أَنْ خَلَقَكُم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ضَرَبَ لَكُم مَّثَلًا مِّنْ أَنفُسِكُمْ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ظَهَرَ الْفَسَادُ فِي الْبَرِّ وَالْبَحْرِ بِمَا 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اللَّهُ الَّذِي خَلَقَكُم مِّن ضَعْفٍ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وَلَقَدْ آتَيْنَا لُقْمَانَ الْحِكْمَةَ</text:p>
          </table:table-cell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أَلَمْ تَرَوْا أَنَّ اللَّهَ سَخَّرَ لَكُم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أَلَمْ تَرَ أَنَّ الْفُلْكَ تَجْرِي فِي الْبَحْرِ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م</text:p>
          </table:table-cell>
          <table:table-cell table:style-name="Default" office:value-type="float" office:value="577" calcext:value-type="float">
            <text:p>577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وَلَوْ تَرَىٰ إِذِ الْمُجْرِمُونَ نَاكِسُو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وَلَقَدْ آتَيْنَا مُوسَى الْكِتَابَ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نَّبِيُّ اتَّقِ اللَّهَ وَلَا تُطِعِ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يَا أَيُّهَا الَّذِينَ آمَنُوا اذْكُرُوا <text:s/>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لَّقَدْ كَانَ لَكُمْ فِي رَسُولِ اللَّهِ <text:s/>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يَا أَيُّهَا النَّبِيُّ قُل لِّأَزْوَاجِكَ إِن</text:p>
          </table:table-cell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إِنَّ الْمُسْلِمِينَ وَالْمُسْلِمَاتِ 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يَا أَيُّهَا الَّذِينَ آمَنُوا اذْكُرُوا اللَّهَ</text:p>
          </table:table-cell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يَا أَيُّهَا الَّذِينَ آمَنُوا لَا تَدْخُلُوا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يَا أَيُّهَا النَّبِيُّ قُل لِّأَزْوَاجِكَ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يَا أَيُّهَا الَّذِينَ آمَنُوا لَا تَكُونُوا 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ْحَمْدُ لِلَّهِ الَّذِي لَهُ مَا فِي</text:p>
          </table:table-cell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وَلَقَدْ آتَيْنَا دَاوُودَ مِنَّا فَضْلًا</text:p>
          </table:table-cell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قُلِ ادْعُوا الَّذِينَ زَعَمْتُم مِّن 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وَقَالَ الَّذِينَ كَفَرُوا لَن نُّؤْمِنَ 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وَمَا أَمْوَالُكُمْ وَلَا أَوْلَادُكُم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قُلْ إِنَّمَا أَعِظُكُم بِوَاحِدَةٍ</text:p>
          </table:table-cell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ْحَمْدُ لِلَّهِ فَاطِرِ السَّمَاوَاتِ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أَفَمَن زُيِّنَ لَهُ سُوءُ عَمَلِهِ فَرَآهُ</text:p>
          </table:table-cell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يَا أَيُّهَا النَّاسُ أَنتُمُ الْفُقَرَاءُ إِلَى 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أَلَمْ تَرَ أَنَّ اللَّهَ أَنزَلَ مِنَ السَّمَاءِ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إِنَّ اللَّهَ عَالِمُ غَيْبِ السَّمَاوَاتِ</text:p>
          </table:table-cell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س</text:p>
          </table:table-cell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وَاضْرِبْ لَهُم مَّثَلًا أَصْحَابَ الْقَرْيَةِ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وَآيَةٌ لَّهُمُ الْأَرْضُ الْمَيْتَةُ أَحْيَيْنَاهَا</text:p>
          </table:table-cell>
          <table:table-cell table:style-name="Default" office:value-type="float" office:value="613" calcext:value-type="float">
            <text:p>613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وَنُفِخَ فِي الصُّورِ فَإِذَا هُم </text:p>
          </table:table-cell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وَمَن نُّعَمِّرْهُ نُنَكِّسْهُ فِي الْخَلْقِ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صَّافَّاتِ صَفًّا 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احْشُرُوا الَّذِينَ ظَلَمُوا وَأَزْوَاجَهُمْ</text:p>
          </table:table-cell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وَلَقَدْ نَادَانَا نُوحٌ فَلَنِعْمَ الْمُجِيبُونَ</text:p>
          </table:table-cell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وَلَقَدْ مَنَنَّا عَلَىٰ مُوسَىٰ وَهَارُونَ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وَإِنَّ يُونُسَ لَمِنَ الْمُرْسَلِينَ</text:p>
          </table:table-cell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ص ۚ وَالْقُرْآنِ ذِي الذِّكْرِ</text:p>
          </table:table-cell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وَمَا يَنظُرُ هَـٰؤُلَاءِ إِلَّا صَيْحَةً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وَمَا خَلَقْنَا السَّمَاءَ وَالْأَرْضَ</text:p>
          </table:table-cell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وَاذْكُرْ عَبْدَنَا أَيُّوبَ إِذْ نَادَىٰ</text:p>
          </table:table-cell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قُلْ إِنَّمَا أَنَا مُنذِرٌ ۖ وَمَا مِنْ</text:p>
          </table:table-cell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تَنزِيلُ الْكِتَابِ مِنَ اللَّهِ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قُلْ يَا عِبَادِ الَّذِينَ آمَنُوا اتَّقُوا 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أَفَمَن شَرَحَ اللَّهُ صَدْرَهُ لِلْإِسْلَامِ</text:p>
          </table:table-cell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فَمَنْ أَظْلَمُ مِمَّن كَذَبَ عَلَى اللَّهِ</text:p>
          </table:table-cell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اللَّهُ يَتَوَفَّى الْأَنفُسَ حِينَ مَوْتِهَا </text:p>
          </table:table-cell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قُلْ يَا عِبَادِيَ الَّذِينَ أَسْرَفُوا عَلَىٰ</text:p>
          </table:table-cell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قُلْ أَفَغَيْرَ اللَّهِ تَأْمُرُونِّي أَعْبُدُ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وَسِيقَ الَّذِينَ كَفَرُوا إِلَىٰ جَهَنَّمَ 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إِنَّ الَّذِينَ كَفَرُوا يُنَادَوْنَ لَمَقْتُ</text:p>
          </table:table-cell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أَوَلَمْ يَسِيرُوا فِي الْأَرْضِ فَيَنظُرُوا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وَقَالَ رَجُلٌ مُّؤْمِنٌ مِّنْ آلِ فِرْعَوْنَ</text:p>
          </table:table-cell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وَقَالَ الَّذِي آمَنَ يَا قَوْمِ اتَّبِعُونِ</text:p>
          </table:table-cell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إِنَّا لَنَنصُرُ رُسُلَنَا وَالَّذِينَ آمَنُوا</text:p>
          </table:table-cell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اللَّهُ الَّذِي جَعَلَ لَكُمُ اللَّيْلَ 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أَلَمْ تَرَ إِلَى الَّذِينَ يُجَادِلُونَ فِي</text:p>
          </table:table-cell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اللَّهُ الَّذِي جَعَلَ لَكُمُ الْأَنْعَامَ</text:p>
          </table:table-cell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قُلْ أَئِنَّكُمْ لَتَكْفُرُونَ بِالَّذِي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وَيَوْمَ يُحْشَرُ أَعْدَاءُ اللَّهِ إِلَى </text:p>
          </table:table-cell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وَقَالَ الَّذِينَ كَفَرُوا لَا تَسْمَعُوا</text:p>
          </table:table-cell>
          <table:table-cell office:value-type="float" office:value="663" calcext:value-type="float">
            <text:p>66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وَمَنْ أَحْسَنُ قَوْلًا مِّمَّن دَعَا </text:p>
          </table:table-cell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وَلَقَدْ آتَيْنَا مُوسَى الْكِتَابَ </text:p>
          </table:table-cell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table:style-name="Default" office:value-type="float" office:value="668" calcext:value-type="float">
            <text:p>668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وَمَا اخْتَلَفْتُمْ فِيهِ مِن شَيْءٍ</text:p>
          </table:table-cell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مَن كَانَ يُرِيدُ حَرْثَ الْآخِرَةِ</text:p>
          </table:table-cell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وَمَا أَصَابَكُم مِّن مُّصِيبَةٍ فَبِمَا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وَمَن يُضْلِلِ اللَّهُ فَمَا لَهُ مِن وَلِيٍّ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أَمِ اتَّخَذَ مِمَّا يَخْلُقُ بَنَاتٍ</text:p>
          </table:table-cell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وَإِذْ قَالَ إِبْرَاهِيمُ لِأَبِيهِ وَقَوْمِهِ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وَمَن يَعْشُ عَن ذِكْرِ الرَّحْمَـٰنِ</text:p>
          </table:table-cell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وَلَقَدْ أَرْسَلْنَا مُوسَىٰ بِآيَاتِنَا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وَلَمَّا ضُرِبَ ابْنُ مَرْيَمَ مَثَلًا</text:p>
          </table:table-cell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يَا عِبَادِ لَا خَوْفٌ عَلَيْكُمُ الْيَوْمَ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وَلَقَدْ نَجَّيْنَا بَنِي إِسْرَائِيلَ </text:p>
          </table:table-cell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إِنَّ شَجَرَتَ الزَّقُّومِ</text:p>
          </table:table-cell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اللَّهُ الَّذِي سَخَّرَ لَكُمُ الْبَحْرَ</text:p>
          </table:table-cell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وَخَلَقَ اللَّهُ السَّمَاوَاتِ وَالْأَرْضَ</text:p>
          </table:table-cell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وَلِلَّهِ مُلْكُ السَّمَاوَاتِ وَالْأَرْضِ</text:p>
          </table:table-cell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حم</text:p>
          </table:table-cell>
          <table:table-cell office:value-type="string" calcext:value-type="string">
            <text:p>697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وَقَالَ الَّذِينَ كَفَرُوا لِلَّذِينَ آمَنُوا</text:p>
          </table:table-cell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وَاذْكُرْ أَخَا عَادٍ إِذْ أَنذَرَ قَوْمَهُ</text:p>
          </table:table-cell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وَلَقَدْ أَهْلَكْنَا مَا حَوْلَكُم مِّنَ </text:p>
          </table:table-cell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َّذِينَ كَفَرُوا وَصَدُّوا عَن سَبِيلِ</text:p>
          </table:table-cell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إِنَّ اللَّهَ يُدْخِلُ الَّذِينَ آمَنُوا وَعَمِلُوا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وَيَقُولُ الَّذِينَ آمَنُوا لَوْلَا نُزِّلَتْ</text:p>
          </table:table-cell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أَمْ حَسِبَ الَّذِينَ فِي قُلُوبِهِم</text:p>
          </table:table-cell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نَّا فَتَحْنَا لَكَ فَتْحًا مُّبِينًا 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سَيَقُولُ لَكَ الْمُخَلَّفُونَ مِنَ </text:p>
          </table:table-cell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لَّقَدْ رَضِيَ اللَّهُ عَنِ الْمُؤْمِنِينَ إِذْ</text:p>
          </table:table-cell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لَّقَدْ صَدَقَ اللَّهُ رَسُولَهُ الرُّؤْيَا 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َّذِينَ آمَنُوا لَا تُقَدِّمُوا</text:p>
          </table:table-cell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يَا أَيُّهَا الَّذِينَ آمَنُوا لَا يَسْخَرْ</text:p>
          </table:table-cell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 ۚ وَالْقُرْآنِ الْمَجِيدِ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وَلَقَدْ خَلَقْنَا الْإِنسَانَ وَنَعْلَمُ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يَوْمَ نَقُولُ لِجَهَنَّمَ هَلِ امْتَلَأْتِ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ذَّارِيَاتِ ذَرْوًا </text:p>
          </table:table-cell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هَلْ أَتَاكَ حَدِيثُ ضَيْفِ إِبْرَاهِيمَ </text:p>
          </table:table-cell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وَالسَّمَاءَ بَنَيْنَاهَا بِأَيْدٍ وَإِنَّا</text:p>
          </table:table-cell>
          <table:table-cell table:style-name="Default" office:value-type="float" office:value="728" calcext:value-type="float">
            <text:p>72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طُّورِ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فَذَكِّرْ فَمَا أَنتَ بِنِعْمَتِ</text:p>
          </table:table-cell>
          <table:table-cell office:value-type="float" office:value="731" calcext:value-type="float">
            <text:p>731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نَّجْمِ إِذَا هَوَىٰ</text:p>
          </table:table-cell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وَكَم مِّن مَّلَكٍ فِي السَّمَاوَاتِ 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أَفَرَأَيْتَ الَّذِي تَوَلَّىٰ 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قْتَرَبَتِ السَّاعَةُ وَانشَقَّ الْقَمَرُ 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كَذَّبَتْ ثَمُودُ بِالنُّذُرِ</text:p>
          </table:table-cell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وَلَقَدْ جَاءَ آلَ فِرْعَوْنَ النُّذُرُ</text:p>
          </table:table-cell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رَّحْمَـٰنُ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كُلُّ مَنْ عَلَيْهَا فَانٍ</text:p>
          </table:table-cell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وَلِمَنْ خَافَ مَقَامَ رَبِّهِ جَنَّتَانِ </text:p>
          </table:table-cell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وَقَعَتِ الْوَاقِعَةُ </text:p>
          </table:table-cell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ثُلَّةٌ مِّنَ الْأَوَّلِينَ </text:p>
          </table:table-cell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فَلَا أُقْسِمُ بِمَوَاقِعِ النُّجُومِ </text:p>
          </table:table-cell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َبَّحَ لِلَّهِ مَا فِي السَّمَاوَاتِ 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مَّن ذَا الَّذِي يُقْرِضُ اللَّهَ قَرْضًا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اعْلَمُوا أَنَّمَا الْحَيَاةُ الدُّنْيَا لَعِبٌ </text:p>
          </table:table-cell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وَلَقَدْ أَرْسَلْنَا نُوحًا وَإِبْرَاهِيمَ 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َدْ سَمِعَ اللَّهُ قَوْلَ الَّتِي </text:p>
          </table:table-cell>
          <table:table-cell office:value-type="string" calcext:value-type="string">
            <text:p>75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أَلَمْ تَرَ أَنَّ اللَّهَ يَعْلَمُ مَا فِي <text:s/></text:p>
          </table:table-cell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أَلَمْ تَرَ إِلَى الَّذِينَ تَوَلَّوْا قَوْمًا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َبَّحَ لِلَّهِ مَا فِي السَّمَاوَاتِ وَمَا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أَلَمْ تَرَ إِلَى الَّذِينَ نَافَقُوا يَقُولُونَ</text:p>
          </table:table-cell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يَا أَيُّهَا الَّذِينَ آمَنُوا اتَّقُوا اللَّهَ</text:p>
          </table:table-cell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َّذِينَ آمَنُوا لَا تَتَّخِذُوا</text:p>
          </table:table-cell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عَسَى اللَّهُ أَن يَجْعَلَ بَيْنَكُمْ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َبَّحَ لِلَّهِ مَا فِي السَّمَاوَاتِ وَمَا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يَا أَيُّهَا الَّذِينَ آمَنُوا هَلْ أَدُلُّكُمْ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ُسَبِّحُ لِلَّهِ مَا فِي السَّمَاوَاتِ وَمَا </text:p>
          </table:table-cell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يَا أَيُّهَا الَّذِينَ آمَنُوا إِذَا نُودِيَ</text:p>
          </table:table-cell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جَاءَكَ الْمُنَافِقُونَ قَالُوا نَشْهَدُ 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يَا أَيُّهَا الَّذِينَ آمَنُوا لَا تُلْهِكُمْ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ُسَبِّحُ لِلَّهِ مَا فِي السَّمَاوَاتِ وَمَا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مَا أَصَابَ مِن مُّصِيبَةٍ إِلَّا بِإِذْنِ </text:p>
          </table:table-cell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نَّبِيُّ إِذَا طَلَّقْتُمُ النِّسَاءَ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وَكَأَيِّن مِّن قَرْيَةٍ عَتَتْ عَنْ أَمْرِ</text:p>
          </table:table-cell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نَّبِيُّ لِمَ تُحَرِّمُ مَا أَحَلَّ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يَا أَيُّهَا الَّذِينَ آمَنُوا تُوبُوا إِلَى اللَّهِ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تَبَارَكَ الَّذِي بِيَدِهِ الْمُلْكُ</text:p>
          </table:table-cell>
          <table:table-cell office:value-type="string" calcext:value-type="string">
            <text:p>787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هُوَ الَّذِي جَعَلَ لَكُمُ الْأَرْضَ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ن ۚ وَالْقَلَمِ وَمَا يَسْطُرُونَ 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إِنَّ لِلْمُتَّقِينَ عِندَ رَبِّهِمْ جَنَّاتِ <text:s/></text:p>
          </table:table-cell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ْحَاقَّةُ</text:p>
          </table:table-cell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فَلَا أُقْسِمُ بِمَا تُبْصِرُونَ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َأَلَ سَائِلٌ بِعَذَابٍ وَاقِعٍ</text:p>
          </table:table-cell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فَمَالِ الَّذِينَ كَفَرُوا قِبَلَكَ 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نَّا أَرْسَلْنَا نُوحًا إِلَىٰ قَوْمِهِ أَنْ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قَالَ نُوحٌ رَّبِّ إِنَّهُمْ عَصَوْنِي</text:p>
          </table:table-cell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ُلْ أُوحِيَ إِلَيَّ أَنَّهُ اسْتَمَعَ </text:p>
          </table:table-cell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قُلْ إِنَّمَا أَدْعُو رَبِّي وَلَا أُشْرِكُ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ْمُزَّمِّلُ</text:p>
          </table:table-cell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إِنَّ رَبَّكَ يَعْلَمُ أَنَّكَ تَقُومُ أَدْنَىٰ</text:p>
          </table:table-cell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يَا أَيُّهَا الْمُدَّثِّرُ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كَلَّا وَالْقَمَرِ</text:p>
          </table:table-cell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لَا أُقْسِمُ بِيَوْمِ الْقِيَامَةِ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فَلَا صَدَّقَ وَلَا صَلَّىٰ </text:p>
          </table:table-cell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هَلْ أَتَىٰ عَلَى الْإِنسَانِ حِينٌ 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إِنَّا نَحْنُ نَزَّلْنَا عَلَيْكَ الْقُرْآنَ تَنزِيلًا</text:p>
          </table:table-cell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ْمُرْسَلَاتِ عُرْفًا</text:p>
          </table:table-cell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إِنَّ الْمُتَّقِينَ فِي ظِلَالٍ وَعُيُونٍ 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عَمَّ يَتَسَاءَلُونَ</text:p>
          </table:table-cell>
          <table:table-cell office:value-type="string" calcext:value-type="string">
            <text:p>81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إِنَّ لِلْمُتَّقِينَ مَفَازًا 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نَّازِعَاتِ غَرْقًا</text:p>
          </table:table-cell>
          <table:table-cell office:value-type="string" calcext:value-type="string">
            <text:p>820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أَأَنتُمْ أَشَدُّ خَلْقًا أَمِ السَّمَاءُ ۚ بَنَاهَا </text:p>
          </table:table-cell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عَبَسَ وَتَوَلَّىٰ</text:p>
          </table:table-cell>
          <table:table-cell office:value-type="string" calcext:value-type="string">
            <text:p>82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الشَّمْسُ كُوِّرَتْ </text:p>
          </table:table-cell>
          <table:table-cell office:value-type="string" calcext:value-type="string">
            <text:p>82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السَّمَاءُ انفَطَرَتْ</text:p>
          </table:table-cell>
          <table:table-cell office:value-type="string" calcext:value-type="string">
            <text:p>82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يْلٌ لِّلْمُطَفِّفِينَ</text:p>
          </table:table-cell>
          <table:table-cell office:value-type="string" calcext:value-type="string">
            <text:p>826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السَّمَاءُ انشَقَّتْ</text:p>
          </table:table-cell>
          <table:table-cell office:value-type="string" calcext:value-type="string">
            <text:p>82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سَّمَاءِ ذَاتِ الْبُرُوجِ</text:p>
          </table:table-cell>
          <table:table-cell office:value-type="string" calcext:value-type="string">
            <text:p>82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سَّمَاءِ وَالطَّارِقِ</text:p>
          </table:table-cell>
          <table:table-cell office:value-type="string" calcext:value-type="string">
            <text:p>830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سَبِّحِ اسْمَ رَبِّكَ الْأَعْلَى</text:p>
          </table:table-cell>
          <table:table-cell office:value-type="string" calcext:value-type="string">
            <text:p>83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هَلْ أَتَاكَ حَدِيثُ الْغَاشِيَةِ </text:p>
          </table:table-cell>
          <table:table-cell office:value-type="string" calcext:value-type="string">
            <text:p>83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ْفَجْرِ</text:p>
          </table:table-cell>
          <table:table-cell office:value-type="string" calcext:value-type="string">
            <text:p>833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لَا أُقْسِمُ بِهَـٰذَا الْبَلَدِ</text:p>
          </table:table-cell>
          <table:table-cell office:value-type="string" calcext:value-type="string">
            <text:p>83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شَّمْسِ وَضُحَاهَا</text:p>
          </table:table-cell>
          <table:table-cell office:value-type="string" calcext:value-type="string">
            <text:p>836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لَّيْلِ إِذَا يَغْشَىٰ</text:p>
          </table:table-cell>
          <table:table-cell office:value-type="string" calcext:value-type="string">
            <text:p>837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ضُّحَىٰ</text:p>
          </table:table-cell>
          <table:table-cell office:value-type="string" calcext:value-type="string">
            <text:p>83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أَلَمْ نَشْرَحْ لَكَ صَدْرَكَ</text:p>
          </table:table-cell>
          <table:table-cell office:value-type="string" calcext:value-type="string">
            <text:p>83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تِّينِ وَالزَّيْتُونِ</text:p>
          </table:table-cell>
          <table:table-cell office:value-type="string" calcext:value-type="string">
            <text:p>83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قْرَأْ بِاسْمِ رَبِّكَ الَّذِي خَلَقَ </text:p>
          </table:table-cell>
          <table:table-cell office:value-type="string" calcext:value-type="string">
            <text:p>83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نَّا أَنزَلْنَاهُ فِي لَيْلَةِ الْقَدْرِ</text:p>
          </table:table-cell>
          <table:table-cell office:value-type="string" calcext:value-type="string">
            <text:p>840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لَمْ يَكُنِ الَّذِينَ كَفَرُوا مِنْ أَهْلِ</text:p>
          </table:table-cell>
          <table:table-cell office:value-type="string" calcext:value-type="string">
            <text:p>840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زُلْزِلَتِ الْأَرْضُ زِلْزَالَهَا </text:p>
          </table:table-cell>
          <table:table-cell office:value-type="string" calcext:value-type="string">
            <text:p>84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ْعَادِيَاتِ ضَبْحًا</text:p>
          </table:table-cell>
          <table:table-cell office:value-type="string" calcext:value-type="string">
            <text:p>84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الْقَارِعَةُ</text:p>
          </table:table-cell>
          <table:table-cell office:value-type="string" calcext:value-type="string">
            <text:p>843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أَلْهَاكُمُ التَّكَاثُرُ </text:p>
          </table:table-cell>
          <table:table-cell office:value-type="string" calcext:value-type="string">
            <text:p>843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الْعَصْرِ</text:p>
          </table:table-cell>
          <table:table-cell office:value-type="string" calcext:value-type="string">
            <text:p>84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وَيْلٌ لِّكُلِّ هُمَزَةٍ لُّمَزَةٍ </text:p>
          </table:table-cell>
          <table:table-cell office:value-type="string" calcext:value-type="string">
            <text:p>84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أَلَمْ تَرَ كَيْفَ فَعَلَ رَبُّكَ</text:p>
          </table:table-cell>
          <table:table-cell office:value-type="string" calcext:value-type="string">
            <text:p>84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لِإِيلَافِ قُرَيْشٍ</text:p>
          </table:table-cell>
          <table:table-cell office:value-type="string" calcext:value-type="string">
            <text:p>8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أَرَأَيْتَ الَّذِي يُكَذِّبُ بِالدِّينِ </text:p>
          </table:table-cell>
          <table:table-cell office:value-type="string" calcext:value-type="string">
            <text:p>8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نَّا أَعْطَيْنَاكَ الْكَوْثَرَ</text:p>
          </table:table-cell>
          <table:table-cell office:value-type="string" calcext:value-type="string">
            <text:p>846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ُلْ يَا أَيُّهَا الْكَافِرُونَ</text:p>
          </table:table-cell>
          <table:table-cell office:value-type="string" calcext:value-type="string">
            <text:p>846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إِذَا جَاءَ نَصْرُ اللَّهِ وَالْفَتْحُ</text:p>
          </table:table-cell>
          <table:table-cell office:value-type="string" calcext:value-type="string">
            <text:p>846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تَبَّتْ يَدَا أَبِي لَهَبٍ وَتَبَّ </text:p>
          </table:table-cell>
          <table:table-cell office:value-type="string" calcext:value-type="string">
            <text:p>847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ُلْ هُوَ اللَّهُ أَحَدٌ</text:p>
          </table:table-cell>
          <table:table-cell office:value-type="string" calcext:value-type="string">
            <text:p>847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ُلْ أَعُوذُ بِرَبِّ الْفَلَقِ</text:p>
          </table:table-cell>
          <table:table-cell office:value-type="string" calcext:value-type="string">
            <text:p>847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قُلْ أَعُوذُ بِرَبِّ النَّاسِ</text:p>
          </table:table-cell>
          <table:table-cell office:value-type="string" calcext:value-type="string">
            <text:p>8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0" loext:min-decimal-places="0" number:min-integer-digits="2"/>
    </number:number-style>
    <number:number-style style:name="N116">
      <number:number number:decimal-places="0" loext:min-decimal-places="0" number:min-integer-digits="3"/>
    </number:number-style>
    <number:number-style style:name="N117">
      <number:number number:decimal-places="2" loext:min-decimal-places="2" number:min-integer-digits="3"/>
    </number:number-style>
    <number:number-style style:name="N118">
      <number:number number:decimal-places="0" loext:min-decimal-places="0" number:min-integer-digits="0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00-00-00</text:date>, <text:time style:data-style-name="N2" text:time-value="16:28:14.040332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3:39:17.757086850</meta:creation-date>
    <dc:date>2019-06-28T18:32:06.030834010</dc:date>
    <meta:editing-duration>P1DT7H21M38S</meta:editing-duration>
    <meta:editing-cycles>126</meta:editing-cycles>
    <meta:generator>LibreOffice/6.1.5.2$Linux_X86_64 LibreOffice_project/90f8dcf33c87b3705e78202e3df5142b201bd805</meta:generator>
    <meta:document-statistic meta:table-count="8" meta:cell-count="9584" meta:object-count="0"/>
  </office:meta>
</office:document-meta>
</file>